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3.291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658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1"/>
    <style:style style:name="ce2" style:family="table-cell" style:parent-style-name="Default" style:data-style-name="N3"/>
    <style:style style:name="ce3" style:family="table-cell" style:parent-style-name="Default" style:data-style-name="N4"/>
    <style:style style:name="ce4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7" table:default-cell-style-name="ce3"/>
        <table:table-column table:style-name="co8" table:default-cell-style-name="ce3"/>
        <table:table-column table:style-name="co9" table:number-columns-repeated="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monthly CoR</text:p>
          </table:table-cell>
          <table:table-cell table:style-name="Default" office:value-type="string" calcext:value-type="string">
            <text:p>days within month</text:p>
          </table:table-cell>
          <table:table-cell office:value-type="string" calcext:value-type="string">
            <text:p>cost of revenu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daily active users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onthly rev</text:p>
          </table:table-cell>
          <table:table-cell office:value-type="string" calcext:value-type="string">
            <text:p>monthly gp</text:p>
          </table:table-cell>
          <table:table-cell table:number-columns-repeated="7"/>
        </table:table-row>
        <table:table-row table:style-name="ro1">
          <table:table-cell office:value-type="date" office:date-value="2021-01-01" calcext:value-type="date">
            <text:p>1-Jan-2021</text:p>
          </table:table-cell>
          <table:table-cell table:style-name="ce2" table:formula="of:=INDEX([.$N$5:.$P$28];MATCH(MONTH([.A2])&amp;YEAR([.A2]);[.$P$5:.$P$28];0);2)" office:value-type="float" office:value="50" calcext:value-type="float">
            <text:p>50</text:p>
          </table:table-cell>
          <table:table-cell table:style-name="ce2" table:formula="of:=DAY(EOMONTH([.A2];0))" office:value-type="float" office:value="31" calcext:value-type="float">
            <text:p>31</text:p>
          </table:table-cell>
          <table:table-cell table:formula="of:=[.B2]/[.C2]" office:value-type="float" office:value="1.61290322580645" calcext:value-type="float">
            <text:p>1.61</text:p>
          </table:table-cell>
          <table:table-cell table:formula="of:=-0.5*([.F2]&lt;50)+0.6*([.F2]&gt;50)" office:value-type="float" office:value="-0.5" calcext:value-type="float">
            <text:p>-0.50</text:p>
          </table:table-cell>
          <table:table-cell table:style-name="ce2" office:value-type="float" office:value="15" calcext:value-type="float">
            <text:p>1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]/(1-[.E2])" office:value-type="float" office:value="1.0752688172043" calcext:value-type="float">
            <text:p>1.08</text:p>
          </table:table-cell>
          <table:table-cell table:formula="of:=[.H2]-[.D2]" office:value-type="float" office:value="-0.537634408602151" calcext:value-type="float">
            <text:p>-0.54</text:p>
          </table:table-cell>
          <table:table-cell table:style-name="ce3" table:formula="of:=[.H2]*[.C2]" office:value-type="float" office:value="33.3333333333333" calcext:value-type="float">
            <text:p>33.33</text:p>
          </table:table-cell>
          <table:table-cell table:style-name="ce3" table:formula="of:=[.I2]*[.C2]" office:value-type="float" office:value="-16.6666666666667" calcext:value-type="float">
            <text:p>-16.67</text:p>
          </table:table-cell>
          <table:table-cell table:style-name="ce3" table:number-columns-repeated="2"/>
          <table:table-cell table:number-columns-repeated="4"/>
          <table:table-cell table:formula="of:=2*365" office:value-type="float" office:value="730" calcext:value-type="float">
            <text:p>730</text:p>
          </table:table-cell>
        </table:table-row>
        <table:table-row table:style-name="ro1">
          <table:table-cell table:formula="of:=[.A2]+1" office:value-type="date" office:date-value="2021-01-02" calcext:value-type="date">
            <text:p>2-Jan-2021</text:p>
          </table:table-cell>
          <table:table-cell table:style-name="ce2" table:formula="of:=INDEX([.$N$5:.$P$28];MATCH(MONTH([.A3])&amp;YEAR([.A3]);[.$P$5:.$P$28];0);2)" office:value-type="float" office:value="50" calcext:value-type="float">
            <text:p>50</text:p>
          </table:table-cell>
          <table:table-cell table:style-name="ce2" table:formula="of:=DAY(EOMONTH([.A3];0))" office:value-type="float" office:value="31" calcext:value-type="float">
            <text:p>31</text:p>
          </table:table-cell>
          <table:table-cell table:formula="of:=[.B3]/[.C3]" office:value-type="float" office:value="1.61290322580645" calcext:value-type="float">
            <text:p>1.61</text:p>
          </table:table-cell>
          <table:table-cell table:formula="of:=-0.5*([.F3]&lt;50)+0.6*([.F3]&gt;50)" office:value-type="float" office:value="-0.5" calcext:value-type="float">
            <text:p>-0.50</text:p>
          </table:table-cell>
          <table:table-cell table:formula="of:=[.F2]*(1+[.G2])" office:value-type="float" office:value="15.041095890411" calcext:value-type="float">
            <text:p>15.0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]/(1-[.E3])" office:value-type="float" office:value="1.0752688172043" calcext:value-type="float">
            <text:p>1.08</text:p>
          </table:table-cell>
          <table:table-cell table:formula="of:=[.H3]-[.D3]" office:value-type="float" office:value="-0.537634408602151" calcext:value-type="float">
            <text:p>-0.54</text:p>
          </table:table-cell>
          <table:table-cell table:style-name="ce3" table:formula="of:=[.H3]*[.C3]" office:value-type="float" office:value="33.3333333333333" calcext:value-type="float">
            <text:p>33.33</text:p>
          </table:table-cell>
          <table:table-cell table:style-name="ce3" table:formula="of:=[.I3]*[.C3]" office:value-type="float" office:value="-16.6666666666667" calcext:value-type="float">
            <text:p>-16.67</text:p>
          </table:table-cell>
          <table:table-cell table:number-columns-repeated="7"/>
        </table:table-row>
        <table:table-row table:style-name="ro1">
          <table:table-cell table:formula="of:=[.A3]+1" office:value-type="date" office:date-value="2021-01-03" calcext:value-type="date">
            <text:p>3-Jan-2021</text:p>
          </table:table-cell>
          <table:table-cell table:style-name="ce2" table:formula="of:=INDEX([.$N$5:.$P$28];MATCH(MONTH([.A4])&amp;YEAR([.A4]);[.$P$5:.$P$28];0);2)" office:value-type="float" office:value="50" calcext:value-type="float">
            <text:p>50</text:p>
          </table:table-cell>
          <table:table-cell table:style-name="ce2" table:formula="of:=DAY(EOMONTH([.A4];0))" office:value-type="float" office:value="31" calcext:value-type="float">
            <text:p>31</text:p>
          </table:table-cell>
          <table:table-cell table:formula="of:=[.B4]/[.C4]" office:value-type="float" office:value="1.61290322580645" calcext:value-type="float">
            <text:p>1.61</text:p>
          </table:table-cell>
          <table:table-cell table:formula="of:=-0.5*([.F4]&lt;50)+0.6*([.F4]&gt;50)" office:value-type="float" office:value="-0.5" calcext:value-type="float">
            <text:p>-0.50</text:p>
          </table:table-cell>
          <table:table-cell table:formula="of:=[.F3]*(1+[.G3])" office:value-type="float" office:value="15.0823043723025" calcext:value-type="float">
            <text:p>15.0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]/(1-[.E4])" office:value-type="float" office:value="1.0752688172043" calcext:value-type="float">
            <text:p>1.08</text:p>
          </table:table-cell>
          <table:table-cell table:formula="of:=[.H4]-[.D4]" office:value-type="float" office:value="-0.537634408602151" calcext:value-type="float">
            <text:p>-0.54</text:p>
          </table:table-cell>
          <table:table-cell table:style-name="ce3" table:formula="of:=[.H4]*[.C4]" office:value-type="float" office:value="33.3333333333333" calcext:value-type="float">
            <text:p>33.33</text:p>
          </table:table-cell>
          <table:table-cell table:style-name="ce3" table:formula="of:=[.I4]*[.C4]" office:value-type="float" office:value="-16.6666666666667" calcext:value-type="float">
            <text:p>-16.67</text:p>
          </table:table-cell>
          <table:table-cell table:number-columns-repeated="2"/>
          <table:table-cell office:value-type="string" calcext:value-type="string">
            <text:p>CoR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1-04" calcext:value-type="date">
            <text:p>4-Jan-2021</text:p>
          </table:table-cell>
          <table:table-cell table:style-name="ce2" table:formula="of:=INDEX([.$N$5:.$P$28];MATCH(MONTH([.A5])&amp;YEAR([.A5]);[.$P$5:.$P$28];0);2)" office:value-type="float" office:value="50" calcext:value-type="float">
            <text:p>50</text:p>
          </table:table-cell>
          <table:table-cell table:style-name="ce2" table:formula="of:=DAY(EOMONTH([.A5];0))" office:value-type="float" office:value="31" calcext:value-type="float">
            <text:p>31</text:p>
          </table:table-cell>
          <table:table-cell table:formula="of:=[.B5]/[.C5]" office:value-type="float" office:value="1.61290322580645" calcext:value-type="float">
            <text:p>1.61</text:p>
          </table:table-cell>
          <table:table-cell table:formula="of:=-0.5*([.F5]&lt;50)+0.6*([.F5]&gt;50)" office:value-type="float" office:value="-0.5" calcext:value-type="float">
            <text:p>-0.50</text:p>
          </table:table-cell>
          <table:table-cell table:formula="of:=[.F4]*(1+[.G4])" office:value-type="float" office:value="15.1236257541444" calcext:value-type="float">
            <text:p>15.1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]/(1-[.E5])" office:value-type="float" office:value="1.0752688172043" calcext:value-type="float">
            <text:p>1.08</text:p>
          </table:table-cell>
          <table:table-cell table:formula="of:=[.H5]-[.D5]" office:value-type="float" office:value="-0.537634408602151" calcext:value-type="float">
            <text:p>-0.54</text:p>
          </table:table-cell>
          <table:table-cell table:style-name="ce3" table:formula="of:=[.H5]*[.C5]" office:value-type="float" office:value="33.3333333333333" calcext:value-type="float">
            <text:p>33.33</text:p>
          </table:table-cell>
          <table:table-cell table:style-name="ce3" table:formula="of:=[.I5]*[.C5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1-01" calcext:value-type="date">
            <text:p>1-Jan-2021</text:p>
          </table:table-cell>
          <table:table-cell office:value-type="float" office:value="50" calcext:value-type="float">
            <text:p>50</text:p>
          </table:table-cell>
          <table:table-cell table:formula="of:=MONTH([.N5])&amp;YEAR([.N5])" office:value-type="string" office:string-value="12021" calcext:value-type="string">
            <text:p>12021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table:formula="of:=[.A5]+1" office:value-type="date" office:date-value="2021-01-05" calcext:value-type="date">
            <text:p>5-Jan-2021</text:p>
          </table:table-cell>
          <table:table-cell table:style-name="ce2" table:formula="of:=INDEX([.$N$5:.$P$28];MATCH(MONTH([.A6])&amp;YEAR([.A6]);[.$P$5:.$P$28];0);2)" office:value-type="float" office:value="50" calcext:value-type="float">
            <text:p>50</text:p>
          </table:table-cell>
          <table:table-cell table:style-name="ce2" table:formula="of:=DAY(EOMONTH([.A6];0))" office:value-type="float" office:value="31" calcext:value-type="float">
            <text:p>31</text:p>
          </table:table-cell>
          <table:table-cell table:formula="of:=[.B6]/[.C6]" office:value-type="float" office:value="1.61290322580645" calcext:value-type="float">
            <text:p>1.61</text:p>
          </table:table-cell>
          <table:table-cell table:formula="of:=-0.5*([.F6]&lt;50)+0.6*([.F6]&gt;50)" office:value-type="float" office:value="-0.5" calcext:value-type="float">
            <text:p>-0.50</text:p>
          </table:table-cell>
          <table:table-cell table:formula="of:=[.F5]*(1+[.G5])" office:value-type="float" office:value="15.1650603452517" calcext:value-type="float">
            <text:p>15.1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]/(1-[.E6])" office:value-type="float" office:value="1.0752688172043" calcext:value-type="float">
            <text:p>1.08</text:p>
          </table:table-cell>
          <table:table-cell table:formula="of:=[.H6]-[.D6]" office:value-type="float" office:value="-0.537634408602151" calcext:value-type="float">
            <text:p>-0.54</text:p>
          </table:table-cell>
          <table:table-cell table:style-name="ce3" table:formula="of:=[.H6]*[.C6]" office:value-type="float" office:value="33.3333333333333" calcext:value-type="float">
            <text:p>33.33</text:p>
          </table:table-cell>
          <table:table-cell table:style-name="ce3" table:formula="of:=[.I6]*[.C6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2-01" calcext:value-type="date">
            <text:p>1-Feb-2021</text:p>
          </table:table-cell>
          <table:table-cell table:formula="of:=[.O5]+10" office:value-type="float" office:value="60" calcext:value-type="float">
            <text:p>60</text:p>
          </table:table-cell>
          <table:table-cell table:formula="of:=MONTH([.N6])&amp;YEAR([.N6])" office:value-type="string" office:string-value="22021" calcext:value-type="string">
            <text:p>22021</text:p>
          </table:table-cell>
          <table:table-cell table:number-columns-repeated="2"/>
        </table:table-row>
        <table:table-row table:style-name="ro1">
          <table:table-cell table:formula="of:=[.A6]+1" office:value-type="date" office:date-value="2021-01-06" calcext:value-type="date">
            <text:p>6-Jan-2021</text:p>
          </table:table-cell>
          <table:table-cell table:style-name="ce2" table:formula="of:=INDEX([.$N$5:.$P$28];MATCH(MONTH([.A7])&amp;YEAR([.A7]);[.$P$5:.$P$28];0);2)" office:value-type="float" office:value="50" calcext:value-type="float">
            <text:p>50</text:p>
          </table:table-cell>
          <table:table-cell table:style-name="ce2" table:formula="of:=DAY(EOMONTH([.A7];0))" office:value-type="float" office:value="31" calcext:value-type="float">
            <text:p>31</text:p>
          </table:table-cell>
          <table:table-cell table:formula="of:=[.B7]/[.C7]" office:value-type="float" office:value="1.61290322580645" calcext:value-type="float">
            <text:p>1.61</text:p>
          </table:table-cell>
          <table:table-cell table:formula="of:=-0.5*([.F7]&lt;50)+0.6*([.F7]&gt;50)" office:value-type="float" office:value="-0.5" calcext:value-type="float">
            <text:p>-0.50</text:p>
          </table:table-cell>
          <table:table-cell table:formula="of:=[.F6]*(1+[.G6])" office:value-type="float" office:value="15.2066084557866" calcext:value-type="float">
            <text:p>15.2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]/(1-[.E7])" office:value-type="float" office:value="1.0752688172043" calcext:value-type="float">
            <text:p>1.08</text:p>
          </table:table-cell>
          <table:table-cell table:formula="of:=[.H7]-[.D7]" office:value-type="float" office:value="-0.537634408602151" calcext:value-type="float">
            <text:p>-0.54</text:p>
          </table:table-cell>
          <table:table-cell table:style-name="ce3" table:formula="of:=[.H7]*[.C7]" office:value-type="float" office:value="33.3333333333333" calcext:value-type="float">
            <text:p>33.33</text:p>
          </table:table-cell>
          <table:table-cell table:style-name="ce3" table:formula="of:=[.I7]*[.C7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3-01" calcext:value-type="date">
            <text:p>1-Mar-2021</text:p>
          </table:table-cell>
          <table:table-cell table:formula="of:=[.O6]+10" office:value-type="float" office:value="70" calcext:value-type="float">
            <text:p>70</text:p>
          </table:table-cell>
          <table:table-cell table:formula="of:=MONTH([.N7])&amp;YEAR([.N7])" office:value-type="string" office:string-value="32021" calcext:value-type="string">
            <text:p>32021</text:p>
          </table:table-cell>
          <table:table-cell/>
          <table:table-cell table:formula="of:=(300-0)/[.R2]" office:value-type="float" office:value="0.410958904109589" calcext:value-type="float">
            <text:p>0.410958904109589</text:p>
          </table:table-cell>
        </table:table-row>
        <table:table-row table:style-name="ro1">
          <table:table-cell table:formula="of:=[.A7]+1" office:value-type="date" office:date-value="2021-01-07" calcext:value-type="date">
            <text:p>7-Jan-2021</text:p>
          </table:table-cell>
          <table:table-cell table:style-name="ce2" table:formula="of:=INDEX([.$N$5:.$P$28];MATCH(MONTH([.A8])&amp;YEAR([.A8]);[.$P$5:.$P$28];0);2)" office:value-type="float" office:value="50" calcext:value-type="float">
            <text:p>50</text:p>
          </table:table-cell>
          <table:table-cell table:style-name="ce2" table:formula="of:=DAY(EOMONTH([.A8];0))" office:value-type="float" office:value="31" calcext:value-type="float">
            <text:p>31</text:p>
          </table:table-cell>
          <table:table-cell table:formula="of:=[.B8]/[.C8]" office:value-type="float" office:value="1.61290322580645" calcext:value-type="float">
            <text:p>1.61</text:p>
          </table:table-cell>
          <table:table-cell table:formula="of:=-0.5*([.F8]&lt;50)+0.6*([.F8]&gt;50)" office:value-type="float" office:value="-0.5" calcext:value-type="float">
            <text:p>-0.50</text:p>
          </table:table-cell>
          <table:table-cell table:formula="of:=[.F7]*(1+[.G7])" office:value-type="float" office:value="15.2482703967614" calcext:value-type="float">
            <text:p>15.2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]/(1-[.E8])" office:value-type="float" office:value="1.0752688172043" calcext:value-type="float">
            <text:p>1.08</text:p>
          </table:table-cell>
          <table:table-cell table:formula="of:=[.H8]-[.D8]" office:value-type="float" office:value="-0.537634408602151" calcext:value-type="float">
            <text:p>-0.54</text:p>
          </table:table-cell>
          <table:table-cell table:style-name="ce3" table:formula="of:=[.H8]*[.C8]" office:value-type="float" office:value="33.3333333333333" calcext:value-type="float">
            <text:p>33.33</text:p>
          </table:table-cell>
          <table:table-cell table:style-name="ce3" table:formula="of:=[.I8]*[.C8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4-01" calcext:value-type="date">
            <text:p>1-Apr-2021</text:p>
          </table:table-cell>
          <table:table-cell table:formula="of:=[.O7]+10" office:value-type="float" office:value="80" calcext:value-type="float">
            <text:p>80</text:p>
          </table:table-cell>
          <table:table-cell table:formula="of:=MONTH([.N8])&amp;YEAR([.N8])" office:value-type="string" office:string-value="42021" calcext:value-type="string">
            <text:p>42021</text:p>
          </table:table-cell>
          <table:table-cell table:number-columns-repeated="2"/>
        </table:table-row>
        <table:table-row table:style-name="ro1">
          <table:table-cell table:formula="of:=[.A8]+1" office:value-type="date" office:date-value="2021-01-08" calcext:value-type="date">
            <text:p>8-Jan-2021</text:p>
          </table:table-cell>
          <table:table-cell table:style-name="ce2" table:formula="of:=INDEX([.$N$5:.$P$28];MATCH(MONTH([.A9])&amp;YEAR([.A9]);[.$P$5:.$P$28];0);2)" office:value-type="float" office:value="50" calcext:value-type="float">
            <text:p>50</text:p>
          </table:table-cell>
          <table:table-cell table:style-name="ce2" table:formula="of:=DAY(EOMONTH([.A9];0))" office:value-type="float" office:value="31" calcext:value-type="float">
            <text:p>31</text:p>
          </table:table-cell>
          <table:table-cell table:formula="of:=[.B9]/[.C9]" office:value-type="float" office:value="1.61290322580645" calcext:value-type="float">
            <text:p>1.61</text:p>
          </table:table-cell>
          <table:table-cell table:formula="of:=-0.5*([.F9]&lt;50)+0.6*([.F9]&gt;50)" office:value-type="float" office:value="-0.5" calcext:value-type="float">
            <text:p>-0.50</text:p>
          </table:table-cell>
          <table:table-cell table:formula="of:=[.F8]*(1+[.G8])" office:value-type="float" office:value="15.2900464800402" calcext:value-type="float">
            <text:p>15.2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]/(1-[.E9])" office:value-type="float" office:value="1.0752688172043" calcext:value-type="float">
            <text:p>1.08</text:p>
          </table:table-cell>
          <table:table-cell table:formula="of:=[.H9]-[.D9]" office:value-type="float" office:value="-0.537634408602151" calcext:value-type="float">
            <text:p>-0.54</text:p>
          </table:table-cell>
          <table:table-cell table:style-name="ce3" table:formula="of:=[.H9]*[.C9]" office:value-type="float" office:value="33.3333333333333" calcext:value-type="float">
            <text:p>33.33</text:p>
          </table:table-cell>
          <table:table-cell table:style-name="ce3" table:formula="of:=[.I9]*[.C9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5-01" calcext:value-type="date">
            <text:p>1-May-2021</text:p>
          </table:table-cell>
          <table:table-cell table:formula="of:=[.O8]+10" office:value-type="float" office:value="90" calcext:value-type="float">
            <text:p>90</text:p>
          </table:table-cell>
          <table:table-cell table:formula="of:=MONTH([.N9])&amp;YEAR([.N9])" office:value-type="string" office:string-value="52021" calcext:value-type="string">
            <text:p>52021</text:p>
          </table:table-cell>
          <table:table-cell table:number-columns-repeated="2"/>
        </table:table-row>
        <table:table-row table:style-name="ro1">
          <table:table-cell table:formula="of:=[.A9]+1" office:value-type="date" office:date-value="2021-01-09" calcext:value-type="date">
            <text:p>9-Jan-2021</text:p>
          </table:table-cell>
          <table:table-cell table:style-name="ce2" table:formula="of:=INDEX([.$N$5:.$P$28];MATCH(MONTH([.A10])&amp;YEAR([.A10]);[.$P$5:.$P$28];0);2)" office:value-type="float" office:value="50" calcext:value-type="float">
            <text:p>50</text:p>
          </table:table-cell>
          <table:table-cell table:style-name="ce2" table:formula="of:=DAY(EOMONTH([.A10];0))" office:value-type="float" office:value="31" calcext:value-type="float">
            <text:p>31</text:p>
          </table:table-cell>
          <table:table-cell table:formula="of:=[.B10]/[.C10]" office:value-type="float" office:value="1.61290322580645" calcext:value-type="float">
            <text:p>1.61</text:p>
          </table:table-cell>
          <table:table-cell table:formula="of:=-0.5*([.F10]&lt;50)+0.6*([.F10]&gt;50)" office:value-type="float" office:value="-0.5" calcext:value-type="float">
            <text:p>-0.50</text:p>
          </table:table-cell>
          <table:table-cell table:formula="of:=[.F9]*(1+[.G9])" office:value-type="float" office:value="15.3319370183417" calcext:value-type="float">
            <text:p>15.3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]/(1-[.E10])" office:value-type="float" office:value="1.0752688172043" calcext:value-type="float">
            <text:p>1.08</text:p>
          </table:table-cell>
          <table:table-cell table:formula="of:=[.H10]-[.D10]" office:value-type="float" office:value="-0.537634408602151" calcext:value-type="float">
            <text:p>-0.54</text:p>
          </table:table-cell>
          <table:table-cell table:style-name="ce3" table:formula="of:=[.H10]*[.C10]" office:value-type="float" office:value="33.3333333333333" calcext:value-type="float">
            <text:p>33.33</text:p>
          </table:table-cell>
          <table:table-cell table:style-name="ce3" table:formula="of:=[.I10]*[.C10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6-01" calcext:value-type="date">
            <text:p>1-Jun-2021</text:p>
          </table:table-cell>
          <table:table-cell table:formula="of:=[.O9]+10" office:value-type="float" office:value="100" calcext:value-type="float">
            <text:p>100</text:p>
          </table:table-cell>
          <table:table-cell table:formula="of:=MONTH([.N10])&amp;YEAR([.N10])" office:value-type="string" office:string-value="62021" calcext:value-type="string">
            <text:p>62021</text:p>
          </table:table-cell>
          <table:table-cell table:number-columns-repeated="2"/>
        </table:table-row>
        <table:table-row table:style-name="ro1">
          <table:table-cell table:formula="of:=[.A10]+1" office:value-type="date" office:date-value="2021-01-10" calcext:value-type="date">
            <text:p>10-Jan-2021</text:p>
          </table:table-cell>
          <table:table-cell table:style-name="ce2" table:formula="of:=INDEX([.$N$5:.$P$28];MATCH(MONTH([.A11])&amp;YEAR([.A11]);[.$P$5:.$P$28];0);2)" office:value-type="float" office:value="50" calcext:value-type="float">
            <text:p>50</text:p>
          </table:table-cell>
          <table:table-cell table:style-name="ce2" table:formula="of:=DAY(EOMONTH([.A11];0))" office:value-type="float" office:value="31" calcext:value-type="float">
            <text:p>31</text:p>
          </table:table-cell>
          <table:table-cell table:formula="of:=[.B11]/[.C11]" office:value-type="float" office:value="1.61290322580645" calcext:value-type="float">
            <text:p>1.61</text:p>
          </table:table-cell>
          <table:table-cell table:formula="of:=-0.5*([.F11]&lt;50)+0.6*([.F11]&gt;50)" office:value-type="float" office:value="-0.5" calcext:value-type="float">
            <text:p>-0.50</text:p>
          </table:table-cell>
          <table:table-cell table:formula="of:=[.F10]*(1+[.G10])" office:value-type="float" office:value="15.3739423252412" calcext:value-type="float">
            <text:p>15.3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]/(1-[.E11])" office:value-type="float" office:value="1.0752688172043" calcext:value-type="float">
            <text:p>1.08</text:p>
          </table:table-cell>
          <table:table-cell table:formula="of:=[.H11]-[.D11]" office:value-type="float" office:value="-0.537634408602151" calcext:value-type="float">
            <text:p>-0.54</text:p>
          </table:table-cell>
          <table:table-cell table:style-name="ce3" table:formula="of:=[.H11]*[.C11]" office:value-type="float" office:value="33.3333333333333" calcext:value-type="float">
            <text:p>33.33</text:p>
          </table:table-cell>
          <table:table-cell table:style-name="ce3" table:formula="of:=[.I11]*[.C11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7-01" calcext:value-type="date">
            <text:p>1-Jul-2021</text:p>
          </table:table-cell>
          <table:table-cell table:formula="of:=[.O10]" office:value-type="float" office:value="100" calcext:value-type="float">
            <text:p>100</text:p>
          </table:table-cell>
          <table:table-cell table:formula="of:=MONTH([.N11])&amp;YEAR([.N11])" office:value-type="string" office:string-value="72021" calcext:value-type="string">
            <text:p>72021</text:p>
          </table:table-cell>
          <table:table-cell table:number-columns-repeated="2"/>
        </table:table-row>
        <table:table-row table:style-name="ro1">
          <table:table-cell table:formula="of:=[.A11]+1" office:value-type="date" office:date-value="2021-01-11" calcext:value-type="date">
            <text:p>11-Jan-2021</text:p>
          </table:table-cell>
          <table:table-cell table:style-name="ce2" table:formula="of:=INDEX([.$N$5:.$P$28];MATCH(MONTH([.A12])&amp;YEAR([.A12]);[.$P$5:.$P$28];0);2)" office:value-type="float" office:value="50" calcext:value-type="float">
            <text:p>50</text:p>
          </table:table-cell>
          <table:table-cell table:style-name="ce2" table:formula="of:=DAY(EOMONTH([.A12];0))" office:value-type="float" office:value="31" calcext:value-type="float">
            <text:p>31</text:p>
          </table:table-cell>
          <table:table-cell table:formula="of:=[.B12]/[.C12]" office:value-type="float" office:value="1.61290322580645" calcext:value-type="float">
            <text:p>1.61</text:p>
          </table:table-cell>
          <table:table-cell table:formula="of:=-0.5*([.F12]&lt;50)+0.6*([.F12]&gt;50)" office:value-type="float" office:value="-0.5" calcext:value-type="float">
            <text:p>-0.50</text:p>
          </table:table-cell>
          <table:table-cell table:formula="of:=[.F11]*(1+[.G11])" office:value-type="float" office:value="15.4160627151734" calcext:value-type="float">
            <text:p>15.4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]/(1-[.E12])" office:value-type="float" office:value="1.0752688172043" calcext:value-type="float">
            <text:p>1.08</text:p>
          </table:table-cell>
          <table:table-cell table:formula="of:=[.H12]-[.D12]" office:value-type="float" office:value="-0.537634408602151" calcext:value-type="float">
            <text:p>-0.54</text:p>
          </table:table-cell>
          <table:table-cell table:style-name="ce3" table:formula="of:=[.H12]*[.C12]" office:value-type="float" office:value="33.3333333333333" calcext:value-type="float">
            <text:p>33.33</text:p>
          </table:table-cell>
          <table:table-cell table:style-name="ce3" table:formula="of:=[.I12]*[.C12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8-01" calcext:value-type="date">
            <text:p>1-Aug-2021</text:p>
          </table:table-cell>
          <table:table-cell table:formula="of:=[.O11]" office:value-type="float" office:value="100" calcext:value-type="float">
            <text:p>100</text:p>
          </table:table-cell>
          <table:table-cell table:formula="of:=MONTH([.N12])&amp;YEAR([.N12])" office:value-type="string" office:string-value="82021" calcext:value-type="string">
            <text:p>82021</text:p>
          </table:table-cell>
          <table:table-cell table:number-columns-repeated="2"/>
        </table:table-row>
        <table:table-row table:style-name="ro1">
          <table:table-cell table:formula="of:=[.A12]+1" office:value-type="date" office:date-value="2021-01-12" calcext:value-type="date">
            <text:p>12-Jan-2021</text:p>
          </table:table-cell>
          <table:table-cell table:style-name="ce2" table:formula="of:=INDEX([.$N$5:.$P$28];MATCH(MONTH([.A13])&amp;YEAR([.A13]);[.$P$5:.$P$28];0);2)" office:value-type="float" office:value="50" calcext:value-type="float">
            <text:p>50</text:p>
          </table:table-cell>
          <table:table-cell table:style-name="ce2" table:formula="of:=DAY(EOMONTH([.A13];0))" office:value-type="float" office:value="31" calcext:value-type="float">
            <text:p>31</text:p>
          </table:table-cell>
          <table:table-cell table:formula="of:=[.B13]/[.C13]" office:value-type="float" office:value="1.61290322580645" calcext:value-type="float">
            <text:p>1.61</text:p>
          </table:table-cell>
          <table:table-cell table:formula="of:=-0.5*([.F13]&lt;50)+0.6*([.F13]&gt;50)" office:value-type="float" office:value="-0.5" calcext:value-type="float">
            <text:p>-0.50</text:p>
          </table:table-cell>
          <table:table-cell table:formula="of:=[.F12]*(1+[.G12])" office:value-type="float" office:value="15.4582985034341" calcext:value-type="float">
            <text:p>15.4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]/(1-[.E13])" office:value-type="float" office:value="1.0752688172043" calcext:value-type="float">
            <text:p>1.08</text:p>
          </table:table-cell>
          <table:table-cell table:formula="of:=[.H13]-[.D13]" office:value-type="float" office:value="-0.537634408602151" calcext:value-type="float">
            <text:p>-0.54</text:p>
          </table:table-cell>
          <table:table-cell table:style-name="ce3" table:formula="of:=[.H13]*[.C13]" office:value-type="float" office:value="33.3333333333333" calcext:value-type="float">
            <text:p>33.33</text:p>
          </table:table-cell>
          <table:table-cell table:style-name="ce3" table:formula="of:=[.I13]*[.C13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09-01" calcext:value-type="date">
            <text:p>1-Sep-2021</text:p>
          </table:table-cell>
          <table:table-cell table:formula="of:=[.O12]" office:value-type="float" office:value="100" calcext:value-type="float">
            <text:p>100</text:p>
          </table:table-cell>
          <table:table-cell table:formula="of:=MONTH([.N13])&amp;YEAR([.N13])" office:value-type="string" office:string-value="92021" calcext:value-type="string">
            <text:p>92021</text:p>
          </table:table-cell>
          <table:table-cell table:number-columns-repeated="2"/>
        </table:table-row>
        <table:table-row table:style-name="ro1">
          <table:table-cell table:formula="of:=[.A13]+1" office:value-type="date" office:date-value="2021-01-13" calcext:value-type="date">
            <text:p>13-Jan-2021</text:p>
          </table:table-cell>
          <table:table-cell table:style-name="ce2" table:formula="of:=INDEX([.$N$5:.$P$28];MATCH(MONTH([.A14])&amp;YEAR([.A14]);[.$P$5:.$P$28];0);2)" office:value-type="float" office:value="50" calcext:value-type="float">
            <text:p>50</text:p>
          </table:table-cell>
          <table:table-cell table:style-name="ce2" table:formula="of:=DAY(EOMONTH([.A14];0))" office:value-type="float" office:value="31" calcext:value-type="float">
            <text:p>31</text:p>
          </table:table-cell>
          <table:table-cell table:formula="of:=[.B14]/[.C14]" office:value-type="float" office:value="1.61290322580645" calcext:value-type="float">
            <text:p>1.61</text:p>
          </table:table-cell>
          <table:table-cell table:formula="of:=-0.5*([.F14]&lt;50)+0.6*([.F14]&gt;50)" office:value-type="float" office:value="-0.5" calcext:value-type="float">
            <text:p>-0.50</text:p>
          </table:table-cell>
          <table:table-cell table:formula="of:=[.F13]*(1+[.G13])" office:value-type="float" office:value="15.5006500061833" calcext:value-type="float">
            <text:p>15.5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]/(1-[.E14])" office:value-type="float" office:value="1.0752688172043" calcext:value-type="float">
            <text:p>1.08</text:p>
          </table:table-cell>
          <table:table-cell table:formula="of:=[.H14]-[.D14]" office:value-type="float" office:value="-0.537634408602151" calcext:value-type="float">
            <text:p>-0.54</text:p>
          </table:table-cell>
          <table:table-cell table:style-name="ce3" table:formula="of:=[.H14]*[.C14]" office:value-type="float" office:value="33.3333333333333" calcext:value-type="float">
            <text:p>33.33</text:p>
          </table:table-cell>
          <table:table-cell table:style-name="ce3" table:formula="of:=[.I14]*[.C14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10-01" calcext:value-type="date">
            <text:p>1-Oct-2021</text:p>
          </table:table-cell>
          <table:table-cell table:formula="of:=[.O13]" office:value-type="float" office:value="100" calcext:value-type="float">
            <text:p>100</text:p>
          </table:table-cell>
          <table:table-cell table:formula="of:=MONTH([.N14])&amp;YEAR([.N14])" office:value-type="string" office:string-value="102021" calcext:value-type="string">
            <text:p>102021</text:p>
          </table:table-cell>
          <table:table-cell table:number-columns-repeated="2"/>
        </table:table-row>
        <table:table-row table:style-name="ro1">
          <table:table-cell table:formula="of:=[.A14]+1" office:value-type="date" office:date-value="2021-01-14" calcext:value-type="date">
            <text:p>14-Jan-2021</text:p>
          </table:table-cell>
          <table:table-cell table:style-name="ce2" table:formula="of:=INDEX([.$N$5:.$P$28];MATCH(MONTH([.A15])&amp;YEAR([.A15]);[.$P$5:.$P$28];0);2)" office:value-type="float" office:value="50" calcext:value-type="float">
            <text:p>50</text:p>
          </table:table-cell>
          <table:table-cell table:style-name="ce2" table:formula="of:=DAY(EOMONTH([.A15];0))" office:value-type="float" office:value="31" calcext:value-type="float">
            <text:p>31</text:p>
          </table:table-cell>
          <table:table-cell table:formula="of:=[.B15]/[.C15]" office:value-type="float" office:value="1.61290322580645" calcext:value-type="float">
            <text:p>1.61</text:p>
          </table:table-cell>
          <table:table-cell table:formula="of:=-0.5*([.F15]&lt;50)+0.6*([.F15]&gt;50)" office:value-type="float" office:value="-0.5" calcext:value-type="float">
            <text:p>-0.50</text:p>
          </table:table-cell>
          <table:table-cell table:formula="of:=[.F14]*(1+[.G14])" office:value-type="float" office:value="15.5431175404468" calcext:value-type="float">
            <text:p>15.5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]/(1-[.E15])" office:value-type="float" office:value="1.0752688172043" calcext:value-type="float">
            <text:p>1.08</text:p>
          </table:table-cell>
          <table:table-cell table:formula="of:=[.H15]-[.D15]" office:value-type="float" office:value="-0.537634408602151" calcext:value-type="float">
            <text:p>-0.54</text:p>
          </table:table-cell>
          <table:table-cell table:style-name="ce3" table:formula="of:=[.H15]*[.C15]" office:value-type="float" office:value="33.3333333333333" calcext:value-type="float">
            <text:p>33.33</text:p>
          </table:table-cell>
          <table:table-cell table:style-name="ce3" table:formula="of:=[.I15]*[.C15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11-01" calcext:value-type="date">
            <text:p>1-Nov-2021</text:p>
          </table:table-cell>
          <table:table-cell table:formula="of:=[.O14]+20" office:value-type="float" office:value="120" calcext:value-type="float">
            <text:p>120</text:p>
          </table:table-cell>
          <table:table-cell table:formula="of:=MONTH([.N15])&amp;YEAR([.N15])" office:value-type="string" office:string-value="112021" calcext:value-type="string">
            <text:p>112021</text:p>
          </table:table-cell>
          <table:table-cell table:number-columns-repeated="2"/>
        </table:table-row>
        <table:table-row table:style-name="ro1">
          <table:table-cell table:formula="of:=[.A15]+1" office:value-type="date" office:date-value="2021-01-15" calcext:value-type="date">
            <text:p>15-Jan-2021</text:p>
          </table:table-cell>
          <table:table-cell table:style-name="ce2" table:formula="of:=INDEX([.$N$5:.$P$28];MATCH(MONTH([.A16])&amp;YEAR([.A16]);[.$P$5:.$P$28];0);2)" office:value-type="float" office:value="50" calcext:value-type="float">
            <text:p>50</text:p>
          </table:table-cell>
          <table:table-cell table:style-name="ce2" table:formula="of:=DAY(EOMONTH([.A16];0))" office:value-type="float" office:value="31" calcext:value-type="float">
            <text:p>31</text:p>
          </table:table-cell>
          <table:table-cell table:formula="of:=[.B16]/[.C16]" office:value-type="float" office:value="1.61290322580645" calcext:value-type="float">
            <text:p>1.61</text:p>
          </table:table-cell>
          <table:table-cell table:formula="of:=-0.5*([.F16]&lt;50)+0.6*([.F16]&gt;50)" office:value-type="float" office:value="-0.5" calcext:value-type="float">
            <text:p>-0.50</text:p>
          </table:table-cell>
          <table:table-cell table:formula="of:=[.F15]*(1+[.G15])" office:value-type="float" office:value="15.5857014241193" calcext:value-type="float">
            <text:p>15.5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]/(1-[.E16])" office:value-type="float" office:value="1.0752688172043" calcext:value-type="float">
            <text:p>1.08</text:p>
          </table:table-cell>
          <table:table-cell table:formula="of:=[.H16]-[.D16]" office:value-type="float" office:value="-0.537634408602151" calcext:value-type="float">
            <text:p>-0.54</text:p>
          </table:table-cell>
          <table:table-cell table:style-name="ce3" table:formula="of:=[.H16]*[.C16]" office:value-type="float" office:value="33.3333333333333" calcext:value-type="float">
            <text:p>33.33</text:p>
          </table:table-cell>
          <table:table-cell table:style-name="ce3" table:formula="of:=[.I16]*[.C16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1-12-01" calcext:value-type="date">
            <text:p>1-Dec-2021</text:p>
          </table:table-cell>
          <table:table-cell table:formula="of:=[.O15]+20" office:value-type="float" office:value="140" calcext:value-type="float">
            <text:p>140</text:p>
          </table:table-cell>
          <table:table-cell table:formula="of:=MONTH([.N16])&amp;YEAR([.N16])" office:value-type="string" office:string-value="122021" calcext:value-type="string">
            <text:p>122021</text:p>
          </table:table-cell>
          <table:table-cell table:number-columns-repeated="2"/>
        </table:table-row>
        <table:table-row table:style-name="ro1">
          <table:table-cell table:formula="of:=[.A16]+1" office:value-type="date" office:date-value="2021-01-16" calcext:value-type="date">
            <text:p>16-Jan-2021</text:p>
          </table:table-cell>
          <table:table-cell table:style-name="ce2" table:formula="of:=INDEX([.$N$5:.$P$28];MATCH(MONTH([.A17])&amp;YEAR([.A17]);[.$P$5:.$P$28];0);2)" office:value-type="float" office:value="50" calcext:value-type="float">
            <text:p>50</text:p>
          </table:table-cell>
          <table:table-cell table:style-name="ce2" table:formula="of:=DAY(EOMONTH([.A17];0))" office:value-type="float" office:value="31" calcext:value-type="float">
            <text:p>31</text:p>
          </table:table-cell>
          <table:table-cell table:formula="of:=[.B17]/[.C17]" office:value-type="float" office:value="1.61290322580645" calcext:value-type="float">
            <text:p>1.61</text:p>
          </table:table-cell>
          <table:table-cell table:formula="of:=-0.5*([.F17]&lt;50)+0.6*([.F17]&gt;50)" office:value-type="float" office:value="-0.5" calcext:value-type="float">
            <text:p>-0.50</text:p>
          </table:table-cell>
          <table:table-cell table:formula="of:=[.F16]*(1+[.G16])" office:value-type="float" office:value="15.6284019759662" calcext:value-type="float">
            <text:p>15.6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]/(1-[.E17])" office:value-type="float" office:value="1.0752688172043" calcext:value-type="float">
            <text:p>1.08</text:p>
          </table:table-cell>
          <table:table-cell table:formula="of:=[.H17]-[.D17]" office:value-type="float" office:value="-0.537634408602151" calcext:value-type="float">
            <text:p>-0.54</text:p>
          </table:table-cell>
          <table:table-cell table:style-name="ce3" table:formula="of:=[.H17]*[.C17]" office:value-type="float" office:value="33.3333333333333" calcext:value-type="float">
            <text:p>33.33</text:p>
          </table:table-cell>
          <table:table-cell table:style-name="ce3" table:formula="of:=[.I17]*[.C17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1-01" calcext:value-type="date">
            <text:p>1-Jan-2022</text:p>
          </table:table-cell>
          <table:table-cell table:formula="of:=[.O16]+20" office:value-type="float" office:value="160" calcext:value-type="float">
            <text:p>160</text:p>
          </table:table-cell>
          <table:table-cell table:formula="of:=MONTH([.N17])&amp;YEAR([.N17])" office:value-type="string" office:string-value="12022" calcext:value-type="string">
            <text:p>12022</text:p>
          </table:table-cell>
          <table:table-cell table:number-columns-repeated="2"/>
        </table:table-row>
        <table:table-row table:style-name="ro1">
          <table:table-cell table:formula="of:=[.A17]+1" office:value-type="date" office:date-value="2021-01-17" calcext:value-type="date">
            <text:p>17-Jan-2021</text:p>
          </table:table-cell>
          <table:table-cell table:style-name="ce2" table:formula="of:=INDEX([.$N$5:.$P$28];MATCH(MONTH([.A18])&amp;YEAR([.A18]);[.$P$5:.$P$28];0);2)" office:value-type="float" office:value="50" calcext:value-type="float">
            <text:p>50</text:p>
          </table:table-cell>
          <table:table-cell table:style-name="ce2" table:formula="of:=DAY(EOMONTH([.A18];0))" office:value-type="float" office:value="31" calcext:value-type="float">
            <text:p>31</text:p>
          </table:table-cell>
          <table:table-cell table:formula="of:=[.B18]/[.C18]" office:value-type="float" office:value="1.61290322580645" calcext:value-type="float">
            <text:p>1.61</text:p>
          </table:table-cell>
          <table:table-cell table:formula="of:=-0.5*([.F18]&lt;50)+0.6*([.F18]&gt;50)" office:value-type="float" office:value="-0.5" calcext:value-type="float">
            <text:p>-0.50</text:p>
          </table:table-cell>
          <table:table-cell table:formula="of:=[.F17]*(1+[.G17])" office:value-type="float" office:value="15.6712195156263" calcext:value-type="float">
            <text:p>15.6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]/(1-[.E18])" office:value-type="float" office:value="1.0752688172043" calcext:value-type="float">
            <text:p>1.08</text:p>
          </table:table-cell>
          <table:table-cell table:formula="of:=[.H18]-[.D18]" office:value-type="float" office:value="-0.537634408602151" calcext:value-type="float">
            <text:p>-0.54</text:p>
          </table:table-cell>
          <table:table-cell table:style-name="ce3" table:formula="of:=[.H18]*[.C18]" office:value-type="float" office:value="33.3333333333333" calcext:value-type="float">
            <text:p>33.33</text:p>
          </table:table-cell>
          <table:table-cell table:style-name="ce3" table:formula="of:=[.I18]*[.C18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2-01" calcext:value-type="date">
            <text:p>1-Feb-2022</text:p>
          </table:table-cell>
          <table:table-cell table:formula="of:=[.O17]+20" office:value-type="float" office:value="180" calcext:value-type="float">
            <text:p>180</text:p>
          </table:table-cell>
          <table:table-cell table:formula="of:=MONTH([.N18])&amp;YEAR([.N18])" office:value-type="string" office:string-value="22022" calcext:value-type="string">
            <text:p>22022</text:p>
          </table:table-cell>
          <table:table-cell table:number-columns-repeated="2"/>
        </table:table-row>
        <table:table-row table:style-name="ro1">
          <table:table-cell table:formula="of:=[.A18]+1" office:value-type="date" office:date-value="2021-01-18" calcext:value-type="date">
            <text:p>18-Jan-2021</text:p>
          </table:table-cell>
          <table:table-cell table:style-name="ce2" table:formula="of:=INDEX([.$N$5:.$P$28];MATCH(MONTH([.A19])&amp;YEAR([.A19]);[.$P$5:.$P$28];0);2)" office:value-type="float" office:value="50" calcext:value-type="float">
            <text:p>50</text:p>
          </table:table-cell>
          <table:table-cell table:style-name="ce2" table:formula="of:=DAY(EOMONTH([.A19];0))" office:value-type="float" office:value="31" calcext:value-type="float">
            <text:p>31</text:p>
          </table:table-cell>
          <table:table-cell table:formula="of:=[.B19]/[.C19]" office:value-type="float" office:value="1.61290322580645" calcext:value-type="float">
            <text:p>1.61</text:p>
          </table:table-cell>
          <table:table-cell table:formula="of:=-0.5*([.F19]&lt;50)+0.6*([.F19]&gt;50)" office:value-type="float" office:value="-0.5" calcext:value-type="float">
            <text:p>-0.50</text:p>
          </table:table-cell>
          <table:table-cell table:formula="of:=[.F18]*(1+[.G18])" office:value-type="float" office:value="15.7141543636144" calcext:value-type="float">
            <text:p>15.7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]/(1-[.E19])" office:value-type="float" office:value="1.0752688172043" calcext:value-type="float">
            <text:p>1.08</text:p>
          </table:table-cell>
          <table:table-cell table:formula="of:=[.H19]-[.D19]" office:value-type="float" office:value="-0.537634408602151" calcext:value-type="float">
            <text:p>-0.54</text:p>
          </table:table-cell>
          <table:table-cell table:style-name="ce3" table:formula="of:=[.H19]*[.C19]" office:value-type="float" office:value="33.3333333333333" calcext:value-type="float">
            <text:p>33.33</text:p>
          </table:table-cell>
          <table:table-cell table:style-name="ce3" table:formula="of:=[.I19]*[.C19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3-01" calcext:value-type="date">
            <text:p>1-Mar-2022</text:p>
          </table:table-cell>
          <table:table-cell table:formula="of:=[.O18]+20" office:value-type="float" office:value="200" calcext:value-type="float">
            <text:p>200</text:p>
          </table:table-cell>
          <table:table-cell table:formula="of:=MONTH([.N19])&amp;YEAR([.N19])" office:value-type="string" office:string-value="32022" calcext:value-type="string">
            <text:p>32022</text:p>
          </table:table-cell>
          <table:table-cell table:number-columns-repeated="2"/>
        </table:table-row>
        <table:table-row table:style-name="ro1">
          <table:table-cell table:formula="of:=[.A19]+1" office:value-type="date" office:date-value="2021-01-19" calcext:value-type="date">
            <text:p>19-Jan-2021</text:p>
          </table:table-cell>
          <table:table-cell table:style-name="ce2" table:formula="of:=INDEX([.$N$5:.$P$28];MATCH(MONTH([.A20])&amp;YEAR([.A20]);[.$P$5:.$P$28];0);2)" office:value-type="float" office:value="50" calcext:value-type="float">
            <text:p>50</text:p>
          </table:table-cell>
          <table:table-cell table:style-name="ce2" table:formula="of:=DAY(EOMONTH([.A20];0))" office:value-type="float" office:value="31" calcext:value-type="float">
            <text:p>31</text:p>
          </table:table-cell>
          <table:table-cell table:formula="of:=[.B20]/[.C20]" office:value-type="float" office:value="1.61290322580645" calcext:value-type="float">
            <text:p>1.61</text:p>
          </table:table-cell>
          <table:table-cell table:formula="of:=-0.5*([.F20]&lt;50)+0.6*([.F20]&gt;50)" office:value-type="float" office:value="-0.5" calcext:value-type="float">
            <text:p>-0.50</text:p>
          </table:table-cell>
          <table:table-cell table:formula="of:=[.F19]*(1+[.G19])" office:value-type="float" office:value="15.7572068413229" calcext:value-type="float">
            <text:p>15.7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]/(1-[.E20])" office:value-type="float" office:value="1.0752688172043" calcext:value-type="float">
            <text:p>1.08</text:p>
          </table:table-cell>
          <table:table-cell table:formula="of:=[.H20]-[.D20]" office:value-type="float" office:value="-0.537634408602151" calcext:value-type="float">
            <text:p>-0.54</text:p>
          </table:table-cell>
          <table:table-cell table:style-name="ce3" table:formula="of:=[.H20]*[.C20]" office:value-type="float" office:value="33.3333333333333" calcext:value-type="float">
            <text:p>33.33</text:p>
          </table:table-cell>
          <table:table-cell table:style-name="ce3" table:formula="of:=[.I20]*[.C20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4-01" calcext:value-type="date">
            <text:p>1-Apr-2022</text:p>
          </table:table-cell>
          <table:table-cell table:formula="of:=[.O19]+20" office:value-type="float" office:value="220" calcext:value-type="float">
            <text:p>220</text:p>
          </table:table-cell>
          <table:table-cell table:formula="of:=MONTH([.N20])&amp;YEAR([.N20])" office:value-type="string" office:string-value="42022" calcext:value-type="string">
            <text:p>42022</text:p>
          </table:table-cell>
          <table:table-cell table:number-columns-repeated="2"/>
        </table:table-row>
        <table:table-row table:style-name="ro1">
          <table:table-cell table:formula="of:=[.A20]+1" office:value-type="date" office:date-value="2021-01-20" calcext:value-type="date">
            <text:p>20-Jan-2021</text:p>
          </table:table-cell>
          <table:table-cell table:style-name="ce2" table:formula="of:=INDEX([.$N$5:.$P$28];MATCH(MONTH([.A21])&amp;YEAR([.A21]);[.$P$5:.$P$28];0);2)" office:value-type="float" office:value="50" calcext:value-type="float">
            <text:p>50</text:p>
          </table:table-cell>
          <table:table-cell table:style-name="ce2" table:formula="of:=DAY(EOMONTH([.A21];0))" office:value-type="float" office:value="31" calcext:value-type="float">
            <text:p>31</text:p>
          </table:table-cell>
          <table:table-cell table:formula="of:=[.B21]/[.C21]" office:value-type="float" office:value="1.61290322580645" calcext:value-type="float">
            <text:p>1.61</text:p>
          </table:table-cell>
          <table:table-cell table:formula="of:=-0.5*([.F21]&lt;50)+0.6*([.F21]&gt;50)" office:value-type="float" office:value="-0.5" calcext:value-type="float">
            <text:p>-0.50</text:p>
          </table:table-cell>
          <table:table-cell table:formula="of:=[.F20]*(1+[.G20])" office:value-type="float" office:value="15.8003772710251" calcext:value-type="float">
            <text:p>15.8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]/(1-[.E21])" office:value-type="float" office:value="1.0752688172043" calcext:value-type="float">
            <text:p>1.08</text:p>
          </table:table-cell>
          <table:table-cell table:formula="of:=[.H21]-[.D21]" office:value-type="float" office:value="-0.537634408602151" calcext:value-type="float">
            <text:p>-0.54</text:p>
          </table:table-cell>
          <table:table-cell table:style-name="ce3" table:formula="of:=[.H21]*[.C21]" office:value-type="float" office:value="33.3333333333333" calcext:value-type="float">
            <text:p>33.33</text:p>
          </table:table-cell>
          <table:table-cell table:style-name="ce3" table:formula="of:=[.I21]*[.C21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5-01" calcext:value-type="date">
            <text:p>1-May-2022</text:p>
          </table:table-cell>
          <table:table-cell table:formula="of:=[.O20]+50" office:value-type="float" office:value="270" calcext:value-type="float">
            <text:p>270</text:p>
          </table:table-cell>
          <table:table-cell table:formula="of:=MONTH([.N21])&amp;YEAR([.N21])" office:value-type="string" office:string-value="52022" calcext:value-type="string">
            <text:p>52022</text:p>
          </table:table-cell>
          <table:table-cell table:number-columns-repeated="2"/>
        </table:table-row>
        <table:table-row table:style-name="ro1">
          <table:table-cell table:formula="of:=[.A21]+1" office:value-type="date" office:date-value="2021-01-21" calcext:value-type="date">
            <text:p>21-Jan-2021</text:p>
          </table:table-cell>
          <table:table-cell table:style-name="ce2" table:formula="of:=INDEX([.$N$5:.$P$28];MATCH(MONTH([.A22])&amp;YEAR([.A22]);[.$P$5:.$P$28];0);2)" office:value-type="float" office:value="50" calcext:value-type="float">
            <text:p>50</text:p>
          </table:table-cell>
          <table:table-cell table:style-name="ce2" table:formula="of:=DAY(EOMONTH([.A22];0))" office:value-type="float" office:value="31" calcext:value-type="float">
            <text:p>31</text:p>
          </table:table-cell>
          <table:table-cell table:formula="of:=[.B22]/[.C22]" office:value-type="float" office:value="1.61290322580645" calcext:value-type="float">
            <text:p>1.61</text:p>
          </table:table-cell>
          <table:table-cell table:formula="of:=-0.5*([.F22]&lt;50)+0.6*([.F22]&gt;50)" office:value-type="float" office:value="-0.5" calcext:value-type="float">
            <text:p>-0.50</text:p>
          </table:table-cell>
          <table:table-cell table:formula="of:=[.F21]*(1+[.G21])" office:value-type="float" office:value="15.8436659758773" calcext:value-type="float">
            <text:p>15.8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]/(1-[.E22])" office:value-type="float" office:value="1.0752688172043" calcext:value-type="float">
            <text:p>1.08</text:p>
          </table:table-cell>
          <table:table-cell table:formula="of:=[.H22]-[.D22]" office:value-type="float" office:value="-0.537634408602151" calcext:value-type="float">
            <text:p>-0.54</text:p>
          </table:table-cell>
          <table:table-cell table:style-name="ce3" table:formula="of:=[.H22]*[.C22]" office:value-type="float" office:value="33.3333333333333" calcext:value-type="float">
            <text:p>33.33</text:p>
          </table:table-cell>
          <table:table-cell table:style-name="ce3" table:formula="of:=[.I22]*[.C22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6-01" calcext:value-type="date">
            <text:p>1-Jun-2022</text:p>
          </table:table-cell>
          <table:table-cell table:formula="of:=[.O21]+50" office:value-type="float" office:value="320" calcext:value-type="float">
            <text:p>320</text:p>
          </table:table-cell>
          <table:table-cell table:formula="of:=MONTH([.N22])&amp;YEAR([.N22])" office:value-type="string" office:string-value="62022" calcext:value-type="string">
            <text:p>62022</text:p>
          </table:table-cell>
          <table:table-cell table:number-columns-repeated="2"/>
        </table:table-row>
        <table:table-row table:style-name="ro1">
          <table:table-cell table:formula="of:=[.A22]+1" office:value-type="date" office:date-value="2021-01-22" calcext:value-type="date">
            <text:p>22-Jan-2021</text:p>
          </table:table-cell>
          <table:table-cell table:style-name="ce2" table:formula="of:=INDEX([.$N$5:.$P$28];MATCH(MONTH([.A23])&amp;YEAR([.A23]);[.$P$5:.$P$28];0);2)" office:value-type="float" office:value="50" calcext:value-type="float">
            <text:p>50</text:p>
          </table:table-cell>
          <table:table-cell table:style-name="ce2" table:formula="of:=DAY(EOMONTH([.A23];0))" office:value-type="float" office:value="31" calcext:value-type="float">
            <text:p>31</text:p>
          </table:table-cell>
          <table:table-cell table:formula="of:=[.B23]/[.C23]" office:value-type="float" office:value="1.61290322580645" calcext:value-type="float">
            <text:p>1.61</text:p>
          </table:table-cell>
          <table:table-cell table:formula="of:=-0.5*([.F23]&lt;50)+0.6*([.F23]&gt;50)" office:value-type="float" office:value="-0.5" calcext:value-type="float">
            <text:p>-0.50</text:p>
          </table:table-cell>
          <table:table-cell table:formula="of:=[.F22]*(1+[.G22])" office:value-type="float" office:value="15.8870732799208" calcext:value-type="float">
            <text:p>15.8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]/(1-[.E23])" office:value-type="float" office:value="1.0752688172043" calcext:value-type="float">
            <text:p>1.08</text:p>
          </table:table-cell>
          <table:table-cell table:formula="of:=[.H23]-[.D23]" office:value-type="float" office:value="-0.537634408602151" calcext:value-type="float">
            <text:p>-0.54</text:p>
          </table:table-cell>
          <table:table-cell table:style-name="ce3" table:formula="of:=[.H23]*[.C23]" office:value-type="float" office:value="33.3333333333333" calcext:value-type="float">
            <text:p>33.33</text:p>
          </table:table-cell>
          <table:table-cell table:style-name="ce3" table:formula="of:=[.I23]*[.C23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7-01" calcext:value-type="date">
            <text:p>1-Jul-2022</text:p>
          </table:table-cell>
          <table:table-cell table:formula="of:=[.O22]+50" office:value-type="float" office:value="370" calcext:value-type="float">
            <text:p>370</text:p>
          </table:table-cell>
          <table:table-cell table:formula="of:=MONTH([.N23])&amp;YEAR([.N23])" office:value-type="string" office:string-value="72022" calcext:value-type="string">
            <text:p>72022</text:p>
          </table:table-cell>
          <table:table-cell table:number-columns-repeated="2"/>
        </table:table-row>
        <table:table-row table:style-name="ro1">
          <table:table-cell table:formula="of:=[.A23]+1" office:value-type="date" office:date-value="2021-01-23" calcext:value-type="date">
            <text:p>23-Jan-2021</text:p>
          </table:table-cell>
          <table:table-cell table:style-name="ce2" table:formula="of:=INDEX([.$N$5:.$P$28];MATCH(MONTH([.A24])&amp;YEAR([.A24]);[.$P$5:.$P$28];0);2)" office:value-type="float" office:value="50" calcext:value-type="float">
            <text:p>50</text:p>
          </table:table-cell>
          <table:table-cell table:style-name="ce2" table:formula="of:=DAY(EOMONTH([.A24];0))" office:value-type="float" office:value="31" calcext:value-type="float">
            <text:p>31</text:p>
          </table:table-cell>
          <table:table-cell table:formula="of:=[.B24]/[.C24]" office:value-type="float" office:value="1.61290322580645" calcext:value-type="float">
            <text:p>1.61</text:p>
          </table:table-cell>
          <table:table-cell table:formula="of:=-0.5*([.F24]&lt;50)+0.6*([.F24]&gt;50)" office:value-type="float" office:value="-0.5" calcext:value-type="float">
            <text:p>-0.50</text:p>
          </table:table-cell>
          <table:table-cell table:formula="of:=[.F23]*(1+[.G23])" office:value-type="float" office:value="15.9305995080849" calcext:value-type="float">
            <text:p>15.9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]/(1-[.E24])" office:value-type="float" office:value="1.0752688172043" calcext:value-type="float">
            <text:p>1.08</text:p>
          </table:table-cell>
          <table:table-cell table:formula="of:=[.H24]-[.D24]" office:value-type="float" office:value="-0.537634408602151" calcext:value-type="float">
            <text:p>-0.54</text:p>
          </table:table-cell>
          <table:table-cell table:style-name="ce3" table:formula="of:=[.H24]*[.C24]" office:value-type="float" office:value="33.3333333333333" calcext:value-type="float">
            <text:p>33.33</text:p>
          </table:table-cell>
          <table:table-cell table:style-name="ce3" table:formula="of:=[.I24]*[.C24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8-01" calcext:value-type="date">
            <text:p>1-Aug-2022</text:p>
          </table:table-cell>
          <table:table-cell table:formula="of:=[.O23]+50" office:value-type="float" office:value="420" calcext:value-type="float">
            <text:p>420</text:p>
          </table:table-cell>
          <table:table-cell table:formula="of:=MONTH([.N24])&amp;YEAR([.N24])" office:value-type="string" office:string-value="82022" calcext:value-type="string">
            <text:p>82022</text:p>
          </table:table-cell>
          <table:table-cell table:number-columns-repeated="2"/>
        </table:table-row>
        <table:table-row table:style-name="ro1">
          <table:table-cell table:formula="of:=[.A24]+1" office:value-type="date" office:date-value="2021-01-24" calcext:value-type="date">
            <text:p>24-Jan-2021</text:p>
          </table:table-cell>
          <table:table-cell table:style-name="ce2" table:formula="of:=INDEX([.$N$5:.$P$28];MATCH(MONTH([.A25])&amp;YEAR([.A25]);[.$P$5:.$P$28];0);2)" office:value-type="float" office:value="50" calcext:value-type="float">
            <text:p>50</text:p>
          </table:table-cell>
          <table:table-cell table:style-name="ce2" table:formula="of:=DAY(EOMONTH([.A25];0))" office:value-type="float" office:value="31" calcext:value-type="float">
            <text:p>31</text:p>
          </table:table-cell>
          <table:table-cell table:formula="of:=[.B25]/[.C25]" office:value-type="float" office:value="1.61290322580645" calcext:value-type="float">
            <text:p>1.61</text:p>
          </table:table-cell>
          <table:table-cell table:formula="of:=-0.5*([.F25]&lt;50)+0.6*([.F25]&gt;50)" office:value-type="float" office:value="-0.5" calcext:value-type="float">
            <text:p>-0.50</text:p>
          </table:table-cell>
          <table:table-cell table:formula="of:=[.F24]*(1+[.G24])" office:value-type="float" office:value="15.9742449861893" calcext:value-type="float">
            <text:p>15.9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]/(1-[.E25])" office:value-type="float" office:value="1.0752688172043" calcext:value-type="float">
            <text:p>1.08</text:p>
          </table:table-cell>
          <table:table-cell table:formula="of:=[.H25]-[.D25]" office:value-type="float" office:value="-0.537634408602151" calcext:value-type="float">
            <text:p>-0.54</text:p>
          </table:table-cell>
          <table:table-cell table:style-name="ce3" table:formula="of:=[.H25]*[.C25]" office:value-type="float" office:value="33.3333333333333" calcext:value-type="float">
            <text:p>33.33</text:p>
          </table:table-cell>
          <table:table-cell table:style-name="ce3" table:formula="of:=[.I25]*[.C25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09-01" calcext:value-type="date">
            <text:p>1-Sep-2022</text:p>
          </table:table-cell>
          <table:table-cell table:formula="of:=[.O24]+50" office:value-type="float" office:value="470" calcext:value-type="float">
            <text:p>470</text:p>
          </table:table-cell>
          <table:table-cell table:formula="of:=MONTH([.N25])&amp;YEAR([.N25])" office:value-type="string" office:string-value="92022" calcext:value-type="string">
            <text:p>92022</text:p>
          </table:table-cell>
          <table:table-cell table:number-columns-repeated="2"/>
        </table:table-row>
        <table:table-row table:style-name="ro1">
          <table:table-cell table:formula="of:=[.A25]+1" office:value-type="date" office:date-value="2021-01-25" calcext:value-type="date">
            <text:p>25-Jan-2021</text:p>
          </table:table-cell>
          <table:table-cell table:style-name="ce2" table:formula="of:=INDEX([.$N$5:.$P$28];MATCH(MONTH([.A26])&amp;YEAR([.A26]);[.$P$5:.$P$28];0);2)" office:value-type="float" office:value="50" calcext:value-type="float">
            <text:p>50</text:p>
          </table:table-cell>
          <table:table-cell table:style-name="ce2" table:formula="of:=DAY(EOMONTH([.A26];0))" office:value-type="float" office:value="31" calcext:value-type="float">
            <text:p>31</text:p>
          </table:table-cell>
          <table:table-cell table:formula="of:=[.B26]/[.C26]" office:value-type="float" office:value="1.61290322580645" calcext:value-type="float">
            <text:p>1.61</text:p>
          </table:table-cell>
          <table:table-cell table:formula="of:=-0.5*([.F26]&lt;50)+0.6*([.F26]&gt;50)" office:value-type="float" office:value="-0.5" calcext:value-type="float">
            <text:p>-0.50</text:p>
          </table:table-cell>
          <table:table-cell table:formula="of:=[.F25]*(1+[.G25])" office:value-type="float" office:value="16.018010040946" calcext:value-type="float">
            <text:p>16.0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]/(1-[.E26])" office:value-type="float" office:value="1.0752688172043" calcext:value-type="float">
            <text:p>1.08</text:p>
          </table:table-cell>
          <table:table-cell table:formula="of:=[.H26]-[.D26]" office:value-type="float" office:value="-0.537634408602151" calcext:value-type="float">
            <text:p>-0.54</text:p>
          </table:table-cell>
          <table:table-cell table:style-name="ce3" table:formula="of:=[.H26]*[.C26]" office:value-type="float" office:value="33.3333333333333" calcext:value-type="float">
            <text:p>33.33</text:p>
          </table:table-cell>
          <table:table-cell table:style-name="ce3" table:formula="of:=[.I26]*[.C26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10-01" calcext:value-type="date">
            <text:p>1-Oct-2022</text:p>
          </table:table-cell>
          <table:table-cell table:formula="of:=[.O25]+50" office:value-type="float" office:value="520" calcext:value-type="float">
            <text:p>520</text:p>
          </table:table-cell>
          <table:table-cell table:formula="of:=MONTH([.N26])&amp;YEAR([.N26])" office:value-type="string" office:string-value="102022" calcext:value-type="string">
            <text:p>102022</text:p>
          </table:table-cell>
          <table:table-cell table:number-columns-repeated="2"/>
        </table:table-row>
        <table:table-row table:style-name="ro1">
          <table:table-cell table:formula="of:=[.A26]+1" office:value-type="date" office:date-value="2021-01-26" calcext:value-type="date">
            <text:p>26-Jan-2021</text:p>
          </table:table-cell>
          <table:table-cell table:style-name="ce2" table:formula="of:=INDEX([.$N$5:.$P$28];MATCH(MONTH([.A27])&amp;YEAR([.A27]);[.$P$5:.$P$28];0);2)" office:value-type="float" office:value="50" calcext:value-type="float">
            <text:p>50</text:p>
          </table:table-cell>
          <table:table-cell table:style-name="ce2" table:formula="of:=DAY(EOMONTH([.A27];0))" office:value-type="float" office:value="31" calcext:value-type="float">
            <text:p>31</text:p>
          </table:table-cell>
          <table:table-cell table:formula="of:=[.B27]/[.C27]" office:value-type="float" office:value="1.61290322580645" calcext:value-type="float">
            <text:p>1.61</text:p>
          </table:table-cell>
          <table:table-cell table:formula="of:=-0.5*([.F27]&lt;50)+0.6*([.F27]&gt;50)" office:value-type="float" office:value="-0.5" calcext:value-type="float">
            <text:p>-0.50</text:p>
          </table:table-cell>
          <table:table-cell table:formula="of:=[.F26]*(1+[.G26])" office:value-type="float" office:value="16.0618949999623" calcext:value-type="float">
            <text:p>16.0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]/(1-[.E27])" office:value-type="float" office:value="1.0752688172043" calcext:value-type="float">
            <text:p>1.08</text:p>
          </table:table-cell>
          <table:table-cell table:formula="of:=[.H27]-[.D27]" office:value-type="float" office:value="-0.537634408602151" calcext:value-type="float">
            <text:p>-0.54</text:p>
          </table:table-cell>
          <table:table-cell table:style-name="ce3" table:formula="of:=[.H27]*[.C27]" office:value-type="float" office:value="33.3333333333333" calcext:value-type="float">
            <text:p>33.33</text:p>
          </table:table-cell>
          <table:table-cell table:style-name="ce3" table:formula="of:=[.I27]*[.C27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11-01" calcext:value-type="date">
            <text:p>1-Nov-2022</text:p>
          </table:table-cell>
          <table:table-cell table:formula="of:=[.O26]+50" office:value-type="float" office:value="570" calcext:value-type="float">
            <text:p>570</text:p>
          </table:table-cell>
          <table:table-cell table:formula="of:=MONTH([.N27])&amp;YEAR([.N27])" office:value-type="string" office:string-value="112022" calcext:value-type="string">
            <text:p>112022</text:p>
          </table:table-cell>
          <table:table-cell table:number-columns-repeated="2"/>
        </table:table-row>
        <table:table-row table:style-name="ro1">
          <table:table-cell table:formula="of:=[.A27]+1" office:value-type="date" office:date-value="2021-01-27" calcext:value-type="date">
            <text:p>27-Jan-2021</text:p>
          </table:table-cell>
          <table:table-cell table:style-name="ce2" table:formula="of:=INDEX([.$N$5:.$P$28];MATCH(MONTH([.A28])&amp;YEAR([.A28]);[.$P$5:.$P$28];0);2)" office:value-type="float" office:value="50" calcext:value-type="float">
            <text:p>50</text:p>
          </table:table-cell>
          <table:table-cell table:style-name="ce2" table:formula="of:=DAY(EOMONTH([.A28];0))" office:value-type="float" office:value="31" calcext:value-type="float">
            <text:p>31</text:p>
          </table:table-cell>
          <table:table-cell table:formula="of:=[.B28]/[.C28]" office:value-type="float" office:value="1.61290322580645" calcext:value-type="float">
            <text:p>1.61</text:p>
          </table:table-cell>
          <table:table-cell table:formula="of:=-0.5*([.F28]&lt;50)+0.6*([.F28]&gt;50)" office:value-type="float" office:value="-0.5" calcext:value-type="float">
            <text:p>-0.50</text:p>
          </table:table-cell>
          <table:table-cell table:formula="of:=[.F27]*(1+[.G27])" office:value-type="float" office:value="16.105900191743" calcext:value-type="float">
            <text:p>16.1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]/(1-[.E28])" office:value-type="float" office:value="1.0752688172043" calcext:value-type="float">
            <text:p>1.08</text:p>
          </table:table-cell>
          <table:table-cell table:formula="of:=[.H28]-[.D28]" office:value-type="float" office:value="-0.537634408602151" calcext:value-type="float">
            <text:p>-0.54</text:p>
          </table:table-cell>
          <table:table-cell table:style-name="ce3" table:formula="of:=[.H28]*[.C28]" office:value-type="float" office:value="33.3333333333333" calcext:value-type="float">
            <text:p>33.33</text:p>
          </table:table-cell>
          <table:table-cell table:style-name="ce3" table:formula="of:=[.I28]*[.C28]" office:value-type="float" office:value="-16.6666666666667" calcext:value-type="float">
            <text:p>-16.67</text:p>
          </table:table-cell>
          <table:table-cell table:number-columns-repeated="2"/>
          <table:table-cell table:style-name="ce1" office:value-type="date" office:date-value="2022-12-01" calcext:value-type="date">
            <text:p>1-Dec-2022</text:p>
          </table:table-cell>
          <table:table-cell table:formula="of:=[.O27]+50" office:value-type="float" office:value="620" calcext:value-type="float">
            <text:p>620</text:p>
          </table:table-cell>
          <table:table-cell table:formula="of:=MONTH([.N28])&amp;YEAR([.N28])" office:value-type="string" office:string-value="122022" calcext:value-type="string">
            <text:p>122022</text:p>
          </table:table-cell>
          <table:table-cell table:number-columns-repeated="2"/>
        </table:table-row>
        <table:table-row table:style-name="ro1">
          <table:table-cell table:formula="of:=[.A28]+1" office:value-type="date" office:date-value="2021-01-28" calcext:value-type="date">
            <text:p>28-Jan-2021</text:p>
          </table:table-cell>
          <table:table-cell table:style-name="ce2" table:formula="of:=INDEX([.$N$5:.$P$28];MATCH(MONTH([.A29])&amp;YEAR([.A29]);[.$P$5:.$P$28];0);2)" office:value-type="float" office:value="50" calcext:value-type="float">
            <text:p>50</text:p>
          </table:table-cell>
          <table:table-cell table:style-name="ce2" table:formula="of:=DAY(EOMONTH([.A29];0))" office:value-type="float" office:value="31" calcext:value-type="float">
            <text:p>31</text:p>
          </table:table-cell>
          <table:table-cell table:formula="of:=[.B29]/[.C29]" office:value-type="float" office:value="1.61290322580645" calcext:value-type="float">
            <text:p>1.61</text:p>
          </table:table-cell>
          <table:table-cell table:formula="of:=-0.5*([.F29]&lt;50)+0.6*([.F29]&gt;50)" office:value-type="float" office:value="-0.5" calcext:value-type="float">
            <text:p>-0.50</text:p>
          </table:table-cell>
          <table:table-cell table:formula="of:=[.F28]*(1+[.G28])" office:value-type="float" office:value="16.150025945693" calcext:value-type="float">
            <text:p>16.1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]/(1-[.E29])" office:value-type="float" office:value="1.0752688172043" calcext:value-type="float">
            <text:p>1.08</text:p>
          </table:table-cell>
          <table:table-cell table:formula="of:=[.H29]-[.D29]" office:value-type="float" office:value="-0.537634408602151" calcext:value-type="float">
            <text:p>-0.54</text:p>
          </table:table-cell>
          <table:table-cell table:style-name="ce3" table:formula="of:=[.H29]*[.C29]" office:value-type="float" office:value="33.3333333333333" calcext:value-type="float">
            <text:p>33.33</text:p>
          </table:table-cell>
          <table:table-cell table:style-name="ce3" table:formula="of:=[.I29]*[.C29]" office:value-type="float" office:value="-16.6666666666667" calcext:value-type="float">
            <text:p>-16.67</text:p>
          </table:table-cell>
          <table:table-cell table:number-columns-repeated="7"/>
        </table:table-row>
        <table:table-row table:style-name="ro1">
          <table:table-cell table:formula="of:=[.A29]+1" office:value-type="date" office:date-value="2021-01-29" calcext:value-type="date">
            <text:p>29-Jan-2021</text:p>
          </table:table-cell>
          <table:table-cell table:style-name="ce2" table:formula="of:=INDEX([.$N$5:.$P$28];MATCH(MONTH([.A30])&amp;YEAR([.A30]);[.$P$5:.$P$28];0);2)" office:value-type="float" office:value="50" calcext:value-type="float">
            <text:p>50</text:p>
          </table:table-cell>
          <table:table-cell table:style-name="ce2" table:formula="of:=DAY(EOMONTH([.A30];0))" office:value-type="float" office:value="31" calcext:value-type="float">
            <text:p>31</text:p>
          </table:table-cell>
          <table:table-cell table:formula="of:=[.B30]/[.C30]" office:value-type="float" office:value="1.61290322580645" calcext:value-type="float">
            <text:p>1.61</text:p>
          </table:table-cell>
          <table:table-cell table:formula="of:=-0.5*([.F30]&lt;50)+0.6*([.F30]&gt;50)" office:value-type="float" office:value="-0.5" calcext:value-type="float">
            <text:p>-0.50</text:p>
          </table:table-cell>
          <table:table-cell table:formula="of:=[.F29]*(1+[.G29])" office:value-type="float" office:value="16.1942725921195" calcext:value-type="float">
            <text:p>16.1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]/(1-[.E30])" office:value-type="float" office:value="1.0752688172043" calcext:value-type="float">
            <text:p>1.08</text:p>
          </table:table-cell>
          <table:table-cell table:formula="of:=[.H30]-[.D30]" office:value-type="float" office:value="-0.537634408602151" calcext:value-type="float">
            <text:p>-0.54</text:p>
          </table:table-cell>
          <table:table-cell table:style-name="ce3" table:formula="of:=[.H30]*[.C30]" office:value-type="float" office:value="33.3333333333333" calcext:value-type="float">
            <text:p>33.33</text:p>
          </table:table-cell>
          <table:table-cell table:style-name="ce3" table:formula="of:=[.I30]*[.C30]" office:value-type="float" office:value="-16.6666666666667" calcext:value-type="float">
            <text:p>-16.67</text:p>
          </table:table-cell>
          <table:table-cell table:number-columns-repeated="7"/>
        </table:table-row>
        <table:table-row table:style-name="ro1">
          <table:table-cell table:formula="of:=[.A30]+1" office:value-type="date" office:date-value="2021-01-30" calcext:value-type="date">
            <text:p>30-Jan-2021</text:p>
          </table:table-cell>
          <table:table-cell table:style-name="ce2" table:formula="of:=INDEX([.$N$5:.$P$28];MATCH(MONTH([.A31])&amp;YEAR([.A31]);[.$P$5:.$P$28];0);2)" office:value-type="float" office:value="50" calcext:value-type="float">
            <text:p>50</text:p>
          </table:table-cell>
          <table:table-cell table:style-name="ce2" table:formula="of:=DAY(EOMONTH([.A31];0))" office:value-type="float" office:value="31" calcext:value-type="float">
            <text:p>31</text:p>
          </table:table-cell>
          <table:table-cell table:formula="of:=[.B31]/[.C31]" office:value-type="float" office:value="1.61290322580645" calcext:value-type="float">
            <text:p>1.61</text:p>
          </table:table-cell>
          <table:table-cell table:formula="of:=-0.5*([.F31]&lt;50)+0.6*([.F31]&gt;50)" office:value-type="float" office:value="-0.5" calcext:value-type="float">
            <text:p>-0.50</text:p>
          </table:table-cell>
          <table:table-cell table:formula="of:=[.F30]*(1+[.G30])" office:value-type="float" office:value="16.2386404622349" calcext:value-type="float">
            <text:p>16.2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]/(1-[.E31])" office:value-type="float" office:value="1.0752688172043" calcext:value-type="float">
            <text:p>1.08</text:p>
          </table:table-cell>
          <table:table-cell table:formula="of:=[.H31]-[.D31]" office:value-type="float" office:value="-0.537634408602151" calcext:value-type="float">
            <text:p>-0.54</text:p>
          </table:table-cell>
          <table:table-cell table:style-name="ce3" table:formula="of:=[.H31]*[.C31]" office:value-type="float" office:value="33.3333333333333" calcext:value-type="float">
            <text:p>33.33</text:p>
          </table:table-cell>
          <table:table-cell table:style-name="ce3" table:formula="of:=[.I31]*[.C31]" office:value-type="float" office:value="-16.6666666666667" calcext:value-type="float">
            <text:p>-16.67</text:p>
          </table:table-cell>
          <table:table-cell table:number-columns-repeated="7"/>
        </table:table-row>
        <table:table-row table:style-name="ro1">
          <table:table-cell table:formula="of:=[.A31]+1" office:value-type="date" office:date-value="2021-01-31" calcext:value-type="date">
            <text:p>31-Jan-2021</text:p>
          </table:table-cell>
          <table:table-cell table:style-name="ce2" table:formula="of:=INDEX([.$N$5:.$P$28];MATCH(MONTH([.A32])&amp;YEAR([.A32]);[.$P$5:.$P$28];0);2)" office:value-type="float" office:value="50" calcext:value-type="float">
            <text:p>50</text:p>
          </table:table-cell>
          <table:table-cell table:style-name="ce2" table:formula="of:=DAY(EOMONTH([.A32];0))" office:value-type="float" office:value="31" calcext:value-type="float">
            <text:p>31</text:p>
          </table:table-cell>
          <table:table-cell table:formula="of:=[.B32]/[.C32]" office:value-type="float" office:value="1.61290322580645" calcext:value-type="float">
            <text:p>1.61</text:p>
          </table:table-cell>
          <table:table-cell table:formula="of:=-0.5*([.F32]&lt;50)+0.6*([.F32]&gt;50)" office:value-type="float" office:value="-0.5" calcext:value-type="float">
            <text:p>-0.50</text:p>
          </table:table-cell>
          <table:table-cell table:formula="of:=[.F31]*(1+[.G31])" office:value-type="float" office:value="16.2831298881588" calcext:value-type="float">
            <text:p>16.2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]/(1-[.E32])" office:value-type="float" office:value="1.0752688172043" calcext:value-type="float">
            <text:p>1.08</text:p>
          </table:table-cell>
          <table:table-cell table:formula="of:=[.H32]-[.D32]" office:value-type="float" office:value="-0.537634408602151" calcext:value-type="float">
            <text:p>-0.54</text:p>
          </table:table-cell>
          <table:table-cell table:style-name="ce3" table:formula="of:=[.H32]*[.C32]" office:value-type="float" office:value="33.3333333333333" calcext:value-type="float">
            <text:p>33.33</text:p>
          </table:table-cell>
          <table:table-cell table:style-name="ce3" table:formula="of:=[.I32]*[.C32]" office:value-type="float" office:value="-16.6666666666667" calcext:value-type="float">
            <text:p>-16.67</text:p>
          </table:table-cell>
          <table:table-cell table:number-columns-repeated="7"/>
        </table:table-row>
        <table:table-row table:style-name="ro1">
          <table:table-cell table:formula="of:=[.A32]+1" office:value-type="date" office:date-value="2021-02-01" calcext:value-type="date">
            <text:p>1-Feb-2021</text:p>
          </table:table-cell>
          <table:table-cell table:style-name="ce2" table:formula="of:=INDEX([.$N$5:.$P$28];MATCH(MONTH([.A33])&amp;YEAR([.A33]);[.$P$5:.$P$28];0);2)" office:value-type="float" office:value="60" calcext:value-type="float">
            <text:p>60</text:p>
          </table:table-cell>
          <table:table-cell table:style-name="ce2" table:formula="of:=DAY(EOMONTH([.A33];0))" office:value-type="float" office:value="28" calcext:value-type="float">
            <text:p>28</text:p>
          </table:table-cell>
          <table:table-cell table:formula="of:=[.B33]/[.C33]" office:value-type="float" office:value="2.14285714285714" calcext:value-type="float">
            <text:p>2.14</text:p>
          </table:table-cell>
          <table:table-cell table:formula="of:=-0.5*([.F33]&lt;50)+0.6*([.F33]&gt;50)" office:value-type="float" office:value="-0.5" calcext:value-type="float">
            <text:p>-0.50</text:p>
          </table:table-cell>
          <table:table-cell table:formula="of:=[.F32]*(1+[.G32])" office:value-type="float" office:value="16.3277412029209" calcext:value-type="float">
            <text:p>16.3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]/(1-[.E33])" office:value-type="float" office:value="1.42857142857143" calcext:value-type="float">
            <text:p>1.43</text:p>
          </table:table-cell>
          <table:table-cell table:formula="of:=[.H33]-[.D33]" office:value-type="float" office:value="-0.714285714285714" calcext:value-type="float">
            <text:p>-0.71</text:p>
          </table:table-cell>
          <table:table-cell table:style-name="ce3" table:formula="of:=[.H33]*[.C33]" office:value-type="float" office:value="40" calcext:value-type="float">
            <text:p>40.00</text:p>
          </table:table-cell>
          <table:table-cell table:style-name="ce3" table:formula="of:=[.I33]*[.C33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33]+1" office:value-type="date" office:date-value="2021-02-02" calcext:value-type="date">
            <text:p>2-Feb-2021</text:p>
          </table:table-cell>
          <table:table-cell table:style-name="ce2" table:formula="of:=INDEX([.$N$5:.$P$28];MATCH(MONTH([.A34])&amp;YEAR([.A34]);[.$P$5:.$P$28];0);2)" office:value-type="float" office:value="60" calcext:value-type="float">
            <text:p>60</text:p>
          </table:table-cell>
          <table:table-cell table:style-name="ce2" table:formula="of:=DAY(EOMONTH([.A34];0))" office:value-type="float" office:value="28" calcext:value-type="float">
            <text:p>28</text:p>
          </table:table-cell>
          <table:table-cell table:formula="of:=[.B34]/[.C34]" office:value-type="float" office:value="2.14285714285714" calcext:value-type="float">
            <text:p>2.14</text:p>
          </table:table-cell>
          <table:table-cell table:formula="of:=-0.5*([.F34]&lt;50)+0.6*([.F34]&gt;50)" office:value-type="float" office:value="-0.5" calcext:value-type="float">
            <text:p>-0.50</text:p>
          </table:table-cell>
          <table:table-cell table:formula="of:=[.F33]*(1+[.G33])" office:value-type="float" office:value="16.3724747404632" calcext:value-type="float">
            <text:p>16.3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]/(1-[.E34])" office:value-type="float" office:value="1.42857142857143" calcext:value-type="float">
            <text:p>1.43</text:p>
          </table:table-cell>
          <table:table-cell table:formula="of:=[.H34]-[.D34]" office:value-type="float" office:value="-0.714285714285714" calcext:value-type="float">
            <text:p>-0.71</text:p>
          </table:table-cell>
          <table:table-cell table:style-name="ce3" table:formula="of:=[.H34]*[.C34]" office:value-type="float" office:value="40" calcext:value-type="float">
            <text:p>40.00</text:p>
          </table:table-cell>
          <table:table-cell table:style-name="ce3" table:formula="of:=[.I34]*[.C34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34]+1" office:value-type="date" office:date-value="2021-02-03" calcext:value-type="date">
            <text:p>3-Feb-2021</text:p>
          </table:table-cell>
          <table:table-cell table:style-name="ce2" table:formula="of:=INDEX([.$N$5:.$P$28];MATCH(MONTH([.A35])&amp;YEAR([.A35]);[.$P$5:.$P$28];0);2)" office:value-type="float" office:value="60" calcext:value-type="float">
            <text:p>60</text:p>
          </table:table-cell>
          <table:table-cell table:style-name="ce2" table:formula="of:=DAY(EOMONTH([.A35];0))" office:value-type="float" office:value="28" calcext:value-type="float">
            <text:p>28</text:p>
          </table:table-cell>
          <table:table-cell table:formula="of:=[.B35]/[.C35]" office:value-type="float" office:value="2.14285714285714" calcext:value-type="float">
            <text:p>2.14</text:p>
          </table:table-cell>
          <table:table-cell table:formula="of:=-0.5*([.F35]&lt;50)+0.6*([.F35]&gt;50)" office:value-type="float" office:value="-0.5" calcext:value-type="float">
            <text:p>-0.50</text:p>
          </table:table-cell>
          <table:table-cell table:formula="of:=[.F34]*(1+[.G34])" office:value-type="float" office:value="16.4173308356425" calcext:value-type="float">
            <text:p>16.4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]/(1-[.E35])" office:value-type="float" office:value="1.42857142857143" calcext:value-type="float">
            <text:p>1.43</text:p>
          </table:table-cell>
          <table:table-cell table:formula="of:=[.H35]-[.D35]" office:value-type="float" office:value="-0.714285714285714" calcext:value-type="float">
            <text:p>-0.71</text:p>
          </table:table-cell>
          <table:table-cell table:style-name="ce3" table:formula="of:=[.H35]*[.C35]" office:value-type="float" office:value="40" calcext:value-type="float">
            <text:p>40.00</text:p>
          </table:table-cell>
          <table:table-cell table:style-name="ce3" table:formula="of:=[.I35]*[.C35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35]+1" office:value-type="date" office:date-value="2021-02-04" calcext:value-type="date">
            <text:p>4-Feb-2021</text:p>
          </table:table-cell>
          <table:table-cell table:style-name="ce2" table:formula="of:=INDEX([.$N$5:.$P$28];MATCH(MONTH([.A36])&amp;YEAR([.A36]);[.$P$5:.$P$28];0);2)" office:value-type="float" office:value="60" calcext:value-type="float">
            <text:p>60</text:p>
          </table:table-cell>
          <table:table-cell table:style-name="ce2" table:formula="of:=DAY(EOMONTH([.A36];0))" office:value-type="float" office:value="28" calcext:value-type="float">
            <text:p>28</text:p>
          </table:table-cell>
          <table:table-cell table:formula="of:=[.B36]/[.C36]" office:value-type="float" office:value="2.14285714285714" calcext:value-type="float">
            <text:p>2.14</text:p>
          </table:table-cell>
          <table:table-cell table:formula="of:=-0.5*([.F36]&lt;50)+0.6*([.F36]&gt;50)" office:value-type="float" office:value="-0.5" calcext:value-type="float">
            <text:p>-0.50</text:p>
          </table:table-cell>
          <table:table-cell table:formula="of:=[.F35]*(1+[.G35])" office:value-type="float" office:value="16.4623098242333" calcext:value-type="float">
            <text:p>16.4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6]/(1-[.E36])" office:value-type="float" office:value="1.42857142857143" calcext:value-type="float">
            <text:p>1.43</text:p>
          </table:table-cell>
          <table:table-cell table:formula="of:=[.H36]-[.D36]" office:value-type="float" office:value="-0.714285714285714" calcext:value-type="float">
            <text:p>-0.71</text:p>
          </table:table-cell>
          <table:table-cell table:style-name="ce3" table:formula="of:=[.H36]*[.C36]" office:value-type="float" office:value="40" calcext:value-type="float">
            <text:p>40.00</text:p>
          </table:table-cell>
          <table:table-cell table:style-name="ce3" table:formula="of:=[.I36]*[.C36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36]+1" office:value-type="date" office:date-value="2021-02-05" calcext:value-type="date">
            <text:p>5-Feb-2021</text:p>
          </table:table-cell>
          <table:table-cell table:style-name="ce2" table:formula="of:=INDEX([.$N$5:.$P$28];MATCH(MONTH([.A37])&amp;YEAR([.A37]);[.$P$5:.$P$28];0);2)" office:value-type="float" office:value="60" calcext:value-type="float">
            <text:p>60</text:p>
          </table:table-cell>
          <table:table-cell table:style-name="ce2" table:formula="of:=DAY(EOMONTH([.A37];0))" office:value-type="float" office:value="28" calcext:value-type="float">
            <text:p>28</text:p>
          </table:table-cell>
          <table:table-cell table:formula="of:=[.B37]/[.C37]" office:value-type="float" office:value="2.14285714285714" calcext:value-type="float">
            <text:p>2.14</text:p>
          </table:table-cell>
          <table:table-cell table:formula="of:=-0.5*([.F37]&lt;50)+0.6*([.F37]&gt;50)" office:value-type="float" office:value="-0.5" calcext:value-type="float">
            <text:p>-0.50</text:p>
          </table:table-cell>
          <table:table-cell table:formula="of:=[.F36]*(1+[.G36])" office:value-type="float" office:value="16.5074120429299" calcext:value-type="float">
            <text:p>16.5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7]/(1-[.E37])" office:value-type="float" office:value="1.42857142857143" calcext:value-type="float">
            <text:p>1.43</text:p>
          </table:table-cell>
          <table:table-cell table:formula="of:=[.H37]-[.D37]" office:value-type="float" office:value="-0.714285714285714" calcext:value-type="float">
            <text:p>-0.71</text:p>
          </table:table-cell>
          <table:table-cell table:style-name="ce3" table:formula="of:=[.H37]*[.C37]" office:value-type="float" office:value="40" calcext:value-type="float">
            <text:p>40.00</text:p>
          </table:table-cell>
          <table:table-cell table:style-name="ce3" table:formula="of:=[.I37]*[.C37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37]+1" office:value-type="date" office:date-value="2021-02-06" calcext:value-type="date">
            <text:p>6-Feb-2021</text:p>
          </table:table-cell>
          <table:table-cell table:style-name="ce2" table:formula="of:=INDEX([.$N$5:.$P$28];MATCH(MONTH([.A38])&amp;YEAR([.A38]);[.$P$5:.$P$28];0);2)" office:value-type="float" office:value="60" calcext:value-type="float">
            <text:p>60</text:p>
          </table:table-cell>
          <table:table-cell table:style-name="ce2" table:formula="of:=DAY(EOMONTH([.A38];0))" office:value-type="float" office:value="28" calcext:value-type="float">
            <text:p>28</text:p>
          </table:table-cell>
          <table:table-cell table:formula="of:=[.B38]/[.C38]" office:value-type="float" office:value="2.14285714285714" calcext:value-type="float">
            <text:p>2.14</text:p>
          </table:table-cell>
          <table:table-cell table:formula="of:=-0.5*([.F38]&lt;50)+0.6*([.F38]&gt;50)" office:value-type="float" office:value="-0.5" calcext:value-type="float">
            <text:p>-0.50</text:p>
          </table:table-cell>
          <table:table-cell table:formula="of:=[.F37]*(1+[.G37])" office:value-type="float" office:value="16.5526378293489" calcext:value-type="float">
            <text:p>16.5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8]/(1-[.E38])" office:value-type="float" office:value="1.42857142857143" calcext:value-type="float">
            <text:p>1.43</text:p>
          </table:table-cell>
          <table:table-cell table:formula="of:=[.H38]-[.D38]" office:value-type="float" office:value="-0.714285714285714" calcext:value-type="float">
            <text:p>-0.71</text:p>
          </table:table-cell>
          <table:table-cell table:style-name="ce3" table:formula="of:=[.H38]*[.C38]" office:value-type="float" office:value="40" calcext:value-type="float">
            <text:p>40.00</text:p>
          </table:table-cell>
          <table:table-cell table:style-name="ce3" table:formula="of:=[.I38]*[.C38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38]+1" office:value-type="date" office:date-value="2021-02-07" calcext:value-type="date">
            <text:p>7-Feb-2021</text:p>
          </table:table-cell>
          <table:table-cell table:style-name="ce2" table:formula="of:=INDEX([.$N$5:.$P$28];MATCH(MONTH([.A39])&amp;YEAR([.A39]);[.$P$5:.$P$28];0);2)" office:value-type="float" office:value="60" calcext:value-type="float">
            <text:p>60</text:p>
          </table:table-cell>
          <table:table-cell table:style-name="ce2" table:formula="of:=DAY(EOMONTH([.A39];0))" office:value-type="float" office:value="28" calcext:value-type="float">
            <text:p>28</text:p>
          </table:table-cell>
          <table:table-cell table:formula="of:=[.B39]/[.C39]" office:value-type="float" office:value="2.14285714285714" calcext:value-type="float">
            <text:p>2.14</text:p>
          </table:table-cell>
          <table:table-cell table:formula="of:=-0.5*([.F39]&lt;50)+0.6*([.F39]&gt;50)" office:value-type="float" office:value="-0.5" calcext:value-type="float">
            <text:p>-0.50</text:p>
          </table:table-cell>
          <table:table-cell table:formula="of:=[.F38]*(1+[.G38])" office:value-type="float" office:value="16.597987522032" calcext:value-type="float">
            <text:p>16.6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9]/(1-[.E39])" office:value-type="float" office:value="1.42857142857143" calcext:value-type="float">
            <text:p>1.43</text:p>
          </table:table-cell>
          <table:table-cell table:formula="of:=[.H39]-[.D39]" office:value-type="float" office:value="-0.714285714285714" calcext:value-type="float">
            <text:p>-0.71</text:p>
          </table:table-cell>
          <table:table-cell table:style-name="ce3" table:formula="of:=[.H39]*[.C39]" office:value-type="float" office:value="40" calcext:value-type="float">
            <text:p>40.00</text:p>
          </table:table-cell>
          <table:table-cell table:style-name="ce3" table:formula="of:=[.I39]*[.C39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39]+1" office:value-type="date" office:date-value="2021-02-08" calcext:value-type="date">
            <text:p>8-Feb-2021</text:p>
          </table:table-cell>
          <table:table-cell table:style-name="ce2" table:formula="of:=INDEX([.$N$5:.$P$28];MATCH(MONTH([.A40])&amp;YEAR([.A40]);[.$P$5:.$P$28];0);2)" office:value-type="float" office:value="60" calcext:value-type="float">
            <text:p>60</text:p>
          </table:table-cell>
          <table:table-cell table:style-name="ce2" table:formula="of:=DAY(EOMONTH([.A40];0))" office:value-type="float" office:value="28" calcext:value-type="float">
            <text:p>28</text:p>
          </table:table-cell>
          <table:table-cell table:formula="of:=[.B40]/[.C40]" office:value-type="float" office:value="2.14285714285714" calcext:value-type="float">
            <text:p>2.14</text:p>
          </table:table-cell>
          <table:table-cell table:formula="of:=-0.5*([.F40]&lt;50)+0.6*([.F40]&gt;50)" office:value-type="float" office:value="-0.5" calcext:value-type="float">
            <text:p>-0.50</text:p>
          </table:table-cell>
          <table:table-cell table:formula="of:=[.F39]*(1+[.G39])" office:value-type="float" office:value="16.6434614604485" calcext:value-type="float">
            <text:p>16.6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0]/(1-[.E40])" office:value-type="float" office:value="1.42857142857143" calcext:value-type="float">
            <text:p>1.43</text:p>
          </table:table-cell>
          <table:table-cell table:formula="of:=[.H40]-[.D40]" office:value-type="float" office:value="-0.714285714285714" calcext:value-type="float">
            <text:p>-0.71</text:p>
          </table:table-cell>
          <table:table-cell table:style-name="ce3" table:formula="of:=[.H40]*[.C40]" office:value-type="float" office:value="40" calcext:value-type="float">
            <text:p>40.00</text:p>
          </table:table-cell>
          <table:table-cell table:style-name="ce3" table:formula="of:=[.I40]*[.C40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0]+1" office:value-type="date" office:date-value="2021-02-09" calcext:value-type="date">
            <text:p>9-Feb-2021</text:p>
          </table:table-cell>
          <table:table-cell table:style-name="ce2" table:formula="of:=INDEX([.$N$5:.$P$28];MATCH(MONTH([.A41])&amp;YEAR([.A41]);[.$P$5:.$P$28];0);2)" office:value-type="float" office:value="60" calcext:value-type="float">
            <text:p>60</text:p>
          </table:table-cell>
          <table:table-cell table:style-name="ce2" table:formula="of:=DAY(EOMONTH([.A41];0))" office:value-type="float" office:value="28" calcext:value-type="float">
            <text:p>28</text:p>
          </table:table-cell>
          <table:table-cell table:formula="of:=[.B41]/[.C41]" office:value-type="float" office:value="2.14285714285714" calcext:value-type="float">
            <text:p>2.14</text:p>
          </table:table-cell>
          <table:table-cell table:formula="of:=-0.5*([.F41]&lt;50)+0.6*([.F41]&gt;50)" office:value-type="float" office:value="-0.5" calcext:value-type="float">
            <text:p>-0.50</text:p>
          </table:table-cell>
          <table:table-cell table:formula="of:=[.F40]*(1+[.G40])" office:value-type="float" office:value="16.6890599849977" calcext:value-type="float">
            <text:p>16.6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1]/(1-[.E41])" office:value-type="float" office:value="1.42857142857143" calcext:value-type="float">
            <text:p>1.43</text:p>
          </table:table-cell>
          <table:table-cell table:formula="of:=[.H41]-[.D41]" office:value-type="float" office:value="-0.714285714285714" calcext:value-type="float">
            <text:p>-0.71</text:p>
          </table:table-cell>
          <table:table-cell table:style-name="ce3" table:formula="of:=[.H41]*[.C41]" office:value-type="float" office:value="40" calcext:value-type="float">
            <text:p>40.00</text:p>
          </table:table-cell>
          <table:table-cell table:style-name="ce3" table:formula="of:=[.I41]*[.C41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1]+1" office:value-type="date" office:date-value="2021-02-10" calcext:value-type="date">
            <text:p>10-Feb-2021</text:p>
          </table:table-cell>
          <table:table-cell table:style-name="ce2" table:formula="of:=INDEX([.$N$5:.$P$28];MATCH(MONTH([.A42])&amp;YEAR([.A42]);[.$P$5:.$P$28];0);2)" office:value-type="float" office:value="60" calcext:value-type="float">
            <text:p>60</text:p>
          </table:table-cell>
          <table:table-cell table:style-name="ce2" table:formula="of:=DAY(EOMONTH([.A42];0))" office:value-type="float" office:value="28" calcext:value-type="float">
            <text:p>28</text:p>
          </table:table-cell>
          <table:table-cell table:formula="of:=[.B42]/[.C42]" office:value-type="float" office:value="2.14285714285714" calcext:value-type="float">
            <text:p>2.14</text:p>
          </table:table-cell>
          <table:table-cell table:formula="of:=-0.5*([.F42]&lt;50)+0.6*([.F42]&gt;50)" office:value-type="float" office:value="-0.5" calcext:value-type="float">
            <text:p>-0.50</text:p>
          </table:table-cell>
          <table:table-cell table:formula="of:=[.F41]*(1+[.G41])" office:value-type="float" office:value="16.7347834370114" calcext:value-type="float">
            <text:p>16.7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2]/(1-[.E42])" office:value-type="float" office:value="1.42857142857143" calcext:value-type="float">
            <text:p>1.43</text:p>
          </table:table-cell>
          <table:table-cell table:formula="of:=[.H42]-[.D42]" office:value-type="float" office:value="-0.714285714285714" calcext:value-type="float">
            <text:p>-0.71</text:p>
          </table:table-cell>
          <table:table-cell table:style-name="ce3" table:formula="of:=[.H42]*[.C42]" office:value-type="float" office:value="40" calcext:value-type="float">
            <text:p>40.00</text:p>
          </table:table-cell>
          <table:table-cell table:style-name="ce3" table:formula="of:=[.I42]*[.C42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2]+1" office:value-type="date" office:date-value="2021-02-11" calcext:value-type="date">
            <text:p>11-Feb-2021</text:p>
          </table:table-cell>
          <table:table-cell table:style-name="ce2" table:formula="of:=INDEX([.$N$5:.$P$28];MATCH(MONTH([.A43])&amp;YEAR([.A43]);[.$P$5:.$P$28];0);2)" office:value-type="float" office:value="60" calcext:value-type="float">
            <text:p>60</text:p>
          </table:table-cell>
          <table:table-cell table:style-name="ce2" table:formula="of:=DAY(EOMONTH([.A43];0))" office:value-type="float" office:value="28" calcext:value-type="float">
            <text:p>28</text:p>
          </table:table-cell>
          <table:table-cell table:formula="of:=[.B43]/[.C43]" office:value-type="float" office:value="2.14285714285714" calcext:value-type="float">
            <text:p>2.14</text:p>
          </table:table-cell>
          <table:table-cell table:formula="of:=-0.5*([.F43]&lt;50)+0.6*([.F43]&gt;50)" office:value-type="float" office:value="-0.5" calcext:value-type="float">
            <text:p>-0.50</text:p>
          </table:table-cell>
          <table:table-cell table:formula="of:=[.F42]*(1+[.G42])" office:value-type="float" office:value="16.7806321587566" calcext:value-type="float">
            <text:p>16.7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3]/(1-[.E43])" office:value-type="float" office:value="1.42857142857143" calcext:value-type="float">
            <text:p>1.43</text:p>
          </table:table-cell>
          <table:table-cell table:formula="of:=[.H43]-[.D43]" office:value-type="float" office:value="-0.714285714285714" calcext:value-type="float">
            <text:p>-0.71</text:p>
          </table:table-cell>
          <table:table-cell table:style-name="ce3" table:formula="of:=[.H43]*[.C43]" office:value-type="float" office:value="40" calcext:value-type="float">
            <text:p>40.00</text:p>
          </table:table-cell>
          <table:table-cell table:style-name="ce3" table:formula="of:=[.I43]*[.C43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3]+1" office:value-type="date" office:date-value="2021-02-12" calcext:value-type="date">
            <text:p>12-Feb-2021</text:p>
          </table:table-cell>
          <table:table-cell table:style-name="ce2" table:formula="of:=INDEX([.$N$5:.$P$28];MATCH(MONTH([.A44])&amp;YEAR([.A44]);[.$P$5:.$P$28];0);2)" office:value-type="float" office:value="60" calcext:value-type="float">
            <text:p>60</text:p>
          </table:table-cell>
          <table:table-cell table:style-name="ce2" table:formula="of:=DAY(EOMONTH([.A44];0))" office:value-type="float" office:value="28" calcext:value-type="float">
            <text:p>28</text:p>
          </table:table-cell>
          <table:table-cell table:formula="of:=[.B44]/[.C44]" office:value-type="float" office:value="2.14285714285714" calcext:value-type="float">
            <text:p>2.14</text:p>
          </table:table-cell>
          <table:table-cell table:formula="of:=-0.5*([.F44]&lt;50)+0.6*([.F44]&gt;50)" office:value-type="float" office:value="-0.5" calcext:value-type="float">
            <text:p>-0.50</text:p>
          </table:table-cell>
          <table:table-cell table:formula="of:=[.F43]*(1+[.G43])" office:value-type="float" office:value="16.8266064934382" calcext:value-type="float">
            <text:p>16.8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4]/(1-[.E44])" office:value-type="float" office:value="1.42857142857143" calcext:value-type="float">
            <text:p>1.43</text:p>
          </table:table-cell>
          <table:table-cell table:formula="of:=[.H44]-[.D44]" office:value-type="float" office:value="-0.714285714285714" calcext:value-type="float">
            <text:p>-0.71</text:p>
          </table:table-cell>
          <table:table-cell table:style-name="ce3" table:formula="of:=[.H44]*[.C44]" office:value-type="float" office:value="40" calcext:value-type="float">
            <text:p>40.00</text:p>
          </table:table-cell>
          <table:table-cell table:style-name="ce3" table:formula="of:=[.I44]*[.C44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4]+1" office:value-type="date" office:date-value="2021-02-13" calcext:value-type="date">
            <text:p>13-Feb-2021</text:p>
          </table:table-cell>
          <table:table-cell table:style-name="ce2" table:formula="of:=INDEX([.$N$5:.$P$28];MATCH(MONTH([.A45])&amp;YEAR([.A45]);[.$P$5:.$P$28];0);2)" office:value-type="float" office:value="60" calcext:value-type="float">
            <text:p>60</text:p>
          </table:table-cell>
          <table:table-cell table:style-name="ce2" table:formula="of:=DAY(EOMONTH([.A45];0))" office:value-type="float" office:value="28" calcext:value-type="float">
            <text:p>28</text:p>
          </table:table-cell>
          <table:table-cell table:formula="of:=[.B45]/[.C45]" office:value-type="float" office:value="2.14285714285714" calcext:value-type="float">
            <text:p>2.14</text:p>
          </table:table-cell>
          <table:table-cell table:formula="of:=-0.5*([.F45]&lt;50)+0.6*([.F45]&gt;50)" office:value-type="float" office:value="-0.5" calcext:value-type="float">
            <text:p>-0.50</text:p>
          </table:table-cell>
          <table:table-cell table:formula="of:=[.F44]*(1+[.G44])" office:value-type="float" office:value="16.872706785201" calcext:value-type="float">
            <text:p>16.8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5]/(1-[.E45])" office:value-type="float" office:value="1.42857142857143" calcext:value-type="float">
            <text:p>1.43</text:p>
          </table:table-cell>
          <table:table-cell table:formula="of:=[.H45]-[.D45]" office:value-type="float" office:value="-0.714285714285714" calcext:value-type="float">
            <text:p>-0.71</text:p>
          </table:table-cell>
          <table:table-cell table:style-name="ce3" table:formula="of:=[.H45]*[.C45]" office:value-type="float" office:value="40" calcext:value-type="float">
            <text:p>40.00</text:p>
          </table:table-cell>
          <table:table-cell table:style-name="ce3" table:formula="of:=[.I45]*[.C45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5]+1" office:value-type="date" office:date-value="2021-02-14" calcext:value-type="date">
            <text:p>14-Feb-2021</text:p>
          </table:table-cell>
          <table:table-cell table:style-name="ce2" table:formula="of:=INDEX([.$N$5:.$P$28];MATCH(MONTH([.A46])&amp;YEAR([.A46]);[.$P$5:.$P$28];0);2)" office:value-type="float" office:value="60" calcext:value-type="float">
            <text:p>60</text:p>
          </table:table-cell>
          <table:table-cell table:style-name="ce2" table:formula="of:=DAY(EOMONTH([.A46];0))" office:value-type="float" office:value="28" calcext:value-type="float">
            <text:p>28</text:p>
          </table:table-cell>
          <table:table-cell table:formula="of:=[.B46]/[.C46]" office:value-type="float" office:value="2.14285714285714" calcext:value-type="float">
            <text:p>2.14</text:p>
          </table:table-cell>
          <table:table-cell table:formula="of:=-0.5*([.F46]&lt;50)+0.6*([.F46]&gt;50)" office:value-type="float" office:value="-0.5" calcext:value-type="float">
            <text:p>-0.50</text:p>
          </table:table-cell>
          <table:table-cell table:formula="of:=[.F45]*(1+[.G45])" office:value-type="float" office:value="16.9189333791331" calcext:value-type="float">
            <text:p>16.9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6]/(1-[.E46])" office:value-type="float" office:value="1.42857142857143" calcext:value-type="float">
            <text:p>1.43</text:p>
          </table:table-cell>
          <table:table-cell table:formula="of:=[.H46]-[.D46]" office:value-type="float" office:value="-0.714285714285714" calcext:value-type="float">
            <text:p>-0.71</text:p>
          </table:table-cell>
          <table:table-cell table:style-name="ce3" table:formula="of:=[.H46]*[.C46]" office:value-type="float" office:value="40" calcext:value-type="float">
            <text:p>40.00</text:p>
          </table:table-cell>
          <table:table-cell table:style-name="ce3" table:formula="of:=[.I46]*[.C46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6]+1" office:value-type="date" office:date-value="2021-02-15" calcext:value-type="date">
            <text:p>15-Feb-2021</text:p>
          </table:table-cell>
          <table:table-cell table:style-name="ce2" table:formula="of:=INDEX([.$N$5:.$P$28];MATCH(MONTH([.A47])&amp;YEAR([.A47]);[.$P$5:.$P$28];0);2)" office:value-type="float" office:value="60" calcext:value-type="float">
            <text:p>60</text:p>
          </table:table-cell>
          <table:table-cell table:style-name="ce2" table:formula="of:=DAY(EOMONTH([.A47];0))" office:value-type="float" office:value="28" calcext:value-type="float">
            <text:p>28</text:p>
          </table:table-cell>
          <table:table-cell table:formula="of:=[.B47]/[.C47]" office:value-type="float" office:value="2.14285714285714" calcext:value-type="float">
            <text:p>2.14</text:p>
          </table:table-cell>
          <table:table-cell table:formula="of:=-0.5*([.F47]&lt;50)+0.6*([.F47]&gt;50)" office:value-type="float" office:value="-0.5" calcext:value-type="float">
            <text:p>-0.50</text:p>
          </table:table-cell>
          <table:table-cell table:formula="of:=[.F46]*(1+[.G46])" office:value-type="float" office:value="16.9652866212677" calcext:value-type="float">
            <text:p>16.9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7]/(1-[.E47])" office:value-type="float" office:value="1.42857142857143" calcext:value-type="float">
            <text:p>1.43</text:p>
          </table:table-cell>
          <table:table-cell table:formula="of:=[.H47]-[.D47]" office:value-type="float" office:value="-0.714285714285714" calcext:value-type="float">
            <text:p>-0.71</text:p>
          </table:table-cell>
          <table:table-cell table:style-name="ce3" table:formula="of:=[.H47]*[.C47]" office:value-type="float" office:value="40" calcext:value-type="float">
            <text:p>40.00</text:p>
          </table:table-cell>
          <table:table-cell table:style-name="ce3" table:formula="of:=[.I47]*[.C47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7]+1" office:value-type="date" office:date-value="2021-02-16" calcext:value-type="date">
            <text:p>16-Feb-2021</text:p>
          </table:table-cell>
          <table:table-cell table:style-name="ce2" table:formula="of:=INDEX([.$N$5:.$P$28];MATCH(MONTH([.A48])&amp;YEAR([.A48]);[.$P$5:.$P$28];0);2)" office:value-type="float" office:value="60" calcext:value-type="float">
            <text:p>60</text:p>
          </table:table-cell>
          <table:table-cell table:style-name="ce2" table:formula="of:=DAY(EOMONTH([.A48];0))" office:value-type="float" office:value="28" calcext:value-type="float">
            <text:p>28</text:p>
          </table:table-cell>
          <table:table-cell table:formula="of:=[.B48]/[.C48]" office:value-type="float" office:value="2.14285714285714" calcext:value-type="float">
            <text:p>2.14</text:p>
          </table:table-cell>
          <table:table-cell table:formula="of:=-0.5*([.F48]&lt;50)+0.6*([.F48]&gt;50)" office:value-type="float" office:value="-0.5" calcext:value-type="float">
            <text:p>-0.50</text:p>
          </table:table-cell>
          <table:table-cell table:formula="of:=[.F47]*(1+[.G47])" office:value-type="float" office:value="17.0117668585862" calcext:value-type="float">
            <text:p>17.0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8]/(1-[.E48])" office:value-type="float" office:value="1.42857142857143" calcext:value-type="float">
            <text:p>1.43</text:p>
          </table:table-cell>
          <table:table-cell table:formula="of:=[.H48]-[.D48]" office:value-type="float" office:value="-0.714285714285714" calcext:value-type="float">
            <text:p>-0.71</text:p>
          </table:table-cell>
          <table:table-cell table:style-name="ce3" table:formula="of:=[.H48]*[.C48]" office:value-type="float" office:value="40" calcext:value-type="float">
            <text:p>40.00</text:p>
          </table:table-cell>
          <table:table-cell table:style-name="ce3" table:formula="of:=[.I48]*[.C48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8]+1" office:value-type="date" office:date-value="2021-02-17" calcext:value-type="date">
            <text:p>17-Feb-2021</text:p>
          </table:table-cell>
          <table:table-cell table:style-name="ce2" table:formula="of:=INDEX([.$N$5:.$P$28];MATCH(MONTH([.A49])&amp;YEAR([.A49]);[.$P$5:.$P$28];0);2)" office:value-type="float" office:value="60" calcext:value-type="float">
            <text:p>60</text:p>
          </table:table-cell>
          <table:table-cell table:style-name="ce2" table:formula="of:=DAY(EOMONTH([.A49];0))" office:value-type="float" office:value="28" calcext:value-type="float">
            <text:p>28</text:p>
          </table:table-cell>
          <table:table-cell table:formula="of:=[.B49]/[.C49]" office:value-type="float" office:value="2.14285714285714" calcext:value-type="float">
            <text:p>2.14</text:p>
          </table:table-cell>
          <table:table-cell table:formula="of:=-0.5*([.F49]&lt;50)+0.6*([.F49]&gt;50)" office:value-type="float" office:value="-0.5" calcext:value-type="float">
            <text:p>-0.50</text:p>
          </table:table-cell>
          <table:table-cell table:formula="of:=[.F48]*(1+[.G48])" office:value-type="float" office:value="17.0583744390207" calcext:value-type="float">
            <text:p>17.0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49]/(1-[.E49])" office:value-type="float" office:value="1.42857142857143" calcext:value-type="float">
            <text:p>1.43</text:p>
          </table:table-cell>
          <table:table-cell table:formula="of:=[.H49]-[.D49]" office:value-type="float" office:value="-0.714285714285714" calcext:value-type="float">
            <text:p>-0.71</text:p>
          </table:table-cell>
          <table:table-cell table:style-name="ce3" table:formula="of:=[.H49]*[.C49]" office:value-type="float" office:value="40" calcext:value-type="float">
            <text:p>40.00</text:p>
          </table:table-cell>
          <table:table-cell table:style-name="ce3" table:formula="of:=[.I49]*[.C49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49]+1" office:value-type="date" office:date-value="2021-02-18" calcext:value-type="date">
            <text:p>18-Feb-2021</text:p>
          </table:table-cell>
          <table:table-cell table:style-name="ce2" table:formula="of:=INDEX([.$N$5:.$P$28];MATCH(MONTH([.A50])&amp;YEAR([.A50]);[.$P$5:.$P$28];0);2)" office:value-type="float" office:value="60" calcext:value-type="float">
            <text:p>60</text:p>
          </table:table-cell>
          <table:table-cell table:style-name="ce2" table:formula="of:=DAY(EOMONTH([.A50];0))" office:value-type="float" office:value="28" calcext:value-type="float">
            <text:p>28</text:p>
          </table:table-cell>
          <table:table-cell table:formula="of:=[.B50]/[.C50]" office:value-type="float" office:value="2.14285714285714" calcext:value-type="float">
            <text:p>2.14</text:p>
          </table:table-cell>
          <table:table-cell table:formula="of:=-0.5*([.F50]&lt;50)+0.6*([.F50]&gt;50)" office:value-type="float" office:value="-0.5" calcext:value-type="float">
            <text:p>-0.50</text:p>
          </table:table-cell>
          <table:table-cell table:formula="of:=[.F49]*(1+[.G49])" office:value-type="float" office:value="17.1051097114564" calcext:value-type="float">
            <text:p>17.1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0]/(1-[.E50])" office:value-type="float" office:value="1.42857142857143" calcext:value-type="float">
            <text:p>1.43</text:p>
          </table:table-cell>
          <table:table-cell table:formula="of:=[.H50]-[.D50]" office:value-type="float" office:value="-0.714285714285714" calcext:value-type="float">
            <text:p>-0.71</text:p>
          </table:table-cell>
          <table:table-cell table:style-name="ce3" table:formula="of:=[.H50]*[.C50]" office:value-type="float" office:value="40" calcext:value-type="float">
            <text:p>40.00</text:p>
          </table:table-cell>
          <table:table-cell table:style-name="ce3" table:formula="of:=[.I50]*[.C50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0]+1" office:value-type="date" office:date-value="2021-02-19" calcext:value-type="date">
            <text:p>19-Feb-2021</text:p>
          </table:table-cell>
          <table:table-cell table:style-name="ce2" table:formula="of:=INDEX([.$N$5:.$P$28];MATCH(MONTH([.A51])&amp;YEAR([.A51]);[.$P$5:.$P$28];0);2)" office:value-type="float" office:value="60" calcext:value-type="float">
            <text:p>60</text:p>
          </table:table-cell>
          <table:table-cell table:style-name="ce2" table:formula="of:=DAY(EOMONTH([.A51];0))" office:value-type="float" office:value="28" calcext:value-type="float">
            <text:p>28</text:p>
          </table:table-cell>
          <table:table-cell table:formula="of:=[.B51]/[.C51]" office:value-type="float" office:value="2.14285714285714" calcext:value-type="float">
            <text:p>2.14</text:p>
          </table:table-cell>
          <table:table-cell table:formula="of:=-0.5*([.F51]&lt;50)+0.6*([.F51]&gt;50)" office:value-type="float" office:value="-0.5" calcext:value-type="float">
            <text:p>-0.50</text:p>
          </table:table-cell>
          <table:table-cell table:formula="of:=[.F50]*(1+[.G50])" office:value-type="float" office:value="17.1519730257344" calcext:value-type="float">
            <text:p>17.1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1]/(1-[.E51])" office:value-type="float" office:value="1.42857142857143" calcext:value-type="float">
            <text:p>1.43</text:p>
          </table:table-cell>
          <table:table-cell table:formula="of:=[.H51]-[.D51]" office:value-type="float" office:value="-0.714285714285714" calcext:value-type="float">
            <text:p>-0.71</text:p>
          </table:table-cell>
          <table:table-cell table:style-name="ce3" table:formula="of:=[.H51]*[.C51]" office:value-type="float" office:value="40" calcext:value-type="float">
            <text:p>40.00</text:p>
          </table:table-cell>
          <table:table-cell table:style-name="ce3" table:formula="of:=[.I51]*[.C51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1]+1" office:value-type="date" office:date-value="2021-02-20" calcext:value-type="date">
            <text:p>20-Feb-2021</text:p>
          </table:table-cell>
          <table:table-cell table:style-name="ce2" table:formula="of:=INDEX([.$N$5:.$P$28];MATCH(MONTH([.A52])&amp;YEAR([.A52]);[.$P$5:.$P$28];0);2)" office:value-type="float" office:value="60" calcext:value-type="float">
            <text:p>60</text:p>
          </table:table-cell>
          <table:table-cell table:style-name="ce2" table:formula="of:=DAY(EOMONTH([.A52];0))" office:value-type="float" office:value="28" calcext:value-type="float">
            <text:p>28</text:p>
          </table:table-cell>
          <table:table-cell table:formula="of:=[.B52]/[.C52]" office:value-type="float" office:value="2.14285714285714" calcext:value-type="float">
            <text:p>2.14</text:p>
          </table:table-cell>
          <table:table-cell table:formula="of:=-0.5*([.F52]&lt;50)+0.6*([.F52]&gt;50)" office:value-type="float" office:value="-0.5" calcext:value-type="float">
            <text:p>-0.50</text:p>
          </table:table-cell>
          <table:table-cell table:formula="of:=[.F51]*(1+[.G51])" office:value-type="float" office:value="17.1989647326542" calcext:value-type="float">
            <text:p>17.2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2]/(1-[.E52])" office:value-type="float" office:value="1.42857142857143" calcext:value-type="float">
            <text:p>1.43</text:p>
          </table:table-cell>
          <table:table-cell table:formula="of:=[.H52]-[.D52]" office:value-type="float" office:value="-0.714285714285714" calcext:value-type="float">
            <text:p>-0.71</text:p>
          </table:table-cell>
          <table:table-cell table:style-name="ce3" table:formula="of:=[.H52]*[.C52]" office:value-type="float" office:value="40" calcext:value-type="float">
            <text:p>40.00</text:p>
          </table:table-cell>
          <table:table-cell table:style-name="ce3" table:formula="of:=[.I52]*[.C52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2]+1" office:value-type="date" office:date-value="2021-02-21" calcext:value-type="date">
            <text:p>21-Feb-2021</text:p>
          </table:table-cell>
          <table:table-cell table:style-name="ce2" table:formula="of:=INDEX([.$N$5:.$P$28];MATCH(MONTH([.A53])&amp;YEAR([.A53]);[.$P$5:.$P$28];0);2)" office:value-type="float" office:value="60" calcext:value-type="float">
            <text:p>60</text:p>
          </table:table-cell>
          <table:table-cell table:style-name="ce2" table:formula="of:=DAY(EOMONTH([.A53];0))" office:value-type="float" office:value="28" calcext:value-type="float">
            <text:p>28</text:p>
          </table:table-cell>
          <table:table-cell table:formula="of:=[.B53]/[.C53]" office:value-type="float" office:value="2.14285714285714" calcext:value-type="float">
            <text:p>2.14</text:p>
          </table:table-cell>
          <table:table-cell table:formula="of:=-0.5*([.F53]&lt;50)+0.6*([.F53]&gt;50)" office:value-type="float" office:value="-0.5" calcext:value-type="float">
            <text:p>-0.50</text:p>
          </table:table-cell>
          <table:table-cell table:formula="of:=[.F52]*(1+[.G52])" office:value-type="float" office:value="17.2460851839765" calcext:value-type="float">
            <text:p>17.2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3]/(1-[.E53])" office:value-type="float" office:value="1.42857142857143" calcext:value-type="float">
            <text:p>1.43</text:p>
          </table:table-cell>
          <table:table-cell table:formula="of:=[.H53]-[.D53]" office:value-type="float" office:value="-0.714285714285714" calcext:value-type="float">
            <text:p>-0.71</text:p>
          </table:table-cell>
          <table:table-cell table:style-name="ce3" table:formula="of:=[.H53]*[.C53]" office:value-type="float" office:value="40" calcext:value-type="float">
            <text:p>40.00</text:p>
          </table:table-cell>
          <table:table-cell table:style-name="ce3" table:formula="of:=[.I53]*[.C53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3]+1" office:value-type="date" office:date-value="2021-02-22" calcext:value-type="date">
            <text:p>22-Feb-2021</text:p>
          </table:table-cell>
          <table:table-cell table:style-name="ce2" table:formula="of:=INDEX([.$N$5:.$P$28];MATCH(MONTH([.A54])&amp;YEAR([.A54]);[.$P$5:.$P$28];0);2)" office:value-type="float" office:value="60" calcext:value-type="float">
            <text:p>60</text:p>
          </table:table-cell>
          <table:table-cell table:style-name="ce2" table:formula="of:=DAY(EOMONTH([.A54];0))" office:value-type="float" office:value="28" calcext:value-type="float">
            <text:p>28</text:p>
          </table:table-cell>
          <table:table-cell table:formula="of:=[.B54]/[.C54]" office:value-type="float" office:value="2.14285714285714" calcext:value-type="float">
            <text:p>2.14</text:p>
          </table:table-cell>
          <table:table-cell table:formula="of:=-0.5*([.F54]&lt;50)+0.6*([.F54]&gt;50)" office:value-type="float" office:value="-0.5" calcext:value-type="float">
            <text:p>-0.50</text:p>
          </table:table-cell>
          <table:table-cell table:formula="of:=[.F53]*(1+[.G53])" office:value-type="float" office:value="17.2933347324258" calcext:value-type="float">
            <text:p>17.2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4]/(1-[.E54])" office:value-type="float" office:value="1.42857142857143" calcext:value-type="float">
            <text:p>1.43</text:p>
          </table:table-cell>
          <table:table-cell table:formula="of:=[.H54]-[.D54]" office:value-type="float" office:value="-0.714285714285714" calcext:value-type="float">
            <text:p>-0.71</text:p>
          </table:table-cell>
          <table:table-cell table:style-name="ce3" table:formula="of:=[.H54]*[.C54]" office:value-type="float" office:value="40" calcext:value-type="float">
            <text:p>40.00</text:p>
          </table:table-cell>
          <table:table-cell table:style-name="ce3" table:formula="of:=[.I54]*[.C54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4]+1" office:value-type="date" office:date-value="2021-02-23" calcext:value-type="date">
            <text:p>23-Feb-2021</text:p>
          </table:table-cell>
          <table:table-cell table:style-name="ce2" table:formula="of:=INDEX([.$N$5:.$P$28];MATCH(MONTH([.A55])&amp;YEAR([.A55]);[.$P$5:.$P$28];0);2)" office:value-type="float" office:value="60" calcext:value-type="float">
            <text:p>60</text:p>
          </table:table-cell>
          <table:table-cell table:style-name="ce2" table:formula="of:=DAY(EOMONTH([.A55];0))" office:value-type="float" office:value="28" calcext:value-type="float">
            <text:p>28</text:p>
          </table:table-cell>
          <table:table-cell table:formula="of:=[.B55]/[.C55]" office:value-type="float" office:value="2.14285714285714" calcext:value-type="float">
            <text:p>2.14</text:p>
          </table:table-cell>
          <table:table-cell table:formula="of:=-0.5*([.F55]&lt;50)+0.6*([.F55]&gt;50)" office:value-type="float" office:value="-0.5" calcext:value-type="float">
            <text:p>-0.50</text:p>
          </table:table-cell>
          <table:table-cell table:formula="of:=[.F54]*(1+[.G54])" office:value-type="float" office:value="17.3407137316927" calcext:value-type="float">
            <text:p>17.3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5]/(1-[.E55])" office:value-type="float" office:value="1.42857142857143" calcext:value-type="float">
            <text:p>1.43</text:p>
          </table:table-cell>
          <table:table-cell table:formula="of:=[.H55]-[.D55]" office:value-type="float" office:value="-0.714285714285714" calcext:value-type="float">
            <text:p>-0.71</text:p>
          </table:table-cell>
          <table:table-cell table:style-name="ce3" table:formula="of:=[.H55]*[.C55]" office:value-type="float" office:value="40" calcext:value-type="float">
            <text:p>40.00</text:p>
          </table:table-cell>
          <table:table-cell table:style-name="ce3" table:formula="of:=[.I55]*[.C55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5]+1" office:value-type="date" office:date-value="2021-02-24" calcext:value-type="date">
            <text:p>24-Feb-2021</text:p>
          </table:table-cell>
          <table:table-cell table:style-name="ce2" table:formula="of:=INDEX([.$N$5:.$P$28];MATCH(MONTH([.A56])&amp;YEAR([.A56]);[.$P$5:.$P$28];0);2)" office:value-type="float" office:value="60" calcext:value-type="float">
            <text:p>60</text:p>
          </table:table-cell>
          <table:table-cell table:style-name="ce2" table:formula="of:=DAY(EOMONTH([.A56];0))" office:value-type="float" office:value="28" calcext:value-type="float">
            <text:p>28</text:p>
          </table:table-cell>
          <table:table-cell table:formula="of:=[.B56]/[.C56]" office:value-type="float" office:value="2.14285714285714" calcext:value-type="float">
            <text:p>2.14</text:p>
          </table:table-cell>
          <table:table-cell table:formula="of:=-0.5*([.F56]&lt;50)+0.6*([.F56]&gt;50)" office:value-type="float" office:value="-0.5" calcext:value-type="float">
            <text:p>-0.50</text:p>
          </table:table-cell>
          <table:table-cell table:formula="of:=[.F55]*(1+[.G55])" office:value-type="float" office:value="17.3882225364371" calcext:value-type="float">
            <text:p>17.3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6]/(1-[.E56])" office:value-type="float" office:value="1.42857142857143" calcext:value-type="float">
            <text:p>1.43</text:p>
          </table:table-cell>
          <table:table-cell table:formula="of:=[.H56]-[.D56]" office:value-type="float" office:value="-0.714285714285714" calcext:value-type="float">
            <text:p>-0.71</text:p>
          </table:table-cell>
          <table:table-cell table:style-name="ce3" table:formula="of:=[.H56]*[.C56]" office:value-type="float" office:value="40" calcext:value-type="float">
            <text:p>40.00</text:p>
          </table:table-cell>
          <table:table-cell table:style-name="ce3" table:formula="of:=[.I56]*[.C56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6]+1" office:value-type="date" office:date-value="2021-02-25" calcext:value-type="date">
            <text:p>25-Feb-2021</text:p>
          </table:table-cell>
          <table:table-cell table:style-name="ce2" table:formula="of:=INDEX([.$N$5:.$P$28];MATCH(MONTH([.A57])&amp;YEAR([.A57]);[.$P$5:.$P$28];0);2)" office:value-type="float" office:value="60" calcext:value-type="float">
            <text:p>60</text:p>
          </table:table-cell>
          <table:table-cell table:style-name="ce2" table:formula="of:=DAY(EOMONTH([.A57];0))" office:value-type="float" office:value="28" calcext:value-type="float">
            <text:p>28</text:p>
          </table:table-cell>
          <table:table-cell table:formula="of:=[.B57]/[.C57]" office:value-type="float" office:value="2.14285714285714" calcext:value-type="float">
            <text:p>2.14</text:p>
          </table:table-cell>
          <table:table-cell table:formula="of:=-0.5*([.F57]&lt;50)+0.6*([.F57]&gt;50)" office:value-type="float" office:value="-0.5" calcext:value-type="float">
            <text:p>-0.50</text:p>
          </table:table-cell>
          <table:table-cell table:formula="of:=[.F56]*(1+[.G56])" office:value-type="float" office:value="17.4358615022903" calcext:value-type="float">
            <text:p>17.4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7]/(1-[.E57])" office:value-type="float" office:value="1.42857142857143" calcext:value-type="float">
            <text:p>1.43</text:p>
          </table:table-cell>
          <table:table-cell table:formula="of:=[.H57]-[.D57]" office:value-type="float" office:value="-0.714285714285714" calcext:value-type="float">
            <text:p>-0.71</text:p>
          </table:table-cell>
          <table:table-cell table:style-name="ce3" table:formula="of:=[.H57]*[.C57]" office:value-type="float" office:value="40" calcext:value-type="float">
            <text:p>40.00</text:p>
          </table:table-cell>
          <table:table-cell table:style-name="ce3" table:formula="of:=[.I57]*[.C57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7]+1" office:value-type="date" office:date-value="2021-02-26" calcext:value-type="date">
            <text:p>26-Feb-2021</text:p>
          </table:table-cell>
          <table:table-cell table:style-name="ce2" table:formula="of:=INDEX([.$N$5:.$P$28];MATCH(MONTH([.A58])&amp;YEAR([.A58]);[.$P$5:.$P$28];0);2)" office:value-type="float" office:value="60" calcext:value-type="float">
            <text:p>60</text:p>
          </table:table-cell>
          <table:table-cell table:style-name="ce2" table:formula="of:=DAY(EOMONTH([.A58];0))" office:value-type="float" office:value="28" calcext:value-type="float">
            <text:p>28</text:p>
          </table:table-cell>
          <table:table-cell table:formula="of:=[.B58]/[.C58]" office:value-type="float" office:value="2.14285714285714" calcext:value-type="float">
            <text:p>2.14</text:p>
          </table:table-cell>
          <table:table-cell table:formula="of:=-0.5*([.F58]&lt;50)+0.6*([.F58]&gt;50)" office:value-type="float" office:value="-0.5" calcext:value-type="float">
            <text:p>-0.50</text:p>
          </table:table-cell>
          <table:table-cell table:formula="of:=[.F57]*(1+[.G57])" office:value-type="float" office:value="17.4836309858582" calcext:value-type="float">
            <text:p>17.4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8]/(1-[.E58])" office:value-type="float" office:value="1.42857142857143" calcext:value-type="float">
            <text:p>1.43</text:p>
          </table:table-cell>
          <table:table-cell table:formula="of:=[.H58]-[.D58]" office:value-type="float" office:value="-0.714285714285714" calcext:value-type="float">
            <text:p>-0.71</text:p>
          </table:table-cell>
          <table:table-cell table:style-name="ce3" table:formula="of:=[.H58]*[.C58]" office:value-type="float" office:value="40" calcext:value-type="float">
            <text:p>40.00</text:p>
          </table:table-cell>
          <table:table-cell table:style-name="ce3" table:formula="of:=[.I58]*[.C58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8]+1" office:value-type="date" office:date-value="2021-02-27" calcext:value-type="date">
            <text:p>27-Feb-2021</text:p>
          </table:table-cell>
          <table:table-cell table:style-name="ce2" table:formula="of:=INDEX([.$N$5:.$P$28];MATCH(MONTH([.A59])&amp;YEAR([.A59]);[.$P$5:.$P$28];0);2)" office:value-type="float" office:value="60" calcext:value-type="float">
            <text:p>60</text:p>
          </table:table-cell>
          <table:table-cell table:style-name="ce2" table:formula="of:=DAY(EOMONTH([.A59];0))" office:value-type="float" office:value="28" calcext:value-type="float">
            <text:p>28</text:p>
          </table:table-cell>
          <table:table-cell table:formula="of:=[.B59]/[.C59]" office:value-type="float" office:value="2.14285714285714" calcext:value-type="float">
            <text:p>2.14</text:p>
          </table:table-cell>
          <table:table-cell table:formula="of:=-0.5*([.F59]&lt;50)+0.6*([.F59]&gt;50)" office:value-type="float" office:value="-0.5" calcext:value-type="float">
            <text:p>-0.50</text:p>
          </table:table-cell>
          <table:table-cell table:formula="of:=[.F58]*(1+[.G58])" office:value-type="float" office:value="17.5315313447236" calcext:value-type="float">
            <text:p>17.5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59]/(1-[.E59])" office:value-type="float" office:value="1.42857142857143" calcext:value-type="float">
            <text:p>1.43</text:p>
          </table:table-cell>
          <table:table-cell table:formula="of:=[.H59]-[.D59]" office:value-type="float" office:value="-0.714285714285714" calcext:value-type="float">
            <text:p>-0.71</text:p>
          </table:table-cell>
          <table:table-cell table:style-name="ce3" table:formula="of:=[.H59]*[.C59]" office:value-type="float" office:value="40" calcext:value-type="float">
            <text:p>40.00</text:p>
          </table:table-cell>
          <table:table-cell table:style-name="ce3" table:formula="of:=[.I59]*[.C59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59]+1" office:value-type="date" office:date-value="2021-02-28" calcext:value-type="date">
            <text:p>28-Feb-2021</text:p>
          </table:table-cell>
          <table:table-cell table:style-name="ce2" table:formula="of:=INDEX([.$N$5:.$P$28];MATCH(MONTH([.A60])&amp;YEAR([.A60]);[.$P$5:.$P$28];0);2)" office:value-type="float" office:value="60" calcext:value-type="float">
            <text:p>60</text:p>
          </table:table-cell>
          <table:table-cell table:style-name="ce2" table:formula="of:=DAY(EOMONTH([.A60];0))" office:value-type="float" office:value="28" calcext:value-type="float">
            <text:p>28</text:p>
          </table:table-cell>
          <table:table-cell table:formula="of:=[.B60]/[.C60]" office:value-type="float" office:value="2.14285714285714" calcext:value-type="float">
            <text:p>2.14</text:p>
          </table:table-cell>
          <table:table-cell table:formula="of:=-0.5*([.F60]&lt;50)+0.6*([.F60]&gt;50)" office:value-type="float" office:value="-0.5" calcext:value-type="float">
            <text:p>-0.50</text:p>
          </table:table-cell>
          <table:table-cell table:formula="of:=[.F59]*(1+[.G59])" office:value-type="float" office:value="17.5795629374489" calcext:value-type="float">
            <text:p>17.5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0]/(1-[.E60])" office:value-type="float" office:value="1.42857142857143" calcext:value-type="float">
            <text:p>1.43</text:p>
          </table:table-cell>
          <table:table-cell table:formula="of:=[.H60]-[.D60]" office:value-type="float" office:value="-0.714285714285714" calcext:value-type="float">
            <text:p>-0.71</text:p>
          </table:table-cell>
          <table:table-cell table:style-name="ce3" table:formula="of:=[.H60]*[.C60]" office:value-type="float" office:value="40" calcext:value-type="float">
            <text:p>40.00</text:p>
          </table:table-cell>
          <table:table-cell table:style-name="ce3" table:formula="of:=[.I60]*[.C60]" office:value-type="float" office:value="-20" calcext:value-type="float">
            <text:p>-20.00</text:p>
          </table:table-cell>
          <table:table-cell table:number-columns-repeated="7"/>
        </table:table-row>
        <table:table-row table:style-name="ro1">
          <table:table-cell table:formula="of:=[.A60]+1" office:value-type="date" office:date-value="2021-03-01" calcext:value-type="date">
            <text:p>1-Mar-2021</text:p>
          </table:table-cell>
          <table:table-cell table:style-name="ce2" table:formula="of:=INDEX([.$N$5:.$P$28];MATCH(MONTH([.A61])&amp;YEAR([.A61]);[.$P$5:.$P$28];0);2)" office:value-type="float" office:value="70" calcext:value-type="float">
            <text:p>70</text:p>
          </table:table-cell>
          <table:table-cell table:style-name="ce2" table:formula="of:=DAY(EOMONTH([.A61];0))" office:value-type="float" office:value="31" calcext:value-type="float">
            <text:p>31</text:p>
          </table:table-cell>
          <table:table-cell table:formula="of:=[.B61]/[.C61]" office:value-type="float" office:value="2.25806451612903" calcext:value-type="float">
            <text:p>2.26</text:p>
          </table:table-cell>
          <table:table-cell table:formula="of:=-0.5*([.F61]&lt;50)+0.6*([.F61]&gt;50)" office:value-type="float" office:value="-0.5" calcext:value-type="float">
            <text:p>-0.50</text:p>
          </table:table-cell>
          <table:table-cell table:formula="of:=[.F60]*(1+[.G60])" office:value-type="float" office:value="17.6277261235789" calcext:value-type="float">
            <text:p>17.6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1]/(1-[.E61])" office:value-type="float" office:value="1.50537634408602" calcext:value-type="float">
            <text:p>1.51</text:p>
          </table:table-cell>
          <table:table-cell table:formula="of:=[.H61]-[.D61]" office:value-type="float" office:value="-0.752688172043011" calcext:value-type="float">
            <text:p>-0.75</text:p>
          </table:table-cell>
          <table:table-cell table:style-name="ce3" table:formula="of:=[.H61]*[.C61]" office:value-type="float" office:value="46.6666666666667" calcext:value-type="float">
            <text:p>46.67</text:p>
          </table:table-cell>
          <table:table-cell table:style-name="ce3" table:formula="of:=[.I61]*[.C61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1]+1" office:value-type="date" office:date-value="2021-03-02" calcext:value-type="date">
            <text:p>2-Mar-2021</text:p>
          </table:table-cell>
          <table:table-cell table:style-name="ce2" table:formula="of:=INDEX([.$N$5:.$P$28];MATCH(MONTH([.A62])&amp;YEAR([.A62]);[.$P$5:.$P$28];0);2)" office:value-type="float" office:value="70" calcext:value-type="float">
            <text:p>70</text:p>
          </table:table-cell>
          <table:table-cell table:style-name="ce2" table:formula="of:=DAY(EOMONTH([.A62];0))" office:value-type="float" office:value="31" calcext:value-type="float">
            <text:p>31</text:p>
          </table:table-cell>
          <table:table-cell table:formula="of:=[.B62]/[.C62]" office:value-type="float" office:value="2.25806451612903" calcext:value-type="float">
            <text:p>2.26</text:p>
          </table:table-cell>
          <table:table-cell table:formula="of:=-0.5*([.F62]&lt;50)+0.6*([.F62]&gt;50)" office:value-type="float" office:value="-0.5" calcext:value-type="float">
            <text:p>-0.50</text:p>
          </table:table-cell>
          <table:table-cell table:formula="of:=[.F61]*(1+[.G61])" office:value-type="float" office:value="17.6760212636435" calcext:value-type="float">
            <text:p>17.6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2]/(1-[.E62])" office:value-type="float" office:value="1.50537634408602" calcext:value-type="float">
            <text:p>1.51</text:p>
          </table:table-cell>
          <table:table-cell table:formula="of:=[.H62]-[.D62]" office:value-type="float" office:value="-0.752688172043011" calcext:value-type="float">
            <text:p>-0.75</text:p>
          </table:table-cell>
          <table:table-cell table:style-name="ce3" table:formula="of:=[.H62]*[.C62]" office:value-type="float" office:value="46.6666666666667" calcext:value-type="float">
            <text:p>46.67</text:p>
          </table:table-cell>
          <table:table-cell table:style-name="ce3" table:formula="of:=[.I62]*[.C62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2]+1" office:value-type="date" office:date-value="2021-03-03" calcext:value-type="date">
            <text:p>3-Mar-2021</text:p>
          </table:table-cell>
          <table:table-cell table:style-name="ce2" table:formula="of:=INDEX([.$N$5:.$P$28];MATCH(MONTH([.A63])&amp;YEAR([.A63]);[.$P$5:.$P$28];0);2)" office:value-type="float" office:value="70" calcext:value-type="float">
            <text:p>70</text:p>
          </table:table-cell>
          <table:table-cell table:style-name="ce2" table:formula="of:=DAY(EOMONTH([.A63];0))" office:value-type="float" office:value="31" calcext:value-type="float">
            <text:p>31</text:p>
          </table:table-cell>
          <table:table-cell table:formula="of:=[.B63]/[.C63]" office:value-type="float" office:value="2.25806451612903" calcext:value-type="float">
            <text:p>2.26</text:p>
          </table:table-cell>
          <table:table-cell table:formula="of:=-0.5*([.F63]&lt;50)+0.6*([.F63]&gt;50)" office:value-type="float" office:value="-0.5" calcext:value-type="float">
            <text:p>-0.50</text:p>
          </table:table-cell>
          <table:table-cell table:formula="of:=[.F62]*(1+[.G62])" office:value-type="float" office:value="17.7244487191603" calcext:value-type="float">
            <text:p>17.7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3]/(1-[.E63])" office:value-type="float" office:value="1.50537634408602" calcext:value-type="float">
            <text:p>1.51</text:p>
          </table:table-cell>
          <table:table-cell table:formula="of:=[.H63]-[.D63]" office:value-type="float" office:value="-0.752688172043011" calcext:value-type="float">
            <text:p>-0.75</text:p>
          </table:table-cell>
          <table:table-cell table:style-name="ce3" table:formula="of:=[.H63]*[.C63]" office:value-type="float" office:value="46.6666666666667" calcext:value-type="float">
            <text:p>46.67</text:p>
          </table:table-cell>
          <table:table-cell table:style-name="ce3" table:formula="of:=[.I63]*[.C63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3]+1" office:value-type="date" office:date-value="2021-03-04" calcext:value-type="date">
            <text:p>4-Mar-2021</text:p>
          </table:table-cell>
          <table:table-cell table:style-name="ce2" table:formula="of:=INDEX([.$N$5:.$P$28];MATCH(MONTH([.A64])&amp;YEAR([.A64]);[.$P$5:.$P$28];0);2)" office:value-type="float" office:value="70" calcext:value-type="float">
            <text:p>70</text:p>
          </table:table-cell>
          <table:table-cell table:style-name="ce2" table:formula="of:=DAY(EOMONTH([.A64];0))" office:value-type="float" office:value="31" calcext:value-type="float">
            <text:p>31</text:p>
          </table:table-cell>
          <table:table-cell table:formula="of:=[.B64]/[.C64]" office:value-type="float" office:value="2.25806451612903" calcext:value-type="float">
            <text:p>2.26</text:p>
          </table:table-cell>
          <table:table-cell table:formula="of:=-0.5*([.F64]&lt;50)+0.6*([.F64]&gt;50)" office:value-type="float" office:value="-0.5" calcext:value-type="float">
            <text:p>-0.50</text:p>
          </table:table-cell>
          <table:table-cell table:formula="of:=[.F63]*(1+[.G63])" office:value-type="float" office:value="17.7730088526375" calcext:value-type="float">
            <text:p>17.7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4]/(1-[.E64])" office:value-type="float" office:value="1.50537634408602" calcext:value-type="float">
            <text:p>1.51</text:p>
          </table:table-cell>
          <table:table-cell table:formula="of:=[.H64]-[.D64]" office:value-type="float" office:value="-0.752688172043011" calcext:value-type="float">
            <text:p>-0.75</text:p>
          </table:table-cell>
          <table:table-cell table:style-name="ce3" table:formula="of:=[.H64]*[.C64]" office:value-type="float" office:value="46.6666666666667" calcext:value-type="float">
            <text:p>46.67</text:p>
          </table:table-cell>
          <table:table-cell table:style-name="ce3" table:formula="of:=[.I64]*[.C64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4]+1" office:value-type="date" office:date-value="2021-03-05" calcext:value-type="date">
            <text:p>5-Mar-2021</text:p>
          </table:table-cell>
          <table:table-cell table:style-name="ce2" table:formula="of:=INDEX([.$N$5:.$P$28];MATCH(MONTH([.A65])&amp;YEAR([.A65]);[.$P$5:.$P$28];0);2)" office:value-type="float" office:value="70" calcext:value-type="float">
            <text:p>70</text:p>
          </table:table-cell>
          <table:table-cell table:style-name="ce2" table:formula="of:=DAY(EOMONTH([.A65];0))" office:value-type="float" office:value="31" calcext:value-type="float">
            <text:p>31</text:p>
          </table:table-cell>
          <table:table-cell table:formula="of:=[.B65]/[.C65]" office:value-type="float" office:value="2.25806451612903" calcext:value-type="float">
            <text:p>2.26</text:p>
          </table:table-cell>
          <table:table-cell table:formula="of:=-0.5*([.F65]&lt;50)+0.6*([.F65]&gt;50)" office:value-type="float" office:value="-0.5" calcext:value-type="float">
            <text:p>-0.50</text:p>
          </table:table-cell>
          <table:table-cell table:formula="of:=[.F64]*(1+[.G64])" office:value-type="float" office:value="17.8217020275762" calcext:value-type="float">
            <text:p>17.8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5]/(1-[.E65])" office:value-type="float" office:value="1.50537634408602" calcext:value-type="float">
            <text:p>1.51</text:p>
          </table:table-cell>
          <table:table-cell table:formula="of:=[.H65]-[.D65]" office:value-type="float" office:value="-0.752688172043011" calcext:value-type="float">
            <text:p>-0.75</text:p>
          </table:table-cell>
          <table:table-cell table:style-name="ce3" table:formula="of:=[.H65]*[.C65]" office:value-type="float" office:value="46.6666666666667" calcext:value-type="float">
            <text:p>46.67</text:p>
          </table:table-cell>
          <table:table-cell table:style-name="ce3" table:formula="of:=[.I65]*[.C65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5]+1" office:value-type="date" office:date-value="2021-03-06" calcext:value-type="date">
            <text:p>6-Mar-2021</text:p>
          </table:table-cell>
          <table:table-cell table:style-name="ce2" table:formula="of:=INDEX([.$N$5:.$P$28];MATCH(MONTH([.A66])&amp;YEAR([.A66]);[.$P$5:.$P$28];0);2)" office:value-type="float" office:value="70" calcext:value-type="float">
            <text:p>70</text:p>
          </table:table-cell>
          <table:table-cell table:style-name="ce2" table:formula="of:=DAY(EOMONTH([.A66];0))" office:value-type="float" office:value="31" calcext:value-type="float">
            <text:p>31</text:p>
          </table:table-cell>
          <table:table-cell table:formula="of:=[.B66]/[.C66]" office:value-type="float" office:value="2.25806451612903" calcext:value-type="float">
            <text:p>2.26</text:p>
          </table:table-cell>
          <table:table-cell table:formula="of:=-0.5*([.F66]&lt;50)+0.6*([.F66]&gt;50)" office:value-type="float" office:value="-0.5" calcext:value-type="float">
            <text:p>-0.50</text:p>
          </table:table-cell>
          <table:table-cell table:formula="of:=[.F65]*(1+[.G65])" office:value-type="float" office:value="17.8705286084737" calcext:value-type="float">
            <text:p>17.8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6]/(1-[.E66])" office:value-type="float" office:value="1.50537634408602" calcext:value-type="float">
            <text:p>1.51</text:p>
          </table:table-cell>
          <table:table-cell table:formula="of:=[.H66]-[.D66]" office:value-type="float" office:value="-0.752688172043011" calcext:value-type="float">
            <text:p>-0.75</text:p>
          </table:table-cell>
          <table:table-cell table:style-name="ce3" table:formula="of:=[.H66]*[.C66]" office:value-type="float" office:value="46.6666666666667" calcext:value-type="float">
            <text:p>46.67</text:p>
          </table:table-cell>
          <table:table-cell table:style-name="ce3" table:formula="of:=[.I66]*[.C66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6]+1" office:value-type="date" office:date-value="2021-03-07" calcext:value-type="date">
            <text:p>7-Mar-2021</text:p>
          </table:table-cell>
          <table:table-cell table:style-name="ce2" table:formula="of:=INDEX([.$N$5:.$P$28];MATCH(MONTH([.A67])&amp;YEAR([.A67]);[.$P$5:.$P$28];0);2)" office:value-type="float" office:value="70" calcext:value-type="float">
            <text:p>70</text:p>
          </table:table-cell>
          <table:table-cell table:style-name="ce2" table:formula="of:=DAY(EOMONTH([.A67];0))" office:value-type="float" office:value="31" calcext:value-type="float">
            <text:p>31</text:p>
          </table:table-cell>
          <table:table-cell table:formula="of:=[.B67]/[.C67]" office:value-type="float" office:value="2.25806451612903" calcext:value-type="float">
            <text:p>2.26</text:p>
          </table:table-cell>
          <table:table-cell table:formula="of:=-0.5*([.F67]&lt;50)+0.6*([.F67]&gt;50)" office:value-type="float" office:value="-0.5" calcext:value-type="float">
            <text:p>-0.50</text:p>
          </table:table-cell>
          <table:table-cell table:formula="of:=[.F66]*(1+[.G66])" office:value-type="float" office:value="17.9194889608256" calcext:value-type="float">
            <text:p>17.9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7]/(1-[.E67])" office:value-type="float" office:value="1.50537634408602" calcext:value-type="float">
            <text:p>1.51</text:p>
          </table:table-cell>
          <table:table-cell table:formula="of:=[.H67]-[.D67]" office:value-type="float" office:value="-0.752688172043011" calcext:value-type="float">
            <text:p>-0.75</text:p>
          </table:table-cell>
          <table:table-cell table:style-name="ce3" table:formula="of:=[.H67]*[.C67]" office:value-type="float" office:value="46.6666666666667" calcext:value-type="float">
            <text:p>46.67</text:p>
          </table:table-cell>
          <table:table-cell table:style-name="ce3" table:formula="of:=[.I67]*[.C67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7]+1" office:value-type="date" office:date-value="2021-03-08" calcext:value-type="date">
            <text:p>8-Mar-2021</text:p>
          </table:table-cell>
          <table:table-cell table:style-name="ce2" table:formula="of:=INDEX([.$N$5:.$P$28];MATCH(MONTH([.A68])&amp;YEAR([.A68]);[.$P$5:.$P$28];0);2)" office:value-type="float" office:value="70" calcext:value-type="float">
            <text:p>70</text:p>
          </table:table-cell>
          <table:table-cell table:style-name="ce2" table:formula="of:=DAY(EOMONTH([.A68];0))" office:value-type="float" office:value="31" calcext:value-type="float">
            <text:p>31</text:p>
          </table:table-cell>
          <table:table-cell table:formula="of:=[.B68]/[.C68]" office:value-type="float" office:value="2.25806451612903" calcext:value-type="float">
            <text:p>2.26</text:p>
          </table:table-cell>
          <table:table-cell table:formula="of:=-0.5*([.F68]&lt;50)+0.6*([.F68]&gt;50)" office:value-type="float" office:value="-0.5" calcext:value-type="float">
            <text:p>-0.50</text:p>
          </table:table-cell>
          <table:table-cell table:formula="of:=[.F67]*(1+[.G67])" office:value-type="float" office:value="17.9685834511293" calcext:value-type="float">
            <text:p>17.9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8]/(1-[.E68])" office:value-type="float" office:value="1.50537634408602" calcext:value-type="float">
            <text:p>1.51</text:p>
          </table:table-cell>
          <table:table-cell table:formula="of:=[.H68]-[.D68]" office:value-type="float" office:value="-0.752688172043011" calcext:value-type="float">
            <text:p>-0.75</text:p>
          </table:table-cell>
          <table:table-cell table:style-name="ce3" table:formula="of:=[.H68]*[.C68]" office:value-type="float" office:value="46.6666666666667" calcext:value-type="float">
            <text:p>46.67</text:p>
          </table:table-cell>
          <table:table-cell table:style-name="ce3" table:formula="of:=[.I68]*[.C68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8]+1" office:value-type="date" office:date-value="2021-03-09" calcext:value-type="date">
            <text:p>9-Mar-2021</text:p>
          </table:table-cell>
          <table:table-cell table:style-name="ce2" table:formula="of:=INDEX([.$N$5:.$P$28];MATCH(MONTH([.A69])&amp;YEAR([.A69]);[.$P$5:.$P$28];0);2)" office:value-type="float" office:value="70" calcext:value-type="float">
            <text:p>70</text:p>
          </table:table-cell>
          <table:table-cell table:style-name="ce2" table:formula="of:=DAY(EOMONTH([.A69];0))" office:value-type="float" office:value="31" calcext:value-type="float">
            <text:p>31</text:p>
          </table:table-cell>
          <table:table-cell table:formula="of:=[.B69]/[.C69]" office:value-type="float" office:value="2.25806451612903" calcext:value-type="float">
            <text:p>2.26</text:p>
          </table:table-cell>
          <table:table-cell table:formula="of:=-0.5*([.F69]&lt;50)+0.6*([.F69]&gt;50)" office:value-type="float" office:value="-0.5" calcext:value-type="float">
            <text:p>-0.50</text:p>
          </table:table-cell>
          <table:table-cell table:formula="of:=[.F68]*(1+[.G68])" office:value-type="float" office:value="18.0178124468858" calcext:value-type="float">
            <text:p>18.0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69]/(1-[.E69])" office:value-type="float" office:value="1.50537634408602" calcext:value-type="float">
            <text:p>1.51</text:p>
          </table:table-cell>
          <table:table-cell table:formula="of:=[.H69]-[.D69]" office:value-type="float" office:value="-0.752688172043011" calcext:value-type="float">
            <text:p>-0.75</text:p>
          </table:table-cell>
          <table:table-cell table:style-name="ce3" table:formula="of:=[.H69]*[.C69]" office:value-type="float" office:value="46.6666666666667" calcext:value-type="float">
            <text:p>46.67</text:p>
          </table:table-cell>
          <table:table-cell table:style-name="ce3" table:formula="of:=[.I69]*[.C69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69]+1" office:value-type="date" office:date-value="2021-03-10" calcext:value-type="date">
            <text:p>10-Mar-2021</text:p>
          </table:table-cell>
          <table:table-cell table:style-name="ce2" table:formula="of:=INDEX([.$N$5:.$P$28];MATCH(MONTH([.A70])&amp;YEAR([.A70]);[.$P$5:.$P$28];0);2)" office:value-type="float" office:value="70" calcext:value-type="float">
            <text:p>70</text:p>
          </table:table-cell>
          <table:table-cell table:style-name="ce2" table:formula="of:=DAY(EOMONTH([.A70];0))" office:value-type="float" office:value="31" calcext:value-type="float">
            <text:p>31</text:p>
          </table:table-cell>
          <table:table-cell table:formula="of:=[.B70]/[.C70]" office:value-type="float" office:value="2.25806451612903" calcext:value-type="float">
            <text:p>2.26</text:p>
          </table:table-cell>
          <table:table-cell table:formula="of:=-0.5*([.F70]&lt;50)+0.6*([.F70]&gt;50)" office:value-type="float" office:value="-0.5" calcext:value-type="float">
            <text:p>-0.50</text:p>
          </table:table-cell>
          <table:table-cell table:formula="of:=[.F69]*(1+[.G69])" office:value-type="float" office:value="18.0671763166033" calcext:value-type="float">
            <text:p>18.0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0]/(1-[.E70])" office:value-type="float" office:value="1.50537634408602" calcext:value-type="float">
            <text:p>1.51</text:p>
          </table:table-cell>
          <table:table-cell table:formula="of:=[.H70]-[.D70]" office:value-type="float" office:value="-0.752688172043011" calcext:value-type="float">
            <text:p>-0.75</text:p>
          </table:table-cell>
          <table:table-cell table:style-name="ce3" table:formula="of:=[.H70]*[.C70]" office:value-type="float" office:value="46.6666666666667" calcext:value-type="float">
            <text:p>46.67</text:p>
          </table:table-cell>
          <table:table-cell table:style-name="ce3" table:formula="of:=[.I70]*[.C70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0]+1" office:value-type="date" office:date-value="2021-03-11" calcext:value-type="date">
            <text:p>11-Mar-2021</text:p>
          </table:table-cell>
          <table:table-cell table:style-name="ce2" table:formula="of:=INDEX([.$N$5:.$P$28];MATCH(MONTH([.A71])&amp;YEAR([.A71]);[.$P$5:.$P$28];0);2)" office:value-type="float" office:value="70" calcext:value-type="float">
            <text:p>70</text:p>
          </table:table-cell>
          <table:table-cell table:style-name="ce2" table:formula="of:=DAY(EOMONTH([.A71];0))" office:value-type="float" office:value="31" calcext:value-type="float">
            <text:p>31</text:p>
          </table:table-cell>
          <table:table-cell table:formula="of:=[.B71]/[.C71]" office:value-type="float" office:value="2.25806451612903" calcext:value-type="float">
            <text:p>2.26</text:p>
          </table:table-cell>
          <table:table-cell table:formula="of:=-0.5*([.F71]&lt;50)+0.6*([.F71]&gt;50)" office:value-type="float" office:value="-0.5" calcext:value-type="float">
            <text:p>-0.50</text:p>
          </table:table-cell>
          <table:table-cell table:formula="of:=[.F70]*(1+[.G70])" office:value-type="float" office:value="18.1166754297995" calcext:value-type="float">
            <text:p>18.1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1]/(1-[.E71])" office:value-type="float" office:value="1.50537634408602" calcext:value-type="float">
            <text:p>1.51</text:p>
          </table:table-cell>
          <table:table-cell table:formula="of:=[.H71]-[.D71]" office:value-type="float" office:value="-0.752688172043011" calcext:value-type="float">
            <text:p>-0.75</text:p>
          </table:table-cell>
          <table:table-cell table:style-name="ce3" table:formula="of:=[.H71]*[.C71]" office:value-type="float" office:value="46.6666666666667" calcext:value-type="float">
            <text:p>46.67</text:p>
          </table:table-cell>
          <table:table-cell table:style-name="ce3" table:formula="of:=[.I71]*[.C71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1]+1" office:value-type="date" office:date-value="2021-03-12" calcext:value-type="date">
            <text:p>12-Mar-2021</text:p>
          </table:table-cell>
          <table:table-cell table:style-name="ce2" table:formula="of:=INDEX([.$N$5:.$P$28];MATCH(MONTH([.A72])&amp;YEAR([.A72]);[.$P$5:.$P$28];0);2)" office:value-type="float" office:value="70" calcext:value-type="float">
            <text:p>70</text:p>
          </table:table-cell>
          <table:table-cell table:style-name="ce2" table:formula="of:=DAY(EOMONTH([.A72];0))" office:value-type="float" office:value="31" calcext:value-type="float">
            <text:p>31</text:p>
          </table:table-cell>
          <table:table-cell table:formula="of:=[.B72]/[.C72]" office:value-type="float" office:value="2.25806451612903" calcext:value-type="float">
            <text:p>2.26</text:p>
          </table:table-cell>
          <table:table-cell table:formula="of:=-0.5*([.F72]&lt;50)+0.6*([.F72]&gt;50)" office:value-type="float" office:value="-0.5" calcext:value-type="float">
            <text:p>-0.50</text:p>
          </table:table-cell>
          <table:table-cell table:formula="of:=[.F71]*(1+[.G71])" office:value-type="float" office:value="18.1663101570044" calcext:value-type="float">
            <text:p>18.1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2]/(1-[.E72])" office:value-type="float" office:value="1.50537634408602" calcext:value-type="float">
            <text:p>1.51</text:p>
          </table:table-cell>
          <table:table-cell table:formula="of:=[.H72]-[.D72]" office:value-type="float" office:value="-0.752688172043011" calcext:value-type="float">
            <text:p>-0.75</text:p>
          </table:table-cell>
          <table:table-cell table:style-name="ce3" table:formula="of:=[.H72]*[.C72]" office:value-type="float" office:value="46.6666666666667" calcext:value-type="float">
            <text:p>46.67</text:p>
          </table:table-cell>
          <table:table-cell table:style-name="ce3" table:formula="of:=[.I72]*[.C72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2]+1" office:value-type="date" office:date-value="2021-03-13" calcext:value-type="date">
            <text:p>13-Mar-2021</text:p>
          </table:table-cell>
          <table:table-cell table:style-name="ce2" table:formula="of:=INDEX([.$N$5:.$P$28];MATCH(MONTH([.A73])&amp;YEAR([.A73]);[.$P$5:.$P$28];0);2)" office:value-type="float" office:value="70" calcext:value-type="float">
            <text:p>70</text:p>
          </table:table-cell>
          <table:table-cell table:style-name="ce2" table:formula="of:=DAY(EOMONTH([.A73];0))" office:value-type="float" office:value="31" calcext:value-type="float">
            <text:p>31</text:p>
          </table:table-cell>
          <table:table-cell table:formula="of:=[.B73]/[.C73]" office:value-type="float" office:value="2.25806451612903" calcext:value-type="float">
            <text:p>2.26</text:p>
          </table:table-cell>
          <table:table-cell table:formula="of:=-0.5*([.F73]&lt;50)+0.6*([.F73]&gt;50)" office:value-type="float" office:value="-0.5" calcext:value-type="float">
            <text:p>-0.50</text:p>
          </table:table-cell>
          <table:table-cell table:formula="of:=[.F72]*(1+[.G72])" office:value-type="float" office:value="18.2160808697633" calcext:value-type="float">
            <text:p>18.2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3]/(1-[.E73])" office:value-type="float" office:value="1.50537634408602" calcext:value-type="float">
            <text:p>1.51</text:p>
          </table:table-cell>
          <table:table-cell table:formula="of:=[.H73]-[.D73]" office:value-type="float" office:value="-0.752688172043011" calcext:value-type="float">
            <text:p>-0.75</text:p>
          </table:table-cell>
          <table:table-cell table:style-name="ce3" table:formula="of:=[.H73]*[.C73]" office:value-type="float" office:value="46.6666666666667" calcext:value-type="float">
            <text:p>46.67</text:p>
          </table:table-cell>
          <table:table-cell table:style-name="ce3" table:formula="of:=[.I73]*[.C73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3]+1" office:value-type="date" office:date-value="2021-03-14" calcext:value-type="date">
            <text:p>14-Mar-2021</text:p>
          </table:table-cell>
          <table:table-cell table:style-name="ce2" table:formula="of:=INDEX([.$N$5:.$P$28];MATCH(MONTH([.A74])&amp;YEAR([.A74]);[.$P$5:.$P$28];0);2)" office:value-type="float" office:value="70" calcext:value-type="float">
            <text:p>70</text:p>
          </table:table-cell>
          <table:table-cell table:style-name="ce2" table:formula="of:=DAY(EOMONTH([.A74];0))" office:value-type="float" office:value="31" calcext:value-type="float">
            <text:p>31</text:p>
          </table:table-cell>
          <table:table-cell table:formula="of:=[.B74]/[.C74]" office:value-type="float" office:value="2.25806451612903" calcext:value-type="float">
            <text:p>2.26</text:p>
          </table:table-cell>
          <table:table-cell table:formula="of:=-0.5*([.F74]&lt;50)+0.6*([.F74]&gt;50)" office:value-type="float" office:value="-0.5" calcext:value-type="float">
            <text:p>-0.50</text:p>
          </table:table-cell>
          <table:table-cell table:formula="of:=[.F73]*(1+[.G73])" office:value-type="float" office:value="18.2659879406394" calcext:value-type="float">
            <text:p>18.2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4]/(1-[.E74])" office:value-type="float" office:value="1.50537634408602" calcext:value-type="float">
            <text:p>1.51</text:p>
          </table:table-cell>
          <table:table-cell table:formula="of:=[.H74]-[.D74]" office:value-type="float" office:value="-0.752688172043011" calcext:value-type="float">
            <text:p>-0.75</text:p>
          </table:table-cell>
          <table:table-cell table:style-name="ce3" table:formula="of:=[.H74]*[.C74]" office:value-type="float" office:value="46.6666666666667" calcext:value-type="float">
            <text:p>46.67</text:p>
          </table:table-cell>
          <table:table-cell table:style-name="ce3" table:formula="of:=[.I74]*[.C74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4]+1" office:value-type="date" office:date-value="2021-03-15" calcext:value-type="date">
            <text:p>15-Mar-2021</text:p>
          </table:table-cell>
          <table:table-cell table:style-name="ce2" table:formula="of:=INDEX([.$N$5:.$P$28];MATCH(MONTH([.A75])&amp;YEAR([.A75]);[.$P$5:.$P$28];0);2)" office:value-type="float" office:value="70" calcext:value-type="float">
            <text:p>70</text:p>
          </table:table-cell>
          <table:table-cell table:style-name="ce2" table:formula="of:=DAY(EOMONTH([.A75];0))" office:value-type="float" office:value="31" calcext:value-type="float">
            <text:p>31</text:p>
          </table:table-cell>
          <table:table-cell table:formula="of:=[.B75]/[.C75]" office:value-type="float" office:value="2.25806451612903" calcext:value-type="float">
            <text:p>2.26</text:p>
          </table:table-cell>
          <table:table-cell table:formula="of:=-0.5*([.F75]&lt;50)+0.6*([.F75]&gt;50)" office:value-type="float" office:value="-0.5" calcext:value-type="float">
            <text:p>-0.50</text:p>
          </table:table-cell>
          <table:table-cell table:formula="of:=[.F74]*(1+[.G74])" office:value-type="float" office:value="18.3160317432165" calcext:value-type="float">
            <text:p>18.3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5]/(1-[.E75])" office:value-type="float" office:value="1.50537634408602" calcext:value-type="float">
            <text:p>1.51</text:p>
          </table:table-cell>
          <table:table-cell table:formula="of:=[.H75]-[.D75]" office:value-type="float" office:value="-0.752688172043011" calcext:value-type="float">
            <text:p>-0.75</text:p>
          </table:table-cell>
          <table:table-cell table:style-name="ce3" table:formula="of:=[.H75]*[.C75]" office:value-type="float" office:value="46.6666666666667" calcext:value-type="float">
            <text:p>46.67</text:p>
          </table:table-cell>
          <table:table-cell table:style-name="ce3" table:formula="of:=[.I75]*[.C75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5]+1" office:value-type="date" office:date-value="2021-03-16" calcext:value-type="date">
            <text:p>16-Mar-2021</text:p>
          </table:table-cell>
          <table:table-cell table:style-name="ce2" table:formula="of:=INDEX([.$N$5:.$P$28];MATCH(MONTH([.A76])&amp;YEAR([.A76]);[.$P$5:.$P$28];0);2)" office:value-type="float" office:value="70" calcext:value-type="float">
            <text:p>70</text:p>
          </table:table-cell>
          <table:table-cell table:style-name="ce2" table:formula="of:=DAY(EOMONTH([.A76];0))" office:value-type="float" office:value="31" calcext:value-type="float">
            <text:p>31</text:p>
          </table:table-cell>
          <table:table-cell table:formula="of:=[.B76]/[.C76]" office:value-type="float" office:value="2.25806451612903" calcext:value-type="float">
            <text:p>2.26</text:p>
          </table:table-cell>
          <table:table-cell table:formula="of:=-0.5*([.F76]&lt;50)+0.6*([.F76]&gt;50)" office:value-type="float" office:value="-0.5" calcext:value-type="float">
            <text:p>-0.50</text:p>
          </table:table-cell>
          <table:table-cell table:formula="of:=[.F75]*(1+[.G75])" office:value-type="float" office:value="18.366212652102" calcext:value-type="float">
            <text:p>18.3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6]/(1-[.E76])" office:value-type="float" office:value="1.50537634408602" calcext:value-type="float">
            <text:p>1.51</text:p>
          </table:table-cell>
          <table:table-cell table:formula="of:=[.H76]-[.D76]" office:value-type="float" office:value="-0.752688172043011" calcext:value-type="float">
            <text:p>-0.75</text:p>
          </table:table-cell>
          <table:table-cell table:style-name="ce3" table:formula="of:=[.H76]*[.C76]" office:value-type="float" office:value="46.6666666666667" calcext:value-type="float">
            <text:p>46.67</text:p>
          </table:table-cell>
          <table:table-cell table:style-name="ce3" table:formula="of:=[.I76]*[.C76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6]+1" office:value-type="date" office:date-value="2021-03-17" calcext:value-type="date">
            <text:p>17-Mar-2021</text:p>
          </table:table-cell>
          <table:table-cell table:style-name="ce2" table:formula="of:=INDEX([.$N$5:.$P$28];MATCH(MONTH([.A77])&amp;YEAR([.A77]);[.$P$5:.$P$28];0);2)" office:value-type="float" office:value="70" calcext:value-type="float">
            <text:p>70</text:p>
          </table:table-cell>
          <table:table-cell table:style-name="ce2" table:formula="of:=DAY(EOMONTH([.A77];0))" office:value-type="float" office:value="31" calcext:value-type="float">
            <text:p>31</text:p>
          </table:table-cell>
          <table:table-cell table:formula="of:=[.B77]/[.C77]" office:value-type="float" office:value="2.25806451612903" calcext:value-type="float">
            <text:p>2.26</text:p>
          </table:table-cell>
          <table:table-cell table:formula="of:=-0.5*([.F77]&lt;50)+0.6*([.F77]&gt;50)" office:value-type="float" office:value="-0.5" calcext:value-type="float">
            <text:p>-0.50</text:p>
          </table:table-cell>
          <table:table-cell table:formula="of:=[.F76]*(1+[.G76])" office:value-type="float" office:value="18.4165310429297" calcext:value-type="float">
            <text:p>18.4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7]/(1-[.E77])" office:value-type="float" office:value="1.50537634408602" calcext:value-type="float">
            <text:p>1.51</text:p>
          </table:table-cell>
          <table:table-cell table:formula="of:=[.H77]-[.D77]" office:value-type="float" office:value="-0.752688172043011" calcext:value-type="float">
            <text:p>-0.75</text:p>
          </table:table-cell>
          <table:table-cell table:style-name="ce3" table:formula="of:=[.H77]*[.C77]" office:value-type="float" office:value="46.6666666666667" calcext:value-type="float">
            <text:p>46.67</text:p>
          </table:table-cell>
          <table:table-cell table:style-name="ce3" table:formula="of:=[.I77]*[.C77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7]+1" office:value-type="date" office:date-value="2021-03-18" calcext:value-type="date">
            <text:p>18-Mar-2021</text:p>
          </table:table-cell>
          <table:table-cell table:style-name="ce2" table:formula="of:=INDEX([.$N$5:.$P$28];MATCH(MONTH([.A78])&amp;YEAR([.A78]);[.$P$5:.$P$28];0);2)" office:value-type="float" office:value="70" calcext:value-type="float">
            <text:p>70</text:p>
          </table:table-cell>
          <table:table-cell table:style-name="ce2" table:formula="of:=DAY(EOMONTH([.A78];0))" office:value-type="float" office:value="31" calcext:value-type="float">
            <text:p>31</text:p>
          </table:table-cell>
          <table:table-cell table:formula="of:=[.B78]/[.C78]" office:value-type="float" office:value="2.25806451612903" calcext:value-type="float">
            <text:p>2.26</text:p>
          </table:table-cell>
          <table:table-cell table:formula="of:=-0.5*([.F78]&lt;50)+0.6*([.F78]&gt;50)" office:value-type="float" office:value="-0.5" calcext:value-type="float">
            <text:p>-0.50</text:p>
          </table:table-cell>
          <table:table-cell table:formula="of:=[.F77]*(1+[.G77])" office:value-type="float" office:value="18.4669872923624" calcext:value-type="float">
            <text:p>18.4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8]/(1-[.E78])" office:value-type="float" office:value="1.50537634408602" calcext:value-type="float">
            <text:p>1.51</text:p>
          </table:table-cell>
          <table:table-cell table:formula="of:=[.H78]-[.D78]" office:value-type="float" office:value="-0.752688172043011" calcext:value-type="float">
            <text:p>-0.75</text:p>
          </table:table-cell>
          <table:table-cell table:style-name="ce3" table:formula="of:=[.H78]*[.C78]" office:value-type="float" office:value="46.6666666666667" calcext:value-type="float">
            <text:p>46.67</text:p>
          </table:table-cell>
          <table:table-cell table:style-name="ce3" table:formula="of:=[.I78]*[.C78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8]+1" office:value-type="date" office:date-value="2021-03-19" calcext:value-type="date">
            <text:p>19-Mar-2021</text:p>
          </table:table-cell>
          <table:table-cell table:style-name="ce2" table:formula="of:=INDEX([.$N$5:.$P$28];MATCH(MONTH([.A79])&amp;YEAR([.A79]);[.$P$5:.$P$28];0);2)" office:value-type="float" office:value="70" calcext:value-type="float">
            <text:p>70</text:p>
          </table:table-cell>
          <table:table-cell table:style-name="ce2" table:formula="of:=DAY(EOMONTH([.A79];0))" office:value-type="float" office:value="31" calcext:value-type="float">
            <text:p>31</text:p>
          </table:table-cell>
          <table:table-cell table:formula="of:=[.B79]/[.C79]" office:value-type="float" office:value="2.25806451612903" calcext:value-type="float">
            <text:p>2.26</text:p>
          </table:table-cell>
          <table:table-cell table:formula="of:=-0.5*([.F79]&lt;50)+0.6*([.F79]&gt;50)" office:value-type="float" office:value="-0.5" calcext:value-type="float">
            <text:p>-0.50</text:p>
          </table:table-cell>
          <table:table-cell table:formula="of:=[.F78]*(1+[.G78])" office:value-type="float" office:value="18.5175817780949" calcext:value-type="float">
            <text:p>18.5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79]/(1-[.E79])" office:value-type="float" office:value="1.50537634408602" calcext:value-type="float">
            <text:p>1.51</text:p>
          </table:table-cell>
          <table:table-cell table:formula="of:=[.H79]-[.D79]" office:value-type="float" office:value="-0.752688172043011" calcext:value-type="float">
            <text:p>-0.75</text:p>
          </table:table-cell>
          <table:table-cell table:style-name="ce3" table:formula="of:=[.H79]*[.C79]" office:value-type="float" office:value="46.6666666666667" calcext:value-type="float">
            <text:p>46.67</text:p>
          </table:table-cell>
          <table:table-cell table:style-name="ce3" table:formula="of:=[.I79]*[.C79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79]+1" office:value-type="date" office:date-value="2021-03-20" calcext:value-type="date">
            <text:p>20-Mar-2021</text:p>
          </table:table-cell>
          <table:table-cell table:style-name="ce2" table:formula="of:=INDEX([.$N$5:.$P$28];MATCH(MONTH([.A80])&amp;YEAR([.A80]);[.$P$5:.$P$28];0);2)" office:value-type="float" office:value="70" calcext:value-type="float">
            <text:p>70</text:p>
          </table:table-cell>
          <table:table-cell table:style-name="ce2" table:formula="of:=DAY(EOMONTH([.A80];0))" office:value-type="float" office:value="31" calcext:value-type="float">
            <text:p>31</text:p>
          </table:table-cell>
          <table:table-cell table:formula="of:=[.B80]/[.C80]" office:value-type="float" office:value="2.25806451612903" calcext:value-type="float">
            <text:p>2.26</text:p>
          </table:table-cell>
          <table:table-cell table:formula="of:=-0.5*([.F80]&lt;50)+0.6*([.F80]&gt;50)" office:value-type="float" office:value="-0.5" calcext:value-type="float">
            <text:p>-0.50</text:p>
          </table:table-cell>
          <table:table-cell table:formula="of:=[.F79]*(1+[.G79])" office:value-type="float" office:value="18.5683148788568" calcext:value-type="float">
            <text:p>18.5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0]/(1-[.E80])" office:value-type="float" office:value="1.50537634408602" calcext:value-type="float">
            <text:p>1.51</text:p>
          </table:table-cell>
          <table:table-cell table:formula="of:=[.H80]-[.D80]" office:value-type="float" office:value="-0.752688172043011" calcext:value-type="float">
            <text:p>-0.75</text:p>
          </table:table-cell>
          <table:table-cell table:style-name="ce3" table:formula="of:=[.H80]*[.C80]" office:value-type="float" office:value="46.6666666666667" calcext:value-type="float">
            <text:p>46.67</text:p>
          </table:table-cell>
          <table:table-cell table:style-name="ce3" table:formula="of:=[.I80]*[.C80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0]+1" office:value-type="date" office:date-value="2021-03-21" calcext:value-type="date">
            <text:p>21-Mar-2021</text:p>
          </table:table-cell>
          <table:table-cell table:style-name="ce2" table:formula="of:=INDEX([.$N$5:.$P$28];MATCH(MONTH([.A81])&amp;YEAR([.A81]);[.$P$5:.$P$28];0);2)" office:value-type="float" office:value="70" calcext:value-type="float">
            <text:p>70</text:p>
          </table:table-cell>
          <table:table-cell table:style-name="ce2" table:formula="of:=DAY(EOMONTH([.A81];0))" office:value-type="float" office:value="31" calcext:value-type="float">
            <text:p>31</text:p>
          </table:table-cell>
          <table:table-cell table:formula="of:=[.B81]/[.C81]" office:value-type="float" office:value="2.25806451612903" calcext:value-type="float">
            <text:p>2.26</text:p>
          </table:table-cell>
          <table:table-cell table:formula="of:=-0.5*([.F81]&lt;50)+0.6*([.F81]&gt;50)" office:value-type="float" office:value="-0.5" calcext:value-type="float">
            <text:p>-0.50</text:p>
          </table:table-cell>
          <table:table-cell table:formula="of:=[.F80]*(1+[.G80])" office:value-type="float" office:value="18.6191869744153" calcext:value-type="float">
            <text:p>18.6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1]/(1-[.E81])" office:value-type="float" office:value="1.50537634408602" calcext:value-type="float">
            <text:p>1.51</text:p>
          </table:table-cell>
          <table:table-cell table:formula="of:=[.H81]-[.D81]" office:value-type="float" office:value="-0.752688172043011" calcext:value-type="float">
            <text:p>-0.75</text:p>
          </table:table-cell>
          <table:table-cell table:style-name="ce3" table:formula="of:=[.H81]*[.C81]" office:value-type="float" office:value="46.6666666666667" calcext:value-type="float">
            <text:p>46.67</text:p>
          </table:table-cell>
          <table:table-cell table:style-name="ce3" table:formula="of:=[.I81]*[.C81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1]+1" office:value-type="date" office:date-value="2021-03-22" calcext:value-type="date">
            <text:p>22-Mar-2021</text:p>
          </table:table-cell>
          <table:table-cell table:style-name="ce2" table:formula="of:=INDEX([.$N$5:.$P$28];MATCH(MONTH([.A82])&amp;YEAR([.A82]);[.$P$5:.$P$28];0);2)" office:value-type="float" office:value="70" calcext:value-type="float">
            <text:p>70</text:p>
          </table:table-cell>
          <table:table-cell table:style-name="ce2" table:formula="of:=DAY(EOMONTH([.A82];0))" office:value-type="float" office:value="31" calcext:value-type="float">
            <text:p>31</text:p>
          </table:table-cell>
          <table:table-cell table:formula="of:=[.B82]/[.C82]" office:value-type="float" office:value="2.25806451612903" calcext:value-type="float">
            <text:p>2.26</text:p>
          </table:table-cell>
          <table:table-cell table:formula="of:=-0.5*([.F82]&lt;50)+0.6*([.F82]&gt;50)" office:value-type="float" office:value="-0.5" calcext:value-type="float">
            <text:p>-0.50</text:p>
          </table:table-cell>
          <table:table-cell table:formula="of:=[.F81]*(1+[.G81])" office:value-type="float" office:value="18.6701984455781" calcext:value-type="float">
            <text:p>18.6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2]/(1-[.E82])" office:value-type="float" office:value="1.50537634408602" calcext:value-type="float">
            <text:p>1.51</text:p>
          </table:table-cell>
          <table:table-cell table:formula="of:=[.H82]-[.D82]" office:value-type="float" office:value="-0.752688172043011" calcext:value-type="float">
            <text:p>-0.75</text:p>
          </table:table-cell>
          <table:table-cell table:style-name="ce3" table:formula="of:=[.H82]*[.C82]" office:value-type="float" office:value="46.6666666666667" calcext:value-type="float">
            <text:p>46.67</text:p>
          </table:table-cell>
          <table:table-cell table:style-name="ce3" table:formula="of:=[.I82]*[.C82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2]+1" office:value-type="date" office:date-value="2021-03-23" calcext:value-type="date">
            <text:p>23-Mar-2021</text:p>
          </table:table-cell>
          <table:table-cell table:style-name="ce2" table:formula="of:=INDEX([.$N$5:.$P$28];MATCH(MONTH([.A83])&amp;YEAR([.A83]);[.$P$5:.$P$28];0);2)" office:value-type="float" office:value="70" calcext:value-type="float">
            <text:p>70</text:p>
          </table:table-cell>
          <table:table-cell table:style-name="ce2" table:formula="of:=DAY(EOMONTH([.A83];0))" office:value-type="float" office:value="31" calcext:value-type="float">
            <text:p>31</text:p>
          </table:table-cell>
          <table:table-cell table:formula="of:=[.B83]/[.C83]" office:value-type="float" office:value="2.25806451612903" calcext:value-type="float">
            <text:p>2.26</text:p>
          </table:table-cell>
          <table:table-cell table:formula="of:=-0.5*([.F83]&lt;50)+0.6*([.F83]&gt;50)" office:value-type="float" office:value="-0.5" calcext:value-type="float">
            <text:p>-0.50</text:p>
          </table:table-cell>
          <table:table-cell table:formula="of:=[.F82]*(1+[.G82])" office:value-type="float" office:value="18.7213496741961" calcext:value-type="float">
            <text:p>18.7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3]/(1-[.E83])" office:value-type="float" office:value="1.50537634408602" calcext:value-type="float">
            <text:p>1.51</text:p>
          </table:table-cell>
          <table:table-cell table:formula="of:=[.H83]-[.D83]" office:value-type="float" office:value="-0.752688172043011" calcext:value-type="float">
            <text:p>-0.75</text:p>
          </table:table-cell>
          <table:table-cell table:style-name="ce3" table:formula="of:=[.H83]*[.C83]" office:value-type="float" office:value="46.6666666666667" calcext:value-type="float">
            <text:p>46.67</text:p>
          </table:table-cell>
          <table:table-cell table:style-name="ce3" table:formula="of:=[.I83]*[.C83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3]+1" office:value-type="date" office:date-value="2021-03-24" calcext:value-type="date">
            <text:p>24-Mar-2021</text:p>
          </table:table-cell>
          <table:table-cell table:style-name="ce2" table:formula="of:=INDEX([.$N$5:.$P$28];MATCH(MONTH([.A84])&amp;YEAR([.A84]);[.$P$5:.$P$28];0);2)" office:value-type="float" office:value="70" calcext:value-type="float">
            <text:p>70</text:p>
          </table:table-cell>
          <table:table-cell table:style-name="ce2" table:formula="of:=DAY(EOMONTH([.A84];0))" office:value-type="float" office:value="31" calcext:value-type="float">
            <text:p>31</text:p>
          </table:table-cell>
          <table:table-cell table:formula="of:=[.B84]/[.C84]" office:value-type="float" office:value="2.25806451612903" calcext:value-type="float">
            <text:p>2.26</text:p>
          </table:table-cell>
          <table:table-cell table:formula="of:=-0.5*([.F84]&lt;50)+0.6*([.F84]&gt;50)" office:value-type="float" office:value="-0.5" calcext:value-type="float">
            <text:p>-0.50</text:p>
          </table:table-cell>
          <table:table-cell table:formula="of:=[.F83]*(1+[.G83])" office:value-type="float" office:value="18.7726410431665" calcext:value-type="float">
            <text:p>18.7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4]/(1-[.E84])" office:value-type="float" office:value="1.50537634408602" calcext:value-type="float">
            <text:p>1.51</text:p>
          </table:table-cell>
          <table:table-cell table:formula="of:=[.H84]-[.D84]" office:value-type="float" office:value="-0.752688172043011" calcext:value-type="float">
            <text:p>-0.75</text:p>
          </table:table-cell>
          <table:table-cell table:style-name="ce3" table:formula="of:=[.H84]*[.C84]" office:value-type="float" office:value="46.6666666666667" calcext:value-type="float">
            <text:p>46.67</text:p>
          </table:table-cell>
          <table:table-cell table:style-name="ce3" table:formula="of:=[.I84]*[.C84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4]+1" office:value-type="date" office:date-value="2021-03-25" calcext:value-type="date">
            <text:p>25-Mar-2021</text:p>
          </table:table-cell>
          <table:table-cell table:style-name="ce2" table:formula="of:=INDEX([.$N$5:.$P$28];MATCH(MONTH([.A85])&amp;YEAR([.A85]);[.$P$5:.$P$28];0);2)" office:value-type="float" office:value="70" calcext:value-type="float">
            <text:p>70</text:p>
          </table:table-cell>
          <table:table-cell table:style-name="ce2" table:formula="of:=DAY(EOMONTH([.A85];0))" office:value-type="float" office:value="31" calcext:value-type="float">
            <text:p>31</text:p>
          </table:table-cell>
          <table:table-cell table:formula="of:=[.B85]/[.C85]" office:value-type="float" office:value="2.25806451612903" calcext:value-type="float">
            <text:p>2.26</text:p>
          </table:table-cell>
          <table:table-cell table:formula="of:=-0.5*([.F85]&lt;50)+0.6*([.F85]&gt;50)" office:value-type="float" office:value="-0.5" calcext:value-type="float">
            <text:p>-0.50</text:p>
          </table:table-cell>
          <table:table-cell table:formula="of:=[.F84]*(1+[.G84])" office:value-type="float" office:value="18.8240729364355" calcext:value-type="float">
            <text:p>18.8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5]/(1-[.E85])" office:value-type="float" office:value="1.50537634408602" calcext:value-type="float">
            <text:p>1.51</text:p>
          </table:table-cell>
          <table:table-cell table:formula="of:=[.H85]-[.D85]" office:value-type="float" office:value="-0.752688172043011" calcext:value-type="float">
            <text:p>-0.75</text:p>
          </table:table-cell>
          <table:table-cell table:style-name="ce3" table:formula="of:=[.H85]*[.C85]" office:value-type="float" office:value="46.6666666666667" calcext:value-type="float">
            <text:p>46.67</text:p>
          </table:table-cell>
          <table:table-cell table:style-name="ce3" table:formula="of:=[.I85]*[.C85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5]+1" office:value-type="date" office:date-value="2021-03-26" calcext:value-type="date">
            <text:p>26-Mar-2021</text:p>
          </table:table-cell>
          <table:table-cell table:style-name="ce2" table:formula="of:=INDEX([.$N$5:.$P$28];MATCH(MONTH([.A86])&amp;YEAR([.A86]);[.$P$5:.$P$28];0);2)" office:value-type="float" office:value="70" calcext:value-type="float">
            <text:p>70</text:p>
          </table:table-cell>
          <table:table-cell table:style-name="ce2" table:formula="of:=DAY(EOMONTH([.A86];0))" office:value-type="float" office:value="31" calcext:value-type="float">
            <text:p>31</text:p>
          </table:table-cell>
          <table:table-cell table:formula="of:=[.B86]/[.C86]" office:value-type="float" office:value="2.25806451612903" calcext:value-type="float">
            <text:p>2.26</text:p>
          </table:table-cell>
          <table:table-cell table:formula="of:=-0.5*([.F86]&lt;50)+0.6*([.F86]&gt;50)" office:value-type="float" office:value="-0.5" calcext:value-type="float">
            <text:p>-0.50</text:p>
          </table:table-cell>
          <table:table-cell table:formula="of:=[.F85]*(1+[.G85])" office:value-type="float" office:value="18.875645739001" calcext:value-type="float">
            <text:p>18.8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6]/(1-[.E86])" office:value-type="float" office:value="1.50537634408602" calcext:value-type="float">
            <text:p>1.51</text:p>
          </table:table-cell>
          <table:table-cell table:formula="of:=[.H86]-[.D86]" office:value-type="float" office:value="-0.752688172043011" calcext:value-type="float">
            <text:p>-0.75</text:p>
          </table:table-cell>
          <table:table-cell table:style-name="ce3" table:formula="of:=[.H86]*[.C86]" office:value-type="float" office:value="46.6666666666667" calcext:value-type="float">
            <text:p>46.67</text:p>
          </table:table-cell>
          <table:table-cell table:style-name="ce3" table:formula="of:=[.I86]*[.C86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6]+1" office:value-type="date" office:date-value="2021-03-27" calcext:value-type="date">
            <text:p>27-Mar-2021</text:p>
          </table:table-cell>
          <table:table-cell table:style-name="ce2" table:formula="of:=INDEX([.$N$5:.$P$28];MATCH(MONTH([.A87])&amp;YEAR([.A87]);[.$P$5:.$P$28];0);2)" office:value-type="float" office:value="70" calcext:value-type="float">
            <text:p>70</text:p>
          </table:table-cell>
          <table:table-cell table:style-name="ce2" table:formula="of:=DAY(EOMONTH([.A87];0))" office:value-type="float" office:value="31" calcext:value-type="float">
            <text:p>31</text:p>
          </table:table-cell>
          <table:table-cell table:formula="of:=[.B87]/[.C87]" office:value-type="float" office:value="2.25806451612903" calcext:value-type="float">
            <text:p>2.26</text:p>
          </table:table-cell>
          <table:table-cell table:formula="of:=-0.5*([.F87]&lt;50)+0.6*([.F87]&gt;50)" office:value-type="float" office:value="-0.5" calcext:value-type="float">
            <text:p>-0.50</text:p>
          </table:table-cell>
          <table:table-cell table:formula="of:=[.F86]*(1+[.G86])" office:value-type="float" office:value="18.9273598369161" calcext:value-type="float">
            <text:p>18.9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7]/(1-[.E87])" office:value-type="float" office:value="1.50537634408602" calcext:value-type="float">
            <text:p>1.51</text:p>
          </table:table-cell>
          <table:table-cell table:formula="of:=[.H87]-[.D87]" office:value-type="float" office:value="-0.752688172043011" calcext:value-type="float">
            <text:p>-0.75</text:p>
          </table:table-cell>
          <table:table-cell table:style-name="ce3" table:formula="of:=[.H87]*[.C87]" office:value-type="float" office:value="46.6666666666667" calcext:value-type="float">
            <text:p>46.67</text:p>
          </table:table-cell>
          <table:table-cell table:style-name="ce3" table:formula="of:=[.I87]*[.C87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7]+1" office:value-type="date" office:date-value="2021-03-28" calcext:value-type="date">
            <text:p>28-Mar-2021</text:p>
          </table:table-cell>
          <table:table-cell table:style-name="ce2" table:formula="of:=INDEX([.$N$5:.$P$28];MATCH(MONTH([.A88])&amp;YEAR([.A88]);[.$P$5:.$P$28];0);2)" office:value-type="float" office:value="70" calcext:value-type="float">
            <text:p>70</text:p>
          </table:table-cell>
          <table:table-cell table:style-name="ce2" table:formula="of:=DAY(EOMONTH([.A88];0))" office:value-type="float" office:value="31" calcext:value-type="float">
            <text:p>31</text:p>
          </table:table-cell>
          <table:table-cell table:formula="of:=[.B88]/[.C88]" office:value-type="float" office:value="2.25806451612903" calcext:value-type="float">
            <text:p>2.26</text:p>
          </table:table-cell>
          <table:table-cell table:formula="of:=-0.5*([.F88]&lt;50)+0.6*([.F88]&gt;50)" office:value-type="float" office:value="-0.5" calcext:value-type="float">
            <text:p>-0.50</text:p>
          </table:table-cell>
          <table:table-cell table:formula="of:=[.F87]*(1+[.G87])" office:value-type="float" office:value="18.9792156172912" calcext:value-type="float">
            <text:p>18.9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8]/(1-[.E88])" office:value-type="float" office:value="1.50537634408602" calcext:value-type="float">
            <text:p>1.51</text:p>
          </table:table-cell>
          <table:table-cell table:formula="of:=[.H88]-[.D88]" office:value-type="float" office:value="-0.752688172043011" calcext:value-type="float">
            <text:p>-0.75</text:p>
          </table:table-cell>
          <table:table-cell table:style-name="ce3" table:formula="of:=[.H88]*[.C88]" office:value-type="float" office:value="46.6666666666667" calcext:value-type="float">
            <text:p>46.67</text:p>
          </table:table-cell>
          <table:table-cell table:style-name="ce3" table:formula="of:=[.I88]*[.C88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8]+1" office:value-type="date" office:date-value="2021-03-29" calcext:value-type="date">
            <text:p>29-Mar-2021</text:p>
          </table:table-cell>
          <table:table-cell table:style-name="ce2" table:formula="of:=INDEX([.$N$5:.$P$28];MATCH(MONTH([.A89])&amp;YEAR([.A89]);[.$P$5:.$P$28];0);2)" office:value-type="float" office:value="70" calcext:value-type="float">
            <text:p>70</text:p>
          </table:table-cell>
          <table:table-cell table:style-name="ce2" table:formula="of:=DAY(EOMONTH([.A89];0))" office:value-type="float" office:value="31" calcext:value-type="float">
            <text:p>31</text:p>
          </table:table-cell>
          <table:table-cell table:formula="of:=[.B89]/[.C89]" office:value-type="float" office:value="2.25806451612903" calcext:value-type="float">
            <text:p>2.26</text:p>
          </table:table-cell>
          <table:table-cell table:formula="of:=-0.5*([.F89]&lt;50)+0.6*([.F89]&gt;50)" office:value-type="float" office:value="-0.5" calcext:value-type="float">
            <text:p>-0.50</text:p>
          </table:table-cell>
          <table:table-cell table:formula="of:=[.F88]*(1+[.G88])" office:value-type="float" office:value="19.0312134682975" calcext:value-type="float">
            <text:p>19.0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89]/(1-[.E89])" office:value-type="float" office:value="1.50537634408602" calcext:value-type="float">
            <text:p>1.51</text:p>
          </table:table-cell>
          <table:table-cell table:formula="of:=[.H89]-[.D89]" office:value-type="float" office:value="-0.752688172043011" calcext:value-type="float">
            <text:p>-0.75</text:p>
          </table:table-cell>
          <table:table-cell table:style-name="ce3" table:formula="of:=[.H89]*[.C89]" office:value-type="float" office:value="46.6666666666667" calcext:value-type="float">
            <text:p>46.67</text:p>
          </table:table-cell>
          <table:table-cell table:style-name="ce3" table:formula="of:=[.I89]*[.C89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89]+1" office:value-type="date" office:date-value="2021-03-30" calcext:value-type="date">
            <text:p>30-Mar-2021</text:p>
          </table:table-cell>
          <table:table-cell table:style-name="ce2" table:formula="of:=INDEX([.$N$5:.$P$28];MATCH(MONTH([.A90])&amp;YEAR([.A90]);[.$P$5:.$P$28];0);2)" office:value-type="float" office:value="70" calcext:value-type="float">
            <text:p>70</text:p>
          </table:table-cell>
          <table:table-cell table:style-name="ce2" table:formula="of:=DAY(EOMONTH([.A90];0))" office:value-type="float" office:value="31" calcext:value-type="float">
            <text:p>31</text:p>
          </table:table-cell>
          <table:table-cell table:formula="of:=[.B90]/[.C90]" office:value-type="float" office:value="2.25806451612903" calcext:value-type="float">
            <text:p>2.26</text:p>
          </table:table-cell>
          <table:table-cell table:formula="of:=-0.5*([.F90]&lt;50)+0.6*([.F90]&gt;50)" office:value-type="float" office:value="-0.5" calcext:value-type="float">
            <text:p>-0.50</text:p>
          </table:table-cell>
          <table:table-cell table:formula="of:=[.F89]*(1+[.G89])" office:value-type="float" office:value="19.0833537791696" calcext:value-type="float">
            <text:p>19.0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0]/(1-[.E90])" office:value-type="float" office:value="1.50537634408602" calcext:value-type="float">
            <text:p>1.51</text:p>
          </table:table-cell>
          <table:table-cell table:formula="of:=[.H90]-[.D90]" office:value-type="float" office:value="-0.752688172043011" calcext:value-type="float">
            <text:p>-0.75</text:p>
          </table:table-cell>
          <table:table-cell table:style-name="ce3" table:formula="of:=[.H90]*[.C90]" office:value-type="float" office:value="46.6666666666667" calcext:value-type="float">
            <text:p>46.67</text:p>
          </table:table-cell>
          <table:table-cell table:style-name="ce3" table:formula="of:=[.I90]*[.C90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90]+1" office:value-type="date" office:date-value="2021-03-31" calcext:value-type="date">
            <text:p>31-Mar-2021</text:p>
          </table:table-cell>
          <table:table-cell table:style-name="ce2" table:formula="of:=INDEX([.$N$5:.$P$28];MATCH(MONTH([.A91])&amp;YEAR([.A91]);[.$P$5:.$P$28];0);2)" office:value-type="float" office:value="70" calcext:value-type="float">
            <text:p>70</text:p>
          </table:table-cell>
          <table:table-cell table:style-name="ce2" table:formula="of:=DAY(EOMONTH([.A91];0))" office:value-type="float" office:value="31" calcext:value-type="float">
            <text:p>31</text:p>
          </table:table-cell>
          <table:table-cell table:formula="of:=[.B91]/[.C91]" office:value-type="float" office:value="2.25806451612903" calcext:value-type="float">
            <text:p>2.26</text:p>
          </table:table-cell>
          <table:table-cell table:formula="of:=-0.5*([.F91]&lt;50)+0.6*([.F91]&gt;50)" office:value-type="float" office:value="-0.5" calcext:value-type="float">
            <text:p>-0.50</text:p>
          </table:table-cell>
          <table:table-cell table:formula="of:=[.F90]*(1+[.G90])" office:value-type="float" office:value="19.1356369402084" calcext:value-type="float">
            <text:p>19.1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1]/(1-[.E91])" office:value-type="float" office:value="1.50537634408602" calcext:value-type="float">
            <text:p>1.51</text:p>
          </table:table-cell>
          <table:table-cell table:formula="of:=[.H91]-[.D91]" office:value-type="float" office:value="-0.752688172043011" calcext:value-type="float">
            <text:p>-0.75</text:p>
          </table:table-cell>
          <table:table-cell table:style-name="ce3" table:formula="of:=[.H91]*[.C91]" office:value-type="float" office:value="46.6666666666667" calcext:value-type="float">
            <text:p>46.67</text:p>
          </table:table-cell>
          <table:table-cell table:style-name="ce3" table:formula="of:=[.I91]*[.C91]" office:value-type="float" office:value="-23.3333333333333" calcext:value-type="float">
            <text:p>-23.33</text:p>
          </table:table-cell>
          <table:table-cell table:number-columns-repeated="7"/>
        </table:table-row>
        <table:table-row table:style-name="ro1">
          <table:table-cell table:formula="of:=[.A91]+1" office:value-type="date" office:date-value="2021-04-01" calcext:value-type="date">
            <text:p>1-Apr-2021</text:p>
          </table:table-cell>
          <table:table-cell table:style-name="ce2" table:formula="of:=INDEX([.$N$5:.$P$28];MATCH(MONTH([.A92])&amp;YEAR([.A92]);[.$P$5:.$P$28];0);2)" office:value-type="float" office:value="80" calcext:value-type="float">
            <text:p>80</text:p>
          </table:table-cell>
          <table:table-cell table:style-name="ce2" table:formula="of:=DAY(EOMONTH([.A92];0))" office:value-type="float" office:value="30" calcext:value-type="float">
            <text:p>30</text:p>
          </table:table-cell>
          <table:table-cell table:formula="of:=[.B92]/[.C92]" office:value-type="float" office:value="2.66666666666667" calcext:value-type="float">
            <text:p>2.67</text:p>
          </table:table-cell>
          <table:table-cell table:formula="of:=-0.5*([.F92]&lt;50)+0.6*([.F92]&gt;50)" office:value-type="float" office:value="-0.5" calcext:value-type="float">
            <text:p>-0.50</text:p>
          </table:table-cell>
          <table:table-cell table:formula="of:=[.F91]*(1+[.G91])" office:value-type="float" office:value="19.1880633427843" calcext:value-type="float">
            <text:p>19.1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2]/(1-[.E92])" office:value-type="float" office:value="1.77777777777778" calcext:value-type="float">
            <text:p>1.78</text:p>
          </table:table-cell>
          <table:table-cell table:formula="of:=[.H92]-[.D92]" office:value-type="float" office:value="-0.888888888888889" calcext:value-type="float">
            <text:p>-0.89</text:p>
          </table:table-cell>
          <table:table-cell table:style-name="ce3" table:formula="of:=[.H92]*[.C92]" office:value-type="float" office:value="53.3333333333333" calcext:value-type="float">
            <text:p>53.33</text:p>
          </table:table-cell>
          <table:table-cell table:style-name="ce3" table:formula="of:=[.I92]*[.C92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92]+1" office:value-type="date" office:date-value="2021-04-02" calcext:value-type="date">
            <text:p>2-Apr-2021</text:p>
          </table:table-cell>
          <table:table-cell table:style-name="ce2" table:formula="of:=INDEX([.$N$5:.$P$28];MATCH(MONTH([.A93])&amp;YEAR([.A93]);[.$P$5:.$P$28];0);2)" office:value-type="float" office:value="80" calcext:value-type="float">
            <text:p>80</text:p>
          </table:table-cell>
          <table:table-cell table:style-name="ce2" table:formula="of:=DAY(EOMONTH([.A93];0))" office:value-type="float" office:value="30" calcext:value-type="float">
            <text:p>30</text:p>
          </table:table-cell>
          <table:table-cell table:formula="of:=[.B93]/[.C93]" office:value-type="float" office:value="2.66666666666667" calcext:value-type="float">
            <text:p>2.67</text:p>
          </table:table-cell>
          <table:table-cell table:formula="of:=-0.5*([.F93]&lt;50)+0.6*([.F93]&gt;50)" office:value-type="float" office:value="-0.5" calcext:value-type="float">
            <text:p>-0.50</text:p>
          </table:table-cell>
          <table:table-cell table:formula="of:=[.F92]*(1+[.G92])" office:value-type="float" office:value="19.2406333793399" calcext:value-type="float">
            <text:p>19.2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3]/(1-[.E93])" office:value-type="float" office:value="1.77777777777778" calcext:value-type="float">
            <text:p>1.78</text:p>
          </table:table-cell>
          <table:table-cell table:formula="of:=[.H93]-[.D93]" office:value-type="float" office:value="-0.888888888888889" calcext:value-type="float">
            <text:p>-0.89</text:p>
          </table:table-cell>
          <table:table-cell table:style-name="ce3" table:formula="of:=[.H93]*[.C93]" office:value-type="float" office:value="53.3333333333333" calcext:value-type="float">
            <text:p>53.33</text:p>
          </table:table-cell>
          <table:table-cell table:style-name="ce3" table:formula="of:=[.I93]*[.C93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93]+1" office:value-type="date" office:date-value="2021-04-03" calcext:value-type="date">
            <text:p>3-Apr-2021</text:p>
          </table:table-cell>
          <table:table-cell table:style-name="ce2" table:formula="of:=INDEX([.$N$5:.$P$28];MATCH(MONTH([.A94])&amp;YEAR([.A94]);[.$P$5:.$P$28];0);2)" office:value-type="float" office:value="80" calcext:value-type="float">
            <text:p>80</text:p>
          </table:table-cell>
          <table:table-cell table:style-name="ce2" table:formula="of:=DAY(EOMONTH([.A94];0))" office:value-type="float" office:value="30" calcext:value-type="float">
            <text:p>30</text:p>
          </table:table-cell>
          <table:table-cell table:formula="of:=[.B94]/[.C94]" office:value-type="float" office:value="2.66666666666667" calcext:value-type="float">
            <text:p>2.67</text:p>
          </table:table-cell>
          <table:table-cell table:formula="of:=-0.5*([.F94]&lt;50)+0.6*([.F94]&gt;50)" office:value-type="float" office:value="-0.5" calcext:value-type="float">
            <text:p>-0.50</text:p>
          </table:table-cell>
          <table:table-cell table:formula="of:=[.F93]*(1+[.G93])" office:value-type="float" office:value="19.2933474433929" calcext:value-type="float">
            <text:p>19.2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4]/(1-[.E94])" office:value-type="float" office:value="1.77777777777778" calcext:value-type="float">
            <text:p>1.78</text:p>
          </table:table-cell>
          <table:table-cell table:formula="of:=[.H94]-[.D94]" office:value-type="float" office:value="-0.888888888888889" calcext:value-type="float">
            <text:p>-0.89</text:p>
          </table:table-cell>
          <table:table-cell table:style-name="ce3" table:formula="of:=[.H94]*[.C94]" office:value-type="float" office:value="53.3333333333333" calcext:value-type="float">
            <text:p>53.33</text:p>
          </table:table-cell>
          <table:table-cell table:style-name="ce3" table:formula="of:=[.I94]*[.C94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94]+1" office:value-type="date" office:date-value="2021-04-04" calcext:value-type="date">
            <text:p>4-Apr-2021</text:p>
          </table:table-cell>
          <table:table-cell table:style-name="ce2" table:formula="of:=INDEX([.$N$5:.$P$28];MATCH(MONTH([.A95])&amp;YEAR([.A95]);[.$P$5:.$P$28];0);2)" office:value-type="float" office:value="80" calcext:value-type="float">
            <text:p>80</text:p>
          </table:table-cell>
          <table:table-cell table:style-name="ce2" table:formula="of:=DAY(EOMONTH([.A95];0))" office:value-type="float" office:value="30" calcext:value-type="float">
            <text:p>30</text:p>
          </table:table-cell>
          <table:table-cell table:formula="of:=[.B95]/[.C95]" office:value-type="float" office:value="2.66666666666667" calcext:value-type="float">
            <text:p>2.67</text:p>
          </table:table-cell>
          <table:table-cell table:formula="of:=-0.5*([.F95]&lt;50)+0.6*([.F95]&gt;50)" office:value-type="float" office:value="-0.5" calcext:value-type="float">
            <text:p>-0.50</text:p>
          </table:table-cell>
          <table:table-cell table:formula="of:=[.F94]*(1+[.G94])" office:value-type="float" office:value="19.3462059295391" calcext:value-type="float">
            <text:p>19.3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5]/(1-[.E95])" office:value-type="float" office:value="1.77777777777778" calcext:value-type="float">
            <text:p>1.78</text:p>
          </table:table-cell>
          <table:table-cell table:formula="of:=[.H95]-[.D95]" office:value-type="float" office:value="-0.888888888888889" calcext:value-type="float">
            <text:p>-0.89</text:p>
          </table:table-cell>
          <table:table-cell table:style-name="ce3" table:formula="of:=[.H95]*[.C95]" office:value-type="float" office:value="53.3333333333333" calcext:value-type="float">
            <text:p>53.33</text:p>
          </table:table-cell>
          <table:table-cell table:style-name="ce3" table:formula="of:=[.I95]*[.C95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95]+1" office:value-type="date" office:date-value="2021-04-05" calcext:value-type="date">
            <text:p>5-Apr-2021</text:p>
          </table:table-cell>
          <table:table-cell table:style-name="ce2" table:formula="of:=INDEX([.$N$5:.$P$28];MATCH(MONTH([.A96])&amp;YEAR([.A96]);[.$P$5:.$P$28];0);2)" office:value-type="float" office:value="80" calcext:value-type="float">
            <text:p>80</text:p>
          </table:table-cell>
          <table:table-cell table:style-name="ce2" table:formula="of:=DAY(EOMONTH([.A96];0))" office:value-type="float" office:value="30" calcext:value-type="float">
            <text:p>30</text:p>
          </table:table-cell>
          <table:table-cell table:formula="of:=[.B96]/[.C96]" office:value-type="float" office:value="2.66666666666667" calcext:value-type="float">
            <text:p>2.67</text:p>
          </table:table-cell>
          <table:table-cell table:formula="of:=-0.5*([.F96]&lt;50)+0.6*([.F96]&gt;50)" office:value-type="float" office:value="-0.5" calcext:value-type="float">
            <text:p>-0.50</text:p>
          </table:table-cell>
          <table:table-cell table:formula="of:=[.F95]*(1+[.G95])" office:value-type="float" office:value="19.3992092334557" calcext:value-type="float">
            <text:p>19.4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6]/(1-[.E96])" office:value-type="float" office:value="1.77777777777778" calcext:value-type="float">
            <text:p>1.78</text:p>
          </table:table-cell>
          <table:table-cell table:formula="of:=[.H96]-[.D96]" office:value-type="float" office:value="-0.888888888888889" calcext:value-type="float">
            <text:p>-0.89</text:p>
          </table:table-cell>
          <table:table-cell table:style-name="ce3" table:formula="of:=[.H96]*[.C96]" office:value-type="float" office:value="53.3333333333333" calcext:value-type="float">
            <text:p>53.33</text:p>
          </table:table-cell>
          <table:table-cell table:style-name="ce3" table:formula="of:=[.I96]*[.C96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96]+1" office:value-type="date" office:date-value="2021-04-06" calcext:value-type="date">
            <text:p>6-Apr-2021</text:p>
          </table:table-cell>
          <table:table-cell table:style-name="ce2" table:formula="of:=INDEX([.$N$5:.$P$28];MATCH(MONTH([.A97])&amp;YEAR([.A97]);[.$P$5:.$P$28];0);2)" office:value-type="float" office:value="80" calcext:value-type="float">
            <text:p>80</text:p>
          </table:table-cell>
          <table:table-cell table:style-name="ce2" table:formula="of:=DAY(EOMONTH([.A97];0))" office:value-type="float" office:value="30" calcext:value-type="float">
            <text:p>30</text:p>
          </table:table-cell>
          <table:table-cell table:formula="of:=[.B97]/[.C97]" office:value-type="float" office:value="2.66666666666667" calcext:value-type="float">
            <text:p>2.67</text:p>
          </table:table-cell>
          <table:table-cell table:formula="of:=-0.5*([.F97]&lt;50)+0.6*([.F97]&gt;50)" office:value-type="float" office:value="-0.5" calcext:value-type="float">
            <text:p>-0.50</text:p>
          </table:table-cell>
          <table:table-cell table:formula="of:=[.F96]*(1+[.G96])" office:value-type="float" office:value="19.4523577519035" calcext:value-type="float">
            <text:p>19.4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7]/(1-[.E97])" office:value-type="float" office:value="1.77777777777778" calcext:value-type="float">
            <text:p>1.78</text:p>
          </table:table-cell>
          <table:table-cell table:formula="of:=[.H97]-[.D97]" office:value-type="float" office:value="-0.888888888888889" calcext:value-type="float">
            <text:p>-0.89</text:p>
          </table:table-cell>
          <table:table-cell table:style-name="ce3" table:formula="of:=[.H97]*[.C97]" office:value-type="float" office:value="53.3333333333333" calcext:value-type="float">
            <text:p>53.33</text:p>
          </table:table-cell>
          <table:table-cell table:style-name="ce3" table:formula="of:=[.I97]*[.C97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97]+1" office:value-type="date" office:date-value="2021-04-07" calcext:value-type="date">
            <text:p>7-Apr-2021</text:p>
          </table:table-cell>
          <table:table-cell table:style-name="ce2" table:formula="of:=INDEX([.$N$5:.$P$28];MATCH(MONTH([.A98])&amp;YEAR([.A98]);[.$P$5:.$P$28];0);2)" office:value-type="float" office:value="80" calcext:value-type="float">
            <text:p>80</text:p>
          </table:table-cell>
          <table:table-cell table:style-name="ce2" table:formula="of:=DAY(EOMONTH([.A98];0))" office:value-type="float" office:value="30" calcext:value-type="float">
            <text:p>30</text:p>
          </table:table-cell>
          <table:table-cell table:formula="of:=[.B98]/[.C98]" office:value-type="float" office:value="2.66666666666667" calcext:value-type="float">
            <text:p>2.67</text:p>
          </table:table-cell>
          <table:table-cell table:formula="of:=-0.5*([.F98]&lt;50)+0.6*([.F98]&gt;50)" office:value-type="float" office:value="-0.5" calcext:value-type="float">
            <text:p>-0.50</text:p>
          </table:table-cell>
          <table:table-cell table:formula="of:=[.F97]*(1+[.G97])" office:value-type="float" office:value="19.5056518827307" calcext:value-type="float">
            <text:p>19.5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8]/(1-[.E98])" office:value-type="float" office:value="1.77777777777778" calcext:value-type="float">
            <text:p>1.78</text:p>
          </table:table-cell>
          <table:table-cell table:formula="of:=[.H98]-[.D98]" office:value-type="float" office:value="-0.888888888888889" calcext:value-type="float">
            <text:p>-0.89</text:p>
          </table:table-cell>
          <table:table-cell table:style-name="ce3" table:formula="of:=[.H98]*[.C98]" office:value-type="float" office:value="53.3333333333333" calcext:value-type="float">
            <text:p>53.33</text:p>
          </table:table-cell>
          <table:table-cell table:style-name="ce3" table:formula="of:=[.I98]*[.C98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98]+1" office:value-type="date" office:date-value="2021-04-08" calcext:value-type="date">
            <text:p>8-Apr-2021</text:p>
          </table:table-cell>
          <table:table-cell table:style-name="ce2" table:formula="of:=INDEX([.$N$5:.$P$28];MATCH(MONTH([.A99])&amp;YEAR([.A99]);[.$P$5:.$P$28];0);2)" office:value-type="float" office:value="80" calcext:value-type="float">
            <text:p>80</text:p>
          </table:table-cell>
          <table:table-cell table:style-name="ce2" table:formula="of:=DAY(EOMONTH([.A99];0))" office:value-type="float" office:value="30" calcext:value-type="float">
            <text:p>30</text:p>
          </table:table-cell>
          <table:table-cell table:formula="of:=[.B99]/[.C99]" office:value-type="float" office:value="2.66666666666667" calcext:value-type="float">
            <text:p>2.67</text:p>
          </table:table-cell>
          <table:table-cell table:formula="of:=-0.5*([.F99]&lt;50)+0.6*([.F99]&gt;50)" office:value-type="float" office:value="-0.5" calcext:value-type="float">
            <text:p>-0.50</text:p>
          </table:table-cell>
          <table:table-cell table:formula="of:=[.F98]*(1+[.G98])" office:value-type="float" office:value="19.5590920248751" calcext:value-type="float">
            <text:p>19.5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99]/(1-[.E99])" office:value-type="float" office:value="1.77777777777778" calcext:value-type="float">
            <text:p>1.78</text:p>
          </table:table-cell>
          <table:table-cell table:formula="of:=[.H99]-[.D99]" office:value-type="float" office:value="-0.888888888888889" calcext:value-type="float">
            <text:p>-0.89</text:p>
          </table:table-cell>
          <table:table-cell table:style-name="ce3" table:formula="of:=[.H99]*[.C99]" office:value-type="float" office:value="53.3333333333333" calcext:value-type="float">
            <text:p>53.33</text:p>
          </table:table-cell>
          <table:table-cell table:style-name="ce3" table:formula="of:=[.I99]*[.C99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99]+1" office:value-type="date" office:date-value="2021-04-09" calcext:value-type="date">
            <text:p>9-Apr-2021</text:p>
          </table:table-cell>
          <table:table-cell table:style-name="ce2" table:formula="of:=INDEX([.$N$5:.$P$28];MATCH(MONTH([.A100])&amp;YEAR([.A100]);[.$P$5:.$P$28];0);2)" office:value-type="float" office:value="80" calcext:value-type="float">
            <text:p>80</text:p>
          </table:table-cell>
          <table:table-cell table:style-name="ce2" table:formula="of:=DAY(EOMONTH([.A100];0))" office:value-type="float" office:value="30" calcext:value-type="float">
            <text:p>30</text:p>
          </table:table-cell>
          <table:table-cell table:formula="of:=[.B100]/[.C100]" office:value-type="float" office:value="2.66666666666667" calcext:value-type="float">
            <text:p>2.67</text:p>
          </table:table-cell>
          <table:table-cell table:formula="of:=-0.5*([.F100]&lt;50)+0.6*([.F100]&gt;50)" office:value-type="float" office:value="-0.5" calcext:value-type="float">
            <text:p>-0.50</text:p>
          </table:table-cell>
          <table:table-cell table:formula="of:=[.F99]*(1+[.G99])" office:value-type="float" office:value="19.6126785783679" calcext:value-type="float">
            <text:p>19.6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0]/(1-[.E100])" office:value-type="float" office:value="1.77777777777778" calcext:value-type="float">
            <text:p>1.78</text:p>
          </table:table-cell>
          <table:table-cell table:formula="of:=[.H100]-[.D100]" office:value-type="float" office:value="-0.888888888888889" calcext:value-type="float">
            <text:p>-0.89</text:p>
          </table:table-cell>
          <table:table-cell table:style-name="ce3" table:formula="of:=[.H100]*[.C100]" office:value-type="float" office:value="53.3333333333333" calcext:value-type="float">
            <text:p>53.33</text:p>
          </table:table-cell>
          <table:table-cell table:style-name="ce3" table:formula="of:=[.I100]*[.C100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0]+1" office:value-type="date" office:date-value="2021-04-10" calcext:value-type="date">
            <text:p>10-Apr-2021</text:p>
          </table:table-cell>
          <table:table-cell table:style-name="ce2" table:formula="of:=INDEX([.$N$5:.$P$28];MATCH(MONTH([.A101])&amp;YEAR([.A101]);[.$P$5:.$P$28];0);2)" office:value-type="float" office:value="80" calcext:value-type="float">
            <text:p>80</text:p>
          </table:table-cell>
          <table:table-cell table:style-name="ce2" table:formula="of:=DAY(EOMONTH([.A101];0))" office:value-type="float" office:value="30" calcext:value-type="float">
            <text:p>30</text:p>
          </table:table-cell>
          <table:table-cell table:formula="of:=[.B101]/[.C101]" office:value-type="float" office:value="2.66666666666667" calcext:value-type="float">
            <text:p>2.67</text:p>
          </table:table-cell>
          <table:table-cell table:formula="of:=-0.5*([.F101]&lt;50)+0.6*([.F101]&gt;50)" office:value-type="float" office:value="-0.5" calcext:value-type="float">
            <text:p>-0.50</text:p>
          </table:table-cell>
          <table:table-cell table:formula="of:=[.F100]*(1+[.G100])" office:value-type="float" office:value="19.6664119443361" calcext:value-type="float">
            <text:p>19.6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1]/(1-[.E101])" office:value-type="float" office:value="1.77777777777778" calcext:value-type="float">
            <text:p>1.78</text:p>
          </table:table-cell>
          <table:table-cell table:formula="of:=[.H101]-[.D101]" office:value-type="float" office:value="-0.888888888888889" calcext:value-type="float">
            <text:p>-0.89</text:p>
          </table:table-cell>
          <table:table-cell table:style-name="ce3" table:formula="of:=[.H101]*[.C101]" office:value-type="float" office:value="53.3333333333333" calcext:value-type="float">
            <text:p>53.33</text:p>
          </table:table-cell>
          <table:table-cell table:style-name="ce3" table:formula="of:=[.I101]*[.C101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1]+1" office:value-type="date" office:date-value="2021-04-11" calcext:value-type="date">
            <text:p>11-Apr-2021</text:p>
          </table:table-cell>
          <table:table-cell table:style-name="ce2" table:formula="of:=INDEX([.$N$5:.$P$28];MATCH(MONTH([.A102])&amp;YEAR([.A102]);[.$P$5:.$P$28];0);2)" office:value-type="float" office:value="80" calcext:value-type="float">
            <text:p>80</text:p>
          </table:table-cell>
          <table:table-cell table:style-name="ce2" table:formula="of:=DAY(EOMONTH([.A102];0))" office:value-type="float" office:value="30" calcext:value-type="float">
            <text:p>30</text:p>
          </table:table-cell>
          <table:table-cell table:formula="of:=[.B102]/[.C102]" office:value-type="float" office:value="2.66666666666667" calcext:value-type="float">
            <text:p>2.67</text:p>
          </table:table-cell>
          <table:table-cell table:formula="of:=-0.5*([.F102]&lt;50)+0.6*([.F102]&gt;50)" office:value-type="float" office:value="-0.5" calcext:value-type="float">
            <text:p>-0.50</text:p>
          </table:table-cell>
          <table:table-cell table:formula="of:=[.F101]*(1+[.G101])" office:value-type="float" office:value="19.7202925250055" calcext:value-type="float">
            <text:p>19.7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2]/(1-[.E102])" office:value-type="float" office:value="1.77777777777778" calcext:value-type="float">
            <text:p>1.78</text:p>
          </table:table-cell>
          <table:table-cell table:formula="of:=[.H102]-[.D102]" office:value-type="float" office:value="-0.888888888888889" calcext:value-type="float">
            <text:p>-0.89</text:p>
          </table:table-cell>
          <table:table-cell table:style-name="ce3" table:formula="of:=[.H102]*[.C102]" office:value-type="float" office:value="53.3333333333333" calcext:value-type="float">
            <text:p>53.33</text:p>
          </table:table-cell>
          <table:table-cell table:style-name="ce3" table:formula="of:=[.I102]*[.C102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2]+1" office:value-type="date" office:date-value="2021-04-12" calcext:value-type="date">
            <text:p>12-Apr-2021</text:p>
          </table:table-cell>
          <table:table-cell table:style-name="ce2" table:formula="of:=INDEX([.$N$5:.$P$28];MATCH(MONTH([.A103])&amp;YEAR([.A103]);[.$P$5:.$P$28];0);2)" office:value-type="float" office:value="80" calcext:value-type="float">
            <text:p>80</text:p>
          </table:table-cell>
          <table:table-cell table:style-name="ce2" table:formula="of:=DAY(EOMONTH([.A103];0))" office:value-type="float" office:value="30" calcext:value-type="float">
            <text:p>30</text:p>
          </table:table-cell>
          <table:table-cell table:formula="of:=[.B103]/[.C103]" office:value-type="float" office:value="2.66666666666667" calcext:value-type="float">
            <text:p>2.67</text:p>
          </table:table-cell>
          <table:table-cell table:formula="of:=-0.5*([.F103]&lt;50)+0.6*([.F103]&gt;50)" office:value-type="float" office:value="-0.5" calcext:value-type="float">
            <text:p>-0.50</text:p>
          </table:table-cell>
          <table:table-cell table:formula="of:=[.F102]*(1+[.G102])" office:value-type="float" office:value="19.7743207237041" calcext:value-type="float">
            <text:p>19.7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3]/(1-[.E103])" office:value-type="float" office:value="1.77777777777778" calcext:value-type="float">
            <text:p>1.78</text:p>
          </table:table-cell>
          <table:table-cell table:formula="of:=[.H103]-[.D103]" office:value-type="float" office:value="-0.888888888888889" calcext:value-type="float">
            <text:p>-0.89</text:p>
          </table:table-cell>
          <table:table-cell table:style-name="ce3" table:formula="of:=[.H103]*[.C103]" office:value-type="float" office:value="53.3333333333333" calcext:value-type="float">
            <text:p>53.33</text:p>
          </table:table-cell>
          <table:table-cell table:style-name="ce3" table:formula="of:=[.I103]*[.C103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3]+1" office:value-type="date" office:date-value="2021-04-13" calcext:value-type="date">
            <text:p>13-Apr-2021</text:p>
          </table:table-cell>
          <table:table-cell table:style-name="ce2" table:formula="of:=INDEX([.$N$5:.$P$28];MATCH(MONTH([.A104])&amp;YEAR([.A104]);[.$P$5:.$P$28];0);2)" office:value-type="float" office:value="80" calcext:value-type="float">
            <text:p>80</text:p>
          </table:table-cell>
          <table:table-cell table:style-name="ce2" table:formula="of:=DAY(EOMONTH([.A104];0))" office:value-type="float" office:value="30" calcext:value-type="float">
            <text:p>30</text:p>
          </table:table-cell>
          <table:table-cell table:formula="of:=[.B104]/[.C104]" office:value-type="float" office:value="2.66666666666667" calcext:value-type="float">
            <text:p>2.67</text:p>
          </table:table-cell>
          <table:table-cell table:formula="of:=-0.5*([.F104]&lt;50)+0.6*([.F104]&gt;50)" office:value-type="float" office:value="-0.5" calcext:value-type="float">
            <text:p>-0.50</text:p>
          </table:table-cell>
          <table:table-cell table:formula="of:=[.F103]*(1+[.G103])" office:value-type="float" office:value="19.828496944865" calcext:value-type="float">
            <text:p>19.8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4]/(1-[.E104])" office:value-type="float" office:value="1.77777777777778" calcext:value-type="float">
            <text:p>1.78</text:p>
          </table:table-cell>
          <table:table-cell table:formula="of:=[.H104]-[.D104]" office:value-type="float" office:value="-0.888888888888889" calcext:value-type="float">
            <text:p>-0.89</text:p>
          </table:table-cell>
          <table:table-cell table:style-name="ce3" table:formula="of:=[.H104]*[.C104]" office:value-type="float" office:value="53.3333333333333" calcext:value-type="float">
            <text:p>53.33</text:p>
          </table:table-cell>
          <table:table-cell table:style-name="ce3" table:formula="of:=[.I104]*[.C104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4]+1" office:value-type="date" office:date-value="2021-04-14" calcext:value-type="date">
            <text:p>14-Apr-2021</text:p>
          </table:table-cell>
          <table:table-cell table:style-name="ce2" table:formula="of:=INDEX([.$N$5:.$P$28];MATCH(MONTH([.A105])&amp;YEAR([.A105]);[.$P$5:.$P$28];0);2)" office:value-type="float" office:value="80" calcext:value-type="float">
            <text:p>80</text:p>
          </table:table-cell>
          <table:table-cell table:style-name="ce2" table:formula="of:=DAY(EOMONTH([.A105];0))" office:value-type="float" office:value="30" calcext:value-type="float">
            <text:p>30</text:p>
          </table:table-cell>
          <table:table-cell table:formula="of:=[.B105]/[.C105]" office:value-type="float" office:value="2.66666666666667" calcext:value-type="float">
            <text:p>2.67</text:p>
          </table:table-cell>
          <table:table-cell table:formula="of:=-0.5*([.F105]&lt;50)+0.6*([.F105]&gt;50)" office:value-type="float" office:value="-0.5" calcext:value-type="float">
            <text:p>-0.50</text:p>
          </table:table-cell>
          <table:table-cell table:formula="of:=[.F104]*(1+[.G104])" office:value-type="float" office:value="19.882821594029" calcext:value-type="float">
            <text:p>19.8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5]/(1-[.E105])" office:value-type="float" office:value="1.77777777777778" calcext:value-type="float">
            <text:p>1.78</text:p>
          </table:table-cell>
          <table:table-cell table:formula="of:=[.H105]-[.D105]" office:value-type="float" office:value="-0.888888888888889" calcext:value-type="float">
            <text:p>-0.89</text:p>
          </table:table-cell>
          <table:table-cell table:style-name="ce3" table:formula="of:=[.H105]*[.C105]" office:value-type="float" office:value="53.3333333333333" calcext:value-type="float">
            <text:p>53.33</text:p>
          </table:table-cell>
          <table:table-cell table:style-name="ce3" table:formula="of:=[.I105]*[.C105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5]+1" office:value-type="date" office:date-value="2021-04-15" calcext:value-type="date">
            <text:p>15-Apr-2021</text:p>
          </table:table-cell>
          <table:table-cell table:style-name="ce2" table:formula="of:=INDEX([.$N$5:.$P$28];MATCH(MONTH([.A106])&amp;YEAR([.A106]);[.$P$5:.$P$28];0);2)" office:value-type="float" office:value="80" calcext:value-type="float">
            <text:p>80</text:p>
          </table:table-cell>
          <table:table-cell table:style-name="ce2" table:formula="of:=DAY(EOMONTH([.A106];0))" office:value-type="float" office:value="30" calcext:value-type="float">
            <text:p>30</text:p>
          </table:table-cell>
          <table:table-cell table:formula="of:=[.B106]/[.C106]" office:value-type="float" office:value="2.66666666666667" calcext:value-type="float">
            <text:p>2.67</text:p>
          </table:table-cell>
          <table:table-cell table:formula="of:=-0.5*([.F106]&lt;50)+0.6*([.F106]&gt;50)" office:value-type="float" office:value="-0.5" calcext:value-type="float">
            <text:p>-0.50</text:p>
          </table:table-cell>
          <table:table-cell table:formula="of:=[.F105]*(1+[.G105])" office:value-type="float" office:value="19.9372950778482" calcext:value-type="float">
            <text:p>19.9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6]/(1-[.E106])" office:value-type="float" office:value="1.77777777777778" calcext:value-type="float">
            <text:p>1.78</text:p>
          </table:table-cell>
          <table:table-cell table:formula="of:=[.H106]-[.D106]" office:value-type="float" office:value="-0.888888888888889" calcext:value-type="float">
            <text:p>-0.89</text:p>
          </table:table-cell>
          <table:table-cell table:style-name="ce3" table:formula="of:=[.H106]*[.C106]" office:value-type="float" office:value="53.3333333333333" calcext:value-type="float">
            <text:p>53.33</text:p>
          </table:table-cell>
          <table:table-cell table:style-name="ce3" table:formula="of:=[.I106]*[.C106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6]+1" office:value-type="date" office:date-value="2021-04-16" calcext:value-type="date">
            <text:p>16-Apr-2021</text:p>
          </table:table-cell>
          <table:table-cell table:style-name="ce2" table:formula="of:=INDEX([.$N$5:.$P$28];MATCH(MONTH([.A107])&amp;YEAR([.A107]);[.$P$5:.$P$28];0);2)" office:value-type="float" office:value="80" calcext:value-type="float">
            <text:p>80</text:p>
          </table:table-cell>
          <table:table-cell table:style-name="ce2" table:formula="of:=DAY(EOMONTH([.A107];0))" office:value-type="float" office:value="30" calcext:value-type="float">
            <text:p>30</text:p>
          </table:table-cell>
          <table:table-cell table:formula="of:=[.B107]/[.C107]" office:value-type="float" office:value="2.66666666666667" calcext:value-type="float">
            <text:p>2.67</text:p>
          </table:table-cell>
          <table:table-cell table:formula="of:=-0.5*([.F107]&lt;50)+0.6*([.F107]&gt;50)" office:value-type="float" office:value="-0.5" calcext:value-type="float">
            <text:p>-0.50</text:p>
          </table:table-cell>
          <table:table-cell table:formula="of:=[.F106]*(1+[.G106])" office:value-type="float" office:value="19.9919178040889" calcext:value-type="float">
            <text:p>19.9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7]/(1-[.E107])" office:value-type="float" office:value="1.77777777777778" calcext:value-type="float">
            <text:p>1.78</text:p>
          </table:table-cell>
          <table:table-cell table:formula="of:=[.H107]-[.D107]" office:value-type="float" office:value="-0.888888888888889" calcext:value-type="float">
            <text:p>-0.89</text:p>
          </table:table-cell>
          <table:table-cell table:style-name="ce3" table:formula="of:=[.H107]*[.C107]" office:value-type="float" office:value="53.3333333333333" calcext:value-type="float">
            <text:p>53.33</text:p>
          </table:table-cell>
          <table:table-cell table:style-name="ce3" table:formula="of:=[.I107]*[.C107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7]+1" office:value-type="date" office:date-value="2021-04-17" calcext:value-type="date">
            <text:p>17-Apr-2021</text:p>
          </table:table-cell>
          <table:table-cell table:style-name="ce2" table:formula="of:=INDEX([.$N$5:.$P$28];MATCH(MONTH([.A108])&amp;YEAR([.A108]);[.$P$5:.$P$28];0);2)" office:value-type="float" office:value="80" calcext:value-type="float">
            <text:p>80</text:p>
          </table:table-cell>
          <table:table-cell table:style-name="ce2" table:formula="of:=DAY(EOMONTH([.A108];0))" office:value-type="float" office:value="30" calcext:value-type="float">
            <text:p>30</text:p>
          </table:table-cell>
          <table:table-cell table:formula="of:=[.B108]/[.C108]" office:value-type="float" office:value="2.66666666666667" calcext:value-type="float">
            <text:p>2.67</text:p>
          </table:table-cell>
          <table:table-cell table:formula="of:=-0.5*([.F108]&lt;50)+0.6*([.F108]&gt;50)" office:value-type="float" office:value="-0.5" calcext:value-type="float">
            <text:p>-0.50</text:p>
          </table:table-cell>
          <table:table-cell table:formula="of:=[.F107]*(1+[.G107])" office:value-type="float" office:value="20.0466901816344" calcext:value-type="float">
            <text:p>20.0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8]/(1-[.E108])" office:value-type="float" office:value="1.77777777777778" calcext:value-type="float">
            <text:p>1.78</text:p>
          </table:table-cell>
          <table:table-cell table:formula="of:=[.H108]-[.D108]" office:value-type="float" office:value="-0.888888888888889" calcext:value-type="float">
            <text:p>-0.89</text:p>
          </table:table-cell>
          <table:table-cell table:style-name="ce3" table:formula="of:=[.H108]*[.C108]" office:value-type="float" office:value="53.3333333333333" calcext:value-type="float">
            <text:p>53.33</text:p>
          </table:table-cell>
          <table:table-cell table:style-name="ce3" table:formula="of:=[.I108]*[.C108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8]+1" office:value-type="date" office:date-value="2021-04-18" calcext:value-type="date">
            <text:p>18-Apr-2021</text:p>
          </table:table-cell>
          <table:table-cell table:style-name="ce2" table:formula="of:=INDEX([.$N$5:.$P$28];MATCH(MONTH([.A109])&amp;YEAR([.A109]);[.$P$5:.$P$28];0);2)" office:value-type="float" office:value="80" calcext:value-type="float">
            <text:p>80</text:p>
          </table:table-cell>
          <table:table-cell table:style-name="ce2" table:formula="of:=DAY(EOMONTH([.A109];0))" office:value-type="float" office:value="30" calcext:value-type="float">
            <text:p>30</text:p>
          </table:table-cell>
          <table:table-cell table:formula="of:=[.B109]/[.C109]" office:value-type="float" office:value="2.66666666666667" calcext:value-type="float">
            <text:p>2.67</text:p>
          </table:table-cell>
          <table:table-cell table:formula="of:=-0.5*([.F109]&lt;50)+0.6*([.F109]&gt;50)" office:value-type="float" office:value="-0.5" calcext:value-type="float">
            <text:p>-0.50</text:p>
          </table:table-cell>
          <table:table-cell table:formula="of:=[.F108]*(1+[.G108])" office:value-type="float" office:value="20.1016126204882" calcext:value-type="float">
            <text:p>20.1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09]/(1-[.E109])" office:value-type="float" office:value="1.77777777777778" calcext:value-type="float">
            <text:p>1.78</text:p>
          </table:table-cell>
          <table:table-cell table:formula="of:=[.H109]-[.D109]" office:value-type="float" office:value="-0.888888888888889" calcext:value-type="float">
            <text:p>-0.89</text:p>
          </table:table-cell>
          <table:table-cell table:style-name="ce3" table:formula="of:=[.H109]*[.C109]" office:value-type="float" office:value="53.3333333333333" calcext:value-type="float">
            <text:p>53.33</text:p>
          </table:table-cell>
          <table:table-cell table:style-name="ce3" table:formula="of:=[.I109]*[.C109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09]+1" office:value-type="date" office:date-value="2021-04-19" calcext:value-type="date">
            <text:p>19-Apr-2021</text:p>
          </table:table-cell>
          <table:table-cell table:style-name="ce2" table:formula="of:=INDEX([.$N$5:.$P$28];MATCH(MONTH([.A110])&amp;YEAR([.A110]);[.$P$5:.$P$28];0);2)" office:value-type="float" office:value="80" calcext:value-type="float">
            <text:p>80</text:p>
          </table:table-cell>
          <table:table-cell table:style-name="ce2" table:formula="of:=DAY(EOMONTH([.A110];0))" office:value-type="float" office:value="30" calcext:value-type="float">
            <text:p>30</text:p>
          </table:table-cell>
          <table:table-cell table:formula="of:=[.B110]/[.C110]" office:value-type="float" office:value="2.66666666666667" calcext:value-type="float">
            <text:p>2.67</text:p>
          </table:table-cell>
          <table:table-cell table:formula="of:=-0.5*([.F110]&lt;50)+0.6*([.F110]&gt;50)" office:value-type="float" office:value="-0.5" calcext:value-type="float">
            <text:p>-0.50</text:p>
          </table:table-cell>
          <table:table-cell table:formula="of:=[.F109]*(1+[.G109])" office:value-type="float" office:value="20.1566855317772" calcext:value-type="float">
            <text:p>20.1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0]/(1-[.E110])" office:value-type="float" office:value="1.77777777777778" calcext:value-type="float">
            <text:p>1.78</text:p>
          </table:table-cell>
          <table:table-cell table:formula="of:=[.H110]-[.D110]" office:value-type="float" office:value="-0.888888888888889" calcext:value-type="float">
            <text:p>-0.89</text:p>
          </table:table-cell>
          <table:table-cell table:style-name="ce3" table:formula="of:=[.H110]*[.C110]" office:value-type="float" office:value="53.3333333333333" calcext:value-type="float">
            <text:p>53.33</text:p>
          </table:table-cell>
          <table:table-cell table:style-name="ce3" table:formula="of:=[.I110]*[.C110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0]+1" office:value-type="date" office:date-value="2021-04-20" calcext:value-type="date">
            <text:p>20-Apr-2021</text:p>
          </table:table-cell>
          <table:table-cell table:style-name="ce2" table:formula="of:=INDEX([.$N$5:.$P$28];MATCH(MONTH([.A111])&amp;YEAR([.A111]);[.$P$5:.$P$28];0);2)" office:value-type="float" office:value="80" calcext:value-type="float">
            <text:p>80</text:p>
          </table:table-cell>
          <table:table-cell table:style-name="ce2" table:formula="of:=DAY(EOMONTH([.A111];0))" office:value-type="float" office:value="30" calcext:value-type="float">
            <text:p>30</text:p>
          </table:table-cell>
          <table:table-cell table:formula="of:=[.B111]/[.C111]" office:value-type="float" office:value="2.66666666666667" calcext:value-type="float">
            <text:p>2.67</text:p>
          </table:table-cell>
          <table:table-cell table:formula="of:=-0.5*([.F111]&lt;50)+0.6*([.F111]&gt;50)" office:value-type="float" office:value="-0.5" calcext:value-type="float">
            <text:p>-0.50</text:p>
          </table:table-cell>
          <table:table-cell table:formula="of:=[.F110]*(1+[.G110])" office:value-type="float" office:value="20.2119093277546" calcext:value-type="float">
            <text:p>20.2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1]/(1-[.E111])" office:value-type="float" office:value="1.77777777777778" calcext:value-type="float">
            <text:p>1.78</text:p>
          </table:table-cell>
          <table:table-cell table:formula="of:=[.H111]-[.D111]" office:value-type="float" office:value="-0.888888888888889" calcext:value-type="float">
            <text:p>-0.89</text:p>
          </table:table-cell>
          <table:table-cell table:style-name="ce3" table:formula="of:=[.H111]*[.C111]" office:value-type="float" office:value="53.3333333333333" calcext:value-type="float">
            <text:p>53.33</text:p>
          </table:table-cell>
          <table:table-cell table:style-name="ce3" table:formula="of:=[.I111]*[.C111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1]+1" office:value-type="date" office:date-value="2021-04-21" calcext:value-type="date">
            <text:p>21-Apr-2021</text:p>
          </table:table-cell>
          <table:table-cell table:style-name="ce2" table:formula="of:=INDEX([.$N$5:.$P$28];MATCH(MONTH([.A112])&amp;YEAR([.A112]);[.$P$5:.$P$28];0);2)" office:value-type="float" office:value="80" calcext:value-type="float">
            <text:p>80</text:p>
          </table:table-cell>
          <table:table-cell table:style-name="ce2" table:formula="of:=DAY(EOMONTH([.A112];0))" office:value-type="float" office:value="30" calcext:value-type="float">
            <text:p>30</text:p>
          </table:table-cell>
          <table:table-cell table:formula="of:=[.B112]/[.C112]" office:value-type="float" office:value="2.66666666666667" calcext:value-type="float">
            <text:p>2.67</text:p>
          </table:table-cell>
          <table:table-cell table:formula="of:=-0.5*([.F112]&lt;50)+0.6*([.F112]&gt;50)" office:value-type="float" office:value="-0.5" calcext:value-type="float">
            <text:p>-0.50</text:p>
          </table:table-cell>
          <table:table-cell table:formula="of:=[.F111]*(1+[.G111])" office:value-type="float" office:value="20.2672844218033" calcext:value-type="float">
            <text:p>20.2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2]/(1-[.E112])" office:value-type="float" office:value="1.77777777777778" calcext:value-type="float">
            <text:p>1.78</text:p>
          </table:table-cell>
          <table:table-cell table:formula="of:=[.H112]-[.D112]" office:value-type="float" office:value="-0.888888888888889" calcext:value-type="float">
            <text:p>-0.89</text:p>
          </table:table-cell>
          <table:table-cell table:style-name="ce3" table:formula="of:=[.H112]*[.C112]" office:value-type="float" office:value="53.3333333333333" calcext:value-type="float">
            <text:p>53.33</text:p>
          </table:table-cell>
          <table:table-cell table:style-name="ce3" table:formula="of:=[.I112]*[.C112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2]+1" office:value-type="date" office:date-value="2021-04-22" calcext:value-type="date">
            <text:p>22-Apr-2021</text:p>
          </table:table-cell>
          <table:table-cell table:style-name="ce2" table:formula="of:=INDEX([.$N$5:.$P$28];MATCH(MONTH([.A113])&amp;YEAR([.A113]);[.$P$5:.$P$28];0);2)" office:value-type="float" office:value="80" calcext:value-type="float">
            <text:p>80</text:p>
          </table:table-cell>
          <table:table-cell table:style-name="ce2" table:formula="of:=DAY(EOMONTH([.A113];0))" office:value-type="float" office:value="30" calcext:value-type="float">
            <text:p>30</text:p>
          </table:table-cell>
          <table:table-cell table:formula="of:=[.B113]/[.C113]" office:value-type="float" office:value="2.66666666666667" calcext:value-type="float">
            <text:p>2.67</text:p>
          </table:table-cell>
          <table:table-cell table:formula="of:=-0.5*([.F113]&lt;50)+0.6*([.F113]&gt;50)" office:value-type="float" office:value="-0.5" calcext:value-type="float">
            <text:p>-0.50</text:p>
          </table:table-cell>
          <table:table-cell table:formula="of:=[.F112]*(1+[.G112])" office:value-type="float" office:value="20.3228112284384" calcext:value-type="float">
            <text:p>20.3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3]/(1-[.E113])" office:value-type="float" office:value="1.77777777777778" calcext:value-type="float">
            <text:p>1.78</text:p>
          </table:table-cell>
          <table:table-cell table:formula="of:=[.H113]-[.D113]" office:value-type="float" office:value="-0.888888888888889" calcext:value-type="float">
            <text:p>-0.89</text:p>
          </table:table-cell>
          <table:table-cell table:style-name="ce3" table:formula="of:=[.H113]*[.C113]" office:value-type="float" office:value="53.3333333333333" calcext:value-type="float">
            <text:p>53.33</text:p>
          </table:table-cell>
          <table:table-cell table:style-name="ce3" table:formula="of:=[.I113]*[.C113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3]+1" office:value-type="date" office:date-value="2021-04-23" calcext:value-type="date">
            <text:p>23-Apr-2021</text:p>
          </table:table-cell>
          <table:table-cell table:style-name="ce2" table:formula="of:=INDEX([.$N$5:.$P$28];MATCH(MONTH([.A114])&amp;YEAR([.A114]);[.$P$5:.$P$28];0);2)" office:value-type="float" office:value="80" calcext:value-type="float">
            <text:p>80</text:p>
          </table:table-cell>
          <table:table-cell table:style-name="ce2" table:formula="of:=DAY(EOMONTH([.A114];0))" office:value-type="float" office:value="30" calcext:value-type="float">
            <text:p>30</text:p>
          </table:table-cell>
          <table:table-cell table:formula="of:=[.B114]/[.C114]" office:value-type="float" office:value="2.66666666666667" calcext:value-type="float">
            <text:p>2.67</text:p>
          </table:table-cell>
          <table:table-cell table:formula="of:=-0.5*([.F114]&lt;50)+0.6*([.F114]&gt;50)" office:value-type="float" office:value="-0.5" calcext:value-type="float">
            <text:p>-0.50</text:p>
          </table:table-cell>
          <table:table-cell table:formula="of:=[.F113]*(1+[.G113])" office:value-type="float" office:value="20.3784901633108" calcext:value-type="float">
            <text:p>20.3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4]/(1-[.E114])" office:value-type="float" office:value="1.77777777777778" calcext:value-type="float">
            <text:p>1.78</text:p>
          </table:table-cell>
          <table:table-cell table:formula="of:=[.H114]-[.D114]" office:value-type="float" office:value="-0.888888888888889" calcext:value-type="float">
            <text:p>-0.89</text:p>
          </table:table-cell>
          <table:table-cell table:style-name="ce3" table:formula="of:=[.H114]*[.C114]" office:value-type="float" office:value="53.3333333333333" calcext:value-type="float">
            <text:p>53.33</text:p>
          </table:table-cell>
          <table:table-cell table:style-name="ce3" table:formula="of:=[.I114]*[.C114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4]+1" office:value-type="date" office:date-value="2021-04-24" calcext:value-type="date">
            <text:p>24-Apr-2021</text:p>
          </table:table-cell>
          <table:table-cell table:style-name="ce2" table:formula="of:=INDEX([.$N$5:.$P$28];MATCH(MONTH([.A115])&amp;YEAR([.A115]);[.$P$5:.$P$28];0);2)" office:value-type="float" office:value="80" calcext:value-type="float">
            <text:p>80</text:p>
          </table:table-cell>
          <table:table-cell table:style-name="ce2" table:formula="of:=DAY(EOMONTH([.A115];0))" office:value-type="float" office:value="30" calcext:value-type="float">
            <text:p>30</text:p>
          </table:table-cell>
          <table:table-cell table:formula="of:=[.B115]/[.C115]" office:value-type="float" office:value="2.66666666666667" calcext:value-type="float">
            <text:p>2.67</text:p>
          </table:table-cell>
          <table:table-cell table:formula="of:=-0.5*([.F115]&lt;50)+0.6*([.F115]&gt;50)" office:value-type="float" office:value="-0.5" calcext:value-type="float">
            <text:p>-0.50</text:p>
          </table:table-cell>
          <table:table-cell table:formula="of:=[.F114]*(1+[.G114])" office:value-type="float" office:value="20.4343216432103" calcext:value-type="float">
            <text:p>20.4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5]/(1-[.E115])" office:value-type="float" office:value="1.77777777777778" calcext:value-type="float">
            <text:p>1.78</text:p>
          </table:table-cell>
          <table:table-cell table:formula="of:=[.H115]-[.D115]" office:value-type="float" office:value="-0.888888888888889" calcext:value-type="float">
            <text:p>-0.89</text:p>
          </table:table-cell>
          <table:table-cell table:style-name="ce3" table:formula="of:=[.H115]*[.C115]" office:value-type="float" office:value="53.3333333333333" calcext:value-type="float">
            <text:p>53.33</text:p>
          </table:table-cell>
          <table:table-cell table:style-name="ce3" table:formula="of:=[.I115]*[.C115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5]+1" office:value-type="date" office:date-value="2021-04-25" calcext:value-type="date">
            <text:p>25-Apr-2021</text:p>
          </table:table-cell>
          <table:table-cell table:style-name="ce2" table:formula="of:=INDEX([.$N$5:.$P$28];MATCH(MONTH([.A116])&amp;YEAR([.A116]);[.$P$5:.$P$28];0);2)" office:value-type="float" office:value="80" calcext:value-type="float">
            <text:p>80</text:p>
          </table:table-cell>
          <table:table-cell table:style-name="ce2" table:formula="of:=DAY(EOMONTH([.A116];0))" office:value-type="float" office:value="30" calcext:value-type="float">
            <text:p>30</text:p>
          </table:table-cell>
          <table:table-cell table:formula="of:=[.B116]/[.C116]" office:value-type="float" office:value="2.66666666666667" calcext:value-type="float">
            <text:p>2.67</text:p>
          </table:table-cell>
          <table:table-cell table:formula="of:=-0.5*([.F116]&lt;50)+0.6*([.F116]&gt;50)" office:value-type="float" office:value="-0.5" calcext:value-type="float">
            <text:p>-0.50</text:p>
          </table:table-cell>
          <table:table-cell table:formula="of:=[.F115]*(1+[.G115])" office:value-type="float" office:value="20.4903060860684" calcext:value-type="float">
            <text:p>20.4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6]/(1-[.E116])" office:value-type="float" office:value="1.77777777777778" calcext:value-type="float">
            <text:p>1.78</text:p>
          </table:table-cell>
          <table:table-cell table:formula="of:=[.H116]-[.D116]" office:value-type="float" office:value="-0.888888888888889" calcext:value-type="float">
            <text:p>-0.89</text:p>
          </table:table-cell>
          <table:table-cell table:style-name="ce3" table:formula="of:=[.H116]*[.C116]" office:value-type="float" office:value="53.3333333333333" calcext:value-type="float">
            <text:p>53.33</text:p>
          </table:table-cell>
          <table:table-cell table:style-name="ce3" table:formula="of:=[.I116]*[.C116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6]+1" office:value-type="date" office:date-value="2021-04-26" calcext:value-type="date">
            <text:p>26-Apr-2021</text:p>
          </table:table-cell>
          <table:table-cell table:style-name="ce2" table:formula="of:=INDEX([.$N$5:.$P$28];MATCH(MONTH([.A117])&amp;YEAR([.A117]);[.$P$5:.$P$28];0);2)" office:value-type="float" office:value="80" calcext:value-type="float">
            <text:p>80</text:p>
          </table:table-cell>
          <table:table-cell table:style-name="ce2" table:formula="of:=DAY(EOMONTH([.A117];0))" office:value-type="float" office:value="30" calcext:value-type="float">
            <text:p>30</text:p>
          </table:table-cell>
          <table:table-cell table:formula="of:=[.B117]/[.C117]" office:value-type="float" office:value="2.66666666666667" calcext:value-type="float">
            <text:p>2.67</text:p>
          </table:table-cell>
          <table:table-cell table:formula="of:=-0.5*([.F117]&lt;50)+0.6*([.F117]&gt;50)" office:value-type="float" office:value="-0.5" calcext:value-type="float">
            <text:p>-0.50</text:p>
          </table:table-cell>
          <table:table-cell table:formula="of:=[.F116]*(1+[.G116])" office:value-type="float" office:value="20.5464439109617" calcext:value-type="float">
            <text:p>20.5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7]/(1-[.E117])" office:value-type="float" office:value="1.77777777777778" calcext:value-type="float">
            <text:p>1.78</text:p>
          </table:table-cell>
          <table:table-cell table:formula="of:=[.H117]-[.D117]" office:value-type="float" office:value="-0.888888888888889" calcext:value-type="float">
            <text:p>-0.89</text:p>
          </table:table-cell>
          <table:table-cell table:style-name="ce3" table:formula="of:=[.H117]*[.C117]" office:value-type="float" office:value="53.3333333333333" calcext:value-type="float">
            <text:p>53.33</text:p>
          </table:table-cell>
          <table:table-cell table:style-name="ce3" table:formula="of:=[.I117]*[.C117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7]+1" office:value-type="date" office:date-value="2021-04-27" calcext:value-type="date">
            <text:p>27-Apr-2021</text:p>
          </table:table-cell>
          <table:table-cell table:style-name="ce2" table:formula="of:=INDEX([.$N$5:.$P$28];MATCH(MONTH([.A118])&amp;YEAR([.A118]);[.$P$5:.$P$28];0);2)" office:value-type="float" office:value="80" calcext:value-type="float">
            <text:p>80</text:p>
          </table:table-cell>
          <table:table-cell table:style-name="ce2" table:formula="of:=DAY(EOMONTH([.A118];0))" office:value-type="float" office:value="30" calcext:value-type="float">
            <text:p>30</text:p>
          </table:table-cell>
          <table:table-cell table:formula="of:=[.B118]/[.C118]" office:value-type="float" office:value="2.66666666666667" calcext:value-type="float">
            <text:p>2.67</text:p>
          </table:table-cell>
          <table:table-cell table:formula="of:=-0.5*([.F118]&lt;50)+0.6*([.F118]&gt;50)" office:value-type="float" office:value="-0.5" calcext:value-type="float">
            <text:p>-0.50</text:p>
          </table:table-cell>
          <table:table-cell table:formula="of:=[.F117]*(1+[.G117])" office:value-type="float" office:value="20.6027355381151" calcext:value-type="float">
            <text:p>20.6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8]/(1-[.E118])" office:value-type="float" office:value="1.77777777777778" calcext:value-type="float">
            <text:p>1.78</text:p>
          </table:table-cell>
          <table:table-cell table:formula="of:=[.H118]-[.D118]" office:value-type="float" office:value="-0.888888888888889" calcext:value-type="float">
            <text:p>-0.89</text:p>
          </table:table-cell>
          <table:table-cell table:style-name="ce3" table:formula="of:=[.H118]*[.C118]" office:value-type="float" office:value="53.3333333333333" calcext:value-type="float">
            <text:p>53.33</text:p>
          </table:table-cell>
          <table:table-cell table:style-name="ce3" table:formula="of:=[.I118]*[.C118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8]+1" office:value-type="date" office:date-value="2021-04-28" calcext:value-type="date">
            <text:p>28-Apr-2021</text:p>
          </table:table-cell>
          <table:table-cell table:style-name="ce2" table:formula="of:=INDEX([.$N$5:.$P$28];MATCH(MONTH([.A119])&amp;YEAR([.A119]);[.$P$5:.$P$28];0);2)" office:value-type="float" office:value="80" calcext:value-type="float">
            <text:p>80</text:p>
          </table:table-cell>
          <table:table-cell table:style-name="ce2" table:formula="of:=DAY(EOMONTH([.A119];0))" office:value-type="float" office:value="30" calcext:value-type="float">
            <text:p>30</text:p>
          </table:table-cell>
          <table:table-cell table:formula="of:=[.B119]/[.C119]" office:value-type="float" office:value="2.66666666666667" calcext:value-type="float">
            <text:p>2.67</text:p>
          </table:table-cell>
          <table:table-cell table:formula="of:=-0.5*([.F119]&lt;50)+0.6*([.F119]&gt;50)" office:value-type="float" office:value="-0.5" calcext:value-type="float">
            <text:p>-0.50</text:p>
          </table:table-cell>
          <table:table-cell table:formula="of:=[.F118]*(1+[.G118])" office:value-type="float" office:value="20.6591813889044" calcext:value-type="float">
            <text:p>20.6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19]/(1-[.E119])" office:value-type="float" office:value="1.77777777777778" calcext:value-type="float">
            <text:p>1.78</text:p>
          </table:table-cell>
          <table:table-cell table:formula="of:=[.H119]-[.D119]" office:value-type="float" office:value="-0.888888888888889" calcext:value-type="float">
            <text:p>-0.89</text:p>
          </table:table-cell>
          <table:table-cell table:style-name="ce3" table:formula="of:=[.H119]*[.C119]" office:value-type="float" office:value="53.3333333333333" calcext:value-type="float">
            <text:p>53.33</text:p>
          </table:table-cell>
          <table:table-cell table:style-name="ce3" table:formula="of:=[.I119]*[.C119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19]+1" office:value-type="date" office:date-value="2021-04-29" calcext:value-type="date">
            <text:p>29-Apr-2021</text:p>
          </table:table-cell>
          <table:table-cell table:style-name="ce2" table:formula="of:=INDEX([.$N$5:.$P$28];MATCH(MONTH([.A120])&amp;YEAR([.A120]);[.$P$5:.$P$28];0);2)" office:value-type="float" office:value="80" calcext:value-type="float">
            <text:p>80</text:p>
          </table:table-cell>
          <table:table-cell table:style-name="ce2" table:formula="of:=DAY(EOMONTH([.A120];0))" office:value-type="float" office:value="30" calcext:value-type="float">
            <text:p>30</text:p>
          </table:table-cell>
          <table:table-cell table:formula="of:=[.B120]/[.C120]" office:value-type="float" office:value="2.66666666666667" calcext:value-type="float">
            <text:p>2.67</text:p>
          </table:table-cell>
          <table:table-cell table:formula="of:=-0.5*([.F120]&lt;50)+0.6*([.F120]&gt;50)" office:value-type="float" office:value="-0.5" calcext:value-type="float">
            <text:p>-0.50</text:p>
          </table:table-cell>
          <table:table-cell table:formula="of:=[.F119]*(1+[.G119])" office:value-type="float" office:value="20.7157818858603" calcext:value-type="float">
            <text:p>20.7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0]/(1-[.E120])" office:value-type="float" office:value="1.77777777777778" calcext:value-type="float">
            <text:p>1.78</text:p>
          </table:table-cell>
          <table:table-cell table:formula="of:=[.H120]-[.D120]" office:value-type="float" office:value="-0.888888888888889" calcext:value-type="float">
            <text:p>-0.89</text:p>
          </table:table-cell>
          <table:table-cell table:style-name="ce3" table:formula="of:=[.H120]*[.C120]" office:value-type="float" office:value="53.3333333333333" calcext:value-type="float">
            <text:p>53.33</text:p>
          </table:table-cell>
          <table:table-cell table:style-name="ce3" table:formula="of:=[.I120]*[.C120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20]+1" office:value-type="date" office:date-value="2021-04-30" calcext:value-type="date">
            <text:p>30-Apr-2021</text:p>
          </table:table-cell>
          <table:table-cell table:style-name="ce2" table:formula="of:=INDEX([.$N$5:.$P$28];MATCH(MONTH([.A121])&amp;YEAR([.A121]);[.$P$5:.$P$28];0);2)" office:value-type="float" office:value="80" calcext:value-type="float">
            <text:p>80</text:p>
          </table:table-cell>
          <table:table-cell table:style-name="ce2" table:formula="of:=DAY(EOMONTH([.A121];0))" office:value-type="float" office:value="30" calcext:value-type="float">
            <text:p>30</text:p>
          </table:table-cell>
          <table:table-cell table:formula="of:=[.B121]/[.C121]" office:value-type="float" office:value="2.66666666666667" calcext:value-type="float">
            <text:p>2.67</text:p>
          </table:table-cell>
          <table:table-cell table:formula="of:=-0.5*([.F121]&lt;50)+0.6*([.F121]&gt;50)" office:value-type="float" office:value="-0.5" calcext:value-type="float">
            <text:p>-0.50</text:p>
          </table:table-cell>
          <table:table-cell table:formula="of:=[.F120]*(1+[.G120])" office:value-type="float" office:value="20.7725374526709" calcext:value-type="float">
            <text:p>20.7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1]/(1-[.E121])" office:value-type="float" office:value="1.77777777777778" calcext:value-type="float">
            <text:p>1.78</text:p>
          </table:table-cell>
          <table:table-cell table:formula="of:=[.H121]-[.D121]" office:value-type="float" office:value="-0.888888888888889" calcext:value-type="float">
            <text:p>-0.89</text:p>
          </table:table-cell>
          <table:table-cell table:style-name="ce3" table:formula="of:=[.H121]*[.C121]" office:value-type="float" office:value="53.3333333333333" calcext:value-type="float">
            <text:p>53.33</text:p>
          </table:table-cell>
          <table:table-cell table:style-name="ce3" table:formula="of:=[.I121]*[.C121]" office:value-type="float" office:value="-26.6666666666667" calcext:value-type="float">
            <text:p>-26.67</text:p>
          </table:table-cell>
          <table:table-cell table:number-columns-repeated="7"/>
        </table:table-row>
        <table:table-row table:style-name="ro1">
          <table:table-cell table:formula="of:=[.A121]+1" office:value-type="date" office:date-value="2021-05-01" calcext:value-type="date">
            <text:p>1-May-2021</text:p>
          </table:table-cell>
          <table:table-cell table:style-name="ce2" table:formula="of:=INDEX([.$N$5:.$P$28];MATCH(MONTH([.A122])&amp;YEAR([.A122]);[.$P$5:.$P$28];0);2)" office:value-type="float" office:value="90" calcext:value-type="float">
            <text:p>90</text:p>
          </table:table-cell>
          <table:table-cell table:style-name="ce2" table:formula="of:=DAY(EOMONTH([.A122];0))" office:value-type="float" office:value="31" calcext:value-type="float">
            <text:p>31</text:p>
          </table:table-cell>
          <table:table-cell table:formula="of:=[.B122]/[.C122]" office:value-type="float" office:value="2.90322580645161" calcext:value-type="float">
            <text:p>2.90</text:p>
          </table:table-cell>
          <table:table-cell table:formula="of:=-0.5*([.F122]&lt;50)+0.6*([.F122]&gt;50)" office:value-type="float" office:value="-0.5" calcext:value-type="float">
            <text:p>-0.50</text:p>
          </table:table-cell>
          <table:table-cell table:formula="of:=[.F121]*(1+[.G121])" office:value-type="float" office:value="20.8294485141851" calcext:value-type="float">
            <text:p>20.8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2]/(1-[.E122])" office:value-type="float" office:value="1.93548387096774" calcext:value-type="float">
            <text:p>1.94</text:p>
          </table:table-cell>
          <table:table-cell table:formula="of:=[.H122]-[.D122]" office:value-type="float" office:value="-0.967741935483871" calcext:value-type="float">
            <text:p>-0.97</text:p>
          </table:table-cell>
          <table:table-cell table:style-name="ce3" table:formula="of:=[.H122]*[.C122]" office:value-type="float" office:value="60" calcext:value-type="float">
            <text:p>60.00</text:p>
          </table:table-cell>
          <table:table-cell table:style-name="ce3" table:formula="of:=[.I122]*[.C122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22]+1" office:value-type="date" office:date-value="2021-05-02" calcext:value-type="date">
            <text:p>2-May-2021</text:p>
          </table:table-cell>
          <table:table-cell table:style-name="ce2" table:formula="of:=INDEX([.$N$5:.$P$28];MATCH(MONTH([.A123])&amp;YEAR([.A123]);[.$P$5:.$P$28];0);2)" office:value-type="float" office:value="90" calcext:value-type="float">
            <text:p>90</text:p>
          </table:table-cell>
          <table:table-cell table:style-name="ce2" table:formula="of:=DAY(EOMONTH([.A123];0))" office:value-type="float" office:value="31" calcext:value-type="float">
            <text:p>31</text:p>
          </table:table-cell>
          <table:table-cell table:formula="of:=[.B123]/[.C123]" office:value-type="float" office:value="2.90322580645161" calcext:value-type="float">
            <text:p>2.90</text:p>
          </table:table-cell>
          <table:table-cell table:formula="of:=-0.5*([.F123]&lt;50)+0.6*([.F123]&gt;50)" office:value-type="float" office:value="-0.5" calcext:value-type="float">
            <text:p>-0.50</text:p>
          </table:table-cell>
          <table:table-cell table:formula="of:=[.F122]*(1+[.G122])" office:value-type="float" office:value="20.8865154964157" calcext:value-type="float">
            <text:p>20.8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3]/(1-[.E123])" office:value-type="float" office:value="1.93548387096774" calcext:value-type="float">
            <text:p>1.94</text:p>
          </table:table-cell>
          <table:table-cell table:formula="of:=[.H123]-[.D123]" office:value-type="float" office:value="-0.967741935483871" calcext:value-type="float">
            <text:p>-0.97</text:p>
          </table:table-cell>
          <table:table-cell table:style-name="ce3" table:formula="of:=[.H123]*[.C123]" office:value-type="float" office:value="60" calcext:value-type="float">
            <text:p>60.00</text:p>
          </table:table-cell>
          <table:table-cell table:style-name="ce3" table:formula="of:=[.I123]*[.C123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23]+1" office:value-type="date" office:date-value="2021-05-03" calcext:value-type="date">
            <text:p>3-May-2021</text:p>
          </table:table-cell>
          <table:table-cell table:style-name="ce2" table:formula="of:=INDEX([.$N$5:.$P$28];MATCH(MONTH([.A124])&amp;YEAR([.A124]);[.$P$5:.$P$28];0);2)" office:value-type="float" office:value="90" calcext:value-type="float">
            <text:p>90</text:p>
          </table:table-cell>
          <table:table-cell table:style-name="ce2" table:formula="of:=DAY(EOMONTH([.A124];0))" office:value-type="float" office:value="31" calcext:value-type="float">
            <text:p>31</text:p>
          </table:table-cell>
          <table:table-cell table:formula="of:=[.B124]/[.C124]" office:value-type="float" office:value="2.90322580645161" calcext:value-type="float">
            <text:p>2.90</text:p>
          </table:table-cell>
          <table:table-cell table:formula="of:=-0.5*([.F124]&lt;50)+0.6*([.F124]&gt;50)" office:value-type="float" office:value="-0.5" calcext:value-type="float">
            <text:p>-0.50</text:p>
          </table:table-cell>
          <table:table-cell table:formula="of:=[.F123]*(1+[.G123])" office:value-type="float" office:value="20.9437388265429" calcext:value-type="float">
            <text:p>20.9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4]/(1-[.E124])" office:value-type="float" office:value="1.93548387096774" calcext:value-type="float">
            <text:p>1.94</text:p>
          </table:table-cell>
          <table:table-cell table:formula="of:=[.H124]-[.D124]" office:value-type="float" office:value="-0.967741935483871" calcext:value-type="float">
            <text:p>-0.97</text:p>
          </table:table-cell>
          <table:table-cell table:style-name="ce3" table:formula="of:=[.H124]*[.C124]" office:value-type="float" office:value="60" calcext:value-type="float">
            <text:p>60.00</text:p>
          </table:table-cell>
          <table:table-cell table:style-name="ce3" table:formula="of:=[.I124]*[.C124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24]+1" office:value-type="date" office:date-value="2021-05-04" calcext:value-type="date">
            <text:p>4-May-2021</text:p>
          </table:table-cell>
          <table:table-cell table:style-name="ce2" table:formula="of:=INDEX([.$N$5:.$P$28];MATCH(MONTH([.A125])&amp;YEAR([.A125]);[.$P$5:.$P$28];0);2)" office:value-type="float" office:value="90" calcext:value-type="float">
            <text:p>90</text:p>
          </table:table-cell>
          <table:table-cell table:style-name="ce2" table:formula="of:=DAY(EOMONTH([.A125];0))" office:value-type="float" office:value="31" calcext:value-type="float">
            <text:p>31</text:p>
          </table:table-cell>
          <table:table-cell table:formula="of:=[.B125]/[.C125]" office:value-type="float" office:value="2.90322580645161" calcext:value-type="float">
            <text:p>2.90</text:p>
          </table:table-cell>
          <table:table-cell table:formula="of:=-0.5*([.F125]&lt;50)+0.6*([.F125]&gt;50)" office:value-type="float" office:value="-0.5" calcext:value-type="float">
            <text:p>-0.50</text:p>
          </table:table-cell>
          <table:table-cell table:formula="of:=[.F124]*(1+[.G124])" office:value-type="float" office:value="21.001118932917" calcext:value-type="float">
            <text:p>21.0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5]/(1-[.E125])" office:value-type="float" office:value="1.93548387096774" calcext:value-type="float">
            <text:p>1.94</text:p>
          </table:table-cell>
          <table:table-cell table:formula="of:=[.H125]-[.D125]" office:value-type="float" office:value="-0.967741935483871" calcext:value-type="float">
            <text:p>-0.97</text:p>
          </table:table-cell>
          <table:table-cell table:style-name="ce3" table:formula="of:=[.H125]*[.C125]" office:value-type="float" office:value="60" calcext:value-type="float">
            <text:p>60.00</text:p>
          </table:table-cell>
          <table:table-cell table:style-name="ce3" table:formula="of:=[.I125]*[.C125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25]+1" office:value-type="date" office:date-value="2021-05-05" calcext:value-type="date">
            <text:p>5-May-2021</text:p>
          </table:table-cell>
          <table:table-cell table:style-name="ce2" table:formula="of:=INDEX([.$N$5:.$P$28];MATCH(MONTH([.A126])&amp;YEAR([.A126]);[.$P$5:.$P$28];0);2)" office:value-type="float" office:value="90" calcext:value-type="float">
            <text:p>90</text:p>
          </table:table-cell>
          <table:table-cell table:style-name="ce2" table:formula="of:=DAY(EOMONTH([.A126];0))" office:value-type="float" office:value="31" calcext:value-type="float">
            <text:p>31</text:p>
          </table:table-cell>
          <table:table-cell table:formula="of:=[.B126]/[.C126]" office:value-type="float" office:value="2.90322580645161" calcext:value-type="float">
            <text:p>2.90</text:p>
          </table:table-cell>
          <table:table-cell table:formula="of:=-0.5*([.F126]&lt;50)+0.6*([.F126]&gt;50)" office:value-type="float" office:value="-0.5" calcext:value-type="float">
            <text:p>-0.50</text:p>
          </table:table-cell>
          <table:table-cell table:formula="of:=[.F125]*(1+[.G125])" office:value-type="float" office:value="21.058656245062" calcext:value-type="float">
            <text:p>21.0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6]/(1-[.E126])" office:value-type="float" office:value="1.93548387096774" calcext:value-type="float">
            <text:p>1.94</text:p>
          </table:table-cell>
          <table:table-cell table:formula="of:=[.H126]-[.D126]" office:value-type="float" office:value="-0.967741935483871" calcext:value-type="float">
            <text:p>-0.97</text:p>
          </table:table-cell>
          <table:table-cell table:style-name="ce3" table:formula="of:=[.H126]*[.C126]" office:value-type="float" office:value="60" calcext:value-type="float">
            <text:p>60.00</text:p>
          </table:table-cell>
          <table:table-cell table:style-name="ce3" table:formula="of:=[.I126]*[.C126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26]+1" office:value-type="date" office:date-value="2021-05-06" calcext:value-type="date">
            <text:p>6-May-2021</text:p>
          </table:table-cell>
          <table:table-cell table:style-name="ce2" table:formula="of:=INDEX([.$N$5:.$P$28];MATCH(MONTH([.A127])&amp;YEAR([.A127]);[.$P$5:.$P$28];0);2)" office:value-type="float" office:value="90" calcext:value-type="float">
            <text:p>90</text:p>
          </table:table-cell>
          <table:table-cell table:style-name="ce2" table:formula="of:=DAY(EOMONTH([.A127];0))" office:value-type="float" office:value="31" calcext:value-type="float">
            <text:p>31</text:p>
          </table:table-cell>
          <table:table-cell table:formula="of:=[.B127]/[.C127]" office:value-type="float" office:value="2.90322580645161" calcext:value-type="float">
            <text:p>2.90</text:p>
          </table:table-cell>
          <table:table-cell table:formula="of:=-0.5*([.F127]&lt;50)+0.6*([.F127]&gt;50)" office:value-type="float" office:value="-0.5" calcext:value-type="float">
            <text:p>-0.50</text:p>
          </table:table-cell>
          <table:table-cell table:formula="of:=[.F126]*(1+[.G126])" office:value-type="float" office:value="21.1163511936786" calcext:value-type="float">
            <text:p>21.1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7]/(1-[.E127])" office:value-type="float" office:value="1.93548387096774" calcext:value-type="float">
            <text:p>1.94</text:p>
          </table:table-cell>
          <table:table-cell table:formula="of:=[.H127]-[.D127]" office:value-type="float" office:value="-0.967741935483871" calcext:value-type="float">
            <text:p>-0.97</text:p>
          </table:table-cell>
          <table:table-cell table:style-name="ce3" table:formula="of:=[.H127]*[.C127]" office:value-type="float" office:value="60" calcext:value-type="float">
            <text:p>60.00</text:p>
          </table:table-cell>
          <table:table-cell table:style-name="ce3" table:formula="of:=[.I127]*[.C127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27]+1" office:value-type="date" office:date-value="2021-05-07" calcext:value-type="date">
            <text:p>7-May-2021</text:p>
          </table:table-cell>
          <table:table-cell table:style-name="ce2" table:formula="of:=INDEX([.$N$5:.$P$28];MATCH(MONTH([.A128])&amp;YEAR([.A128]);[.$P$5:.$P$28];0);2)" office:value-type="float" office:value="90" calcext:value-type="float">
            <text:p>90</text:p>
          </table:table-cell>
          <table:table-cell table:style-name="ce2" table:formula="of:=DAY(EOMONTH([.A128];0))" office:value-type="float" office:value="31" calcext:value-type="float">
            <text:p>31</text:p>
          </table:table-cell>
          <table:table-cell table:formula="of:=[.B128]/[.C128]" office:value-type="float" office:value="2.90322580645161" calcext:value-type="float">
            <text:p>2.90</text:p>
          </table:table-cell>
          <table:table-cell table:formula="of:=-0.5*([.F128]&lt;50)+0.6*([.F128]&gt;50)" office:value-type="float" office:value="-0.5" calcext:value-type="float">
            <text:p>-0.50</text:p>
          </table:table-cell>
          <table:table-cell table:formula="of:=[.F127]*(1+[.G127])" office:value-type="float" office:value="21.1742042106476" calcext:value-type="float">
            <text:p>21.1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8]/(1-[.E128])" office:value-type="float" office:value="1.93548387096774" calcext:value-type="float">
            <text:p>1.94</text:p>
          </table:table-cell>
          <table:table-cell table:formula="of:=[.H128]-[.D128]" office:value-type="float" office:value="-0.967741935483871" calcext:value-type="float">
            <text:p>-0.97</text:p>
          </table:table-cell>
          <table:table-cell table:style-name="ce3" table:formula="of:=[.H128]*[.C128]" office:value-type="float" office:value="60" calcext:value-type="float">
            <text:p>60.00</text:p>
          </table:table-cell>
          <table:table-cell table:style-name="ce3" table:formula="of:=[.I128]*[.C128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28]+1" office:value-type="date" office:date-value="2021-05-08" calcext:value-type="date">
            <text:p>8-May-2021</text:p>
          </table:table-cell>
          <table:table-cell table:style-name="ce2" table:formula="of:=INDEX([.$N$5:.$P$28];MATCH(MONTH([.A129])&amp;YEAR([.A129]);[.$P$5:.$P$28];0);2)" office:value-type="float" office:value="90" calcext:value-type="float">
            <text:p>90</text:p>
          </table:table-cell>
          <table:table-cell table:style-name="ce2" table:formula="of:=DAY(EOMONTH([.A129];0))" office:value-type="float" office:value="31" calcext:value-type="float">
            <text:p>31</text:p>
          </table:table-cell>
          <table:table-cell table:formula="of:=[.B129]/[.C129]" office:value-type="float" office:value="2.90322580645161" calcext:value-type="float">
            <text:p>2.90</text:p>
          </table:table-cell>
          <table:table-cell table:formula="of:=-0.5*([.F129]&lt;50)+0.6*([.F129]&gt;50)" office:value-type="float" office:value="-0.5" calcext:value-type="float">
            <text:p>-0.50</text:p>
          </table:table-cell>
          <table:table-cell table:formula="of:=[.F128]*(1+[.G128])" office:value-type="float" office:value="21.2322157290329" calcext:value-type="float">
            <text:p>21.2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29]/(1-[.E129])" office:value-type="float" office:value="1.93548387096774" calcext:value-type="float">
            <text:p>1.94</text:p>
          </table:table-cell>
          <table:table-cell table:formula="of:=[.H129]-[.D129]" office:value-type="float" office:value="-0.967741935483871" calcext:value-type="float">
            <text:p>-0.97</text:p>
          </table:table-cell>
          <table:table-cell table:style-name="ce3" table:formula="of:=[.H129]*[.C129]" office:value-type="float" office:value="60" calcext:value-type="float">
            <text:p>60.00</text:p>
          </table:table-cell>
          <table:table-cell table:style-name="ce3" table:formula="of:=[.I129]*[.C129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29]+1" office:value-type="date" office:date-value="2021-05-09" calcext:value-type="date">
            <text:p>9-May-2021</text:p>
          </table:table-cell>
          <table:table-cell table:style-name="ce2" table:formula="of:=INDEX([.$N$5:.$P$28];MATCH(MONTH([.A130])&amp;YEAR([.A130]);[.$P$5:.$P$28];0);2)" office:value-type="float" office:value="90" calcext:value-type="float">
            <text:p>90</text:p>
          </table:table-cell>
          <table:table-cell table:style-name="ce2" table:formula="of:=DAY(EOMONTH([.A130];0))" office:value-type="float" office:value="31" calcext:value-type="float">
            <text:p>31</text:p>
          </table:table-cell>
          <table:table-cell table:formula="of:=[.B130]/[.C130]" office:value-type="float" office:value="2.90322580645161" calcext:value-type="float">
            <text:p>2.90</text:p>
          </table:table-cell>
          <table:table-cell table:formula="of:=-0.5*([.F130]&lt;50)+0.6*([.F130]&gt;50)" office:value-type="float" office:value="-0.5" calcext:value-type="float">
            <text:p>-0.50</text:p>
          </table:table-cell>
          <table:table-cell table:formula="of:=[.F129]*(1+[.G129])" office:value-type="float" office:value="21.290386183085" calcext:value-type="float">
            <text:p>21.2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0]/(1-[.E130])" office:value-type="float" office:value="1.93548387096774" calcext:value-type="float">
            <text:p>1.94</text:p>
          </table:table-cell>
          <table:table-cell table:formula="of:=[.H130]-[.D130]" office:value-type="float" office:value="-0.967741935483871" calcext:value-type="float">
            <text:p>-0.97</text:p>
          </table:table-cell>
          <table:table-cell table:style-name="ce3" table:formula="of:=[.H130]*[.C130]" office:value-type="float" office:value="60" calcext:value-type="float">
            <text:p>60.00</text:p>
          </table:table-cell>
          <table:table-cell table:style-name="ce3" table:formula="of:=[.I130]*[.C130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0]+1" office:value-type="date" office:date-value="2021-05-10" calcext:value-type="date">
            <text:p>10-May-2021</text:p>
          </table:table-cell>
          <table:table-cell table:style-name="ce2" table:formula="of:=INDEX([.$N$5:.$P$28];MATCH(MONTH([.A131])&amp;YEAR([.A131]);[.$P$5:.$P$28];0);2)" office:value-type="float" office:value="90" calcext:value-type="float">
            <text:p>90</text:p>
          </table:table-cell>
          <table:table-cell table:style-name="ce2" table:formula="of:=DAY(EOMONTH([.A131];0))" office:value-type="float" office:value="31" calcext:value-type="float">
            <text:p>31</text:p>
          </table:table-cell>
          <table:table-cell table:formula="of:=[.B131]/[.C131]" office:value-type="float" office:value="2.90322580645161" calcext:value-type="float">
            <text:p>2.90</text:p>
          </table:table-cell>
          <table:table-cell table:formula="of:=-0.5*([.F131]&lt;50)+0.6*([.F131]&gt;50)" office:value-type="float" office:value="-0.5" calcext:value-type="float">
            <text:p>-0.50</text:p>
          </table:table-cell>
          <table:table-cell table:formula="of:=[.F130]*(1+[.G130])" office:value-type="float" office:value="21.3487160082442" calcext:value-type="float">
            <text:p>21.3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1]/(1-[.E131])" office:value-type="float" office:value="1.93548387096774" calcext:value-type="float">
            <text:p>1.94</text:p>
          </table:table-cell>
          <table:table-cell table:formula="of:=[.H131]-[.D131]" office:value-type="float" office:value="-0.967741935483871" calcext:value-type="float">
            <text:p>-0.97</text:p>
          </table:table-cell>
          <table:table-cell table:style-name="ce3" table:formula="of:=[.H131]*[.C131]" office:value-type="float" office:value="60" calcext:value-type="float">
            <text:p>60.00</text:p>
          </table:table-cell>
          <table:table-cell table:style-name="ce3" table:formula="of:=[.I131]*[.C131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1]+1" office:value-type="date" office:date-value="2021-05-11" calcext:value-type="date">
            <text:p>11-May-2021</text:p>
          </table:table-cell>
          <table:table-cell table:style-name="ce2" table:formula="of:=INDEX([.$N$5:.$P$28];MATCH(MONTH([.A132])&amp;YEAR([.A132]);[.$P$5:.$P$28];0);2)" office:value-type="float" office:value="90" calcext:value-type="float">
            <text:p>90</text:p>
          </table:table-cell>
          <table:table-cell table:style-name="ce2" table:formula="of:=DAY(EOMONTH([.A132];0))" office:value-type="float" office:value="31" calcext:value-type="float">
            <text:p>31</text:p>
          </table:table-cell>
          <table:table-cell table:formula="of:=[.B132]/[.C132]" office:value-type="float" office:value="2.90322580645161" calcext:value-type="float">
            <text:p>2.90</text:p>
          </table:table-cell>
          <table:table-cell table:formula="of:=-0.5*([.F132]&lt;50)+0.6*([.F132]&gt;50)" office:value-type="float" office:value="-0.5" calcext:value-type="float">
            <text:p>-0.50</text:p>
          </table:table-cell>
          <table:table-cell table:formula="of:=[.F131]*(1+[.G131])" office:value-type="float" office:value="21.4072056411435" calcext:value-type="float">
            <text:p>21.4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2]/(1-[.E132])" office:value-type="float" office:value="1.93548387096774" calcext:value-type="float">
            <text:p>1.94</text:p>
          </table:table-cell>
          <table:table-cell table:formula="of:=[.H132]-[.D132]" office:value-type="float" office:value="-0.967741935483871" calcext:value-type="float">
            <text:p>-0.97</text:p>
          </table:table-cell>
          <table:table-cell table:style-name="ce3" table:formula="of:=[.H132]*[.C132]" office:value-type="float" office:value="60" calcext:value-type="float">
            <text:p>60.00</text:p>
          </table:table-cell>
          <table:table-cell table:style-name="ce3" table:formula="of:=[.I132]*[.C132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2]+1" office:value-type="date" office:date-value="2021-05-12" calcext:value-type="date">
            <text:p>12-May-2021</text:p>
          </table:table-cell>
          <table:table-cell table:style-name="ce2" table:formula="of:=INDEX([.$N$5:.$P$28];MATCH(MONTH([.A133])&amp;YEAR([.A133]);[.$P$5:.$P$28];0);2)" office:value-type="float" office:value="90" calcext:value-type="float">
            <text:p>90</text:p>
          </table:table-cell>
          <table:table-cell table:style-name="ce2" table:formula="of:=DAY(EOMONTH([.A133];0))" office:value-type="float" office:value="31" calcext:value-type="float">
            <text:p>31</text:p>
          </table:table-cell>
          <table:table-cell table:formula="of:=[.B133]/[.C133]" office:value-type="float" office:value="2.90322580645161" calcext:value-type="float">
            <text:p>2.90</text:p>
          </table:table-cell>
          <table:table-cell table:formula="of:=-0.5*([.F133]&lt;50)+0.6*([.F133]&gt;50)" office:value-type="float" office:value="-0.5" calcext:value-type="float">
            <text:p>-0.50</text:p>
          </table:table-cell>
          <table:table-cell table:formula="of:=[.F132]*(1+[.G132])" office:value-type="float" office:value="21.4658555196124" calcext:value-type="float">
            <text:p>21.4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3]/(1-[.E133])" office:value-type="float" office:value="1.93548387096774" calcext:value-type="float">
            <text:p>1.94</text:p>
          </table:table-cell>
          <table:table-cell table:formula="of:=[.H133]-[.D133]" office:value-type="float" office:value="-0.967741935483871" calcext:value-type="float">
            <text:p>-0.97</text:p>
          </table:table-cell>
          <table:table-cell table:style-name="ce3" table:formula="of:=[.H133]*[.C133]" office:value-type="float" office:value="60" calcext:value-type="float">
            <text:p>60.00</text:p>
          </table:table-cell>
          <table:table-cell table:style-name="ce3" table:formula="of:=[.I133]*[.C133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3]+1" office:value-type="date" office:date-value="2021-05-13" calcext:value-type="date">
            <text:p>13-May-2021</text:p>
          </table:table-cell>
          <table:table-cell table:style-name="ce2" table:formula="of:=INDEX([.$N$5:.$P$28];MATCH(MONTH([.A134])&amp;YEAR([.A134]);[.$P$5:.$P$28];0);2)" office:value-type="float" office:value="90" calcext:value-type="float">
            <text:p>90</text:p>
          </table:table-cell>
          <table:table-cell table:style-name="ce2" table:formula="of:=DAY(EOMONTH([.A134];0))" office:value-type="float" office:value="31" calcext:value-type="float">
            <text:p>31</text:p>
          </table:table-cell>
          <table:table-cell table:formula="of:=[.B134]/[.C134]" office:value-type="float" office:value="2.90322580645161" calcext:value-type="float">
            <text:p>2.90</text:p>
          </table:table-cell>
          <table:table-cell table:formula="of:=-0.5*([.F134]&lt;50)+0.6*([.F134]&gt;50)" office:value-type="float" office:value="-0.5" calcext:value-type="float">
            <text:p>-0.50</text:p>
          </table:table-cell>
          <table:table-cell table:formula="of:=[.F133]*(1+[.G133])" office:value-type="float" office:value="21.5246660826798" calcext:value-type="float">
            <text:p>21.5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4]/(1-[.E134])" office:value-type="float" office:value="1.93548387096774" calcext:value-type="float">
            <text:p>1.94</text:p>
          </table:table-cell>
          <table:table-cell table:formula="of:=[.H134]-[.D134]" office:value-type="float" office:value="-0.967741935483871" calcext:value-type="float">
            <text:p>-0.97</text:p>
          </table:table-cell>
          <table:table-cell table:style-name="ce3" table:formula="of:=[.H134]*[.C134]" office:value-type="float" office:value="60" calcext:value-type="float">
            <text:p>60.00</text:p>
          </table:table-cell>
          <table:table-cell table:style-name="ce3" table:formula="of:=[.I134]*[.C134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4]+1" office:value-type="date" office:date-value="2021-05-14" calcext:value-type="date">
            <text:p>14-May-2021</text:p>
          </table:table-cell>
          <table:table-cell table:style-name="ce2" table:formula="of:=INDEX([.$N$5:.$P$28];MATCH(MONTH([.A135])&amp;YEAR([.A135]);[.$P$5:.$P$28];0);2)" office:value-type="float" office:value="90" calcext:value-type="float">
            <text:p>90</text:p>
          </table:table-cell>
          <table:table-cell table:style-name="ce2" table:formula="of:=DAY(EOMONTH([.A135];0))" office:value-type="float" office:value="31" calcext:value-type="float">
            <text:p>31</text:p>
          </table:table-cell>
          <table:table-cell table:formula="of:=[.B135]/[.C135]" office:value-type="float" office:value="2.90322580645161" calcext:value-type="float">
            <text:p>2.90</text:p>
          </table:table-cell>
          <table:table-cell table:formula="of:=-0.5*([.F135]&lt;50)+0.6*([.F135]&gt;50)" office:value-type="float" office:value="-0.5" calcext:value-type="float">
            <text:p>-0.50</text:p>
          </table:table-cell>
          <table:table-cell table:formula="of:=[.F134]*(1+[.G134])" office:value-type="float" office:value="21.5836377705776" calcext:value-type="float">
            <text:p>21.5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5]/(1-[.E135])" office:value-type="float" office:value="1.93548387096774" calcext:value-type="float">
            <text:p>1.94</text:p>
          </table:table-cell>
          <table:table-cell table:formula="of:=[.H135]-[.D135]" office:value-type="float" office:value="-0.967741935483871" calcext:value-type="float">
            <text:p>-0.97</text:p>
          </table:table-cell>
          <table:table-cell table:style-name="ce3" table:formula="of:=[.H135]*[.C135]" office:value-type="float" office:value="60" calcext:value-type="float">
            <text:p>60.00</text:p>
          </table:table-cell>
          <table:table-cell table:style-name="ce3" table:formula="of:=[.I135]*[.C135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5]+1" office:value-type="date" office:date-value="2021-05-15" calcext:value-type="date">
            <text:p>15-May-2021</text:p>
          </table:table-cell>
          <table:table-cell table:style-name="ce2" table:formula="of:=INDEX([.$N$5:.$P$28];MATCH(MONTH([.A136])&amp;YEAR([.A136]);[.$P$5:.$P$28];0);2)" office:value-type="float" office:value="90" calcext:value-type="float">
            <text:p>90</text:p>
          </table:table-cell>
          <table:table-cell table:style-name="ce2" table:formula="of:=DAY(EOMONTH([.A136];0))" office:value-type="float" office:value="31" calcext:value-type="float">
            <text:p>31</text:p>
          </table:table-cell>
          <table:table-cell table:formula="of:=[.B136]/[.C136]" office:value-type="float" office:value="2.90322580645161" calcext:value-type="float">
            <text:p>2.90</text:p>
          </table:table-cell>
          <table:table-cell table:formula="of:=-0.5*([.F136]&lt;50)+0.6*([.F136]&gt;50)" office:value-type="float" office:value="-0.5" calcext:value-type="float">
            <text:p>-0.50</text:p>
          </table:table-cell>
          <table:table-cell table:formula="of:=[.F135]*(1+[.G135])" office:value-type="float" office:value="21.6427710247435" calcext:value-type="float">
            <text:p>21.6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6]/(1-[.E136])" office:value-type="float" office:value="1.93548387096774" calcext:value-type="float">
            <text:p>1.94</text:p>
          </table:table-cell>
          <table:table-cell table:formula="of:=[.H136]-[.D136]" office:value-type="float" office:value="-0.967741935483871" calcext:value-type="float">
            <text:p>-0.97</text:p>
          </table:table-cell>
          <table:table-cell table:style-name="ce3" table:formula="of:=[.H136]*[.C136]" office:value-type="float" office:value="60" calcext:value-type="float">
            <text:p>60.00</text:p>
          </table:table-cell>
          <table:table-cell table:style-name="ce3" table:formula="of:=[.I136]*[.C136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6]+1" office:value-type="date" office:date-value="2021-05-16" calcext:value-type="date">
            <text:p>16-May-2021</text:p>
          </table:table-cell>
          <table:table-cell table:style-name="ce2" table:formula="of:=INDEX([.$N$5:.$P$28];MATCH(MONTH([.A137])&amp;YEAR([.A137]);[.$P$5:.$P$28];0);2)" office:value-type="float" office:value="90" calcext:value-type="float">
            <text:p>90</text:p>
          </table:table-cell>
          <table:table-cell table:style-name="ce2" table:formula="of:=DAY(EOMONTH([.A137];0))" office:value-type="float" office:value="31" calcext:value-type="float">
            <text:p>31</text:p>
          </table:table-cell>
          <table:table-cell table:formula="of:=[.B137]/[.C137]" office:value-type="float" office:value="2.90322580645161" calcext:value-type="float">
            <text:p>2.90</text:p>
          </table:table-cell>
          <table:table-cell table:formula="of:=-0.5*([.F137]&lt;50)+0.6*([.F137]&gt;50)" office:value-type="float" office:value="-0.5" calcext:value-type="float">
            <text:p>-0.50</text:p>
          </table:table-cell>
          <table:table-cell table:formula="of:=[.F136]*(1+[.G136])" office:value-type="float" office:value="21.702066287825" calcext:value-type="float">
            <text:p>21.7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7]/(1-[.E137])" office:value-type="float" office:value="1.93548387096774" calcext:value-type="float">
            <text:p>1.94</text:p>
          </table:table-cell>
          <table:table-cell table:formula="of:=[.H137]-[.D137]" office:value-type="float" office:value="-0.967741935483871" calcext:value-type="float">
            <text:p>-0.97</text:p>
          </table:table-cell>
          <table:table-cell table:style-name="ce3" table:formula="of:=[.H137]*[.C137]" office:value-type="float" office:value="60" calcext:value-type="float">
            <text:p>60.00</text:p>
          </table:table-cell>
          <table:table-cell table:style-name="ce3" table:formula="of:=[.I137]*[.C137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7]+1" office:value-type="date" office:date-value="2021-05-17" calcext:value-type="date">
            <text:p>17-May-2021</text:p>
          </table:table-cell>
          <table:table-cell table:style-name="ce2" table:formula="of:=INDEX([.$N$5:.$P$28];MATCH(MONTH([.A138])&amp;YEAR([.A138]);[.$P$5:.$P$28];0);2)" office:value-type="float" office:value="90" calcext:value-type="float">
            <text:p>90</text:p>
          </table:table-cell>
          <table:table-cell table:style-name="ce2" table:formula="of:=DAY(EOMONTH([.A138];0))" office:value-type="float" office:value="31" calcext:value-type="float">
            <text:p>31</text:p>
          </table:table-cell>
          <table:table-cell table:formula="of:=[.B138]/[.C138]" office:value-type="float" office:value="2.90322580645161" calcext:value-type="float">
            <text:p>2.90</text:p>
          </table:table-cell>
          <table:table-cell table:formula="of:=-0.5*([.F138]&lt;50)+0.6*([.F138]&gt;50)" office:value-type="float" office:value="-0.5" calcext:value-type="float">
            <text:p>-0.50</text:p>
          </table:table-cell>
          <table:table-cell table:formula="of:=[.F137]*(1+[.G137])" office:value-type="float" office:value="21.7615240036821" calcext:value-type="float">
            <text:p>21.7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8]/(1-[.E138])" office:value-type="float" office:value="1.93548387096774" calcext:value-type="float">
            <text:p>1.94</text:p>
          </table:table-cell>
          <table:table-cell table:formula="of:=[.H138]-[.D138]" office:value-type="float" office:value="-0.967741935483871" calcext:value-type="float">
            <text:p>-0.97</text:p>
          </table:table-cell>
          <table:table-cell table:style-name="ce3" table:formula="of:=[.H138]*[.C138]" office:value-type="float" office:value="60" calcext:value-type="float">
            <text:p>60.00</text:p>
          </table:table-cell>
          <table:table-cell table:style-name="ce3" table:formula="of:=[.I138]*[.C138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8]+1" office:value-type="date" office:date-value="2021-05-18" calcext:value-type="date">
            <text:p>18-May-2021</text:p>
          </table:table-cell>
          <table:table-cell table:style-name="ce2" table:formula="of:=INDEX([.$N$5:.$P$28];MATCH(MONTH([.A139])&amp;YEAR([.A139]);[.$P$5:.$P$28];0);2)" office:value-type="float" office:value="90" calcext:value-type="float">
            <text:p>90</text:p>
          </table:table-cell>
          <table:table-cell table:style-name="ce2" table:formula="of:=DAY(EOMONTH([.A139];0))" office:value-type="float" office:value="31" calcext:value-type="float">
            <text:p>31</text:p>
          </table:table-cell>
          <table:table-cell table:formula="of:=[.B139]/[.C139]" office:value-type="float" office:value="2.90322580645161" calcext:value-type="float">
            <text:p>2.90</text:p>
          </table:table-cell>
          <table:table-cell table:formula="of:=-0.5*([.F139]&lt;50)+0.6*([.F139]&gt;50)" office:value-type="float" office:value="-0.5" calcext:value-type="float">
            <text:p>-0.50</text:p>
          </table:table-cell>
          <table:table-cell table:formula="of:=[.F138]*(1+[.G138])" office:value-type="float" office:value="21.8211446173908" calcext:value-type="float">
            <text:p>21.8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39]/(1-[.E139])" office:value-type="float" office:value="1.93548387096774" calcext:value-type="float">
            <text:p>1.94</text:p>
          </table:table-cell>
          <table:table-cell table:formula="of:=[.H139]-[.D139]" office:value-type="float" office:value="-0.967741935483871" calcext:value-type="float">
            <text:p>-0.97</text:p>
          </table:table-cell>
          <table:table-cell table:style-name="ce3" table:formula="of:=[.H139]*[.C139]" office:value-type="float" office:value="60" calcext:value-type="float">
            <text:p>60.00</text:p>
          </table:table-cell>
          <table:table-cell table:style-name="ce3" table:formula="of:=[.I139]*[.C139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39]+1" office:value-type="date" office:date-value="2021-05-19" calcext:value-type="date">
            <text:p>19-May-2021</text:p>
          </table:table-cell>
          <table:table-cell table:style-name="ce2" table:formula="of:=INDEX([.$N$5:.$P$28];MATCH(MONTH([.A140])&amp;YEAR([.A140]);[.$P$5:.$P$28];0);2)" office:value-type="float" office:value="90" calcext:value-type="float">
            <text:p>90</text:p>
          </table:table-cell>
          <table:table-cell table:style-name="ce2" table:formula="of:=DAY(EOMONTH([.A140];0))" office:value-type="float" office:value="31" calcext:value-type="float">
            <text:p>31</text:p>
          </table:table-cell>
          <table:table-cell table:formula="of:=[.B140]/[.C140]" office:value-type="float" office:value="2.90322580645161" calcext:value-type="float">
            <text:p>2.90</text:p>
          </table:table-cell>
          <table:table-cell table:formula="of:=-0.5*([.F140]&lt;50)+0.6*([.F140]&gt;50)" office:value-type="float" office:value="-0.5" calcext:value-type="float">
            <text:p>-0.50</text:p>
          </table:table-cell>
          <table:table-cell table:formula="of:=[.F139]*(1+[.G139])" office:value-type="float" office:value="21.8809285752467" calcext:value-type="float">
            <text:p>21.8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0]/(1-[.E140])" office:value-type="float" office:value="1.93548387096774" calcext:value-type="float">
            <text:p>1.94</text:p>
          </table:table-cell>
          <table:table-cell table:formula="of:=[.H140]-[.D140]" office:value-type="float" office:value="-0.967741935483871" calcext:value-type="float">
            <text:p>-0.97</text:p>
          </table:table-cell>
          <table:table-cell table:style-name="ce3" table:formula="of:=[.H140]*[.C140]" office:value-type="float" office:value="60" calcext:value-type="float">
            <text:p>60.00</text:p>
          </table:table-cell>
          <table:table-cell table:style-name="ce3" table:formula="of:=[.I140]*[.C140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0]+1" office:value-type="date" office:date-value="2021-05-20" calcext:value-type="date">
            <text:p>20-May-2021</text:p>
          </table:table-cell>
          <table:table-cell table:style-name="ce2" table:formula="of:=INDEX([.$N$5:.$P$28];MATCH(MONTH([.A141])&amp;YEAR([.A141]);[.$P$5:.$P$28];0);2)" office:value-type="float" office:value="90" calcext:value-type="float">
            <text:p>90</text:p>
          </table:table-cell>
          <table:table-cell table:style-name="ce2" table:formula="of:=DAY(EOMONTH([.A141];0))" office:value-type="float" office:value="31" calcext:value-type="float">
            <text:p>31</text:p>
          </table:table-cell>
          <table:table-cell table:formula="of:=[.B141]/[.C141]" office:value-type="float" office:value="2.90322580645161" calcext:value-type="float">
            <text:p>2.90</text:p>
          </table:table-cell>
          <table:table-cell table:formula="of:=-0.5*([.F141]&lt;50)+0.6*([.F141]&gt;50)" office:value-type="float" office:value="-0.5" calcext:value-type="float">
            <text:p>-0.50</text:p>
          </table:table-cell>
          <table:table-cell table:formula="of:=[.F140]*(1+[.G140])" office:value-type="float" office:value="21.9408763247679" calcext:value-type="float">
            <text:p>21.9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1]/(1-[.E141])" office:value-type="float" office:value="1.93548387096774" calcext:value-type="float">
            <text:p>1.94</text:p>
          </table:table-cell>
          <table:table-cell table:formula="of:=[.H141]-[.D141]" office:value-type="float" office:value="-0.967741935483871" calcext:value-type="float">
            <text:p>-0.97</text:p>
          </table:table-cell>
          <table:table-cell table:style-name="ce3" table:formula="of:=[.H141]*[.C141]" office:value-type="float" office:value="60" calcext:value-type="float">
            <text:p>60.00</text:p>
          </table:table-cell>
          <table:table-cell table:style-name="ce3" table:formula="of:=[.I141]*[.C141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1]+1" office:value-type="date" office:date-value="2021-05-21" calcext:value-type="date">
            <text:p>21-May-2021</text:p>
          </table:table-cell>
          <table:table-cell table:style-name="ce2" table:formula="of:=INDEX([.$N$5:.$P$28];MATCH(MONTH([.A142])&amp;YEAR([.A142]);[.$P$5:.$P$28];0);2)" office:value-type="float" office:value="90" calcext:value-type="float">
            <text:p>90</text:p>
          </table:table-cell>
          <table:table-cell table:style-name="ce2" table:formula="of:=DAY(EOMONTH([.A142];0))" office:value-type="float" office:value="31" calcext:value-type="float">
            <text:p>31</text:p>
          </table:table-cell>
          <table:table-cell table:formula="of:=[.B142]/[.C142]" office:value-type="float" office:value="2.90322580645161" calcext:value-type="float">
            <text:p>2.90</text:p>
          </table:table-cell>
          <table:table-cell table:formula="of:=-0.5*([.F142]&lt;50)+0.6*([.F142]&gt;50)" office:value-type="float" office:value="-0.5" calcext:value-type="float">
            <text:p>-0.50</text:p>
          </table:table-cell>
          <table:table-cell table:formula="of:=[.F141]*(1+[.G141])" office:value-type="float" office:value="22.0009883146988" calcext:value-type="float">
            <text:p>22.0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2]/(1-[.E142])" office:value-type="float" office:value="1.93548387096774" calcext:value-type="float">
            <text:p>1.94</text:p>
          </table:table-cell>
          <table:table-cell table:formula="of:=[.H142]-[.D142]" office:value-type="float" office:value="-0.967741935483871" calcext:value-type="float">
            <text:p>-0.97</text:p>
          </table:table-cell>
          <table:table-cell table:style-name="ce3" table:formula="of:=[.H142]*[.C142]" office:value-type="float" office:value="60" calcext:value-type="float">
            <text:p>60.00</text:p>
          </table:table-cell>
          <table:table-cell table:style-name="ce3" table:formula="of:=[.I142]*[.C142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2]+1" office:value-type="date" office:date-value="2021-05-22" calcext:value-type="date">
            <text:p>22-May-2021</text:p>
          </table:table-cell>
          <table:table-cell table:style-name="ce2" table:formula="of:=INDEX([.$N$5:.$P$28];MATCH(MONTH([.A143])&amp;YEAR([.A143]);[.$P$5:.$P$28];0);2)" office:value-type="float" office:value="90" calcext:value-type="float">
            <text:p>90</text:p>
          </table:table-cell>
          <table:table-cell table:style-name="ce2" table:formula="of:=DAY(EOMONTH([.A143];0))" office:value-type="float" office:value="31" calcext:value-type="float">
            <text:p>31</text:p>
          </table:table-cell>
          <table:table-cell table:formula="of:=[.B143]/[.C143]" office:value-type="float" office:value="2.90322580645161" calcext:value-type="float">
            <text:p>2.90</text:p>
          </table:table-cell>
          <table:table-cell table:formula="of:=-0.5*([.F143]&lt;50)+0.6*([.F143]&gt;50)" office:value-type="float" office:value="-0.5" calcext:value-type="float">
            <text:p>-0.50</text:p>
          </table:table-cell>
          <table:table-cell table:formula="of:=[.F142]*(1+[.G142])" office:value-type="float" office:value="22.061264995013" calcext:value-type="float">
            <text:p>22.0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3]/(1-[.E143])" office:value-type="float" office:value="1.93548387096774" calcext:value-type="float">
            <text:p>1.94</text:p>
          </table:table-cell>
          <table:table-cell table:formula="of:=[.H143]-[.D143]" office:value-type="float" office:value="-0.967741935483871" calcext:value-type="float">
            <text:p>-0.97</text:p>
          </table:table-cell>
          <table:table-cell table:style-name="ce3" table:formula="of:=[.H143]*[.C143]" office:value-type="float" office:value="60" calcext:value-type="float">
            <text:p>60.00</text:p>
          </table:table-cell>
          <table:table-cell table:style-name="ce3" table:formula="of:=[.I143]*[.C143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3]+1" office:value-type="date" office:date-value="2021-05-23" calcext:value-type="date">
            <text:p>23-May-2021</text:p>
          </table:table-cell>
          <table:table-cell table:style-name="ce2" table:formula="of:=INDEX([.$N$5:.$P$28];MATCH(MONTH([.A144])&amp;YEAR([.A144]);[.$P$5:.$P$28];0);2)" office:value-type="float" office:value="90" calcext:value-type="float">
            <text:p>90</text:p>
          </table:table-cell>
          <table:table-cell table:style-name="ce2" table:formula="of:=DAY(EOMONTH([.A144];0))" office:value-type="float" office:value="31" calcext:value-type="float">
            <text:p>31</text:p>
          </table:table-cell>
          <table:table-cell table:formula="of:=[.B144]/[.C144]" office:value-type="float" office:value="2.90322580645161" calcext:value-type="float">
            <text:p>2.90</text:p>
          </table:table-cell>
          <table:table-cell table:formula="of:=-0.5*([.F144]&lt;50)+0.6*([.F144]&gt;50)" office:value-type="float" office:value="-0.5" calcext:value-type="float">
            <text:p>-0.50</text:p>
          </table:table-cell>
          <table:table-cell table:formula="of:=[.F143]*(1+[.G143])" office:value-type="float" office:value="22.1217068169172" calcext:value-type="float">
            <text:p>22.1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4]/(1-[.E144])" office:value-type="float" office:value="1.93548387096774" calcext:value-type="float">
            <text:p>1.94</text:p>
          </table:table-cell>
          <table:table-cell table:formula="of:=[.H144]-[.D144]" office:value-type="float" office:value="-0.967741935483871" calcext:value-type="float">
            <text:p>-0.97</text:p>
          </table:table-cell>
          <table:table-cell table:style-name="ce3" table:formula="of:=[.H144]*[.C144]" office:value-type="float" office:value="60" calcext:value-type="float">
            <text:p>60.00</text:p>
          </table:table-cell>
          <table:table-cell table:style-name="ce3" table:formula="of:=[.I144]*[.C144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4]+1" office:value-type="date" office:date-value="2021-05-24" calcext:value-type="date">
            <text:p>24-May-2021</text:p>
          </table:table-cell>
          <table:table-cell table:style-name="ce2" table:formula="of:=INDEX([.$N$5:.$P$28];MATCH(MONTH([.A145])&amp;YEAR([.A145]);[.$P$5:.$P$28];0);2)" office:value-type="float" office:value="90" calcext:value-type="float">
            <text:p>90</text:p>
          </table:table-cell>
          <table:table-cell table:style-name="ce2" table:formula="of:=DAY(EOMONTH([.A145];0))" office:value-type="float" office:value="31" calcext:value-type="float">
            <text:p>31</text:p>
          </table:table-cell>
          <table:table-cell table:formula="of:=[.B145]/[.C145]" office:value-type="float" office:value="2.90322580645161" calcext:value-type="float">
            <text:p>2.90</text:p>
          </table:table-cell>
          <table:table-cell table:formula="of:=-0.5*([.F145]&lt;50)+0.6*([.F145]&gt;50)" office:value-type="float" office:value="-0.5" calcext:value-type="float">
            <text:p>-0.50</text:p>
          </table:table-cell>
          <table:table-cell table:formula="of:=[.F144]*(1+[.G144])" office:value-type="float" office:value="22.1823142328539" calcext:value-type="float">
            <text:p>22.1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5]/(1-[.E145])" office:value-type="float" office:value="1.93548387096774" calcext:value-type="float">
            <text:p>1.94</text:p>
          </table:table-cell>
          <table:table-cell table:formula="of:=[.H145]-[.D145]" office:value-type="float" office:value="-0.967741935483871" calcext:value-type="float">
            <text:p>-0.97</text:p>
          </table:table-cell>
          <table:table-cell table:style-name="ce3" table:formula="of:=[.H145]*[.C145]" office:value-type="float" office:value="60" calcext:value-type="float">
            <text:p>60.00</text:p>
          </table:table-cell>
          <table:table-cell table:style-name="ce3" table:formula="of:=[.I145]*[.C145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5]+1" office:value-type="date" office:date-value="2021-05-25" calcext:value-type="date">
            <text:p>25-May-2021</text:p>
          </table:table-cell>
          <table:table-cell table:style-name="ce2" table:formula="of:=INDEX([.$N$5:.$P$28];MATCH(MONTH([.A146])&amp;YEAR([.A146]);[.$P$5:.$P$28];0);2)" office:value-type="float" office:value="90" calcext:value-type="float">
            <text:p>90</text:p>
          </table:table-cell>
          <table:table-cell table:style-name="ce2" table:formula="of:=DAY(EOMONTH([.A146];0))" office:value-type="float" office:value="31" calcext:value-type="float">
            <text:p>31</text:p>
          </table:table-cell>
          <table:table-cell table:formula="of:=[.B146]/[.C146]" office:value-type="float" office:value="2.90322580645161" calcext:value-type="float">
            <text:p>2.90</text:p>
          </table:table-cell>
          <table:table-cell table:formula="of:=-0.5*([.F146]&lt;50)+0.6*([.F146]&gt;50)" office:value-type="float" office:value="-0.5" calcext:value-type="float">
            <text:p>-0.50</text:p>
          </table:table-cell>
          <table:table-cell table:formula="of:=[.F145]*(1+[.G145])" office:value-type="float" office:value="22.2430876965056" calcext:value-type="float">
            <text:p>22.2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6]/(1-[.E146])" office:value-type="float" office:value="1.93548387096774" calcext:value-type="float">
            <text:p>1.94</text:p>
          </table:table-cell>
          <table:table-cell table:formula="of:=[.H146]-[.D146]" office:value-type="float" office:value="-0.967741935483871" calcext:value-type="float">
            <text:p>-0.97</text:p>
          </table:table-cell>
          <table:table-cell table:style-name="ce3" table:formula="of:=[.H146]*[.C146]" office:value-type="float" office:value="60" calcext:value-type="float">
            <text:p>60.00</text:p>
          </table:table-cell>
          <table:table-cell table:style-name="ce3" table:formula="of:=[.I146]*[.C146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6]+1" office:value-type="date" office:date-value="2021-05-26" calcext:value-type="date">
            <text:p>26-May-2021</text:p>
          </table:table-cell>
          <table:table-cell table:style-name="ce2" table:formula="of:=INDEX([.$N$5:.$P$28];MATCH(MONTH([.A147])&amp;YEAR([.A147]);[.$P$5:.$P$28];0);2)" office:value-type="float" office:value="90" calcext:value-type="float">
            <text:p>90</text:p>
          </table:table-cell>
          <table:table-cell table:style-name="ce2" table:formula="of:=DAY(EOMONTH([.A147];0))" office:value-type="float" office:value="31" calcext:value-type="float">
            <text:p>31</text:p>
          </table:table-cell>
          <table:table-cell table:formula="of:=[.B147]/[.C147]" office:value-type="float" office:value="2.90322580645161" calcext:value-type="float">
            <text:p>2.90</text:p>
          </table:table-cell>
          <table:table-cell table:formula="of:=-0.5*([.F147]&lt;50)+0.6*([.F147]&gt;50)" office:value-type="float" office:value="-0.5" calcext:value-type="float">
            <text:p>-0.50</text:p>
          </table:table-cell>
          <table:table-cell table:formula="of:=[.F146]*(1+[.G146])" office:value-type="float" office:value="22.3040276627974" calcext:value-type="float">
            <text:p>22.3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7]/(1-[.E147])" office:value-type="float" office:value="1.93548387096774" calcext:value-type="float">
            <text:p>1.94</text:p>
          </table:table-cell>
          <table:table-cell table:formula="of:=[.H147]-[.D147]" office:value-type="float" office:value="-0.967741935483871" calcext:value-type="float">
            <text:p>-0.97</text:p>
          </table:table-cell>
          <table:table-cell table:style-name="ce3" table:formula="of:=[.H147]*[.C147]" office:value-type="float" office:value="60" calcext:value-type="float">
            <text:p>60.00</text:p>
          </table:table-cell>
          <table:table-cell table:style-name="ce3" table:formula="of:=[.I147]*[.C147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7]+1" office:value-type="date" office:date-value="2021-05-27" calcext:value-type="date">
            <text:p>27-May-2021</text:p>
          </table:table-cell>
          <table:table-cell table:style-name="ce2" table:formula="of:=INDEX([.$N$5:.$P$28];MATCH(MONTH([.A148])&amp;YEAR([.A148]);[.$P$5:.$P$28];0);2)" office:value-type="float" office:value="90" calcext:value-type="float">
            <text:p>90</text:p>
          </table:table-cell>
          <table:table-cell table:style-name="ce2" table:formula="of:=DAY(EOMONTH([.A148];0))" office:value-type="float" office:value="31" calcext:value-type="float">
            <text:p>31</text:p>
          </table:table-cell>
          <table:table-cell table:formula="of:=[.B148]/[.C148]" office:value-type="float" office:value="2.90322580645161" calcext:value-type="float">
            <text:p>2.90</text:p>
          </table:table-cell>
          <table:table-cell table:formula="of:=-0.5*([.F148]&lt;50)+0.6*([.F148]&gt;50)" office:value-type="float" office:value="-0.5" calcext:value-type="float">
            <text:p>-0.50</text:p>
          </table:table-cell>
          <table:table-cell table:formula="of:=[.F147]*(1+[.G147])" office:value-type="float" office:value="22.3651345879009" calcext:value-type="float">
            <text:p>22.3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8]/(1-[.E148])" office:value-type="float" office:value="1.93548387096774" calcext:value-type="float">
            <text:p>1.94</text:p>
          </table:table-cell>
          <table:table-cell table:formula="of:=[.H148]-[.D148]" office:value-type="float" office:value="-0.967741935483871" calcext:value-type="float">
            <text:p>-0.97</text:p>
          </table:table-cell>
          <table:table-cell table:style-name="ce3" table:formula="of:=[.H148]*[.C148]" office:value-type="float" office:value="60" calcext:value-type="float">
            <text:p>60.00</text:p>
          </table:table-cell>
          <table:table-cell table:style-name="ce3" table:formula="of:=[.I148]*[.C148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8]+1" office:value-type="date" office:date-value="2021-05-28" calcext:value-type="date">
            <text:p>28-May-2021</text:p>
          </table:table-cell>
          <table:table-cell table:style-name="ce2" table:formula="of:=INDEX([.$N$5:.$P$28];MATCH(MONTH([.A149])&amp;YEAR([.A149]);[.$P$5:.$P$28];0);2)" office:value-type="float" office:value="90" calcext:value-type="float">
            <text:p>90</text:p>
          </table:table-cell>
          <table:table-cell table:style-name="ce2" table:formula="of:=DAY(EOMONTH([.A149];0))" office:value-type="float" office:value="31" calcext:value-type="float">
            <text:p>31</text:p>
          </table:table-cell>
          <table:table-cell table:formula="of:=[.B149]/[.C149]" office:value-type="float" office:value="2.90322580645161" calcext:value-type="float">
            <text:p>2.90</text:p>
          </table:table-cell>
          <table:table-cell table:formula="of:=-0.5*([.F149]&lt;50)+0.6*([.F149]&gt;50)" office:value-type="float" office:value="-0.5" calcext:value-type="float">
            <text:p>-0.50</text:p>
          </table:table-cell>
          <table:table-cell table:formula="of:=[.F148]*(1+[.G148])" office:value-type="float" office:value="22.4264089292376" calcext:value-type="float">
            <text:p>22.4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49]/(1-[.E149])" office:value-type="float" office:value="1.93548387096774" calcext:value-type="float">
            <text:p>1.94</text:p>
          </table:table-cell>
          <table:table-cell table:formula="of:=[.H149]-[.D149]" office:value-type="float" office:value="-0.967741935483871" calcext:value-type="float">
            <text:p>-0.97</text:p>
          </table:table-cell>
          <table:table-cell table:style-name="ce3" table:formula="of:=[.H149]*[.C149]" office:value-type="float" office:value="60" calcext:value-type="float">
            <text:p>60.00</text:p>
          </table:table-cell>
          <table:table-cell table:style-name="ce3" table:formula="of:=[.I149]*[.C149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49]+1" office:value-type="date" office:date-value="2021-05-29" calcext:value-type="date">
            <text:p>29-May-2021</text:p>
          </table:table-cell>
          <table:table-cell table:style-name="ce2" table:formula="of:=INDEX([.$N$5:.$P$28];MATCH(MONTH([.A150])&amp;YEAR([.A150]);[.$P$5:.$P$28];0);2)" office:value-type="float" office:value="90" calcext:value-type="float">
            <text:p>90</text:p>
          </table:table-cell>
          <table:table-cell table:style-name="ce2" table:formula="of:=DAY(EOMONTH([.A150];0))" office:value-type="float" office:value="31" calcext:value-type="float">
            <text:p>31</text:p>
          </table:table-cell>
          <table:table-cell table:formula="of:=[.B150]/[.C150]" office:value-type="float" office:value="2.90322580645161" calcext:value-type="float">
            <text:p>2.90</text:p>
          </table:table-cell>
          <table:table-cell table:formula="of:=-0.5*([.F150]&lt;50)+0.6*([.F150]&gt;50)" office:value-type="float" office:value="-0.5" calcext:value-type="float">
            <text:p>-0.50</text:p>
          </table:table-cell>
          <table:table-cell table:formula="of:=[.F149]*(1+[.G149])" office:value-type="float" office:value="22.4878511454821" calcext:value-type="float">
            <text:p>22.4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0]/(1-[.E150])" office:value-type="float" office:value="1.93548387096774" calcext:value-type="float">
            <text:p>1.94</text:p>
          </table:table-cell>
          <table:table-cell table:formula="of:=[.H150]-[.D150]" office:value-type="float" office:value="-0.967741935483871" calcext:value-type="float">
            <text:p>-0.97</text:p>
          </table:table-cell>
          <table:table-cell table:style-name="ce3" table:formula="of:=[.H150]*[.C150]" office:value-type="float" office:value="60" calcext:value-type="float">
            <text:p>60.00</text:p>
          </table:table-cell>
          <table:table-cell table:style-name="ce3" table:formula="of:=[.I150]*[.C150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50]+1" office:value-type="date" office:date-value="2021-05-30" calcext:value-type="date">
            <text:p>30-May-2021</text:p>
          </table:table-cell>
          <table:table-cell table:style-name="ce2" table:formula="of:=INDEX([.$N$5:.$P$28];MATCH(MONTH([.A151])&amp;YEAR([.A151]);[.$P$5:.$P$28];0);2)" office:value-type="float" office:value="90" calcext:value-type="float">
            <text:p>90</text:p>
          </table:table-cell>
          <table:table-cell table:style-name="ce2" table:formula="of:=DAY(EOMONTH([.A151];0))" office:value-type="float" office:value="31" calcext:value-type="float">
            <text:p>31</text:p>
          </table:table-cell>
          <table:table-cell table:formula="of:=[.B151]/[.C151]" office:value-type="float" office:value="2.90322580645161" calcext:value-type="float">
            <text:p>2.90</text:p>
          </table:table-cell>
          <table:table-cell table:formula="of:=-0.5*([.F151]&lt;50)+0.6*([.F151]&gt;50)" office:value-type="float" office:value="-0.5" calcext:value-type="float">
            <text:p>-0.50</text:p>
          </table:table-cell>
          <table:table-cell table:formula="of:=[.F150]*(1+[.G150])" office:value-type="float" office:value="22.5494616965657" calcext:value-type="float">
            <text:p>22.5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1]/(1-[.E151])" office:value-type="float" office:value="1.93548387096774" calcext:value-type="float">
            <text:p>1.94</text:p>
          </table:table-cell>
          <table:table-cell table:formula="of:=[.H151]-[.D151]" office:value-type="float" office:value="-0.967741935483871" calcext:value-type="float">
            <text:p>-0.97</text:p>
          </table:table-cell>
          <table:table-cell table:style-name="ce3" table:formula="of:=[.H151]*[.C151]" office:value-type="float" office:value="60" calcext:value-type="float">
            <text:p>60.00</text:p>
          </table:table-cell>
          <table:table-cell table:style-name="ce3" table:formula="of:=[.I151]*[.C151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51]+1" office:value-type="date" office:date-value="2021-05-31" calcext:value-type="date">
            <text:p>31-May-2021</text:p>
          </table:table-cell>
          <table:table-cell table:style-name="ce2" table:formula="of:=INDEX([.$N$5:.$P$28];MATCH(MONTH([.A152])&amp;YEAR([.A152]);[.$P$5:.$P$28];0);2)" office:value-type="float" office:value="90" calcext:value-type="float">
            <text:p>90</text:p>
          </table:table-cell>
          <table:table-cell table:style-name="ce2" table:formula="of:=DAY(EOMONTH([.A152];0))" office:value-type="float" office:value="31" calcext:value-type="float">
            <text:p>31</text:p>
          </table:table-cell>
          <table:table-cell table:formula="of:=[.B152]/[.C152]" office:value-type="float" office:value="2.90322580645161" calcext:value-type="float">
            <text:p>2.90</text:p>
          </table:table-cell>
          <table:table-cell table:formula="of:=-0.5*([.F152]&lt;50)+0.6*([.F152]&gt;50)" office:value-type="float" office:value="-0.5" calcext:value-type="float">
            <text:p>-0.50</text:p>
          </table:table-cell>
          <table:table-cell table:formula="of:=[.F151]*(1+[.G151])" office:value-type="float" office:value="22.6112410436795" calcext:value-type="float">
            <text:p>22.6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2]/(1-[.E152])" office:value-type="float" office:value="1.93548387096774" calcext:value-type="float">
            <text:p>1.94</text:p>
          </table:table-cell>
          <table:table-cell table:formula="of:=[.H152]-[.D152]" office:value-type="float" office:value="-0.967741935483871" calcext:value-type="float">
            <text:p>-0.97</text:p>
          </table:table-cell>
          <table:table-cell table:style-name="ce3" table:formula="of:=[.H152]*[.C152]" office:value-type="float" office:value="60" calcext:value-type="float">
            <text:p>60.00</text:p>
          </table:table-cell>
          <table:table-cell table:style-name="ce3" table:formula="of:=[.I152]*[.C152]" office:value-type="float" office:value="-30" calcext:value-type="float">
            <text:p>-30.00</text:p>
          </table:table-cell>
          <table:table-cell table:number-columns-repeated="7"/>
        </table:table-row>
        <table:table-row table:style-name="ro1">
          <table:table-cell table:formula="of:=[.A152]+1" office:value-type="date" office:date-value="2021-06-01" calcext:value-type="date">
            <text:p>1-Jun-2021</text:p>
          </table:table-cell>
          <table:table-cell table:style-name="ce2" table:formula="of:=INDEX([.$N$5:.$P$28];MATCH(MONTH([.A153])&amp;YEAR([.A153]);[.$P$5:.$P$28];0);2)" office:value-type="float" office:value="100" calcext:value-type="float">
            <text:p>100</text:p>
          </table:table-cell>
          <table:table-cell table:style-name="ce2" table:formula="of:=DAY(EOMONTH([.A153];0))" office:value-type="float" office:value="30" calcext:value-type="float">
            <text:p>30</text:p>
          </table:table-cell>
          <table:table-cell table:formula="of:=[.B153]/[.C153]" office:value-type="float" office:value="3.33333333333333" calcext:value-type="float">
            <text:p>3.33</text:p>
          </table:table-cell>
          <table:table-cell table:formula="of:=-0.5*([.F153]&lt;50)+0.6*([.F153]&gt;50)" office:value-type="float" office:value="-0.5" calcext:value-type="float">
            <text:p>-0.50</text:p>
          </table:table-cell>
          <table:table-cell table:formula="of:=[.F152]*(1+[.G152])" office:value-type="float" office:value="22.6731896492787" calcext:value-type="float">
            <text:p>22.6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3]/(1-[.E153])" office:value-type="float" office:value="2.22222222222222" calcext:value-type="float">
            <text:p>2.22</text:p>
          </table:table-cell>
          <table:table-cell table:formula="of:=[.H153]-[.D153]" office:value-type="float" office:value="-1.11111111111111" calcext:value-type="float">
            <text:p>-1.11</text:p>
          </table:table-cell>
          <table:table-cell table:style-name="ce3" table:formula="of:=[.H153]*[.C153]" office:value-type="float" office:value="66.6666666666667" calcext:value-type="float">
            <text:p>66.67</text:p>
          </table:table-cell>
          <table:table-cell table:style-name="ce3" table:formula="of:=[.I153]*[.C15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53]+1" office:value-type="date" office:date-value="2021-06-02" calcext:value-type="date">
            <text:p>2-Jun-2021</text:p>
          </table:table-cell>
          <table:table-cell table:style-name="ce2" table:formula="of:=INDEX([.$N$5:.$P$28];MATCH(MONTH([.A154])&amp;YEAR([.A154]);[.$P$5:.$P$28];0);2)" office:value-type="float" office:value="100" calcext:value-type="float">
            <text:p>100</text:p>
          </table:table-cell>
          <table:table-cell table:style-name="ce2" table:formula="of:=DAY(EOMONTH([.A154];0))" office:value-type="float" office:value="30" calcext:value-type="float">
            <text:p>30</text:p>
          </table:table-cell>
          <table:table-cell table:formula="of:=[.B154]/[.C154]" office:value-type="float" office:value="3.33333333333333" calcext:value-type="float">
            <text:p>3.33</text:p>
          </table:table-cell>
          <table:table-cell table:formula="of:=-0.5*([.F154]&lt;50)+0.6*([.F154]&gt;50)" office:value-type="float" office:value="-0.5" calcext:value-type="float">
            <text:p>-0.50</text:p>
          </table:table-cell>
          <table:table-cell table:formula="of:=[.F153]*(1+[.G153])" office:value-type="float" office:value="22.7353079770849" calcext:value-type="float">
            <text:p>22.7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4]/(1-[.E154])" office:value-type="float" office:value="2.22222222222222" calcext:value-type="float">
            <text:p>2.22</text:p>
          </table:table-cell>
          <table:table-cell table:formula="of:=[.H154]-[.D154]" office:value-type="float" office:value="-1.11111111111111" calcext:value-type="float">
            <text:p>-1.11</text:p>
          </table:table-cell>
          <table:table-cell table:style-name="ce3" table:formula="of:=[.H154]*[.C154]" office:value-type="float" office:value="66.6666666666667" calcext:value-type="float">
            <text:p>66.67</text:p>
          </table:table-cell>
          <table:table-cell table:style-name="ce3" table:formula="of:=[.I154]*[.C15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54]+1" office:value-type="date" office:date-value="2021-06-03" calcext:value-type="date">
            <text:p>3-Jun-2021</text:p>
          </table:table-cell>
          <table:table-cell table:style-name="ce2" table:formula="of:=INDEX([.$N$5:.$P$28];MATCH(MONTH([.A155])&amp;YEAR([.A155]);[.$P$5:.$P$28];0);2)" office:value-type="float" office:value="100" calcext:value-type="float">
            <text:p>100</text:p>
          </table:table-cell>
          <table:table-cell table:style-name="ce2" table:formula="of:=DAY(EOMONTH([.A155];0))" office:value-type="float" office:value="30" calcext:value-type="float">
            <text:p>30</text:p>
          </table:table-cell>
          <table:table-cell table:formula="of:=[.B155]/[.C155]" office:value-type="float" office:value="3.33333333333333" calcext:value-type="float">
            <text:p>3.33</text:p>
          </table:table-cell>
          <table:table-cell table:formula="of:=-0.5*([.F155]&lt;50)+0.6*([.F155]&gt;50)" office:value-type="float" office:value="-0.5" calcext:value-type="float">
            <text:p>-0.50</text:p>
          </table:table-cell>
          <table:table-cell table:formula="of:=[.F154]*(1+[.G154])" office:value-type="float" office:value="22.7975964920906" calcext:value-type="float">
            <text:p>22.8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5]/(1-[.E155])" office:value-type="float" office:value="2.22222222222222" calcext:value-type="float">
            <text:p>2.22</text:p>
          </table:table-cell>
          <table:table-cell table:formula="of:=[.H155]-[.D155]" office:value-type="float" office:value="-1.11111111111111" calcext:value-type="float">
            <text:p>-1.11</text:p>
          </table:table-cell>
          <table:table-cell table:style-name="ce3" table:formula="of:=[.H155]*[.C155]" office:value-type="float" office:value="66.6666666666667" calcext:value-type="float">
            <text:p>66.67</text:p>
          </table:table-cell>
          <table:table-cell table:style-name="ce3" table:formula="of:=[.I155]*[.C15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55]+1" office:value-type="date" office:date-value="2021-06-04" calcext:value-type="date">
            <text:p>4-Jun-2021</text:p>
          </table:table-cell>
          <table:table-cell table:style-name="ce2" table:formula="of:=INDEX([.$N$5:.$P$28];MATCH(MONTH([.A156])&amp;YEAR([.A156]);[.$P$5:.$P$28];0);2)" office:value-type="float" office:value="100" calcext:value-type="float">
            <text:p>100</text:p>
          </table:table-cell>
          <table:table-cell table:style-name="ce2" table:formula="of:=DAY(EOMONTH([.A156];0))" office:value-type="float" office:value="30" calcext:value-type="float">
            <text:p>30</text:p>
          </table:table-cell>
          <table:table-cell table:formula="of:=[.B156]/[.C156]" office:value-type="float" office:value="3.33333333333333" calcext:value-type="float">
            <text:p>3.33</text:p>
          </table:table-cell>
          <table:table-cell table:formula="of:=-0.5*([.F156]&lt;50)+0.6*([.F156]&gt;50)" office:value-type="float" office:value="-0.5" calcext:value-type="float">
            <text:p>-0.50</text:p>
          </table:table-cell>
          <table:table-cell table:formula="of:=[.F155]*(1+[.G155])" office:value-type="float" office:value="22.8600556605621" calcext:value-type="float">
            <text:p>22.8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6]/(1-[.E156])" office:value-type="float" office:value="2.22222222222222" calcext:value-type="float">
            <text:p>2.22</text:p>
          </table:table-cell>
          <table:table-cell table:formula="of:=[.H156]-[.D156]" office:value-type="float" office:value="-1.11111111111111" calcext:value-type="float">
            <text:p>-1.11</text:p>
          </table:table-cell>
          <table:table-cell table:style-name="ce3" table:formula="of:=[.H156]*[.C156]" office:value-type="float" office:value="66.6666666666667" calcext:value-type="float">
            <text:p>66.67</text:p>
          </table:table-cell>
          <table:table-cell table:style-name="ce3" table:formula="of:=[.I156]*[.C15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56]+1" office:value-type="date" office:date-value="2021-06-05" calcext:value-type="date">
            <text:p>5-Jun-2021</text:p>
          </table:table-cell>
          <table:table-cell table:style-name="ce2" table:formula="of:=INDEX([.$N$5:.$P$28];MATCH(MONTH([.A157])&amp;YEAR([.A157]);[.$P$5:.$P$28];0);2)" office:value-type="float" office:value="100" calcext:value-type="float">
            <text:p>100</text:p>
          </table:table-cell>
          <table:table-cell table:style-name="ce2" table:formula="of:=DAY(EOMONTH([.A157];0))" office:value-type="float" office:value="30" calcext:value-type="float">
            <text:p>30</text:p>
          </table:table-cell>
          <table:table-cell table:formula="of:=[.B157]/[.C157]" office:value-type="float" office:value="3.33333333333333" calcext:value-type="float">
            <text:p>3.33</text:p>
          </table:table-cell>
          <table:table-cell table:formula="of:=-0.5*([.F157]&lt;50)+0.6*([.F157]&gt;50)" office:value-type="float" office:value="-0.5" calcext:value-type="float">
            <text:p>-0.50</text:p>
          </table:table-cell>
          <table:table-cell table:formula="of:=[.F156]*(1+[.G156])" office:value-type="float" office:value="22.9226859500431" calcext:value-type="float">
            <text:p>22.9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7]/(1-[.E157])" office:value-type="float" office:value="2.22222222222222" calcext:value-type="float">
            <text:p>2.22</text:p>
          </table:table-cell>
          <table:table-cell table:formula="of:=[.H157]-[.D157]" office:value-type="float" office:value="-1.11111111111111" calcext:value-type="float">
            <text:p>-1.11</text:p>
          </table:table-cell>
          <table:table-cell table:style-name="ce3" table:formula="of:=[.H157]*[.C157]" office:value-type="float" office:value="66.6666666666667" calcext:value-type="float">
            <text:p>66.67</text:p>
          </table:table-cell>
          <table:table-cell table:style-name="ce3" table:formula="of:=[.I157]*[.C15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57]+1" office:value-type="date" office:date-value="2021-06-06" calcext:value-type="date">
            <text:p>6-Jun-2021</text:p>
          </table:table-cell>
          <table:table-cell table:style-name="ce2" table:formula="of:=INDEX([.$N$5:.$P$28];MATCH(MONTH([.A158])&amp;YEAR([.A158]);[.$P$5:.$P$28];0);2)" office:value-type="float" office:value="100" calcext:value-type="float">
            <text:p>100</text:p>
          </table:table-cell>
          <table:table-cell table:style-name="ce2" table:formula="of:=DAY(EOMONTH([.A158];0))" office:value-type="float" office:value="30" calcext:value-type="float">
            <text:p>30</text:p>
          </table:table-cell>
          <table:table-cell table:formula="of:=[.B158]/[.C158]" office:value-type="float" office:value="3.33333333333333" calcext:value-type="float">
            <text:p>3.33</text:p>
          </table:table-cell>
          <table:table-cell table:formula="of:=-0.5*([.F158]&lt;50)+0.6*([.F158]&gt;50)" office:value-type="float" office:value="-0.5" calcext:value-type="float">
            <text:p>-0.50</text:p>
          </table:table-cell>
          <table:table-cell table:formula="of:=[.F157]*(1+[.G157])" office:value-type="float" office:value="22.9854878293583" calcext:value-type="float">
            <text:p>22.9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8]/(1-[.E158])" office:value-type="float" office:value="2.22222222222222" calcext:value-type="float">
            <text:p>2.22</text:p>
          </table:table-cell>
          <table:table-cell table:formula="of:=[.H158]-[.D158]" office:value-type="float" office:value="-1.11111111111111" calcext:value-type="float">
            <text:p>-1.11</text:p>
          </table:table-cell>
          <table:table-cell table:style-name="ce3" table:formula="of:=[.H158]*[.C158]" office:value-type="float" office:value="66.6666666666667" calcext:value-type="float">
            <text:p>66.67</text:p>
          </table:table-cell>
          <table:table-cell table:style-name="ce3" table:formula="of:=[.I158]*[.C15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58]+1" office:value-type="date" office:date-value="2021-06-07" calcext:value-type="date">
            <text:p>7-Jun-2021</text:p>
          </table:table-cell>
          <table:table-cell table:style-name="ce2" table:formula="of:=INDEX([.$N$5:.$P$28];MATCH(MONTH([.A159])&amp;YEAR([.A159]);[.$P$5:.$P$28];0);2)" office:value-type="float" office:value="100" calcext:value-type="float">
            <text:p>100</text:p>
          </table:table-cell>
          <table:table-cell table:style-name="ce2" table:formula="of:=DAY(EOMONTH([.A159];0))" office:value-type="float" office:value="30" calcext:value-type="float">
            <text:p>30</text:p>
          </table:table-cell>
          <table:table-cell table:formula="of:=[.B159]/[.C159]" office:value-type="float" office:value="3.33333333333333" calcext:value-type="float">
            <text:p>3.33</text:p>
          </table:table-cell>
          <table:table-cell table:formula="of:=-0.5*([.F159]&lt;50)+0.6*([.F159]&gt;50)" office:value-type="float" office:value="-0.5" calcext:value-type="float">
            <text:p>-0.50</text:p>
          </table:table-cell>
          <table:table-cell table:formula="of:=[.F158]*(1+[.G158])" office:value-type="float" office:value="23.0484617686168" calcext:value-type="float">
            <text:p>23.0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59]/(1-[.E159])" office:value-type="float" office:value="2.22222222222222" calcext:value-type="float">
            <text:p>2.22</text:p>
          </table:table-cell>
          <table:table-cell table:formula="of:=[.H159]-[.D159]" office:value-type="float" office:value="-1.11111111111111" calcext:value-type="float">
            <text:p>-1.11</text:p>
          </table:table-cell>
          <table:table-cell table:style-name="ce3" table:formula="of:=[.H159]*[.C159]" office:value-type="float" office:value="66.6666666666667" calcext:value-type="float">
            <text:p>66.67</text:p>
          </table:table-cell>
          <table:table-cell table:style-name="ce3" table:formula="of:=[.I159]*[.C15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59]+1" office:value-type="date" office:date-value="2021-06-08" calcext:value-type="date">
            <text:p>8-Jun-2021</text:p>
          </table:table-cell>
          <table:table-cell table:style-name="ce2" table:formula="of:=INDEX([.$N$5:.$P$28];MATCH(MONTH([.A160])&amp;YEAR([.A160]);[.$P$5:.$P$28];0);2)" office:value-type="float" office:value="100" calcext:value-type="float">
            <text:p>100</text:p>
          </table:table-cell>
          <table:table-cell table:style-name="ce2" table:formula="of:=DAY(EOMONTH([.A160];0))" office:value-type="float" office:value="30" calcext:value-type="float">
            <text:p>30</text:p>
          </table:table-cell>
          <table:table-cell table:formula="of:=[.B160]/[.C160]" office:value-type="float" office:value="3.33333333333333" calcext:value-type="float">
            <text:p>3.33</text:p>
          </table:table-cell>
          <table:table-cell table:formula="of:=-0.5*([.F160]&lt;50)+0.6*([.F160]&gt;50)" office:value-type="float" office:value="-0.5" calcext:value-type="float">
            <text:p>-0.50</text:p>
          </table:table-cell>
          <table:table-cell table:formula="of:=[.F159]*(1+[.G159])" office:value-type="float" office:value="23.1116082392158" calcext:value-type="float">
            <text:p>23.1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0]/(1-[.E160])" office:value-type="float" office:value="2.22222222222222" calcext:value-type="float">
            <text:p>2.22</text:p>
          </table:table-cell>
          <table:table-cell table:formula="of:=[.H160]-[.D160]" office:value-type="float" office:value="-1.11111111111111" calcext:value-type="float">
            <text:p>-1.11</text:p>
          </table:table-cell>
          <table:table-cell table:style-name="ce3" table:formula="of:=[.H160]*[.C160]" office:value-type="float" office:value="66.6666666666667" calcext:value-type="float">
            <text:p>66.67</text:p>
          </table:table-cell>
          <table:table-cell table:style-name="ce3" table:formula="of:=[.I160]*[.C16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0]+1" office:value-type="date" office:date-value="2021-06-09" calcext:value-type="date">
            <text:p>9-Jun-2021</text:p>
          </table:table-cell>
          <table:table-cell table:style-name="ce2" table:formula="of:=INDEX([.$N$5:.$P$28];MATCH(MONTH([.A161])&amp;YEAR([.A161]);[.$P$5:.$P$28];0);2)" office:value-type="float" office:value="100" calcext:value-type="float">
            <text:p>100</text:p>
          </table:table-cell>
          <table:table-cell table:style-name="ce2" table:formula="of:=DAY(EOMONTH([.A161];0))" office:value-type="float" office:value="30" calcext:value-type="float">
            <text:p>30</text:p>
          </table:table-cell>
          <table:table-cell table:formula="of:=[.B161]/[.C161]" office:value-type="float" office:value="3.33333333333333" calcext:value-type="float">
            <text:p>3.33</text:p>
          </table:table-cell>
          <table:table-cell table:formula="of:=-0.5*([.F161]&lt;50)+0.6*([.F161]&gt;50)" office:value-type="float" office:value="-0.5" calcext:value-type="float">
            <text:p>-0.50</text:p>
          </table:table-cell>
          <table:table-cell table:formula="of:=[.F160]*(1+[.G160])" office:value-type="float" office:value="23.1749277138437" calcext:value-type="float">
            <text:p>23.1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1]/(1-[.E161])" office:value-type="float" office:value="2.22222222222222" calcext:value-type="float">
            <text:p>2.22</text:p>
          </table:table-cell>
          <table:table-cell table:formula="of:=[.H161]-[.D161]" office:value-type="float" office:value="-1.11111111111111" calcext:value-type="float">
            <text:p>-1.11</text:p>
          </table:table-cell>
          <table:table-cell table:style-name="ce3" table:formula="of:=[.H161]*[.C161]" office:value-type="float" office:value="66.6666666666667" calcext:value-type="float">
            <text:p>66.67</text:p>
          </table:table-cell>
          <table:table-cell table:style-name="ce3" table:formula="of:=[.I161]*[.C16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1]+1" office:value-type="date" office:date-value="2021-06-10" calcext:value-type="date">
            <text:p>10-Jun-2021</text:p>
          </table:table-cell>
          <table:table-cell table:style-name="ce2" table:formula="of:=INDEX([.$N$5:.$P$28];MATCH(MONTH([.A162])&amp;YEAR([.A162]);[.$P$5:.$P$28];0);2)" office:value-type="float" office:value="100" calcext:value-type="float">
            <text:p>100</text:p>
          </table:table-cell>
          <table:table-cell table:style-name="ce2" table:formula="of:=DAY(EOMONTH([.A162];0))" office:value-type="float" office:value="30" calcext:value-type="float">
            <text:p>30</text:p>
          </table:table-cell>
          <table:table-cell table:formula="of:=[.B162]/[.C162]" office:value-type="float" office:value="3.33333333333333" calcext:value-type="float">
            <text:p>3.33</text:p>
          </table:table-cell>
          <table:table-cell table:formula="of:=-0.5*([.F162]&lt;50)+0.6*([.F162]&gt;50)" office:value-type="float" office:value="-0.5" calcext:value-type="float">
            <text:p>-0.50</text:p>
          </table:table-cell>
          <table:table-cell table:formula="of:=[.F161]*(1+[.G161])" office:value-type="float" office:value="23.2384206664844" calcext:value-type="float">
            <text:p>23.2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2]/(1-[.E162])" office:value-type="float" office:value="2.22222222222222" calcext:value-type="float">
            <text:p>2.22</text:p>
          </table:table-cell>
          <table:table-cell table:formula="of:=[.H162]-[.D162]" office:value-type="float" office:value="-1.11111111111111" calcext:value-type="float">
            <text:p>-1.11</text:p>
          </table:table-cell>
          <table:table-cell table:style-name="ce3" table:formula="of:=[.H162]*[.C162]" office:value-type="float" office:value="66.6666666666667" calcext:value-type="float">
            <text:p>66.67</text:p>
          </table:table-cell>
          <table:table-cell table:style-name="ce3" table:formula="of:=[.I162]*[.C16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2]+1" office:value-type="date" office:date-value="2021-06-11" calcext:value-type="date">
            <text:p>11-Jun-2021</text:p>
          </table:table-cell>
          <table:table-cell table:style-name="ce2" table:formula="of:=INDEX([.$N$5:.$P$28];MATCH(MONTH([.A163])&amp;YEAR([.A163]);[.$P$5:.$P$28];0);2)" office:value-type="float" office:value="100" calcext:value-type="float">
            <text:p>100</text:p>
          </table:table-cell>
          <table:table-cell table:style-name="ce2" table:formula="of:=DAY(EOMONTH([.A163];0))" office:value-type="float" office:value="30" calcext:value-type="float">
            <text:p>30</text:p>
          </table:table-cell>
          <table:table-cell table:formula="of:=[.B163]/[.C163]" office:value-type="float" office:value="3.33333333333333" calcext:value-type="float">
            <text:p>3.33</text:p>
          </table:table-cell>
          <table:table-cell table:formula="of:=-0.5*([.F163]&lt;50)+0.6*([.F163]&gt;50)" office:value-type="float" office:value="-0.5" calcext:value-type="float">
            <text:p>-0.50</text:p>
          </table:table-cell>
          <table:table-cell table:formula="of:=[.F162]*(1+[.G162])" office:value-type="float" office:value="23.30208757242" calcext:value-type="float">
            <text:p>23.3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3]/(1-[.E163])" office:value-type="float" office:value="2.22222222222222" calcext:value-type="float">
            <text:p>2.22</text:p>
          </table:table-cell>
          <table:table-cell table:formula="of:=[.H163]-[.D163]" office:value-type="float" office:value="-1.11111111111111" calcext:value-type="float">
            <text:p>-1.11</text:p>
          </table:table-cell>
          <table:table-cell table:style-name="ce3" table:formula="of:=[.H163]*[.C163]" office:value-type="float" office:value="66.6666666666667" calcext:value-type="float">
            <text:p>66.67</text:p>
          </table:table-cell>
          <table:table-cell table:style-name="ce3" table:formula="of:=[.I163]*[.C16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3]+1" office:value-type="date" office:date-value="2021-06-12" calcext:value-type="date">
            <text:p>12-Jun-2021</text:p>
          </table:table-cell>
          <table:table-cell table:style-name="ce2" table:formula="of:=INDEX([.$N$5:.$P$28];MATCH(MONTH([.A164])&amp;YEAR([.A164]);[.$P$5:.$P$28];0);2)" office:value-type="float" office:value="100" calcext:value-type="float">
            <text:p>100</text:p>
          </table:table-cell>
          <table:table-cell table:style-name="ce2" table:formula="of:=DAY(EOMONTH([.A164];0))" office:value-type="float" office:value="30" calcext:value-type="float">
            <text:p>30</text:p>
          </table:table-cell>
          <table:table-cell table:formula="of:=[.B164]/[.C164]" office:value-type="float" office:value="3.33333333333333" calcext:value-type="float">
            <text:p>3.33</text:p>
          </table:table-cell>
          <table:table-cell table:formula="of:=-0.5*([.F164]&lt;50)+0.6*([.F164]&gt;50)" office:value-type="float" office:value="-0.5" calcext:value-type="float">
            <text:p>-0.50</text:p>
          </table:table-cell>
          <table:table-cell table:formula="of:=[.F163]*(1+[.G163])" office:value-type="float" office:value="23.3659289082348" calcext:value-type="float">
            <text:p>23.3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4]/(1-[.E164])" office:value-type="float" office:value="2.22222222222222" calcext:value-type="float">
            <text:p>2.22</text:p>
          </table:table-cell>
          <table:table-cell table:formula="of:=[.H164]-[.D164]" office:value-type="float" office:value="-1.11111111111111" calcext:value-type="float">
            <text:p>-1.11</text:p>
          </table:table-cell>
          <table:table-cell table:style-name="ce3" table:formula="of:=[.H164]*[.C164]" office:value-type="float" office:value="66.6666666666667" calcext:value-type="float">
            <text:p>66.67</text:p>
          </table:table-cell>
          <table:table-cell table:style-name="ce3" table:formula="of:=[.I164]*[.C16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4]+1" office:value-type="date" office:date-value="2021-06-13" calcext:value-type="date">
            <text:p>13-Jun-2021</text:p>
          </table:table-cell>
          <table:table-cell table:style-name="ce2" table:formula="of:=INDEX([.$N$5:.$P$28];MATCH(MONTH([.A165])&amp;YEAR([.A165]);[.$P$5:.$P$28];0);2)" office:value-type="float" office:value="100" calcext:value-type="float">
            <text:p>100</text:p>
          </table:table-cell>
          <table:table-cell table:style-name="ce2" table:formula="of:=DAY(EOMONTH([.A165];0))" office:value-type="float" office:value="30" calcext:value-type="float">
            <text:p>30</text:p>
          </table:table-cell>
          <table:table-cell table:formula="of:=[.B165]/[.C165]" office:value-type="float" office:value="3.33333333333333" calcext:value-type="float">
            <text:p>3.33</text:p>
          </table:table-cell>
          <table:table-cell table:formula="of:=-0.5*([.F165]&lt;50)+0.6*([.F165]&gt;50)" office:value-type="float" office:value="-0.5" calcext:value-type="float">
            <text:p>-0.50</text:p>
          </table:table-cell>
          <table:table-cell table:formula="of:=[.F164]*(1+[.G164])" office:value-type="float" office:value="23.4299451518191" calcext:value-type="float">
            <text:p>23.4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5]/(1-[.E165])" office:value-type="float" office:value="2.22222222222222" calcext:value-type="float">
            <text:p>2.22</text:p>
          </table:table-cell>
          <table:table-cell table:formula="of:=[.H165]-[.D165]" office:value-type="float" office:value="-1.11111111111111" calcext:value-type="float">
            <text:p>-1.11</text:p>
          </table:table-cell>
          <table:table-cell table:style-name="ce3" table:formula="of:=[.H165]*[.C165]" office:value-type="float" office:value="66.6666666666667" calcext:value-type="float">
            <text:p>66.67</text:p>
          </table:table-cell>
          <table:table-cell table:style-name="ce3" table:formula="of:=[.I165]*[.C16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5]+1" office:value-type="date" office:date-value="2021-06-14" calcext:value-type="date">
            <text:p>14-Jun-2021</text:p>
          </table:table-cell>
          <table:table-cell table:style-name="ce2" table:formula="of:=INDEX([.$N$5:.$P$28];MATCH(MONTH([.A166])&amp;YEAR([.A166]);[.$P$5:.$P$28];0);2)" office:value-type="float" office:value="100" calcext:value-type="float">
            <text:p>100</text:p>
          </table:table-cell>
          <table:table-cell table:style-name="ce2" table:formula="of:=DAY(EOMONTH([.A166];0))" office:value-type="float" office:value="30" calcext:value-type="float">
            <text:p>30</text:p>
          </table:table-cell>
          <table:table-cell table:formula="of:=[.B166]/[.C166]" office:value-type="float" office:value="3.33333333333333" calcext:value-type="float">
            <text:p>3.33</text:p>
          </table:table-cell>
          <table:table-cell table:formula="of:=-0.5*([.F166]&lt;50)+0.6*([.F166]&gt;50)" office:value-type="float" office:value="-0.5" calcext:value-type="float">
            <text:p>-0.50</text:p>
          </table:table-cell>
          <table:table-cell table:formula="of:=[.F165]*(1+[.G165])" office:value-type="float" office:value="23.494136782372" calcext:value-type="float">
            <text:p>23.4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6]/(1-[.E166])" office:value-type="float" office:value="2.22222222222222" calcext:value-type="float">
            <text:p>2.22</text:p>
          </table:table-cell>
          <table:table-cell table:formula="of:=[.H166]-[.D166]" office:value-type="float" office:value="-1.11111111111111" calcext:value-type="float">
            <text:p>-1.11</text:p>
          </table:table-cell>
          <table:table-cell table:style-name="ce3" table:formula="of:=[.H166]*[.C166]" office:value-type="float" office:value="66.6666666666667" calcext:value-type="float">
            <text:p>66.67</text:p>
          </table:table-cell>
          <table:table-cell table:style-name="ce3" table:formula="of:=[.I166]*[.C16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6]+1" office:value-type="date" office:date-value="2021-06-15" calcext:value-type="date">
            <text:p>15-Jun-2021</text:p>
          </table:table-cell>
          <table:table-cell table:style-name="ce2" table:formula="of:=INDEX([.$N$5:.$P$28];MATCH(MONTH([.A167])&amp;YEAR([.A167]);[.$P$5:.$P$28];0);2)" office:value-type="float" office:value="100" calcext:value-type="float">
            <text:p>100</text:p>
          </table:table-cell>
          <table:table-cell table:style-name="ce2" table:formula="of:=DAY(EOMONTH([.A167];0))" office:value-type="float" office:value="30" calcext:value-type="float">
            <text:p>30</text:p>
          </table:table-cell>
          <table:table-cell table:formula="of:=[.B167]/[.C167]" office:value-type="float" office:value="3.33333333333333" calcext:value-type="float">
            <text:p>3.33</text:p>
          </table:table-cell>
          <table:table-cell table:formula="of:=-0.5*([.F167]&lt;50)+0.6*([.F167]&gt;50)" office:value-type="float" office:value="-0.5" calcext:value-type="float">
            <text:p>-0.50</text:p>
          </table:table-cell>
          <table:table-cell table:formula="of:=[.F166]*(1+[.G166])" office:value-type="float" office:value="23.5585042804059" calcext:value-type="float">
            <text:p>23.5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7]/(1-[.E167])" office:value-type="float" office:value="2.22222222222222" calcext:value-type="float">
            <text:p>2.22</text:p>
          </table:table-cell>
          <table:table-cell table:formula="of:=[.H167]-[.D167]" office:value-type="float" office:value="-1.11111111111111" calcext:value-type="float">
            <text:p>-1.11</text:p>
          </table:table-cell>
          <table:table-cell table:style-name="ce3" table:formula="of:=[.H167]*[.C167]" office:value-type="float" office:value="66.6666666666667" calcext:value-type="float">
            <text:p>66.67</text:p>
          </table:table-cell>
          <table:table-cell table:style-name="ce3" table:formula="of:=[.I167]*[.C16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7]+1" office:value-type="date" office:date-value="2021-06-16" calcext:value-type="date">
            <text:p>16-Jun-2021</text:p>
          </table:table-cell>
          <table:table-cell table:style-name="ce2" table:formula="of:=INDEX([.$N$5:.$P$28];MATCH(MONTH([.A168])&amp;YEAR([.A168]);[.$P$5:.$P$28];0);2)" office:value-type="float" office:value="100" calcext:value-type="float">
            <text:p>100</text:p>
          </table:table-cell>
          <table:table-cell table:style-name="ce2" table:formula="of:=DAY(EOMONTH([.A168];0))" office:value-type="float" office:value="30" calcext:value-type="float">
            <text:p>30</text:p>
          </table:table-cell>
          <table:table-cell table:formula="of:=[.B168]/[.C168]" office:value-type="float" office:value="3.33333333333333" calcext:value-type="float">
            <text:p>3.33</text:p>
          </table:table-cell>
          <table:table-cell table:formula="of:=-0.5*([.F168]&lt;50)+0.6*([.F168]&gt;50)" office:value-type="float" office:value="-0.5" calcext:value-type="float">
            <text:p>-0.50</text:p>
          </table:table-cell>
          <table:table-cell table:formula="of:=[.F167]*(1+[.G167])" office:value-type="float" office:value="23.6230481277495" calcext:value-type="float">
            <text:p>23.6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8]/(1-[.E168])" office:value-type="float" office:value="2.22222222222222" calcext:value-type="float">
            <text:p>2.22</text:p>
          </table:table-cell>
          <table:table-cell table:formula="of:=[.H168]-[.D168]" office:value-type="float" office:value="-1.11111111111111" calcext:value-type="float">
            <text:p>-1.11</text:p>
          </table:table-cell>
          <table:table-cell table:style-name="ce3" table:formula="of:=[.H168]*[.C168]" office:value-type="float" office:value="66.6666666666667" calcext:value-type="float">
            <text:p>66.67</text:p>
          </table:table-cell>
          <table:table-cell table:style-name="ce3" table:formula="of:=[.I168]*[.C16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8]+1" office:value-type="date" office:date-value="2021-06-17" calcext:value-type="date">
            <text:p>17-Jun-2021</text:p>
          </table:table-cell>
          <table:table-cell table:style-name="ce2" table:formula="of:=INDEX([.$N$5:.$P$28];MATCH(MONTH([.A169])&amp;YEAR([.A169]);[.$P$5:.$P$28];0);2)" office:value-type="float" office:value="100" calcext:value-type="float">
            <text:p>100</text:p>
          </table:table-cell>
          <table:table-cell table:style-name="ce2" table:formula="of:=DAY(EOMONTH([.A169];0))" office:value-type="float" office:value="30" calcext:value-type="float">
            <text:p>30</text:p>
          </table:table-cell>
          <table:table-cell table:formula="of:=[.B169]/[.C169]" office:value-type="float" office:value="3.33333333333333" calcext:value-type="float">
            <text:p>3.33</text:p>
          </table:table-cell>
          <table:table-cell table:formula="of:=-0.5*([.F169]&lt;50)+0.6*([.F169]&gt;50)" office:value-type="float" office:value="-0.5" calcext:value-type="float">
            <text:p>-0.50</text:p>
          </table:table-cell>
          <table:table-cell table:formula="of:=[.F168]*(1+[.G168])" office:value-type="float" office:value="23.6877688075515" calcext:value-type="float">
            <text:p>23.6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69]/(1-[.E169])" office:value-type="float" office:value="2.22222222222222" calcext:value-type="float">
            <text:p>2.22</text:p>
          </table:table-cell>
          <table:table-cell table:formula="of:=[.H169]-[.D169]" office:value-type="float" office:value="-1.11111111111111" calcext:value-type="float">
            <text:p>-1.11</text:p>
          </table:table-cell>
          <table:table-cell table:style-name="ce3" table:formula="of:=[.H169]*[.C169]" office:value-type="float" office:value="66.6666666666667" calcext:value-type="float">
            <text:p>66.67</text:p>
          </table:table-cell>
          <table:table-cell table:style-name="ce3" table:formula="of:=[.I169]*[.C16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69]+1" office:value-type="date" office:date-value="2021-06-18" calcext:value-type="date">
            <text:p>18-Jun-2021</text:p>
          </table:table-cell>
          <table:table-cell table:style-name="ce2" table:formula="of:=INDEX([.$N$5:.$P$28];MATCH(MONTH([.A170])&amp;YEAR([.A170]);[.$P$5:.$P$28];0);2)" office:value-type="float" office:value="100" calcext:value-type="float">
            <text:p>100</text:p>
          </table:table-cell>
          <table:table-cell table:style-name="ce2" table:formula="of:=DAY(EOMONTH([.A170];0))" office:value-type="float" office:value="30" calcext:value-type="float">
            <text:p>30</text:p>
          </table:table-cell>
          <table:table-cell table:formula="of:=[.B170]/[.C170]" office:value-type="float" office:value="3.33333333333333" calcext:value-type="float">
            <text:p>3.33</text:p>
          </table:table-cell>
          <table:table-cell table:formula="of:=-0.5*([.F170]&lt;50)+0.6*([.F170]&gt;50)" office:value-type="float" office:value="-0.5" calcext:value-type="float">
            <text:p>-0.50</text:p>
          </table:table-cell>
          <table:table-cell table:formula="of:=[.F169]*(1+[.G169])" office:value-type="float" office:value="23.7526668042845" calcext:value-type="float">
            <text:p>23.7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0]/(1-[.E170])" office:value-type="float" office:value="2.22222222222222" calcext:value-type="float">
            <text:p>2.22</text:p>
          </table:table-cell>
          <table:table-cell table:formula="of:=[.H170]-[.D170]" office:value-type="float" office:value="-1.11111111111111" calcext:value-type="float">
            <text:p>-1.11</text:p>
          </table:table-cell>
          <table:table-cell table:style-name="ce3" table:formula="of:=[.H170]*[.C170]" office:value-type="float" office:value="66.6666666666667" calcext:value-type="float">
            <text:p>66.67</text:p>
          </table:table-cell>
          <table:table-cell table:style-name="ce3" table:formula="of:=[.I170]*[.C17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0]+1" office:value-type="date" office:date-value="2021-06-19" calcext:value-type="date">
            <text:p>19-Jun-2021</text:p>
          </table:table-cell>
          <table:table-cell table:style-name="ce2" table:formula="of:=INDEX([.$N$5:.$P$28];MATCH(MONTH([.A171])&amp;YEAR([.A171]);[.$P$5:.$P$28];0);2)" office:value-type="float" office:value="100" calcext:value-type="float">
            <text:p>100</text:p>
          </table:table-cell>
          <table:table-cell table:style-name="ce2" table:formula="of:=DAY(EOMONTH([.A171];0))" office:value-type="float" office:value="30" calcext:value-type="float">
            <text:p>30</text:p>
          </table:table-cell>
          <table:table-cell table:formula="of:=[.B171]/[.C171]" office:value-type="float" office:value="3.33333333333333" calcext:value-type="float">
            <text:p>3.33</text:p>
          </table:table-cell>
          <table:table-cell table:formula="of:=-0.5*([.F171]&lt;50)+0.6*([.F171]&gt;50)" office:value-type="float" office:value="-0.5" calcext:value-type="float">
            <text:p>-0.50</text:p>
          </table:table-cell>
          <table:table-cell table:formula="of:=[.F170]*(1+[.G170])" office:value-type="float" office:value="23.8177426037483" calcext:value-type="float">
            <text:p>23.8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1]/(1-[.E171])" office:value-type="float" office:value="2.22222222222222" calcext:value-type="float">
            <text:p>2.22</text:p>
          </table:table-cell>
          <table:table-cell table:formula="of:=[.H171]-[.D171]" office:value-type="float" office:value="-1.11111111111111" calcext:value-type="float">
            <text:p>-1.11</text:p>
          </table:table-cell>
          <table:table-cell table:style-name="ce3" table:formula="of:=[.H171]*[.C171]" office:value-type="float" office:value="66.6666666666667" calcext:value-type="float">
            <text:p>66.67</text:p>
          </table:table-cell>
          <table:table-cell table:style-name="ce3" table:formula="of:=[.I171]*[.C17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1]+1" office:value-type="date" office:date-value="2021-06-20" calcext:value-type="date">
            <text:p>20-Jun-2021</text:p>
          </table:table-cell>
          <table:table-cell table:style-name="ce2" table:formula="of:=INDEX([.$N$5:.$P$28];MATCH(MONTH([.A172])&amp;YEAR([.A172]);[.$P$5:.$P$28];0);2)" office:value-type="float" office:value="100" calcext:value-type="float">
            <text:p>100</text:p>
          </table:table-cell>
          <table:table-cell table:style-name="ce2" table:formula="of:=DAY(EOMONTH([.A172];0))" office:value-type="float" office:value="30" calcext:value-type="float">
            <text:p>30</text:p>
          </table:table-cell>
          <table:table-cell table:formula="of:=[.B172]/[.C172]" office:value-type="float" office:value="3.33333333333333" calcext:value-type="float">
            <text:p>3.33</text:p>
          </table:table-cell>
          <table:table-cell table:formula="of:=-0.5*([.F172]&lt;50)+0.6*([.F172]&gt;50)" office:value-type="float" office:value="-0.5" calcext:value-type="float">
            <text:p>-0.50</text:p>
          </table:table-cell>
          <table:table-cell table:formula="of:=[.F171]*(1+[.G171])" office:value-type="float" office:value="23.8829966930737" calcext:value-type="float">
            <text:p>23.8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2]/(1-[.E172])" office:value-type="float" office:value="2.22222222222222" calcext:value-type="float">
            <text:p>2.22</text:p>
          </table:table-cell>
          <table:table-cell table:formula="of:=[.H172]-[.D172]" office:value-type="float" office:value="-1.11111111111111" calcext:value-type="float">
            <text:p>-1.11</text:p>
          </table:table-cell>
          <table:table-cell table:style-name="ce3" table:formula="of:=[.H172]*[.C172]" office:value-type="float" office:value="66.6666666666667" calcext:value-type="float">
            <text:p>66.67</text:p>
          </table:table-cell>
          <table:table-cell table:style-name="ce3" table:formula="of:=[.I172]*[.C17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2]+1" office:value-type="date" office:date-value="2021-06-21" calcext:value-type="date">
            <text:p>21-Jun-2021</text:p>
          </table:table-cell>
          <table:table-cell table:style-name="ce2" table:formula="of:=INDEX([.$N$5:.$P$28];MATCH(MONTH([.A173])&amp;YEAR([.A173]);[.$P$5:.$P$28];0);2)" office:value-type="float" office:value="100" calcext:value-type="float">
            <text:p>100</text:p>
          </table:table-cell>
          <table:table-cell table:style-name="ce2" table:formula="of:=DAY(EOMONTH([.A173];0))" office:value-type="float" office:value="30" calcext:value-type="float">
            <text:p>30</text:p>
          </table:table-cell>
          <table:table-cell table:formula="of:=[.B173]/[.C173]" office:value-type="float" office:value="3.33333333333333" calcext:value-type="float">
            <text:p>3.33</text:p>
          </table:table-cell>
          <table:table-cell table:formula="of:=-0.5*([.F173]&lt;50)+0.6*([.F173]&gt;50)" office:value-type="float" office:value="-0.5" calcext:value-type="float">
            <text:p>-0.50</text:p>
          </table:table-cell>
          <table:table-cell table:formula="of:=[.F172]*(1+[.G172])" office:value-type="float" office:value="23.9484295607259" calcext:value-type="float">
            <text:p>23.9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3]/(1-[.E173])" office:value-type="float" office:value="2.22222222222222" calcext:value-type="float">
            <text:p>2.22</text:p>
          </table:table-cell>
          <table:table-cell table:formula="of:=[.H173]-[.D173]" office:value-type="float" office:value="-1.11111111111111" calcext:value-type="float">
            <text:p>-1.11</text:p>
          </table:table-cell>
          <table:table-cell table:style-name="ce3" table:formula="of:=[.H173]*[.C173]" office:value-type="float" office:value="66.6666666666667" calcext:value-type="float">
            <text:p>66.67</text:p>
          </table:table-cell>
          <table:table-cell table:style-name="ce3" table:formula="of:=[.I173]*[.C17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3]+1" office:value-type="date" office:date-value="2021-06-22" calcext:value-type="date">
            <text:p>22-Jun-2021</text:p>
          </table:table-cell>
          <table:table-cell table:style-name="ce2" table:formula="of:=INDEX([.$N$5:.$P$28];MATCH(MONTH([.A174])&amp;YEAR([.A174]);[.$P$5:.$P$28];0);2)" office:value-type="float" office:value="100" calcext:value-type="float">
            <text:p>100</text:p>
          </table:table-cell>
          <table:table-cell table:style-name="ce2" table:formula="of:=DAY(EOMONTH([.A174];0))" office:value-type="float" office:value="30" calcext:value-type="float">
            <text:p>30</text:p>
          </table:table-cell>
          <table:table-cell table:formula="of:=[.B174]/[.C174]" office:value-type="float" office:value="3.33333333333333" calcext:value-type="float">
            <text:p>3.33</text:p>
          </table:table-cell>
          <table:table-cell table:formula="of:=-0.5*([.F174]&lt;50)+0.6*([.F174]&gt;50)" office:value-type="float" office:value="-0.5" calcext:value-type="float">
            <text:p>-0.50</text:p>
          </table:table-cell>
          <table:table-cell table:formula="of:=[.F173]*(1+[.G173])" office:value-type="float" office:value="24.0140416965087" calcext:value-type="float">
            <text:p>24.0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4]/(1-[.E174])" office:value-type="float" office:value="2.22222222222222" calcext:value-type="float">
            <text:p>2.22</text:p>
          </table:table-cell>
          <table:table-cell table:formula="of:=[.H174]-[.D174]" office:value-type="float" office:value="-1.11111111111111" calcext:value-type="float">
            <text:p>-1.11</text:p>
          </table:table-cell>
          <table:table-cell table:style-name="ce3" table:formula="of:=[.H174]*[.C174]" office:value-type="float" office:value="66.6666666666667" calcext:value-type="float">
            <text:p>66.67</text:p>
          </table:table-cell>
          <table:table-cell table:style-name="ce3" table:formula="of:=[.I174]*[.C17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4]+1" office:value-type="date" office:date-value="2021-06-23" calcext:value-type="date">
            <text:p>23-Jun-2021</text:p>
          </table:table-cell>
          <table:table-cell table:style-name="ce2" table:formula="of:=INDEX([.$N$5:.$P$28];MATCH(MONTH([.A175])&amp;YEAR([.A175]);[.$P$5:.$P$28];0);2)" office:value-type="float" office:value="100" calcext:value-type="float">
            <text:p>100</text:p>
          </table:table-cell>
          <table:table-cell table:style-name="ce2" table:formula="of:=DAY(EOMONTH([.A175];0))" office:value-type="float" office:value="30" calcext:value-type="float">
            <text:p>30</text:p>
          </table:table-cell>
          <table:table-cell table:formula="of:=[.B175]/[.C175]" office:value-type="float" office:value="3.33333333333333" calcext:value-type="float">
            <text:p>3.33</text:p>
          </table:table-cell>
          <table:table-cell table:formula="of:=-0.5*([.F175]&lt;50)+0.6*([.F175]&gt;50)" office:value-type="float" office:value="-0.5" calcext:value-type="float">
            <text:p>-0.50</text:p>
          </table:table-cell>
          <table:table-cell table:formula="of:=[.F174]*(1+[.G174])" office:value-type="float" office:value="24.0798335915677" calcext:value-type="float">
            <text:p>24.0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5]/(1-[.E175])" office:value-type="float" office:value="2.22222222222222" calcext:value-type="float">
            <text:p>2.22</text:p>
          </table:table-cell>
          <table:table-cell table:formula="of:=[.H175]-[.D175]" office:value-type="float" office:value="-1.11111111111111" calcext:value-type="float">
            <text:p>-1.11</text:p>
          </table:table-cell>
          <table:table-cell table:style-name="ce3" table:formula="of:=[.H175]*[.C175]" office:value-type="float" office:value="66.6666666666667" calcext:value-type="float">
            <text:p>66.67</text:p>
          </table:table-cell>
          <table:table-cell table:style-name="ce3" table:formula="of:=[.I175]*[.C17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5]+1" office:value-type="date" office:date-value="2021-06-24" calcext:value-type="date">
            <text:p>24-Jun-2021</text:p>
          </table:table-cell>
          <table:table-cell table:style-name="ce2" table:formula="of:=INDEX([.$N$5:.$P$28];MATCH(MONTH([.A176])&amp;YEAR([.A176]);[.$P$5:.$P$28];0);2)" office:value-type="float" office:value="100" calcext:value-type="float">
            <text:p>100</text:p>
          </table:table-cell>
          <table:table-cell table:style-name="ce2" table:formula="of:=DAY(EOMONTH([.A176];0))" office:value-type="float" office:value="30" calcext:value-type="float">
            <text:p>30</text:p>
          </table:table-cell>
          <table:table-cell table:formula="of:=[.B176]/[.C176]" office:value-type="float" office:value="3.33333333333333" calcext:value-type="float">
            <text:p>3.33</text:p>
          </table:table-cell>
          <table:table-cell table:formula="of:=-0.5*([.F176]&lt;50)+0.6*([.F176]&gt;50)" office:value-type="float" office:value="-0.5" calcext:value-type="float">
            <text:p>-0.50</text:p>
          </table:table-cell>
          <table:table-cell table:formula="of:=[.F175]*(1+[.G175])" office:value-type="float" office:value="24.1458057383939" calcext:value-type="float">
            <text:p>24.1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6]/(1-[.E176])" office:value-type="float" office:value="2.22222222222222" calcext:value-type="float">
            <text:p>2.22</text:p>
          </table:table-cell>
          <table:table-cell table:formula="of:=[.H176]-[.D176]" office:value-type="float" office:value="-1.11111111111111" calcext:value-type="float">
            <text:p>-1.11</text:p>
          </table:table-cell>
          <table:table-cell table:style-name="ce3" table:formula="of:=[.H176]*[.C176]" office:value-type="float" office:value="66.6666666666667" calcext:value-type="float">
            <text:p>66.67</text:p>
          </table:table-cell>
          <table:table-cell table:style-name="ce3" table:formula="of:=[.I176]*[.C17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6]+1" office:value-type="date" office:date-value="2021-06-25" calcext:value-type="date">
            <text:p>25-Jun-2021</text:p>
          </table:table-cell>
          <table:table-cell table:style-name="ce2" table:formula="of:=INDEX([.$N$5:.$P$28];MATCH(MONTH([.A177])&amp;YEAR([.A177]);[.$P$5:.$P$28];0);2)" office:value-type="float" office:value="100" calcext:value-type="float">
            <text:p>100</text:p>
          </table:table-cell>
          <table:table-cell table:style-name="ce2" table:formula="of:=DAY(EOMONTH([.A177];0))" office:value-type="float" office:value="30" calcext:value-type="float">
            <text:p>30</text:p>
          </table:table-cell>
          <table:table-cell table:formula="of:=[.B177]/[.C177]" office:value-type="float" office:value="3.33333333333333" calcext:value-type="float">
            <text:p>3.33</text:p>
          </table:table-cell>
          <table:table-cell table:formula="of:=-0.5*([.F177]&lt;50)+0.6*([.F177]&gt;50)" office:value-type="float" office:value="-0.5" calcext:value-type="float">
            <text:p>-0.50</text:p>
          </table:table-cell>
          <table:table-cell table:formula="of:=[.F176]*(1+[.G176])" office:value-type="float" office:value="24.2119586308278" calcext:value-type="float">
            <text:p>24.2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7]/(1-[.E177])" office:value-type="float" office:value="2.22222222222222" calcext:value-type="float">
            <text:p>2.22</text:p>
          </table:table-cell>
          <table:table-cell table:formula="of:=[.H177]-[.D177]" office:value-type="float" office:value="-1.11111111111111" calcext:value-type="float">
            <text:p>-1.11</text:p>
          </table:table-cell>
          <table:table-cell table:style-name="ce3" table:formula="of:=[.H177]*[.C177]" office:value-type="float" office:value="66.6666666666667" calcext:value-type="float">
            <text:p>66.67</text:p>
          </table:table-cell>
          <table:table-cell table:style-name="ce3" table:formula="of:=[.I177]*[.C17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7]+1" office:value-type="date" office:date-value="2021-06-26" calcext:value-type="date">
            <text:p>26-Jun-2021</text:p>
          </table:table-cell>
          <table:table-cell table:style-name="ce2" table:formula="of:=INDEX([.$N$5:.$P$28];MATCH(MONTH([.A178])&amp;YEAR([.A178]);[.$P$5:.$P$28];0);2)" office:value-type="float" office:value="100" calcext:value-type="float">
            <text:p>100</text:p>
          </table:table-cell>
          <table:table-cell table:style-name="ce2" table:formula="of:=DAY(EOMONTH([.A178];0))" office:value-type="float" office:value="30" calcext:value-type="float">
            <text:p>30</text:p>
          </table:table-cell>
          <table:table-cell table:formula="of:=[.B178]/[.C178]" office:value-type="float" office:value="3.33333333333333" calcext:value-type="float">
            <text:p>3.33</text:p>
          </table:table-cell>
          <table:table-cell table:formula="of:=-0.5*([.F178]&lt;50)+0.6*([.F178]&gt;50)" office:value-type="float" office:value="-0.5" calcext:value-type="float">
            <text:p>-0.50</text:p>
          </table:table-cell>
          <table:table-cell table:formula="of:=[.F177]*(1+[.G177])" office:value-type="float" office:value="24.278292764063" calcext:value-type="float">
            <text:p>24.2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8]/(1-[.E178])" office:value-type="float" office:value="2.22222222222222" calcext:value-type="float">
            <text:p>2.22</text:p>
          </table:table-cell>
          <table:table-cell table:formula="of:=[.H178]-[.D178]" office:value-type="float" office:value="-1.11111111111111" calcext:value-type="float">
            <text:p>-1.11</text:p>
          </table:table-cell>
          <table:table-cell table:style-name="ce3" table:formula="of:=[.H178]*[.C178]" office:value-type="float" office:value="66.6666666666667" calcext:value-type="float">
            <text:p>66.67</text:p>
          </table:table-cell>
          <table:table-cell table:style-name="ce3" table:formula="of:=[.I178]*[.C17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8]+1" office:value-type="date" office:date-value="2021-06-27" calcext:value-type="date">
            <text:p>27-Jun-2021</text:p>
          </table:table-cell>
          <table:table-cell table:style-name="ce2" table:formula="of:=INDEX([.$N$5:.$P$28];MATCH(MONTH([.A179])&amp;YEAR([.A179]);[.$P$5:.$P$28];0);2)" office:value-type="float" office:value="100" calcext:value-type="float">
            <text:p>100</text:p>
          </table:table-cell>
          <table:table-cell table:style-name="ce2" table:formula="of:=DAY(EOMONTH([.A179];0))" office:value-type="float" office:value="30" calcext:value-type="float">
            <text:p>30</text:p>
          </table:table-cell>
          <table:table-cell table:formula="of:=[.B179]/[.C179]" office:value-type="float" office:value="3.33333333333333" calcext:value-type="float">
            <text:p>3.33</text:p>
          </table:table-cell>
          <table:table-cell table:formula="of:=-0.5*([.F179]&lt;50)+0.6*([.F179]&gt;50)" office:value-type="float" office:value="-0.5" calcext:value-type="float">
            <text:p>-0.50</text:p>
          </table:table-cell>
          <table:table-cell table:formula="of:=[.F178]*(1+[.G178])" office:value-type="float" office:value="24.3448086346495" calcext:value-type="float">
            <text:p>24.3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79]/(1-[.E179])" office:value-type="float" office:value="2.22222222222222" calcext:value-type="float">
            <text:p>2.22</text:p>
          </table:table-cell>
          <table:table-cell table:formula="of:=[.H179]-[.D179]" office:value-type="float" office:value="-1.11111111111111" calcext:value-type="float">
            <text:p>-1.11</text:p>
          </table:table-cell>
          <table:table-cell table:style-name="ce3" table:formula="of:=[.H179]*[.C179]" office:value-type="float" office:value="66.6666666666667" calcext:value-type="float">
            <text:p>66.67</text:p>
          </table:table-cell>
          <table:table-cell table:style-name="ce3" table:formula="of:=[.I179]*[.C17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79]+1" office:value-type="date" office:date-value="2021-06-28" calcext:value-type="date">
            <text:p>28-Jun-2021</text:p>
          </table:table-cell>
          <table:table-cell table:style-name="ce2" table:formula="of:=INDEX([.$N$5:.$P$28];MATCH(MONTH([.A180])&amp;YEAR([.A180]);[.$P$5:.$P$28];0);2)" office:value-type="float" office:value="100" calcext:value-type="float">
            <text:p>100</text:p>
          </table:table-cell>
          <table:table-cell table:style-name="ce2" table:formula="of:=DAY(EOMONTH([.A180];0))" office:value-type="float" office:value="30" calcext:value-type="float">
            <text:p>30</text:p>
          </table:table-cell>
          <table:table-cell table:formula="of:=[.B180]/[.C180]" office:value-type="float" office:value="3.33333333333333" calcext:value-type="float">
            <text:p>3.33</text:p>
          </table:table-cell>
          <table:table-cell table:formula="of:=-0.5*([.F180]&lt;50)+0.6*([.F180]&gt;50)" office:value-type="float" office:value="-0.5" calcext:value-type="float">
            <text:p>-0.50</text:p>
          </table:table-cell>
          <table:table-cell table:formula="of:=[.F179]*(1+[.G179])" office:value-type="float" office:value="24.4115067404978" calcext:value-type="float">
            <text:p>24.4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0]/(1-[.E180])" office:value-type="float" office:value="2.22222222222222" calcext:value-type="float">
            <text:p>2.22</text:p>
          </table:table-cell>
          <table:table-cell table:formula="of:=[.H180]-[.D180]" office:value-type="float" office:value="-1.11111111111111" calcext:value-type="float">
            <text:p>-1.11</text:p>
          </table:table-cell>
          <table:table-cell table:style-name="ce3" table:formula="of:=[.H180]*[.C180]" office:value-type="float" office:value="66.6666666666667" calcext:value-type="float">
            <text:p>66.67</text:p>
          </table:table-cell>
          <table:table-cell table:style-name="ce3" table:formula="of:=[.I180]*[.C18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0]+1" office:value-type="date" office:date-value="2021-06-29" calcext:value-type="date">
            <text:p>29-Jun-2021</text:p>
          </table:table-cell>
          <table:table-cell table:style-name="ce2" table:formula="of:=INDEX([.$N$5:.$P$28];MATCH(MONTH([.A181])&amp;YEAR([.A181]);[.$P$5:.$P$28];0);2)" office:value-type="float" office:value="100" calcext:value-type="float">
            <text:p>100</text:p>
          </table:table-cell>
          <table:table-cell table:style-name="ce2" table:formula="of:=DAY(EOMONTH([.A181];0))" office:value-type="float" office:value="30" calcext:value-type="float">
            <text:p>30</text:p>
          </table:table-cell>
          <table:table-cell table:formula="of:=[.B181]/[.C181]" office:value-type="float" office:value="3.33333333333333" calcext:value-type="float">
            <text:p>3.33</text:p>
          </table:table-cell>
          <table:table-cell table:formula="of:=-0.5*([.F181]&lt;50)+0.6*([.F181]&gt;50)" office:value-type="float" office:value="-0.5" calcext:value-type="float">
            <text:p>-0.50</text:p>
          </table:table-cell>
          <table:table-cell table:formula="of:=[.F180]*(1+[.G180])" office:value-type="float" office:value="24.4783875808828" calcext:value-type="float">
            <text:p>24.4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1]/(1-[.E181])" office:value-type="float" office:value="2.22222222222222" calcext:value-type="float">
            <text:p>2.22</text:p>
          </table:table-cell>
          <table:table-cell table:formula="of:=[.H181]-[.D181]" office:value-type="float" office:value="-1.11111111111111" calcext:value-type="float">
            <text:p>-1.11</text:p>
          </table:table-cell>
          <table:table-cell table:style-name="ce3" table:formula="of:=[.H181]*[.C181]" office:value-type="float" office:value="66.6666666666667" calcext:value-type="float">
            <text:p>66.67</text:p>
          </table:table-cell>
          <table:table-cell table:style-name="ce3" table:formula="of:=[.I181]*[.C18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1]+1" office:value-type="date" office:date-value="2021-06-30" calcext:value-type="date">
            <text:p>30-Jun-2021</text:p>
          </table:table-cell>
          <table:table-cell table:style-name="ce2" table:formula="of:=INDEX([.$N$5:.$P$28];MATCH(MONTH([.A182])&amp;YEAR([.A182]);[.$P$5:.$P$28];0);2)" office:value-type="float" office:value="100" calcext:value-type="float">
            <text:p>100</text:p>
          </table:table-cell>
          <table:table-cell table:style-name="ce2" table:formula="of:=DAY(EOMONTH([.A182];0))" office:value-type="float" office:value="30" calcext:value-type="float">
            <text:p>30</text:p>
          </table:table-cell>
          <table:table-cell table:formula="of:=[.B182]/[.C182]" office:value-type="float" office:value="3.33333333333333" calcext:value-type="float">
            <text:p>3.33</text:p>
          </table:table-cell>
          <table:table-cell table:formula="of:=-0.5*([.F182]&lt;50)+0.6*([.F182]&gt;50)" office:value-type="float" office:value="-0.5" calcext:value-type="float">
            <text:p>-0.50</text:p>
          </table:table-cell>
          <table:table-cell table:formula="of:=[.F181]*(1+[.G181])" office:value-type="float" office:value="24.5454516564468" calcext:value-type="float">
            <text:p>24.5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2]/(1-[.E182])" office:value-type="float" office:value="2.22222222222222" calcext:value-type="float">
            <text:p>2.22</text:p>
          </table:table-cell>
          <table:table-cell table:formula="of:=[.H182]-[.D182]" office:value-type="float" office:value="-1.11111111111111" calcext:value-type="float">
            <text:p>-1.11</text:p>
          </table:table-cell>
          <table:table-cell table:style-name="ce3" table:formula="of:=[.H182]*[.C182]" office:value-type="float" office:value="66.6666666666667" calcext:value-type="float">
            <text:p>66.67</text:p>
          </table:table-cell>
          <table:table-cell table:style-name="ce3" table:formula="of:=[.I182]*[.C18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2]+1" office:value-type="date" office:date-value="2021-07-01" calcext:value-type="date">
            <text:p>1-Jul-2021</text:p>
          </table:table-cell>
          <table:table-cell table:style-name="ce2" table:formula="of:=INDEX([.$N$5:.$P$28];MATCH(MONTH([.A183])&amp;YEAR([.A183]);[.$P$5:.$P$28];0);2)" office:value-type="float" office:value="100" calcext:value-type="float">
            <text:p>100</text:p>
          </table:table-cell>
          <table:table-cell table:style-name="ce2" table:formula="of:=DAY(EOMONTH([.A183];0))" office:value-type="float" office:value="31" calcext:value-type="float">
            <text:p>31</text:p>
          </table:table-cell>
          <table:table-cell table:formula="of:=[.B183]/[.C183]" office:value-type="float" office:value="3.2258064516129" calcext:value-type="float">
            <text:p>3.23</text:p>
          </table:table-cell>
          <table:table-cell table:formula="of:=-0.5*([.F183]&lt;50)+0.6*([.F183]&gt;50)" office:value-type="float" office:value="-0.5" calcext:value-type="float">
            <text:p>-0.50</text:p>
          </table:table-cell>
          <table:table-cell table:formula="of:=[.F182]*(1+[.G182])" office:value-type="float" office:value="24.6126994692042" calcext:value-type="float">
            <text:p>24.6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3]/(1-[.E183])" office:value-type="float" office:value="2.1505376344086" calcext:value-type="float">
            <text:p>2.15</text:p>
          </table:table-cell>
          <table:table-cell table:formula="of:=[.H183]-[.D183]" office:value-type="float" office:value="-1.0752688172043" calcext:value-type="float">
            <text:p>-1.08</text:p>
          </table:table-cell>
          <table:table-cell table:style-name="ce3" table:formula="of:=[.H183]*[.C183]" office:value-type="float" office:value="66.6666666666667" calcext:value-type="float">
            <text:p>66.67</text:p>
          </table:table-cell>
          <table:table-cell table:style-name="ce3" table:formula="of:=[.I183]*[.C18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3]+1" office:value-type="date" office:date-value="2021-07-02" calcext:value-type="date">
            <text:p>2-Jul-2021</text:p>
          </table:table-cell>
          <table:table-cell table:style-name="ce2" table:formula="of:=INDEX([.$N$5:.$P$28];MATCH(MONTH([.A184])&amp;YEAR([.A184]);[.$P$5:.$P$28];0);2)" office:value-type="float" office:value="100" calcext:value-type="float">
            <text:p>100</text:p>
          </table:table-cell>
          <table:table-cell table:style-name="ce2" table:formula="of:=DAY(EOMONTH([.A184];0))" office:value-type="float" office:value="31" calcext:value-type="float">
            <text:p>31</text:p>
          </table:table-cell>
          <table:table-cell table:formula="of:=[.B184]/[.C184]" office:value-type="float" office:value="3.2258064516129" calcext:value-type="float">
            <text:p>3.23</text:p>
          </table:table-cell>
          <table:table-cell table:formula="of:=-0.5*([.F184]&lt;50)+0.6*([.F184]&gt;50)" office:value-type="float" office:value="-0.5" calcext:value-type="float">
            <text:p>-0.50</text:p>
          </table:table-cell>
          <table:table-cell table:formula="of:=[.F183]*(1+[.G183])" office:value-type="float" office:value="24.6801315225445" calcext:value-type="float">
            <text:p>24.6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4]/(1-[.E184])" office:value-type="float" office:value="2.1505376344086" calcext:value-type="float">
            <text:p>2.15</text:p>
          </table:table-cell>
          <table:table-cell table:formula="of:=[.H184]-[.D184]" office:value-type="float" office:value="-1.0752688172043" calcext:value-type="float">
            <text:p>-1.08</text:p>
          </table:table-cell>
          <table:table-cell table:style-name="ce3" table:formula="of:=[.H184]*[.C184]" office:value-type="float" office:value="66.6666666666667" calcext:value-type="float">
            <text:p>66.67</text:p>
          </table:table-cell>
          <table:table-cell table:style-name="ce3" table:formula="of:=[.I184]*[.C18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4]+1" office:value-type="date" office:date-value="2021-07-03" calcext:value-type="date">
            <text:p>3-Jul-2021</text:p>
          </table:table-cell>
          <table:table-cell table:style-name="ce2" table:formula="of:=INDEX([.$N$5:.$P$28];MATCH(MONTH([.A185])&amp;YEAR([.A185]);[.$P$5:.$P$28];0);2)" office:value-type="float" office:value="100" calcext:value-type="float">
            <text:p>100</text:p>
          </table:table-cell>
          <table:table-cell table:style-name="ce2" table:formula="of:=DAY(EOMONTH([.A185];0))" office:value-type="float" office:value="31" calcext:value-type="float">
            <text:p>31</text:p>
          </table:table-cell>
          <table:table-cell table:formula="of:=[.B185]/[.C185]" office:value-type="float" office:value="3.2258064516129" calcext:value-type="float">
            <text:p>3.23</text:p>
          </table:table-cell>
          <table:table-cell table:formula="of:=-0.5*([.F185]&lt;50)+0.6*([.F185]&gt;50)" office:value-type="float" office:value="-0.5" calcext:value-type="float">
            <text:p>-0.50</text:p>
          </table:table-cell>
          <table:table-cell table:formula="of:=[.F184]*(1+[.G184])" office:value-type="float" office:value="24.7477483212364" calcext:value-type="float">
            <text:p>24.7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5]/(1-[.E185])" office:value-type="float" office:value="2.1505376344086" calcext:value-type="float">
            <text:p>2.15</text:p>
          </table:table-cell>
          <table:table-cell table:formula="of:=[.H185]-[.D185]" office:value-type="float" office:value="-1.0752688172043" calcext:value-type="float">
            <text:p>-1.08</text:p>
          </table:table-cell>
          <table:table-cell table:style-name="ce3" table:formula="of:=[.H185]*[.C185]" office:value-type="float" office:value="66.6666666666667" calcext:value-type="float">
            <text:p>66.67</text:p>
          </table:table-cell>
          <table:table-cell table:style-name="ce3" table:formula="of:=[.I185]*[.C18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5]+1" office:value-type="date" office:date-value="2021-07-04" calcext:value-type="date">
            <text:p>4-Jul-2021</text:p>
          </table:table-cell>
          <table:table-cell table:style-name="ce2" table:formula="of:=INDEX([.$N$5:.$P$28];MATCH(MONTH([.A186])&amp;YEAR([.A186]);[.$P$5:.$P$28];0);2)" office:value-type="float" office:value="100" calcext:value-type="float">
            <text:p>100</text:p>
          </table:table-cell>
          <table:table-cell table:style-name="ce2" table:formula="of:=DAY(EOMONTH([.A186];0))" office:value-type="float" office:value="31" calcext:value-type="float">
            <text:p>31</text:p>
          </table:table-cell>
          <table:table-cell table:formula="of:=[.B186]/[.C186]" office:value-type="float" office:value="3.2258064516129" calcext:value-type="float">
            <text:p>3.23</text:p>
          </table:table-cell>
          <table:table-cell table:formula="of:=-0.5*([.F186]&lt;50)+0.6*([.F186]&gt;50)" office:value-type="float" office:value="-0.5" calcext:value-type="float">
            <text:p>-0.50</text:p>
          </table:table-cell>
          <table:table-cell table:formula="of:=[.F185]*(1+[.G185])" office:value-type="float" office:value="24.8155503714316" calcext:value-type="float">
            <text:p>24.8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6]/(1-[.E186])" office:value-type="float" office:value="2.1505376344086" calcext:value-type="float">
            <text:p>2.15</text:p>
          </table:table-cell>
          <table:table-cell table:formula="of:=[.H186]-[.D186]" office:value-type="float" office:value="-1.0752688172043" calcext:value-type="float">
            <text:p>-1.08</text:p>
          </table:table-cell>
          <table:table-cell table:style-name="ce3" table:formula="of:=[.H186]*[.C186]" office:value-type="float" office:value="66.6666666666667" calcext:value-type="float">
            <text:p>66.67</text:p>
          </table:table-cell>
          <table:table-cell table:style-name="ce3" table:formula="of:=[.I186]*[.C18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6]+1" office:value-type="date" office:date-value="2021-07-05" calcext:value-type="date">
            <text:p>5-Jul-2021</text:p>
          </table:table-cell>
          <table:table-cell table:style-name="ce2" table:formula="of:=INDEX([.$N$5:.$P$28];MATCH(MONTH([.A187])&amp;YEAR([.A187]);[.$P$5:.$P$28];0);2)" office:value-type="float" office:value="100" calcext:value-type="float">
            <text:p>100</text:p>
          </table:table-cell>
          <table:table-cell table:style-name="ce2" table:formula="of:=DAY(EOMONTH([.A187];0))" office:value-type="float" office:value="31" calcext:value-type="float">
            <text:p>31</text:p>
          </table:table-cell>
          <table:table-cell table:formula="of:=[.B187]/[.C187]" office:value-type="float" office:value="3.2258064516129" calcext:value-type="float">
            <text:p>3.23</text:p>
          </table:table-cell>
          <table:table-cell table:formula="of:=-0.5*([.F187]&lt;50)+0.6*([.F187]&gt;50)" office:value-type="float" office:value="-0.5" calcext:value-type="float">
            <text:p>-0.50</text:p>
          </table:table-cell>
          <table:table-cell table:formula="of:=[.F186]*(1+[.G186])" office:value-type="float" office:value="24.8835381806684" calcext:value-type="float">
            <text:p>24.8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7]/(1-[.E187])" office:value-type="float" office:value="2.1505376344086" calcext:value-type="float">
            <text:p>2.15</text:p>
          </table:table-cell>
          <table:table-cell table:formula="of:=[.H187]-[.D187]" office:value-type="float" office:value="-1.0752688172043" calcext:value-type="float">
            <text:p>-1.08</text:p>
          </table:table-cell>
          <table:table-cell table:style-name="ce3" table:formula="of:=[.H187]*[.C187]" office:value-type="float" office:value="66.6666666666667" calcext:value-type="float">
            <text:p>66.67</text:p>
          </table:table-cell>
          <table:table-cell table:style-name="ce3" table:formula="of:=[.I187]*[.C18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7]+1" office:value-type="date" office:date-value="2021-07-06" calcext:value-type="date">
            <text:p>6-Jul-2021</text:p>
          </table:table-cell>
          <table:table-cell table:style-name="ce2" table:formula="of:=INDEX([.$N$5:.$P$28];MATCH(MONTH([.A188])&amp;YEAR([.A188]);[.$P$5:.$P$28];0);2)" office:value-type="float" office:value="100" calcext:value-type="float">
            <text:p>100</text:p>
          </table:table-cell>
          <table:table-cell table:style-name="ce2" table:formula="of:=DAY(EOMONTH([.A188];0))" office:value-type="float" office:value="31" calcext:value-type="float">
            <text:p>31</text:p>
          </table:table-cell>
          <table:table-cell table:formula="of:=[.B188]/[.C188]" office:value-type="float" office:value="3.2258064516129" calcext:value-type="float">
            <text:p>3.23</text:p>
          </table:table-cell>
          <table:table-cell table:formula="of:=-0.5*([.F188]&lt;50)+0.6*([.F188]&gt;50)" office:value-type="float" office:value="-0.5" calcext:value-type="float">
            <text:p>-0.50</text:p>
          </table:table-cell>
          <table:table-cell table:formula="of:=[.F187]*(1+[.G187])" office:value-type="float" office:value="24.9517122578757" calcext:value-type="float">
            <text:p>24.9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8]/(1-[.E188])" office:value-type="float" office:value="2.1505376344086" calcext:value-type="float">
            <text:p>2.15</text:p>
          </table:table-cell>
          <table:table-cell table:formula="of:=[.H188]-[.D188]" office:value-type="float" office:value="-1.0752688172043" calcext:value-type="float">
            <text:p>-1.08</text:p>
          </table:table-cell>
          <table:table-cell table:style-name="ce3" table:formula="of:=[.H188]*[.C188]" office:value-type="float" office:value="66.6666666666667" calcext:value-type="float">
            <text:p>66.67</text:p>
          </table:table-cell>
          <table:table-cell table:style-name="ce3" table:formula="of:=[.I188]*[.C18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8]+1" office:value-type="date" office:date-value="2021-07-07" calcext:value-type="date">
            <text:p>7-Jul-2021</text:p>
          </table:table-cell>
          <table:table-cell table:style-name="ce2" table:formula="of:=INDEX([.$N$5:.$P$28];MATCH(MONTH([.A189])&amp;YEAR([.A189]);[.$P$5:.$P$28];0);2)" office:value-type="float" office:value="100" calcext:value-type="float">
            <text:p>100</text:p>
          </table:table-cell>
          <table:table-cell table:style-name="ce2" table:formula="of:=DAY(EOMONTH([.A189];0))" office:value-type="float" office:value="31" calcext:value-type="float">
            <text:p>31</text:p>
          </table:table-cell>
          <table:table-cell table:formula="of:=[.B189]/[.C189]" office:value-type="float" office:value="3.2258064516129" calcext:value-type="float">
            <text:p>3.23</text:p>
          </table:table-cell>
          <table:table-cell table:formula="of:=-0.5*([.F189]&lt;50)+0.6*([.F189]&gt;50)" office:value-type="float" office:value="-0.5" calcext:value-type="float">
            <text:p>-0.50</text:p>
          </table:table-cell>
          <table:table-cell table:formula="of:=[.F188]*(1+[.G188])" office:value-type="float" office:value="25.0200731133767" calcext:value-type="float">
            <text:p>25.0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89]/(1-[.E189])" office:value-type="float" office:value="2.1505376344086" calcext:value-type="float">
            <text:p>2.15</text:p>
          </table:table-cell>
          <table:table-cell table:formula="of:=[.H189]-[.D189]" office:value-type="float" office:value="-1.0752688172043" calcext:value-type="float">
            <text:p>-1.08</text:p>
          </table:table-cell>
          <table:table-cell table:style-name="ce3" table:formula="of:=[.H189]*[.C189]" office:value-type="float" office:value="66.6666666666667" calcext:value-type="float">
            <text:p>66.67</text:p>
          </table:table-cell>
          <table:table-cell table:style-name="ce3" table:formula="of:=[.I189]*[.C18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89]+1" office:value-type="date" office:date-value="2021-07-08" calcext:value-type="date">
            <text:p>8-Jul-2021</text:p>
          </table:table-cell>
          <table:table-cell table:style-name="ce2" table:formula="of:=INDEX([.$N$5:.$P$28];MATCH(MONTH([.A190])&amp;YEAR([.A190]);[.$P$5:.$P$28];0);2)" office:value-type="float" office:value="100" calcext:value-type="float">
            <text:p>100</text:p>
          </table:table-cell>
          <table:table-cell table:style-name="ce2" table:formula="of:=DAY(EOMONTH([.A190];0))" office:value-type="float" office:value="31" calcext:value-type="float">
            <text:p>31</text:p>
          </table:table-cell>
          <table:table-cell table:formula="of:=[.B190]/[.C190]" office:value-type="float" office:value="3.2258064516129" calcext:value-type="float">
            <text:p>3.23</text:p>
          </table:table-cell>
          <table:table-cell table:formula="of:=-0.5*([.F190]&lt;50)+0.6*([.F190]&gt;50)" office:value-type="float" office:value="-0.5" calcext:value-type="float">
            <text:p>-0.50</text:p>
          </table:table-cell>
          <table:table-cell table:formula="of:=[.F189]*(1+[.G189])" office:value-type="float" office:value="25.0886212588928" calcext:value-type="float">
            <text:p>25.0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0]/(1-[.E190])" office:value-type="float" office:value="2.1505376344086" calcext:value-type="float">
            <text:p>2.15</text:p>
          </table:table-cell>
          <table:table-cell table:formula="of:=[.H190]-[.D190]" office:value-type="float" office:value="-1.0752688172043" calcext:value-type="float">
            <text:p>-1.08</text:p>
          </table:table-cell>
          <table:table-cell table:style-name="ce3" table:formula="of:=[.H190]*[.C190]" office:value-type="float" office:value="66.6666666666667" calcext:value-type="float">
            <text:p>66.67</text:p>
          </table:table-cell>
          <table:table-cell table:style-name="ce3" table:formula="of:=[.I190]*[.C19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0]+1" office:value-type="date" office:date-value="2021-07-09" calcext:value-type="date">
            <text:p>9-Jul-2021</text:p>
          </table:table-cell>
          <table:table-cell table:style-name="ce2" table:formula="of:=INDEX([.$N$5:.$P$28];MATCH(MONTH([.A191])&amp;YEAR([.A191]);[.$P$5:.$P$28];0);2)" office:value-type="float" office:value="100" calcext:value-type="float">
            <text:p>100</text:p>
          </table:table-cell>
          <table:table-cell table:style-name="ce2" table:formula="of:=DAY(EOMONTH([.A191];0))" office:value-type="float" office:value="31" calcext:value-type="float">
            <text:p>31</text:p>
          </table:table-cell>
          <table:table-cell table:formula="of:=[.B191]/[.C191]" office:value-type="float" office:value="3.2258064516129" calcext:value-type="float">
            <text:p>3.23</text:p>
          </table:table-cell>
          <table:table-cell table:formula="of:=-0.5*([.F191]&lt;50)+0.6*([.F191]&gt;50)" office:value-type="float" office:value="-0.5" calcext:value-type="float">
            <text:p>-0.50</text:p>
          </table:table-cell>
          <table:table-cell table:formula="of:=[.F190]*(1+[.G190])" office:value-type="float" office:value="25.1573572075473" calcext:value-type="float">
            <text:p>25.1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1]/(1-[.E191])" office:value-type="float" office:value="2.1505376344086" calcext:value-type="float">
            <text:p>2.15</text:p>
          </table:table-cell>
          <table:table-cell table:formula="of:=[.H191]-[.D191]" office:value-type="float" office:value="-1.0752688172043" calcext:value-type="float">
            <text:p>-1.08</text:p>
          </table:table-cell>
          <table:table-cell table:style-name="ce3" table:formula="of:=[.H191]*[.C191]" office:value-type="float" office:value="66.6666666666667" calcext:value-type="float">
            <text:p>66.67</text:p>
          </table:table-cell>
          <table:table-cell table:style-name="ce3" table:formula="of:=[.I191]*[.C19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1]+1" office:value-type="date" office:date-value="2021-07-10" calcext:value-type="date">
            <text:p>10-Jul-2021</text:p>
          </table:table-cell>
          <table:table-cell table:style-name="ce2" table:formula="of:=INDEX([.$N$5:.$P$28];MATCH(MONTH([.A192])&amp;YEAR([.A192]);[.$P$5:.$P$28];0);2)" office:value-type="float" office:value="100" calcext:value-type="float">
            <text:p>100</text:p>
          </table:table-cell>
          <table:table-cell table:style-name="ce2" table:formula="of:=DAY(EOMONTH([.A192];0))" office:value-type="float" office:value="31" calcext:value-type="float">
            <text:p>31</text:p>
          </table:table-cell>
          <table:table-cell table:formula="of:=[.B192]/[.C192]" office:value-type="float" office:value="3.2258064516129" calcext:value-type="float">
            <text:p>3.23</text:p>
          </table:table-cell>
          <table:table-cell table:formula="of:=-0.5*([.F192]&lt;50)+0.6*([.F192]&gt;50)" office:value-type="float" office:value="-0.5" calcext:value-type="float">
            <text:p>-0.50</text:p>
          </table:table-cell>
          <table:table-cell table:formula="of:=[.F191]*(1+[.G191])" office:value-type="float" office:value="25.2262814738694" calcext:value-type="float">
            <text:p>25.2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2]/(1-[.E192])" office:value-type="float" office:value="2.1505376344086" calcext:value-type="float">
            <text:p>2.15</text:p>
          </table:table-cell>
          <table:table-cell table:formula="of:=[.H192]-[.D192]" office:value-type="float" office:value="-1.0752688172043" calcext:value-type="float">
            <text:p>-1.08</text:p>
          </table:table-cell>
          <table:table-cell table:style-name="ce3" table:formula="of:=[.H192]*[.C192]" office:value-type="float" office:value="66.6666666666667" calcext:value-type="float">
            <text:p>66.67</text:p>
          </table:table-cell>
          <table:table-cell table:style-name="ce3" table:formula="of:=[.I192]*[.C19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2]+1" office:value-type="date" office:date-value="2021-07-11" calcext:value-type="date">
            <text:p>11-Jul-2021</text:p>
          </table:table-cell>
          <table:table-cell table:style-name="ce2" table:formula="of:=INDEX([.$N$5:.$P$28];MATCH(MONTH([.A193])&amp;YEAR([.A193]);[.$P$5:.$P$28];0);2)" office:value-type="float" office:value="100" calcext:value-type="float">
            <text:p>100</text:p>
          </table:table-cell>
          <table:table-cell table:style-name="ce2" table:formula="of:=DAY(EOMONTH([.A193];0))" office:value-type="float" office:value="31" calcext:value-type="float">
            <text:p>31</text:p>
          </table:table-cell>
          <table:table-cell table:formula="of:=[.B193]/[.C193]" office:value-type="float" office:value="3.2258064516129" calcext:value-type="float">
            <text:p>3.23</text:p>
          </table:table-cell>
          <table:table-cell table:formula="of:=-0.5*([.F193]&lt;50)+0.6*([.F193]&gt;50)" office:value-type="float" office:value="-0.5" calcext:value-type="float">
            <text:p>-0.50</text:p>
          </table:table-cell>
          <table:table-cell table:formula="of:=[.F192]*(1+[.G192])" office:value-type="float" office:value="25.2953945737978" calcext:value-type="float">
            <text:p>25.3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3]/(1-[.E193])" office:value-type="float" office:value="2.1505376344086" calcext:value-type="float">
            <text:p>2.15</text:p>
          </table:table-cell>
          <table:table-cell table:formula="of:=[.H193]-[.D193]" office:value-type="float" office:value="-1.0752688172043" calcext:value-type="float">
            <text:p>-1.08</text:p>
          </table:table-cell>
          <table:table-cell table:style-name="ce3" table:formula="of:=[.H193]*[.C193]" office:value-type="float" office:value="66.6666666666667" calcext:value-type="float">
            <text:p>66.67</text:p>
          </table:table-cell>
          <table:table-cell table:style-name="ce3" table:formula="of:=[.I193]*[.C19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3]+1" office:value-type="date" office:date-value="2021-07-12" calcext:value-type="date">
            <text:p>12-Jul-2021</text:p>
          </table:table-cell>
          <table:table-cell table:style-name="ce2" table:formula="of:=INDEX([.$N$5:.$P$28];MATCH(MONTH([.A194])&amp;YEAR([.A194]);[.$P$5:.$P$28];0);2)" office:value-type="float" office:value="100" calcext:value-type="float">
            <text:p>100</text:p>
          </table:table-cell>
          <table:table-cell table:style-name="ce2" table:formula="of:=DAY(EOMONTH([.A194];0))" office:value-type="float" office:value="31" calcext:value-type="float">
            <text:p>31</text:p>
          </table:table-cell>
          <table:table-cell table:formula="of:=[.B194]/[.C194]" office:value-type="float" office:value="3.2258064516129" calcext:value-type="float">
            <text:p>3.23</text:p>
          </table:table-cell>
          <table:table-cell table:formula="of:=-0.5*([.F194]&lt;50)+0.6*([.F194]&gt;50)" office:value-type="float" office:value="-0.5" calcext:value-type="float">
            <text:p>-0.50</text:p>
          </table:table-cell>
          <table:table-cell table:formula="of:=[.F193]*(1+[.G193])" office:value-type="float" office:value="25.3646970246849" calcext:value-type="float">
            <text:p>25.3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4]/(1-[.E194])" office:value-type="float" office:value="2.1505376344086" calcext:value-type="float">
            <text:p>2.15</text:p>
          </table:table-cell>
          <table:table-cell table:formula="of:=[.H194]-[.D194]" office:value-type="float" office:value="-1.0752688172043" calcext:value-type="float">
            <text:p>-1.08</text:p>
          </table:table-cell>
          <table:table-cell table:style-name="ce3" table:formula="of:=[.H194]*[.C194]" office:value-type="float" office:value="66.6666666666667" calcext:value-type="float">
            <text:p>66.67</text:p>
          </table:table-cell>
          <table:table-cell table:style-name="ce3" table:formula="of:=[.I194]*[.C19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4]+1" office:value-type="date" office:date-value="2021-07-13" calcext:value-type="date">
            <text:p>13-Jul-2021</text:p>
          </table:table-cell>
          <table:table-cell table:style-name="ce2" table:formula="of:=INDEX([.$N$5:.$P$28];MATCH(MONTH([.A195])&amp;YEAR([.A195]);[.$P$5:.$P$28];0);2)" office:value-type="float" office:value="100" calcext:value-type="float">
            <text:p>100</text:p>
          </table:table-cell>
          <table:table-cell table:style-name="ce2" table:formula="of:=DAY(EOMONTH([.A195];0))" office:value-type="float" office:value="31" calcext:value-type="float">
            <text:p>31</text:p>
          </table:table-cell>
          <table:table-cell table:formula="of:=[.B195]/[.C195]" office:value-type="float" office:value="3.2258064516129" calcext:value-type="float">
            <text:p>3.23</text:p>
          </table:table-cell>
          <table:table-cell table:formula="of:=-0.5*([.F195]&lt;50)+0.6*([.F195]&gt;50)" office:value-type="float" office:value="-0.5" calcext:value-type="float">
            <text:p>-0.50</text:p>
          </table:table-cell>
          <table:table-cell table:formula="of:=[.F194]*(1+[.G194])" office:value-type="float" office:value="25.4341893453005" calcext:value-type="float">
            <text:p>25.4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5]/(1-[.E195])" office:value-type="float" office:value="2.1505376344086" calcext:value-type="float">
            <text:p>2.15</text:p>
          </table:table-cell>
          <table:table-cell table:formula="of:=[.H195]-[.D195]" office:value-type="float" office:value="-1.0752688172043" calcext:value-type="float">
            <text:p>-1.08</text:p>
          </table:table-cell>
          <table:table-cell table:style-name="ce3" table:formula="of:=[.H195]*[.C195]" office:value-type="float" office:value="66.6666666666667" calcext:value-type="float">
            <text:p>66.67</text:p>
          </table:table-cell>
          <table:table-cell table:style-name="ce3" table:formula="of:=[.I195]*[.C19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5]+1" office:value-type="date" office:date-value="2021-07-14" calcext:value-type="date">
            <text:p>14-Jul-2021</text:p>
          </table:table-cell>
          <table:table-cell table:style-name="ce2" table:formula="of:=INDEX([.$N$5:.$P$28];MATCH(MONTH([.A196])&amp;YEAR([.A196]);[.$P$5:.$P$28];0);2)" office:value-type="float" office:value="100" calcext:value-type="float">
            <text:p>100</text:p>
          </table:table-cell>
          <table:table-cell table:style-name="ce2" table:formula="of:=DAY(EOMONTH([.A196];0))" office:value-type="float" office:value="31" calcext:value-type="float">
            <text:p>31</text:p>
          </table:table-cell>
          <table:table-cell table:formula="of:=[.B196]/[.C196]" office:value-type="float" office:value="3.2258064516129" calcext:value-type="float">
            <text:p>3.23</text:p>
          </table:table-cell>
          <table:table-cell table:formula="of:=-0.5*([.F196]&lt;50)+0.6*([.F196]&gt;50)" office:value-type="float" office:value="-0.5" calcext:value-type="float">
            <text:p>-0.50</text:p>
          </table:table-cell>
          <table:table-cell table:formula="of:=[.F195]*(1+[.G195])" office:value-type="float" office:value="25.5038720558356" calcext:value-type="float">
            <text:p>25.5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6]/(1-[.E196])" office:value-type="float" office:value="2.1505376344086" calcext:value-type="float">
            <text:p>2.15</text:p>
          </table:table-cell>
          <table:table-cell table:formula="of:=[.H196]-[.D196]" office:value-type="float" office:value="-1.0752688172043" calcext:value-type="float">
            <text:p>-1.08</text:p>
          </table:table-cell>
          <table:table-cell table:style-name="ce3" table:formula="of:=[.H196]*[.C196]" office:value-type="float" office:value="66.6666666666667" calcext:value-type="float">
            <text:p>66.67</text:p>
          </table:table-cell>
          <table:table-cell table:style-name="ce3" table:formula="of:=[.I196]*[.C19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6]+1" office:value-type="date" office:date-value="2021-07-15" calcext:value-type="date">
            <text:p>15-Jul-2021</text:p>
          </table:table-cell>
          <table:table-cell table:style-name="ce2" table:formula="of:=INDEX([.$N$5:.$P$28];MATCH(MONTH([.A197])&amp;YEAR([.A197]);[.$P$5:.$P$28];0);2)" office:value-type="float" office:value="100" calcext:value-type="float">
            <text:p>100</text:p>
          </table:table-cell>
          <table:table-cell table:style-name="ce2" table:formula="of:=DAY(EOMONTH([.A197];0))" office:value-type="float" office:value="31" calcext:value-type="float">
            <text:p>31</text:p>
          </table:table-cell>
          <table:table-cell table:formula="of:=[.B197]/[.C197]" office:value-type="float" office:value="3.2258064516129" calcext:value-type="float">
            <text:p>3.23</text:p>
          </table:table-cell>
          <table:table-cell table:formula="of:=-0.5*([.F197]&lt;50)+0.6*([.F197]&gt;50)" office:value-type="float" office:value="-0.5" calcext:value-type="float">
            <text:p>-0.50</text:p>
          </table:table-cell>
          <table:table-cell table:formula="of:=[.F196]*(1+[.G196])" office:value-type="float" office:value="25.5737456779063" calcext:value-type="float">
            <text:p>25.5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7]/(1-[.E197])" office:value-type="float" office:value="2.1505376344086" calcext:value-type="float">
            <text:p>2.15</text:p>
          </table:table-cell>
          <table:table-cell table:formula="of:=[.H197]-[.D197]" office:value-type="float" office:value="-1.0752688172043" calcext:value-type="float">
            <text:p>-1.08</text:p>
          </table:table-cell>
          <table:table-cell table:style-name="ce3" table:formula="of:=[.H197]*[.C197]" office:value-type="float" office:value="66.6666666666667" calcext:value-type="float">
            <text:p>66.67</text:p>
          </table:table-cell>
          <table:table-cell table:style-name="ce3" table:formula="of:=[.I197]*[.C19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7]+1" office:value-type="date" office:date-value="2021-07-16" calcext:value-type="date">
            <text:p>16-Jul-2021</text:p>
          </table:table-cell>
          <table:table-cell table:style-name="ce2" table:formula="of:=INDEX([.$N$5:.$P$28];MATCH(MONTH([.A198])&amp;YEAR([.A198]);[.$P$5:.$P$28];0);2)" office:value-type="float" office:value="100" calcext:value-type="float">
            <text:p>100</text:p>
          </table:table-cell>
          <table:table-cell table:style-name="ce2" table:formula="of:=DAY(EOMONTH([.A198];0))" office:value-type="float" office:value="31" calcext:value-type="float">
            <text:p>31</text:p>
          </table:table-cell>
          <table:table-cell table:formula="of:=[.B198]/[.C198]" office:value-type="float" office:value="3.2258064516129" calcext:value-type="float">
            <text:p>3.23</text:p>
          </table:table-cell>
          <table:table-cell table:formula="of:=-0.5*([.F198]&lt;50)+0.6*([.F198]&gt;50)" office:value-type="float" office:value="-0.5" calcext:value-type="float">
            <text:p>-0.50</text:p>
          </table:table-cell>
          <table:table-cell table:formula="of:=[.F197]*(1+[.G197])" office:value-type="float" office:value="25.6438107345581" calcext:value-type="float">
            <text:p>25.6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8]/(1-[.E198])" office:value-type="float" office:value="2.1505376344086" calcext:value-type="float">
            <text:p>2.15</text:p>
          </table:table-cell>
          <table:table-cell table:formula="of:=[.H198]-[.D198]" office:value-type="float" office:value="-1.0752688172043" calcext:value-type="float">
            <text:p>-1.08</text:p>
          </table:table-cell>
          <table:table-cell table:style-name="ce3" table:formula="of:=[.H198]*[.C198]" office:value-type="float" office:value="66.6666666666667" calcext:value-type="float">
            <text:p>66.67</text:p>
          </table:table-cell>
          <table:table-cell table:style-name="ce3" table:formula="of:=[.I198]*[.C19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8]+1" office:value-type="date" office:date-value="2021-07-17" calcext:value-type="date">
            <text:p>17-Jul-2021</text:p>
          </table:table-cell>
          <table:table-cell table:style-name="ce2" table:formula="of:=INDEX([.$N$5:.$P$28];MATCH(MONTH([.A199])&amp;YEAR([.A199]);[.$P$5:.$P$28];0);2)" office:value-type="float" office:value="100" calcext:value-type="float">
            <text:p>100</text:p>
          </table:table-cell>
          <table:table-cell table:style-name="ce2" table:formula="of:=DAY(EOMONTH([.A199];0))" office:value-type="float" office:value="31" calcext:value-type="float">
            <text:p>31</text:p>
          </table:table-cell>
          <table:table-cell table:formula="of:=[.B199]/[.C199]" office:value-type="float" office:value="3.2258064516129" calcext:value-type="float">
            <text:p>3.23</text:p>
          </table:table-cell>
          <table:table-cell table:formula="of:=-0.5*([.F199]&lt;50)+0.6*([.F199]&gt;50)" office:value-type="float" office:value="-0.5" calcext:value-type="float">
            <text:p>-0.50</text:p>
          </table:table-cell>
          <table:table-cell table:formula="of:=[.F198]*(1+[.G198])" office:value-type="float" office:value="25.7140677502693" calcext:value-type="float">
            <text:p>25.7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199]/(1-[.E199])" office:value-type="float" office:value="2.1505376344086" calcext:value-type="float">
            <text:p>2.15</text:p>
          </table:table-cell>
          <table:table-cell table:formula="of:=[.H199]-[.D199]" office:value-type="float" office:value="-1.0752688172043" calcext:value-type="float">
            <text:p>-1.08</text:p>
          </table:table-cell>
          <table:table-cell table:style-name="ce3" table:formula="of:=[.H199]*[.C199]" office:value-type="float" office:value="66.6666666666667" calcext:value-type="float">
            <text:p>66.67</text:p>
          </table:table-cell>
          <table:table-cell table:style-name="ce3" table:formula="of:=[.I199]*[.C19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199]+1" office:value-type="date" office:date-value="2021-07-18" calcext:value-type="date">
            <text:p>18-Jul-2021</text:p>
          </table:table-cell>
          <table:table-cell table:style-name="ce2" table:formula="of:=INDEX([.$N$5:.$P$28];MATCH(MONTH([.A200])&amp;YEAR([.A200]);[.$P$5:.$P$28];0);2)" office:value-type="float" office:value="100" calcext:value-type="float">
            <text:p>100</text:p>
          </table:table-cell>
          <table:table-cell table:style-name="ce2" table:formula="of:=DAY(EOMONTH([.A200];0))" office:value-type="float" office:value="31" calcext:value-type="float">
            <text:p>31</text:p>
          </table:table-cell>
          <table:table-cell table:formula="of:=[.B200]/[.C200]" office:value-type="float" office:value="3.2258064516129" calcext:value-type="float">
            <text:p>3.23</text:p>
          </table:table-cell>
          <table:table-cell table:formula="of:=-0.5*([.F200]&lt;50)+0.6*([.F200]&gt;50)" office:value-type="float" office:value="-0.5" calcext:value-type="float">
            <text:p>-0.50</text:p>
          </table:table-cell>
          <table:table-cell table:formula="of:=[.F199]*(1+[.G199])" office:value-type="float" office:value="25.7845172509549" calcext:value-type="float">
            <text:p>25.7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0]/(1-[.E200])" office:value-type="float" office:value="2.1505376344086" calcext:value-type="float">
            <text:p>2.15</text:p>
          </table:table-cell>
          <table:table-cell table:formula="of:=[.H200]-[.D200]" office:value-type="float" office:value="-1.0752688172043" calcext:value-type="float">
            <text:p>-1.08</text:p>
          </table:table-cell>
          <table:table-cell table:style-name="ce3" table:formula="of:=[.H200]*[.C200]" office:value-type="float" office:value="66.6666666666667" calcext:value-type="float">
            <text:p>66.67</text:p>
          </table:table-cell>
          <table:table-cell table:style-name="ce3" table:formula="of:=[.I200]*[.C20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0]+1" office:value-type="date" office:date-value="2021-07-19" calcext:value-type="date">
            <text:p>19-Jul-2021</text:p>
          </table:table-cell>
          <table:table-cell table:style-name="ce2" table:formula="of:=INDEX([.$N$5:.$P$28];MATCH(MONTH([.A201])&amp;YEAR([.A201]);[.$P$5:.$P$28];0);2)" office:value-type="float" office:value="100" calcext:value-type="float">
            <text:p>100</text:p>
          </table:table-cell>
          <table:table-cell table:style-name="ce2" table:formula="of:=DAY(EOMONTH([.A201];0))" office:value-type="float" office:value="31" calcext:value-type="float">
            <text:p>31</text:p>
          </table:table-cell>
          <table:table-cell table:formula="of:=[.B201]/[.C201]" office:value-type="float" office:value="3.2258064516129" calcext:value-type="float">
            <text:p>3.23</text:p>
          </table:table-cell>
          <table:table-cell table:formula="of:=-0.5*([.F201]&lt;50)+0.6*([.F201]&gt;50)" office:value-type="float" office:value="-0.5" calcext:value-type="float">
            <text:p>-0.50</text:p>
          </table:table-cell>
          <table:table-cell table:formula="of:=[.F200]*(1+[.G200])" office:value-type="float" office:value="25.8551597639712" calcext:value-type="float">
            <text:p>25.8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1]/(1-[.E201])" office:value-type="float" office:value="2.1505376344086" calcext:value-type="float">
            <text:p>2.15</text:p>
          </table:table-cell>
          <table:table-cell table:formula="of:=[.H201]-[.D201]" office:value-type="float" office:value="-1.0752688172043" calcext:value-type="float">
            <text:p>-1.08</text:p>
          </table:table-cell>
          <table:table-cell table:style-name="ce3" table:formula="of:=[.H201]*[.C201]" office:value-type="float" office:value="66.6666666666667" calcext:value-type="float">
            <text:p>66.67</text:p>
          </table:table-cell>
          <table:table-cell table:style-name="ce3" table:formula="of:=[.I201]*[.C20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1]+1" office:value-type="date" office:date-value="2021-07-20" calcext:value-type="date">
            <text:p>20-Jul-2021</text:p>
          </table:table-cell>
          <table:table-cell table:style-name="ce2" table:formula="of:=INDEX([.$N$5:.$P$28];MATCH(MONTH([.A202])&amp;YEAR([.A202]);[.$P$5:.$P$28];0);2)" office:value-type="float" office:value="100" calcext:value-type="float">
            <text:p>100</text:p>
          </table:table-cell>
          <table:table-cell table:style-name="ce2" table:formula="of:=DAY(EOMONTH([.A202];0))" office:value-type="float" office:value="31" calcext:value-type="float">
            <text:p>31</text:p>
          </table:table-cell>
          <table:table-cell table:formula="of:=[.B202]/[.C202]" office:value-type="float" office:value="3.2258064516129" calcext:value-type="float">
            <text:p>3.23</text:p>
          </table:table-cell>
          <table:table-cell table:formula="of:=-0.5*([.F202]&lt;50)+0.6*([.F202]&gt;50)" office:value-type="float" office:value="-0.5" calcext:value-type="float">
            <text:p>-0.50</text:p>
          </table:table-cell>
          <table:table-cell table:formula="of:=[.F201]*(1+[.G201])" office:value-type="float" office:value="25.9259958181191" calcext:value-type="float">
            <text:p>25.9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2]/(1-[.E202])" office:value-type="float" office:value="2.1505376344086" calcext:value-type="float">
            <text:p>2.15</text:p>
          </table:table-cell>
          <table:table-cell table:formula="of:=[.H202]-[.D202]" office:value-type="float" office:value="-1.0752688172043" calcext:value-type="float">
            <text:p>-1.08</text:p>
          </table:table-cell>
          <table:table-cell table:style-name="ce3" table:formula="of:=[.H202]*[.C202]" office:value-type="float" office:value="66.6666666666667" calcext:value-type="float">
            <text:p>66.67</text:p>
          </table:table-cell>
          <table:table-cell table:style-name="ce3" table:formula="of:=[.I202]*[.C20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2]+1" office:value-type="date" office:date-value="2021-07-21" calcext:value-type="date">
            <text:p>21-Jul-2021</text:p>
          </table:table-cell>
          <table:table-cell table:style-name="ce2" table:formula="of:=INDEX([.$N$5:.$P$28];MATCH(MONTH([.A203])&amp;YEAR([.A203]);[.$P$5:.$P$28];0);2)" office:value-type="float" office:value="100" calcext:value-type="float">
            <text:p>100</text:p>
          </table:table-cell>
          <table:table-cell table:style-name="ce2" table:formula="of:=DAY(EOMONTH([.A203];0))" office:value-type="float" office:value="31" calcext:value-type="float">
            <text:p>31</text:p>
          </table:table-cell>
          <table:table-cell table:formula="of:=[.B203]/[.C203]" office:value-type="float" office:value="3.2258064516129" calcext:value-type="float">
            <text:p>3.23</text:p>
          </table:table-cell>
          <table:table-cell table:formula="of:=-0.5*([.F203]&lt;50)+0.6*([.F203]&gt;50)" office:value-type="float" office:value="-0.5" calcext:value-type="float">
            <text:p>-0.50</text:p>
          </table:table-cell>
          <table:table-cell table:formula="of:=[.F202]*(1+[.G202])" office:value-type="float" office:value="25.9970259436482" calcext:value-type="float">
            <text:p>26.0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3]/(1-[.E203])" office:value-type="float" office:value="2.1505376344086" calcext:value-type="float">
            <text:p>2.15</text:p>
          </table:table-cell>
          <table:table-cell table:formula="of:=[.H203]-[.D203]" office:value-type="float" office:value="-1.0752688172043" calcext:value-type="float">
            <text:p>-1.08</text:p>
          </table:table-cell>
          <table:table-cell table:style-name="ce3" table:formula="of:=[.H203]*[.C203]" office:value-type="float" office:value="66.6666666666667" calcext:value-type="float">
            <text:p>66.67</text:p>
          </table:table-cell>
          <table:table-cell table:style-name="ce3" table:formula="of:=[.I203]*[.C20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3]+1" office:value-type="date" office:date-value="2021-07-22" calcext:value-type="date">
            <text:p>22-Jul-2021</text:p>
          </table:table-cell>
          <table:table-cell table:style-name="ce2" table:formula="of:=INDEX([.$N$5:.$P$28];MATCH(MONTH([.A204])&amp;YEAR([.A204]);[.$P$5:.$P$28];0);2)" office:value-type="float" office:value="100" calcext:value-type="float">
            <text:p>100</text:p>
          </table:table-cell>
          <table:table-cell table:style-name="ce2" table:formula="of:=DAY(EOMONTH([.A204];0))" office:value-type="float" office:value="31" calcext:value-type="float">
            <text:p>31</text:p>
          </table:table-cell>
          <table:table-cell table:formula="of:=[.B204]/[.C204]" office:value-type="float" office:value="3.2258064516129" calcext:value-type="float">
            <text:p>3.23</text:p>
          </table:table-cell>
          <table:table-cell table:formula="of:=-0.5*([.F204]&lt;50)+0.6*([.F204]&gt;50)" office:value-type="float" office:value="-0.5" calcext:value-type="float">
            <text:p>-0.50</text:p>
          </table:table-cell>
          <table:table-cell table:formula="of:=[.F203]*(1+[.G203])" office:value-type="float" office:value="26.0682506722609" calcext:value-type="float">
            <text:p>26.0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4]/(1-[.E204])" office:value-type="float" office:value="2.1505376344086" calcext:value-type="float">
            <text:p>2.15</text:p>
          </table:table-cell>
          <table:table-cell table:formula="of:=[.H204]-[.D204]" office:value-type="float" office:value="-1.0752688172043" calcext:value-type="float">
            <text:p>-1.08</text:p>
          </table:table-cell>
          <table:table-cell table:style-name="ce3" table:formula="of:=[.H204]*[.C204]" office:value-type="float" office:value="66.6666666666667" calcext:value-type="float">
            <text:p>66.67</text:p>
          </table:table-cell>
          <table:table-cell table:style-name="ce3" table:formula="of:=[.I204]*[.C20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4]+1" office:value-type="date" office:date-value="2021-07-23" calcext:value-type="date">
            <text:p>23-Jul-2021</text:p>
          </table:table-cell>
          <table:table-cell table:style-name="ce2" table:formula="of:=INDEX([.$N$5:.$P$28];MATCH(MONTH([.A205])&amp;YEAR([.A205]);[.$P$5:.$P$28];0);2)" office:value-type="float" office:value="100" calcext:value-type="float">
            <text:p>100</text:p>
          </table:table-cell>
          <table:table-cell table:style-name="ce2" table:formula="of:=DAY(EOMONTH([.A205];0))" office:value-type="float" office:value="31" calcext:value-type="float">
            <text:p>31</text:p>
          </table:table-cell>
          <table:table-cell table:formula="of:=[.B205]/[.C205]" office:value-type="float" office:value="3.2258064516129" calcext:value-type="float">
            <text:p>3.23</text:p>
          </table:table-cell>
          <table:table-cell table:formula="of:=-0.5*([.F205]&lt;50)+0.6*([.F205]&gt;50)" office:value-type="float" office:value="-0.5" calcext:value-type="float">
            <text:p>-0.50</text:p>
          </table:table-cell>
          <table:table-cell table:formula="of:=[.F204]*(1+[.G204])" office:value-type="float" office:value="26.1396705371165" calcext:value-type="float">
            <text:p>26.1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5]/(1-[.E205])" office:value-type="float" office:value="2.1505376344086" calcext:value-type="float">
            <text:p>2.15</text:p>
          </table:table-cell>
          <table:table-cell table:formula="of:=[.H205]-[.D205]" office:value-type="float" office:value="-1.0752688172043" calcext:value-type="float">
            <text:p>-1.08</text:p>
          </table:table-cell>
          <table:table-cell table:style-name="ce3" table:formula="of:=[.H205]*[.C205]" office:value-type="float" office:value="66.6666666666667" calcext:value-type="float">
            <text:p>66.67</text:p>
          </table:table-cell>
          <table:table-cell table:style-name="ce3" table:formula="of:=[.I205]*[.C20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5]+1" office:value-type="date" office:date-value="2021-07-24" calcext:value-type="date">
            <text:p>24-Jul-2021</text:p>
          </table:table-cell>
          <table:table-cell table:style-name="ce2" table:formula="of:=INDEX([.$N$5:.$P$28];MATCH(MONTH([.A206])&amp;YEAR([.A206]);[.$P$5:.$P$28];0);2)" office:value-type="float" office:value="100" calcext:value-type="float">
            <text:p>100</text:p>
          </table:table-cell>
          <table:table-cell table:style-name="ce2" table:formula="of:=DAY(EOMONTH([.A206];0))" office:value-type="float" office:value="31" calcext:value-type="float">
            <text:p>31</text:p>
          </table:table-cell>
          <table:table-cell table:formula="of:=[.B206]/[.C206]" office:value-type="float" office:value="3.2258064516129" calcext:value-type="float">
            <text:p>3.23</text:p>
          </table:table-cell>
          <table:table-cell table:formula="of:=-0.5*([.F206]&lt;50)+0.6*([.F206]&gt;50)" office:value-type="float" office:value="-0.5" calcext:value-type="float">
            <text:p>-0.50</text:p>
          </table:table-cell>
          <table:table-cell table:formula="of:=[.F205]*(1+[.G205])" office:value-type="float" office:value="26.2112860728346" calcext:value-type="float">
            <text:p>26.2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6]/(1-[.E206])" office:value-type="float" office:value="2.1505376344086" calcext:value-type="float">
            <text:p>2.15</text:p>
          </table:table-cell>
          <table:table-cell table:formula="of:=[.H206]-[.D206]" office:value-type="float" office:value="-1.0752688172043" calcext:value-type="float">
            <text:p>-1.08</text:p>
          </table:table-cell>
          <table:table-cell table:style-name="ce3" table:formula="of:=[.H206]*[.C206]" office:value-type="float" office:value="66.6666666666667" calcext:value-type="float">
            <text:p>66.67</text:p>
          </table:table-cell>
          <table:table-cell table:style-name="ce3" table:formula="of:=[.I206]*[.C20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6]+1" office:value-type="date" office:date-value="2021-07-25" calcext:value-type="date">
            <text:p>25-Jul-2021</text:p>
          </table:table-cell>
          <table:table-cell table:style-name="ce2" table:formula="of:=INDEX([.$N$5:.$P$28];MATCH(MONTH([.A207])&amp;YEAR([.A207]);[.$P$5:.$P$28];0);2)" office:value-type="float" office:value="100" calcext:value-type="float">
            <text:p>100</text:p>
          </table:table-cell>
          <table:table-cell table:style-name="ce2" table:formula="of:=DAY(EOMONTH([.A207];0))" office:value-type="float" office:value="31" calcext:value-type="float">
            <text:p>31</text:p>
          </table:table-cell>
          <table:table-cell table:formula="of:=[.B207]/[.C207]" office:value-type="float" office:value="3.2258064516129" calcext:value-type="float">
            <text:p>3.23</text:p>
          </table:table-cell>
          <table:table-cell table:formula="of:=-0.5*([.F207]&lt;50)+0.6*([.F207]&gt;50)" office:value-type="float" office:value="-0.5" calcext:value-type="float">
            <text:p>-0.50</text:p>
          </table:table-cell>
          <table:table-cell table:formula="of:=[.F206]*(1+[.G206])" office:value-type="float" office:value="26.2830978154999" calcext:value-type="float">
            <text:p>26.2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7]/(1-[.E207])" office:value-type="float" office:value="2.1505376344086" calcext:value-type="float">
            <text:p>2.15</text:p>
          </table:table-cell>
          <table:table-cell table:formula="of:=[.H207]-[.D207]" office:value-type="float" office:value="-1.0752688172043" calcext:value-type="float">
            <text:p>-1.08</text:p>
          </table:table-cell>
          <table:table-cell table:style-name="ce3" table:formula="of:=[.H207]*[.C207]" office:value-type="float" office:value="66.6666666666667" calcext:value-type="float">
            <text:p>66.67</text:p>
          </table:table-cell>
          <table:table-cell table:style-name="ce3" table:formula="of:=[.I207]*[.C20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7]+1" office:value-type="date" office:date-value="2021-07-26" calcext:value-type="date">
            <text:p>26-Jul-2021</text:p>
          </table:table-cell>
          <table:table-cell table:style-name="ce2" table:formula="of:=INDEX([.$N$5:.$P$28];MATCH(MONTH([.A208])&amp;YEAR([.A208]);[.$P$5:.$P$28];0);2)" office:value-type="float" office:value="100" calcext:value-type="float">
            <text:p>100</text:p>
          </table:table-cell>
          <table:table-cell table:style-name="ce2" table:formula="of:=DAY(EOMONTH([.A208];0))" office:value-type="float" office:value="31" calcext:value-type="float">
            <text:p>31</text:p>
          </table:table-cell>
          <table:table-cell table:formula="of:=[.B208]/[.C208]" office:value-type="float" office:value="3.2258064516129" calcext:value-type="float">
            <text:p>3.23</text:p>
          </table:table-cell>
          <table:table-cell table:formula="of:=-0.5*([.F208]&lt;50)+0.6*([.F208]&gt;50)" office:value-type="float" office:value="-0.5" calcext:value-type="float">
            <text:p>-0.50</text:p>
          </table:table-cell>
          <table:table-cell table:formula="of:=[.F207]*(1+[.G207])" office:value-type="float" office:value="26.3551063026656" calcext:value-type="float">
            <text:p>26.3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8]/(1-[.E208])" office:value-type="float" office:value="2.1505376344086" calcext:value-type="float">
            <text:p>2.15</text:p>
          </table:table-cell>
          <table:table-cell table:formula="of:=[.H208]-[.D208]" office:value-type="float" office:value="-1.0752688172043" calcext:value-type="float">
            <text:p>-1.08</text:p>
          </table:table-cell>
          <table:table-cell table:style-name="ce3" table:formula="of:=[.H208]*[.C208]" office:value-type="float" office:value="66.6666666666667" calcext:value-type="float">
            <text:p>66.67</text:p>
          </table:table-cell>
          <table:table-cell table:style-name="ce3" table:formula="of:=[.I208]*[.C20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8]+1" office:value-type="date" office:date-value="2021-07-27" calcext:value-type="date">
            <text:p>27-Jul-2021</text:p>
          </table:table-cell>
          <table:table-cell table:style-name="ce2" table:formula="of:=INDEX([.$N$5:.$P$28];MATCH(MONTH([.A209])&amp;YEAR([.A209]);[.$P$5:.$P$28];0);2)" office:value-type="float" office:value="100" calcext:value-type="float">
            <text:p>100</text:p>
          </table:table-cell>
          <table:table-cell table:style-name="ce2" table:formula="of:=DAY(EOMONTH([.A209];0))" office:value-type="float" office:value="31" calcext:value-type="float">
            <text:p>31</text:p>
          </table:table-cell>
          <table:table-cell table:formula="of:=[.B209]/[.C209]" office:value-type="float" office:value="3.2258064516129" calcext:value-type="float">
            <text:p>3.23</text:p>
          </table:table-cell>
          <table:table-cell table:formula="of:=-0.5*([.F209]&lt;50)+0.6*([.F209]&gt;50)" office:value-type="float" office:value="-0.5" calcext:value-type="float">
            <text:p>-0.50</text:p>
          </table:table-cell>
          <table:table-cell table:formula="of:=[.F208]*(1+[.G208])" office:value-type="float" office:value="26.4273120733579" calcext:value-type="float">
            <text:p>26.4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09]/(1-[.E209])" office:value-type="float" office:value="2.1505376344086" calcext:value-type="float">
            <text:p>2.15</text:p>
          </table:table-cell>
          <table:table-cell table:formula="of:=[.H209]-[.D209]" office:value-type="float" office:value="-1.0752688172043" calcext:value-type="float">
            <text:p>-1.08</text:p>
          </table:table-cell>
          <table:table-cell table:style-name="ce3" table:formula="of:=[.H209]*[.C209]" office:value-type="float" office:value="66.6666666666667" calcext:value-type="float">
            <text:p>66.67</text:p>
          </table:table-cell>
          <table:table-cell table:style-name="ce3" table:formula="of:=[.I209]*[.C20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09]+1" office:value-type="date" office:date-value="2021-07-28" calcext:value-type="date">
            <text:p>28-Jul-2021</text:p>
          </table:table-cell>
          <table:table-cell table:style-name="ce2" table:formula="of:=INDEX([.$N$5:.$P$28];MATCH(MONTH([.A210])&amp;YEAR([.A210]);[.$P$5:.$P$28];0);2)" office:value-type="float" office:value="100" calcext:value-type="float">
            <text:p>100</text:p>
          </table:table-cell>
          <table:table-cell table:style-name="ce2" table:formula="of:=DAY(EOMONTH([.A210];0))" office:value-type="float" office:value="31" calcext:value-type="float">
            <text:p>31</text:p>
          </table:table-cell>
          <table:table-cell table:formula="of:=[.B210]/[.C210]" office:value-type="float" office:value="3.2258064516129" calcext:value-type="float">
            <text:p>3.23</text:p>
          </table:table-cell>
          <table:table-cell table:formula="of:=-0.5*([.F210]&lt;50)+0.6*([.F210]&gt;50)" office:value-type="float" office:value="-0.5" calcext:value-type="float">
            <text:p>-0.50</text:p>
          </table:table-cell>
          <table:table-cell table:formula="of:=[.F209]*(1+[.G209])" office:value-type="float" office:value="26.4997156680794" calcext:value-type="float">
            <text:p>26.5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0]/(1-[.E210])" office:value-type="float" office:value="2.1505376344086" calcext:value-type="float">
            <text:p>2.15</text:p>
          </table:table-cell>
          <table:table-cell table:formula="of:=[.H210]-[.D210]" office:value-type="float" office:value="-1.0752688172043" calcext:value-type="float">
            <text:p>-1.08</text:p>
          </table:table-cell>
          <table:table-cell table:style-name="ce3" table:formula="of:=[.H210]*[.C210]" office:value-type="float" office:value="66.6666666666667" calcext:value-type="float">
            <text:p>66.67</text:p>
          </table:table-cell>
          <table:table-cell table:style-name="ce3" table:formula="of:=[.I210]*[.C21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0]+1" office:value-type="date" office:date-value="2021-07-29" calcext:value-type="date">
            <text:p>29-Jul-2021</text:p>
          </table:table-cell>
          <table:table-cell table:style-name="ce2" table:formula="of:=INDEX([.$N$5:.$P$28];MATCH(MONTH([.A211])&amp;YEAR([.A211]);[.$P$5:.$P$28];0);2)" office:value-type="float" office:value="100" calcext:value-type="float">
            <text:p>100</text:p>
          </table:table-cell>
          <table:table-cell table:style-name="ce2" table:formula="of:=DAY(EOMONTH([.A211];0))" office:value-type="float" office:value="31" calcext:value-type="float">
            <text:p>31</text:p>
          </table:table-cell>
          <table:table-cell table:formula="of:=[.B211]/[.C211]" office:value-type="float" office:value="3.2258064516129" calcext:value-type="float">
            <text:p>3.23</text:p>
          </table:table-cell>
          <table:table-cell table:formula="of:=-0.5*([.F211]&lt;50)+0.6*([.F211]&gt;50)" office:value-type="float" office:value="-0.5" calcext:value-type="float">
            <text:p>-0.50</text:p>
          </table:table-cell>
          <table:table-cell table:formula="of:=[.F210]*(1+[.G210])" office:value-type="float" office:value="26.5723176288139" calcext:value-type="float">
            <text:p>26.5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1]/(1-[.E211])" office:value-type="float" office:value="2.1505376344086" calcext:value-type="float">
            <text:p>2.15</text:p>
          </table:table-cell>
          <table:table-cell table:formula="of:=[.H211]-[.D211]" office:value-type="float" office:value="-1.0752688172043" calcext:value-type="float">
            <text:p>-1.08</text:p>
          </table:table-cell>
          <table:table-cell table:style-name="ce3" table:formula="of:=[.H211]*[.C211]" office:value-type="float" office:value="66.6666666666667" calcext:value-type="float">
            <text:p>66.67</text:p>
          </table:table-cell>
          <table:table-cell table:style-name="ce3" table:formula="of:=[.I211]*[.C21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1]+1" office:value-type="date" office:date-value="2021-07-30" calcext:value-type="date">
            <text:p>30-Jul-2021</text:p>
          </table:table-cell>
          <table:table-cell table:style-name="ce2" table:formula="of:=INDEX([.$N$5:.$P$28];MATCH(MONTH([.A212])&amp;YEAR([.A212]);[.$P$5:.$P$28];0);2)" office:value-type="float" office:value="100" calcext:value-type="float">
            <text:p>100</text:p>
          </table:table-cell>
          <table:table-cell table:style-name="ce2" table:formula="of:=DAY(EOMONTH([.A212];0))" office:value-type="float" office:value="31" calcext:value-type="float">
            <text:p>31</text:p>
          </table:table-cell>
          <table:table-cell table:formula="of:=[.B212]/[.C212]" office:value-type="float" office:value="3.2258064516129" calcext:value-type="float">
            <text:p>3.23</text:p>
          </table:table-cell>
          <table:table-cell table:formula="of:=-0.5*([.F212]&lt;50)+0.6*([.F212]&gt;50)" office:value-type="float" office:value="-0.5" calcext:value-type="float">
            <text:p>-0.50</text:p>
          </table:table-cell>
          <table:table-cell table:formula="of:=[.F211]*(1+[.G211])" office:value-type="float" office:value="26.6451184990298" calcext:value-type="float">
            <text:p>26.6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2]/(1-[.E212])" office:value-type="float" office:value="2.1505376344086" calcext:value-type="float">
            <text:p>2.15</text:p>
          </table:table-cell>
          <table:table-cell table:formula="of:=[.H212]-[.D212]" office:value-type="float" office:value="-1.0752688172043" calcext:value-type="float">
            <text:p>-1.08</text:p>
          </table:table-cell>
          <table:table-cell table:style-name="ce3" table:formula="of:=[.H212]*[.C212]" office:value-type="float" office:value="66.6666666666667" calcext:value-type="float">
            <text:p>66.67</text:p>
          </table:table-cell>
          <table:table-cell table:style-name="ce3" table:formula="of:=[.I212]*[.C21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2]+1" office:value-type="date" office:date-value="2021-07-31" calcext:value-type="date">
            <text:p>31-Jul-2021</text:p>
          </table:table-cell>
          <table:table-cell table:style-name="ce2" table:formula="of:=INDEX([.$N$5:.$P$28];MATCH(MONTH([.A213])&amp;YEAR([.A213]);[.$P$5:.$P$28];0);2)" office:value-type="float" office:value="100" calcext:value-type="float">
            <text:p>100</text:p>
          </table:table-cell>
          <table:table-cell table:style-name="ce2" table:formula="of:=DAY(EOMONTH([.A213];0))" office:value-type="float" office:value="31" calcext:value-type="float">
            <text:p>31</text:p>
          </table:table-cell>
          <table:table-cell table:formula="of:=[.B213]/[.C213]" office:value-type="float" office:value="3.2258064516129" calcext:value-type="float">
            <text:p>3.23</text:p>
          </table:table-cell>
          <table:table-cell table:formula="of:=-0.5*([.F213]&lt;50)+0.6*([.F213]&gt;50)" office:value-type="float" office:value="-0.5" calcext:value-type="float">
            <text:p>-0.50</text:p>
          </table:table-cell>
          <table:table-cell table:formula="of:=[.F212]*(1+[.G212])" office:value-type="float" office:value="26.7181188236847" calcext:value-type="float">
            <text:p>26.7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3]/(1-[.E213])" office:value-type="float" office:value="2.1505376344086" calcext:value-type="float">
            <text:p>2.15</text:p>
          </table:table-cell>
          <table:table-cell table:formula="of:=[.H213]-[.D213]" office:value-type="float" office:value="-1.0752688172043" calcext:value-type="float">
            <text:p>-1.08</text:p>
          </table:table-cell>
          <table:table-cell table:style-name="ce3" table:formula="of:=[.H213]*[.C213]" office:value-type="float" office:value="66.6666666666667" calcext:value-type="float">
            <text:p>66.67</text:p>
          </table:table-cell>
          <table:table-cell table:style-name="ce3" table:formula="of:=[.I213]*[.C21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3]+1" office:value-type="date" office:date-value="2021-08-01" calcext:value-type="date">
            <text:p>1-Aug-2021</text:p>
          </table:table-cell>
          <table:table-cell table:style-name="ce2" table:formula="of:=INDEX([.$N$5:.$P$28];MATCH(MONTH([.A214])&amp;YEAR([.A214]);[.$P$5:.$P$28];0);2)" office:value-type="float" office:value="100" calcext:value-type="float">
            <text:p>100</text:p>
          </table:table-cell>
          <table:table-cell table:style-name="ce2" table:formula="of:=DAY(EOMONTH([.A214];0))" office:value-type="float" office:value="31" calcext:value-type="float">
            <text:p>31</text:p>
          </table:table-cell>
          <table:table-cell table:formula="of:=[.B214]/[.C214]" office:value-type="float" office:value="3.2258064516129" calcext:value-type="float">
            <text:p>3.23</text:p>
          </table:table-cell>
          <table:table-cell table:formula="of:=-0.5*([.F214]&lt;50)+0.6*([.F214]&gt;50)" office:value-type="float" office:value="-0.5" calcext:value-type="float">
            <text:p>-0.50</text:p>
          </table:table-cell>
          <table:table-cell table:formula="of:=[.F213]*(1+[.G213])" office:value-type="float" office:value="26.791319149229" calcext:value-type="float">
            <text:p>26.7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4]/(1-[.E214])" office:value-type="float" office:value="2.1505376344086" calcext:value-type="float">
            <text:p>2.15</text:p>
          </table:table-cell>
          <table:table-cell table:formula="of:=[.H214]-[.D214]" office:value-type="float" office:value="-1.0752688172043" calcext:value-type="float">
            <text:p>-1.08</text:p>
          </table:table-cell>
          <table:table-cell table:style-name="ce3" table:formula="of:=[.H214]*[.C214]" office:value-type="float" office:value="66.6666666666667" calcext:value-type="float">
            <text:p>66.67</text:p>
          </table:table-cell>
          <table:table-cell table:style-name="ce3" table:formula="of:=[.I214]*[.C21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4]+1" office:value-type="date" office:date-value="2021-08-02" calcext:value-type="date">
            <text:p>2-Aug-2021</text:p>
          </table:table-cell>
          <table:table-cell table:style-name="ce2" table:formula="of:=INDEX([.$N$5:.$P$28];MATCH(MONTH([.A215])&amp;YEAR([.A215]);[.$P$5:.$P$28];0);2)" office:value-type="float" office:value="100" calcext:value-type="float">
            <text:p>100</text:p>
          </table:table-cell>
          <table:table-cell table:style-name="ce2" table:formula="of:=DAY(EOMONTH([.A215];0))" office:value-type="float" office:value="31" calcext:value-type="float">
            <text:p>31</text:p>
          </table:table-cell>
          <table:table-cell table:formula="of:=[.B215]/[.C215]" office:value-type="float" office:value="3.2258064516129" calcext:value-type="float">
            <text:p>3.23</text:p>
          </table:table-cell>
          <table:table-cell table:formula="of:=-0.5*([.F215]&lt;50)+0.6*([.F215]&gt;50)" office:value-type="float" office:value="-0.5" calcext:value-type="float">
            <text:p>-0.50</text:p>
          </table:table-cell>
          <table:table-cell table:formula="of:=[.F214]*(1+[.G214])" office:value-type="float" office:value="26.8647200236105" calcext:value-type="float">
            <text:p>26.8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5]/(1-[.E215])" office:value-type="float" office:value="2.1505376344086" calcext:value-type="float">
            <text:p>2.15</text:p>
          </table:table-cell>
          <table:table-cell table:formula="of:=[.H215]-[.D215]" office:value-type="float" office:value="-1.0752688172043" calcext:value-type="float">
            <text:p>-1.08</text:p>
          </table:table-cell>
          <table:table-cell table:style-name="ce3" table:formula="of:=[.H215]*[.C215]" office:value-type="float" office:value="66.6666666666667" calcext:value-type="float">
            <text:p>66.67</text:p>
          </table:table-cell>
          <table:table-cell table:style-name="ce3" table:formula="of:=[.I215]*[.C21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5]+1" office:value-type="date" office:date-value="2021-08-03" calcext:value-type="date">
            <text:p>3-Aug-2021</text:p>
          </table:table-cell>
          <table:table-cell table:style-name="ce2" table:formula="of:=INDEX([.$N$5:.$P$28];MATCH(MONTH([.A216])&amp;YEAR([.A216]);[.$P$5:.$P$28];0);2)" office:value-type="float" office:value="100" calcext:value-type="float">
            <text:p>100</text:p>
          </table:table-cell>
          <table:table-cell table:style-name="ce2" table:formula="of:=DAY(EOMONTH([.A216];0))" office:value-type="float" office:value="31" calcext:value-type="float">
            <text:p>31</text:p>
          </table:table-cell>
          <table:table-cell table:formula="of:=[.B216]/[.C216]" office:value-type="float" office:value="3.2258064516129" calcext:value-type="float">
            <text:p>3.23</text:p>
          </table:table-cell>
          <table:table-cell table:formula="of:=-0.5*([.F216]&lt;50)+0.6*([.F216]&gt;50)" office:value-type="float" office:value="-0.5" calcext:value-type="float">
            <text:p>-0.50</text:p>
          </table:table-cell>
          <table:table-cell table:formula="of:=[.F215]*(1+[.G215])" office:value-type="float" office:value="26.9383219962779" calcext:value-type="float">
            <text:p>26.9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6]/(1-[.E216])" office:value-type="float" office:value="2.1505376344086" calcext:value-type="float">
            <text:p>2.15</text:p>
          </table:table-cell>
          <table:table-cell table:formula="of:=[.H216]-[.D216]" office:value-type="float" office:value="-1.0752688172043" calcext:value-type="float">
            <text:p>-1.08</text:p>
          </table:table-cell>
          <table:table-cell table:style-name="ce3" table:formula="of:=[.H216]*[.C216]" office:value-type="float" office:value="66.6666666666667" calcext:value-type="float">
            <text:p>66.67</text:p>
          </table:table-cell>
          <table:table-cell table:style-name="ce3" table:formula="of:=[.I216]*[.C21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6]+1" office:value-type="date" office:date-value="2021-08-04" calcext:value-type="date">
            <text:p>4-Aug-2021</text:p>
          </table:table-cell>
          <table:table-cell table:style-name="ce2" table:formula="of:=INDEX([.$N$5:.$P$28];MATCH(MONTH([.A217])&amp;YEAR([.A217]);[.$P$5:.$P$28];0);2)" office:value-type="float" office:value="100" calcext:value-type="float">
            <text:p>100</text:p>
          </table:table-cell>
          <table:table-cell table:style-name="ce2" table:formula="of:=DAY(EOMONTH([.A217];0))" office:value-type="float" office:value="31" calcext:value-type="float">
            <text:p>31</text:p>
          </table:table-cell>
          <table:table-cell table:formula="of:=[.B217]/[.C217]" office:value-type="float" office:value="3.2258064516129" calcext:value-type="float">
            <text:p>3.23</text:p>
          </table:table-cell>
          <table:table-cell table:formula="of:=-0.5*([.F217]&lt;50)+0.6*([.F217]&gt;50)" office:value-type="float" office:value="-0.5" calcext:value-type="float">
            <text:p>-0.50</text:p>
          </table:table-cell>
          <table:table-cell table:formula="of:=[.F216]*(1+[.G216])" office:value-type="float" office:value="27.0121256181855" calcext:value-type="float">
            <text:p>27.0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7]/(1-[.E217])" office:value-type="float" office:value="2.1505376344086" calcext:value-type="float">
            <text:p>2.15</text:p>
          </table:table-cell>
          <table:table-cell table:formula="of:=[.H217]-[.D217]" office:value-type="float" office:value="-1.0752688172043" calcext:value-type="float">
            <text:p>-1.08</text:p>
          </table:table-cell>
          <table:table-cell table:style-name="ce3" table:formula="of:=[.H217]*[.C217]" office:value-type="float" office:value="66.6666666666667" calcext:value-type="float">
            <text:p>66.67</text:p>
          </table:table-cell>
          <table:table-cell table:style-name="ce3" table:formula="of:=[.I217]*[.C21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7]+1" office:value-type="date" office:date-value="2021-08-05" calcext:value-type="date">
            <text:p>5-Aug-2021</text:p>
          </table:table-cell>
          <table:table-cell table:style-name="ce2" table:formula="of:=INDEX([.$N$5:.$P$28];MATCH(MONTH([.A218])&amp;YEAR([.A218]);[.$P$5:.$P$28];0);2)" office:value-type="float" office:value="100" calcext:value-type="float">
            <text:p>100</text:p>
          </table:table-cell>
          <table:table-cell table:style-name="ce2" table:formula="of:=DAY(EOMONTH([.A218];0))" office:value-type="float" office:value="31" calcext:value-type="float">
            <text:p>31</text:p>
          </table:table-cell>
          <table:table-cell table:formula="of:=[.B218]/[.C218]" office:value-type="float" office:value="3.2258064516129" calcext:value-type="float">
            <text:p>3.23</text:p>
          </table:table-cell>
          <table:table-cell table:formula="of:=-0.5*([.F218]&lt;50)+0.6*([.F218]&gt;50)" office:value-type="float" office:value="-0.5" calcext:value-type="float">
            <text:p>-0.50</text:p>
          </table:table-cell>
          <table:table-cell table:formula="of:=[.F217]*(1+[.G217])" office:value-type="float" office:value="27.086131441797" calcext:value-type="float">
            <text:p>27.0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8]/(1-[.E218])" office:value-type="float" office:value="2.1505376344086" calcext:value-type="float">
            <text:p>2.15</text:p>
          </table:table-cell>
          <table:table-cell table:formula="of:=[.H218]-[.D218]" office:value-type="float" office:value="-1.0752688172043" calcext:value-type="float">
            <text:p>-1.08</text:p>
          </table:table-cell>
          <table:table-cell table:style-name="ce3" table:formula="of:=[.H218]*[.C218]" office:value-type="float" office:value="66.6666666666667" calcext:value-type="float">
            <text:p>66.67</text:p>
          </table:table-cell>
          <table:table-cell table:style-name="ce3" table:formula="of:=[.I218]*[.C21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8]+1" office:value-type="date" office:date-value="2021-08-06" calcext:value-type="date">
            <text:p>6-Aug-2021</text:p>
          </table:table-cell>
          <table:table-cell table:style-name="ce2" table:formula="of:=INDEX([.$N$5:.$P$28];MATCH(MONTH([.A219])&amp;YEAR([.A219]);[.$P$5:.$P$28];0);2)" office:value-type="float" office:value="100" calcext:value-type="float">
            <text:p>100</text:p>
          </table:table-cell>
          <table:table-cell table:style-name="ce2" table:formula="of:=DAY(EOMONTH([.A219];0))" office:value-type="float" office:value="31" calcext:value-type="float">
            <text:p>31</text:p>
          </table:table-cell>
          <table:table-cell table:formula="of:=[.B219]/[.C219]" office:value-type="float" office:value="3.2258064516129" calcext:value-type="float">
            <text:p>3.23</text:p>
          </table:table-cell>
          <table:table-cell table:formula="of:=-0.5*([.F219]&lt;50)+0.6*([.F219]&gt;50)" office:value-type="float" office:value="-0.5" calcext:value-type="float">
            <text:p>-0.50</text:p>
          </table:table-cell>
          <table:table-cell table:formula="of:=[.F218]*(1+[.G218])" office:value-type="float" office:value="27.1603400210896" calcext:value-type="float">
            <text:p>27.1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19]/(1-[.E219])" office:value-type="float" office:value="2.1505376344086" calcext:value-type="float">
            <text:p>2.15</text:p>
          </table:table-cell>
          <table:table-cell table:formula="of:=[.H219]-[.D219]" office:value-type="float" office:value="-1.0752688172043" calcext:value-type="float">
            <text:p>-1.08</text:p>
          </table:table-cell>
          <table:table-cell table:style-name="ce3" table:formula="of:=[.H219]*[.C219]" office:value-type="float" office:value="66.6666666666667" calcext:value-type="float">
            <text:p>66.67</text:p>
          </table:table-cell>
          <table:table-cell table:style-name="ce3" table:formula="of:=[.I219]*[.C21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19]+1" office:value-type="date" office:date-value="2021-08-07" calcext:value-type="date">
            <text:p>7-Aug-2021</text:p>
          </table:table-cell>
          <table:table-cell table:style-name="ce2" table:formula="of:=INDEX([.$N$5:.$P$28];MATCH(MONTH([.A220])&amp;YEAR([.A220]);[.$P$5:.$P$28];0);2)" office:value-type="float" office:value="100" calcext:value-type="float">
            <text:p>100</text:p>
          </table:table-cell>
          <table:table-cell table:style-name="ce2" table:formula="of:=DAY(EOMONTH([.A220];0))" office:value-type="float" office:value="31" calcext:value-type="float">
            <text:p>31</text:p>
          </table:table-cell>
          <table:table-cell table:formula="of:=[.B220]/[.C220]" office:value-type="float" office:value="3.2258064516129" calcext:value-type="float">
            <text:p>3.23</text:p>
          </table:table-cell>
          <table:table-cell table:formula="of:=-0.5*([.F220]&lt;50)+0.6*([.F220]&gt;50)" office:value-type="float" office:value="-0.5" calcext:value-type="float">
            <text:p>-0.50</text:p>
          </table:table-cell>
          <table:table-cell table:formula="of:=[.F219]*(1+[.G219])" office:value-type="float" office:value="27.2347519115583" calcext:value-type="float">
            <text:p>27.2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0]/(1-[.E220])" office:value-type="float" office:value="2.1505376344086" calcext:value-type="float">
            <text:p>2.15</text:p>
          </table:table-cell>
          <table:table-cell table:formula="of:=[.H220]-[.D220]" office:value-type="float" office:value="-1.0752688172043" calcext:value-type="float">
            <text:p>-1.08</text:p>
          </table:table-cell>
          <table:table-cell table:style-name="ce3" table:formula="of:=[.H220]*[.C220]" office:value-type="float" office:value="66.6666666666667" calcext:value-type="float">
            <text:p>66.67</text:p>
          </table:table-cell>
          <table:table-cell table:style-name="ce3" table:formula="of:=[.I220]*[.C22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0]+1" office:value-type="date" office:date-value="2021-08-08" calcext:value-type="date">
            <text:p>8-Aug-2021</text:p>
          </table:table-cell>
          <table:table-cell table:style-name="ce2" table:formula="of:=INDEX([.$N$5:.$P$28];MATCH(MONTH([.A221])&amp;YEAR([.A221]);[.$P$5:.$P$28];0);2)" office:value-type="float" office:value="100" calcext:value-type="float">
            <text:p>100</text:p>
          </table:table-cell>
          <table:table-cell table:style-name="ce2" table:formula="of:=DAY(EOMONTH([.A221];0))" office:value-type="float" office:value="31" calcext:value-type="float">
            <text:p>31</text:p>
          </table:table-cell>
          <table:table-cell table:formula="of:=[.B221]/[.C221]" office:value-type="float" office:value="3.2258064516129" calcext:value-type="float">
            <text:p>3.23</text:p>
          </table:table-cell>
          <table:table-cell table:formula="of:=-0.5*([.F221]&lt;50)+0.6*([.F221]&gt;50)" office:value-type="float" office:value="-0.5" calcext:value-type="float">
            <text:p>-0.50</text:p>
          </table:table-cell>
          <table:table-cell table:formula="of:=[.F220]*(1+[.G220])" office:value-type="float" office:value="27.3093676702201" calcext:value-type="float">
            <text:p>27.3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1]/(1-[.E221])" office:value-type="float" office:value="2.1505376344086" calcext:value-type="float">
            <text:p>2.15</text:p>
          </table:table-cell>
          <table:table-cell table:formula="of:=[.H221]-[.D221]" office:value-type="float" office:value="-1.0752688172043" calcext:value-type="float">
            <text:p>-1.08</text:p>
          </table:table-cell>
          <table:table-cell table:style-name="ce3" table:formula="of:=[.H221]*[.C221]" office:value-type="float" office:value="66.6666666666667" calcext:value-type="float">
            <text:p>66.67</text:p>
          </table:table-cell>
          <table:table-cell table:style-name="ce3" table:formula="of:=[.I221]*[.C22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1]+1" office:value-type="date" office:date-value="2021-08-09" calcext:value-type="date">
            <text:p>9-Aug-2021</text:p>
          </table:table-cell>
          <table:table-cell table:style-name="ce2" table:formula="of:=INDEX([.$N$5:.$P$28];MATCH(MONTH([.A222])&amp;YEAR([.A222]);[.$P$5:.$P$28];0);2)" office:value-type="float" office:value="100" calcext:value-type="float">
            <text:p>100</text:p>
          </table:table-cell>
          <table:table-cell table:style-name="ce2" table:formula="of:=DAY(EOMONTH([.A222];0))" office:value-type="float" office:value="31" calcext:value-type="float">
            <text:p>31</text:p>
          </table:table-cell>
          <table:table-cell table:formula="of:=[.B222]/[.C222]" office:value-type="float" office:value="3.2258064516129" calcext:value-type="float">
            <text:p>3.23</text:p>
          </table:table-cell>
          <table:table-cell table:formula="of:=-0.5*([.F222]&lt;50)+0.6*([.F222]&gt;50)" office:value-type="float" office:value="-0.5" calcext:value-type="float">
            <text:p>-0.50</text:p>
          </table:table-cell>
          <table:table-cell table:formula="of:=[.F221]*(1+[.G221])" office:value-type="float" office:value="27.384187855618" calcext:value-type="float">
            <text:p>27.3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2]/(1-[.E222])" office:value-type="float" office:value="2.1505376344086" calcext:value-type="float">
            <text:p>2.15</text:p>
          </table:table-cell>
          <table:table-cell table:formula="of:=[.H222]-[.D222]" office:value-type="float" office:value="-1.0752688172043" calcext:value-type="float">
            <text:p>-1.08</text:p>
          </table:table-cell>
          <table:table-cell table:style-name="ce3" table:formula="of:=[.H222]*[.C222]" office:value-type="float" office:value="66.6666666666667" calcext:value-type="float">
            <text:p>66.67</text:p>
          </table:table-cell>
          <table:table-cell table:style-name="ce3" table:formula="of:=[.I222]*[.C22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2]+1" office:value-type="date" office:date-value="2021-08-10" calcext:value-type="date">
            <text:p>10-Aug-2021</text:p>
          </table:table-cell>
          <table:table-cell table:style-name="ce2" table:formula="of:=INDEX([.$N$5:.$P$28];MATCH(MONTH([.A223])&amp;YEAR([.A223]);[.$P$5:.$P$28];0);2)" office:value-type="float" office:value="100" calcext:value-type="float">
            <text:p>100</text:p>
          </table:table-cell>
          <table:table-cell table:style-name="ce2" table:formula="of:=DAY(EOMONTH([.A223];0))" office:value-type="float" office:value="31" calcext:value-type="float">
            <text:p>31</text:p>
          </table:table-cell>
          <table:table-cell table:formula="of:=[.B223]/[.C223]" office:value-type="float" office:value="3.2258064516129" calcext:value-type="float">
            <text:p>3.23</text:p>
          </table:table-cell>
          <table:table-cell table:formula="of:=-0.5*([.F223]&lt;50)+0.6*([.F223]&gt;50)" office:value-type="float" office:value="-0.5" calcext:value-type="float">
            <text:p>-0.50</text:p>
          </table:table-cell>
          <table:table-cell table:formula="of:=[.F222]*(1+[.G222])" office:value-type="float" office:value="27.4592130278252" calcext:value-type="float">
            <text:p>27.4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3]/(1-[.E223])" office:value-type="float" office:value="2.1505376344086" calcext:value-type="float">
            <text:p>2.15</text:p>
          </table:table-cell>
          <table:table-cell table:formula="of:=[.H223]-[.D223]" office:value-type="float" office:value="-1.0752688172043" calcext:value-type="float">
            <text:p>-1.08</text:p>
          </table:table-cell>
          <table:table-cell table:style-name="ce3" table:formula="of:=[.H223]*[.C223]" office:value-type="float" office:value="66.6666666666667" calcext:value-type="float">
            <text:p>66.67</text:p>
          </table:table-cell>
          <table:table-cell table:style-name="ce3" table:formula="of:=[.I223]*[.C22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3]+1" office:value-type="date" office:date-value="2021-08-11" calcext:value-type="date">
            <text:p>11-Aug-2021</text:p>
          </table:table-cell>
          <table:table-cell table:style-name="ce2" table:formula="of:=INDEX([.$N$5:.$P$28];MATCH(MONTH([.A224])&amp;YEAR([.A224]);[.$P$5:.$P$28];0);2)" office:value-type="float" office:value="100" calcext:value-type="float">
            <text:p>100</text:p>
          </table:table-cell>
          <table:table-cell table:style-name="ce2" table:formula="of:=DAY(EOMONTH([.A224];0))" office:value-type="float" office:value="31" calcext:value-type="float">
            <text:p>31</text:p>
          </table:table-cell>
          <table:table-cell table:formula="of:=[.B224]/[.C224]" office:value-type="float" office:value="3.2258064516129" calcext:value-type="float">
            <text:p>3.23</text:p>
          </table:table-cell>
          <table:table-cell table:formula="of:=-0.5*([.F224]&lt;50)+0.6*([.F224]&gt;50)" office:value-type="float" office:value="-0.5" calcext:value-type="float">
            <text:p>-0.50</text:p>
          </table:table-cell>
          <table:table-cell table:formula="of:=[.F223]*(1+[.G223])" office:value-type="float" office:value="27.5344437484494" calcext:value-type="float">
            <text:p>27.5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4]/(1-[.E224])" office:value-type="float" office:value="2.1505376344086" calcext:value-type="float">
            <text:p>2.15</text:p>
          </table:table-cell>
          <table:table-cell table:formula="of:=[.H224]-[.D224]" office:value-type="float" office:value="-1.0752688172043" calcext:value-type="float">
            <text:p>-1.08</text:p>
          </table:table-cell>
          <table:table-cell table:style-name="ce3" table:formula="of:=[.H224]*[.C224]" office:value-type="float" office:value="66.6666666666667" calcext:value-type="float">
            <text:p>66.67</text:p>
          </table:table-cell>
          <table:table-cell table:style-name="ce3" table:formula="of:=[.I224]*[.C22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4]+1" office:value-type="date" office:date-value="2021-08-12" calcext:value-type="date">
            <text:p>12-Aug-2021</text:p>
          </table:table-cell>
          <table:table-cell table:style-name="ce2" table:formula="of:=INDEX([.$N$5:.$P$28];MATCH(MONTH([.A225])&amp;YEAR([.A225]);[.$P$5:.$P$28];0);2)" office:value-type="float" office:value="100" calcext:value-type="float">
            <text:p>100</text:p>
          </table:table-cell>
          <table:table-cell table:style-name="ce2" table:formula="of:=DAY(EOMONTH([.A225];0))" office:value-type="float" office:value="31" calcext:value-type="float">
            <text:p>31</text:p>
          </table:table-cell>
          <table:table-cell table:formula="of:=[.B225]/[.C225]" office:value-type="float" office:value="3.2258064516129" calcext:value-type="float">
            <text:p>3.23</text:p>
          </table:table-cell>
          <table:table-cell table:formula="of:=-0.5*([.F225]&lt;50)+0.6*([.F225]&gt;50)" office:value-type="float" office:value="-0.5" calcext:value-type="float">
            <text:p>-0.50</text:p>
          </table:table-cell>
          <table:table-cell table:formula="of:=[.F224]*(1+[.G224])" office:value-type="float" office:value="27.6098805806369" calcext:value-type="float">
            <text:p>27.6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5]/(1-[.E225])" office:value-type="float" office:value="2.1505376344086" calcext:value-type="float">
            <text:p>2.15</text:p>
          </table:table-cell>
          <table:table-cell table:formula="of:=[.H225]-[.D225]" office:value-type="float" office:value="-1.0752688172043" calcext:value-type="float">
            <text:p>-1.08</text:p>
          </table:table-cell>
          <table:table-cell table:style-name="ce3" table:formula="of:=[.H225]*[.C225]" office:value-type="float" office:value="66.6666666666667" calcext:value-type="float">
            <text:p>66.67</text:p>
          </table:table-cell>
          <table:table-cell table:style-name="ce3" table:formula="of:=[.I225]*[.C22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5]+1" office:value-type="date" office:date-value="2021-08-13" calcext:value-type="date">
            <text:p>13-Aug-2021</text:p>
          </table:table-cell>
          <table:table-cell table:style-name="ce2" table:formula="of:=INDEX([.$N$5:.$P$28];MATCH(MONTH([.A226])&amp;YEAR([.A226]);[.$P$5:.$P$28];0);2)" office:value-type="float" office:value="100" calcext:value-type="float">
            <text:p>100</text:p>
          </table:table-cell>
          <table:table-cell table:style-name="ce2" table:formula="of:=DAY(EOMONTH([.A226];0))" office:value-type="float" office:value="31" calcext:value-type="float">
            <text:p>31</text:p>
          </table:table-cell>
          <table:table-cell table:formula="of:=[.B226]/[.C226]" office:value-type="float" office:value="3.2258064516129" calcext:value-type="float">
            <text:p>3.23</text:p>
          </table:table-cell>
          <table:table-cell table:formula="of:=-0.5*([.F226]&lt;50)+0.6*([.F226]&gt;50)" office:value-type="float" office:value="-0.5" calcext:value-type="float">
            <text:p>-0.50</text:p>
          </table:table-cell>
          <table:table-cell table:formula="of:=[.F225]*(1+[.G225])" office:value-type="float" office:value="27.685524089077" calcext:value-type="float">
            <text:p>27.6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6]/(1-[.E226])" office:value-type="float" office:value="2.1505376344086" calcext:value-type="float">
            <text:p>2.15</text:p>
          </table:table-cell>
          <table:table-cell table:formula="of:=[.H226]-[.D226]" office:value-type="float" office:value="-1.0752688172043" calcext:value-type="float">
            <text:p>-1.08</text:p>
          </table:table-cell>
          <table:table-cell table:style-name="ce3" table:formula="of:=[.H226]*[.C226]" office:value-type="float" office:value="66.6666666666667" calcext:value-type="float">
            <text:p>66.67</text:p>
          </table:table-cell>
          <table:table-cell table:style-name="ce3" table:formula="of:=[.I226]*[.C22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6]+1" office:value-type="date" office:date-value="2021-08-14" calcext:value-type="date">
            <text:p>14-Aug-2021</text:p>
          </table:table-cell>
          <table:table-cell table:style-name="ce2" table:formula="of:=INDEX([.$N$5:.$P$28];MATCH(MONTH([.A227])&amp;YEAR([.A227]);[.$P$5:.$P$28];0);2)" office:value-type="float" office:value="100" calcext:value-type="float">
            <text:p>100</text:p>
          </table:table-cell>
          <table:table-cell table:style-name="ce2" table:formula="of:=DAY(EOMONTH([.A227];0))" office:value-type="float" office:value="31" calcext:value-type="float">
            <text:p>31</text:p>
          </table:table-cell>
          <table:table-cell table:formula="of:=[.B227]/[.C227]" office:value-type="float" office:value="3.2258064516129" calcext:value-type="float">
            <text:p>3.23</text:p>
          </table:table-cell>
          <table:table-cell table:formula="of:=-0.5*([.F227]&lt;50)+0.6*([.F227]&gt;50)" office:value-type="float" office:value="-0.5" calcext:value-type="float">
            <text:p>-0.50</text:p>
          </table:table-cell>
          <table:table-cell table:formula="of:=[.F226]*(1+[.G226])" office:value-type="float" office:value="27.761374840006" calcext:value-type="float">
            <text:p>27.7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7]/(1-[.E227])" office:value-type="float" office:value="2.1505376344086" calcext:value-type="float">
            <text:p>2.15</text:p>
          </table:table-cell>
          <table:table-cell table:formula="of:=[.H227]-[.D227]" office:value-type="float" office:value="-1.0752688172043" calcext:value-type="float">
            <text:p>-1.08</text:p>
          </table:table-cell>
          <table:table-cell table:style-name="ce3" table:formula="of:=[.H227]*[.C227]" office:value-type="float" office:value="66.6666666666667" calcext:value-type="float">
            <text:p>66.67</text:p>
          </table:table-cell>
          <table:table-cell table:style-name="ce3" table:formula="of:=[.I227]*[.C22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7]+1" office:value-type="date" office:date-value="2021-08-15" calcext:value-type="date">
            <text:p>15-Aug-2021</text:p>
          </table:table-cell>
          <table:table-cell table:style-name="ce2" table:formula="of:=INDEX([.$N$5:.$P$28];MATCH(MONTH([.A228])&amp;YEAR([.A228]);[.$P$5:.$P$28];0);2)" office:value-type="float" office:value="100" calcext:value-type="float">
            <text:p>100</text:p>
          </table:table-cell>
          <table:table-cell table:style-name="ce2" table:formula="of:=DAY(EOMONTH([.A228];0))" office:value-type="float" office:value="31" calcext:value-type="float">
            <text:p>31</text:p>
          </table:table-cell>
          <table:table-cell table:formula="of:=[.B228]/[.C228]" office:value-type="float" office:value="3.2258064516129" calcext:value-type="float">
            <text:p>3.23</text:p>
          </table:table-cell>
          <table:table-cell table:formula="of:=-0.5*([.F228]&lt;50)+0.6*([.F228]&gt;50)" office:value-type="float" office:value="-0.5" calcext:value-type="float">
            <text:p>-0.50</text:p>
          </table:table-cell>
          <table:table-cell table:formula="of:=[.F227]*(1+[.G227])" office:value-type="float" office:value="27.8374334012115" calcext:value-type="float">
            <text:p>27.8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8]/(1-[.E228])" office:value-type="float" office:value="2.1505376344086" calcext:value-type="float">
            <text:p>2.15</text:p>
          </table:table-cell>
          <table:table-cell table:formula="of:=[.H228]-[.D228]" office:value-type="float" office:value="-1.0752688172043" calcext:value-type="float">
            <text:p>-1.08</text:p>
          </table:table-cell>
          <table:table-cell table:style-name="ce3" table:formula="of:=[.H228]*[.C228]" office:value-type="float" office:value="66.6666666666667" calcext:value-type="float">
            <text:p>66.67</text:p>
          </table:table-cell>
          <table:table-cell table:style-name="ce3" table:formula="of:=[.I228]*[.C22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8]+1" office:value-type="date" office:date-value="2021-08-16" calcext:value-type="date">
            <text:p>16-Aug-2021</text:p>
          </table:table-cell>
          <table:table-cell table:style-name="ce2" table:formula="of:=INDEX([.$N$5:.$P$28];MATCH(MONTH([.A229])&amp;YEAR([.A229]);[.$P$5:.$P$28];0);2)" office:value-type="float" office:value="100" calcext:value-type="float">
            <text:p>100</text:p>
          </table:table-cell>
          <table:table-cell table:style-name="ce2" table:formula="of:=DAY(EOMONTH([.A229];0))" office:value-type="float" office:value="31" calcext:value-type="float">
            <text:p>31</text:p>
          </table:table-cell>
          <table:table-cell table:formula="of:=[.B229]/[.C229]" office:value-type="float" office:value="3.2258064516129" calcext:value-type="float">
            <text:p>3.23</text:p>
          </table:table-cell>
          <table:table-cell table:formula="of:=-0.5*([.F229]&lt;50)+0.6*([.F229]&gt;50)" office:value-type="float" office:value="-0.5" calcext:value-type="float">
            <text:p>-0.50</text:p>
          </table:table-cell>
          <table:table-cell table:formula="of:=[.F228]*(1+[.G228])" office:value-type="float" office:value="27.9137003420367" calcext:value-type="float">
            <text:p>27.9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29]/(1-[.E229])" office:value-type="float" office:value="2.1505376344086" calcext:value-type="float">
            <text:p>2.15</text:p>
          </table:table-cell>
          <table:table-cell table:formula="of:=[.H229]-[.D229]" office:value-type="float" office:value="-1.0752688172043" calcext:value-type="float">
            <text:p>-1.08</text:p>
          </table:table-cell>
          <table:table-cell table:style-name="ce3" table:formula="of:=[.H229]*[.C229]" office:value-type="float" office:value="66.6666666666667" calcext:value-type="float">
            <text:p>66.67</text:p>
          </table:table-cell>
          <table:table-cell table:style-name="ce3" table:formula="of:=[.I229]*[.C22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29]+1" office:value-type="date" office:date-value="2021-08-17" calcext:value-type="date">
            <text:p>17-Aug-2021</text:p>
          </table:table-cell>
          <table:table-cell table:style-name="ce2" table:formula="of:=INDEX([.$N$5:.$P$28];MATCH(MONTH([.A230])&amp;YEAR([.A230]);[.$P$5:.$P$28];0);2)" office:value-type="float" office:value="100" calcext:value-type="float">
            <text:p>100</text:p>
          </table:table-cell>
          <table:table-cell table:style-name="ce2" table:formula="of:=DAY(EOMONTH([.A230];0))" office:value-type="float" office:value="31" calcext:value-type="float">
            <text:p>31</text:p>
          </table:table-cell>
          <table:table-cell table:formula="of:=[.B230]/[.C230]" office:value-type="float" office:value="3.2258064516129" calcext:value-type="float">
            <text:p>3.23</text:p>
          </table:table-cell>
          <table:table-cell table:formula="of:=-0.5*([.F230]&lt;50)+0.6*([.F230]&gt;50)" office:value-type="float" office:value="-0.5" calcext:value-type="float">
            <text:p>-0.50</text:p>
          </table:table-cell>
          <table:table-cell table:formula="of:=[.F229]*(1+[.G229])" office:value-type="float" office:value="27.9901762333848" calcext:value-type="float">
            <text:p>27.9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0]/(1-[.E230])" office:value-type="float" office:value="2.1505376344086" calcext:value-type="float">
            <text:p>2.15</text:p>
          </table:table-cell>
          <table:table-cell table:formula="of:=[.H230]-[.D230]" office:value-type="float" office:value="-1.0752688172043" calcext:value-type="float">
            <text:p>-1.08</text:p>
          </table:table-cell>
          <table:table-cell table:style-name="ce3" table:formula="of:=[.H230]*[.C230]" office:value-type="float" office:value="66.6666666666667" calcext:value-type="float">
            <text:p>66.67</text:p>
          </table:table-cell>
          <table:table-cell table:style-name="ce3" table:formula="of:=[.I230]*[.C23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0]+1" office:value-type="date" office:date-value="2021-08-18" calcext:value-type="date">
            <text:p>18-Aug-2021</text:p>
          </table:table-cell>
          <table:table-cell table:style-name="ce2" table:formula="of:=INDEX([.$N$5:.$P$28];MATCH(MONTH([.A231])&amp;YEAR([.A231]);[.$P$5:.$P$28];0);2)" office:value-type="float" office:value="100" calcext:value-type="float">
            <text:p>100</text:p>
          </table:table-cell>
          <table:table-cell table:style-name="ce2" table:formula="of:=DAY(EOMONTH([.A231];0))" office:value-type="float" office:value="31" calcext:value-type="float">
            <text:p>31</text:p>
          </table:table-cell>
          <table:table-cell table:formula="of:=[.B231]/[.C231]" office:value-type="float" office:value="3.2258064516129" calcext:value-type="float">
            <text:p>3.23</text:p>
          </table:table-cell>
          <table:table-cell table:formula="of:=-0.5*([.F231]&lt;50)+0.6*([.F231]&gt;50)" office:value-type="float" office:value="-0.5" calcext:value-type="float">
            <text:p>-0.50</text:p>
          </table:table-cell>
          <table:table-cell table:formula="of:=[.F230]*(1+[.G230])" office:value-type="float" office:value="28.0668616477228" calcext:value-type="float">
            <text:p>28.0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1]/(1-[.E231])" office:value-type="float" office:value="2.1505376344086" calcext:value-type="float">
            <text:p>2.15</text:p>
          </table:table-cell>
          <table:table-cell table:formula="of:=[.H231]-[.D231]" office:value-type="float" office:value="-1.0752688172043" calcext:value-type="float">
            <text:p>-1.08</text:p>
          </table:table-cell>
          <table:table-cell table:style-name="ce3" table:formula="of:=[.H231]*[.C231]" office:value-type="float" office:value="66.6666666666667" calcext:value-type="float">
            <text:p>66.67</text:p>
          </table:table-cell>
          <table:table-cell table:style-name="ce3" table:formula="of:=[.I231]*[.C23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1]+1" office:value-type="date" office:date-value="2021-08-19" calcext:value-type="date">
            <text:p>19-Aug-2021</text:p>
          </table:table-cell>
          <table:table-cell table:style-name="ce2" table:formula="of:=INDEX([.$N$5:.$P$28];MATCH(MONTH([.A232])&amp;YEAR([.A232]);[.$P$5:.$P$28];0);2)" office:value-type="float" office:value="100" calcext:value-type="float">
            <text:p>100</text:p>
          </table:table-cell>
          <table:table-cell table:style-name="ce2" table:formula="of:=DAY(EOMONTH([.A232];0))" office:value-type="float" office:value="31" calcext:value-type="float">
            <text:p>31</text:p>
          </table:table-cell>
          <table:table-cell table:formula="of:=[.B232]/[.C232]" office:value-type="float" office:value="3.2258064516129" calcext:value-type="float">
            <text:p>3.23</text:p>
          </table:table-cell>
          <table:table-cell table:formula="of:=-0.5*([.F232]&lt;50)+0.6*([.F232]&gt;50)" office:value-type="float" office:value="-0.5" calcext:value-type="float">
            <text:p>-0.50</text:p>
          </table:table-cell>
          <table:table-cell table:formula="of:=[.F231]*(1+[.G231])" office:value-type="float" office:value="28.1437571590865" calcext:value-type="float">
            <text:p>28.1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2]/(1-[.E232])" office:value-type="float" office:value="2.1505376344086" calcext:value-type="float">
            <text:p>2.15</text:p>
          </table:table-cell>
          <table:table-cell table:formula="of:=[.H232]-[.D232]" office:value-type="float" office:value="-1.0752688172043" calcext:value-type="float">
            <text:p>-1.08</text:p>
          </table:table-cell>
          <table:table-cell table:style-name="ce3" table:formula="of:=[.H232]*[.C232]" office:value-type="float" office:value="66.6666666666667" calcext:value-type="float">
            <text:p>66.67</text:p>
          </table:table-cell>
          <table:table-cell table:style-name="ce3" table:formula="of:=[.I232]*[.C23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2]+1" office:value-type="date" office:date-value="2021-08-20" calcext:value-type="date">
            <text:p>20-Aug-2021</text:p>
          </table:table-cell>
          <table:table-cell table:style-name="ce2" table:formula="of:=INDEX([.$N$5:.$P$28];MATCH(MONTH([.A233])&amp;YEAR([.A233]);[.$P$5:.$P$28];0);2)" office:value-type="float" office:value="100" calcext:value-type="float">
            <text:p>100</text:p>
          </table:table-cell>
          <table:table-cell table:style-name="ce2" table:formula="of:=DAY(EOMONTH([.A233];0))" office:value-type="float" office:value="31" calcext:value-type="float">
            <text:p>31</text:p>
          </table:table-cell>
          <table:table-cell table:formula="of:=[.B233]/[.C233]" office:value-type="float" office:value="3.2258064516129" calcext:value-type="float">
            <text:p>3.23</text:p>
          </table:table-cell>
          <table:table-cell table:formula="of:=-0.5*([.F233]&lt;50)+0.6*([.F233]&gt;50)" office:value-type="float" office:value="-0.5" calcext:value-type="float">
            <text:p>-0.50</text:p>
          </table:table-cell>
          <table:table-cell table:formula="of:=[.F232]*(1+[.G232])" office:value-type="float" office:value="28.220863343084" calcext:value-type="float">
            <text:p>28.2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3]/(1-[.E233])" office:value-type="float" office:value="2.1505376344086" calcext:value-type="float">
            <text:p>2.15</text:p>
          </table:table-cell>
          <table:table-cell table:formula="of:=[.H233]-[.D233]" office:value-type="float" office:value="-1.0752688172043" calcext:value-type="float">
            <text:p>-1.08</text:p>
          </table:table-cell>
          <table:table-cell table:style-name="ce3" table:formula="of:=[.H233]*[.C233]" office:value-type="float" office:value="66.6666666666667" calcext:value-type="float">
            <text:p>66.67</text:p>
          </table:table-cell>
          <table:table-cell table:style-name="ce3" table:formula="of:=[.I233]*[.C23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3]+1" office:value-type="date" office:date-value="2021-08-21" calcext:value-type="date">
            <text:p>21-Aug-2021</text:p>
          </table:table-cell>
          <table:table-cell table:style-name="ce2" table:formula="of:=INDEX([.$N$5:.$P$28];MATCH(MONTH([.A234])&amp;YEAR([.A234]);[.$P$5:.$P$28];0);2)" office:value-type="float" office:value="100" calcext:value-type="float">
            <text:p>100</text:p>
          </table:table-cell>
          <table:table-cell table:style-name="ce2" table:formula="of:=DAY(EOMONTH([.A234];0))" office:value-type="float" office:value="31" calcext:value-type="float">
            <text:p>31</text:p>
          </table:table-cell>
          <table:table-cell table:formula="of:=[.B234]/[.C234]" office:value-type="float" office:value="3.2258064516129" calcext:value-type="float">
            <text:p>3.23</text:p>
          </table:table-cell>
          <table:table-cell table:formula="of:=-0.5*([.F234]&lt;50)+0.6*([.F234]&gt;50)" office:value-type="float" office:value="-0.5" calcext:value-type="float">
            <text:p>-0.50</text:p>
          </table:table-cell>
          <table:table-cell table:formula="of:=[.F233]*(1+[.G233])" office:value-type="float" office:value="28.2981807769006" calcext:value-type="float">
            <text:p>28.3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4]/(1-[.E234])" office:value-type="float" office:value="2.1505376344086" calcext:value-type="float">
            <text:p>2.15</text:p>
          </table:table-cell>
          <table:table-cell table:formula="of:=[.H234]-[.D234]" office:value-type="float" office:value="-1.0752688172043" calcext:value-type="float">
            <text:p>-1.08</text:p>
          </table:table-cell>
          <table:table-cell table:style-name="ce3" table:formula="of:=[.H234]*[.C234]" office:value-type="float" office:value="66.6666666666667" calcext:value-type="float">
            <text:p>66.67</text:p>
          </table:table-cell>
          <table:table-cell table:style-name="ce3" table:formula="of:=[.I234]*[.C23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4]+1" office:value-type="date" office:date-value="2021-08-22" calcext:value-type="date">
            <text:p>22-Aug-2021</text:p>
          </table:table-cell>
          <table:table-cell table:style-name="ce2" table:formula="of:=INDEX([.$N$5:.$P$28];MATCH(MONTH([.A235])&amp;YEAR([.A235]);[.$P$5:.$P$28];0);2)" office:value-type="float" office:value="100" calcext:value-type="float">
            <text:p>100</text:p>
          </table:table-cell>
          <table:table-cell table:style-name="ce2" table:formula="of:=DAY(EOMONTH([.A235];0))" office:value-type="float" office:value="31" calcext:value-type="float">
            <text:p>31</text:p>
          </table:table-cell>
          <table:table-cell table:formula="of:=[.B235]/[.C235]" office:value-type="float" office:value="3.2258064516129" calcext:value-type="float">
            <text:p>3.23</text:p>
          </table:table-cell>
          <table:table-cell table:formula="of:=-0.5*([.F235]&lt;50)+0.6*([.F235]&gt;50)" office:value-type="float" office:value="-0.5" calcext:value-type="float">
            <text:p>-0.50</text:p>
          </table:table-cell>
          <table:table-cell table:formula="of:=[.F234]*(1+[.G234])" office:value-type="float" office:value="28.3757100393031" calcext:value-type="float">
            <text:p>28.3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5]/(1-[.E235])" office:value-type="float" office:value="2.1505376344086" calcext:value-type="float">
            <text:p>2.15</text:p>
          </table:table-cell>
          <table:table-cell table:formula="of:=[.H235]-[.D235]" office:value-type="float" office:value="-1.0752688172043" calcext:value-type="float">
            <text:p>-1.08</text:p>
          </table:table-cell>
          <table:table-cell table:style-name="ce3" table:formula="of:=[.H235]*[.C235]" office:value-type="float" office:value="66.6666666666667" calcext:value-type="float">
            <text:p>66.67</text:p>
          </table:table-cell>
          <table:table-cell table:style-name="ce3" table:formula="of:=[.I235]*[.C23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5]+1" office:value-type="date" office:date-value="2021-08-23" calcext:value-type="date">
            <text:p>23-Aug-2021</text:p>
          </table:table-cell>
          <table:table-cell table:style-name="ce2" table:formula="of:=INDEX([.$N$5:.$P$28];MATCH(MONTH([.A236])&amp;YEAR([.A236]);[.$P$5:.$P$28];0);2)" office:value-type="float" office:value="100" calcext:value-type="float">
            <text:p>100</text:p>
          </table:table-cell>
          <table:table-cell table:style-name="ce2" table:formula="of:=DAY(EOMONTH([.A236];0))" office:value-type="float" office:value="31" calcext:value-type="float">
            <text:p>31</text:p>
          </table:table-cell>
          <table:table-cell table:formula="of:=[.B236]/[.C236]" office:value-type="float" office:value="3.2258064516129" calcext:value-type="float">
            <text:p>3.23</text:p>
          </table:table-cell>
          <table:table-cell table:formula="of:=-0.5*([.F236]&lt;50)+0.6*([.F236]&gt;50)" office:value-type="float" office:value="-0.5" calcext:value-type="float">
            <text:p>-0.50</text:p>
          </table:table-cell>
          <table:table-cell table:formula="of:=[.F235]*(1+[.G235])" office:value-type="float" office:value="28.4534517106437" calcext:value-type="float">
            <text:p>28.4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6]/(1-[.E236])" office:value-type="float" office:value="2.1505376344086" calcext:value-type="float">
            <text:p>2.15</text:p>
          </table:table-cell>
          <table:table-cell table:formula="of:=[.H236]-[.D236]" office:value-type="float" office:value="-1.0752688172043" calcext:value-type="float">
            <text:p>-1.08</text:p>
          </table:table-cell>
          <table:table-cell table:style-name="ce3" table:formula="of:=[.H236]*[.C236]" office:value-type="float" office:value="66.6666666666667" calcext:value-type="float">
            <text:p>66.67</text:p>
          </table:table-cell>
          <table:table-cell table:style-name="ce3" table:formula="of:=[.I236]*[.C23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6]+1" office:value-type="date" office:date-value="2021-08-24" calcext:value-type="date">
            <text:p>24-Aug-2021</text:p>
          </table:table-cell>
          <table:table-cell table:style-name="ce2" table:formula="of:=INDEX([.$N$5:.$P$28];MATCH(MONTH([.A237])&amp;YEAR([.A237]);[.$P$5:.$P$28];0);2)" office:value-type="float" office:value="100" calcext:value-type="float">
            <text:p>100</text:p>
          </table:table-cell>
          <table:table-cell table:style-name="ce2" table:formula="of:=DAY(EOMONTH([.A237];0))" office:value-type="float" office:value="31" calcext:value-type="float">
            <text:p>31</text:p>
          </table:table-cell>
          <table:table-cell table:formula="of:=[.B237]/[.C237]" office:value-type="float" office:value="3.2258064516129" calcext:value-type="float">
            <text:p>3.23</text:p>
          </table:table-cell>
          <table:table-cell table:formula="of:=-0.5*([.F237]&lt;50)+0.6*([.F237]&gt;50)" office:value-type="float" office:value="-0.5" calcext:value-type="float">
            <text:p>-0.50</text:p>
          </table:table-cell>
          <table:table-cell table:formula="of:=[.F236]*(1+[.G236])" office:value-type="float" office:value="28.5314063728646" calcext:value-type="float">
            <text:p>28.5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7]/(1-[.E237])" office:value-type="float" office:value="2.1505376344086" calcext:value-type="float">
            <text:p>2.15</text:p>
          </table:table-cell>
          <table:table-cell table:formula="of:=[.H237]-[.D237]" office:value-type="float" office:value="-1.0752688172043" calcext:value-type="float">
            <text:p>-1.08</text:p>
          </table:table-cell>
          <table:table-cell table:style-name="ce3" table:formula="of:=[.H237]*[.C237]" office:value-type="float" office:value="66.6666666666667" calcext:value-type="float">
            <text:p>66.67</text:p>
          </table:table-cell>
          <table:table-cell table:style-name="ce3" table:formula="of:=[.I237]*[.C23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7]+1" office:value-type="date" office:date-value="2021-08-25" calcext:value-type="date">
            <text:p>25-Aug-2021</text:p>
          </table:table-cell>
          <table:table-cell table:style-name="ce2" table:formula="of:=INDEX([.$N$5:.$P$28];MATCH(MONTH([.A238])&amp;YEAR([.A238]);[.$P$5:.$P$28];0);2)" office:value-type="float" office:value="100" calcext:value-type="float">
            <text:p>100</text:p>
          </table:table-cell>
          <table:table-cell table:style-name="ce2" table:formula="of:=DAY(EOMONTH([.A238];0))" office:value-type="float" office:value="31" calcext:value-type="float">
            <text:p>31</text:p>
          </table:table-cell>
          <table:table-cell table:formula="of:=[.B238]/[.C238]" office:value-type="float" office:value="3.2258064516129" calcext:value-type="float">
            <text:p>3.23</text:p>
          </table:table-cell>
          <table:table-cell table:formula="of:=-0.5*([.F238]&lt;50)+0.6*([.F238]&gt;50)" office:value-type="float" office:value="-0.5" calcext:value-type="float">
            <text:p>-0.50</text:p>
          </table:table-cell>
          <table:table-cell table:formula="of:=[.F237]*(1+[.G237])" office:value-type="float" office:value="28.6095746095026" calcext:value-type="float">
            <text:p>28.6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8]/(1-[.E238])" office:value-type="float" office:value="2.1505376344086" calcext:value-type="float">
            <text:p>2.15</text:p>
          </table:table-cell>
          <table:table-cell table:formula="of:=[.H238]-[.D238]" office:value-type="float" office:value="-1.0752688172043" calcext:value-type="float">
            <text:p>-1.08</text:p>
          </table:table-cell>
          <table:table-cell table:style-name="ce3" table:formula="of:=[.H238]*[.C238]" office:value-type="float" office:value="66.6666666666667" calcext:value-type="float">
            <text:p>66.67</text:p>
          </table:table-cell>
          <table:table-cell table:style-name="ce3" table:formula="of:=[.I238]*[.C23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8]+1" office:value-type="date" office:date-value="2021-08-26" calcext:value-type="date">
            <text:p>26-Aug-2021</text:p>
          </table:table-cell>
          <table:table-cell table:style-name="ce2" table:formula="of:=INDEX([.$N$5:.$P$28];MATCH(MONTH([.A239])&amp;YEAR([.A239]);[.$P$5:.$P$28];0);2)" office:value-type="float" office:value="100" calcext:value-type="float">
            <text:p>100</text:p>
          </table:table-cell>
          <table:table-cell table:style-name="ce2" table:formula="of:=DAY(EOMONTH([.A239];0))" office:value-type="float" office:value="31" calcext:value-type="float">
            <text:p>31</text:p>
          </table:table-cell>
          <table:table-cell table:formula="of:=[.B239]/[.C239]" office:value-type="float" office:value="3.2258064516129" calcext:value-type="float">
            <text:p>3.23</text:p>
          </table:table-cell>
          <table:table-cell table:formula="of:=-0.5*([.F239]&lt;50)+0.6*([.F239]&gt;50)" office:value-type="float" office:value="-0.5" calcext:value-type="float">
            <text:p>-0.50</text:p>
          </table:table-cell>
          <table:table-cell table:formula="of:=[.F238]*(1+[.G238])" office:value-type="float" office:value="28.687957005693" calcext:value-type="float">
            <text:p>28.6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39]/(1-[.E239])" office:value-type="float" office:value="2.1505376344086" calcext:value-type="float">
            <text:p>2.15</text:p>
          </table:table-cell>
          <table:table-cell table:formula="of:=[.H239]-[.D239]" office:value-type="float" office:value="-1.0752688172043" calcext:value-type="float">
            <text:p>-1.08</text:p>
          </table:table-cell>
          <table:table-cell table:style-name="ce3" table:formula="of:=[.H239]*[.C239]" office:value-type="float" office:value="66.6666666666667" calcext:value-type="float">
            <text:p>66.67</text:p>
          </table:table-cell>
          <table:table-cell table:style-name="ce3" table:formula="of:=[.I239]*[.C23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39]+1" office:value-type="date" office:date-value="2021-08-27" calcext:value-type="date">
            <text:p>27-Aug-2021</text:p>
          </table:table-cell>
          <table:table-cell table:style-name="ce2" table:formula="of:=INDEX([.$N$5:.$P$28];MATCH(MONTH([.A240])&amp;YEAR([.A240]);[.$P$5:.$P$28];0);2)" office:value-type="float" office:value="100" calcext:value-type="float">
            <text:p>100</text:p>
          </table:table-cell>
          <table:table-cell table:style-name="ce2" table:formula="of:=DAY(EOMONTH([.A240];0))" office:value-type="float" office:value="31" calcext:value-type="float">
            <text:p>31</text:p>
          </table:table-cell>
          <table:table-cell table:formula="of:=[.B240]/[.C240]" office:value-type="float" office:value="3.2258064516129" calcext:value-type="float">
            <text:p>3.23</text:p>
          </table:table-cell>
          <table:table-cell table:formula="of:=-0.5*([.F240]&lt;50)+0.6*([.F240]&gt;50)" office:value-type="float" office:value="-0.5" calcext:value-type="float">
            <text:p>-0.50</text:p>
          </table:table-cell>
          <table:table-cell table:formula="of:=[.F239]*(1+[.G239])" office:value-type="float" office:value="28.7665541481744" calcext:value-type="float">
            <text:p>28.7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0]/(1-[.E240])" office:value-type="float" office:value="2.1505376344086" calcext:value-type="float">
            <text:p>2.15</text:p>
          </table:table-cell>
          <table:table-cell table:formula="of:=[.H240]-[.D240]" office:value-type="float" office:value="-1.0752688172043" calcext:value-type="float">
            <text:p>-1.08</text:p>
          </table:table-cell>
          <table:table-cell table:style-name="ce3" table:formula="of:=[.H240]*[.C240]" office:value-type="float" office:value="66.6666666666667" calcext:value-type="float">
            <text:p>66.67</text:p>
          </table:table-cell>
          <table:table-cell table:style-name="ce3" table:formula="of:=[.I240]*[.C24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0]+1" office:value-type="date" office:date-value="2021-08-28" calcext:value-type="date">
            <text:p>28-Aug-2021</text:p>
          </table:table-cell>
          <table:table-cell table:style-name="ce2" table:formula="of:=INDEX([.$N$5:.$P$28];MATCH(MONTH([.A241])&amp;YEAR([.A241]);[.$P$5:.$P$28];0);2)" office:value-type="float" office:value="100" calcext:value-type="float">
            <text:p>100</text:p>
          </table:table-cell>
          <table:table-cell table:style-name="ce2" table:formula="of:=DAY(EOMONTH([.A241];0))" office:value-type="float" office:value="31" calcext:value-type="float">
            <text:p>31</text:p>
          </table:table-cell>
          <table:table-cell table:formula="of:=[.B241]/[.C241]" office:value-type="float" office:value="3.2258064516129" calcext:value-type="float">
            <text:p>3.23</text:p>
          </table:table-cell>
          <table:table-cell table:formula="of:=-0.5*([.F241]&lt;50)+0.6*([.F241]&gt;50)" office:value-type="float" office:value="-0.5" calcext:value-type="float">
            <text:p>-0.50</text:p>
          </table:table-cell>
          <table:table-cell table:formula="of:=[.F240]*(1+[.G240])" office:value-type="float" office:value="28.8453666252926" calcext:value-type="float">
            <text:p>28.8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1]/(1-[.E241])" office:value-type="float" office:value="2.1505376344086" calcext:value-type="float">
            <text:p>2.15</text:p>
          </table:table-cell>
          <table:table-cell table:formula="of:=[.H241]-[.D241]" office:value-type="float" office:value="-1.0752688172043" calcext:value-type="float">
            <text:p>-1.08</text:p>
          </table:table-cell>
          <table:table-cell table:style-name="ce3" table:formula="of:=[.H241]*[.C241]" office:value-type="float" office:value="66.6666666666667" calcext:value-type="float">
            <text:p>66.67</text:p>
          </table:table-cell>
          <table:table-cell table:style-name="ce3" table:formula="of:=[.I241]*[.C24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1]+1" office:value-type="date" office:date-value="2021-08-29" calcext:value-type="date">
            <text:p>29-Aug-2021</text:p>
          </table:table-cell>
          <table:table-cell table:style-name="ce2" table:formula="of:=INDEX([.$N$5:.$P$28];MATCH(MONTH([.A242])&amp;YEAR([.A242]);[.$P$5:.$P$28];0);2)" office:value-type="float" office:value="100" calcext:value-type="float">
            <text:p>100</text:p>
          </table:table-cell>
          <table:table-cell table:style-name="ce2" table:formula="of:=DAY(EOMONTH([.A242];0))" office:value-type="float" office:value="31" calcext:value-type="float">
            <text:p>31</text:p>
          </table:table-cell>
          <table:table-cell table:formula="of:=[.B242]/[.C242]" office:value-type="float" office:value="3.2258064516129" calcext:value-type="float">
            <text:p>3.23</text:p>
          </table:table-cell>
          <table:table-cell table:formula="of:=-0.5*([.F242]&lt;50)+0.6*([.F242]&gt;50)" office:value-type="float" office:value="-0.5" calcext:value-type="float">
            <text:p>-0.50</text:p>
          </table:table-cell>
          <table:table-cell table:formula="of:=[.F241]*(1+[.G241])" office:value-type="float" office:value="28.9243950270058" calcext:value-type="float">
            <text:p>28.9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2]/(1-[.E242])" office:value-type="float" office:value="2.1505376344086" calcext:value-type="float">
            <text:p>2.15</text:p>
          </table:table-cell>
          <table:table-cell table:formula="of:=[.H242]-[.D242]" office:value-type="float" office:value="-1.0752688172043" calcext:value-type="float">
            <text:p>-1.08</text:p>
          </table:table-cell>
          <table:table-cell table:style-name="ce3" table:formula="of:=[.H242]*[.C242]" office:value-type="float" office:value="66.6666666666667" calcext:value-type="float">
            <text:p>66.67</text:p>
          </table:table-cell>
          <table:table-cell table:style-name="ce3" table:formula="of:=[.I242]*[.C24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2]+1" office:value-type="date" office:date-value="2021-08-30" calcext:value-type="date">
            <text:p>30-Aug-2021</text:p>
          </table:table-cell>
          <table:table-cell table:style-name="ce2" table:formula="of:=INDEX([.$N$5:.$P$28];MATCH(MONTH([.A243])&amp;YEAR([.A243]);[.$P$5:.$P$28];0);2)" office:value-type="float" office:value="100" calcext:value-type="float">
            <text:p>100</text:p>
          </table:table-cell>
          <table:table-cell table:style-name="ce2" table:formula="of:=DAY(EOMONTH([.A243];0))" office:value-type="float" office:value="31" calcext:value-type="float">
            <text:p>31</text:p>
          </table:table-cell>
          <table:table-cell table:formula="of:=[.B243]/[.C243]" office:value-type="float" office:value="3.2258064516129" calcext:value-type="float">
            <text:p>3.23</text:p>
          </table:table-cell>
          <table:table-cell table:formula="of:=-0.5*([.F243]&lt;50)+0.6*([.F243]&gt;50)" office:value-type="float" office:value="-0.5" calcext:value-type="float">
            <text:p>-0.50</text:p>
          </table:table-cell>
          <table:table-cell table:formula="of:=[.F242]*(1+[.G242])" office:value-type="float" office:value="29.003639944888" calcext:value-type="float">
            <text:p>29.0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3]/(1-[.E243])" office:value-type="float" office:value="2.1505376344086" calcext:value-type="float">
            <text:p>2.15</text:p>
          </table:table-cell>
          <table:table-cell table:formula="of:=[.H243]-[.D243]" office:value-type="float" office:value="-1.0752688172043" calcext:value-type="float">
            <text:p>-1.08</text:p>
          </table:table-cell>
          <table:table-cell table:style-name="ce3" table:formula="of:=[.H243]*[.C243]" office:value-type="float" office:value="66.6666666666667" calcext:value-type="float">
            <text:p>66.67</text:p>
          </table:table-cell>
          <table:table-cell table:style-name="ce3" table:formula="of:=[.I243]*[.C24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3]+1" office:value-type="date" office:date-value="2021-08-31" calcext:value-type="date">
            <text:p>31-Aug-2021</text:p>
          </table:table-cell>
          <table:table-cell table:style-name="ce2" table:formula="of:=INDEX([.$N$5:.$P$28];MATCH(MONTH([.A244])&amp;YEAR([.A244]);[.$P$5:.$P$28];0);2)" office:value-type="float" office:value="100" calcext:value-type="float">
            <text:p>100</text:p>
          </table:table-cell>
          <table:table-cell table:style-name="ce2" table:formula="of:=DAY(EOMONTH([.A244];0))" office:value-type="float" office:value="31" calcext:value-type="float">
            <text:p>31</text:p>
          </table:table-cell>
          <table:table-cell table:formula="of:=[.B244]/[.C244]" office:value-type="float" office:value="3.2258064516129" calcext:value-type="float">
            <text:p>3.23</text:p>
          </table:table-cell>
          <table:table-cell table:formula="of:=-0.5*([.F244]&lt;50)+0.6*([.F244]&gt;50)" office:value-type="float" office:value="-0.5" calcext:value-type="float">
            <text:p>-0.50</text:p>
          </table:table-cell>
          <table:table-cell table:formula="of:=[.F243]*(1+[.G243])" office:value-type="float" office:value="29.0831019721343" calcext:value-type="float">
            <text:p>29.0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4]/(1-[.E244])" office:value-type="float" office:value="2.1505376344086" calcext:value-type="float">
            <text:p>2.15</text:p>
          </table:table-cell>
          <table:table-cell table:formula="of:=[.H244]-[.D244]" office:value-type="float" office:value="-1.0752688172043" calcext:value-type="float">
            <text:p>-1.08</text:p>
          </table:table-cell>
          <table:table-cell table:style-name="ce3" table:formula="of:=[.H244]*[.C244]" office:value-type="float" office:value="66.6666666666667" calcext:value-type="float">
            <text:p>66.67</text:p>
          </table:table-cell>
          <table:table-cell table:style-name="ce3" table:formula="of:=[.I244]*[.C24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4]+1" office:value-type="date" office:date-value="2021-09-01" calcext:value-type="date">
            <text:p>1-Sep-2021</text:p>
          </table:table-cell>
          <table:table-cell table:style-name="ce2" table:formula="of:=INDEX([.$N$5:.$P$28];MATCH(MONTH([.A245])&amp;YEAR([.A245]);[.$P$5:.$P$28];0);2)" office:value-type="float" office:value="100" calcext:value-type="float">
            <text:p>100</text:p>
          </table:table-cell>
          <table:table-cell table:style-name="ce2" table:formula="of:=DAY(EOMONTH([.A245];0))" office:value-type="float" office:value="30" calcext:value-type="float">
            <text:p>30</text:p>
          </table:table-cell>
          <table:table-cell table:formula="of:=[.B245]/[.C245]" office:value-type="float" office:value="3.33333333333333" calcext:value-type="float">
            <text:p>3.33</text:p>
          </table:table-cell>
          <table:table-cell table:formula="of:=-0.5*([.F245]&lt;50)+0.6*([.F245]&gt;50)" office:value-type="float" office:value="-0.5" calcext:value-type="float">
            <text:p>-0.50</text:p>
          </table:table-cell>
          <table:table-cell table:formula="of:=[.F244]*(1+[.G244])" office:value-type="float" office:value="29.1627817035648" calcext:value-type="float">
            <text:p>29.1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5]/(1-[.E245])" office:value-type="float" office:value="2.22222222222222" calcext:value-type="float">
            <text:p>2.22</text:p>
          </table:table-cell>
          <table:table-cell table:formula="of:=[.H245]-[.D245]" office:value-type="float" office:value="-1.11111111111111" calcext:value-type="float">
            <text:p>-1.11</text:p>
          </table:table-cell>
          <table:table-cell table:style-name="ce3" table:formula="of:=[.H245]*[.C245]" office:value-type="float" office:value="66.6666666666667" calcext:value-type="float">
            <text:p>66.67</text:p>
          </table:table-cell>
          <table:table-cell table:style-name="ce3" table:formula="of:=[.I245]*[.C24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5]+1" office:value-type="date" office:date-value="2021-09-02" calcext:value-type="date">
            <text:p>2-Sep-2021</text:p>
          </table:table-cell>
          <table:table-cell table:style-name="ce2" table:formula="of:=INDEX([.$N$5:.$P$28];MATCH(MONTH([.A246])&amp;YEAR([.A246]);[.$P$5:.$P$28];0);2)" office:value-type="float" office:value="100" calcext:value-type="float">
            <text:p>100</text:p>
          </table:table-cell>
          <table:table-cell table:style-name="ce2" table:formula="of:=DAY(EOMONTH([.A246];0))" office:value-type="float" office:value="30" calcext:value-type="float">
            <text:p>30</text:p>
          </table:table-cell>
          <table:table-cell table:formula="of:=[.B246]/[.C246]" office:value-type="float" office:value="3.33333333333333" calcext:value-type="float">
            <text:p>3.33</text:p>
          </table:table-cell>
          <table:table-cell table:formula="of:=-0.5*([.F246]&lt;50)+0.6*([.F246]&gt;50)" office:value-type="float" office:value="-0.5" calcext:value-type="float">
            <text:p>-0.50</text:p>
          </table:table-cell>
          <table:table-cell table:formula="of:=[.F245]*(1+[.G245])" office:value-type="float" office:value="29.2426797356293" calcext:value-type="float">
            <text:p>29.2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6]/(1-[.E246])" office:value-type="float" office:value="2.22222222222222" calcext:value-type="float">
            <text:p>2.22</text:p>
          </table:table-cell>
          <table:table-cell table:formula="of:=[.H246]-[.D246]" office:value-type="float" office:value="-1.11111111111111" calcext:value-type="float">
            <text:p>-1.11</text:p>
          </table:table-cell>
          <table:table-cell table:style-name="ce3" table:formula="of:=[.H246]*[.C246]" office:value-type="float" office:value="66.6666666666667" calcext:value-type="float">
            <text:p>66.67</text:p>
          </table:table-cell>
          <table:table-cell table:style-name="ce3" table:formula="of:=[.I246]*[.C24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6]+1" office:value-type="date" office:date-value="2021-09-03" calcext:value-type="date">
            <text:p>3-Sep-2021</text:p>
          </table:table-cell>
          <table:table-cell table:style-name="ce2" table:formula="of:=INDEX([.$N$5:.$P$28];MATCH(MONTH([.A247])&amp;YEAR([.A247]);[.$P$5:.$P$28];0);2)" office:value-type="float" office:value="100" calcext:value-type="float">
            <text:p>100</text:p>
          </table:table-cell>
          <table:table-cell table:style-name="ce2" table:formula="of:=DAY(EOMONTH([.A247];0))" office:value-type="float" office:value="30" calcext:value-type="float">
            <text:p>30</text:p>
          </table:table-cell>
          <table:table-cell table:formula="of:=[.B247]/[.C247]" office:value-type="float" office:value="3.33333333333333" calcext:value-type="float">
            <text:p>3.33</text:p>
          </table:table-cell>
          <table:table-cell table:formula="of:=-0.5*([.F247]&lt;50)+0.6*([.F247]&gt;50)" office:value-type="float" office:value="-0.5" calcext:value-type="float">
            <text:p>-0.50</text:p>
          </table:table-cell>
          <table:table-cell table:formula="of:=[.F246]*(1+[.G246])" office:value-type="float" office:value="29.3227966664119" calcext:value-type="float">
            <text:p>29.3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7]/(1-[.E247])" office:value-type="float" office:value="2.22222222222222" calcext:value-type="float">
            <text:p>2.22</text:p>
          </table:table-cell>
          <table:table-cell table:formula="of:=[.H247]-[.D247]" office:value-type="float" office:value="-1.11111111111111" calcext:value-type="float">
            <text:p>-1.11</text:p>
          </table:table-cell>
          <table:table-cell table:style-name="ce3" table:formula="of:=[.H247]*[.C247]" office:value-type="float" office:value="66.6666666666667" calcext:value-type="float">
            <text:p>66.67</text:p>
          </table:table-cell>
          <table:table-cell table:style-name="ce3" table:formula="of:=[.I247]*[.C24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7]+1" office:value-type="date" office:date-value="2021-09-04" calcext:value-type="date">
            <text:p>4-Sep-2021</text:p>
          </table:table-cell>
          <table:table-cell table:style-name="ce2" table:formula="of:=INDEX([.$N$5:.$P$28];MATCH(MONTH([.A248])&amp;YEAR([.A248]);[.$P$5:.$P$28];0);2)" office:value-type="float" office:value="100" calcext:value-type="float">
            <text:p>100</text:p>
          </table:table-cell>
          <table:table-cell table:style-name="ce2" table:formula="of:=DAY(EOMONTH([.A248];0))" office:value-type="float" office:value="30" calcext:value-type="float">
            <text:p>30</text:p>
          </table:table-cell>
          <table:table-cell table:formula="of:=[.B248]/[.C248]" office:value-type="float" office:value="3.33333333333333" calcext:value-type="float">
            <text:p>3.33</text:p>
          </table:table-cell>
          <table:table-cell table:formula="of:=-0.5*([.F248]&lt;50)+0.6*([.F248]&gt;50)" office:value-type="float" office:value="-0.5" calcext:value-type="float">
            <text:p>-0.50</text:p>
          </table:table-cell>
          <table:table-cell table:formula="of:=[.F247]*(1+[.G247])" office:value-type="float" office:value="29.4031330956349" calcext:value-type="float">
            <text:p>29.4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8]/(1-[.E248])" office:value-type="float" office:value="2.22222222222222" calcext:value-type="float">
            <text:p>2.22</text:p>
          </table:table-cell>
          <table:table-cell table:formula="of:=[.H248]-[.D248]" office:value-type="float" office:value="-1.11111111111111" calcext:value-type="float">
            <text:p>-1.11</text:p>
          </table:table-cell>
          <table:table-cell table:style-name="ce3" table:formula="of:=[.H248]*[.C248]" office:value-type="float" office:value="66.6666666666667" calcext:value-type="float">
            <text:p>66.67</text:p>
          </table:table-cell>
          <table:table-cell table:style-name="ce3" table:formula="of:=[.I248]*[.C24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8]+1" office:value-type="date" office:date-value="2021-09-05" calcext:value-type="date">
            <text:p>5-Sep-2021</text:p>
          </table:table-cell>
          <table:table-cell table:style-name="ce2" table:formula="of:=INDEX([.$N$5:.$P$28];MATCH(MONTH([.A249])&amp;YEAR([.A249]);[.$P$5:.$P$28];0);2)" office:value-type="float" office:value="100" calcext:value-type="float">
            <text:p>100</text:p>
          </table:table-cell>
          <table:table-cell table:style-name="ce2" table:formula="of:=DAY(EOMONTH([.A249];0))" office:value-type="float" office:value="30" calcext:value-type="float">
            <text:p>30</text:p>
          </table:table-cell>
          <table:table-cell table:formula="of:=[.B249]/[.C249]" office:value-type="float" office:value="3.33333333333333" calcext:value-type="float">
            <text:p>3.33</text:p>
          </table:table-cell>
          <table:table-cell table:formula="of:=-0.5*([.F249]&lt;50)+0.6*([.F249]&gt;50)" office:value-type="float" office:value="-0.5" calcext:value-type="float">
            <text:p>-0.50</text:p>
          </table:table-cell>
          <table:table-cell table:formula="of:=[.F248]*(1+[.G248])" office:value-type="float" office:value="29.4836896246641" calcext:value-type="float">
            <text:p>29.4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49]/(1-[.E249])" office:value-type="float" office:value="2.22222222222222" calcext:value-type="float">
            <text:p>2.22</text:p>
          </table:table-cell>
          <table:table-cell table:formula="of:=[.H249]-[.D249]" office:value-type="float" office:value="-1.11111111111111" calcext:value-type="float">
            <text:p>-1.11</text:p>
          </table:table-cell>
          <table:table-cell table:style-name="ce3" table:formula="of:=[.H249]*[.C249]" office:value-type="float" office:value="66.6666666666667" calcext:value-type="float">
            <text:p>66.67</text:p>
          </table:table-cell>
          <table:table-cell table:style-name="ce3" table:formula="of:=[.I249]*[.C24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49]+1" office:value-type="date" office:date-value="2021-09-06" calcext:value-type="date">
            <text:p>6-Sep-2021</text:p>
          </table:table-cell>
          <table:table-cell table:style-name="ce2" table:formula="of:=INDEX([.$N$5:.$P$28];MATCH(MONTH([.A250])&amp;YEAR([.A250]);[.$P$5:.$P$28];0);2)" office:value-type="float" office:value="100" calcext:value-type="float">
            <text:p>100</text:p>
          </table:table-cell>
          <table:table-cell table:style-name="ce2" table:formula="of:=DAY(EOMONTH([.A250];0))" office:value-type="float" office:value="30" calcext:value-type="float">
            <text:p>30</text:p>
          </table:table-cell>
          <table:table-cell table:formula="of:=[.B250]/[.C250]" office:value-type="float" office:value="3.33333333333333" calcext:value-type="float">
            <text:p>3.33</text:p>
          </table:table-cell>
          <table:table-cell table:formula="of:=-0.5*([.F250]&lt;50)+0.6*([.F250]&gt;50)" office:value-type="float" office:value="-0.5" calcext:value-type="float">
            <text:p>-0.50</text:p>
          </table:table-cell>
          <table:table-cell table:formula="of:=[.F249]*(1+[.G249])" office:value-type="float" office:value="29.5644668565125" calcext:value-type="float">
            <text:p>29.5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0]/(1-[.E250])" office:value-type="float" office:value="2.22222222222222" calcext:value-type="float">
            <text:p>2.22</text:p>
          </table:table-cell>
          <table:table-cell table:formula="of:=[.H250]-[.D250]" office:value-type="float" office:value="-1.11111111111111" calcext:value-type="float">
            <text:p>-1.11</text:p>
          </table:table-cell>
          <table:table-cell table:style-name="ce3" table:formula="of:=[.H250]*[.C250]" office:value-type="float" office:value="66.6666666666667" calcext:value-type="float">
            <text:p>66.67</text:p>
          </table:table-cell>
          <table:table-cell table:style-name="ce3" table:formula="of:=[.I250]*[.C25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0]+1" office:value-type="date" office:date-value="2021-09-07" calcext:value-type="date">
            <text:p>7-Sep-2021</text:p>
          </table:table-cell>
          <table:table-cell table:style-name="ce2" table:formula="of:=INDEX([.$N$5:.$P$28];MATCH(MONTH([.A251])&amp;YEAR([.A251]);[.$P$5:.$P$28];0);2)" office:value-type="float" office:value="100" calcext:value-type="float">
            <text:p>100</text:p>
          </table:table-cell>
          <table:table-cell table:style-name="ce2" table:formula="of:=DAY(EOMONTH([.A251];0))" office:value-type="float" office:value="30" calcext:value-type="float">
            <text:p>30</text:p>
          </table:table-cell>
          <table:table-cell table:formula="of:=[.B251]/[.C251]" office:value-type="float" office:value="3.33333333333333" calcext:value-type="float">
            <text:p>3.33</text:p>
          </table:table-cell>
          <table:table-cell table:formula="of:=-0.5*([.F251]&lt;50)+0.6*([.F251]&gt;50)" office:value-type="float" office:value="-0.5" calcext:value-type="float">
            <text:p>-0.50</text:p>
          </table:table-cell>
          <table:table-cell table:formula="of:=[.F250]*(1+[.G250])" office:value-type="float" office:value="29.6454653958454" calcext:value-type="float">
            <text:p>29.6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1]/(1-[.E251])" office:value-type="float" office:value="2.22222222222222" calcext:value-type="float">
            <text:p>2.22</text:p>
          </table:table-cell>
          <table:table-cell table:formula="of:=[.H251]-[.D251]" office:value-type="float" office:value="-1.11111111111111" calcext:value-type="float">
            <text:p>-1.11</text:p>
          </table:table-cell>
          <table:table-cell table:style-name="ce3" table:formula="of:=[.H251]*[.C251]" office:value-type="float" office:value="66.6666666666667" calcext:value-type="float">
            <text:p>66.67</text:p>
          </table:table-cell>
          <table:table-cell table:style-name="ce3" table:formula="of:=[.I251]*[.C25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1]+1" office:value-type="date" office:date-value="2021-09-08" calcext:value-type="date">
            <text:p>8-Sep-2021</text:p>
          </table:table-cell>
          <table:table-cell table:style-name="ce2" table:formula="of:=INDEX([.$N$5:.$P$28];MATCH(MONTH([.A252])&amp;YEAR([.A252]);[.$P$5:.$P$28];0);2)" office:value-type="float" office:value="100" calcext:value-type="float">
            <text:p>100</text:p>
          </table:table-cell>
          <table:table-cell table:style-name="ce2" table:formula="of:=DAY(EOMONTH([.A252];0))" office:value-type="float" office:value="30" calcext:value-type="float">
            <text:p>30</text:p>
          </table:table-cell>
          <table:table-cell table:formula="of:=[.B252]/[.C252]" office:value-type="float" office:value="3.33333333333333" calcext:value-type="float">
            <text:p>3.33</text:p>
          </table:table-cell>
          <table:table-cell table:formula="of:=-0.5*([.F252]&lt;50)+0.6*([.F252]&gt;50)" office:value-type="float" office:value="-0.5" calcext:value-type="float">
            <text:p>-0.50</text:p>
          </table:table-cell>
          <table:table-cell table:formula="of:=[.F251]*(1+[.G251])" office:value-type="float" office:value="29.7266858489847" calcext:value-type="float">
            <text:p>29.7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2]/(1-[.E252])" office:value-type="float" office:value="2.22222222222222" calcext:value-type="float">
            <text:p>2.22</text:p>
          </table:table-cell>
          <table:table-cell table:formula="of:=[.H252]-[.D252]" office:value-type="float" office:value="-1.11111111111111" calcext:value-type="float">
            <text:p>-1.11</text:p>
          </table:table-cell>
          <table:table-cell table:style-name="ce3" table:formula="of:=[.H252]*[.C252]" office:value-type="float" office:value="66.6666666666667" calcext:value-type="float">
            <text:p>66.67</text:p>
          </table:table-cell>
          <table:table-cell table:style-name="ce3" table:formula="of:=[.I252]*[.C25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2]+1" office:value-type="date" office:date-value="2021-09-09" calcext:value-type="date">
            <text:p>9-Sep-2021</text:p>
          </table:table-cell>
          <table:table-cell table:style-name="ce2" table:formula="of:=INDEX([.$N$5:.$P$28];MATCH(MONTH([.A253])&amp;YEAR([.A253]);[.$P$5:.$P$28];0);2)" office:value-type="float" office:value="100" calcext:value-type="float">
            <text:p>100</text:p>
          </table:table-cell>
          <table:table-cell table:style-name="ce2" table:formula="of:=DAY(EOMONTH([.A253];0))" office:value-type="float" office:value="30" calcext:value-type="float">
            <text:p>30</text:p>
          </table:table-cell>
          <table:table-cell table:formula="of:=[.B253]/[.C253]" office:value-type="float" office:value="3.33333333333333" calcext:value-type="float">
            <text:p>3.33</text:p>
          </table:table-cell>
          <table:table-cell table:formula="of:=-0.5*([.F253]&lt;50)+0.6*([.F253]&gt;50)" office:value-type="float" office:value="-0.5" calcext:value-type="float">
            <text:p>-0.50</text:p>
          </table:table-cell>
          <table:table-cell table:formula="of:=[.F252]*(1+[.G252])" office:value-type="float" office:value="29.8081288239134" calcext:value-type="float">
            <text:p>29.8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3]/(1-[.E253])" office:value-type="float" office:value="2.22222222222222" calcext:value-type="float">
            <text:p>2.22</text:p>
          </table:table-cell>
          <table:table-cell table:formula="of:=[.H253]-[.D253]" office:value-type="float" office:value="-1.11111111111111" calcext:value-type="float">
            <text:p>-1.11</text:p>
          </table:table-cell>
          <table:table-cell table:style-name="ce3" table:formula="of:=[.H253]*[.C253]" office:value-type="float" office:value="66.6666666666667" calcext:value-type="float">
            <text:p>66.67</text:p>
          </table:table-cell>
          <table:table-cell table:style-name="ce3" table:formula="of:=[.I253]*[.C25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3]+1" office:value-type="date" office:date-value="2021-09-10" calcext:value-type="date">
            <text:p>10-Sep-2021</text:p>
          </table:table-cell>
          <table:table-cell table:style-name="ce2" table:formula="of:=INDEX([.$N$5:.$P$28];MATCH(MONTH([.A254])&amp;YEAR([.A254]);[.$P$5:.$P$28];0);2)" office:value-type="float" office:value="100" calcext:value-type="float">
            <text:p>100</text:p>
          </table:table-cell>
          <table:table-cell table:style-name="ce2" table:formula="of:=DAY(EOMONTH([.A254];0))" office:value-type="float" office:value="30" calcext:value-type="float">
            <text:p>30</text:p>
          </table:table-cell>
          <table:table-cell table:formula="of:=[.B254]/[.C254]" office:value-type="float" office:value="3.33333333333333" calcext:value-type="float">
            <text:p>3.33</text:p>
          </table:table-cell>
          <table:table-cell table:formula="of:=-0.5*([.F254]&lt;50)+0.6*([.F254]&gt;50)" office:value-type="float" office:value="-0.5" calcext:value-type="float">
            <text:p>-0.50</text:p>
          </table:table-cell>
          <table:table-cell table:formula="of:=[.F253]*(1+[.G253])" office:value-type="float" office:value="29.8897949302803" calcext:value-type="float">
            <text:p>29.8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4]/(1-[.E254])" office:value-type="float" office:value="2.22222222222222" calcext:value-type="float">
            <text:p>2.22</text:p>
          </table:table-cell>
          <table:table-cell table:formula="of:=[.H254]-[.D254]" office:value-type="float" office:value="-1.11111111111111" calcext:value-type="float">
            <text:p>-1.11</text:p>
          </table:table-cell>
          <table:table-cell table:style-name="ce3" table:formula="of:=[.H254]*[.C254]" office:value-type="float" office:value="66.6666666666667" calcext:value-type="float">
            <text:p>66.67</text:p>
          </table:table-cell>
          <table:table-cell table:style-name="ce3" table:formula="of:=[.I254]*[.C25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4]+1" office:value-type="date" office:date-value="2021-09-11" calcext:value-type="date">
            <text:p>11-Sep-2021</text:p>
          </table:table-cell>
          <table:table-cell table:style-name="ce2" table:formula="of:=INDEX([.$N$5:.$P$28];MATCH(MONTH([.A255])&amp;YEAR([.A255]);[.$P$5:.$P$28];0);2)" office:value-type="float" office:value="100" calcext:value-type="float">
            <text:p>100</text:p>
          </table:table-cell>
          <table:table-cell table:style-name="ce2" table:formula="of:=DAY(EOMONTH([.A255];0))" office:value-type="float" office:value="30" calcext:value-type="float">
            <text:p>30</text:p>
          </table:table-cell>
          <table:table-cell table:formula="of:=[.B255]/[.C255]" office:value-type="float" office:value="3.33333333333333" calcext:value-type="float">
            <text:p>3.33</text:p>
          </table:table-cell>
          <table:table-cell table:formula="of:=-0.5*([.F255]&lt;50)+0.6*([.F255]&gt;50)" office:value-type="float" office:value="-0.5" calcext:value-type="float">
            <text:p>-0.50</text:p>
          </table:table-cell>
          <table:table-cell table:formula="of:=[.F254]*(1+[.G254])" office:value-type="float" office:value="29.9716847794044" calcext:value-type="float">
            <text:p>29.9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5]/(1-[.E255])" office:value-type="float" office:value="2.22222222222222" calcext:value-type="float">
            <text:p>2.22</text:p>
          </table:table-cell>
          <table:table-cell table:formula="of:=[.H255]-[.D255]" office:value-type="float" office:value="-1.11111111111111" calcext:value-type="float">
            <text:p>-1.11</text:p>
          </table:table-cell>
          <table:table-cell table:style-name="ce3" table:formula="of:=[.H255]*[.C255]" office:value-type="float" office:value="66.6666666666667" calcext:value-type="float">
            <text:p>66.67</text:p>
          </table:table-cell>
          <table:table-cell table:style-name="ce3" table:formula="of:=[.I255]*[.C25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5]+1" office:value-type="date" office:date-value="2021-09-12" calcext:value-type="date">
            <text:p>12-Sep-2021</text:p>
          </table:table-cell>
          <table:table-cell table:style-name="ce2" table:formula="of:=INDEX([.$N$5:.$P$28];MATCH(MONTH([.A256])&amp;YEAR([.A256]);[.$P$5:.$P$28];0);2)" office:value-type="float" office:value="100" calcext:value-type="float">
            <text:p>100</text:p>
          </table:table-cell>
          <table:table-cell table:style-name="ce2" table:formula="of:=DAY(EOMONTH([.A256];0))" office:value-type="float" office:value="30" calcext:value-type="float">
            <text:p>30</text:p>
          </table:table-cell>
          <table:table-cell table:formula="of:=[.B256]/[.C256]" office:value-type="float" office:value="3.33333333333333" calcext:value-type="float">
            <text:p>3.33</text:p>
          </table:table-cell>
          <table:table-cell table:formula="of:=-0.5*([.F256]&lt;50)+0.6*([.F256]&gt;50)" office:value-type="float" office:value="-0.5" calcext:value-type="float">
            <text:p>-0.50</text:p>
          </table:table-cell>
          <table:table-cell table:formula="of:=[.F255]*(1+[.G255])" office:value-type="float" office:value="30.0537989842794" calcext:value-type="float">
            <text:p>30.0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6]/(1-[.E256])" office:value-type="float" office:value="2.22222222222222" calcext:value-type="float">
            <text:p>2.22</text:p>
          </table:table-cell>
          <table:table-cell table:formula="of:=[.H256]-[.D256]" office:value-type="float" office:value="-1.11111111111111" calcext:value-type="float">
            <text:p>-1.11</text:p>
          </table:table-cell>
          <table:table-cell table:style-name="ce3" table:formula="of:=[.H256]*[.C256]" office:value-type="float" office:value="66.6666666666667" calcext:value-type="float">
            <text:p>66.67</text:p>
          </table:table-cell>
          <table:table-cell table:style-name="ce3" table:formula="of:=[.I256]*[.C25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6]+1" office:value-type="date" office:date-value="2021-09-13" calcext:value-type="date">
            <text:p>13-Sep-2021</text:p>
          </table:table-cell>
          <table:table-cell table:style-name="ce2" table:formula="of:=INDEX([.$N$5:.$P$28];MATCH(MONTH([.A257])&amp;YEAR([.A257]);[.$P$5:.$P$28];0);2)" office:value-type="float" office:value="100" calcext:value-type="float">
            <text:p>100</text:p>
          </table:table-cell>
          <table:table-cell table:style-name="ce2" table:formula="of:=DAY(EOMONTH([.A257];0))" office:value-type="float" office:value="30" calcext:value-type="float">
            <text:p>30</text:p>
          </table:table-cell>
          <table:table-cell table:formula="of:=[.B257]/[.C257]" office:value-type="float" office:value="3.33333333333333" calcext:value-type="float">
            <text:p>3.33</text:p>
          </table:table-cell>
          <table:table-cell table:formula="of:=-0.5*([.F257]&lt;50)+0.6*([.F257]&gt;50)" office:value-type="float" office:value="-0.5" calcext:value-type="float">
            <text:p>-0.50</text:p>
          </table:table-cell>
          <table:table-cell table:formula="of:=[.F256]*(1+[.G256])" office:value-type="float" office:value="30.1361381595788" calcext:value-type="float">
            <text:p>30.1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7]/(1-[.E257])" office:value-type="float" office:value="2.22222222222222" calcext:value-type="float">
            <text:p>2.22</text:p>
          </table:table-cell>
          <table:table-cell table:formula="of:=[.H257]-[.D257]" office:value-type="float" office:value="-1.11111111111111" calcext:value-type="float">
            <text:p>-1.11</text:p>
          </table:table-cell>
          <table:table-cell table:style-name="ce3" table:formula="of:=[.H257]*[.C257]" office:value-type="float" office:value="66.6666666666667" calcext:value-type="float">
            <text:p>66.67</text:p>
          </table:table-cell>
          <table:table-cell table:style-name="ce3" table:formula="of:=[.I257]*[.C25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7]+1" office:value-type="date" office:date-value="2021-09-14" calcext:value-type="date">
            <text:p>14-Sep-2021</text:p>
          </table:table-cell>
          <table:table-cell table:style-name="ce2" table:formula="of:=INDEX([.$N$5:.$P$28];MATCH(MONTH([.A258])&amp;YEAR([.A258]);[.$P$5:.$P$28];0);2)" office:value-type="float" office:value="100" calcext:value-type="float">
            <text:p>100</text:p>
          </table:table-cell>
          <table:table-cell table:style-name="ce2" table:formula="of:=DAY(EOMONTH([.A258];0))" office:value-type="float" office:value="30" calcext:value-type="float">
            <text:p>30</text:p>
          </table:table-cell>
          <table:table-cell table:formula="of:=[.B258]/[.C258]" office:value-type="float" office:value="3.33333333333333" calcext:value-type="float">
            <text:p>3.33</text:p>
          </table:table-cell>
          <table:table-cell table:formula="of:=-0.5*([.F258]&lt;50)+0.6*([.F258]&gt;50)" office:value-type="float" office:value="-0.5" calcext:value-type="float">
            <text:p>-0.50</text:p>
          </table:table-cell>
          <table:table-cell table:formula="of:=[.F257]*(1+[.G257])" office:value-type="float" office:value="30.2187029216599" calcext:value-type="float">
            <text:p>30.2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8]/(1-[.E258])" office:value-type="float" office:value="2.22222222222222" calcext:value-type="float">
            <text:p>2.22</text:p>
          </table:table-cell>
          <table:table-cell table:formula="of:=[.H258]-[.D258]" office:value-type="float" office:value="-1.11111111111111" calcext:value-type="float">
            <text:p>-1.11</text:p>
          </table:table-cell>
          <table:table-cell table:style-name="ce3" table:formula="of:=[.H258]*[.C258]" office:value-type="float" office:value="66.6666666666667" calcext:value-type="float">
            <text:p>66.67</text:p>
          </table:table-cell>
          <table:table-cell table:style-name="ce3" table:formula="of:=[.I258]*[.C25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8]+1" office:value-type="date" office:date-value="2021-09-15" calcext:value-type="date">
            <text:p>15-Sep-2021</text:p>
          </table:table-cell>
          <table:table-cell table:style-name="ce2" table:formula="of:=INDEX([.$N$5:.$P$28];MATCH(MONTH([.A259])&amp;YEAR([.A259]);[.$P$5:.$P$28];0);2)" office:value-type="float" office:value="100" calcext:value-type="float">
            <text:p>100</text:p>
          </table:table-cell>
          <table:table-cell table:style-name="ce2" table:formula="of:=DAY(EOMONTH([.A259];0))" office:value-type="float" office:value="30" calcext:value-type="float">
            <text:p>30</text:p>
          </table:table-cell>
          <table:table-cell table:formula="of:=[.B259]/[.C259]" office:value-type="float" office:value="3.33333333333333" calcext:value-type="float">
            <text:p>3.33</text:p>
          </table:table-cell>
          <table:table-cell table:formula="of:=-0.5*([.F259]&lt;50)+0.6*([.F259]&gt;50)" office:value-type="float" office:value="-0.5" calcext:value-type="float">
            <text:p>-0.50</text:p>
          </table:table-cell>
          <table:table-cell table:formula="of:=[.F258]*(1+[.G258])" office:value-type="float" office:value="30.3014938885685" calcext:value-type="float">
            <text:p>30.3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59]/(1-[.E259])" office:value-type="float" office:value="2.22222222222222" calcext:value-type="float">
            <text:p>2.22</text:p>
          </table:table-cell>
          <table:table-cell table:formula="of:=[.H259]-[.D259]" office:value-type="float" office:value="-1.11111111111111" calcext:value-type="float">
            <text:p>-1.11</text:p>
          </table:table-cell>
          <table:table-cell table:style-name="ce3" table:formula="of:=[.H259]*[.C259]" office:value-type="float" office:value="66.6666666666667" calcext:value-type="float">
            <text:p>66.67</text:p>
          </table:table-cell>
          <table:table-cell table:style-name="ce3" table:formula="of:=[.I259]*[.C25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59]+1" office:value-type="date" office:date-value="2021-09-16" calcext:value-type="date">
            <text:p>16-Sep-2021</text:p>
          </table:table-cell>
          <table:table-cell table:style-name="ce2" table:formula="of:=INDEX([.$N$5:.$P$28];MATCH(MONTH([.A260])&amp;YEAR([.A260]);[.$P$5:.$P$28];0);2)" office:value-type="float" office:value="100" calcext:value-type="float">
            <text:p>100</text:p>
          </table:table-cell>
          <table:table-cell table:style-name="ce2" table:formula="of:=DAY(EOMONTH([.A260];0))" office:value-type="float" office:value="30" calcext:value-type="float">
            <text:p>30</text:p>
          </table:table-cell>
          <table:table-cell table:formula="of:=[.B260]/[.C260]" office:value-type="float" office:value="3.33333333333333" calcext:value-type="float">
            <text:p>3.33</text:p>
          </table:table-cell>
          <table:table-cell table:formula="of:=-0.5*([.F260]&lt;50)+0.6*([.F260]&gt;50)" office:value-type="float" office:value="-0.5" calcext:value-type="float">
            <text:p>-0.50</text:p>
          </table:table-cell>
          <table:table-cell table:formula="of:=[.F259]*(1+[.G259])" office:value-type="float" office:value="30.3845116800441" calcext:value-type="float">
            <text:p>30.3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0]/(1-[.E260])" office:value-type="float" office:value="2.22222222222222" calcext:value-type="float">
            <text:p>2.22</text:p>
          </table:table-cell>
          <table:table-cell table:formula="of:=[.H260]-[.D260]" office:value-type="float" office:value="-1.11111111111111" calcext:value-type="float">
            <text:p>-1.11</text:p>
          </table:table-cell>
          <table:table-cell table:style-name="ce3" table:formula="of:=[.H260]*[.C260]" office:value-type="float" office:value="66.6666666666667" calcext:value-type="float">
            <text:p>66.67</text:p>
          </table:table-cell>
          <table:table-cell table:style-name="ce3" table:formula="of:=[.I260]*[.C26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0]+1" office:value-type="date" office:date-value="2021-09-17" calcext:value-type="date">
            <text:p>17-Sep-2021</text:p>
          </table:table-cell>
          <table:table-cell table:style-name="ce2" table:formula="of:=INDEX([.$N$5:.$P$28];MATCH(MONTH([.A261])&amp;YEAR([.A261]);[.$P$5:.$P$28];0);2)" office:value-type="float" office:value="100" calcext:value-type="float">
            <text:p>100</text:p>
          </table:table-cell>
          <table:table-cell table:style-name="ce2" table:formula="of:=DAY(EOMONTH([.A261];0))" office:value-type="float" office:value="30" calcext:value-type="float">
            <text:p>30</text:p>
          </table:table-cell>
          <table:table-cell table:formula="of:=[.B261]/[.C261]" office:value-type="float" office:value="3.33333333333333" calcext:value-type="float">
            <text:p>3.33</text:p>
          </table:table-cell>
          <table:table-cell table:formula="of:=-0.5*([.F261]&lt;50)+0.6*([.F261]&gt;50)" office:value-type="float" office:value="-0.5" calcext:value-type="float">
            <text:p>-0.50</text:p>
          </table:table-cell>
          <table:table-cell table:formula="of:=[.F260]*(1+[.G260])" office:value-type="float" office:value="30.4677569175237" calcext:value-type="float">
            <text:p>30.4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1]/(1-[.E261])" office:value-type="float" office:value="2.22222222222222" calcext:value-type="float">
            <text:p>2.22</text:p>
          </table:table-cell>
          <table:table-cell table:formula="of:=[.H261]-[.D261]" office:value-type="float" office:value="-1.11111111111111" calcext:value-type="float">
            <text:p>-1.11</text:p>
          </table:table-cell>
          <table:table-cell table:style-name="ce3" table:formula="of:=[.H261]*[.C261]" office:value-type="float" office:value="66.6666666666667" calcext:value-type="float">
            <text:p>66.67</text:p>
          </table:table-cell>
          <table:table-cell table:style-name="ce3" table:formula="of:=[.I261]*[.C26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1]+1" office:value-type="date" office:date-value="2021-09-18" calcext:value-type="date">
            <text:p>18-Sep-2021</text:p>
          </table:table-cell>
          <table:table-cell table:style-name="ce2" table:formula="of:=INDEX([.$N$5:.$P$28];MATCH(MONTH([.A262])&amp;YEAR([.A262]);[.$P$5:.$P$28];0);2)" office:value-type="float" office:value="100" calcext:value-type="float">
            <text:p>100</text:p>
          </table:table-cell>
          <table:table-cell table:style-name="ce2" table:formula="of:=DAY(EOMONTH([.A262];0))" office:value-type="float" office:value="30" calcext:value-type="float">
            <text:p>30</text:p>
          </table:table-cell>
          <table:table-cell table:formula="of:=[.B262]/[.C262]" office:value-type="float" office:value="3.33333333333333" calcext:value-type="float">
            <text:p>3.33</text:p>
          </table:table-cell>
          <table:table-cell table:formula="of:=-0.5*([.F262]&lt;50)+0.6*([.F262]&gt;50)" office:value-type="float" office:value="-0.5" calcext:value-type="float">
            <text:p>-0.50</text:p>
          </table:table-cell>
          <table:table-cell table:formula="of:=[.F261]*(1+[.G261])" office:value-type="float" office:value="30.551230224147" calcext:value-type="float">
            <text:p>30.5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2]/(1-[.E262])" office:value-type="float" office:value="2.22222222222222" calcext:value-type="float">
            <text:p>2.22</text:p>
          </table:table-cell>
          <table:table-cell table:formula="of:=[.H262]-[.D262]" office:value-type="float" office:value="-1.11111111111111" calcext:value-type="float">
            <text:p>-1.11</text:p>
          </table:table-cell>
          <table:table-cell table:style-name="ce3" table:formula="of:=[.H262]*[.C262]" office:value-type="float" office:value="66.6666666666667" calcext:value-type="float">
            <text:p>66.67</text:p>
          </table:table-cell>
          <table:table-cell table:style-name="ce3" table:formula="of:=[.I262]*[.C26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2]+1" office:value-type="date" office:date-value="2021-09-19" calcext:value-type="date">
            <text:p>19-Sep-2021</text:p>
          </table:table-cell>
          <table:table-cell table:style-name="ce2" table:formula="of:=INDEX([.$N$5:.$P$28];MATCH(MONTH([.A263])&amp;YEAR([.A263]);[.$P$5:.$P$28];0);2)" office:value-type="float" office:value="100" calcext:value-type="float">
            <text:p>100</text:p>
          </table:table-cell>
          <table:table-cell table:style-name="ce2" table:formula="of:=DAY(EOMONTH([.A263];0))" office:value-type="float" office:value="30" calcext:value-type="float">
            <text:p>30</text:p>
          </table:table-cell>
          <table:table-cell table:formula="of:=[.B263]/[.C263]" office:value-type="float" office:value="3.33333333333333" calcext:value-type="float">
            <text:p>3.33</text:p>
          </table:table-cell>
          <table:table-cell table:formula="of:=-0.5*([.F263]&lt;50)+0.6*([.F263]&gt;50)" office:value-type="float" office:value="-0.5" calcext:value-type="float">
            <text:p>-0.50</text:p>
          </table:table-cell>
          <table:table-cell table:formula="of:=[.F262]*(1+[.G262])" office:value-type="float" office:value="30.6349322247611" calcext:value-type="float">
            <text:p>30.6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3]/(1-[.E263])" office:value-type="float" office:value="2.22222222222222" calcext:value-type="float">
            <text:p>2.22</text:p>
          </table:table-cell>
          <table:table-cell table:formula="of:=[.H263]-[.D263]" office:value-type="float" office:value="-1.11111111111111" calcext:value-type="float">
            <text:p>-1.11</text:p>
          </table:table-cell>
          <table:table-cell table:style-name="ce3" table:formula="of:=[.H263]*[.C263]" office:value-type="float" office:value="66.6666666666667" calcext:value-type="float">
            <text:p>66.67</text:p>
          </table:table-cell>
          <table:table-cell table:style-name="ce3" table:formula="of:=[.I263]*[.C26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3]+1" office:value-type="date" office:date-value="2021-09-20" calcext:value-type="date">
            <text:p>20-Sep-2021</text:p>
          </table:table-cell>
          <table:table-cell table:style-name="ce2" table:formula="of:=INDEX([.$N$5:.$P$28];MATCH(MONTH([.A264])&amp;YEAR([.A264]);[.$P$5:.$P$28];0);2)" office:value-type="float" office:value="100" calcext:value-type="float">
            <text:p>100</text:p>
          </table:table-cell>
          <table:table-cell table:style-name="ce2" table:formula="of:=DAY(EOMONTH([.A264];0))" office:value-type="float" office:value="30" calcext:value-type="float">
            <text:p>30</text:p>
          </table:table-cell>
          <table:table-cell table:formula="of:=[.B264]/[.C264]" office:value-type="float" office:value="3.33333333333333" calcext:value-type="float">
            <text:p>3.33</text:p>
          </table:table-cell>
          <table:table-cell table:formula="of:=-0.5*([.F264]&lt;50)+0.6*([.F264]&gt;50)" office:value-type="float" office:value="-0.5" calcext:value-type="float">
            <text:p>-0.50</text:p>
          </table:table-cell>
          <table:table-cell table:formula="of:=[.F263]*(1+[.G263])" office:value-type="float" office:value="30.7188635459248" calcext:value-type="float">
            <text:p>30.7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4]/(1-[.E264])" office:value-type="float" office:value="2.22222222222222" calcext:value-type="float">
            <text:p>2.22</text:p>
          </table:table-cell>
          <table:table-cell table:formula="of:=[.H264]-[.D264]" office:value-type="float" office:value="-1.11111111111111" calcext:value-type="float">
            <text:p>-1.11</text:p>
          </table:table-cell>
          <table:table-cell table:style-name="ce3" table:formula="of:=[.H264]*[.C264]" office:value-type="float" office:value="66.6666666666667" calcext:value-type="float">
            <text:p>66.67</text:p>
          </table:table-cell>
          <table:table-cell table:style-name="ce3" table:formula="of:=[.I264]*[.C26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4]+1" office:value-type="date" office:date-value="2021-09-21" calcext:value-type="date">
            <text:p>21-Sep-2021</text:p>
          </table:table-cell>
          <table:table-cell table:style-name="ce2" table:formula="of:=INDEX([.$N$5:.$P$28];MATCH(MONTH([.A265])&amp;YEAR([.A265]);[.$P$5:.$P$28];0);2)" office:value-type="float" office:value="100" calcext:value-type="float">
            <text:p>100</text:p>
          </table:table-cell>
          <table:table-cell table:style-name="ce2" table:formula="of:=DAY(EOMONTH([.A265];0))" office:value-type="float" office:value="30" calcext:value-type="float">
            <text:p>30</text:p>
          </table:table-cell>
          <table:table-cell table:formula="of:=[.B265]/[.C265]" office:value-type="float" office:value="3.33333333333333" calcext:value-type="float">
            <text:p>3.33</text:p>
          </table:table-cell>
          <table:table-cell table:formula="of:=-0.5*([.F265]&lt;50)+0.6*([.F265]&gt;50)" office:value-type="float" office:value="-0.5" calcext:value-type="float">
            <text:p>-0.50</text:p>
          </table:table-cell>
          <table:table-cell table:formula="of:=[.F264]*(1+[.G264])" office:value-type="float" office:value="30.8030248159137" calcext:value-type="float">
            <text:p>30.8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5]/(1-[.E265])" office:value-type="float" office:value="2.22222222222222" calcext:value-type="float">
            <text:p>2.22</text:p>
          </table:table-cell>
          <table:table-cell table:formula="of:=[.H265]-[.D265]" office:value-type="float" office:value="-1.11111111111111" calcext:value-type="float">
            <text:p>-1.11</text:p>
          </table:table-cell>
          <table:table-cell table:style-name="ce3" table:formula="of:=[.H265]*[.C265]" office:value-type="float" office:value="66.6666666666667" calcext:value-type="float">
            <text:p>66.67</text:p>
          </table:table-cell>
          <table:table-cell table:style-name="ce3" table:formula="of:=[.I265]*[.C26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5]+1" office:value-type="date" office:date-value="2021-09-22" calcext:value-type="date">
            <text:p>22-Sep-2021</text:p>
          </table:table-cell>
          <table:table-cell table:style-name="ce2" table:formula="of:=INDEX([.$N$5:.$P$28];MATCH(MONTH([.A266])&amp;YEAR([.A266]);[.$P$5:.$P$28];0);2)" office:value-type="float" office:value="100" calcext:value-type="float">
            <text:p>100</text:p>
          </table:table-cell>
          <table:table-cell table:style-name="ce2" table:formula="of:=DAY(EOMONTH([.A266];0))" office:value-type="float" office:value="30" calcext:value-type="float">
            <text:p>30</text:p>
          </table:table-cell>
          <table:table-cell table:formula="of:=[.B266]/[.C266]" office:value-type="float" office:value="3.33333333333333" calcext:value-type="float">
            <text:p>3.33</text:p>
          </table:table-cell>
          <table:table-cell table:formula="of:=-0.5*([.F266]&lt;50)+0.6*([.F266]&gt;50)" office:value-type="float" office:value="-0.5" calcext:value-type="float">
            <text:p>-0.50</text:p>
          </table:table-cell>
          <table:table-cell table:formula="of:=[.F265]*(1+[.G265])" office:value-type="float" office:value="30.8874166647244" calcext:value-type="float">
            <text:p>30.8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6]/(1-[.E266])" office:value-type="float" office:value="2.22222222222222" calcext:value-type="float">
            <text:p>2.22</text:p>
          </table:table-cell>
          <table:table-cell table:formula="of:=[.H266]-[.D266]" office:value-type="float" office:value="-1.11111111111111" calcext:value-type="float">
            <text:p>-1.11</text:p>
          </table:table-cell>
          <table:table-cell table:style-name="ce3" table:formula="of:=[.H266]*[.C266]" office:value-type="float" office:value="66.6666666666667" calcext:value-type="float">
            <text:p>66.67</text:p>
          </table:table-cell>
          <table:table-cell table:style-name="ce3" table:formula="of:=[.I266]*[.C26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6]+1" office:value-type="date" office:date-value="2021-09-23" calcext:value-type="date">
            <text:p>23-Sep-2021</text:p>
          </table:table-cell>
          <table:table-cell table:style-name="ce2" table:formula="of:=INDEX([.$N$5:.$P$28];MATCH(MONTH([.A267])&amp;YEAR([.A267]);[.$P$5:.$P$28];0);2)" office:value-type="float" office:value="100" calcext:value-type="float">
            <text:p>100</text:p>
          </table:table-cell>
          <table:table-cell table:style-name="ce2" table:formula="of:=DAY(EOMONTH([.A267];0))" office:value-type="float" office:value="30" calcext:value-type="float">
            <text:p>30</text:p>
          </table:table-cell>
          <table:table-cell table:formula="of:=[.B267]/[.C267]" office:value-type="float" office:value="3.33333333333333" calcext:value-type="float">
            <text:p>3.33</text:p>
          </table:table-cell>
          <table:table-cell table:formula="of:=-0.5*([.F267]&lt;50)+0.6*([.F267]&gt;50)" office:value-type="float" office:value="-0.5" calcext:value-type="float">
            <text:p>-0.50</text:p>
          </table:table-cell>
          <table:table-cell table:formula="of:=[.F266]*(1+[.G266])" office:value-type="float" office:value="30.9720397240798" calcext:value-type="float">
            <text:p>30.9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7]/(1-[.E267])" office:value-type="float" office:value="2.22222222222222" calcext:value-type="float">
            <text:p>2.22</text:p>
          </table:table-cell>
          <table:table-cell table:formula="of:=[.H267]-[.D267]" office:value-type="float" office:value="-1.11111111111111" calcext:value-type="float">
            <text:p>-1.11</text:p>
          </table:table-cell>
          <table:table-cell table:style-name="ce3" table:formula="of:=[.H267]*[.C267]" office:value-type="float" office:value="66.6666666666667" calcext:value-type="float">
            <text:p>66.67</text:p>
          </table:table-cell>
          <table:table-cell table:style-name="ce3" table:formula="of:=[.I267]*[.C26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7]+1" office:value-type="date" office:date-value="2021-09-24" calcext:value-type="date">
            <text:p>24-Sep-2021</text:p>
          </table:table-cell>
          <table:table-cell table:style-name="ce2" table:formula="of:=INDEX([.$N$5:.$P$28];MATCH(MONTH([.A268])&amp;YEAR([.A268]);[.$P$5:.$P$28];0);2)" office:value-type="float" office:value="100" calcext:value-type="float">
            <text:p>100</text:p>
          </table:table-cell>
          <table:table-cell table:style-name="ce2" table:formula="of:=DAY(EOMONTH([.A268];0))" office:value-type="float" office:value="30" calcext:value-type="float">
            <text:p>30</text:p>
          </table:table-cell>
          <table:table-cell table:formula="of:=[.B268]/[.C268]" office:value-type="float" office:value="3.33333333333333" calcext:value-type="float">
            <text:p>3.33</text:p>
          </table:table-cell>
          <table:table-cell table:formula="of:=-0.5*([.F268]&lt;50)+0.6*([.F268]&gt;50)" office:value-type="float" office:value="-0.5" calcext:value-type="float">
            <text:p>-0.50</text:p>
          </table:table-cell>
          <table:table-cell table:formula="of:=[.F267]*(1+[.G267])" office:value-type="float" office:value="31.0568946274335" calcext:value-type="float">
            <text:p>31.0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8]/(1-[.E268])" office:value-type="float" office:value="2.22222222222222" calcext:value-type="float">
            <text:p>2.22</text:p>
          </table:table-cell>
          <table:table-cell table:formula="of:=[.H268]-[.D268]" office:value-type="float" office:value="-1.11111111111111" calcext:value-type="float">
            <text:p>-1.11</text:p>
          </table:table-cell>
          <table:table-cell table:style-name="ce3" table:formula="of:=[.H268]*[.C268]" office:value-type="float" office:value="66.6666666666667" calcext:value-type="float">
            <text:p>66.67</text:p>
          </table:table-cell>
          <table:table-cell table:style-name="ce3" table:formula="of:=[.I268]*[.C26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8]+1" office:value-type="date" office:date-value="2021-09-25" calcext:value-type="date">
            <text:p>25-Sep-2021</text:p>
          </table:table-cell>
          <table:table-cell table:style-name="ce2" table:formula="of:=INDEX([.$N$5:.$P$28];MATCH(MONTH([.A269])&amp;YEAR([.A269]);[.$P$5:.$P$28];0);2)" office:value-type="float" office:value="100" calcext:value-type="float">
            <text:p>100</text:p>
          </table:table-cell>
          <table:table-cell table:style-name="ce2" table:formula="of:=DAY(EOMONTH([.A269];0))" office:value-type="float" office:value="30" calcext:value-type="float">
            <text:p>30</text:p>
          </table:table-cell>
          <table:table-cell table:formula="of:=[.B269]/[.C269]" office:value-type="float" office:value="3.33333333333333" calcext:value-type="float">
            <text:p>3.33</text:p>
          </table:table-cell>
          <table:table-cell table:formula="of:=-0.5*([.F269]&lt;50)+0.6*([.F269]&gt;50)" office:value-type="float" office:value="-0.5" calcext:value-type="float">
            <text:p>-0.50</text:p>
          </table:table-cell>
          <table:table-cell table:formula="of:=[.F268]*(1+[.G268])" office:value-type="float" office:value="31.1419820099744" calcext:value-type="float">
            <text:p>31.1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69]/(1-[.E269])" office:value-type="float" office:value="2.22222222222222" calcext:value-type="float">
            <text:p>2.22</text:p>
          </table:table-cell>
          <table:table-cell table:formula="of:=[.H269]-[.D269]" office:value-type="float" office:value="-1.11111111111111" calcext:value-type="float">
            <text:p>-1.11</text:p>
          </table:table-cell>
          <table:table-cell table:style-name="ce3" table:formula="of:=[.H269]*[.C269]" office:value-type="float" office:value="66.6666666666667" calcext:value-type="float">
            <text:p>66.67</text:p>
          </table:table-cell>
          <table:table-cell table:style-name="ce3" table:formula="of:=[.I269]*[.C26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69]+1" office:value-type="date" office:date-value="2021-09-26" calcext:value-type="date">
            <text:p>26-Sep-2021</text:p>
          </table:table-cell>
          <table:table-cell table:style-name="ce2" table:formula="of:=INDEX([.$N$5:.$P$28];MATCH(MONTH([.A270])&amp;YEAR([.A270]);[.$P$5:.$P$28];0);2)" office:value-type="float" office:value="100" calcext:value-type="float">
            <text:p>100</text:p>
          </table:table-cell>
          <table:table-cell table:style-name="ce2" table:formula="of:=DAY(EOMONTH([.A270];0))" office:value-type="float" office:value="30" calcext:value-type="float">
            <text:p>30</text:p>
          </table:table-cell>
          <table:table-cell table:formula="of:=[.B270]/[.C270]" office:value-type="float" office:value="3.33333333333333" calcext:value-type="float">
            <text:p>3.33</text:p>
          </table:table-cell>
          <table:table-cell table:formula="of:=-0.5*([.F270]&lt;50)+0.6*([.F270]&gt;50)" office:value-type="float" office:value="-0.5" calcext:value-type="float">
            <text:p>-0.50</text:p>
          </table:table-cell>
          <table:table-cell table:formula="of:=[.F269]*(1+[.G269])" office:value-type="float" office:value="31.2273025086318" calcext:value-type="float">
            <text:p>31.2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0]/(1-[.E270])" office:value-type="float" office:value="2.22222222222222" calcext:value-type="float">
            <text:p>2.22</text:p>
          </table:table-cell>
          <table:table-cell table:formula="of:=[.H270]-[.D270]" office:value-type="float" office:value="-1.11111111111111" calcext:value-type="float">
            <text:p>-1.11</text:p>
          </table:table-cell>
          <table:table-cell table:style-name="ce3" table:formula="of:=[.H270]*[.C270]" office:value-type="float" office:value="66.6666666666667" calcext:value-type="float">
            <text:p>66.67</text:p>
          </table:table-cell>
          <table:table-cell table:style-name="ce3" table:formula="of:=[.I270]*[.C27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0]+1" office:value-type="date" office:date-value="2021-09-27" calcext:value-type="date">
            <text:p>27-Sep-2021</text:p>
          </table:table-cell>
          <table:table-cell table:style-name="ce2" table:formula="of:=INDEX([.$N$5:.$P$28];MATCH(MONTH([.A271])&amp;YEAR([.A271]);[.$P$5:.$P$28];0);2)" office:value-type="float" office:value="100" calcext:value-type="float">
            <text:p>100</text:p>
          </table:table-cell>
          <table:table-cell table:style-name="ce2" table:formula="of:=DAY(EOMONTH([.A271];0))" office:value-type="float" office:value="30" calcext:value-type="float">
            <text:p>30</text:p>
          </table:table-cell>
          <table:table-cell table:formula="of:=[.B271]/[.C271]" office:value-type="float" office:value="3.33333333333333" calcext:value-type="float">
            <text:p>3.33</text:p>
          </table:table-cell>
          <table:table-cell table:formula="of:=-0.5*([.F271]&lt;50)+0.6*([.F271]&gt;50)" office:value-type="float" office:value="-0.5" calcext:value-type="float">
            <text:p>-0.50</text:p>
          </table:table-cell>
          <table:table-cell table:formula="of:=[.F270]*(1+[.G270])" office:value-type="float" office:value="31.3128567620802" calcext:value-type="float">
            <text:p>31.3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1]/(1-[.E271])" office:value-type="float" office:value="2.22222222222222" calcext:value-type="float">
            <text:p>2.22</text:p>
          </table:table-cell>
          <table:table-cell table:formula="of:=[.H271]-[.D271]" office:value-type="float" office:value="-1.11111111111111" calcext:value-type="float">
            <text:p>-1.11</text:p>
          </table:table-cell>
          <table:table-cell table:style-name="ce3" table:formula="of:=[.H271]*[.C271]" office:value-type="float" office:value="66.6666666666667" calcext:value-type="float">
            <text:p>66.67</text:p>
          </table:table-cell>
          <table:table-cell table:style-name="ce3" table:formula="of:=[.I271]*[.C27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1]+1" office:value-type="date" office:date-value="2021-09-28" calcext:value-type="date">
            <text:p>28-Sep-2021</text:p>
          </table:table-cell>
          <table:table-cell table:style-name="ce2" table:formula="of:=INDEX([.$N$5:.$P$28];MATCH(MONTH([.A272])&amp;YEAR([.A272]);[.$P$5:.$P$28];0);2)" office:value-type="float" office:value="100" calcext:value-type="float">
            <text:p>100</text:p>
          </table:table-cell>
          <table:table-cell table:style-name="ce2" table:formula="of:=DAY(EOMONTH([.A272];0))" office:value-type="float" office:value="30" calcext:value-type="float">
            <text:p>30</text:p>
          </table:table-cell>
          <table:table-cell table:formula="of:=[.B272]/[.C272]" office:value-type="float" office:value="3.33333333333333" calcext:value-type="float">
            <text:p>3.33</text:p>
          </table:table-cell>
          <table:table-cell table:formula="of:=-0.5*([.F272]&lt;50)+0.6*([.F272]&gt;50)" office:value-type="float" office:value="-0.5" calcext:value-type="float">
            <text:p>-0.50</text:p>
          </table:table-cell>
          <table:table-cell table:formula="of:=[.F271]*(1+[.G271])" office:value-type="float" office:value="31.3986454107434" calcext:value-type="float">
            <text:p>31.4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2]/(1-[.E272])" office:value-type="float" office:value="2.22222222222222" calcext:value-type="float">
            <text:p>2.22</text:p>
          </table:table-cell>
          <table:table-cell table:formula="of:=[.H272]-[.D272]" office:value-type="float" office:value="-1.11111111111111" calcext:value-type="float">
            <text:p>-1.11</text:p>
          </table:table-cell>
          <table:table-cell table:style-name="ce3" table:formula="of:=[.H272]*[.C272]" office:value-type="float" office:value="66.6666666666667" calcext:value-type="float">
            <text:p>66.67</text:p>
          </table:table-cell>
          <table:table-cell table:style-name="ce3" table:formula="of:=[.I272]*[.C27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2]+1" office:value-type="date" office:date-value="2021-09-29" calcext:value-type="date">
            <text:p>29-Sep-2021</text:p>
          </table:table-cell>
          <table:table-cell table:style-name="ce2" table:formula="of:=INDEX([.$N$5:.$P$28];MATCH(MONTH([.A273])&amp;YEAR([.A273]);[.$P$5:.$P$28];0);2)" office:value-type="float" office:value="100" calcext:value-type="float">
            <text:p>100</text:p>
          </table:table-cell>
          <table:table-cell table:style-name="ce2" table:formula="of:=DAY(EOMONTH([.A273];0))" office:value-type="float" office:value="30" calcext:value-type="float">
            <text:p>30</text:p>
          </table:table-cell>
          <table:table-cell table:formula="of:=[.B273]/[.C273]" office:value-type="float" office:value="3.33333333333333" calcext:value-type="float">
            <text:p>3.33</text:p>
          </table:table-cell>
          <table:table-cell table:formula="of:=-0.5*([.F273]&lt;50)+0.6*([.F273]&gt;50)" office:value-type="float" office:value="-0.5" calcext:value-type="float">
            <text:p>-0.50</text:p>
          </table:table-cell>
          <table:table-cell table:formula="of:=[.F272]*(1+[.G272])" office:value-type="float" office:value="31.4846690968002" calcext:value-type="float">
            <text:p>31.4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3]/(1-[.E273])" office:value-type="float" office:value="2.22222222222222" calcext:value-type="float">
            <text:p>2.22</text:p>
          </table:table-cell>
          <table:table-cell table:formula="of:=[.H273]-[.D273]" office:value-type="float" office:value="-1.11111111111111" calcext:value-type="float">
            <text:p>-1.11</text:p>
          </table:table-cell>
          <table:table-cell table:style-name="ce3" table:formula="of:=[.H273]*[.C273]" office:value-type="float" office:value="66.6666666666667" calcext:value-type="float">
            <text:p>66.67</text:p>
          </table:table-cell>
          <table:table-cell table:style-name="ce3" table:formula="of:=[.I273]*[.C27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3]+1" office:value-type="date" office:date-value="2021-09-30" calcext:value-type="date">
            <text:p>30-Sep-2021</text:p>
          </table:table-cell>
          <table:table-cell table:style-name="ce2" table:formula="of:=INDEX([.$N$5:.$P$28];MATCH(MONTH([.A274])&amp;YEAR([.A274]);[.$P$5:.$P$28];0);2)" office:value-type="float" office:value="100" calcext:value-type="float">
            <text:p>100</text:p>
          </table:table-cell>
          <table:table-cell table:style-name="ce2" table:formula="of:=DAY(EOMONTH([.A274];0))" office:value-type="float" office:value="30" calcext:value-type="float">
            <text:p>30</text:p>
          </table:table-cell>
          <table:table-cell table:formula="of:=[.B274]/[.C274]" office:value-type="float" office:value="3.33333333333333" calcext:value-type="float">
            <text:p>3.33</text:p>
          </table:table-cell>
          <table:table-cell table:formula="of:=-0.5*([.F274]&lt;50)+0.6*([.F274]&gt;50)" office:value-type="float" office:value="-0.5" calcext:value-type="float">
            <text:p>-0.50</text:p>
          </table:table-cell>
          <table:table-cell table:formula="of:=[.F273]*(1+[.G273])" office:value-type="float" office:value="31.5709284641887" calcext:value-type="float">
            <text:p>31.5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4]/(1-[.E274])" office:value-type="float" office:value="2.22222222222222" calcext:value-type="float">
            <text:p>2.22</text:p>
          </table:table-cell>
          <table:table-cell table:formula="of:=[.H274]-[.D274]" office:value-type="float" office:value="-1.11111111111111" calcext:value-type="float">
            <text:p>-1.11</text:p>
          </table:table-cell>
          <table:table-cell table:style-name="ce3" table:formula="of:=[.H274]*[.C274]" office:value-type="float" office:value="66.6666666666667" calcext:value-type="float">
            <text:p>66.67</text:p>
          </table:table-cell>
          <table:table-cell table:style-name="ce3" table:formula="of:=[.I274]*[.C27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4]+1" office:value-type="date" office:date-value="2021-10-01" calcext:value-type="date">
            <text:p>1-Oct-2021</text:p>
          </table:table-cell>
          <table:table-cell table:style-name="ce2" table:formula="of:=INDEX([.$N$5:.$P$28];MATCH(MONTH([.A275])&amp;YEAR([.A275]);[.$P$5:.$P$28];0);2)" office:value-type="float" office:value="100" calcext:value-type="float">
            <text:p>100</text:p>
          </table:table-cell>
          <table:table-cell table:style-name="ce2" table:formula="of:=DAY(EOMONTH([.A275];0))" office:value-type="float" office:value="31" calcext:value-type="float">
            <text:p>31</text:p>
          </table:table-cell>
          <table:table-cell table:formula="of:=[.B275]/[.C275]" office:value-type="float" office:value="3.2258064516129" calcext:value-type="float">
            <text:p>3.23</text:p>
          </table:table-cell>
          <table:table-cell table:formula="of:=-0.5*([.F275]&lt;50)+0.6*([.F275]&gt;50)" office:value-type="float" office:value="-0.5" calcext:value-type="float">
            <text:p>-0.50</text:p>
          </table:table-cell>
          <table:table-cell table:formula="of:=[.F274]*(1+[.G274])" office:value-type="float" office:value="31.6574241586112" calcext:value-type="float">
            <text:p>31.6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5]/(1-[.E275])" office:value-type="float" office:value="2.1505376344086" calcext:value-type="float">
            <text:p>2.15</text:p>
          </table:table-cell>
          <table:table-cell table:formula="of:=[.H275]-[.D275]" office:value-type="float" office:value="-1.0752688172043" calcext:value-type="float">
            <text:p>-1.08</text:p>
          </table:table-cell>
          <table:table-cell table:style-name="ce3" table:formula="of:=[.H275]*[.C275]" office:value-type="float" office:value="66.6666666666667" calcext:value-type="float">
            <text:p>66.67</text:p>
          </table:table-cell>
          <table:table-cell table:style-name="ce3" table:formula="of:=[.I275]*[.C27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5]+1" office:value-type="date" office:date-value="2021-10-02" calcext:value-type="date">
            <text:p>2-Oct-2021</text:p>
          </table:table-cell>
          <table:table-cell table:style-name="ce2" table:formula="of:=INDEX([.$N$5:.$P$28];MATCH(MONTH([.A276])&amp;YEAR([.A276]);[.$P$5:.$P$28];0);2)" office:value-type="float" office:value="100" calcext:value-type="float">
            <text:p>100</text:p>
          </table:table-cell>
          <table:table-cell table:style-name="ce2" table:formula="of:=DAY(EOMONTH([.A276];0))" office:value-type="float" office:value="31" calcext:value-type="float">
            <text:p>31</text:p>
          </table:table-cell>
          <table:table-cell table:formula="of:=[.B276]/[.C276]" office:value-type="float" office:value="3.2258064516129" calcext:value-type="float">
            <text:p>3.23</text:p>
          </table:table-cell>
          <table:table-cell table:formula="of:=-0.5*([.F276]&lt;50)+0.6*([.F276]&gt;50)" office:value-type="float" office:value="-0.5" calcext:value-type="float">
            <text:p>-0.50</text:p>
          </table:table-cell>
          <table:table-cell table:formula="of:=[.F275]*(1+[.G275])" office:value-type="float" office:value="31.7441568275389" calcext:value-type="float">
            <text:p>31.7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6]/(1-[.E276])" office:value-type="float" office:value="2.1505376344086" calcext:value-type="float">
            <text:p>2.15</text:p>
          </table:table-cell>
          <table:table-cell table:formula="of:=[.H276]-[.D276]" office:value-type="float" office:value="-1.0752688172043" calcext:value-type="float">
            <text:p>-1.08</text:p>
          </table:table-cell>
          <table:table-cell table:style-name="ce3" table:formula="of:=[.H276]*[.C276]" office:value-type="float" office:value="66.6666666666667" calcext:value-type="float">
            <text:p>66.67</text:p>
          </table:table-cell>
          <table:table-cell table:style-name="ce3" table:formula="of:=[.I276]*[.C27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6]+1" office:value-type="date" office:date-value="2021-10-03" calcext:value-type="date">
            <text:p>3-Oct-2021</text:p>
          </table:table-cell>
          <table:table-cell table:style-name="ce2" table:formula="of:=INDEX([.$N$5:.$P$28];MATCH(MONTH([.A277])&amp;YEAR([.A277]);[.$P$5:.$P$28];0);2)" office:value-type="float" office:value="100" calcext:value-type="float">
            <text:p>100</text:p>
          </table:table-cell>
          <table:table-cell table:style-name="ce2" table:formula="of:=DAY(EOMONTH([.A277];0))" office:value-type="float" office:value="31" calcext:value-type="float">
            <text:p>31</text:p>
          </table:table-cell>
          <table:table-cell table:formula="of:=[.B277]/[.C277]" office:value-type="float" office:value="3.2258064516129" calcext:value-type="float">
            <text:p>3.23</text:p>
          </table:table-cell>
          <table:table-cell table:formula="of:=-0.5*([.F277]&lt;50)+0.6*([.F277]&gt;50)" office:value-type="float" office:value="-0.5" calcext:value-type="float">
            <text:p>-0.50</text:p>
          </table:table-cell>
          <table:table-cell table:formula="of:=[.F276]*(1+[.G276])" office:value-type="float" office:value="31.8311271202171" calcext:value-type="float">
            <text:p>31.8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7]/(1-[.E277])" office:value-type="float" office:value="2.1505376344086" calcext:value-type="float">
            <text:p>2.15</text:p>
          </table:table-cell>
          <table:table-cell table:formula="of:=[.H277]-[.D277]" office:value-type="float" office:value="-1.0752688172043" calcext:value-type="float">
            <text:p>-1.08</text:p>
          </table:table-cell>
          <table:table-cell table:style-name="ce3" table:formula="of:=[.H277]*[.C277]" office:value-type="float" office:value="66.6666666666667" calcext:value-type="float">
            <text:p>66.67</text:p>
          </table:table-cell>
          <table:table-cell table:style-name="ce3" table:formula="of:=[.I277]*[.C27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7]+1" office:value-type="date" office:date-value="2021-10-04" calcext:value-type="date">
            <text:p>4-Oct-2021</text:p>
          </table:table-cell>
          <table:table-cell table:style-name="ce2" table:formula="of:=INDEX([.$N$5:.$P$28];MATCH(MONTH([.A278])&amp;YEAR([.A278]);[.$P$5:.$P$28];0);2)" office:value-type="float" office:value="100" calcext:value-type="float">
            <text:p>100</text:p>
          </table:table-cell>
          <table:table-cell table:style-name="ce2" table:formula="of:=DAY(EOMONTH([.A278];0))" office:value-type="float" office:value="31" calcext:value-type="float">
            <text:p>31</text:p>
          </table:table-cell>
          <table:table-cell table:formula="of:=[.B278]/[.C278]" office:value-type="float" office:value="3.2258064516129" calcext:value-type="float">
            <text:p>3.23</text:p>
          </table:table-cell>
          <table:table-cell table:formula="of:=-0.5*([.F278]&lt;50)+0.6*([.F278]&gt;50)" office:value-type="float" office:value="-0.5" calcext:value-type="float">
            <text:p>-0.50</text:p>
          </table:table-cell>
          <table:table-cell table:formula="of:=[.F277]*(1+[.G277])" office:value-type="float" office:value="31.9183356876697" calcext:value-type="float">
            <text:p>31.9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8]/(1-[.E278])" office:value-type="float" office:value="2.1505376344086" calcext:value-type="float">
            <text:p>2.15</text:p>
          </table:table-cell>
          <table:table-cell table:formula="of:=[.H278]-[.D278]" office:value-type="float" office:value="-1.0752688172043" calcext:value-type="float">
            <text:p>-1.08</text:p>
          </table:table-cell>
          <table:table-cell table:style-name="ce3" table:formula="of:=[.H278]*[.C278]" office:value-type="float" office:value="66.6666666666667" calcext:value-type="float">
            <text:p>66.67</text:p>
          </table:table-cell>
          <table:table-cell table:style-name="ce3" table:formula="of:=[.I278]*[.C27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8]+1" office:value-type="date" office:date-value="2021-10-05" calcext:value-type="date">
            <text:p>5-Oct-2021</text:p>
          </table:table-cell>
          <table:table-cell table:style-name="ce2" table:formula="of:=INDEX([.$N$5:.$P$28];MATCH(MONTH([.A279])&amp;YEAR([.A279]);[.$P$5:.$P$28];0);2)" office:value-type="float" office:value="100" calcext:value-type="float">
            <text:p>100</text:p>
          </table:table-cell>
          <table:table-cell table:style-name="ce2" table:formula="of:=DAY(EOMONTH([.A279];0))" office:value-type="float" office:value="31" calcext:value-type="float">
            <text:p>31</text:p>
          </table:table-cell>
          <table:table-cell table:formula="of:=[.B279]/[.C279]" office:value-type="float" office:value="3.2258064516129" calcext:value-type="float">
            <text:p>3.23</text:p>
          </table:table-cell>
          <table:table-cell table:formula="of:=-0.5*([.F279]&lt;50)+0.6*([.F279]&gt;50)" office:value-type="float" office:value="-0.5" calcext:value-type="float">
            <text:p>-0.50</text:p>
          </table:table-cell>
          <table:table-cell table:formula="of:=[.F278]*(1+[.G278])" office:value-type="float" office:value="32.0057831827044" calcext:value-type="float">
            <text:p>32.0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79]/(1-[.E279])" office:value-type="float" office:value="2.1505376344086" calcext:value-type="float">
            <text:p>2.15</text:p>
          </table:table-cell>
          <table:table-cell table:formula="of:=[.H279]-[.D279]" office:value-type="float" office:value="-1.0752688172043" calcext:value-type="float">
            <text:p>-1.08</text:p>
          </table:table-cell>
          <table:table-cell table:style-name="ce3" table:formula="of:=[.H279]*[.C279]" office:value-type="float" office:value="66.6666666666667" calcext:value-type="float">
            <text:p>66.67</text:p>
          </table:table-cell>
          <table:table-cell table:style-name="ce3" table:formula="of:=[.I279]*[.C27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79]+1" office:value-type="date" office:date-value="2021-10-06" calcext:value-type="date">
            <text:p>6-Oct-2021</text:p>
          </table:table-cell>
          <table:table-cell table:style-name="ce2" table:formula="of:=INDEX([.$N$5:.$P$28];MATCH(MONTH([.A280])&amp;YEAR([.A280]);[.$P$5:.$P$28];0);2)" office:value-type="float" office:value="100" calcext:value-type="float">
            <text:p>100</text:p>
          </table:table-cell>
          <table:table-cell table:style-name="ce2" table:formula="of:=DAY(EOMONTH([.A280];0))" office:value-type="float" office:value="31" calcext:value-type="float">
            <text:p>31</text:p>
          </table:table-cell>
          <table:table-cell table:formula="of:=[.B280]/[.C280]" office:value-type="float" office:value="3.2258064516129" calcext:value-type="float">
            <text:p>3.23</text:p>
          </table:table-cell>
          <table:table-cell table:formula="of:=-0.5*([.F280]&lt;50)+0.6*([.F280]&gt;50)" office:value-type="float" office:value="-0.5" calcext:value-type="float">
            <text:p>-0.50</text:p>
          </table:table-cell>
          <table:table-cell table:formula="of:=[.F279]*(1+[.G279])" office:value-type="float" office:value="32.0934702599173" calcext:value-type="float">
            <text:p>32.0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0]/(1-[.E280])" office:value-type="float" office:value="2.1505376344086" calcext:value-type="float">
            <text:p>2.15</text:p>
          </table:table-cell>
          <table:table-cell table:formula="of:=[.H280]-[.D280]" office:value-type="float" office:value="-1.0752688172043" calcext:value-type="float">
            <text:p>-1.08</text:p>
          </table:table-cell>
          <table:table-cell table:style-name="ce3" table:formula="of:=[.H280]*[.C280]" office:value-type="float" office:value="66.6666666666667" calcext:value-type="float">
            <text:p>66.67</text:p>
          </table:table-cell>
          <table:table-cell table:style-name="ce3" table:formula="of:=[.I280]*[.C28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0]+1" office:value-type="date" office:date-value="2021-10-07" calcext:value-type="date">
            <text:p>7-Oct-2021</text:p>
          </table:table-cell>
          <table:table-cell table:style-name="ce2" table:formula="of:=INDEX([.$N$5:.$P$28];MATCH(MONTH([.A281])&amp;YEAR([.A281]);[.$P$5:.$P$28];0);2)" office:value-type="float" office:value="100" calcext:value-type="float">
            <text:p>100</text:p>
          </table:table-cell>
          <table:table-cell table:style-name="ce2" table:formula="of:=DAY(EOMONTH([.A281];0))" office:value-type="float" office:value="31" calcext:value-type="float">
            <text:p>31</text:p>
          </table:table-cell>
          <table:table-cell table:formula="of:=[.B281]/[.C281]" office:value-type="float" office:value="3.2258064516129" calcext:value-type="float">
            <text:p>3.23</text:p>
          </table:table-cell>
          <table:table-cell table:formula="of:=-0.5*([.F281]&lt;50)+0.6*([.F281]&gt;50)" office:value-type="float" office:value="-0.5" calcext:value-type="float">
            <text:p>-0.50</text:p>
          </table:table-cell>
          <table:table-cell table:formula="of:=[.F280]*(1+[.G280])" office:value-type="float" office:value="32.1813975756979" calcext:value-type="float">
            <text:p>32.1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1]/(1-[.E281])" office:value-type="float" office:value="2.1505376344086" calcext:value-type="float">
            <text:p>2.15</text:p>
          </table:table-cell>
          <table:table-cell table:formula="of:=[.H281]-[.D281]" office:value-type="float" office:value="-1.0752688172043" calcext:value-type="float">
            <text:p>-1.08</text:p>
          </table:table-cell>
          <table:table-cell table:style-name="ce3" table:formula="of:=[.H281]*[.C281]" office:value-type="float" office:value="66.6666666666667" calcext:value-type="float">
            <text:p>66.67</text:p>
          </table:table-cell>
          <table:table-cell table:style-name="ce3" table:formula="of:=[.I281]*[.C28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1]+1" office:value-type="date" office:date-value="2021-10-08" calcext:value-type="date">
            <text:p>8-Oct-2021</text:p>
          </table:table-cell>
          <table:table-cell table:style-name="ce2" table:formula="of:=INDEX([.$N$5:.$P$28];MATCH(MONTH([.A282])&amp;YEAR([.A282]);[.$P$5:.$P$28];0);2)" office:value-type="float" office:value="100" calcext:value-type="float">
            <text:p>100</text:p>
          </table:table-cell>
          <table:table-cell table:style-name="ce2" table:formula="of:=DAY(EOMONTH([.A282];0))" office:value-type="float" office:value="31" calcext:value-type="float">
            <text:p>31</text:p>
          </table:table-cell>
          <table:table-cell table:formula="of:=[.B282]/[.C282]" office:value-type="float" office:value="3.2258064516129" calcext:value-type="float">
            <text:p>3.23</text:p>
          </table:table-cell>
          <table:table-cell table:formula="of:=-0.5*([.F282]&lt;50)+0.6*([.F282]&gt;50)" office:value-type="float" office:value="-0.5" calcext:value-type="float">
            <text:p>-0.50</text:p>
          </table:table-cell>
          <table:table-cell table:formula="of:=[.F281]*(1+[.G281])" office:value-type="float" office:value="32.2695657882341" calcext:value-type="float">
            <text:p>32.2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2]/(1-[.E282])" office:value-type="float" office:value="2.1505376344086" calcext:value-type="float">
            <text:p>2.15</text:p>
          </table:table-cell>
          <table:table-cell table:formula="of:=[.H282]-[.D282]" office:value-type="float" office:value="-1.0752688172043" calcext:value-type="float">
            <text:p>-1.08</text:p>
          </table:table-cell>
          <table:table-cell table:style-name="ce3" table:formula="of:=[.H282]*[.C282]" office:value-type="float" office:value="66.6666666666667" calcext:value-type="float">
            <text:p>66.67</text:p>
          </table:table-cell>
          <table:table-cell table:style-name="ce3" table:formula="of:=[.I282]*[.C28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2]+1" office:value-type="date" office:date-value="2021-10-09" calcext:value-type="date">
            <text:p>9-Oct-2021</text:p>
          </table:table-cell>
          <table:table-cell table:style-name="ce2" table:formula="of:=INDEX([.$N$5:.$P$28];MATCH(MONTH([.A283])&amp;YEAR([.A283]);[.$P$5:.$P$28];0);2)" office:value-type="float" office:value="100" calcext:value-type="float">
            <text:p>100</text:p>
          </table:table-cell>
          <table:table-cell table:style-name="ce2" table:formula="of:=DAY(EOMONTH([.A283];0))" office:value-type="float" office:value="31" calcext:value-type="float">
            <text:p>31</text:p>
          </table:table-cell>
          <table:table-cell table:formula="of:=[.B283]/[.C283]" office:value-type="float" office:value="3.2258064516129" calcext:value-type="float">
            <text:p>3.23</text:p>
          </table:table-cell>
          <table:table-cell table:formula="of:=-0.5*([.F283]&lt;50)+0.6*([.F283]&gt;50)" office:value-type="float" office:value="-0.5" calcext:value-type="float">
            <text:p>-0.50</text:p>
          </table:table-cell>
          <table:table-cell table:formula="of:=[.F282]*(1+[.G282])" office:value-type="float" office:value="32.3579755575169" calcext:value-type="float">
            <text:p>32.3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3]/(1-[.E283])" office:value-type="float" office:value="2.1505376344086" calcext:value-type="float">
            <text:p>2.15</text:p>
          </table:table-cell>
          <table:table-cell table:formula="of:=[.H283]-[.D283]" office:value-type="float" office:value="-1.0752688172043" calcext:value-type="float">
            <text:p>-1.08</text:p>
          </table:table-cell>
          <table:table-cell table:style-name="ce3" table:formula="of:=[.H283]*[.C283]" office:value-type="float" office:value="66.6666666666667" calcext:value-type="float">
            <text:p>66.67</text:p>
          </table:table-cell>
          <table:table-cell table:style-name="ce3" table:formula="of:=[.I283]*[.C28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3]+1" office:value-type="date" office:date-value="2021-10-10" calcext:value-type="date">
            <text:p>10-Oct-2021</text:p>
          </table:table-cell>
          <table:table-cell table:style-name="ce2" table:formula="of:=INDEX([.$N$5:.$P$28];MATCH(MONTH([.A284])&amp;YEAR([.A284]);[.$P$5:.$P$28];0);2)" office:value-type="float" office:value="100" calcext:value-type="float">
            <text:p>100</text:p>
          </table:table-cell>
          <table:table-cell table:style-name="ce2" table:formula="of:=DAY(EOMONTH([.A284];0))" office:value-type="float" office:value="31" calcext:value-type="float">
            <text:p>31</text:p>
          </table:table-cell>
          <table:table-cell table:formula="of:=[.B284]/[.C284]" office:value-type="float" office:value="3.2258064516129" calcext:value-type="float">
            <text:p>3.23</text:p>
          </table:table-cell>
          <table:table-cell table:formula="of:=-0.5*([.F284]&lt;50)+0.6*([.F284]&gt;50)" office:value-type="float" office:value="-0.5" calcext:value-type="float">
            <text:p>-0.50</text:p>
          </table:table-cell>
          <table:table-cell table:formula="of:=[.F283]*(1+[.G283])" office:value-type="float" office:value="32.4466275453457" calcext:value-type="float">
            <text:p>32.4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4]/(1-[.E284])" office:value-type="float" office:value="2.1505376344086" calcext:value-type="float">
            <text:p>2.15</text:p>
          </table:table-cell>
          <table:table-cell table:formula="of:=[.H284]-[.D284]" office:value-type="float" office:value="-1.0752688172043" calcext:value-type="float">
            <text:p>-1.08</text:p>
          </table:table-cell>
          <table:table-cell table:style-name="ce3" table:formula="of:=[.H284]*[.C284]" office:value-type="float" office:value="66.6666666666667" calcext:value-type="float">
            <text:p>66.67</text:p>
          </table:table-cell>
          <table:table-cell table:style-name="ce3" table:formula="of:=[.I284]*[.C28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4]+1" office:value-type="date" office:date-value="2021-10-11" calcext:value-type="date">
            <text:p>11-Oct-2021</text:p>
          </table:table-cell>
          <table:table-cell table:style-name="ce2" table:formula="of:=INDEX([.$N$5:.$P$28];MATCH(MONTH([.A285])&amp;YEAR([.A285]);[.$P$5:.$P$28];0);2)" office:value-type="float" office:value="100" calcext:value-type="float">
            <text:p>100</text:p>
          </table:table-cell>
          <table:table-cell table:style-name="ce2" table:formula="of:=DAY(EOMONTH([.A285];0))" office:value-type="float" office:value="31" calcext:value-type="float">
            <text:p>31</text:p>
          </table:table-cell>
          <table:table-cell table:formula="of:=[.B285]/[.C285]" office:value-type="float" office:value="3.2258064516129" calcext:value-type="float">
            <text:p>3.23</text:p>
          </table:table-cell>
          <table:table-cell table:formula="of:=-0.5*([.F285]&lt;50)+0.6*([.F285]&gt;50)" office:value-type="float" office:value="-0.5" calcext:value-type="float">
            <text:p>-0.50</text:p>
          </table:table-cell>
          <table:table-cell table:formula="of:=[.F284]*(1+[.G284])" office:value-type="float" office:value="32.535522415333" calcext:value-type="float">
            <text:p>32.5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5]/(1-[.E285])" office:value-type="float" office:value="2.1505376344086" calcext:value-type="float">
            <text:p>2.15</text:p>
          </table:table-cell>
          <table:table-cell table:formula="of:=[.H285]-[.D285]" office:value-type="float" office:value="-1.0752688172043" calcext:value-type="float">
            <text:p>-1.08</text:p>
          </table:table-cell>
          <table:table-cell table:style-name="ce3" table:formula="of:=[.H285]*[.C285]" office:value-type="float" office:value="66.6666666666667" calcext:value-type="float">
            <text:p>66.67</text:p>
          </table:table-cell>
          <table:table-cell table:style-name="ce3" table:formula="of:=[.I285]*[.C28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5]+1" office:value-type="date" office:date-value="2021-10-12" calcext:value-type="date">
            <text:p>12-Oct-2021</text:p>
          </table:table-cell>
          <table:table-cell table:style-name="ce2" table:formula="of:=INDEX([.$N$5:.$P$28];MATCH(MONTH([.A286])&amp;YEAR([.A286]);[.$P$5:.$P$28];0);2)" office:value-type="float" office:value="100" calcext:value-type="float">
            <text:p>100</text:p>
          </table:table-cell>
          <table:table-cell table:style-name="ce2" table:formula="of:=DAY(EOMONTH([.A286];0))" office:value-type="float" office:value="31" calcext:value-type="float">
            <text:p>31</text:p>
          </table:table-cell>
          <table:table-cell table:formula="of:=[.B286]/[.C286]" office:value-type="float" office:value="3.2258064516129" calcext:value-type="float">
            <text:p>3.23</text:p>
          </table:table-cell>
          <table:table-cell table:formula="of:=-0.5*([.F286]&lt;50)+0.6*([.F286]&gt;50)" office:value-type="float" office:value="-0.5" calcext:value-type="float">
            <text:p>-0.50</text:p>
          </table:table-cell>
          <table:table-cell table:formula="of:=[.F285]*(1+[.G285])" office:value-type="float" office:value="32.6246608329092" calcext:value-type="float">
            <text:p>32.6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6]/(1-[.E286])" office:value-type="float" office:value="2.1505376344086" calcext:value-type="float">
            <text:p>2.15</text:p>
          </table:table-cell>
          <table:table-cell table:formula="of:=[.H286]-[.D286]" office:value-type="float" office:value="-1.0752688172043" calcext:value-type="float">
            <text:p>-1.08</text:p>
          </table:table-cell>
          <table:table-cell table:style-name="ce3" table:formula="of:=[.H286]*[.C286]" office:value-type="float" office:value="66.6666666666667" calcext:value-type="float">
            <text:p>66.67</text:p>
          </table:table-cell>
          <table:table-cell table:style-name="ce3" table:formula="of:=[.I286]*[.C28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6]+1" office:value-type="date" office:date-value="2021-10-13" calcext:value-type="date">
            <text:p>13-Oct-2021</text:p>
          </table:table-cell>
          <table:table-cell table:style-name="ce2" table:formula="of:=INDEX([.$N$5:.$P$28];MATCH(MONTH([.A287])&amp;YEAR([.A287]);[.$P$5:.$P$28];0);2)" office:value-type="float" office:value="100" calcext:value-type="float">
            <text:p>100</text:p>
          </table:table-cell>
          <table:table-cell table:style-name="ce2" table:formula="of:=DAY(EOMONTH([.A287];0))" office:value-type="float" office:value="31" calcext:value-type="float">
            <text:p>31</text:p>
          </table:table-cell>
          <table:table-cell table:formula="of:=[.B287]/[.C287]" office:value-type="float" office:value="3.2258064516129" calcext:value-type="float">
            <text:p>3.23</text:p>
          </table:table-cell>
          <table:table-cell table:formula="of:=-0.5*([.F287]&lt;50)+0.6*([.F287]&gt;50)" office:value-type="float" office:value="-0.5" calcext:value-type="float">
            <text:p>-0.50</text:p>
          </table:table-cell>
          <table:table-cell table:formula="of:=[.F286]*(1+[.G286])" office:value-type="float" office:value="32.7140434653282" calcext:value-type="float">
            <text:p>32.7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7]/(1-[.E287])" office:value-type="float" office:value="2.1505376344086" calcext:value-type="float">
            <text:p>2.15</text:p>
          </table:table-cell>
          <table:table-cell table:formula="of:=[.H287]-[.D287]" office:value-type="float" office:value="-1.0752688172043" calcext:value-type="float">
            <text:p>-1.08</text:p>
          </table:table-cell>
          <table:table-cell table:style-name="ce3" table:formula="of:=[.H287]*[.C287]" office:value-type="float" office:value="66.6666666666667" calcext:value-type="float">
            <text:p>66.67</text:p>
          </table:table-cell>
          <table:table-cell table:style-name="ce3" table:formula="of:=[.I287]*[.C28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7]+1" office:value-type="date" office:date-value="2021-10-14" calcext:value-type="date">
            <text:p>14-Oct-2021</text:p>
          </table:table-cell>
          <table:table-cell table:style-name="ce2" table:formula="of:=INDEX([.$N$5:.$P$28];MATCH(MONTH([.A288])&amp;YEAR([.A288]);[.$P$5:.$P$28];0);2)" office:value-type="float" office:value="100" calcext:value-type="float">
            <text:p>100</text:p>
          </table:table-cell>
          <table:table-cell table:style-name="ce2" table:formula="of:=DAY(EOMONTH([.A288];0))" office:value-type="float" office:value="31" calcext:value-type="float">
            <text:p>31</text:p>
          </table:table-cell>
          <table:table-cell table:formula="of:=[.B288]/[.C288]" office:value-type="float" office:value="3.2258064516129" calcext:value-type="float">
            <text:p>3.23</text:p>
          </table:table-cell>
          <table:table-cell table:formula="of:=-0.5*([.F288]&lt;50)+0.6*([.F288]&gt;50)" office:value-type="float" office:value="-0.5" calcext:value-type="float">
            <text:p>-0.50</text:p>
          </table:table-cell>
          <table:table-cell table:formula="of:=[.F287]*(1+[.G287])" office:value-type="float" office:value="32.8036709816715" calcext:value-type="float">
            <text:p>32.8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8]/(1-[.E288])" office:value-type="float" office:value="2.1505376344086" calcext:value-type="float">
            <text:p>2.15</text:p>
          </table:table-cell>
          <table:table-cell table:formula="of:=[.H288]-[.D288]" office:value-type="float" office:value="-1.0752688172043" calcext:value-type="float">
            <text:p>-1.08</text:p>
          </table:table-cell>
          <table:table-cell table:style-name="ce3" table:formula="of:=[.H288]*[.C288]" office:value-type="float" office:value="66.6666666666667" calcext:value-type="float">
            <text:p>66.67</text:p>
          </table:table-cell>
          <table:table-cell table:style-name="ce3" table:formula="of:=[.I288]*[.C28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8]+1" office:value-type="date" office:date-value="2021-10-15" calcext:value-type="date">
            <text:p>15-Oct-2021</text:p>
          </table:table-cell>
          <table:table-cell table:style-name="ce2" table:formula="of:=INDEX([.$N$5:.$P$28];MATCH(MONTH([.A289])&amp;YEAR([.A289]);[.$P$5:.$P$28];0);2)" office:value-type="float" office:value="100" calcext:value-type="float">
            <text:p>100</text:p>
          </table:table-cell>
          <table:table-cell table:style-name="ce2" table:formula="of:=DAY(EOMONTH([.A289];0))" office:value-type="float" office:value="31" calcext:value-type="float">
            <text:p>31</text:p>
          </table:table-cell>
          <table:table-cell table:formula="of:=[.B289]/[.C289]" office:value-type="float" office:value="3.2258064516129" calcext:value-type="float">
            <text:p>3.23</text:p>
          </table:table-cell>
          <table:table-cell table:formula="of:=-0.5*([.F289]&lt;50)+0.6*([.F289]&gt;50)" office:value-type="float" office:value="-0.5" calcext:value-type="float">
            <text:p>-0.50</text:p>
          </table:table-cell>
          <table:table-cell table:formula="of:=[.F288]*(1+[.G288])" office:value-type="float" office:value="32.8935440528542" calcext:value-type="float">
            <text:p>32.8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89]/(1-[.E289])" office:value-type="float" office:value="2.1505376344086" calcext:value-type="float">
            <text:p>2.15</text:p>
          </table:table-cell>
          <table:table-cell table:formula="of:=[.H289]-[.D289]" office:value-type="float" office:value="-1.0752688172043" calcext:value-type="float">
            <text:p>-1.08</text:p>
          </table:table-cell>
          <table:table-cell table:style-name="ce3" table:formula="of:=[.H289]*[.C289]" office:value-type="float" office:value="66.6666666666667" calcext:value-type="float">
            <text:p>66.67</text:p>
          </table:table-cell>
          <table:table-cell table:style-name="ce3" table:formula="of:=[.I289]*[.C28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89]+1" office:value-type="date" office:date-value="2021-10-16" calcext:value-type="date">
            <text:p>16-Oct-2021</text:p>
          </table:table-cell>
          <table:table-cell table:style-name="ce2" table:formula="of:=INDEX([.$N$5:.$P$28];MATCH(MONTH([.A290])&amp;YEAR([.A290]);[.$P$5:.$P$28];0);2)" office:value-type="float" office:value="100" calcext:value-type="float">
            <text:p>100</text:p>
          </table:table-cell>
          <table:table-cell table:style-name="ce2" table:formula="of:=DAY(EOMONTH([.A290];0))" office:value-type="float" office:value="31" calcext:value-type="float">
            <text:p>31</text:p>
          </table:table-cell>
          <table:table-cell table:formula="of:=[.B290]/[.C290]" office:value-type="float" office:value="3.2258064516129" calcext:value-type="float">
            <text:p>3.23</text:p>
          </table:table-cell>
          <table:table-cell table:formula="of:=-0.5*([.F290]&lt;50)+0.6*([.F290]&gt;50)" office:value-type="float" office:value="-0.5" calcext:value-type="float">
            <text:p>-0.50</text:p>
          </table:table-cell>
          <table:table-cell table:formula="of:=[.F289]*(1+[.G289])" office:value-type="float" office:value="32.9836633516291" calcext:value-type="float">
            <text:p>32.9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0]/(1-[.E290])" office:value-type="float" office:value="2.1505376344086" calcext:value-type="float">
            <text:p>2.15</text:p>
          </table:table-cell>
          <table:table-cell table:formula="of:=[.H290]-[.D290]" office:value-type="float" office:value="-1.0752688172043" calcext:value-type="float">
            <text:p>-1.08</text:p>
          </table:table-cell>
          <table:table-cell table:style-name="ce3" table:formula="of:=[.H290]*[.C290]" office:value-type="float" office:value="66.6666666666667" calcext:value-type="float">
            <text:p>66.67</text:p>
          </table:table-cell>
          <table:table-cell table:style-name="ce3" table:formula="of:=[.I290]*[.C29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0]+1" office:value-type="date" office:date-value="2021-10-17" calcext:value-type="date">
            <text:p>17-Oct-2021</text:p>
          </table:table-cell>
          <table:table-cell table:style-name="ce2" table:formula="of:=INDEX([.$N$5:.$P$28];MATCH(MONTH([.A291])&amp;YEAR([.A291]);[.$P$5:.$P$28];0);2)" office:value-type="float" office:value="100" calcext:value-type="float">
            <text:p>100</text:p>
          </table:table-cell>
          <table:table-cell table:style-name="ce2" table:formula="of:=DAY(EOMONTH([.A291];0))" office:value-type="float" office:value="31" calcext:value-type="float">
            <text:p>31</text:p>
          </table:table-cell>
          <table:table-cell table:formula="of:=[.B291]/[.C291]" office:value-type="float" office:value="3.2258064516129" calcext:value-type="float">
            <text:p>3.23</text:p>
          </table:table-cell>
          <table:table-cell table:formula="of:=-0.5*([.F291]&lt;50)+0.6*([.F291]&gt;50)" office:value-type="float" office:value="-0.5" calcext:value-type="float">
            <text:p>-0.50</text:p>
          </table:table-cell>
          <table:table-cell table:formula="of:=[.F290]*(1+[.G290])" office:value-type="float" office:value="33.0740295525925" calcext:value-type="float">
            <text:p>33.0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1]/(1-[.E291])" office:value-type="float" office:value="2.1505376344086" calcext:value-type="float">
            <text:p>2.15</text:p>
          </table:table-cell>
          <table:table-cell table:formula="of:=[.H291]-[.D291]" office:value-type="float" office:value="-1.0752688172043" calcext:value-type="float">
            <text:p>-1.08</text:p>
          </table:table-cell>
          <table:table-cell table:style-name="ce3" table:formula="of:=[.H291]*[.C291]" office:value-type="float" office:value="66.6666666666667" calcext:value-type="float">
            <text:p>66.67</text:p>
          </table:table-cell>
          <table:table-cell table:style-name="ce3" table:formula="of:=[.I291]*[.C29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1]+1" office:value-type="date" office:date-value="2021-10-18" calcext:value-type="date">
            <text:p>18-Oct-2021</text:p>
          </table:table-cell>
          <table:table-cell table:style-name="ce2" table:formula="of:=INDEX([.$N$5:.$P$28];MATCH(MONTH([.A292])&amp;YEAR([.A292]);[.$P$5:.$P$28];0);2)" office:value-type="float" office:value="100" calcext:value-type="float">
            <text:p>100</text:p>
          </table:table-cell>
          <table:table-cell table:style-name="ce2" table:formula="of:=DAY(EOMONTH([.A292];0))" office:value-type="float" office:value="31" calcext:value-type="float">
            <text:p>31</text:p>
          </table:table-cell>
          <table:table-cell table:formula="of:=[.B292]/[.C292]" office:value-type="float" office:value="3.2258064516129" calcext:value-type="float">
            <text:p>3.23</text:p>
          </table:table-cell>
          <table:table-cell table:formula="of:=-0.5*([.F292]&lt;50)+0.6*([.F292]&gt;50)" office:value-type="float" office:value="-0.5" calcext:value-type="float">
            <text:p>-0.50</text:p>
          </table:table-cell>
          <table:table-cell table:formula="of:=[.F291]*(1+[.G291])" office:value-type="float" office:value="33.1646433321887" calcext:value-type="float">
            <text:p>33.1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2]/(1-[.E292])" office:value-type="float" office:value="2.1505376344086" calcext:value-type="float">
            <text:p>2.15</text:p>
          </table:table-cell>
          <table:table-cell table:formula="of:=[.H292]-[.D292]" office:value-type="float" office:value="-1.0752688172043" calcext:value-type="float">
            <text:p>-1.08</text:p>
          </table:table-cell>
          <table:table-cell table:style-name="ce3" table:formula="of:=[.H292]*[.C292]" office:value-type="float" office:value="66.6666666666667" calcext:value-type="float">
            <text:p>66.67</text:p>
          </table:table-cell>
          <table:table-cell table:style-name="ce3" table:formula="of:=[.I292]*[.C29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2]+1" office:value-type="date" office:date-value="2021-10-19" calcext:value-type="date">
            <text:p>19-Oct-2021</text:p>
          </table:table-cell>
          <table:table-cell table:style-name="ce2" table:formula="of:=INDEX([.$N$5:.$P$28];MATCH(MONTH([.A293])&amp;YEAR([.A293]);[.$P$5:.$P$28];0);2)" office:value-type="float" office:value="100" calcext:value-type="float">
            <text:p>100</text:p>
          </table:table-cell>
          <table:table-cell table:style-name="ce2" table:formula="of:=DAY(EOMONTH([.A293];0))" office:value-type="float" office:value="31" calcext:value-type="float">
            <text:p>31</text:p>
          </table:table-cell>
          <table:table-cell table:formula="of:=[.B293]/[.C293]" office:value-type="float" office:value="3.2258064516129" calcext:value-type="float">
            <text:p>3.23</text:p>
          </table:table-cell>
          <table:table-cell table:formula="of:=-0.5*([.F293]&lt;50)+0.6*([.F293]&gt;50)" office:value-type="float" office:value="-0.5" calcext:value-type="float">
            <text:p>-0.50</text:p>
          </table:table-cell>
          <table:table-cell table:formula="of:=[.F292]*(1+[.G292])" office:value-type="float" office:value="33.2555053687152" calcext:value-type="float">
            <text:p>33.2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3]/(1-[.E293])" office:value-type="float" office:value="2.1505376344086" calcext:value-type="float">
            <text:p>2.15</text:p>
          </table:table-cell>
          <table:table-cell table:formula="of:=[.H293]-[.D293]" office:value-type="float" office:value="-1.0752688172043" calcext:value-type="float">
            <text:p>-1.08</text:p>
          </table:table-cell>
          <table:table-cell table:style-name="ce3" table:formula="of:=[.H293]*[.C293]" office:value-type="float" office:value="66.6666666666667" calcext:value-type="float">
            <text:p>66.67</text:p>
          </table:table-cell>
          <table:table-cell table:style-name="ce3" table:formula="of:=[.I293]*[.C29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3]+1" office:value-type="date" office:date-value="2021-10-20" calcext:value-type="date">
            <text:p>20-Oct-2021</text:p>
          </table:table-cell>
          <table:table-cell table:style-name="ce2" table:formula="of:=INDEX([.$N$5:.$P$28];MATCH(MONTH([.A294])&amp;YEAR([.A294]);[.$P$5:.$P$28];0);2)" office:value-type="float" office:value="100" calcext:value-type="float">
            <text:p>100</text:p>
          </table:table-cell>
          <table:table-cell table:style-name="ce2" table:formula="of:=DAY(EOMONTH([.A294];0))" office:value-type="float" office:value="31" calcext:value-type="float">
            <text:p>31</text:p>
          </table:table-cell>
          <table:table-cell table:formula="of:=[.B294]/[.C294]" office:value-type="float" office:value="3.2258064516129" calcext:value-type="float">
            <text:p>3.23</text:p>
          </table:table-cell>
          <table:table-cell table:formula="of:=-0.5*([.F294]&lt;50)+0.6*([.F294]&gt;50)" office:value-type="float" office:value="-0.5" calcext:value-type="float">
            <text:p>-0.50</text:p>
          </table:table-cell>
          <table:table-cell table:formula="of:=[.F293]*(1+[.G293])" office:value-type="float" office:value="33.3466163423281" calcext:value-type="float">
            <text:p>33.3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4]/(1-[.E294])" office:value-type="float" office:value="2.1505376344086" calcext:value-type="float">
            <text:p>2.15</text:p>
          </table:table-cell>
          <table:table-cell table:formula="of:=[.H294]-[.D294]" office:value-type="float" office:value="-1.0752688172043" calcext:value-type="float">
            <text:p>-1.08</text:p>
          </table:table-cell>
          <table:table-cell table:style-name="ce3" table:formula="of:=[.H294]*[.C294]" office:value-type="float" office:value="66.6666666666667" calcext:value-type="float">
            <text:p>66.67</text:p>
          </table:table-cell>
          <table:table-cell table:style-name="ce3" table:formula="of:=[.I294]*[.C29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4]+1" office:value-type="date" office:date-value="2021-10-21" calcext:value-type="date">
            <text:p>21-Oct-2021</text:p>
          </table:table-cell>
          <table:table-cell table:style-name="ce2" table:formula="of:=INDEX([.$N$5:.$P$28];MATCH(MONTH([.A295])&amp;YEAR([.A295]);[.$P$5:.$P$28];0);2)" office:value-type="float" office:value="100" calcext:value-type="float">
            <text:p>100</text:p>
          </table:table-cell>
          <table:table-cell table:style-name="ce2" table:formula="of:=DAY(EOMONTH([.A295];0))" office:value-type="float" office:value="31" calcext:value-type="float">
            <text:p>31</text:p>
          </table:table-cell>
          <table:table-cell table:formula="of:=[.B295]/[.C295]" office:value-type="float" office:value="3.2258064516129" calcext:value-type="float">
            <text:p>3.23</text:p>
          </table:table-cell>
          <table:table-cell table:formula="of:=-0.5*([.F295]&lt;50)+0.6*([.F295]&gt;50)" office:value-type="float" office:value="-0.5" calcext:value-type="float">
            <text:p>-0.50</text:p>
          </table:table-cell>
          <table:table-cell table:formula="of:=[.F294]*(1+[.G294])" office:value-type="float" office:value="33.4379769350468" calcext:value-type="float">
            <text:p>33.4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5]/(1-[.E295])" office:value-type="float" office:value="2.1505376344086" calcext:value-type="float">
            <text:p>2.15</text:p>
          </table:table-cell>
          <table:table-cell table:formula="of:=[.H295]-[.D295]" office:value-type="float" office:value="-1.0752688172043" calcext:value-type="float">
            <text:p>-1.08</text:p>
          </table:table-cell>
          <table:table-cell table:style-name="ce3" table:formula="of:=[.H295]*[.C295]" office:value-type="float" office:value="66.6666666666667" calcext:value-type="float">
            <text:p>66.67</text:p>
          </table:table-cell>
          <table:table-cell table:style-name="ce3" table:formula="of:=[.I295]*[.C29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5]+1" office:value-type="date" office:date-value="2021-10-22" calcext:value-type="date">
            <text:p>22-Oct-2021</text:p>
          </table:table-cell>
          <table:table-cell table:style-name="ce2" table:formula="of:=INDEX([.$N$5:.$P$28];MATCH(MONTH([.A296])&amp;YEAR([.A296]);[.$P$5:.$P$28];0);2)" office:value-type="float" office:value="100" calcext:value-type="float">
            <text:p>100</text:p>
          </table:table-cell>
          <table:table-cell table:style-name="ce2" table:formula="of:=DAY(EOMONTH([.A296];0))" office:value-type="float" office:value="31" calcext:value-type="float">
            <text:p>31</text:p>
          </table:table-cell>
          <table:table-cell table:formula="of:=[.B296]/[.C296]" office:value-type="float" office:value="3.2258064516129" calcext:value-type="float">
            <text:p>3.23</text:p>
          </table:table-cell>
          <table:table-cell table:formula="of:=-0.5*([.F296]&lt;50)+0.6*([.F296]&gt;50)" office:value-type="float" office:value="-0.5" calcext:value-type="float">
            <text:p>-0.50</text:p>
          </table:table-cell>
          <table:table-cell table:formula="of:=[.F295]*(1+[.G295])" office:value-type="float" office:value="33.5295878307593" calcext:value-type="float">
            <text:p>33.5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6]/(1-[.E296])" office:value-type="float" office:value="2.1505376344086" calcext:value-type="float">
            <text:p>2.15</text:p>
          </table:table-cell>
          <table:table-cell table:formula="of:=[.H296]-[.D296]" office:value-type="float" office:value="-1.0752688172043" calcext:value-type="float">
            <text:p>-1.08</text:p>
          </table:table-cell>
          <table:table-cell table:style-name="ce3" table:formula="of:=[.H296]*[.C296]" office:value-type="float" office:value="66.6666666666667" calcext:value-type="float">
            <text:p>66.67</text:p>
          </table:table-cell>
          <table:table-cell table:style-name="ce3" table:formula="of:=[.I296]*[.C296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6]+1" office:value-type="date" office:date-value="2021-10-23" calcext:value-type="date">
            <text:p>23-Oct-2021</text:p>
          </table:table-cell>
          <table:table-cell table:style-name="ce2" table:formula="of:=INDEX([.$N$5:.$P$28];MATCH(MONTH([.A297])&amp;YEAR([.A297]);[.$P$5:.$P$28];0);2)" office:value-type="float" office:value="100" calcext:value-type="float">
            <text:p>100</text:p>
          </table:table-cell>
          <table:table-cell table:style-name="ce2" table:formula="of:=DAY(EOMONTH([.A297];0))" office:value-type="float" office:value="31" calcext:value-type="float">
            <text:p>31</text:p>
          </table:table-cell>
          <table:table-cell table:formula="of:=[.B297]/[.C297]" office:value-type="float" office:value="3.2258064516129" calcext:value-type="float">
            <text:p>3.23</text:p>
          </table:table-cell>
          <table:table-cell table:formula="of:=-0.5*([.F297]&lt;50)+0.6*([.F297]&gt;50)" office:value-type="float" office:value="-0.5" calcext:value-type="float">
            <text:p>-0.50</text:p>
          </table:table-cell>
          <table:table-cell table:formula="of:=[.F296]*(1+[.G296])" office:value-type="float" office:value="33.6214497152271" calcext:value-type="float">
            <text:p>33.6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7]/(1-[.E297])" office:value-type="float" office:value="2.1505376344086" calcext:value-type="float">
            <text:p>2.15</text:p>
          </table:table-cell>
          <table:table-cell table:formula="of:=[.H297]-[.D297]" office:value-type="float" office:value="-1.0752688172043" calcext:value-type="float">
            <text:p>-1.08</text:p>
          </table:table-cell>
          <table:table-cell table:style-name="ce3" table:formula="of:=[.H297]*[.C297]" office:value-type="float" office:value="66.6666666666667" calcext:value-type="float">
            <text:p>66.67</text:p>
          </table:table-cell>
          <table:table-cell table:style-name="ce3" table:formula="of:=[.I297]*[.C297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7]+1" office:value-type="date" office:date-value="2021-10-24" calcext:value-type="date">
            <text:p>24-Oct-2021</text:p>
          </table:table-cell>
          <table:table-cell table:style-name="ce2" table:formula="of:=INDEX([.$N$5:.$P$28];MATCH(MONTH([.A298])&amp;YEAR([.A298]);[.$P$5:.$P$28];0);2)" office:value-type="float" office:value="100" calcext:value-type="float">
            <text:p>100</text:p>
          </table:table-cell>
          <table:table-cell table:style-name="ce2" table:formula="of:=DAY(EOMONTH([.A298];0))" office:value-type="float" office:value="31" calcext:value-type="float">
            <text:p>31</text:p>
          </table:table-cell>
          <table:table-cell table:formula="of:=[.B298]/[.C298]" office:value-type="float" office:value="3.2258064516129" calcext:value-type="float">
            <text:p>3.23</text:p>
          </table:table-cell>
          <table:table-cell table:formula="of:=-0.5*([.F298]&lt;50)+0.6*([.F298]&gt;50)" office:value-type="float" office:value="-0.5" calcext:value-type="float">
            <text:p>-0.50</text:p>
          </table:table-cell>
          <table:table-cell table:formula="of:=[.F297]*(1+[.G297])" office:value-type="float" office:value="33.7135632760908" calcext:value-type="float">
            <text:p>33.7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8]/(1-[.E298])" office:value-type="float" office:value="2.1505376344086" calcext:value-type="float">
            <text:p>2.15</text:p>
          </table:table-cell>
          <table:table-cell table:formula="of:=[.H298]-[.D298]" office:value-type="float" office:value="-1.0752688172043" calcext:value-type="float">
            <text:p>-1.08</text:p>
          </table:table-cell>
          <table:table-cell table:style-name="ce3" table:formula="of:=[.H298]*[.C298]" office:value-type="float" office:value="66.6666666666667" calcext:value-type="float">
            <text:p>66.67</text:p>
          </table:table-cell>
          <table:table-cell table:style-name="ce3" table:formula="of:=[.I298]*[.C298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8]+1" office:value-type="date" office:date-value="2021-10-25" calcext:value-type="date">
            <text:p>25-Oct-2021</text:p>
          </table:table-cell>
          <table:table-cell table:style-name="ce2" table:formula="of:=INDEX([.$N$5:.$P$28];MATCH(MONTH([.A299])&amp;YEAR([.A299]);[.$P$5:.$P$28];0);2)" office:value-type="float" office:value="100" calcext:value-type="float">
            <text:p>100</text:p>
          </table:table-cell>
          <table:table-cell table:style-name="ce2" table:formula="of:=DAY(EOMONTH([.A299];0))" office:value-type="float" office:value="31" calcext:value-type="float">
            <text:p>31</text:p>
          </table:table-cell>
          <table:table-cell table:formula="of:=[.B299]/[.C299]" office:value-type="float" office:value="3.2258064516129" calcext:value-type="float">
            <text:p>3.23</text:p>
          </table:table-cell>
          <table:table-cell table:formula="of:=-0.5*([.F299]&lt;50)+0.6*([.F299]&gt;50)" office:value-type="float" office:value="-0.5" calcext:value-type="float">
            <text:p>-0.50</text:p>
          </table:table-cell>
          <table:table-cell table:formula="of:=[.F298]*(1+[.G298])" office:value-type="float" office:value="33.8059292028746" calcext:value-type="float">
            <text:p>33.8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299]/(1-[.E299])" office:value-type="float" office:value="2.1505376344086" calcext:value-type="float">
            <text:p>2.15</text:p>
          </table:table-cell>
          <table:table-cell table:formula="of:=[.H299]-[.D299]" office:value-type="float" office:value="-1.0752688172043" calcext:value-type="float">
            <text:p>-1.08</text:p>
          </table:table-cell>
          <table:table-cell table:style-name="ce3" table:formula="of:=[.H299]*[.C299]" office:value-type="float" office:value="66.6666666666667" calcext:value-type="float">
            <text:p>66.67</text:p>
          </table:table-cell>
          <table:table-cell table:style-name="ce3" table:formula="of:=[.I299]*[.C299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299]+1" office:value-type="date" office:date-value="2021-10-26" calcext:value-type="date">
            <text:p>26-Oct-2021</text:p>
          </table:table-cell>
          <table:table-cell table:style-name="ce2" table:formula="of:=INDEX([.$N$5:.$P$28];MATCH(MONTH([.A300])&amp;YEAR([.A300]);[.$P$5:.$P$28];0);2)" office:value-type="float" office:value="100" calcext:value-type="float">
            <text:p>100</text:p>
          </table:table-cell>
          <table:table-cell table:style-name="ce2" table:formula="of:=DAY(EOMONTH([.A300];0))" office:value-type="float" office:value="31" calcext:value-type="float">
            <text:p>31</text:p>
          </table:table-cell>
          <table:table-cell table:formula="of:=[.B300]/[.C300]" office:value-type="float" office:value="3.2258064516129" calcext:value-type="float">
            <text:p>3.23</text:p>
          </table:table-cell>
          <table:table-cell table:formula="of:=-0.5*([.F300]&lt;50)+0.6*([.F300]&gt;50)" office:value-type="float" office:value="-0.5" calcext:value-type="float">
            <text:p>-0.50</text:p>
          </table:table-cell>
          <table:table-cell table:formula="of:=[.F299]*(1+[.G299])" office:value-type="float" office:value="33.8985481869921" calcext:value-type="float">
            <text:p>33.9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0]/(1-[.E300])" office:value-type="float" office:value="2.1505376344086" calcext:value-type="float">
            <text:p>2.15</text:p>
          </table:table-cell>
          <table:table-cell table:formula="of:=[.H300]-[.D300]" office:value-type="float" office:value="-1.0752688172043" calcext:value-type="float">
            <text:p>-1.08</text:p>
          </table:table-cell>
          <table:table-cell table:style-name="ce3" table:formula="of:=[.H300]*[.C300]" office:value-type="float" office:value="66.6666666666667" calcext:value-type="float">
            <text:p>66.67</text:p>
          </table:table-cell>
          <table:table-cell table:style-name="ce3" table:formula="of:=[.I300]*[.C300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300]+1" office:value-type="date" office:date-value="2021-10-27" calcext:value-type="date">
            <text:p>27-Oct-2021</text:p>
          </table:table-cell>
          <table:table-cell table:style-name="ce2" table:formula="of:=INDEX([.$N$5:.$P$28];MATCH(MONTH([.A301])&amp;YEAR([.A301]);[.$P$5:.$P$28];0);2)" office:value-type="float" office:value="100" calcext:value-type="float">
            <text:p>100</text:p>
          </table:table-cell>
          <table:table-cell table:style-name="ce2" table:formula="of:=DAY(EOMONTH([.A301];0))" office:value-type="float" office:value="31" calcext:value-type="float">
            <text:p>31</text:p>
          </table:table-cell>
          <table:table-cell table:formula="of:=[.B301]/[.C301]" office:value-type="float" office:value="3.2258064516129" calcext:value-type="float">
            <text:p>3.23</text:p>
          </table:table-cell>
          <table:table-cell table:formula="of:=-0.5*([.F301]&lt;50)+0.6*([.F301]&gt;50)" office:value-type="float" office:value="-0.5" calcext:value-type="float">
            <text:p>-0.50</text:p>
          </table:table-cell>
          <table:table-cell table:formula="of:=[.F300]*(1+[.G300])" office:value-type="float" office:value="33.9914209217509" calcext:value-type="float">
            <text:p>33.9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1]/(1-[.E301])" office:value-type="float" office:value="2.1505376344086" calcext:value-type="float">
            <text:p>2.15</text:p>
          </table:table-cell>
          <table:table-cell table:formula="of:=[.H301]-[.D301]" office:value-type="float" office:value="-1.0752688172043" calcext:value-type="float">
            <text:p>-1.08</text:p>
          </table:table-cell>
          <table:table-cell table:style-name="ce3" table:formula="of:=[.H301]*[.C301]" office:value-type="float" office:value="66.6666666666667" calcext:value-type="float">
            <text:p>66.67</text:p>
          </table:table-cell>
          <table:table-cell table:style-name="ce3" table:formula="of:=[.I301]*[.C301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301]+1" office:value-type="date" office:date-value="2021-10-28" calcext:value-type="date">
            <text:p>28-Oct-2021</text:p>
          </table:table-cell>
          <table:table-cell table:style-name="ce2" table:formula="of:=INDEX([.$N$5:.$P$28];MATCH(MONTH([.A302])&amp;YEAR([.A302]);[.$P$5:.$P$28];0);2)" office:value-type="float" office:value="100" calcext:value-type="float">
            <text:p>100</text:p>
          </table:table-cell>
          <table:table-cell table:style-name="ce2" table:formula="of:=DAY(EOMONTH([.A302];0))" office:value-type="float" office:value="31" calcext:value-type="float">
            <text:p>31</text:p>
          </table:table-cell>
          <table:table-cell table:formula="of:=[.B302]/[.C302]" office:value-type="float" office:value="3.2258064516129" calcext:value-type="float">
            <text:p>3.23</text:p>
          </table:table-cell>
          <table:table-cell table:formula="of:=-0.5*([.F302]&lt;50)+0.6*([.F302]&gt;50)" office:value-type="float" office:value="-0.5" calcext:value-type="float">
            <text:p>-0.50</text:p>
          </table:table-cell>
          <table:table-cell table:formula="of:=[.F301]*(1+[.G301])" office:value-type="float" office:value="34.0845481023585" calcext:value-type="float">
            <text:p>34.0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2]/(1-[.E302])" office:value-type="float" office:value="2.1505376344086" calcext:value-type="float">
            <text:p>2.15</text:p>
          </table:table-cell>
          <table:table-cell table:formula="of:=[.H302]-[.D302]" office:value-type="float" office:value="-1.0752688172043" calcext:value-type="float">
            <text:p>-1.08</text:p>
          </table:table-cell>
          <table:table-cell table:style-name="ce3" table:formula="of:=[.H302]*[.C302]" office:value-type="float" office:value="66.6666666666667" calcext:value-type="float">
            <text:p>66.67</text:p>
          </table:table-cell>
          <table:table-cell table:style-name="ce3" table:formula="of:=[.I302]*[.C302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302]+1" office:value-type="date" office:date-value="2021-10-29" calcext:value-type="date">
            <text:p>29-Oct-2021</text:p>
          </table:table-cell>
          <table:table-cell table:style-name="ce2" table:formula="of:=INDEX([.$N$5:.$P$28];MATCH(MONTH([.A303])&amp;YEAR([.A303]);[.$P$5:.$P$28];0);2)" office:value-type="float" office:value="100" calcext:value-type="float">
            <text:p>100</text:p>
          </table:table-cell>
          <table:table-cell table:style-name="ce2" table:formula="of:=DAY(EOMONTH([.A303];0))" office:value-type="float" office:value="31" calcext:value-type="float">
            <text:p>31</text:p>
          </table:table-cell>
          <table:table-cell table:formula="of:=[.B303]/[.C303]" office:value-type="float" office:value="3.2258064516129" calcext:value-type="float">
            <text:p>3.23</text:p>
          </table:table-cell>
          <table:table-cell table:formula="of:=-0.5*([.F303]&lt;50)+0.6*([.F303]&gt;50)" office:value-type="float" office:value="-0.5" calcext:value-type="float">
            <text:p>-0.50</text:p>
          </table:table-cell>
          <table:table-cell table:formula="of:=[.F302]*(1+[.G302])" office:value-type="float" office:value="34.1779304259266" calcext:value-type="float">
            <text:p>34.1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3]/(1-[.E303])" office:value-type="float" office:value="2.1505376344086" calcext:value-type="float">
            <text:p>2.15</text:p>
          </table:table-cell>
          <table:table-cell table:formula="of:=[.H303]-[.D303]" office:value-type="float" office:value="-1.0752688172043" calcext:value-type="float">
            <text:p>-1.08</text:p>
          </table:table-cell>
          <table:table-cell table:style-name="ce3" table:formula="of:=[.H303]*[.C303]" office:value-type="float" office:value="66.6666666666667" calcext:value-type="float">
            <text:p>66.67</text:p>
          </table:table-cell>
          <table:table-cell table:style-name="ce3" table:formula="of:=[.I303]*[.C303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303]+1" office:value-type="date" office:date-value="2021-10-30" calcext:value-type="date">
            <text:p>30-Oct-2021</text:p>
          </table:table-cell>
          <table:table-cell table:style-name="ce2" table:formula="of:=INDEX([.$N$5:.$P$28];MATCH(MONTH([.A304])&amp;YEAR([.A304]);[.$P$5:.$P$28];0);2)" office:value-type="float" office:value="100" calcext:value-type="float">
            <text:p>100</text:p>
          </table:table-cell>
          <table:table-cell table:style-name="ce2" table:formula="of:=DAY(EOMONTH([.A304];0))" office:value-type="float" office:value="31" calcext:value-type="float">
            <text:p>31</text:p>
          </table:table-cell>
          <table:table-cell table:formula="of:=[.B304]/[.C304]" office:value-type="float" office:value="3.2258064516129" calcext:value-type="float">
            <text:p>3.23</text:p>
          </table:table-cell>
          <table:table-cell table:formula="of:=-0.5*([.F304]&lt;50)+0.6*([.F304]&gt;50)" office:value-type="float" office:value="-0.5" calcext:value-type="float">
            <text:p>-0.50</text:p>
          </table:table-cell>
          <table:table-cell table:formula="of:=[.F303]*(1+[.G303])" office:value-type="float" office:value="34.2715685914771" calcext:value-type="float">
            <text:p>34.2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4]/(1-[.E304])" office:value-type="float" office:value="2.1505376344086" calcext:value-type="float">
            <text:p>2.15</text:p>
          </table:table-cell>
          <table:table-cell table:formula="of:=[.H304]-[.D304]" office:value-type="float" office:value="-1.0752688172043" calcext:value-type="float">
            <text:p>-1.08</text:p>
          </table:table-cell>
          <table:table-cell table:style-name="ce3" table:formula="of:=[.H304]*[.C304]" office:value-type="float" office:value="66.6666666666667" calcext:value-type="float">
            <text:p>66.67</text:p>
          </table:table-cell>
          <table:table-cell table:style-name="ce3" table:formula="of:=[.I304]*[.C304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304]+1" office:value-type="date" office:date-value="2021-10-31" calcext:value-type="date">
            <text:p>31-Oct-2021</text:p>
          </table:table-cell>
          <table:table-cell table:style-name="ce2" table:formula="of:=INDEX([.$N$5:.$P$28];MATCH(MONTH([.A305])&amp;YEAR([.A305]);[.$P$5:.$P$28];0);2)" office:value-type="float" office:value="100" calcext:value-type="float">
            <text:p>100</text:p>
          </table:table-cell>
          <table:table-cell table:style-name="ce2" table:formula="of:=DAY(EOMONTH([.A305];0))" office:value-type="float" office:value="31" calcext:value-type="float">
            <text:p>31</text:p>
          </table:table-cell>
          <table:table-cell table:formula="of:=[.B305]/[.C305]" office:value-type="float" office:value="3.2258064516129" calcext:value-type="float">
            <text:p>3.23</text:p>
          </table:table-cell>
          <table:table-cell table:formula="of:=-0.5*([.F305]&lt;50)+0.6*([.F305]&gt;50)" office:value-type="float" office:value="-0.5" calcext:value-type="float">
            <text:p>-0.50</text:p>
          </table:table-cell>
          <table:table-cell table:formula="of:=[.F304]*(1+[.G304])" office:value-type="float" office:value="34.3654632999469" calcext:value-type="float">
            <text:p>34.3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5]/(1-[.E305])" office:value-type="float" office:value="2.1505376344086" calcext:value-type="float">
            <text:p>2.15</text:p>
          </table:table-cell>
          <table:table-cell table:formula="of:=[.H305]-[.D305]" office:value-type="float" office:value="-1.0752688172043" calcext:value-type="float">
            <text:p>-1.08</text:p>
          </table:table-cell>
          <table:table-cell table:style-name="ce3" table:formula="of:=[.H305]*[.C305]" office:value-type="float" office:value="66.6666666666667" calcext:value-type="float">
            <text:p>66.67</text:p>
          </table:table-cell>
          <table:table-cell table:style-name="ce3" table:formula="of:=[.I305]*[.C305]" office:value-type="float" office:value="-33.3333333333333" calcext:value-type="float">
            <text:p>-33.33</text:p>
          </table:table-cell>
          <table:table-cell table:number-columns-repeated="7"/>
        </table:table-row>
        <table:table-row table:style-name="ro1">
          <table:table-cell table:formula="of:=[.A305]+1" office:value-type="date" office:date-value="2021-11-01" calcext:value-type="date">
            <text:p>1-Nov-2021</text:p>
          </table:table-cell>
          <table:table-cell table:style-name="ce2" table:formula="of:=INDEX([.$N$5:.$P$28];MATCH(MONTH([.A306])&amp;YEAR([.A306]);[.$P$5:.$P$28];0);2)" office:value-type="float" office:value="120" calcext:value-type="float">
            <text:p>120</text:p>
          </table:table-cell>
          <table:table-cell table:style-name="ce2" table:formula="of:=DAY(EOMONTH([.A306];0))" office:value-type="float" office:value="30" calcext:value-type="float">
            <text:p>30</text:p>
          </table:table-cell>
          <table:table-cell table:formula="of:=[.B306]/[.C306]" office:value-type="float" office:value="4" calcext:value-type="float">
            <text:p>4.00</text:p>
          </table:table-cell>
          <table:table-cell table:formula="of:=-0.5*([.F306]&lt;50)+0.6*([.F306]&gt;50)" office:value-type="float" office:value="-0.5" calcext:value-type="float">
            <text:p>-0.50</text:p>
          </table:table-cell>
          <table:table-cell table:formula="of:=[.F305]*(1+[.G305])" office:value-type="float" office:value="34.4596152541933" calcext:value-type="float">
            <text:p>34.4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6]/(1-[.E306])" office:value-type="float" office:value="2.66666666666667" calcext:value-type="float">
            <text:p>2.67</text:p>
          </table:table-cell>
          <table:table-cell table:formula="of:=[.H306]-[.D306]" office:value-type="float" office:value="-1.33333333333333" calcext:value-type="float">
            <text:p>-1.33</text:p>
          </table:table-cell>
          <table:table-cell table:style-name="ce3" table:formula="of:=[.H306]*[.C306]" office:value-type="float" office:value="80" calcext:value-type="float">
            <text:p>80.00</text:p>
          </table:table-cell>
          <table:table-cell table:style-name="ce3" table:formula="of:=[.I306]*[.C306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06]+1" office:value-type="date" office:date-value="2021-11-02" calcext:value-type="date">
            <text:p>2-Nov-2021</text:p>
          </table:table-cell>
          <table:table-cell table:style-name="ce2" table:formula="of:=INDEX([.$N$5:.$P$28];MATCH(MONTH([.A307])&amp;YEAR([.A307]);[.$P$5:.$P$28];0);2)" office:value-type="float" office:value="120" calcext:value-type="float">
            <text:p>120</text:p>
          </table:table-cell>
          <table:table-cell table:style-name="ce2" table:formula="of:=DAY(EOMONTH([.A307];0))" office:value-type="float" office:value="30" calcext:value-type="float">
            <text:p>30</text:p>
          </table:table-cell>
          <table:table-cell table:formula="of:=[.B307]/[.C307]" office:value-type="float" office:value="4" calcext:value-type="float">
            <text:p>4.00</text:p>
          </table:table-cell>
          <table:table-cell table:formula="of:=-0.5*([.F307]&lt;50)+0.6*([.F307]&gt;50)" office:value-type="float" office:value="-0.5" calcext:value-type="float">
            <text:p>-0.50</text:p>
          </table:table-cell>
          <table:table-cell table:formula="of:=[.F306]*(1+[.G306])" office:value-type="float" office:value="34.5540251589993" calcext:value-type="float">
            <text:p>34.5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7]/(1-[.E307])" office:value-type="float" office:value="2.66666666666667" calcext:value-type="float">
            <text:p>2.67</text:p>
          </table:table-cell>
          <table:table-cell table:formula="of:=[.H307]-[.D307]" office:value-type="float" office:value="-1.33333333333333" calcext:value-type="float">
            <text:p>-1.33</text:p>
          </table:table-cell>
          <table:table-cell table:style-name="ce3" table:formula="of:=[.H307]*[.C307]" office:value-type="float" office:value="80" calcext:value-type="float">
            <text:p>80.00</text:p>
          </table:table-cell>
          <table:table-cell table:style-name="ce3" table:formula="of:=[.I307]*[.C307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07]+1" office:value-type="date" office:date-value="2021-11-03" calcext:value-type="date">
            <text:p>3-Nov-2021</text:p>
          </table:table-cell>
          <table:table-cell table:style-name="ce2" table:formula="of:=INDEX([.$N$5:.$P$28];MATCH(MONTH([.A308])&amp;YEAR([.A308]);[.$P$5:.$P$28];0);2)" office:value-type="float" office:value="120" calcext:value-type="float">
            <text:p>120</text:p>
          </table:table-cell>
          <table:table-cell table:style-name="ce2" table:formula="of:=DAY(EOMONTH([.A308];0))" office:value-type="float" office:value="30" calcext:value-type="float">
            <text:p>30</text:p>
          </table:table-cell>
          <table:table-cell table:formula="of:=[.B308]/[.C308]" office:value-type="float" office:value="4" calcext:value-type="float">
            <text:p>4.00</text:p>
          </table:table-cell>
          <table:table-cell table:formula="of:=-0.5*([.F308]&lt;50)+0.6*([.F308]&gt;50)" office:value-type="float" office:value="-0.5" calcext:value-type="float">
            <text:p>-0.50</text:p>
          </table:table-cell>
          <table:table-cell table:formula="of:=[.F307]*(1+[.G307])" office:value-type="float" office:value="34.6486937210788" calcext:value-type="float">
            <text:p>34.6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8]/(1-[.E308])" office:value-type="float" office:value="2.66666666666667" calcext:value-type="float">
            <text:p>2.67</text:p>
          </table:table-cell>
          <table:table-cell table:formula="of:=[.H308]-[.D308]" office:value-type="float" office:value="-1.33333333333333" calcext:value-type="float">
            <text:p>-1.33</text:p>
          </table:table-cell>
          <table:table-cell table:style-name="ce3" table:formula="of:=[.H308]*[.C308]" office:value-type="float" office:value="80" calcext:value-type="float">
            <text:p>80.00</text:p>
          </table:table-cell>
          <table:table-cell table:style-name="ce3" table:formula="of:=[.I308]*[.C308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08]+1" office:value-type="date" office:date-value="2021-11-04" calcext:value-type="date">
            <text:p>4-Nov-2021</text:p>
          </table:table-cell>
          <table:table-cell table:style-name="ce2" table:formula="of:=INDEX([.$N$5:.$P$28];MATCH(MONTH([.A309])&amp;YEAR([.A309]);[.$P$5:.$P$28];0);2)" office:value-type="float" office:value="120" calcext:value-type="float">
            <text:p>120</text:p>
          </table:table-cell>
          <table:table-cell table:style-name="ce2" table:formula="of:=DAY(EOMONTH([.A309];0))" office:value-type="float" office:value="30" calcext:value-type="float">
            <text:p>30</text:p>
          </table:table-cell>
          <table:table-cell table:formula="of:=[.B309]/[.C309]" office:value-type="float" office:value="4" calcext:value-type="float">
            <text:p>4.00</text:p>
          </table:table-cell>
          <table:table-cell table:formula="of:=-0.5*([.F309]&lt;50)+0.6*([.F309]&gt;50)" office:value-type="float" office:value="-0.5" calcext:value-type="float">
            <text:p>-0.50</text:p>
          </table:table-cell>
          <table:table-cell table:formula="of:=[.F308]*(1+[.G308])" office:value-type="float" office:value="34.7436216490817" calcext:value-type="float">
            <text:p>34.7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09]/(1-[.E309])" office:value-type="float" office:value="2.66666666666667" calcext:value-type="float">
            <text:p>2.67</text:p>
          </table:table-cell>
          <table:table-cell table:formula="of:=[.H309]-[.D309]" office:value-type="float" office:value="-1.33333333333333" calcext:value-type="float">
            <text:p>-1.33</text:p>
          </table:table-cell>
          <table:table-cell table:style-name="ce3" table:formula="of:=[.H309]*[.C309]" office:value-type="float" office:value="80" calcext:value-type="float">
            <text:p>80.00</text:p>
          </table:table-cell>
          <table:table-cell table:style-name="ce3" table:formula="of:=[.I309]*[.C309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09]+1" office:value-type="date" office:date-value="2021-11-05" calcext:value-type="date">
            <text:p>5-Nov-2021</text:p>
          </table:table-cell>
          <table:table-cell table:style-name="ce2" table:formula="of:=INDEX([.$N$5:.$P$28];MATCH(MONTH([.A310])&amp;YEAR([.A310]);[.$P$5:.$P$28];0);2)" office:value-type="float" office:value="120" calcext:value-type="float">
            <text:p>120</text:p>
          </table:table-cell>
          <table:table-cell table:style-name="ce2" table:formula="of:=DAY(EOMONTH([.A310];0))" office:value-type="float" office:value="30" calcext:value-type="float">
            <text:p>30</text:p>
          </table:table-cell>
          <table:table-cell table:formula="of:=[.B310]/[.C310]" office:value-type="float" office:value="4" calcext:value-type="float">
            <text:p>4.00</text:p>
          </table:table-cell>
          <table:table-cell table:formula="of:=-0.5*([.F310]&lt;50)+0.6*([.F310]&gt;50)" office:value-type="float" office:value="-0.5" calcext:value-type="float">
            <text:p>-0.50</text:p>
          </table:table-cell>
          <table:table-cell table:formula="of:=[.F309]*(1+[.G309])" office:value-type="float" office:value="34.8388096535998" calcext:value-type="float">
            <text:p>34.8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0]/(1-[.E310])" office:value-type="float" office:value="2.66666666666667" calcext:value-type="float">
            <text:p>2.67</text:p>
          </table:table-cell>
          <table:table-cell table:formula="of:=[.H310]-[.D310]" office:value-type="float" office:value="-1.33333333333333" calcext:value-type="float">
            <text:p>-1.33</text:p>
          </table:table-cell>
          <table:table-cell table:style-name="ce3" table:formula="of:=[.H310]*[.C310]" office:value-type="float" office:value="80" calcext:value-type="float">
            <text:p>80.00</text:p>
          </table:table-cell>
          <table:table-cell table:style-name="ce3" table:formula="of:=[.I310]*[.C310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0]+1" office:value-type="date" office:date-value="2021-11-06" calcext:value-type="date">
            <text:p>6-Nov-2021</text:p>
          </table:table-cell>
          <table:table-cell table:style-name="ce2" table:formula="of:=INDEX([.$N$5:.$P$28];MATCH(MONTH([.A311])&amp;YEAR([.A311]);[.$P$5:.$P$28];0);2)" office:value-type="float" office:value="120" calcext:value-type="float">
            <text:p>120</text:p>
          </table:table-cell>
          <table:table-cell table:style-name="ce2" table:formula="of:=DAY(EOMONTH([.A311];0))" office:value-type="float" office:value="30" calcext:value-type="float">
            <text:p>30</text:p>
          </table:table-cell>
          <table:table-cell table:formula="of:=[.B311]/[.C311]" office:value-type="float" office:value="4" calcext:value-type="float">
            <text:p>4.00</text:p>
          </table:table-cell>
          <table:table-cell table:formula="of:=-0.5*([.F311]&lt;50)+0.6*([.F311]&gt;50)" office:value-type="float" office:value="-0.5" calcext:value-type="float">
            <text:p>-0.50</text:p>
          </table:table-cell>
          <table:table-cell table:formula="of:=[.F310]*(1+[.G310])" office:value-type="float" office:value="34.9342584471713" calcext:value-type="float">
            <text:p>34.9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1]/(1-[.E311])" office:value-type="float" office:value="2.66666666666667" calcext:value-type="float">
            <text:p>2.67</text:p>
          </table:table-cell>
          <table:table-cell table:formula="of:=[.H311]-[.D311]" office:value-type="float" office:value="-1.33333333333333" calcext:value-type="float">
            <text:p>-1.33</text:p>
          </table:table-cell>
          <table:table-cell table:style-name="ce3" table:formula="of:=[.H311]*[.C311]" office:value-type="float" office:value="80" calcext:value-type="float">
            <text:p>80.00</text:p>
          </table:table-cell>
          <table:table-cell table:style-name="ce3" table:formula="of:=[.I311]*[.C311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1]+1" office:value-type="date" office:date-value="2021-11-07" calcext:value-type="date">
            <text:p>7-Nov-2021</text:p>
          </table:table-cell>
          <table:table-cell table:style-name="ce2" table:formula="of:=INDEX([.$N$5:.$P$28];MATCH(MONTH([.A312])&amp;YEAR([.A312]);[.$P$5:.$P$28];0);2)" office:value-type="float" office:value="120" calcext:value-type="float">
            <text:p>120</text:p>
          </table:table-cell>
          <table:table-cell table:style-name="ce2" table:formula="of:=DAY(EOMONTH([.A312];0))" office:value-type="float" office:value="30" calcext:value-type="float">
            <text:p>30</text:p>
          </table:table-cell>
          <table:table-cell table:formula="of:=[.B312]/[.C312]" office:value-type="float" office:value="4" calcext:value-type="float">
            <text:p>4.00</text:p>
          </table:table-cell>
          <table:table-cell table:formula="of:=-0.5*([.F312]&lt;50)+0.6*([.F312]&gt;50)" office:value-type="float" office:value="-0.5" calcext:value-type="float">
            <text:p>-0.50</text:p>
          </table:table-cell>
          <table:table-cell table:formula="of:=[.F311]*(1+[.G311])" office:value-type="float" office:value="35.0299687442868" calcext:value-type="float">
            <text:p>35.0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2]/(1-[.E312])" office:value-type="float" office:value="2.66666666666667" calcext:value-type="float">
            <text:p>2.67</text:p>
          </table:table-cell>
          <table:table-cell table:formula="of:=[.H312]-[.D312]" office:value-type="float" office:value="-1.33333333333333" calcext:value-type="float">
            <text:p>-1.33</text:p>
          </table:table-cell>
          <table:table-cell table:style-name="ce3" table:formula="of:=[.H312]*[.C312]" office:value-type="float" office:value="80" calcext:value-type="float">
            <text:p>80.00</text:p>
          </table:table-cell>
          <table:table-cell table:style-name="ce3" table:formula="of:=[.I312]*[.C312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2]+1" office:value-type="date" office:date-value="2021-11-08" calcext:value-type="date">
            <text:p>8-Nov-2021</text:p>
          </table:table-cell>
          <table:table-cell table:style-name="ce2" table:formula="of:=INDEX([.$N$5:.$P$28];MATCH(MONTH([.A313])&amp;YEAR([.A313]);[.$P$5:.$P$28];0);2)" office:value-type="float" office:value="120" calcext:value-type="float">
            <text:p>120</text:p>
          </table:table-cell>
          <table:table-cell table:style-name="ce2" table:formula="of:=DAY(EOMONTH([.A313];0))" office:value-type="float" office:value="30" calcext:value-type="float">
            <text:p>30</text:p>
          </table:table-cell>
          <table:table-cell table:formula="of:=[.B313]/[.C313]" office:value-type="float" office:value="4" calcext:value-type="float">
            <text:p>4.00</text:p>
          </table:table-cell>
          <table:table-cell table:formula="of:=-0.5*([.F313]&lt;50)+0.6*([.F313]&gt;50)" office:value-type="float" office:value="-0.5" calcext:value-type="float">
            <text:p>-0.50</text:p>
          </table:table-cell>
          <table:table-cell table:formula="of:=[.F312]*(1+[.G312])" office:value-type="float" office:value="35.1259412613945" calcext:value-type="float">
            <text:p>35.1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3]/(1-[.E313])" office:value-type="float" office:value="2.66666666666667" calcext:value-type="float">
            <text:p>2.67</text:p>
          </table:table-cell>
          <table:table-cell table:formula="of:=[.H313]-[.D313]" office:value-type="float" office:value="-1.33333333333333" calcext:value-type="float">
            <text:p>-1.33</text:p>
          </table:table-cell>
          <table:table-cell table:style-name="ce3" table:formula="of:=[.H313]*[.C313]" office:value-type="float" office:value="80" calcext:value-type="float">
            <text:p>80.00</text:p>
          </table:table-cell>
          <table:table-cell table:style-name="ce3" table:formula="of:=[.I313]*[.C313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3]+1" office:value-type="date" office:date-value="2021-11-09" calcext:value-type="date">
            <text:p>9-Nov-2021</text:p>
          </table:table-cell>
          <table:table-cell table:style-name="ce2" table:formula="of:=INDEX([.$N$5:.$P$28];MATCH(MONTH([.A314])&amp;YEAR([.A314]);[.$P$5:.$P$28];0);2)" office:value-type="float" office:value="120" calcext:value-type="float">
            <text:p>120</text:p>
          </table:table-cell>
          <table:table-cell table:style-name="ce2" table:formula="of:=DAY(EOMONTH([.A314];0))" office:value-type="float" office:value="30" calcext:value-type="float">
            <text:p>30</text:p>
          </table:table-cell>
          <table:table-cell table:formula="of:=[.B314]/[.C314]" office:value-type="float" office:value="4" calcext:value-type="float">
            <text:p>4.00</text:p>
          </table:table-cell>
          <table:table-cell table:formula="of:=-0.5*([.F314]&lt;50)+0.6*([.F314]&gt;50)" office:value-type="float" office:value="-0.5" calcext:value-type="float">
            <text:p>-0.50</text:p>
          </table:table-cell>
          <table:table-cell table:formula="of:=[.F313]*(1+[.G313])" office:value-type="float" office:value="35.2221767169051" calcext:value-type="float">
            <text:p>35.2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4]/(1-[.E314])" office:value-type="float" office:value="2.66666666666667" calcext:value-type="float">
            <text:p>2.67</text:p>
          </table:table-cell>
          <table:table-cell table:formula="of:=[.H314]-[.D314]" office:value-type="float" office:value="-1.33333333333333" calcext:value-type="float">
            <text:p>-1.33</text:p>
          </table:table-cell>
          <table:table-cell table:style-name="ce3" table:formula="of:=[.H314]*[.C314]" office:value-type="float" office:value="80" calcext:value-type="float">
            <text:p>80.00</text:p>
          </table:table-cell>
          <table:table-cell table:style-name="ce3" table:formula="of:=[.I314]*[.C314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4]+1" office:value-type="date" office:date-value="2021-11-10" calcext:value-type="date">
            <text:p>10-Nov-2021</text:p>
          </table:table-cell>
          <table:table-cell table:style-name="ce2" table:formula="of:=INDEX([.$N$5:.$P$28];MATCH(MONTH([.A315])&amp;YEAR([.A315]);[.$P$5:.$P$28];0);2)" office:value-type="float" office:value="120" calcext:value-type="float">
            <text:p>120</text:p>
          </table:table-cell>
          <table:table-cell table:style-name="ce2" table:formula="of:=DAY(EOMONTH([.A315];0))" office:value-type="float" office:value="30" calcext:value-type="float">
            <text:p>30</text:p>
          </table:table-cell>
          <table:table-cell table:formula="of:=[.B315]/[.C315]" office:value-type="float" office:value="4" calcext:value-type="float">
            <text:p>4.00</text:p>
          </table:table-cell>
          <table:table-cell table:formula="of:=-0.5*([.F315]&lt;50)+0.6*([.F315]&gt;50)" office:value-type="float" office:value="-0.5" calcext:value-type="float">
            <text:p>-0.50</text:p>
          </table:table-cell>
          <table:table-cell table:formula="of:=[.F314]*(1+[.G314])" office:value-type="float" office:value="35.318675831198" calcext:value-type="float">
            <text:p>35.3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5]/(1-[.E315])" office:value-type="float" office:value="2.66666666666667" calcext:value-type="float">
            <text:p>2.67</text:p>
          </table:table-cell>
          <table:table-cell table:formula="of:=[.H315]-[.D315]" office:value-type="float" office:value="-1.33333333333333" calcext:value-type="float">
            <text:p>-1.33</text:p>
          </table:table-cell>
          <table:table-cell table:style-name="ce3" table:formula="of:=[.H315]*[.C315]" office:value-type="float" office:value="80" calcext:value-type="float">
            <text:p>80.00</text:p>
          </table:table-cell>
          <table:table-cell table:style-name="ce3" table:formula="of:=[.I315]*[.C315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5]+1" office:value-type="date" office:date-value="2021-11-11" calcext:value-type="date">
            <text:p>11-Nov-2021</text:p>
          </table:table-cell>
          <table:table-cell table:style-name="ce2" table:formula="of:=INDEX([.$N$5:.$P$28];MATCH(MONTH([.A316])&amp;YEAR([.A316]);[.$P$5:.$P$28];0);2)" office:value-type="float" office:value="120" calcext:value-type="float">
            <text:p>120</text:p>
          </table:table-cell>
          <table:table-cell table:style-name="ce2" table:formula="of:=DAY(EOMONTH([.A316];0))" office:value-type="float" office:value="30" calcext:value-type="float">
            <text:p>30</text:p>
          </table:table-cell>
          <table:table-cell table:formula="of:=[.B316]/[.C316]" office:value-type="float" office:value="4" calcext:value-type="float">
            <text:p>4.00</text:p>
          </table:table-cell>
          <table:table-cell table:formula="of:=-0.5*([.F316]&lt;50)+0.6*([.F316]&gt;50)" office:value-type="float" office:value="-0.5" calcext:value-type="float">
            <text:p>-0.50</text:p>
          </table:table-cell>
          <table:table-cell table:formula="of:=[.F315]*(1+[.G315])" office:value-type="float" office:value="35.415439326626" calcext:value-type="float">
            <text:p>35.4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6]/(1-[.E316])" office:value-type="float" office:value="2.66666666666667" calcext:value-type="float">
            <text:p>2.67</text:p>
          </table:table-cell>
          <table:table-cell table:formula="of:=[.H316]-[.D316]" office:value-type="float" office:value="-1.33333333333333" calcext:value-type="float">
            <text:p>-1.33</text:p>
          </table:table-cell>
          <table:table-cell table:style-name="ce3" table:formula="of:=[.H316]*[.C316]" office:value-type="float" office:value="80" calcext:value-type="float">
            <text:p>80.00</text:p>
          </table:table-cell>
          <table:table-cell table:style-name="ce3" table:formula="of:=[.I316]*[.C316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6]+1" office:value-type="date" office:date-value="2021-11-12" calcext:value-type="date">
            <text:p>12-Nov-2021</text:p>
          </table:table-cell>
          <table:table-cell table:style-name="ce2" table:formula="of:=INDEX([.$N$5:.$P$28];MATCH(MONTH([.A317])&amp;YEAR([.A317]);[.$P$5:.$P$28];0);2)" office:value-type="float" office:value="120" calcext:value-type="float">
            <text:p>120</text:p>
          </table:table-cell>
          <table:table-cell table:style-name="ce2" table:formula="of:=DAY(EOMONTH([.A317];0))" office:value-type="float" office:value="30" calcext:value-type="float">
            <text:p>30</text:p>
          </table:table-cell>
          <table:table-cell table:formula="of:=[.B317]/[.C317]" office:value-type="float" office:value="4" calcext:value-type="float">
            <text:p>4.00</text:p>
          </table:table-cell>
          <table:table-cell table:formula="of:=-0.5*([.F317]&lt;50)+0.6*([.F317]&gt;50)" office:value-type="float" office:value="-0.5" calcext:value-type="float">
            <text:p>-0.50</text:p>
          </table:table-cell>
          <table:table-cell table:formula="of:=[.F316]*(1+[.G316])" office:value-type="float" office:value="35.5124679275208" calcext:value-type="float">
            <text:p>35.5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7]/(1-[.E317])" office:value-type="float" office:value="2.66666666666667" calcext:value-type="float">
            <text:p>2.67</text:p>
          </table:table-cell>
          <table:table-cell table:formula="of:=[.H317]-[.D317]" office:value-type="float" office:value="-1.33333333333333" calcext:value-type="float">
            <text:p>-1.33</text:p>
          </table:table-cell>
          <table:table-cell table:style-name="ce3" table:formula="of:=[.H317]*[.C317]" office:value-type="float" office:value="80" calcext:value-type="float">
            <text:p>80.00</text:p>
          </table:table-cell>
          <table:table-cell table:style-name="ce3" table:formula="of:=[.I317]*[.C317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7]+1" office:value-type="date" office:date-value="2021-11-13" calcext:value-type="date">
            <text:p>13-Nov-2021</text:p>
          </table:table-cell>
          <table:table-cell table:style-name="ce2" table:formula="of:=INDEX([.$N$5:.$P$28];MATCH(MONTH([.A318])&amp;YEAR([.A318]);[.$P$5:.$P$28];0);2)" office:value-type="float" office:value="120" calcext:value-type="float">
            <text:p>120</text:p>
          </table:table-cell>
          <table:table-cell table:style-name="ce2" table:formula="of:=DAY(EOMONTH([.A318];0))" office:value-type="float" office:value="30" calcext:value-type="float">
            <text:p>30</text:p>
          </table:table-cell>
          <table:table-cell table:formula="of:=[.B318]/[.C318]" office:value-type="float" office:value="4" calcext:value-type="float">
            <text:p>4.00</text:p>
          </table:table-cell>
          <table:table-cell table:formula="of:=-0.5*([.F318]&lt;50)+0.6*([.F318]&gt;50)" office:value-type="float" office:value="-0.5" calcext:value-type="float">
            <text:p>-0.50</text:p>
          </table:table-cell>
          <table:table-cell table:formula="of:=[.F317]*(1+[.G317])" office:value-type="float" office:value="35.609762360199" calcext:value-type="float">
            <text:p>35.6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8]/(1-[.E318])" office:value-type="float" office:value="2.66666666666667" calcext:value-type="float">
            <text:p>2.67</text:p>
          </table:table-cell>
          <table:table-cell table:formula="of:=[.H318]-[.D318]" office:value-type="float" office:value="-1.33333333333333" calcext:value-type="float">
            <text:p>-1.33</text:p>
          </table:table-cell>
          <table:table-cell table:style-name="ce3" table:formula="of:=[.H318]*[.C318]" office:value-type="float" office:value="80" calcext:value-type="float">
            <text:p>80.00</text:p>
          </table:table-cell>
          <table:table-cell table:style-name="ce3" table:formula="of:=[.I318]*[.C318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8]+1" office:value-type="date" office:date-value="2021-11-14" calcext:value-type="date">
            <text:p>14-Nov-2021</text:p>
          </table:table-cell>
          <table:table-cell table:style-name="ce2" table:formula="of:=INDEX([.$N$5:.$P$28];MATCH(MONTH([.A319])&amp;YEAR([.A319]);[.$P$5:.$P$28];0);2)" office:value-type="float" office:value="120" calcext:value-type="float">
            <text:p>120</text:p>
          </table:table-cell>
          <table:table-cell table:style-name="ce2" table:formula="of:=DAY(EOMONTH([.A319];0))" office:value-type="float" office:value="30" calcext:value-type="float">
            <text:p>30</text:p>
          </table:table-cell>
          <table:table-cell table:formula="of:=[.B319]/[.C319]" office:value-type="float" office:value="4" calcext:value-type="float">
            <text:p>4.00</text:p>
          </table:table-cell>
          <table:table-cell table:formula="of:=-0.5*([.F319]&lt;50)+0.6*([.F319]&gt;50)" office:value-type="float" office:value="-0.5" calcext:value-type="float">
            <text:p>-0.50</text:p>
          </table:table-cell>
          <table:table-cell table:formula="of:=[.F318]*(1+[.G318])" office:value-type="float" office:value="35.7073233529667" calcext:value-type="float">
            <text:p>35.7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19]/(1-[.E319])" office:value-type="float" office:value="2.66666666666667" calcext:value-type="float">
            <text:p>2.67</text:p>
          </table:table-cell>
          <table:table-cell table:formula="of:=[.H319]-[.D319]" office:value-type="float" office:value="-1.33333333333333" calcext:value-type="float">
            <text:p>-1.33</text:p>
          </table:table-cell>
          <table:table-cell table:style-name="ce3" table:formula="of:=[.H319]*[.C319]" office:value-type="float" office:value="80" calcext:value-type="float">
            <text:p>80.00</text:p>
          </table:table-cell>
          <table:table-cell table:style-name="ce3" table:formula="of:=[.I319]*[.C319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19]+1" office:value-type="date" office:date-value="2021-11-15" calcext:value-type="date">
            <text:p>15-Nov-2021</text:p>
          </table:table-cell>
          <table:table-cell table:style-name="ce2" table:formula="of:=INDEX([.$N$5:.$P$28];MATCH(MONTH([.A320])&amp;YEAR([.A320]);[.$P$5:.$P$28];0);2)" office:value-type="float" office:value="120" calcext:value-type="float">
            <text:p>120</text:p>
          </table:table-cell>
          <table:table-cell table:style-name="ce2" table:formula="of:=DAY(EOMONTH([.A320];0))" office:value-type="float" office:value="30" calcext:value-type="float">
            <text:p>30</text:p>
          </table:table-cell>
          <table:table-cell table:formula="of:=[.B320]/[.C320]" office:value-type="float" office:value="4" calcext:value-type="float">
            <text:p>4.00</text:p>
          </table:table-cell>
          <table:table-cell table:formula="of:=-0.5*([.F320]&lt;50)+0.6*([.F320]&gt;50)" office:value-type="float" office:value="-0.5" calcext:value-type="float">
            <text:p>-0.50</text:p>
          </table:table-cell>
          <table:table-cell table:formula="of:=[.F319]*(1+[.G319])" office:value-type="float" office:value="35.8051516361255" calcext:value-type="float">
            <text:p>35.8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0]/(1-[.E320])" office:value-type="float" office:value="2.66666666666667" calcext:value-type="float">
            <text:p>2.67</text:p>
          </table:table-cell>
          <table:table-cell table:formula="of:=[.H320]-[.D320]" office:value-type="float" office:value="-1.33333333333333" calcext:value-type="float">
            <text:p>-1.33</text:p>
          </table:table-cell>
          <table:table-cell table:style-name="ce3" table:formula="of:=[.H320]*[.C320]" office:value-type="float" office:value="80" calcext:value-type="float">
            <text:p>80.00</text:p>
          </table:table-cell>
          <table:table-cell table:style-name="ce3" table:formula="of:=[.I320]*[.C320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0]+1" office:value-type="date" office:date-value="2021-11-16" calcext:value-type="date">
            <text:p>16-Nov-2021</text:p>
          </table:table-cell>
          <table:table-cell table:style-name="ce2" table:formula="of:=INDEX([.$N$5:.$P$28];MATCH(MONTH([.A321])&amp;YEAR([.A321]);[.$P$5:.$P$28];0);2)" office:value-type="float" office:value="120" calcext:value-type="float">
            <text:p>120</text:p>
          </table:table-cell>
          <table:table-cell table:style-name="ce2" table:formula="of:=DAY(EOMONTH([.A321];0))" office:value-type="float" office:value="30" calcext:value-type="float">
            <text:p>30</text:p>
          </table:table-cell>
          <table:table-cell table:formula="of:=[.B321]/[.C321]" office:value-type="float" office:value="4" calcext:value-type="float">
            <text:p>4.00</text:p>
          </table:table-cell>
          <table:table-cell table:formula="of:=-0.5*([.F321]&lt;50)+0.6*([.F321]&gt;50)" office:value-type="float" office:value="-0.5" calcext:value-type="float">
            <text:p>-0.50</text:p>
          </table:table-cell>
          <table:table-cell table:formula="of:=[.F320]*(1+[.G320])" office:value-type="float" office:value="35.9032479419779" calcext:value-type="float">
            <text:p>35.9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1]/(1-[.E321])" office:value-type="float" office:value="2.66666666666667" calcext:value-type="float">
            <text:p>2.67</text:p>
          </table:table-cell>
          <table:table-cell table:formula="of:=[.H321]-[.D321]" office:value-type="float" office:value="-1.33333333333333" calcext:value-type="float">
            <text:p>-1.33</text:p>
          </table:table-cell>
          <table:table-cell table:style-name="ce3" table:formula="of:=[.H321]*[.C321]" office:value-type="float" office:value="80" calcext:value-type="float">
            <text:p>80.00</text:p>
          </table:table-cell>
          <table:table-cell table:style-name="ce3" table:formula="of:=[.I321]*[.C321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1]+1" office:value-type="date" office:date-value="2021-11-17" calcext:value-type="date">
            <text:p>17-Nov-2021</text:p>
          </table:table-cell>
          <table:table-cell table:style-name="ce2" table:formula="of:=INDEX([.$N$5:.$P$28];MATCH(MONTH([.A322])&amp;YEAR([.A322]);[.$P$5:.$P$28];0);2)" office:value-type="float" office:value="120" calcext:value-type="float">
            <text:p>120</text:p>
          </table:table-cell>
          <table:table-cell table:style-name="ce2" table:formula="of:=DAY(EOMONTH([.A322];0))" office:value-type="float" office:value="30" calcext:value-type="float">
            <text:p>30</text:p>
          </table:table-cell>
          <table:table-cell table:formula="of:=[.B322]/[.C322]" office:value-type="float" office:value="4" calcext:value-type="float">
            <text:p>4.00</text:p>
          </table:table-cell>
          <table:table-cell table:formula="of:=-0.5*([.F322]&lt;50)+0.6*([.F322]&gt;50)" office:value-type="float" office:value="-0.5" calcext:value-type="float">
            <text:p>-0.50</text:p>
          </table:table-cell>
          <table:table-cell table:formula="of:=[.F321]*(1+[.G321])" office:value-type="float" office:value="36.0016130048326" calcext:value-type="float">
            <text:p>36.0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2]/(1-[.E322])" office:value-type="float" office:value="2.66666666666667" calcext:value-type="float">
            <text:p>2.67</text:p>
          </table:table-cell>
          <table:table-cell table:formula="of:=[.H322]-[.D322]" office:value-type="float" office:value="-1.33333333333333" calcext:value-type="float">
            <text:p>-1.33</text:p>
          </table:table-cell>
          <table:table-cell table:style-name="ce3" table:formula="of:=[.H322]*[.C322]" office:value-type="float" office:value="80" calcext:value-type="float">
            <text:p>80.00</text:p>
          </table:table-cell>
          <table:table-cell table:style-name="ce3" table:formula="of:=[.I322]*[.C322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2]+1" office:value-type="date" office:date-value="2021-11-18" calcext:value-type="date">
            <text:p>18-Nov-2021</text:p>
          </table:table-cell>
          <table:table-cell table:style-name="ce2" table:formula="of:=INDEX([.$N$5:.$P$28];MATCH(MONTH([.A323])&amp;YEAR([.A323]);[.$P$5:.$P$28];0);2)" office:value-type="float" office:value="120" calcext:value-type="float">
            <text:p>120</text:p>
          </table:table-cell>
          <table:table-cell table:style-name="ce2" table:formula="of:=DAY(EOMONTH([.A323];0))" office:value-type="float" office:value="30" calcext:value-type="float">
            <text:p>30</text:p>
          </table:table-cell>
          <table:table-cell table:formula="of:=[.B323]/[.C323]" office:value-type="float" office:value="4" calcext:value-type="float">
            <text:p>4.00</text:p>
          </table:table-cell>
          <table:table-cell table:formula="of:=-0.5*([.F323]&lt;50)+0.6*([.F323]&gt;50)" office:value-type="float" office:value="-0.5" calcext:value-type="float">
            <text:p>-0.50</text:p>
          </table:table-cell>
          <table:table-cell table:formula="of:=[.F322]*(1+[.G322])" office:value-type="float" office:value="36.1002475610102" calcext:value-type="float">
            <text:p>36.1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3]/(1-[.E323])" office:value-type="float" office:value="2.66666666666667" calcext:value-type="float">
            <text:p>2.67</text:p>
          </table:table-cell>
          <table:table-cell table:formula="of:=[.H323]-[.D323]" office:value-type="float" office:value="-1.33333333333333" calcext:value-type="float">
            <text:p>-1.33</text:p>
          </table:table-cell>
          <table:table-cell table:style-name="ce3" table:formula="of:=[.H323]*[.C323]" office:value-type="float" office:value="80" calcext:value-type="float">
            <text:p>80.00</text:p>
          </table:table-cell>
          <table:table-cell table:style-name="ce3" table:formula="of:=[.I323]*[.C323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3]+1" office:value-type="date" office:date-value="2021-11-19" calcext:value-type="date">
            <text:p>19-Nov-2021</text:p>
          </table:table-cell>
          <table:table-cell table:style-name="ce2" table:formula="of:=INDEX([.$N$5:.$P$28];MATCH(MONTH([.A324])&amp;YEAR([.A324]);[.$P$5:.$P$28];0);2)" office:value-type="float" office:value="120" calcext:value-type="float">
            <text:p>120</text:p>
          </table:table-cell>
          <table:table-cell table:style-name="ce2" table:formula="of:=DAY(EOMONTH([.A324];0))" office:value-type="float" office:value="30" calcext:value-type="float">
            <text:p>30</text:p>
          </table:table-cell>
          <table:table-cell table:formula="of:=[.B324]/[.C324]" office:value-type="float" office:value="4" calcext:value-type="float">
            <text:p>4.00</text:p>
          </table:table-cell>
          <table:table-cell table:formula="of:=-0.5*([.F324]&lt;50)+0.6*([.F324]&gt;50)" office:value-type="float" office:value="-0.5" calcext:value-type="float">
            <text:p>-0.50</text:p>
          </table:table-cell>
          <table:table-cell table:formula="of:=[.F323]*(1+[.G323])" office:value-type="float" office:value="36.1991523488486" calcext:value-type="float">
            <text:p>36.2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4]/(1-[.E324])" office:value-type="float" office:value="2.66666666666667" calcext:value-type="float">
            <text:p>2.67</text:p>
          </table:table-cell>
          <table:table-cell table:formula="of:=[.H324]-[.D324]" office:value-type="float" office:value="-1.33333333333333" calcext:value-type="float">
            <text:p>-1.33</text:p>
          </table:table-cell>
          <table:table-cell table:style-name="ce3" table:formula="of:=[.H324]*[.C324]" office:value-type="float" office:value="80" calcext:value-type="float">
            <text:p>80.00</text:p>
          </table:table-cell>
          <table:table-cell table:style-name="ce3" table:formula="of:=[.I324]*[.C324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4]+1" office:value-type="date" office:date-value="2021-11-20" calcext:value-type="date">
            <text:p>20-Nov-2021</text:p>
          </table:table-cell>
          <table:table-cell table:style-name="ce2" table:formula="of:=INDEX([.$N$5:.$P$28];MATCH(MONTH([.A325])&amp;YEAR([.A325]);[.$P$5:.$P$28];0);2)" office:value-type="float" office:value="120" calcext:value-type="float">
            <text:p>120</text:p>
          </table:table-cell>
          <table:table-cell table:style-name="ce2" table:formula="of:=DAY(EOMONTH([.A325];0))" office:value-type="float" office:value="30" calcext:value-type="float">
            <text:p>30</text:p>
          </table:table-cell>
          <table:table-cell table:formula="of:=[.B325]/[.C325]" office:value-type="float" office:value="4" calcext:value-type="float">
            <text:p>4.00</text:p>
          </table:table-cell>
          <table:table-cell table:formula="of:=-0.5*([.F325]&lt;50)+0.6*([.F325]&gt;50)" office:value-type="float" office:value="-0.5" calcext:value-type="float">
            <text:p>-0.50</text:p>
          </table:table-cell>
          <table:table-cell table:formula="of:=[.F324]*(1+[.G324])" office:value-type="float" office:value="36.2983281087085" calcext:value-type="float">
            <text:p>36.3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5]/(1-[.E325])" office:value-type="float" office:value="2.66666666666667" calcext:value-type="float">
            <text:p>2.67</text:p>
          </table:table-cell>
          <table:table-cell table:formula="of:=[.H325]-[.D325]" office:value-type="float" office:value="-1.33333333333333" calcext:value-type="float">
            <text:p>-1.33</text:p>
          </table:table-cell>
          <table:table-cell table:style-name="ce3" table:formula="of:=[.H325]*[.C325]" office:value-type="float" office:value="80" calcext:value-type="float">
            <text:p>80.00</text:p>
          </table:table-cell>
          <table:table-cell table:style-name="ce3" table:formula="of:=[.I325]*[.C325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5]+1" office:value-type="date" office:date-value="2021-11-21" calcext:value-type="date">
            <text:p>21-Nov-2021</text:p>
          </table:table-cell>
          <table:table-cell table:style-name="ce2" table:formula="of:=INDEX([.$N$5:.$P$28];MATCH(MONTH([.A326])&amp;YEAR([.A326]);[.$P$5:.$P$28];0);2)" office:value-type="float" office:value="120" calcext:value-type="float">
            <text:p>120</text:p>
          </table:table-cell>
          <table:table-cell table:style-name="ce2" table:formula="of:=DAY(EOMONTH([.A326];0))" office:value-type="float" office:value="30" calcext:value-type="float">
            <text:p>30</text:p>
          </table:table-cell>
          <table:table-cell table:formula="of:=[.B326]/[.C326]" office:value-type="float" office:value="4" calcext:value-type="float">
            <text:p>4.00</text:p>
          </table:table-cell>
          <table:table-cell table:formula="of:=-0.5*([.F326]&lt;50)+0.6*([.F326]&gt;50)" office:value-type="float" office:value="-0.5" calcext:value-type="float">
            <text:p>-0.50</text:p>
          </table:table-cell>
          <table:table-cell table:formula="of:=[.F325]*(1+[.G325])" office:value-type="float" office:value="36.3977755829789" calcext:value-type="float">
            <text:p>36.4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6]/(1-[.E326])" office:value-type="float" office:value="2.66666666666667" calcext:value-type="float">
            <text:p>2.67</text:p>
          </table:table-cell>
          <table:table-cell table:formula="of:=[.H326]-[.D326]" office:value-type="float" office:value="-1.33333333333333" calcext:value-type="float">
            <text:p>-1.33</text:p>
          </table:table-cell>
          <table:table-cell table:style-name="ce3" table:formula="of:=[.H326]*[.C326]" office:value-type="float" office:value="80" calcext:value-type="float">
            <text:p>80.00</text:p>
          </table:table-cell>
          <table:table-cell table:style-name="ce3" table:formula="of:=[.I326]*[.C326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6]+1" office:value-type="date" office:date-value="2021-11-22" calcext:value-type="date">
            <text:p>22-Nov-2021</text:p>
          </table:table-cell>
          <table:table-cell table:style-name="ce2" table:formula="of:=INDEX([.$N$5:.$P$28];MATCH(MONTH([.A327])&amp;YEAR([.A327]);[.$P$5:.$P$28];0);2)" office:value-type="float" office:value="120" calcext:value-type="float">
            <text:p>120</text:p>
          </table:table-cell>
          <table:table-cell table:style-name="ce2" table:formula="of:=DAY(EOMONTH([.A327];0))" office:value-type="float" office:value="30" calcext:value-type="float">
            <text:p>30</text:p>
          </table:table-cell>
          <table:table-cell table:formula="of:=[.B327]/[.C327]" office:value-type="float" office:value="4" calcext:value-type="float">
            <text:p>4.00</text:p>
          </table:table-cell>
          <table:table-cell table:formula="of:=-0.5*([.F327]&lt;50)+0.6*([.F327]&gt;50)" office:value-type="float" office:value="-0.5" calcext:value-type="float">
            <text:p>-0.50</text:p>
          </table:table-cell>
          <table:table-cell table:formula="of:=[.F326]*(1+[.G326])" office:value-type="float" office:value="36.497495516083" calcext:value-type="float">
            <text:p>36.5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7]/(1-[.E327])" office:value-type="float" office:value="2.66666666666667" calcext:value-type="float">
            <text:p>2.67</text:p>
          </table:table-cell>
          <table:table-cell table:formula="of:=[.H327]-[.D327]" office:value-type="float" office:value="-1.33333333333333" calcext:value-type="float">
            <text:p>-1.33</text:p>
          </table:table-cell>
          <table:table-cell table:style-name="ce3" table:formula="of:=[.H327]*[.C327]" office:value-type="float" office:value="80" calcext:value-type="float">
            <text:p>80.00</text:p>
          </table:table-cell>
          <table:table-cell table:style-name="ce3" table:formula="of:=[.I327]*[.C327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7]+1" office:value-type="date" office:date-value="2021-11-23" calcext:value-type="date">
            <text:p>23-Nov-2021</text:p>
          </table:table-cell>
          <table:table-cell table:style-name="ce2" table:formula="of:=INDEX([.$N$5:.$P$28];MATCH(MONTH([.A328])&amp;YEAR([.A328]);[.$P$5:.$P$28];0);2)" office:value-type="float" office:value="120" calcext:value-type="float">
            <text:p>120</text:p>
          </table:table-cell>
          <table:table-cell table:style-name="ce2" table:formula="of:=DAY(EOMONTH([.A328];0))" office:value-type="float" office:value="30" calcext:value-type="float">
            <text:p>30</text:p>
          </table:table-cell>
          <table:table-cell table:formula="of:=[.B328]/[.C328]" office:value-type="float" office:value="4" calcext:value-type="float">
            <text:p>4.00</text:p>
          </table:table-cell>
          <table:table-cell table:formula="of:=-0.5*([.F328]&lt;50)+0.6*([.F328]&gt;50)" office:value-type="float" office:value="-0.5" calcext:value-type="float">
            <text:p>-0.50</text:p>
          </table:table-cell>
          <table:table-cell table:formula="of:=[.F327]*(1+[.G327])" office:value-type="float" office:value="36.5974886544832" calcext:value-type="float">
            <text:p>36.6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8]/(1-[.E328])" office:value-type="float" office:value="2.66666666666667" calcext:value-type="float">
            <text:p>2.67</text:p>
          </table:table-cell>
          <table:table-cell table:formula="of:=[.H328]-[.D328]" office:value-type="float" office:value="-1.33333333333333" calcext:value-type="float">
            <text:p>-1.33</text:p>
          </table:table-cell>
          <table:table-cell table:style-name="ce3" table:formula="of:=[.H328]*[.C328]" office:value-type="float" office:value="80" calcext:value-type="float">
            <text:p>80.00</text:p>
          </table:table-cell>
          <table:table-cell table:style-name="ce3" table:formula="of:=[.I328]*[.C328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8]+1" office:value-type="date" office:date-value="2021-11-24" calcext:value-type="date">
            <text:p>24-Nov-2021</text:p>
          </table:table-cell>
          <table:table-cell table:style-name="ce2" table:formula="of:=INDEX([.$N$5:.$P$28];MATCH(MONTH([.A329])&amp;YEAR([.A329]);[.$P$5:.$P$28];0);2)" office:value-type="float" office:value="120" calcext:value-type="float">
            <text:p>120</text:p>
          </table:table-cell>
          <table:table-cell table:style-name="ce2" table:formula="of:=DAY(EOMONTH([.A329];0))" office:value-type="float" office:value="30" calcext:value-type="float">
            <text:p>30</text:p>
          </table:table-cell>
          <table:table-cell table:formula="of:=[.B329]/[.C329]" office:value-type="float" office:value="4" calcext:value-type="float">
            <text:p>4.00</text:p>
          </table:table-cell>
          <table:table-cell table:formula="of:=-0.5*([.F329]&lt;50)+0.6*([.F329]&gt;50)" office:value-type="float" office:value="-0.5" calcext:value-type="float">
            <text:p>-0.50</text:p>
          </table:table-cell>
          <table:table-cell table:formula="of:=[.F328]*(1+[.G328])" office:value-type="float" office:value="36.6977557466873" calcext:value-type="float">
            <text:p>36.7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29]/(1-[.E329])" office:value-type="float" office:value="2.66666666666667" calcext:value-type="float">
            <text:p>2.67</text:p>
          </table:table-cell>
          <table:table-cell table:formula="of:=[.H329]-[.D329]" office:value-type="float" office:value="-1.33333333333333" calcext:value-type="float">
            <text:p>-1.33</text:p>
          </table:table-cell>
          <table:table-cell table:style-name="ce3" table:formula="of:=[.H329]*[.C329]" office:value-type="float" office:value="80" calcext:value-type="float">
            <text:p>80.00</text:p>
          </table:table-cell>
          <table:table-cell table:style-name="ce3" table:formula="of:=[.I329]*[.C329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29]+1" office:value-type="date" office:date-value="2021-11-25" calcext:value-type="date">
            <text:p>25-Nov-2021</text:p>
          </table:table-cell>
          <table:table-cell table:style-name="ce2" table:formula="of:=INDEX([.$N$5:.$P$28];MATCH(MONTH([.A330])&amp;YEAR([.A330]);[.$P$5:.$P$28];0);2)" office:value-type="float" office:value="120" calcext:value-type="float">
            <text:p>120</text:p>
          </table:table-cell>
          <table:table-cell table:style-name="ce2" table:formula="of:=DAY(EOMONTH([.A330];0))" office:value-type="float" office:value="30" calcext:value-type="float">
            <text:p>30</text:p>
          </table:table-cell>
          <table:table-cell table:formula="of:=[.B330]/[.C330]" office:value-type="float" office:value="4" calcext:value-type="float">
            <text:p>4.00</text:p>
          </table:table-cell>
          <table:table-cell table:formula="of:=-0.5*([.F330]&lt;50)+0.6*([.F330]&gt;50)" office:value-type="float" office:value="-0.5" calcext:value-type="float">
            <text:p>-0.50</text:p>
          </table:table-cell>
          <table:table-cell table:formula="of:=[.F329]*(1+[.G329])" office:value-type="float" office:value="36.7982975432536" calcext:value-type="float">
            <text:p>36.8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0]/(1-[.E330])" office:value-type="float" office:value="2.66666666666667" calcext:value-type="float">
            <text:p>2.67</text:p>
          </table:table-cell>
          <table:table-cell table:formula="of:=[.H330]-[.D330]" office:value-type="float" office:value="-1.33333333333333" calcext:value-type="float">
            <text:p>-1.33</text:p>
          </table:table-cell>
          <table:table-cell table:style-name="ce3" table:formula="of:=[.H330]*[.C330]" office:value-type="float" office:value="80" calcext:value-type="float">
            <text:p>80.00</text:p>
          </table:table-cell>
          <table:table-cell table:style-name="ce3" table:formula="of:=[.I330]*[.C330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30]+1" office:value-type="date" office:date-value="2021-11-26" calcext:value-type="date">
            <text:p>26-Nov-2021</text:p>
          </table:table-cell>
          <table:table-cell table:style-name="ce2" table:formula="of:=INDEX([.$N$5:.$P$28];MATCH(MONTH([.A331])&amp;YEAR([.A331]);[.$P$5:.$P$28];0);2)" office:value-type="float" office:value="120" calcext:value-type="float">
            <text:p>120</text:p>
          </table:table-cell>
          <table:table-cell table:style-name="ce2" table:formula="of:=DAY(EOMONTH([.A331];0))" office:value-type="float" office:value="30" calcext:value-type="float">
            <text:p>30</text:p>
          </table:table-cell>
          <table:table-cell table:formula="of:=[.B331]/[.C331]" office:value-type="float" office:value="4" calcext:value-type="float">
            <text:p>4.00</text:p>
          </table:table-cell>
          <table:table-cell table:formula="of:=-0.5*([.F331]&lt;50)+0.6*([.F331]&gt;50)" office:value-type="float" office:value="-0.5" calcext:value-type="float">
            <text:p>-0.50</text:p>
          </table:table-cell>
          <table:table-cell table:formula="of:=[.F330]*(1+[.G330])" office:value-type="float" office:value="36.8991147967967" calcext:value-type="float">
            <text:p>36.9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1]/(1-[.E331])" office:value-type="float" office:value="2.66666666666667" calcext:value-type="float">
            <text:p>2.67</text:p>
          </table:table-cell>
          <table:table-cell table:formula="of:=[.H331]-[.D331]" office:value-type="float" office:value="-1.33333333333333" calcext:value-type="float">
            <text:p>-1.33</text:p>
          </table:table-cell>
          <table:table-cell table:style-name="ce3" table:formula="of:=[.H331]*[.C331]" office:value-type="float" office:value="80" calcext:value-type="float">
            <text:p>80.00</text:p>
          </table:table-cell>
          <table:table-cell table:style-name="ce3" table:formula="of:=[.I331]*[.C331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31]+1" office:value-type="date" office:date-value="2021-11-27" calcext:value-type="date">
            <text:p>27-Nov-2021</text:p>
          </table:table-cell>
          <table:table-cell table:style-name="ce2" table:formula="of:=INDEX([.$N$5:.$P$28];MATCH(MONTH([.A332])&amp;YEAR([.A332]);[.$P$5:.$P$28];0);2)" office:value-type="float" office:value="120" calcext:value-type="float">
            <text:p>120</text:p>
          </table:table-cell>
          <table:table-cell table:style-name="ce2" table:formula="of:=DAY(EOMONTH([.A332];0))" office:value-type="float" office:value="30" calcext:value-type="float">
            <text:p>30</text:p>
          </table:table-cell>
          <table:table-cell table:formula="of:=[.B332]/[.C332]" office:value-type="float" office:value="4" calcext:value-type="float">
            <text:p>4.00</text:p>
          </table:table-cell>
          <table:table-cell table:formula="of:=-0.5*([.F332]&lt;50)+0.6*([.F332]&gt;50)" office:value-type="float" office:value="-0.5" calcext:value-type="float">
            <text:p>-0.50</text:p>
          </table:table-cell>
          <table:table-cell table:formula="of:=[.F331]*(1+[.G331])" office:value-type="float" office:value="37.0002082619934" calcext:value-type="float">
            <text:p>37.0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2]/(1-[.E332])" office:value-type="float" office:value="2.66666666666667" calcext:value-type="float">
            <text:p>2.67</text:p>
          </table:table-cell>
          <table:table-cell table:formula="of:=[.H332]-[.D332]" office:value-type="float" office:value="-1.33333333333333" calcext:value-type="float">
            <text:p>-1.33</text:p>
          </table:table-cell>
          <table:table-cell table:style-name="ce3" table:formula="of:=[.H332]*[.C332]" office:value-type="float" office:value="80" calcext:value-type="float">
            <text:p>80.00</text:p>
          </table:table-cell>
          <table:table-cell table:style-name="ce3" table:formula="of:=[.I332]*[.C332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32]+1" office:value-type="date" office:date-value="2021-11-28" calcext:value-type="date">
            <text:p>28-Nov-2021</text:p>
          </table:table-cell>
          <table:table-cell table:style-name="ce2" table:formula="of:=INDEX([.$N$5:.$P$28];MATCH(MONTH([.A333])&amp;YEAR([.A333]);[.$P$5:.$P$28];0);2)" office:value-type="float" office:value="120" calcext:value-type="float">
            <text:p>120</text:p>
          </table:table-cell>
          <table:table-cell table:style-name="ce2" table:formula="of:=DAY(EOMONTH([.A333];0))" office:value-type="float" office:value="30" calcext:value-type="float">
            <text:p>30</text:p>
          </table:table-cell>
          <table:table-cell table:formula="of:=[.B333]/[.C333]" office:value-type="float" office:value="4" calcext:value-type="float">
            <text:p>4.00</text:p>
          </table:table-cell>
          <table:table-cell table:formula="of:=-0.5*([.F333]&lt;50)+0.6*([.F333]&gt;50)" office:value-type="float" office:value="-0.5" calcext:value-type="float">
            <text:p>-0.50</text:p>
          </table:table-cell>
          <table:table-cell table:formula="of:=[.F332]*(1+[.G332])" office:value-type="float" office:value="37.1015786955879" calcext:value-type="float">
            <text:p>37.1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3]/(1-[.E333])" office:value-type="float" office:value="2.66666666666667" calcext:value-type="float">
            <text:p>2.67</text:p>
          </table:table-cell>
          <table:table-cell table:formula="of:=[.H333]-[.D333]" office:value-type="float" office:value="-1.33333333333333" calcext:value-type="float">
            <text:p>-1.33</text:p>
          </table:table-cell>
          <table:table-cell table:style-name="ce3" table:formula="of:=[.H333]*[.C333]" office:value-type="float" office:value="80" calcext:value-type="float">
            <text:p>80.00</text:p>
          </table:table-cell>
          <table:table-cell table:style-name="ce3" table:formula="of:=[.I333]*[.C333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33]+1" office:value-type="date" office:date-value="2021-11-29" calcext:value-type="date">
            <text:p>29-Nov-2021</text:p>
          </table:table-cell>
          <table:table-cell table:style-name="ce2" table:formula="of:=INDEX([.$N$5:.$P$28];MATCH(MONTH([.A334])&amp;YEAR([.A334]);[.$P$5:.$P$28];0);2)" office:value-type="float" office:value="120" calcext:value-type="float">
            <text:p>120</text:p>
          </table:table-cell>
          <table:table-cell table:style-name="ce2" table:formula="of:=DAY(EOMONTH([.A334];0))" office:value-type="float" office:value="30" calcext:value-type="float">
            <text:p>30</text:p>
          </table:table-cell>
          <table:table-cell table:formula="of:=[.B334]/[.C334]" office:value-type="float" office:value="4" calcext:value-type="float">
            <text:p>4.00</text:p>
          </table:table-cell>
          <table:table-cell table:formula="of:=-0.5*([.F334]&lt;50)+0.6*([.F334]&gt;50)" office:value-type="float" office:value="-0.5" calcext:value-type="float">
            <text:p>-0.50</text:p>
          </table:table-cell>
          <table:table-cell table:formula="of:=[.F333]*(1+[.G333])" office:value-type="float" office:value="37.2032268563978" calcext:value-type="float">
            <text:p>37.2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4]/(1-[.E334])" office:value-type="float" office:value="2.66666666666667" calcext:value-type="float">
            <text:p>2.67</text:p>
          </table:table-cell>
          <table:table-cell table:formula="of:=[.H334]-[.D334]" office:value-type="float" office:value="-1.33333333333333" calcext:value-type="float">
            <text:p>-1.33</text:p>
          </table:table-cell>
          <table:table-cell table:style-name="ce3" table:formula="of:=[.H334]*[.C334]" office:value-type="float" office:value="80" calcext:value-type="float">
            <text:p>80.00</text:p>
          </table:table-cell>
          <table:table-cell table:style-name="ce3" table:formula="of:=[.I334]*[.C334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34]+1" office:value-type="date" office:date-value="2021-11-30" calcext:value-type="date">
            <text:p>30-Nov-2021</text:p>
          </table:table-cell>
          <table:table-cell table:style-name="ce2" table:formula="of:=INDEX([.$N$5:.$P$28];MATCH(MONTH([.A335])&amp;YEAR([.A335]);[.$P$5:.$P$28];0);2)" office:value-type="float" office:value="120" calcext:value-type="float">
            <text:p>120</text:p>
          </table:table-cell>
          <table:table-cell table:style-name="ce2" table:formula="of:=DAY(EOMONTH([.A335];0))" office:value-type="float" office:value="30" calcext:value-type="float">
            <text:p>30</text:p>
          </table:table-cell>
          <table:table-cell table:formula="of:=[.B335]/[.C335]" office:value-type="float" office:value="4" calcext:value-type="float">
            <text:p>4.00</text:p>
          </table:table-cell>
          <table:table-cell table:formula="of:=-0.5*([.F335]&lt;50)+0.6*([.F335]&gt;50)" office:value-type="float" office:value="-0.5" calcext:value-type="float">
            <text:p>-0.50</text:p>
          </table:table-cell>
          <table:table-cell table:formula="of:=[.F334]*(1+[.G334])" office:value-type="float" office:value="37.3051535053194" calcext:value-type="float">
            <text:p>37.3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5]/(1-[.E335])" office:value-type="float" office:value="2.66666666666667" calcext:value-type="float">
            <text:p>2.67</text:p>
          </table:table-cell>
          <table:table-cell table:formula="of:=[.H335]-[.D335]" office:value-type="float" office:value="-1.33333333333333" calcext:value-type="float">
            <text:p>-1.33</text:p>
          </table:table-cell>
          <table:table-cell table:style-name="ce3" table:formula="of:=[.H335]*[.C335]" office:value-type="float" office:value="80" calcext:value-type="float">
            <text:p>80.00</text:p>
          </table:table-cell>
          <table:table-cell table:style-name="ce3" table:formula="of:=[.I335]*[.C335]" office:value-type="float" office:value="-40" calcext:value-type="float">
            <text:p>-40.00</text:p>
          </table:table-cell>
          <table:table-cell table:number-columns-repeated="7"/>
        </table:table-row>
        <table:table-row table:style-name="ro1">
          <table:table-cell table:formula="of:=[.A335]+1" office:value-type="date" office:date-value="2021-12-01" calcext:value-type="date">
            <text:p>1-Dec-2021</text:p>
          </table:table-cell>
          <table:table-cell table:style-name="ce2" table:formula="of:=INDEX([.$N$5:.$P$28];MATCH(MONTH([.A336])&amp;YEAR([.A336]);[.$P$5:.$P$28];0);2)" office:value-type="float" office:value="140" calcext:value-type="float">
            <text:p>140</text:p>
          </table:table-cell>
          <table:table-cell table:style-name="ce2" table:formula="of:=DAY(EOMONTH([.A336];0))" office:value-type="float" office:value="31" calcext:value-type="float">
            <text:p>31</text:p>
          </table:table-cell>
          <table:table-cell table:formula="of:=[.B336]/[.C336]" office:value-type="float" office:value="4.51612903225807" calcext:value-type="float">
            <text:p>4.52</text:p>
          </table:table-cell>
          <table:table-cell table:formula="of:=-0.5*([.F336]&lt;50)+0.6*([.F336]&gt;50)" office:value-type="float" office:value="-0.5" calcext:value-type="float">
            <text:p>-0.50</text:p>
          </table:table-cell>
          <table:table-cell table:formula="of:=[.F335]*(1+[.G335])" office:value-type="float" office:value="37.407359405334" calcext:value-type="float">
            <text:p>37.4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6]/(1-[.E336])" office:value-type="float" office:value="3.01075268817204" calcext:value-type="float">
            <text:p>3.01</text:p>
          </table:table-cell>
          <table:table-cell table:formula="of:=[.H336]-[.D336]" office:value-type="float" office:value="-1.50537634408602" calcext:value-type="float">
            <text:p>-1.51</text:p>
          </table:table-cell>
          <table:table-cell table:style-name="ce3" table:formula="of:=[.H336]*[.C336]" office:value-type="float" office:value="93.3333333333333" calcext:value-type="float">
            <text:p>93.33</text:p>
          </table:table-cell>
          <table:table-cell table:style-name="ce3" table:formula="of:=[.I336]*[.C336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36]+1" office:value-type="date" office:date-value="2021-12-02" calcext:value-type="date">
            <text:p>2-Dec-2021</text:p>
          </table:table-cell>
          <table:table-cell table:style-name="ce2" table:formula="of:=INDEX([.$N$5:.$P$28];MATCH(MONTH([.A337])&amp;YEAR([.A337]);[.$P$5:.$P$28];0);2)" office:value-type="float" office:value="140" calcext:value-type="float">
            <text:p>140</text:p>
          </table:table-cell>
          <table:table-cell table:style-name="ce2" table:formula="of:=DAY(EOMONTH([.A337];0))" office:value-type="float" office:value="31" calcext:value-type="float">
            <text:p>31</text:p>
          </table:table-cell>
          <table:table-cell table:formula="of:=[.B337]/[.C337]" office:value-type="float" office:value="4.51612903225807" calcext:value-type="float">
            <text:p>4.52</text:p>
          </table:table-cell>
          <table:table-cell table:formula="of:=-0.5*([.F337]&lt;50)+0.6*([.F337]&gt;50)" office:value-type="float" office:value="-0.5" calcext:value-type="float">
            <text:p>-0.50</text:p>
          </table:table-cell>
          <table:table-cell table:formula="of:=[.F336]*(1+[.G336])" office:value-type="float" office:value="37.509845321513" calcext:value-type="float">
            <text:p>37.5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7]/(1-[.E337])" office:value-type="float" office:value="3.01075268817204" calcext:value-type="float">
            <text:p>3.01</text:p>
          </table:table-cell>
          <table:table-cell table:formula="of:=[.H337]-[.D337]" office:value-type="float" office:value="-1.50537634408602" calcext:value-type="float">
            <text:p>-1.51</text:p>
          </table:table-cell>
          <table:table-cell table:style-name="ce3" table:formula="of:=[.H337]*[.C337]" office:value-type="float" office:value="93.3333333333333" calcext:value-type="float">
            <text:p>93.33</text:p>
          </table:table-cell>
          <table:table-cell table:style-name="ce3" table:formula="of:=[.I337]*[.C337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37]+1" office:value-type="date" office:date-value="2021-12-03" calcext:value-type="date">
            <text:p>3-Dec-2021</text:p>
          </table:table-cell>
          <table:table-cell table:style-name="ce2" table:formula="of:=INDEX([.$N$5:.$P$28];MATCH(MONTH([.A338])&amp;YEAR([.A338]);[.$P$5:.$P$28];0);2)" office:value-type="float" office:value="140" calcext:value-type="float">
            <text:p>140</text:p>
          </table:table-cell>
          <table:table-cell table:style-name="ce2" table:formula="of:=DAY(EOMONTH([.A338];0))" office:value-type="float" office:value="31" calcext:value-type="float">
            <text:p>31</text:p>
          </table:table-cell>
          <table:table-cell table:formula="of:=[.B338]/[.C338]" office:value-type="float" office:value="4.51612903225807" calcext:value-type="float">
            <text:p>4.52</text:p>
          </table:table-cell>
          <table:table-cell table:formula="of:=-0.5*([.F338]&lt;50)+0.6*([.F338]&gt;50)" office:value-type="float" office:value="-0.5" calcext:value-type="float">
            <text:p>-0.50</text:p>
          </table:table-cell>
          <table:table-cell table:formula="of:=[.F337]*(1+[.G337])" office:value-type="float" office:value="37.612612021024" calcext:value-type="float">
            <text:p>37.6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8]/(1-[.E338])" office:value-type="float" office:value="3.01075268817204" calcext:value-type="float">
            <text:p>3.01</text:p>
          </table:table-cell>
          <table:table-cell table:formula="of:=[.H338]-[.D338]" office:value-type="float" office:value="-1.50537634408602" calcext:value-type="float">
            <text:p>-1.51</text:p>
          </table:table-cell>
          <table:table-cell table:style-name="ce3" table:formula="of:=[.H338]*[.C338]" office:value-type="float" office:value="93.3333333333333" calcext:value-type="float">
            <text:p>93.33</text:p>
          </table:table-cell>
          <table:table-cell table:style-name="ce3" table:formula="of:=[.I338]*[.C338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38]+1" office:value-type="date" office:date-value="2021-12-04" calcext:value-type="date">
            <text:p>4-Dec-2021</text:p>
          </table:table-cell>
          <table:table-cell table:style-name="ce2" table:formula="of:=INDEX([.$N$5:.$P$28];MATCH(MONTH([.A339])&amp;YEAR([.A339]);[.$P$5:.$P$28];0);2)" office:value-type="float" office:value="140" calcext:value-type="float">
            <text:p>140</text:p>
          </table:table-cell>
          <table:table-cell table:style-name="ce2" table:formula="of:=DAY(EOMONTH([.A339];0))" office:value-type="float" office:value="31" calcext:value-type="float">
            <text:p>31</text:p>
          </table:table-cell>
          <table:table-cell table:formula="of:=[.B339]/[.C339]" office:value-type="float" office:value="4.51612903225807" calcext:value-type="float">
            <text:p>4.52</text:p>
          </table:table-cell>
          <table:table-cell table:formula="of:=-0.5*([.F339]&lt;50)+0.6*([.F339]&gt;50)" office:value-type="float" office:value="-0.5" calcext:value-type="float">
            <text:p>-0.50</text:p>
          </table:table-cell>
          <table:table-cell table:formula="of:=[.F338]*(1+[.G338])" office:value-type="float" office:value="37.7156602731364" calcext:value-type="float">
            <text:p>37.7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39]/(1-[.E339])" office:value-type="float" office:value="3.01075268817204" calcext:value-type="float">
            <text:p>3.01</text:p>
          </table:table-cell>
          <table:table-cell table:formula="of:=[.H339]-[.D339]" office:value-type="float" office:value="-1.50537634408602" calcext:value-type="float">
            <text:p>-1.51</text:p>
          </table:table-cell>
          <table:table-cell table:style-name="ce3" table:formula="of:=[.H339]*[.C339]" office:value-type="float" office:value="93.3333333333333" calcext:value-type="float">
            <text:p>93.33</text:p>
          </table:table-cell>
          <table:table-cell table:style-name="ce3" table:formula="of:=[.I339]*[.C339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39]+1" office:value-type="date" office:date-value="2021-12-05" calcext:value-type="date">
            <text:p>5-Dec-2021</text:p>
          </table:table-cell>
          <table:table-cell table:style-name="ce2" table:formula="of:=INDEX([.$N$5:.$P$28];MATCH(MONTH([.A340])&amp;YEAR([.A340]);[.$P$5:.$P$28];0);2)" office:value-type="float" office:value="140" calcext:value-type="float">
            <text:p>140</text:p>
          </table:table-cell>
          <table:table-cell table:style-name="ce2" table:formula="of:=DAY(EOMONTH([.A340];0))" office:value-type="float" office:value="31" calcext:value-type="float">
            <text:p>31</text:p>
          </table:table-cell>
          <table:table-cell table:formula="of:=[.B340]/[.C340]" office:value-type="float" office:value="4.51612903225807" calcext:value-type="float">
            <text:p>4.52</text:p>
          </table:table-cell>
          <table:table-cell table:formula="of:=-0.5*([.F340]&lt;50)+0.6*([.F340]&gt;50)" office:value-type="float" office:value="-0.5" calcext:value-type="float">
            <text:p>-0.50</text:p>
          </table:table-cell>
          <table:table-cell table:formula="of:=[.F339]*(1+[.G339])" office:value-type="float" office:value="37.8189908492272" calcext:value-type="float">
            <text:p>37.8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0]/(1-[.E340])" office:value-type="float" office:value="3.01075268817204" calcext:value-type="float">
            <text:p>3.01</text:p>
          </table:table-cell>
          <table:table-cell table:formula="of:=[.H340]-[.D340]" office:value-type="float" office:value="-1.50537634408602" calcext:value-type="float">
            <text:p>-1.51</text:p>
          </table:table-cell>
          <table:table-cell table:style-name="ce3" table:formula="of:=[.H340]*[.C340]" office:value-type="float" office:value="93.3333333333333" calcext:value-type="float">
            <text:p>93.33</text:p>
          </table:table-cell>
          <table:table-cell table:style-name="ce3" table:formula="of:=[.I340]*[.C340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0]+1" office:value-type="date" office:date-value="2021-12-06" calcext:value-type="date">
            <text:p>6-Dec-2021</text:p>
          </table:table-cell>
          <table:table-cell table:style-name="ce2" table:formula="of:=INDEX([.$N$5:.$P$28];MATCH(MONTH([.A341])&amp;YEAR([.A341]);[.$P$5:.$P$28];0);2)" office:value-type="float" office:value="140" calcext:value-type="float">
            <text:p>140</text:p>
          </table:table-cell>
          <table:table-cell table:style-name="ce2" table:formula="of:=DAY(EOMONTH([.A341];0))" office:value-type="float" office:value="31" calcext:value-type="float">
            <text:p>31</text:p>
          </table:table-cell>
          <table:table-cell table:formula="of:=[.B341]/[.C341]" office:value-type="float" office:value="4.51612903225807" calcext:value-type="float">
            <text:p>4.52</text:p>
          </table:table-cell>
          <table:table-cell table:formula="of:=-0.5*([.F341]&lt;50)+0.6*([.F341]&gt;50)" office:value-type="float" office:value="-0.5" calcext:value-type="float">
            <text:p>-0.50</text:p>
          </table:table-cell>
          <table:table-cell table:formula="of:=[.F340]*(1+[.G340])" office:value-type="float" office:value="37.9226045227867" calcext:value-type="float">
            <text:p>37.9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1]/(1-[.E341])" office:value-type="float" office:value="3.01075268817204" calcext:value-type="float">
            <text:p>3.01</text:p>
          </table:table-cell>
          <table:table-cell table:formula="of:=[.H341]-[.D341]" office:value-type="float" office:value="-1.50537634408602" calcext:value-type="float">
            <text:p>-1.51</text:p>
          </table:table-cell>
          <table:table-cell table:style-name="ce3" table:formula="of:=[.H341]*[.C341]" office:value-type="float" office:value="93.3333333333333" calcext:value-type="float">
            <text:p>93.33</text:p>
          </table:table-cell>
          <table:table-cell table:style-name="ce3" table:formula="of:=[.I341]*[.C341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1]+1" office:value-type="date" office:date-value="2021-12-07" calcext:value-type="date">
            <text:p>7-Dec-2021</text:p>
          </table:table-cell>
          <table:table-cell table:style-name="ce2" table:formula="of:=INDEX([.$N$5:.$P$28];MATCH(MONTH([.A342])&amp;YEAR([.A342]);[.$P$5:.$P$28];0);2)" office:value-type="float" office:value="140" calcext:value-type="float">
            <text:p>140</text:p>
          </table:table-cell>
          <table:table-cell table:style-name="ce2" table:formula="of:=DAY(EOMONTH([.A342];0))" office:value-type="float" office:value="31" calcext:value-type="float">
            <text:p>31</text:p>
          </table:table-cell>
          <table:table-cell table:formula="of:=[.B342]/[.C342]" office:value-type="float" office:value="4.51612903225807" calcext:value-type="float">
            <text:p>4.52</text:p>
          </table:table-cell>
          <table:table-cell table:formula="of:=-0.5*([.F342]&lt;50)+0.6*([.F342]&gt;50)" office:value-type="float" office:value="-0.5" calcext:value-type="float">
            <text:p>-0.50</text:p>
          </table:table-cell>
          <table:table-cell table:formula="of:=[.F341]*(1+[.G341])" office:value-type="float" office:value="38.0265020694245" calcext:value-type="float">
            <text:p>38.0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2]/(1-[.E342])" office:value-type="float" office:value="3.01075268817204" calcext:value-type="float">
            <text:p>3.01</text:p>
          </table:table-cell>
          <table:table-cell table:formula="of:=[.H342]-[.D342]" office:value-type="float" office:value="-1.50537634408602" calcext:value-type="float">
            <text:p>-1.51</text:p>
          </table:table-cell>
          <table:table-cell table:style-name="ce3" table:formula="of:=[.H342]*[.C342]" office:value-type="float" office:value="93.3333333333333" calcext:value-type="float">
            <text:p>93.33</text:p>
          </table:table-cell>
          <table:table-cell table:style-name="ce3" table:formula="of:=[.I342]*[.C342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2]+1" office:value-type="date" office:date-value="2021-12-08" calcext:value-type="date">
            <text:p>8-Dec-2021</text:p>
          </table:table-cell>
          <table:table-cell table:style-name="ce2" table:formula="of:=INDEX([.$N$5:.$P$28];MATCH(MONTH([.A343])&amp;YEAR([.A343]);[.$P$5:.$P$28];0);2)" office:value-type="float" office:value="140" calcext:value-type="float">
            <text:p>140</text:p>
          </table:table-cell>
          <table:table-cell table:style-name="ce2" table:formula="of:=DAY(EOMONTH([.A343];0))" office:value-type="float" office:value="31" calcext:value-type="float">
            <text:p>31</text:p>
          </table:table-cell>
          <table:table-cell table:formula="of:=[.B343]/[.C343]" office:value-type="float" office:value="4.51612903225807" calcext:value-type="float">
            <text:p>4.52</text:p>
          </table:table-cell>
          <table:table-cell table:formula="of:=-0.5*([.F343]&lt;50)+0.6*([.F343]&gt;50)" office:value-type="float" office:value="-0.5" calcext:value-type="float">
            <text:p>-0.50</text:p>
          </table:table-cell>
          <table:table-cell table:formula="of:=[.F342]*(1+[.G342])" office:value-type="float" office:value="38.1306842668749" calcext:value-type="float">
            <text:p>38.1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3]/(1-[.E343])" office:value-type="float" office:value="3.01075268817204" calcext:value-type="float">
            <text:p>3.01</text:p>
          </table:table-cell>
          <table:table-cell table:formula="of:=[.H343]-[.D343]" office:value-type="float" office:value="-1.50537634408602" calcext:value-type="float">
            <text:p>-1.51</text:p>
          </table:table-cell>
          <table:table-cell table:style-name="ce3" table:formula="of:=[.H343]*[.C343]" office:value-type="float" office:value="93.3333333333333" calcext:value-type="float">
            <text:p>93.33</text:p>
          </table:table-cell>
          <table:table-cell table:style-name="ce3" table:formula="of:=[.I343]*[.C343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3]+1" office:value-type="date" office:date-value="2021-12-09" calcext:value-type="date">
            <text:p>9-Dec-2021</text:p>
          </table:table-cell>
          <table:table-cell table:style-name="ce2" table:formula="of:=INDEX([.$N$5:.$P$28];MATCH(MONTH([.A344])&amp;YEAR([.A344]);[.$P$5:.$P$28];0);2)" office:value-type="float" office:value="140" calcext:value-type="float">
            <text:p>140</text:p>
          </table:table-cell>
          <table:table-cell table:style-name="ce2" table:formula="of:=DAY(EOMONTH([.A344];0))" office:value-type="float" office:value="31" calcext:value-type="float">
            <text:p>31</text:p>
          </table:table-cell>
          <table:table-cell table:formula="of:=[.B344]/[.C344]" office:value-type="float" office:value="4.51612903225807" calcext:value-type="float">
            <text:p>4.52</text:p>
          </table:table-cell>
          <table:table-cell table:formula="of:=-0.5*([.F344]&lt;50)+0.6*([.F344]&gt;50)" office:value-type="float" office:value="-0.5" calcext:value-type="float">
            <text:p>-0.50</text:p>
          </table:table-cell>
          <table:table-cell table:formula="of:=[.F343]*(1+[.G343])" office:value-type="float" office:value="38.2351518950034" calcext:value-type="float">
            <text:p>38.2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4]/(1-[.E344])" office:value-type="float" office:value="3.01075268817204" calcext:value-type="float">
            <text:p>3.01</text:p>
          </table:table-cell>
          <table:table-cell table:formula="of:=[.H344]-[.D344]" office:value-type="float" office:value="-1.50537634408602" calcext:value-type="float">
            <text:p>-1.51</text:p>
          </table:table-cell>
          <table:table-cell table:style-name="ce3" table:formula="of:=[.H344]*[.C344]" office:value-type="float" office:value="93.3333333333333" calcext:value-type="float">
            <text:p>93.33</text:p>
          </table:table-cell>
          <table:table-cell table:style-name="ce3" table:formula="of:=[.I344]*[.C344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4]+1" office:value-type="date" office:date-value="2021-12-10" calcext:value-type="date">
            <text:p>10-Dec-2021</text:p>
          </table:table-cell>
          <table:table-cell table:style-name="ce2" table:formula="of:=INDEX([.$N$5:.$P$28];MATCH(MONTH([.A345])&amp;YEAR([.A345]);[.$P$5:.$P$28];0);2)" office:value-type="float" office:value="140" calcext:value-type="float">
            <text:p>140</text:p>
          </table:table-cell>
          <table:table-cell table:style-name="ce2" table:formula="of:=DAY(EOMONTH([.A345];0))" office:value-type="float" office:value="31" calcext:value-type="float">
            <text:p>31</text:p>
          </table:table-cell>
          <table:table-cell table:formula="of:=[.B345]/[.C345]" office:value-type="float" office:value="4.51612903225807" calcext:value-type="float">
            <text:p>4.52</text:p>
          </table:table-cell>
          <table:table-cell table:formula="of:=-0.5*([.F345]&lt;50)+0.6*([.F345]&gt;50)" office:value-type="float" office:value="-0.5" calcext:value-type="float">
            <text:p>-0.50</text:p>
          </table:table-cell>
          <table:table-cell table:formula="of:=[.F344]*(1+[.G344])" office:value-type="float" office:value="38.3399057358116" calcext:value-type="float">
            <text:p>38.3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5]/(1-[.E345])" office:value-type="float" office:value="3.01075268817204" calcext:value-type="float">
            <text:p>3.01</text:p>
          </table:table-cell>
          <table:table-cell table:formula="of:=[.H345]-[.D345]" office:value-type="float" office:value="-1.50537634408602" calcext:value-type="float">
            <text:p>-1.51</text:p>
          </table:table-cell>
          <table:table-cell table:style-name="ce3" table:formula="of:=[.H345]*[.C345]" office:value-type="float" office:value="93.3333333333333" calcext:value-type="float">
            <text:p>93.33</text:p>
          </table:table-cell>
          <table:table-cell table:style-name="ce3" table:formula="of:=[.I345]*[.C345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5]+1" office:value-type="date" office:date-value="2021-12-11" calcext:value-type="date">
            <text:p>11-Dec-2021</text:p>
          </table:table-cell>
          <table:table-cell table:style-name="ce2" table:formula="of:=INDEX([.$N$5:.$P$28];MATCH(MONTH([.A346])&amp;YEAR([.A346]);[.$P$5:.$P$28];0);2)" office:value-type="float" office:value="140" calcext:value-type="float">
            <text:p>140</text:p>
          </table:table-cell>
          <table:table-cell table:style-name="ce2" table:formula="of:=DAY(EOMONTH([.A346];0))" office:value-type="float" office:value="31" calcext:value-type="float">
            <text:p>31</text:p>
          </table:table-cell>
          <table:table-cell table:formula="of:=[.B346]/[.C346]" office:value-type="float" office:value="4.51612903225807" calcext:value-type="float">
            <text:p>4.52</text:p>
          </table:table-cell>
          <table:table-cell table:formula="of:=-0.5*([.F346]&lt;50)+0.6*([.F346]&gt;50)" office:value-type="float" office:value="-0.5" calcext:value-type="float">
            <text:p>-0.50</text:p>
          </table:table-cell>
          <table:table-cell table:formula="of:=[.F345]*(1+[.G345])" office:value-type="float" office:value="38.444946573444" calcext:value-type="float">
            <text:p>38.4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6]/(1-[.E346])" office:value-type="float" office:value="3.01075268817204" calcext:value-type="float">
            <text:p>3.01</text:p>
          </table:table-cell>
          <table:table-cell table:formula="of:=[.H346]-[.D346]" office:value-type="float" office:value="-1.50537634408602" calcext:value-type="float">
            <text:p>-1.51</text:p>
          </table:table-cell>
          <table:table-cell table:style-name="ce3" table:formula="of:=[.H346]*[.C346]" office:value-type="float" office:value="93.3333333333333" calcext:value-type="float">
            <text:p>93.33</text:p>
          </table:table-cell>
          <table:table-cell table:style-name="ce3" table:formula="of:=[.I346]*[.C346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6]+1" office:value-type="date" office:date-value="2021-12-12" calcext:value-type="date">
            <text:p>12-Dec-2021</text:p>
          </table:table-cell>
          <table:table-cell table:style-name="ce2" table:formula="of:=INDEX([.$N$5:.$P$28];MATCH(MONTH([.A347])&amp;YEAR([.A347]);[.$P$5:.$P$28];0);2)" office:value-type="float" office:value="140" calcext:value-type="float">
            <text:p>140</text:p>
          </table:table-cell>
          <table:table-cell table:style-name="ce2" table:formula="of:=DAY(EOMONTH([.A347];0))" office:value-type="float" office:value="31" calcext:value-type="float">
            <text:p>31</text:p>
          </table:table-cell>
          <table:table-cell table:formula="of:=[.B347]/[.C347]" office:value-type="float" office:value="4.51612903225807" calcext:value-type="float">
            <text:p>4.52</text:p>
          </table:table-cell>
          <table:table-cell table:formula="of:=-0.5*([.F347]&lt;50)+0.6*([.F347]&gt;50)" office:value-type="float" office:value="-0.5" calcext:value-type="float">
            <text:p>-0.50</text:p>
          </table:table-cell>
          <table:table-cell table:formula="of:=[.F346]*(1+[.G346])" office:value-type="float" office:value="38.5502751941931" calcext:value-type="float">
            <text:p>38.5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7]/(1-[.E347])" office:value-type="float" office:value="3.01075268817204" calcext:value-type="float">
            <text:p>3.01</text:p>
          </table:table-cell>
          <table:table-cell table:formula="of:=[.H347]-[.D347]" office:value-type="float" office:value="-1.50537634408602" calcext:value-type="float">
            <text:p>-1.51</text:p>
          </table:table-cell>
          <table:table-cell table:style-name="ce3" table:formula="of:=[.H347]*[.C347]" office:value-type="float" office:value="93.3333333333333" calcext:value-type="float">
            <text:p>93.33</text:p>
          </table:table-cell>
          <table:table-cell table:style-name="ce3" table:formula="of:=[.I347]*[.C347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7]+1" office:value-type="date" office:date-value="2021-12-13" calcext:value-type="date">
            <text:p>13-Dec-2021</text:p>
          </table:table-cell>
          <table:table-cell table:style-name="ce2" table:formula="of:=INDEX([.$N$5:.$P$28];MATCH(MONTH([.A348])&amp;YEAR([.A348]);[.$P$5:.$P$28];0);2)" office:value-type="float" office:value="140" calcext:value-type="float">
            <text:p>140</text:p>
          </table:table-cell>
          <table:table-cell table:style-name="ce2" table:formula="of:=DAY(EOMONTH([.A348];0))" office:value-type="float" office:value="31" calcext:value-type="float">
            <text:p>31</text:p>
          </table:table-cell>
          <table:table-cell table:formula="of:=[.B348]/[.C348]" office:value-type="float" office:value="4.51612903225807" calcext:value-type="float">
            <text:p>4.52</text:p>
          </table:table-cell>
          <table:table-cell table:formula="of:=-0.5*([.F348]&lt;50)+0.6*([.F348]&gt;50)" office:value-type="float" office:value="-0.5" calcext:value-type="float">
            <text:p>-0.50</text:p>
          </table:table-cell>
          <table:table-cell table:formula="of:=[.F347]*(1+[.G347])" office:value-type="float" office:value="38.655892386506" calcext:value-type="float">
            <text:p>38.6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8]/(1-[.E348])" office:value-type="float" office:value="3.01075268817204" calcext:value-type="float">
            <text:p>3.01</text:p>
          </table:table-cell>
          <table:table-cell table:formula="of:=[.H348]-[.D348]" office:value-type="float" office:value="-1.50537634408602" calcext:value-type="float">
            <text:p>-1.51</text:p>
          </table:table-cell>
          <table:table-cell table:style-name="ce3" table:formula="of:=[.H348]*[.C348]" office:value-type="float" office:value="93.3333333333333" calcext:value-type="float">
            <text:p>93.33</text:p>
          </table:table-cell>
          <table:table-cell table:style-name="ce3" table:formula="of:=[.I348]*[.C348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8]+1" office:value-type="date" office:date-value="2021-12-14" calcext:value-type="date">
            <text:p>14-Dec-2021</text:p>
          </table:table-cell>
          <table:table-cell table:style-name="ce2" table:formula="of:=INDEX([.$N$5:.$P$28];MATCH(MONTH([.A349])&amp;YEAR([.A349]);[.$P$5:.$P$28];0);2)" office:value-type="float" office:value="140" calcext:value-type="float">
            <text:p>140</text:p>
          </table:table-cell>
          <table:table-cell table:style-name="ce2" table:formula="of:=DAY(EOMONTH([.A349];0))" office:value-type="float" office:value="31" calcext:value-type="float">
            <text:p>31</text:p>
          </table:table-cell>
          <table:table-cell table:formula="of:=[.B349]/[.C349]" office:value-type="float" office:value="4.51612903225807" calcext:value-type="float">
            <text:p>4.52</text:p>
          </table:table-cell>
          <table:table-cell table:formula="of:=-0.5*([.F349]&lt;50)+0.6*([.F349]&gt;50)" office:value-type="float" office:value="-0.5" calcext:value-type="float">
            <text:p>-0.50</text:p>
          </table:table-cell>
          <table:table-cell table:formula="of:=[.F348]*(1+[.G348])" office:value-type="float" office:value="38.7617989409896" calcext:value-type="float">
            <text:p>38.7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49]/(1-[.E349])" office:value-type="float" office:value="3.01075268817204" calcext:value-type="float">
            <text:p>3.01</text:p>
          </table:table-cell>
          <table:table-cell table:formula="of:=[.H349]-[.D349]" office:value-type="float" office:value="-1.50537634408602" calcext:value-type="float">
            <text:p>-1.51</text:p>
          </table:table-cell>
          <table:table-cell table:style-name="ce3" table:formula="of:=[.H349]*[.C349]" office:value-type="float" office:value="93.3333333333333" calcext:value-type="float">
            <text:p>93.33</text:p>
          </table:table-cell>
          <table:table-cell table:style-name="ce3" table:formula="of:=[.I349]*[.C349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49]+1" office:value-type="date" office:date-value="2021-12-15" calcext:value-type="date">
            <text:p>15-Dec-2021</text:p>
          </table:table-cell>
          <table:table-cell table:style-name="ce2" table:formula="of:=INDEX([.$N$5:.$P$28];MATCH(MONTH([.A350])&amp;YEAR([.A350]);[.$P$5:.$P$28];0);2)" office:value-type="float" office:value="140" calcext:value-type="float">
            <text:p>140</text:p>
          </table:table-cell>
          <table:table-cell table:style-name="ce2" table:formula="of:=DAY(EOMONTH([.A350];0))" office:value-type="float" office:value="31" calcext:value-type="float">
            <text:p>31</text:p>
          </table:table-cell>
          <table:table-cell table:formula="of:=[.B350]/[.C350]" office:value-type="float" office:value="4.51612903225807" calcext:value-type="float">
            <text:p>4.52</text:p>
          </table:table-cell>
          <table:table-cell table:formula="of:=-0.5*([.F350]&lt;50)+0.6*([.F350]&gt;50)" office:value-type="float" office:value="-0.5" calcext:value-type="float">
            <text:p>-0.50</text:p>
          </table:table-cell>
          <table:table-cell table:formula="of:=[.F349]*(1+[.G349])" office:value-type="float" office:value="38.867995650417" calcext:value-type="float">
            <text:p>38.8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0]/(1-[.E350])" office:value-type="float" office:value="3.01075268817204" calcext:value-type="float">
            <text:p>3.01</text:p>
          </table:table-cell>
          <table:table-cell table:formula="of:=[.H350]-[.D350]" office:value-type="float" office:value="-1.50537634408602" calcext:value-type="float">
            <text:p>-1.51</text:p>
          </table:table-cell>
          <table:table-cell table:style-name="ce3" table:formula="of:=[.H350]*[.C350]" office:value-type="float" office:value="93.3333333333333" calcext:value-type="float">
            <text:p>93.33</text:p>
          </table:table-cell>
          <table:table-cell table:style-name="ce3" table:formula="of:=[.I350]*[.C350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0]+1" office:value-type="date" office:date-value="2021-12-16" calcext:value-type="date">
            <text:p>16-Dec-2021</text:p>
          </table:table-cell>
          <table:table-cell table:style-name="ce2" table:formula="of:=INDEX([.$N$5:.$P$28];MATCH(MONTH([.A351])&amp;YEAR([.A351]);[.$P$5:.$P$28];0);2)" office:value-type="float" office:value="140" calcext:value-type="float">
            <text:p>140</text:p>
          </table:table-cell>
          <table:table-cell table:style-name="ce2" table:formula="of:=DAY(EOMONTH([.A351];0))" office:value-type="float" office:value="31" calcext:value-type="float">
            <text:p>31</text:p>
          </table:table-cell>
          <table:table-cell table:formula="of:=[.B351]/[.C351]" office:value-type="float" office:value="4.51612903225807" calcext:value-type="float">
            <text:p>4.52</text:p>
          </table:table-cell>
          <table:table-cell table:formula="of:=-0.5*([.F351]&lt;50)+0.6*([.F351]&gt;50)" office:value-type="float" office:value="-0.5" calcext:value-type="float">
            <text:p>-0.50</text:p>
          </table:table-cell>
          <table:table-cell table:formula="of:=[.F350]*(1+[.G350])" office:value-type="float" office:value="38.9744833097332" calcext:value-type="float">
            <text:p>38.9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1]/(1-[.E351])" office:value-type="float" office:value="3.01075268817204" calcext:value-type="float">
            <text:p>3.01</text:p>
          </table:table-cell>
          <table:table-cell table:formula="of:=[.H351]-[.D351]" office:value-type="float" office:value="-1.50537634408602" calcext:value-type="float">
            <text:p>-1.51</text:p>
          </table:table-cell>
          <table:table-cell table:style-name="ce3" table:formula="of:=[.H351]*[.C351]" office:value-type="float" office:value="93.3333333333333" calcext:value-type="float">
            <text:p>93.33</text:p>
          </table:table-cell>
          <table:table-cell table:style-name="ce3" table:formula="of:=[.I351]*[.C351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1]+1" office:value-type="date" office:date-value="2021-12-17" calcext:value-type="date">
            <text:p>17-Dec-2021</text:p>
          </table:table-cell>
          <table:table-cell table:style-name="ce2" table:formula="of:=INDEX([.$N$5:.$P$28];MATCH(MONTH([.A352])&amp;YEAR([.A352]);[.$P$5:.$P$28];0);2)" office:value-type="float" office:value="140" calcext:value-type="float">
            <text:p>140</text:p>
          </table:table-cell>
          <table:table-cell table:style-name="ce2" table:formula="of:=DAY(EOMONTH([.A352];0))" office:value-type="float" office:value="31" calcext:value-type="float">
            <text:p>31</text:p>
          </table:table-cell>
          <table:table-cell table:formula="of:=[.B352]/[.C352]" office:value-type="float" office:value="4.51612903225807" calcext:value-type="float">
            <text:p>4.52</text:p>
          </table:table-cell>
          <table:table-cell table:formula="of:=-0.5*([.F352]&lt;50)+0.6*([.F352]&gt;50)" office:value-type="float" office:value="-0.5" calcext:value-type="float">
            <text:p>-0.50</text:p>
          </table:table-cell>
          <table:table-cell table:formula="of:=[.F351]*(1+[.G351])" office:value-type="float" office:value="39.0812627160612" calcext:value-type="float">
            <text:p>39.0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2]/(1-[.E352])" office:value-type="float" office:value="3.01075268817204" calcext:value-type="float">
            <text:p>3.01</text:p>
          </table:table-cell>
          <table:table-cell table:formula="of:=[.H352]-[.D352]" office:value-type="float" office:value="-1.50537634408602" calcext:value-type="float">
            <text:p>-1.51</text:p>
          </table:table-cell>
          <table:table-cell table:style-name="ce3" table:formula="of:=[.H352]*[.C352]" office:value-type="float" office:value="93.3333333333333" calcext:value-type="float">
            <text:p>93.33</text:p>
          </table:table-cell>
          <table:table-cell table:style-name="ce3" table:formula="of:=[.I352]*[.C352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2]+1" office:value-type="date" office:date-value="2021-12-18" calcext:value-type="date">
            <text:p>18-Dec-2021</text:p>
          </table:table-cell>
          <table:table-cell table:style-name="ce2" table:formula="of:=INDEX([.$N$5:.$P$28];MATCH(MONTH([.A353])&amp;YEAR([.A353]);[.$P$5:.$P$28];0);2)" office:value-type="float" office:value="140" calcext:value-type="float">
            <text:p>140</text:p>
          </table:table-cell>
          <table:table-cell table:style-name="ce2" table:formula="of:=DAY(EOMONTH([.A353];0))" office:value-type="float" office:value="31" calcext:value-type="float">
            <text:p>31</text:p>
          </table:table-cell>
          <table:table-cell table:formula="of:=[.B353]/[.C353]" office:value-type="float" office:value="4.51612903225807" calcext:value-type="float">
            <text:p>4.52</text:p>
          </table:table-cell>
          <table:table-cell table:formula="of:=-0.5*([.F353]&lt;50)+0.6*([.F353]&gt;50)" office:value-type="float" office:value="-0.5" calcext:value-type="float">
            <text:p>-0.50</text:p>
          </table:table-cell>
          <table:table-cell table:formula="of:=[.F352]*(1+[.G352])" office:value-type="float" office:value="39.188334668708" calcext:value-type="float">
            <text:p>39.1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3]/(1-[.E353])" office:value-type="float" office:value="3.01075268817204" calcext:value-type="float">
            <text:p>3.01</text:p>
          </table:table-cell>
          <table:table-cell table:formula="of:=[.H353]-[.D353]" office:value-type="float" office:value="-1.50537634408602" calcext:value-type="float">
            <text:p>-1.51</text:p>
          </table:table-cell>
          <table:table-cell table:style-name="ce3" table:formula="of:=[.H353]*[.C353]" office:value-type="float" office:value="93.3333333333333" calcext:value-type="float">
            <text:p>93.33</text:p>
          </table:table-cell>
          <table:table-cell table:style-name="ce3" table:formula="of:=[.I353]*[.C353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3]+1" office:value-type="date" office:date-value="2021-12-19" calcext:value-type="date">
            <text:p>19-Dec-2021</text:p>
          </table:table-cell>
          <table:table-cell table:style-name="ce2" table:formula="of:=INDEX([.$N$5:.$P$28];MATCH(MONTH([.A354])&amp;YEAR([.A354]);[.$P$5:.$P$28];0);2)" office:value-type="float" office:value="140" calcext:value-type="float">
            <text:p>140</text:p>
          </table:table-cell>
          <table:table-cell table:style-name="ce2" table:formula="of:=DAY(EOMONTH([.A354];0))" office:value-type="float" office:value="31" calcext:value-type="float">
            <text:p>31</text:p>
          </table:table-cell>
          <table:table-cell table:formula="of:=[.B354]/[.C354]" office:value-type="float" office:value="4.51612903225807" calcext:value-type="float">
            <text:p>4.52</text:p>
          </table:table-cell>
          <table:table-cell table:formula="of:=-0.5*([.F354]&lt;50)+0.6*([.F354]&gt;50)" office:value-type="float" office:value="-0.5" calcext:value-type="float">
            <text:p>-0.50</text:p>
          </table:table-cell>
          <table:table-cell table:formula="of:=[.F353]*(1+[.G353])" office:value-type="float" office:value="39.2956999691702" calcext:value-type="float">
            <text:p>39.3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4]/(1-[.E354])" office:value-type="float" office:value="3.01075268817204" calcext:value-type="float">
            <text:p>3.01</text:p>
          </table:table-cell>
          <table:table-cell table:formula="of:=[.H354]-[.D354]" office:value-type="float" office:value="-1.50537634408602" calcext:value-type="float">
            <text:p>-1.51</text:p>
          </table:table-cell>
          <table:table-cell table:style-name="ce3" table:formula="of:=[.H354]*[.C354]" office:value-type="float" office:value="93.3333333333333" calcext:value-type="float">
            <text:p>93.33</text:p>
          </table:table-cell>
          <table:table-cell table:style-name="ce3" table:formula="of:=[.I354]*[.C354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4]+1" office:value-type="date" office:date-value="2021-12-20" calcext:value-type="date">
            <text:p>20-Dec-2021</text:p>
          </table:table-cell>
          <table:table-cell table:style-name="ce2" table:formula="of:=INDEX([.$N$5:.$P$28];MATCH(MONTH([.A355])&amp;YEAR([.A355]);[.$P$5:.$P$28];0);2)" office:value-type="float" office:value="140" calcext:value-type="float">
            <text:p>140</text:p>
          </table:table-cell>
          <table:table-cell table:style-name="ce2" table:formula="of:=DAY(EOMONTH([.A355];0))" office:value-type="float" office:value="31" calcext:value-type="float">
            <text:p>31</text:p>
          </table:table-cell>
          <table:table-cell table:formula="of:=[.B355]/[.C355]" office:value-type="float" office:value="4.51612903225807" calcext:value-type="float">
            <text:p>4.52</text:p>
          </table:table-cell>
          <table:table-cell table:formula="of:=-0.5*([.F355]&lt;50)+0.6*([.F355]&gt;50)" office:value-type="float" office:value="-0.5" calcext:value-type="float">
            <text:p>-0.50</text:p>
          </table:table-cell>
          <table:table-cell table:formula="of:=[.F354]*(1+[.G354])" office:value-type="float" office:value="39.4033594211405" calcext:value-type="float">
            <text:p>39.4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5]/(1-[.E355])" office:value-type="float" office:value="3.01075268817204" calcext:value-type="float">
            <text:p>3.01</text:p>
          </table:table-cell>
          <table:table-cell table:formula="of:=[.H355]-[.D355]" office:value-type="float" office:value="-1.50537634408602" calcext:value-type="float">
            <text:p>-1.51</text:p>
          </table:table-cell>
          <table:table-cell table:style-name="ce3" table:formula="of:=[.H355]*[.C355]" office:value-type="float" office:value="93.3333333333333" calcext:value-type="float">
            <text:p>93.33</text:p>
          </table:table-cell>
          <table:table-cell table:style-name="ce3" table:formula="of:=[.I355]*[.C355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5]+1" office:value-type="date" office:date-value="2021-12-21" calcext:value-type="date">
            <text:p>21-Dec-2021</text:p>
          </table:table-cell>
          <table:table-cell table:style-name="ce2" table:formula="of:=INDEX([.$N$5:.$P$28];MATCH(MONTH([.A356])&amp;YEAR([.A356]);[.$P$5:.$P$28];0);2)" office:value-type="float" office:value="140" calcext:value-type="float">
            <text:p>140</text:p>
          </table:table-cell>
          <table:table-cell table:style-name="ce2" table:formula="of:=DAY(EOMONTH([.A356];0))" office:value-type="float" office:value="31" calcext:value-type="float">
            <text:p>31</text:p>
          </table:table-cell>
          <table:table-cell table:formula="of:=[.B356]/[.C356]" office:value-type="float" office:value="4.51612903225807" calcext:value-type="float">
            <text:p>4.52</text:p>
          </table:table-cell>
          <table:table-cell table:formula="of:=-0.5*([.F356]&lt;50)+0.6*([.F356]&gt;50)" office:value-type="float" office:value="-0.5" calcext:value-type="float">
            <text:p>-0.50</text:p>
          </table:table-cell>
          <table:table-cell table:formula="of:=[.F355]*(1+[.G355])" office:value-type="float" office:value="39.5113138305135" calcext:value-type="float">
            <text:p>39.5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6]/(1-[.E356])" office:value-type="float" office:value="3.01075268817204" calcext:value-type="float">
            <text:p>3.01</text:p>
          </table:table-cell>
          <table:table-cell table:formula="of:=[.H356]-[.D356]" office:value-type="float" office:value="-1.50537634408602" calcext:value-type="float">
            <text:p>-1.51</text:p>
          </table:table-cell>
          <table:table-cell table:style-name="ce3" table:formula="of:=[.H356]*[.C356]" office:value-type="float" office:value="93.3333333333333" calcext:value-type="float">
            <text:p>93.33</text:p>
          </table:table-cell>
          <table:table-cell table:style-name="ce3" table:formula="of:=[.I356]*[.C356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6]+1" office:value-type="date" office:date-value="2021-12-22" calcext:value-type="date">
            <text:p>22-Dec-2021</text:p>
          </table:table-cell>
          <table:table-cell table:style-name="ce2" table:formula="of:=INDEX([.$N$5:.$P$28];MATCH(MONTH([.A357])&amp;YEAR([.A357]);[.$P$5:.$P$28];0);2)" office:value-type="float" office:value="140" calcext:value-type="float">
            <text:p>140</text:p>
          </table:table-cell>
          <table:table-cell table:style-name="ce2" table:formula="of:=DAY(EOMONTH([.A357];0))" office:value-type="float" office:value="31" calcext:value-type="float">
            <text:p>31</text:p>
          </table:table-cell>
          <table:table-cell table:formula="of:=[.B357]/[.C357]" office:value-type="float" office:value="4.51612903225807" calcext:value-type="float">
            <text:p>4.52</text:p>
          </table:table-cell>
          <table:table-cell table:formula="of:=-0.5*([.F357]&lt;50)+0.6*([.F357]&gt;50)" office:value-type="float" office:value="-0.5" calcext:value-type="float">
            <text:p>-0.50</text:p>
          </table:table-cell>
          <table:table-cell table:formula="of:=[.F356]*(1+[.G356])" office:value-type="float" office:value="39.6195640053916" calcext:value-type="float">
            <text:p>39.62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7]/(1-[.E357])" office:value-type="float" office:value="3.01075268817204" calcext:value-type="float">
            <text:p>3.01</text:p>
          </table:table-cell>
          <table:table-cell table:formula="of:=[.H357]-[.D357]" office:value-type="float" office:value="-1.50537634408602" calcext:value-type="float">
            <text:p>-1.51</text:p>
          </table:table-cell>
          <table:table-cell table:style-name="ce3" table:formula="of:=[.H357]*[.C357]" office:value-type="float" office:value="93.3333333333333" calcext:value-type="float">
            <text:p>93.33</text:p>
          </table:table-cell>
          <table:table-cell table:style-name="ce3" table:formula="of:=[.I357]*[.C357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7]+1" office:value-type="date" office:date-value="2021-12-23" calcext:value-type="date">
            <text:p>23-Dec-2021</text:p>
          </table:table-cell>
          <table:table-cell table:style-name="ce2" table:formula="of:=INDEX([.$N$5:.$P$28];MATCH(MONTH([.A358])&amp;YEAR([.A358]);[.$P$5:.$P$28];0);2)" office:value-type="float" office:value="140" calcext:value-type="float">
            <text:p>140</text:p>
          </table:table-cell>
          <table:table-cell table:style-name="ce2" table:formula="of:=DAY(EOMONTH([.A358];0))" office:value-type="float" office:value="31" calcext:value-type="float">
            <text:p>31</text:p>
          </table:table-cell>
          <table:table-cell table:formula="of:=[.B358]/[.C358]" office:value-type="float" office:value="4.51612903225807" calcext:value-type="float">
            <text:p>4.52</text:p>
          </table:table-cell>
          <table:table-cell table:formula="of:=-0.5*([.F358]&lt;50)+0.6*([.F358]&gt;50)" office:value-type="float" office:value="-0.5" calcext:value-type="float">
            <text:p>-0.50</text:p>
          </table:table-cell>
          <table:table-cell table:formula="of:=[.F357]*(1+[.G357])" office:value-type="float" office:value="39.7281107560913" calcext:value-type="float">
            <text:p>39.73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8]/(1-[.E358])" office:value-type="float" office:value="3.01075268817204" calcext:value-type="float">
            <text:p>3.01</text:p>
          </table:table-cell>
          <table:table-cell table:formula="of:=[.H358]-[.D358]" office:value-type="float" office:value="-1.50537634408602" calcext:value-type="float">
            <text:p>-1.51</text:p>
          </table:table-cell>
          <table:table-cell table:style-name="ce3" table:formula="of:=[.H358]*[.C358]" office:value-type="float" office:value="93.3333333333333" calcext:value-type="float">
            <text:p>93.33</text:p>
          </table:table-cell>
          <table:table-cell table:style-name="ce3" table:formula="of:=[.I358]*[.C358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8]+1" office:value-type="date" office:date-value="2021-12-24" calcext:value-type="date">
            <text:p>24-Dec-2021</text:p>
          </table:table-cell>
          <table:table-cell table:style-name="ce2" table:formula="of:=INDEX([.$N$5:.$P$28];MATCH(MONTH([.A359])&amp;YEAR([.A359]);[.$P$5:.$P$28];0);2)" office:value-type="float" office:value="140" calcext:value-type="float">
            <text:p>140</text:p>
          </table:table-cell>
          <table:table-cell table:style-name="ce2" table:formula="of:=DAY(EOMONTH([.A359];0))" office:value-type="float" office:value="31" calcext:value-type="float">
            <text:p>31</text:p>
          </table:table-cell>
          <table:table-cell table:formula="of:=[.B359]/[.C359]" office:value-type="float" office:value="4.51612903225807" calcext:value-type="float">
            <text:p>4.52</text:p>
          </table:table-cell>
          <table:table-cell table:formula="of:=-0.5*([.F359]&lt;50)+0.6*([.F359]&gt;50)" office:value-type="float" office:value="-0.5" calcext:value-type="float">
            <text:p>-0.50</text:p>
          </table:table-cell>
          <table:table-cell table:formula="of:=[.F358]*(1+[.G358])" office:value-type="float" office:value="39.8369548951491" calcext:value-type="float">
            <text:p>39.84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59]/(1-[.E359])" office:value-type="float" office:value="3.01075268817204" calcext:value-type="float">
            <text:p>3.01</text:p>
          </table:table-cell>
          <table:table-cell table:formula="of:=[.H359]-[.D359]" office:value-type="float" office:value="-1.50537634408602" calcext:value-type="float">
            <text:p>-1.51</text:p>
          </table:table-cell>
          <table:table-cell table:style-name="ce3" table:formula="of:=[.H359]*[.C359]" office:value-type="float" office:value="93.3333333333333" calcext:value-type="float">
            <text:p>93.33</text:p>
          </table:table-cell>
          <table:table-cell table:style-name="ce3" table:formula="of:=[.I359]*[.C359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59]+1" office:value-type="date" office:date-value="2021-12-25" calcext:value-type="date">
            <text:p>25-Dec-2021</text:p>
          </table:table-cell>
          <table:table-cell table:style-name="ce2" table:formula="of:=INDEX([.$N$5:.$P$28];MATCH(MONTH([.A360])&amp;YEAR([.A360]);[.$P$5:.$P$28];0);2)" office:value-type="float" office:value="140" calcext:value-type="float">
            <text:p>140</text:p>
          </table:table-cell>
          <table:table-cell table:style-name="ce2" table:formula="of:=DAY(EOMONTH([.A360];0))" office:value-type="float" office:value="31" calcext:value-type="float">
            <text:p>31</text:p>
          </table:table-cell>
          <table:table-cell table:formula="of:=[.B360]/[.C360]" office:value-type="float" office:value="4.51612903225807" calcext:value-type="float">
            <text:p>4.52</text:p>
          </table:table-cell>
          <table:table-cell table:formula="of:=-0.5*([.F360]&lt;50)+0.6*([.F360]&gt;50)" office:value-type="float" office:value="-0.5" calcext:value-type="float">
            <text:p>-0.50</text:p>
          </table:table-cell>
          <table:table-cell table:formula="of:=[.F359]*(1+[.G359])" office:value-type="float" office:value="39.9460972373276" calcext:value-type="float">
            <text:p>39.95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60]/(1-[.E360])" office:value-type="float" office:value="3.01075268817204" calcext:value-type="float">
            <text:p>3.01</text:p>
          </table:table-cell>
          <table:table-cell table:formula="of:=[.H360]-[.D360]" office:value-type="float" office:value="-1.50537634408602" calcext:value-type="float">
            <text:p>-1.51</text:p>
          </table:table-cell>
          <table:table-cell table:style-name="ce3" table:formula="of:=[.H360]*[.C360]" office:value-type="float" office:value="93.3333333333333" calcext:value-type="float">
            <text:p>93.33</text:p>
          </table:table-cell>
          <table:table-cell table:style-name="ce3" table:formula="of:=[.I360]*[.C360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60]+1" office:value-type="date" office:date-value="2021-12-26" calcext:value-type="date">
            <text:p>26-Dec-2021</text:p>
          </table:table-cell>
          <table:table-cell table:style-name="ce2" table:formula="of:=INDEX([.$N$5:.$P$28];MATCH(MONTH([.A361])&amp;YEAR([.A361]);[.$P$5:.$P$28];0);2)" office:value-type="float" office:value="140" calcext:value-type="float">
            <text:p>140</text:p>
          </table:table-cell>
          <table:table-cell table:style-name="ce2" table:formula="of:=DAY(EOMONTH([.A361];0))" office:value-type="float" office:value="31" calcext:value-type="float">
            <text:p>31</text:p>
          </table:table-cell>
          <table:table-cell table:formula="of:=[.B361]/[.C361]" office:value-type="float" office:value="4.51612903225807" calcext:value-type="float">
            <text:p>4.52</text:p>
          </table:table-cell>
          <table:table-cell table:formula="of:=-0.5*([.F361]&lt;50)+0.6*([.F361]&gt;50)" office:value-type="float" office:value="-0.5" calcext:value-type="float">
            <text:p>-0.50</text:p>
          </table:table-cell>
          <table:table-cell table:formula="of:=[.F360]*(1+[.G360])" office:value-type="float" office:value="40.0555385996217" calcext:value-type="float">
            <text:p>40.06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61]/(1-[.E361])" office:value-type="float" office:value="3.01075268817204" calcext:value-type="float">
            <text:p>3.01</text:p>
          </table:table-cell>
          <table:table-cell table:formula="of:=[.H361]-[.D361]" office:value-type="float" office:value="-1.50537634408602" calcext:value-type="float">
            <text:p>-1.51</text:p>
          </table:table-cell>
          <table:table-cell table:style-name="ce3" table:formula="of:=[.H361]*[.C361]" office:value-type="float" office:value="93.3333333333333" calcext:value-type="float">
            <text:p>93.33</text:p>
          </table:table-cell>
          <table:table-cell table:style-name="ce3" table:formula="of:=[.I361]*[.C361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61]+1" office:value-type="date" office:date-value="2021-12-27" calcext:value-type="date">
            <text:p>27-Dec-2021</text:p>
          </table:table-cell>
          <table:table-cell table:style-name="ce2" table:formula="of:=INDEX([.$N$5:.$P$28];MATCH(MONTH([.A362])&amp;YEAR([.A362]);[.$P$5:.$P$28];0);2)" office:value-type="float" office:value="140" calcext:value-type="float">
            <text:p>140</text:p>
          </table:table-cell>
          <table:table-cell table:style-name="ce2" table:formula="of:=DAY(EOMONTH([.A362];0))" office:value-type="float" office:value="31" calcext:value-type="float">
            <text:p>31</text:p>
          </table:table-cell>
          <table:table-cell table:formula="of:=[.B362]/[.C362]" office:value-type="float" office:value="4.51612903225807" calcext:value-type="float">
            <text:p>4.52</text:p>
          </table:table-cell>
          <table:table-cell table:formula="of:=-0.5*([.F362]&lt;50)+0.6*([.F362]&gt;50)" office:value-type="float" office:value="-0.5" calcext:value-type="float">
            <text:p>-0.50</text:p>
          </table:table-cell>
          <table:table-cell table:formula="of:=[.F361]*(1+[.G361])" office:value-type="float" office:value="40.1652798012645" calcext:value-type="float">
            <text:p>40.17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62]/(1-[.E362])" office:value-type="float" office:value="3.01075268817204" calcext:value-type="float">
            <text:p>3.01</text:p>
          </table:table-cell>
          <table:table-cell table:formula="of:=[.H362]-[.D362]" office:value-type="float" office:value="-1.50537634408602" calcext:value-type="float">
            <text:p>-1.51</text:p>
          </table:table-cell>
          <table:table-cell table:style-name="ce3" table:formula="of:=[.H362]*[.C362]" office:value-type="float" office:value="93.3333333333333" calcext:value-type="float">
            <text:p>93.33</text:p>
          </table:table-cell>
          <table:table-cell table:style-name="ce3" table:formula="of:=[.I362]*[.C362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62]+1" office:value-type="date" office:date-value="2021-12-28" calcext:value-type="date">
            <text:p>28-Dec-2021</text:p>
          </table:table-cell>
          <table:table-cell table:style-name="ce2" table:formula="of:=INDEX([.$N$5:.$P$28];MATCH(MONTH([.A363])&amp;YEAR([.A363]);[.$P$5:.$P$28];0);2)" office:value-type="float" office:value="140" calcext:value-type="float">
            <text:p>140</text:p>
          </table:table-cell>
          <table:table-cell table:style-name="ce2" table:formula="of:=DAY(EOMONTH([.A363];0))" office:value-type="float" office:value="31" calcext:value-type="float">
            <text:p>31</text:p>
          </table:table-cell>
          <table:table-cell table:formula="of:=[.B363]/[.C363]" office:value-type="float" office:value="4.51612903225807" calcext:value-type="float">
            <text:p>4.52</text:p>
          </table:table-cell>
          <table:table-cell table:formula="of:=-0.5*([.F363]&lt;50)+0.6*([.F363]&gt;50)" office:value-type="float" office:value="-0.5" calcext:value-type="float">
            <text:p>-0.50</text:p>
          </table:table-cell>
          <table:table-cell table:formula="of:=[.F362]*(1+[.G362])" office:value-type="float" office:value="40.2753216637337" calcext:value-type="float">
            <text:p>40.28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63]/(1-[.E363])" office:value-type="float" office:value="3.01075268817204" calcext:value-type="float">
            <text:p>3.01</text:p>
          </table:table-cell>
          <table:table-cell table:formula="of:=[.H363]-[.D363]" office:value-type="float" office:value="-1.50537634408602" calcext:value-type="float">
            <text:p>-1.51</text:p>
          </table:table-cell>
          <table:table-cell table:style-name="ce3" table:formula="of:=[.H363]*[.C363]" office:value-type="float" office:value="93.3333333333333" calcext:value-type="float">
            <text:p>93.33</text:p>
          </table:table-cell>
          <table:table-cell table:style-name="ce3" table:formula="of:=[.I363]*[.C363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63]+1" office:value-type="date" office:date-value="2021-12-29" calcext:value-type="date">
            <text:p>29-Dec-2021</text:p>
          </table:table-cell>
          <table:table-cell table:style-name="ce2" table:formula="of:=INDEX([.$N$5:.$P$28];MATCH(MONTH([.A364])&amp;YEAR([.A364]);[.$P$5:.$P$28];0);2)" office:value-type="float" office:value="140" calcext:value-type="float">
            <text:p>140</text:p>
          </table:table-cell>
          <table:table-cell table:style-name="ce2" table:formula="of:=DAY(EOMONTH([.A364];0))" office:value-type="float" office:value="31" calcext:value-type="float">
            <text:p>31</text:p>
          </table:table-cell>
          <table:table-cell table:formula="of:=[.B364]/[.C364]" office:value-type="float" office:value="4.51612903225807" calcext:value-type="float">
            <text:p>4.52</text:p>
          </table:table-cell>
          <table:table-cell table:formula="of:=-0.5*([.F364]&lt;50)+0.6*([.F364]&gt;50)" office:value-type="float" office:value="-0.5" calcext:value-type="float">
            <text:p>-0.50</text:p>
          </table:table-cell>
          <table:table-cell table:formula="of:=[.F363]*(1+[.G363])" office:value-type="float" office:value="40.3856650107576" calcext:value-type="float">
            <text:p>40.39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64]/(1-[.E364])" office:value-type="float" office:value="3.01075268817204" calcext:value-type="float">
            <text:p>3.01</text:p>
          </table:table-cell>
          <table:table-cell table:formula="of:=[.H364]-[.D364]" office:value-type="float" office:value="-1.50537634408602" calcext:value-type="float">
            <text:p>-1.51</text:p>
          </table:table-cell>
          <table:table-cell table:style-name="ce3" table:formula="of:=[.H364]*[.C364]" office:value-type="float" office:value="93.3333333333333" calcext:value-type="float">
            <text:p>93.33</text:p>
          </table:table-cell>
          <table:table-cell table:style-name="ce3" table:formula="of:=[.I364]*[.C364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64]+1" office:value-type="date" office:date-value="2021-12-30" calcext:value-type="date">
            <text:p>30-Dec-2021</text:p>
          </table:table-cell>
          <table:table-cell table:style-name="ce2" table:formula="of:=INDEX([.$N$5:.$P$28];MATCH(MONTH([.A365])&amp;YEAR([.A365]);[.$P$5:.$P$28];0);2)" office:value-type="float" office:value="140" calcext:value-type="float">
            <text:p>140</text:p>
          </table:table-cell>
          <table:table-cell table:style-name="ce2" table:formula="of:=DAY(EOMONTH([.A365];0))" office:value-type="float" office:value="31" calcext:value-type="float">
            <text:p>31</text:p>
          </table:table-cell>
          <table:table-cell table:formula="of:=[.B365]/[.C365]" office:value-type="float" office:value="4.51612903225807" calcext:value-type="float">
            <text:p>4.52</text:p>
          </table:table-cell>
          <table:table-cell table:formula="of:=-0.5*([.F365]&lt;50)+0.6*([.F365]&gt;50)" office:value-type="float" office:value="-0.5" calcext:value-type="float">
            <text:p>-0.50</text:p>
          </table:table-cell>
          <table:table-cell table:formula="of:=[.F364]*(1+[.G364])" office:value-type="float" office:value="40.4963106683214" calcext:value-type="float">
            <text:p>40.50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65]/(1-[.E365])" office:value-type="float" office:value="3.01075268817204" calcext:value-type="float">
            <text:p>3.01</text:p>
          </table:table-cell>
          <table:table-cell table:formula="of:=[.H365]-[.D365]" office:value-type="float" office:value="-1.50537634408602" calcext:value-type="float">
            <text:p>-1.51</text:p>
          </table:table-cell>
          <table:table-cell table:style-name="ce3" table:formula="of:=[.H365]*[.C365]" office:value-type="float" office:value="93.3333333333333" calcext:value-type="float">
            <text:p>93.33</text:p>
          </table:table-cell>
          <table:table-cell table:style-name="ce3" table:formula="of:=[.I365]*[.C365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65]+1" office:value-type="date" office:date-value="2021-12-31" calcext:value-type="date">
            <text:p>31-Dec-2021</text:p>
          </table:table-cell>
          <table:table-cell table:style-name="ce2" table:formula="of:=INDEX([.$N$5:.$P$28];MATCH(MONTH([.A366])&amp;YEAR([.A366]);[.$P$5:.$P$28];0);2)" office:value-type="float" office:value="140" calcext:value-type="float">
            <text:p>140</text:p>
          </table:table-cell>
          <table:table-cell table:style-name="ce2" table:formula="of:=DAY(EOMONTH([.A366];0))" office:value-type="float" office:value="31" calcext:value-type="float">
            <text:p>31</text:p>
          </table:table-cell>
          <table:table-cell table:formula="of:=[.B366]/[.C366]" office:value-type="float" office:value="4.51612903225807" calcext:value-type="float">
            <text:p>4.52</text:p>
          </table:table-cell>
          <table:table-cell table:formula="of:=-0.5*([.F366]&lt;50)+0.6*([.F366]&gt;50)" office:value-type="float" office:value="-0.5" calcext:value-type="float">
            <text:p>-0.50</text:p>
          </table:table-cell>
          <table:table-cell table:formula="of:=[.F365]*(1+[.G365])" office:value-type="float" office:value="40.6072594646729" calcext:value-type="float">
            <text:p>40.61</text:p>
          </table:table-cell>
          <table:table-cell table:formula="of:=1/365" office:value-type="float" office:value="0.00273972602739726" calcext:value-type="float">
            <text:p>0.003</text:p>
          </table:table-cell>
          <table:table-cell table:formula="of:=[.D366]/(1-[.E366])" office:value-type="float" office:value="3.01075268817204" calcext:value-type="float">
            <text:p>3.01</text:p>
          </table:table-cell>
          <table:table-cell table:formula="of:=[.H366]-[.D366]" office:value-type="float" office:value="-1.50537634408602" calcext:value-type="float">
            <text:p>-1.51</text:p>
          </table:table-cell>
          <table:table-cell table:style-name="ce3" table:formula="of:=[.H366]*[.C366]" office:value-type="float" office:value="93.3333333333333" calcext:value-type="float">
            <text:p>93.33</text:p>
          </table:table-cell>
          <table:table-cell table:style-name="ce3" table:formula="of:=[.I366]*[.C366]" office:value-type="float" office:value="-46.6666666666667" calcext:value-type="float">
            <text:p>-46.67</text:p>
          </table:table-cell>
          <table:table-cell table:number-columns-repeated="7"/>
        </table:table-row>
        <table:table-row table:style-name="ro1">
          <table:table-cell table:formula="of:=[.A366]+1" office:value-type="date" office:date-value="2022-01-01" calcext:value-type="date">
            <text:p>1-Jan-2022</text:p>
          </table:table-cell>
          <table:table-cell table:style-name="ce2" table:formula="of:=INDEX([.$N$5:.$P$28];MATCH(MONTH([.A367])&amp;YEAR([.A367]);[.$P$5:.$P$28];0);2)" office:value-type="float" office:value="160" calcext:value-type="float">
            <text:p>160</text:p>
          </table:table-cell>
          <table:table-cell table:style-name="ce2" table:formula="of:=DAY(EOMONTH([.A367];0))" office:value-type="float" office:value="31" calcext:value-type="float">
            <text:p>31</text:p>
          </table:table-cell>
          <table:table-cell table:formula="of:=[.B367]/[.C367]" office:value-type="float" office:value="5.16129032258065" calcext:value-type="float">
            <text:p>5.16</text:p>
          </table:table-cell>
          <table:table-cell table:formula="of:=-0.5*([.F367]&lt;50)+0.6*([.F367]&gt;50)" office:value-type="float" office:value="-0.5" calcext:value-type="float">
            <text:p>-0.50</text:p>
          </table:table-cell>
          <table:table-cell table:formula="of:=[.F366]*(1+[.G366])" office:value-type="float" office:value="40.7185122303296" calcext:value-type="float">
            <text:p>40.7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67]/(1-[.E367])" office:value-type="float" office:value="3.44086021505376" calcext:value-type="float">
            <text:p>3.44</text:p>
          </table:table-cell>
          <table:table-cell table:formula="of:=[.H367]-[.D367]" office:value-type="float" office:value="-1.72043010752688" calcext:value-type="float">
            <text:p>-1.72</text:p>
          </table:table-cell>
          <table:table-cell table:style-name="ce3" table:formula="of:=[.H367]*[.C367]" office:value-type="float" office:value="106.666666666667" calcext:value-type="float">
            <text:p>106.67</text:p>
          </table:table-cell>
          <table:table-cell table:style-name="ce3" table:formula="of:=[.I367]*[.C367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67]+1" office:value-type="date" office:date-value="2022-01-02" calcext:value-type="date">
            <text:p>2-Jan-2022</text:p>
          </table:table-cell>
          <table:table-cell table:style-name="ce2" table:formula="of:=INDEX([.$N$5:.$P$28];MATCH(MONTH([.A368])&amp;YEAR([.A368]);[.$P$5:.$P$28];0);2)" office:value-type="float" office:value="160" calcext:value-type="float">
            <text:p>160</text:p>
          </table:table-cell>
          <table:table-cell table:style-name="ce2" table:formula="of:=DAY(EOMONTH([.A368];0))" office:value-type="float" office:value="31" calcext:value-type="float">
            <text:p>31</text:p>
          </table:table-cell>
          <table:table-cell table:formula="of:=[.B368]/[.C368]" office:value-type="float" office:value="5.16129032258065" calcext:value-type="float">
            <text:p>5.16</text:p>
          </table:table-cell>
          <table:table-cell table:formula="of:=-0.5*([.F368]&lt;50)+0.6*([.F368]&gt;50)" office:value-type="float" office:value="-0.5" calcext:value-type="float">
            <text:p>-0.50</text:p>
          </table:table-cell>
          <table:table-cell table:formula="of:=[.F367]*(1+[.G367])" office:value-type="float" office:value="41.0531849335926" calcext:value-type="float">
            <text:p>41.0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68]/(1-[.E368])" office:value-type="float" office:value="3.44086021505376" calcext:value-type="float">
            <text:p>3.44</text:p>
          </table:table-cell>
          <table:table-cell table:formula="of:=[.H368]-[.D368]" office:value-type="float" office:value="-1.72043010752688" calcext:value-type="float">
            <text:p>-1.72</text:p>
          </table:table-cell>
          <table:table-cell table:style-name="ce3" table:formula="of:=[.H368]*[.C368]" office:value-type="float" office:value="106.666666666667" calcext:value-type="float">
            <text:p>106.67</text:p>
          </table:table-cell>
          <table:table-cell table:style-name="ce3" table:formula="of:=[.I368]*[.C368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68]+1" office:value-type="date" office:date-value="2022-01-03" calcext:value-type="date">
            <text:p>3-Jan-2022</text:p>
          </table:table-cell>
          <table:table-cell table:style-name="ce2" table:formula="of:=INDEX([.$N$5:.$P$28];MATCH(MONTH([.A369])&amp;YEAR([.A369]);[.$P$5:.$P$28];0);2)" office:value-type="float" office:value="160" calcext:value-type="float">
            <text:p>160</text:p>
          </table:table-cell>
          <table:table-cell table:style-name="ce2" table:formula="of:=DAY(EOMONTH([.A369];0))" office:value-type="float" office:value="31" calcext:value-type="float">
            <text:p>31</text:p>
          </table:table-cell>
          <table:table-cell table:formula="of:=[.B369]/[.C369]" office:value-type="float" office:value="5.16129032258065" calcext:value-type="float">
            <text:p>5.16</text:p>
          </table:table-cell>
          <table:table-cell table:formula="of:=-0.5*([.F369]&lt;50)+0.6*([.F369]&gt;50)" office:value-type="float" office:value="-0.5" calcext:value-type="float">
            <text:p>-0.50</text:p>
          </table:table-cell>
          <table:table-cell table:formula="of:=[.F368]*(1+[.G368])" office:value-type="float" office:value="41.3906083714029" calcext:value-type="float">
            <text:p>41.3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69]/(1-[.E369])" office:value-type="float" office:value="3.44086021505376" calcext:value-type="float">
            <text:p>3.44</text:p>
          </table:table-cell>
          <table:table-cell table:formula="of:=[.H369]-[.D369]" office:value-type="float" office:value="-1.72043010752688" calcext:value-type="float">
            <text:p>-1.72</text:p>
          </table:table-cell>
          <table:table-cell table:style-name="ce3" table:formula="of:=[.H369]*[.C369]" office:value-type="float" office:value="106.666666666667" calcext:value-type="float">
            <text:p>106.67</text:p>
          </table:table-cell>
          <table:table-cell table:style-name="ce3" table:formula="of:=[.I369]*[.C369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69]+1" office:value-type="date" office:date-value="2022-01-04" calcext:value-type="date">
            <text:p>4-Jan-2022</text:p>
          </table:table-cell>
          <table:table-cell table:style-name="ce2" table:formula="of:=INDEX([.$N$5:.$P$28];MATCH(MONTH([.A370])&amp;YEAR([.A370]);[.$P$5:.$P$28];0);2)" office:value-type="float" office:value="160" calcext:value-type="float">
            <text:p>160</text:p>
          </table:table-cell>
          <table:table-cell table:style-name="ce2" table:formula="of:=DAY(EOMONTH([.A370];0))" office:value-type="float" office:value="31" calcext:value-type="float">
            <text:p>31</text:p>
          </table:table-cell>
          <table:table-cell table:formula="of:=[.B370]/[.C370]" office:value-type="float" office:value="5.16129032258065" calcext:value-type="float">
            <text:p>5.16</text:p>
          </table:table-cell>
          <table:table-cell table:formula="of:=-0.5*([.F370]&lt;50)+0.6*([.F370]&gt;50)" office:value-type="float" office:value="-0.5" calcext:value-type="float">
            <text:p>-0.50</text:p>
          </table:table-cell>
          <table:table-cell table:formula="of:=[.F369]*(1+[.G369])" office:value-type="float" office:value="41.7308051525377" calcext:value-type="float">
            <text:p>41.7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0]/(1-[.E370])" office:value-type="float" office:value="3.44086021505376" calcext:value-type="float">
            <text:p>3.44</text:p>
          </table:table-cell>
          <table:table-cell table:formula="of:=[.H370]-[.D370]" office:value-type="float" office:value="-1.72043010752688" calcext:value-type="float">
            <text:p>-1.72</text:p>
          </table:table-cell>
          <table:table-cell table:style-name="ce3" table:formula="of:=[.H370]*[.C370]" office:value-type="float" office:value="106.666666666667" calcext:value-type="float">
            <text:p>106.67</text:p>
          </table:table-cell>
          <table:table-cell table:style-name="ce3" table:formula="of:=[.I370]*[.C370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0]+1" office:value-type="date" office:date-value="2022-01-05" calcext:value-type="date">
            <text:p>5-Jan-2022</text:p>
          </table:table-cell>
          <table:table-cell table:style-name="ce2" table:formula="of:=INDEX([.$N$5:.$P$28];MATCH(MONTH([.A371])&amp;YEAR([.A371]);[.$P$5:.$P$28];0);2)" office:value-type="float" office:value="160" calcext:value-type="float">
            <text:p>160</text:p>
          </table:table-cell>
          <table:table-cell table:style-name="ce2" table:formula="of:=DAY(EOMONTH([.A371];0))" office:value-type="float" office:value="31" calcext:value-type="float">
            <text:p>31</text:p>
          </table:table-cell>
          <table:table-cell table:formula="of:=[.B371]/[.C371]" office:value-type="float" office:value="5.16129032258065" calcext:value-type="float">
            <text:p>5.16</text:p>
          </table:table-cell>
          <table:table-cell table:formula="of:=-0.5*([.F371]&lt;50)+0.6*([.F371]&gt;50)" office:value-type="float" office:value="-0.5" calcext:value-type="float">
            <text:p>-0.50</text:p>
          </table:table-cell>
          <table:table-cell table:formula="of:=[.F370]*(1+[.G370])" office:value-type="float" office:value="42.0737980715997" calcext:value-type="float">
            <text:p>42.0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1]/(1-[.E371])" office:value-type="float" office:value="3.44086021505376" calcext:value-type="float">
            <text:p>3.44</text:p>
          </table:table-cell>
          <table:table-cell table:formula="of:=[.H371]-[.D371]" office:value-type="float" office:value="-1.72043010752688" calcext:value-type="float">
            <text:p>-1.72</text:p>
          </table:table-cell>
          <table:table-cell table:style-name="ce3" table:formula="of:=[.H371]*[.C371]" office:value-type="float" office:value="106.666666666667" calcext:value-type="float">
            <text:p>106.67</text:p>
          </table:table-cell>
          <table:table-cell table:style-name="ce3" table:formula="of:=[.I371]*[.C371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1]+1" office:value-type="date" office:date-value="2022-01-06" calcext:value-type="date">
            <text:p>6-Jan-2022</text:p>
          </table:table-cell>
          <table:table-cell table:style-name="ce2" table:formula="of:=INDEX([.$N$5:.$P$28];MATCH(MONTH([.A372])&amp;YEAR([.A372]);[.$P$5:.$P$28];0);2)" office:value-type="float" office:value="160" calcext:value-type="float">
            <text:p>160</text:p>
          </table:table-cell>
          <table:table-cell table:style-name="ce2" table:formula="of:=DAY(EOMONTH([.A372];0))" office:value-type="float" office:value="31" calcext:value-type="float">
            <text:p>31</text:p>
          </table:table-cell>
          <table:table-cell table:formula="of:=[.B372]/[.C372]" office:value-type="float" office:value="5.16129032258065" calcext:value-type="float">
            <text:p>5.16</text:p>
          </table:table-cell>
          <table:table-cell table:formula="of:=-0.5*([.F372]&lt;50)+0.6*([.F372]&gt;50)" office:value-type="float" office:value="-0.5" calcext:value-type="float">
            <text:p>-0.50</text:p>
          </table:table-cell>
          <table:table-cell table:formula="of:=[.F371]*(1+[.G371])" office:value-type="float" office:value="42.4196101105443" calcext:value-type="float">
            <text:p>42.4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2]/(1-[.E372])" office:value-type="float" office:value="3.44086021505376" calcext:value-type="float">
            <text:p>3.44</text:p>
          </table:table-cell>
          <table:table-cell table:formula="of:=[.H372]-[.D372]" office:value-type="float" office:value="-1.72043010752688" calcext:value-type="float">
            <text:p>-1.72</text:p>
          </table:table-cell>
          <table:table-cell table:style-name="ce3" table:formula="of:=[.H372]*[.C372]" office:value-type="float" office:value="106.666666666667" calcext:value-type="float">
            <text:p>106.67</text:p>
          </table:table-cell>
          <table:table-cell table:style-name="ce3" table:formula="of:=[.I372]*[.C372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2]+1" office:value-type="date" office:date-value="2022-01-07" calcext:value-type="date">
            <text:p>7-Jan-2022</text:p>
          </table:table-cell>
          <table:table-cell table:style-name="ce2" table:formula="of:=INDEX([.$N$5:.$P$28];MATCH(MONTH([.A373])&amp;YEAR([.A373]);[.$P$5:.$P$28];0);2)" office:value-type="float" office:value="160" calcext:value-type="float">
            <text:p>160</text:p>
          </table:table-cell>
          <table:table-cell table:style-name="ce2" table:formula="of:=DAY(EOMONTH([.A373];0))" office:value-type="float" office:value="31" calcext:value-type="float">
            <text:p>31</text:p>
          </table:table-cell>
          <table:table-cell table:formula="of:=[.B373]/[.C373]" office:value-type="float" office:value="5.16129032258065" calcext:value-type="float">
            <text:p>5.16</text:p>
          </table:table-cell>
          <table:table-cell table:formula="of:=-0.5*([.F373]&lt;50)+0.6*([.F373]&gt;50)" office:value-type="float" office:value="-0.5" calcext:value-type="float">
            <text:p>-0.50</text:p>
          </table:table-cell>
          <table:table-cell table:formula="of:=[.F372]*(1+[.G372])" office:value-type="float" office:value="42.7682644402201" calcext:value-type="float">
            <text:p>42.7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3]/(1-[.E373])" office:value-type="float" office:value="3.44086021505376" calcext:value-type="float">
            <text:p>3.44</text:p>
          </table:table-cell>
          <table:table-cell table:formula="of:=[.H373]-[.D373]" office:value-type="float" office:value="-1.72043010752688" calcext:value-type="float">
            <text:p>-1.72</text:p>
          </table:table-cell>
          <table:table-cell table:style-name="ce3" table:formula="of:=[.H373]*[.C373]" office:value-type="float" office:value="106.666666666667" calcext:value-type="float">
            <text:p>106.67</text:p>
          </table:table-cell>
          <table:table-cell table:style-name="ce3" table:formula="of:=[.I373]*[.C373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3]+1" office:value-type="date" office:date-value="2022-01-08" calcext:value-type="date">
            <text:p>8-Jan-2022</text:p>
          </table:table-cell>
          <table:table-cell table:style-name="ce2" table:formula="of:=INDEX([.$N$5:.$P$28];MATCH(MONTH([.A374])&amp;YEAR([.A374]);[.$P$5:.$P$28];0);2)" office:value-type="float" office:value="160" calcext:value-type="float">
            <text:p>160</text:p>
          </table:table-cell>
          <table:table-cell table:style-name="ce2" table:formula="of:=DAY(EOMONTH([.A374];0))" office:value-type="float" office:value="31" calcext:value-type="float">
            <text:p>31</text:p>
          </table:table-cell>
          <table:table-cell table:formula="of:=[.B374]/[.C374]" office:value-type="float" office:value="5.16129032258065" calcext:value-type="float">
            <text:p>5.16</text:p>
          </table:table-cell>
          <table:table-cell table:formula="of:=-0.5*([.F374]&lt;50)+0.6*([.F374]&gt;50)" office:value-type="float" office:value="-0.5" calcext:value-type="float">
            <text:p>-0.50</text:p>
          </table:table-cell>
          <table:table-cell table:formula="of:=[.F373]*(1+[.G373])" office:value-type="float" office:value="43.1197844219205" calcext:value-type="float">
            <text:p>43.1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4]/(1-[.E374])" office:value-type="float" office:value="3.44086021505376" calcext:value-type="float">
            <text:p>3.44</text:p>
          </table:table-cell>
          <table:table-cell table:formula="of:=[.H374]-[.D374]" office:value-type="float" office:value="-1.72043010752688" calcext:value-type="float">
            <text:p>-1.72</text:p>
          </table:table-cell>
          <table:table-cell table:style-name="ce3" table:formula="of:=[.H374]*[.C374]" office:value-type="float" office:value="106.666666666667" calcext:value-type="float">
            <text:p>106.67</text:p>
          </table:table-cell>
          <table:table-cell table:style-name="ce3" table:formula="of:=[.I374]*[.C374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4]+1" office:value-type="date" office:date-value="2022-01-09" calcext:value-type="date">
            <text:p>9-Jan-2022</text:p>
          </table:table-cell>
          <table:table-cell table:style-name="ce2" table:formula="of:=INDEX([.$N$5:.$P$28];MATCH(MONTH([.A375])&amp;YEAR([.A375]);[.$P$5:.$P$28];0);2)" office:value-type="float" office:value="160" calcext:value-type="float">
            <text:p>160</text:p>
          </table:table-cell>
          <table:table-cell table:style-name="ce2" table:formula="of:=DAY(EOMONTH([.A375];0))" office:value-type="float" office:value="31" calcext:value-type="float">
            <text:p>31</text:p>
          </table:table-cell>
          <table:table-cell table:formula="of:=[.B375]/[.C375]" office:value-type="float" office:value="5.16129032258065" calcext:value-type="float">
            <text:p>5.16</text:p>
          </table:table-cell>
          <table:table-cell table:formula="of:=-0.5*([.F375]&lt;50)+0.6*([.F375]&gt;50)" office:value-type="float" office:value="-0.5" calcext:value-type="float">
            <text:p>-0.50</text:p>
          </table:table-cell>
          <table:table-cell table:formula="of:=[.F374]*(1+[.G374])" office:value-type="float" office:value="43.47419360895" calcext:value-type="float">
            <text:p>43.4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5]/(1-[.E375])" office:value-type="float" office:value="3.44086021505376" calcext:value-type="float">
            <text:p>3.44</text:p>
          </table:table-cell>
          <table:table-cell table:formula="of:=[.H375]-[.D375]" office:value-type="float" office:value="-1.72043010752688" calcext:value-type="float">
            <text:p>-1.72</text:p>
          </table:table-cell>
          <table:table-cell table:style-name="ce3" table:formula="of:=[.H375]*[.C375]" office:value-type="float" office:value="106.666666666667" calcext:value-type="float">
            <text:p>106.67</text:p>
          </table:table-cell>
          <table:table-cell table:style-name="ce3" table:formula="of:=[.I375]*[.C375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5]+1" office:value-type="date" office:date-value="2022-01-10" calcext:value-type="date">
            <text:p>10-Jan-2022</text:p>
          </table:table-cell>
          <table:table-cell table:style-name="ce2" table:formula="of:=INDEX([.$N$5:.$P$28];MATCH(MONTH([.A376])&amp;YEAR([.A376]);[.$P$5:.$P$28];0);2)" office:value-type="float" office:value="160" calcext:value-type="float">
            <text:p>160</text:p>
          </table:table-cell>
          <table:table-cell table:style-name="ce2" table:formula="of:=DAY(EOMONTH([.A376];0))" office:value-type="float" office:value="31" calcext:value-type="float">
            <text:p>31</text:p>
          </table:table-cell>
          <table:table-cell table:formula="of:=[.B376]/[.C376]" office:value-type="float" office:value="5.16129032258065" calcext:value-type="float">
            <text:p>5.16</text:p>
          </table:table-cell>
          <table:table-cell table:formula="of:=-0.5*([.F376]&lt;50)+0.6*([.F376]&gt;50)" office:value-type="float" office:value="-0.5" calcext:value-type="float">
            <text:p>-0.50</text:p>
          </table:table-cell>
          <table:table-cell table:formula="of:=[.F375]*(1+[.G375])" office:value-type="float" office:value="43.8315157482016" calcext:value-type="float">
            <text:p>43.8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6]/(1-[.E376])" office:value-type="float" office:value="3.44086021505376" calcext:value-type="float">
            <text:p>3.44</text:p>
          </table:table-cell>
          <table:table-cell table:formula="of:=[.H376]-[.D376]" office:value-type="float" office:value="-1.72043010752688" calcext:value-type="float">
            <text:p>-1.72</text:p>
          </table:table-cell>
          <table:table-cell table:style-name="ce3" table:formula="of:=[.H376]*[.C376]" office:value-type="float" office:value="106.666666666667" calcext:value-type="float">
            <text:p>106.67</text:p>
          </table:table-cell>
          <table:table-cell table:style-name="ce3" table:formula="of:=[.I376]*[.C376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6]+1" office:value-type="date" office:date-value="2022-01-11" calcext:value-type="date">
            <text:p>11-Jan-2022</text:p>
          </table:table-cell>
          <table:table-cell table:style-name="ce2" table:formula="of:=INDEX([.$N$5:.$P$28];MATCH(MONTH([.A377])&amp;YEAR([.A377]);[.$P$5:.$P$28];0);2)" office:value-type="float" office:value="160" calcext:value-type="float">
            <text:p>160</text:p>
          </table:table-cell>
          <table:table-cell table:style-name="ce2" table:formula="of:=DAY(EOMONTH([.A377];0))" office:value-type="float" office:value="31" calcext:value-type="float">
            <text:p>31</text:p>
          </table:table-cell>
          <table:table-cell table:formula="of:=[.B377]/[.C377]" office:value-type="float" office:value="5.16129032258065" calcext:value-type="float">
            <text:p>5.16</text:p>
          </table:table-cell>
          <table:table-cell table:formula="of:=-0.5*([.F377]&lt;50)+0.6*([.F377]&gt;50)" office:value-type="float" office:value="-0.5" calcext:value-type="float">
            <text:p>-0.50</text:p>
          </table:table-cell>
          <table:table-cell table:formula="of:=[.F376]*(1+[.G376])" office:value-type="float" office:value="44.1917747817485" calcext:value-type="float">
            <text:p>44.1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7]/(1-[.E377])" office:value-type="float" office:value="3.44086021505376" calcext:value-type="float">
            <text:p>3.44</text:p>
          </table:table-cell>
          <table:table-cell table:formula="of:=[.H377]-[.D377]" office:value-type="float" office:value="-1.72043010752688" calcext:value-type="float">
            <text:p>-1.72</text:p>
          </table:table-cell>
          <table:table-cell table:style-name="ce3" table:formula="of:=[.H377]*[.C377]" office:value-type="float" office:value="106.666666666667" calcext:value-type="float">
            <text:p>106.67</text:p>
          </table:table-cell>
          <table:table-cell table:style-name="ce3" table:formula="of:=[.I377]*[.C377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7]+1" office:value-type="date" office:date-value="2022-01-12" calcext:value-type="date">
            <text:p>12-Jan-2022</text:p>
          </table:table-cell>
          <table:table-cell table:style-name="ce2" table:formula="of:=INDEX([.$N$5:.$P$28];MATCH(MONTH([.A378])&amp;YEAR([.A378]);[.$P$5:.$P$28];0);2)" office:value-type="float" office:value="160" calcext:value-type="float">
            <text:p>160</text:p>
          </table:table-cell>
          <table:table-cell table:style-name="ce2" table:formula="of:=DAY(EOMONTH([.A378];0))" office:value-type="float" office:value="31" calcext:value-type="float">
            <text:p>31</text:p>
          </table:table-cell>
          <table:table-cell table:formula="of:=[.B378]/[.C378]" office:value-type="float" office:value="5.16129032258065" calcext:value-type="float">
            <text:p>5.16</text:p>
          </table:table-cell>
          <table:table-cell table:formula="of:=-0.5*([.F378]&lt;50)+0.6*([.F378]&gt;50)" office:value-type="float" office:value="-0.5" calcext:value-type="float">
            <text:p>-0.50</text:p>
          </table:table-cell>
          <table:table-cell table:formula="of:=[.F377]*(1+[.G377])" office:value-type="float" office:value="44.5549948484478" calcext:value-type="float">
            <text:p>44.5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8]/(1-[.E378])" office:value-type="float" office:value="3.44086021505376" calcext:value-type="float">
            <text:p>3.44</text:p>
          </table:table-cell>
          <table:table-cell table:formula="of:=[.H378]-[.D378]" office:value-type="float" office:value="-1.72043010752688" calcext:value-type="float">
            <text:p>-1.72</text:p>
          </table:table-cell>
          <table:table-cell table:style-name="ce3" table:formula="of:=[.H378]*[.C378]" office:value-type="float" office:value="106.666666666667" calcext:value-type="float">
            <text:p>106.67</text:p>
          </table:table-cell>
          <table:table-cell table:style-name="ce3" table:formula="of:=[.I378]*[.C378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8]+1" office:value-type="date" office:date-value="2022-01-13" calcext:value-type="date">
            <text:p>13-Jan-2022</text:p>
          </table:table-cell>
          <table:table-cell table:style-name="ce2" table:formula="of:=INDEX([.$N$5:.$P$28];MATCH(MONTH([.A379])&amp;YEAR([.A379]);[.$P$5:.$P$28];0);2)" office:value-type="float" office:value="160" calcext:value-type="float">
            <text:p>160</text:p>
          </table:table-cell>
          <table:table-cell table:style-name="ce2" table:formula="of:=DAY(EOMONTH([.A379];0))" office:value-type="float" office:value="31" calcext:value-type="float">
            <text:p>31</text:p>
          </table:table-cell>
          <table:table-cell table:formula="of:=[.B379]/[.C379]" office:value-type="float" office:value="5.16129032258065" calcext:value-type="float">
            <text:p>5.16</text:p>
          </table:table-cell>
          <table:table-cell table:formula="of:=-0.5*([.F379]&lt;50)+0.6*([.F379]&gt;50)" office:value-type="float" office:value="-0.5" calcext:value-type="float">
            <text:p>-0.50</text:p>
          </table:table-cell>
          <table:table-cell table:formula="of:=[.F378]*(1+[.G378])" office:value-type="float" office:value="44.9212002855583" calcext:value-type="float">
            <text:p>44.9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79]/(1-[.E379])" office:value-type="float" office:value="3.44086021505376" calcext:value-type="float">
            <text:p>3.44</text:p>
          </table:table-cell>
          <table:table-cell table:formula="of:=[.H379]-[.D379]" office:value-type="float" office:value="-1.72043010752688" calcext:value-type="float">
            <text:p>-1.72</text:p>
          </table:table-cell>
          <table:table-cell table:style-name="ce3" table:formula="of:=[.H379]*[.C379]" office:value-type="float" office:value="106.666666666667" calcext:value-type="float">
            <text:p>106.67</text:p>
          </table:table-cell>
          <table:table-cell table:style-name="ce3" table:formula="of:=[.I379]*[.C379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79]+1" office:value-type="date" office:date-value="2022-01-14" calcext:value-type="date">
            <text:p>14-Jan-2022</text:p>
          </table:table-cell>
          <table:table-cell table:style-name="ce2" table:formula="of:=INDEX([.$N$5:.$P$28];MATCH(MONTH([.A380])&amp;YEAR([.A380]);[.$P$5:.$P$28];0);2)" office:value-type="float" office:value="160" calcext:value-type="float">
            <text:p>160</text:p>
          </table:table-cell>
          <table:table-cell table:style-name="ce2" table:formula="of:=DAY(EOMONTH([.A380];0))" office:value-type="float" office:value="31" calcext:value-type="float">
            <text:p>31</text:p>
          </table:table-cell>
          <table:table-cell table:formula="of:=[.B380]/[.C380]" office:value-type="float" office:value="5.16129032258065" calcext:value-type="float">
            <text:p>5.16</text:p>
          </table:table-cell>
          <table:table-cell table:formula="of:=-0.5*([.F380]&lt;50)+0.6*([.F380]&gt;50)" office:value-type="float" office:value="-0.5" calcext:value-type="float">
            <text:p>-0.50</text:p>
          </table:table-cell>
          <table:table-cell table:formula="of:=[.F379]*(1+[.G379])" office:value-type="float" office:value="45.2904156303711" calcext:value-type="float">
            <text:p>45.2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0]/(1-[.E380])" office:value-type="float" office:value="3.44086021505376" calcext:value-type="float">
            <text:p>3.44</text:p>
          </table:table-cell>
          <table:table-cell table:formula="of:=[.H380]-[.D380]" office:value-type="float" office:value="-1.72043010752688" calcext:value-type="float">
            <text:p>-1.72</text:p>
          </table:table-cell>
          <table:table-cell table:style-name="ce3" table:formula="of:=[.H380]*[.C380]" office:value-type="float" office:value="106.666666666667" calcext:value-type="float">
            <text:p>106.67</text:p>
          </table:table-cell>
          <table:table-cell table:style-name="ce3" table:formula="of:=[.I380]*[.C380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0]+1" office:value-type="date" office:date-value="2022-01-15" calcext:value-type="date">
            <text:p>15-Jan-2022</text:p>
          </table:table-cell>
          <table:table-cell table:style-name="ce2" table:formula="of:=INDEX([.$N$5:.$P$28];MATCH(MONTH([.A381])&amp;YEAR([.A381]);[.$P$5:.$P$28];0);2)" office:value-type="float" office:value="160" calcext:value-type="float">
            <text:p>160</text:p>
          </table:table-cell>
          <table:table-cell table:style-name="ce2" table:formula="of:=DAY(EOMONTH([.A381];0))" office:value-type="float" office:value="31" calcext:value-type="float">
            <text:p>31</text:p>
          </table:table-cell>
          <table:table-cell table:formula="of:=[.B381]/[.C381]" office:value-type="float" office:value="5.16129032258065" calcext:value-type="float">
            <text:p>5.16</text:p>
          </table:table-cell>
          <table:table-cell table:formula="of:=-0.5*([.F381]&lt;50)+0.6*([.F381]&gt;50)" office:value-type="float" office:value="-0.5" calcext:value-type="float">
            <text:p>-0.50</text:p>
          </table:table-cell>
          <table:table-cell table:formula="of:=[.F380]*(1+[.G380])" office:value-type="float" office:value="45.6626656218536" calcext:value-type="float">
            <text:p>45.6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1]/(1-[.E381])" office:value-type="float" office:value="3.44086021505376" calcext:value-type="float">
            <text:p>3.44</text:p>
          </table:table-cell>
          <table:table-cell table:formula="of:=[.H381]-[.D381]" office:value-type="float" office:value="-1.72043010752688" calcext:value-type="float">
            <text:p>-1.72</text:p>
          </table:table-cell>
          <table:table-cell table:style-name="ce3" table:formula="of:=[.H381]*[.C381]" office:value-type="float" office:value="106.666666666667" calcext:value-type="float">
            <text:p>106.67</text:p>
          </table:table-cell>
          <table:table-cell table:style-name="ce3" table:formula="of:=[.I381]*[.C381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1]+1" office:value-type="date" office:date-value="2022-01-16" calcext:value-type="date">
            <text:p>16-Jan-2022</text:p>
          </table:table-cell>
          <table:table-cell table:style-name="ce2" table:formula="of:=INDEX([.$N$5:.$P$28];MATCH(MONTH([.A382])&amp;YEAR([.A382]);[.$P$5:.$P$28];0);2)" office:value-type="float" office:value="160" calcext:value-type="float">
            <text:p>160</text:p>
          </table:table-cell>
          <table:table-cell table:style-name="ce2" table:formula="of:=DAY(EOMONTH([.A382];0))" office:value-type="float" office:value="31" calcext:value-type="float">
            <text:p>31</text:p>
          </table:table-cell>
          <table:table-cell table:formula="of:=[.B382]/[.C382]" office:value-type="float" office:value="5.16129032258065" calcext:value-type="float">
            <text:p>5.16</text:p>
          </table:table-cell>
          <table:table-cell table:formula="of:=-0.5*([.F382]&lt;50)+0.6*([.F382]&gt;50)" office:value-type="float" office:value="-0.5" calcext:value-type="float">
            <text:p>-0.50</text:p>
          </table:table-cell>
          <table:table-cell table:formula="of:=[.F381]*(1+[.G381])" office:value-type="float" office:value="46.0379752023072" calcext:value-type="float">
            <text:p>46.0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2]/(1-[.E382])" office:value-type="float" office:value="3.44086021505376" calcext:value-type="float">
            <text:p>3.44</text:p>
          </table:table-cell>
          <table:table-cell table:formula="of:=[.H382]-[.D382]" office:value-type="float" office:value="-1.72043010752688" calcext:value-type="float">
            <text:p>-1.72</text:p>
          </table:table-cell>
          <table:table-cell table:style-name="ce3" table:formula="of:=[.H382]*[.C382]" office:value-type="float" office:value="106.666666666667" calcext:value-type="float">
            <text:p>106.67</text:p>
          </table:table-cell>
          <table:table-cell table:style-name="ce3" table:formula="of:=[.I382]*[.C382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2]+1" office:value-type="date" office:date-value="2022-01-17" calcext:value-type="date">
            <text:p>17-Jan-2022</text:p>
          </table:table-cell>
          <table:table-cell table:style-name="ce2" table:formula="of:=INDEX([.$N$5:.$P$28];MATCH(MONTH([.A383])&amp;YEAR([.A383]);[.$P$5:.$P$28];0);2)" office:value-type="float" office:value="160" calcext:value-type="float">
            <text:p>160</text:p>
          </table:table-cell>
          <table:table-cell table:style-name="ce2" table:formula="of:=DAY(EOMONTH([.A383];0))" office:value-type="float" office:value="31" calcext:value-type="float">
            <text:p>31</text:p>
          </table:table-cell>
          <table:table-cell table:formula="of:=[.B383]/[.C383]" office:value-type="float" office:value="5.16129032258065" calcext:value-type="float">
            <text:p>5.16</text:p>
          </table:table-cell>
          <table:table-cell table:formula="of:=-0.5*([.F383]&lt;50)+0.6*([.F383]&gt;50)" office:value-type="float" office:value="-0.5" calcext:value-type="float">
            <text:p>-0.50</text:p>
          </table:table-cell>
          <table:table-cell table:formula="of:=[.F382]*(1+[.G382])" office:value-type="float" office:value="46.4163695190385" calcext:value-type="float">
            <text:p>46.4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3]/(1-[.E383])" office:value-type="float" office:value="3.44086021505376" calcext:value-type="float">
            <text:p>3.44</text:p>
          </table:table-cell>
          <table:table-cell table:formula="of:=[.H383]-[.D383]" office:value-type="float" office:value="-1.72043010752688" calcext:value-type="float">
            <text:p>-1.72</text:p>
          </table:table-cell>
          <table:table-cell table:style-name="ce3" table:formula="of:=[.H383]*[.C383]" office:value-type="float" office:value="106.666666666667" calcext:value-type="float">
            <text:p>106.67</text:p>
          </table:table-cell>
          <table:table-cell table:style-name="ce3" table:formula="of:=[.I383]*[.C383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3]+1" office:value-type="date" office:date-value="2022-01-18" calcext:value-type="date">
            <text:p>18-Jan-2022</text:p>
          </table:table-cell>
          <table:table-cell table:style-name="ce2" table:formula="of:=INDEX([.$N$5:.$P$28];MATCH(MONTH([.A384])&amp;YEAR([.A384]);[.$P$5:.$P$28];0);2)" office:value-type="float" office:value="160" calcext:value-type="float">
            <text:p>160</text:p>
          </table:table-cell>
          <table:table-cell table:style-name="ce2" table:formula="of:=DAY(EOMONTH([.A384];0))" office:value-type="float" office:value="31" calcext:value-type="float">
            <text:p>31</text:p>
          </table:table-cell>
          <table:table-cell table:formula="of:=[.B384]/[.C384]" office:value-type="float" office:value="5.16129032258065" calcext:value-type="float">
            <text:p>5.16</text:p>
          </table:table-cell>
          <table:table-cell table:formula="of:=-0.5*([.F384]&lt;50)+0.6*([.F384]&gt;50)" office:value-type="float" office:value="-0.5" calcext:value-type="float">
            <text:p>-0.50</text:p>
          </table:table-cell>
          <table:table-cell table:formula="of:=[.F383]*(1+[.G383])" office:value-type="float" office:value="46.7978739260443" calcext:value-type="float">
            <text:p>46.8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4]/(1-[.E384])" office:value-type="float" office:value="3.44086021505376" calcext:value-type="float">
            <text:p>3.44</text:p>
          </table:table-cell>
          <table:table-cell table:formula="of:=[.H384]-[.D384]" office:value-type="float" office:value="-1.72043010752688" calcext:value-type="float">
            <text:p>-1.72</text:p>
          </table:table-cell>
          <table:table-cell table:style-name="ce3" table:formula="of:=[.H384]*[.C384]" office:value-type="float" office:value="106.666666666667" calcext:value-type="float">
            <text:p>106.67</text:p>
          </table:table-cell>
          <table:table-cell table:style-name="ce3" table:formula="of:=[.I384]*[.C384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4]+1" office:value-type="date" office:date-value="2022-01-19" calcext:value-type="date">
            <text:p>19-Jan-2022</text:p>
          </table:table-cell>
          <table:table-cell table:style-name="ce2" table:formula="of:=INDEX([.$N$5:.$P$28];MATCH(MONTH([.A385])&amp;YEAR([.A385]);[.$P$5:.$P$28];0);2)" office:value-type="float" office:value="160" calcext:value-type="float">
            <text:p>160</text:p>
          </table:table-cell>
          <table:table-cell table:style-name="ce2" table:formula="of:=DAY(EOMONTH([.A385];0))" office:value-type="float" office:value="31" calcext:value-type="float">
            <text:p>31</text:p>
          </table:table-cell>
          <table:table-cell table:formula="of:=[.B385]/[.C385]" office:value-type="float" office:value="5.16129032258065" calcext:value-type="float">
            <text:p>5.16</text:p>
          </table:table-cell>
          <table:table-cell table:formula="of:=-0.5*([.F385]&lt;50)+0.6*([.F385]&gt;50)" office:value-type="float" office:value="-0.5" calcext:value-type="float">
            <text:p>-0.50</text:p>
          </table:table-cell>
          <table:table-cell table:formula="of:=[.F384]*(1+[.G384])" office:value-type="float" office:value="47.1825139857105" calcext:value-type="float">
            <text:p>47.1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5]/(1-[.E385])" office:value-type="float" office:value="3.44086021505376" calcext:value-type="float">
            <text:p>3.44</text:p>
          </table:table-cell>
          <table:table-cell table:formula="of:=[.H385]-[.D385]" office:value-type="float" office:value="-1.72043010752688" calcext:value-type="float">
            <text:p>-1.72</text:p>
          </table:table-cell>
          <table:table-cell table:style-name="ce3" table:formula="of:=[.H385]*[.C385]" office:value-type="float" office:value="106.666666666667" calcext:value-type="float">
            <text:p>106.67</text:p>
          </table:table-cell>
          <table:table-cell table:style-name="ce3" table:formula="of:=[.I385]*[.C385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5]+1" office:value-type="date" office:date-value="2022-01-20" calcext:value-type="date">
            <text:p>20-Jan-2022</text:p>
          </table:table-cell>
          <table:table-cell table:style-name="ce2" table:formula="of:=INDEX([.$N$5:.$P$28];MATCH(MONTH([.A386])&amp;YEAR([.A386]);[.$P$5:.$P$28];0);2)" office:value-type="float" office:value="160" calcext:value-type="float">
            <text:p>160</text:p>
          </table:table-cell>
          <table:table-cell table:style-name="ce2" table:formula="of:=DAY(EOMONTH([.A386];0))" office:value-type="float" office:value="31" calcext:value-type="float">
            <text:p>31</text:p>
          </table:table-cell>
          <table:table-cell table:formula="of:=[.B386]/[.C386]" office:value-type="float" office:value="5.16129032258065" calcext:value-type="float">
            <text:p>5.16</text:p>
          </table:table-cell>
          <table:table-cell table:formula="of:=-0.5*([.F386]&lt;50)+0.6*([.F386]&gt;50)" office:value-type="float" office:value="-0.5" calcext:value-type="float">
            <text:p>-0.50</text:p>
          </table:table-cell>
          <table:table-cell table:formula="of:=[.F385]*(1+[.G385])" office:value-type="float" office:value="47.5703154705245" calcext:value-type="float">
            <text:p>47.5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6]/(1-[.E386])" office:value-type="float" office:value="3.44086021505376" calcext:value-type="float">
            <text:p>3.44</text:p>
          </table:table-cell>
          <table:table-cell table:formula="of:=[.H386]-[.D386]" office:value-type="float" office:value="-1.72043010752688" calcext:value-type="float">
            <text:p>-1.72</text:p>
          </table:table-cell>
          <table:table-cell table:style-name="ce3" table:formula="of:=[.H386]*[.C386]" office:value-type="float" office:value="106.666666666667" calcext:value-type="float">
            <text:p>106.67</text:p>
          </table:table-cell>
          <table:table-cell table:style-name="ce3" table:formula="of:=[.I386]*[.C386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6]+1" office:value-type="date" office:date-value="2022-01-21" calcext:value-type="date">
            <text:p>21-Jan-2022</text:p>
          </table:table-cell>
          <table:table-cell table:style-name="ce2" table:formula="of:=INDEX([.$N$5:.$P$28];MATCH(MONTH([.A387])&amp;YEAR([.A387]);[.$P$5:.$P$28];0);2)" office:value-type="float" office:value="160" calcext:value-type="float">
            <text:p>160</text:p>
          </table:table-cell>
          <table:table-cell table:style-name="ce2" table:formula="of:=DAY(EOMONTH([.A387];0))" office:value-type="float" office:value="31" calcext:value-type="float">
            <text:p>31</text:p>
          </table:table-cell>
          <table:table-cell table:formula="of:=[.B387]/[.C387]" office:value-type="float" office:value="5.16129032258065" calcext:value-type="float">
            <text:p>5.16</text:p>
          </table:table-cell>
          <table:table-cell table:formula="of:=-0.5*([.F387]&lt;50)+0.6*([.F387]&gt;50)" office:value-type="float" office:value="-0.5" calcext:value-type="float">
            <text:p>-0.50</text:p>
          </table:table-cell>
          <table:table-cell table:formula="of:=[.F386]*(1+[.G386])" office:value-type="float" office:value="47.9613043648028" calcext:value-type="float">
            <text:p>47.9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7]/(1-[.E387])" office:value-type="float" office:value="3.44086021505376" calcext:value-type="float">
            <text:p>3.44</text:p>
          </table:table-cell>
          <table:table-cell table:formula="of:=[.H387]-[.D387]" office:value-type="float" office:value="-1.72043010752688" calcext:value-type="float">
            <text:p>-1.72</text:p>
          </table:table-cell>
          <table:table-cell table:style-name="ce3" table:formula="of:=[.H387]*[.C387]" office:value-type="float" office:value="106.666666666667" calcext:value-type="float">
            <text:p>106.67</text:p>
          </table:table-cell>
          <table:table-cell table:style-name="ce3" table:formula="of:=[.I387]*[.C387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7]+1" office:value-type="date" office:date-value="2022-01-22" calcext:value-type="date">
            <text:p>22-Jan-2022</text:p>
          </table:table-cell>
          <table:table-cell table:style-name="ce2" table:formula="of:=INDEX([.$N$5:.$P$28];MATCH(MONTH([.A388])&amp;YEAR([.A388]);[.$P$5:.$P$28];0);2)" office:value-type="float" office:value="160" calcext:value-type="float">
            <text:p>160</text:p>
          </table:table-cell>
          <table:table-cell table:style-name="ce2" table:formula="of:=DAY(EOMONTH([.A388];0))" office:value-type="float" office:value="31" calcext:value-type="float">
            <text:p>31</text:p>
          </table:table-cell>
          <table:table-cell table:formula="of:=[.B388]/[.C388]" office:value-type="float" office:value="5.16129032258065" calcext:value-type="float">
            <text:p>5.16</text:p>
          </table:table-cell>
          <table:table-cell table:formula="of:=-0.5*([.F388]&lt;50)+0.6*([.F388]&gt;50)" office:value-type="float" office:value="-0.5" calcext:value-type="float">
            <text:p>-0.50</text:p>
          </table:table-cell>
          <table:table-cell table:formula="of:=[.F387]*(1+[.G387])" office:value-type="float" office:value="48.3555068664313" calcext:value-type="float">
            <text:p>48.3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8]/(1-[.E388])" office:value-type="float" office:value="3.44086021505376" calcext:value-type="float">
            <text:p>3.44</text:p>
          </table:table-cell>
          <table:table-cell table:formula="of:=[.H388]-[.D388]" office:value-type="float" office:value="-1.72043010752688" calcext:value-type="float">
            <text:p>-1.72</text:p>
          </table:table-cell>
          <table:table-cell table:style-name="ce3" table:formula="of:=[.H388]*[.C388]" office:value-type="float" office:value="106.666666666667" calcext:value-type="float">
            <text:p>106.67</text:p>
          </table:table-cell>
          <table:table-cell table:style-name="ce3" table:formula="of:=[.I388]*[.C388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8]+1" office:value-type="date" office:date-value="2022-01-23" calcext:value-type="date">
            <text:p>23-Jan-2022</text:p>
          </table:table-cell>
          <table:table-cell table:style-name="ce2" table:formula="of:=INDEX([.$N$5:.$P$28];MATCH(MONTH([.A389])&amp;YEAR([.A389]);[.$P$5:.$P$28];0);2)" office:value-type="float" office:value="160" calcext:value-type="float">
            <text:p>160</text:p>
          </table:table-cell>
          <table:table-cell table:style-name="ce2" table:formula="of:=DAY(EOMONTH([.A389];0))" office:value-type="float" office:value="31" calcext:value-type="float">
            <text:p>31</text:p>
          </table:table-cell>
          <table:table-cell table:formula="of:=[.B389]/[.C389]" office:value-type="float" office:value="5.16129032258065" calcext:value-type="float">
            <text:p>5.16</text:p>
          </table:table-cell>
          <table:table-cell table:formula="of:=-0.5*([.F389]&lt;50)+0.6*([.F389]&gt;50)" office:value-type="float" office:value="-0.5" calcext:value-type="float">
            <text:p>-0.50</text:p>
          </table:table-cell>
          <table:table-cell table:formula="of:=[.F388]*(1+[.G388])" office:value-type="float" office:value="48.7529493886212" calcext:value-type="float">
            <text:p>48.7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89]/(1-[.E389])" office:value-type="float" office:value="3.44086021505376" calcext:value-type="float">
            <text:p>3.44</text:p>
          </table:table-cell>
          <table:table-cell table:formula="of:=[.H389]-[.D389]" office:value-type="float" office:value="-1.72043010752688" calcext:value-type="float">
            <text:p>-1.72</text:p>
          </table:table-cell>
          <table:table-cell table:style-name="ce3" table:formula="of:=[.H389]*[.C389]" office:value-type="float" office:value="106.666666666667" calcext:value-type="float">
            <text:p>106.67</text:p>
          </table:table-cell>
          <table:table-cell table:style-name="ce3" table:formula="of:=[.I389]*[.C389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89]+1" office:value-type="date" office:date-value="2022-01-24" calcext:value-type="date">
            <text:p>24-Jan-2022</text:p>
          </table:table-cell>
          <table:table-cell table:style-name="ce2" table:formula="of:=INDEX([.$N$5:.$P$28];MATCH(MONTH([.A390])&amp;YEAR([.A390]);[.$P$5:.$P$28];0);2)" office:value-type="float" office:value="160" calcext:value-type="float">
            <text:p>160</text:p>
          </table:table-cell>
          <table:table-cell table:style-name="ce2" table:formula="of:=DAY(EOMONTH([.A390];0))" office:value-type="float" office:value="31" calcext:value-type="float">
            <text:p>31</text:p>
          </table:table-cell>
          <table:table-cell table:formula="of:=[.B390]/[.C390]" office:value-type="float" office:value="5.16129032258065" calcext:value-type="float">
            <text:p>5.16</text:p>
          </table:table-cell>
          <table:table-cell table:formula="of:=-0.5*([.F390]&lt;50)+0.6*([.F390]&gt;50)" office:value-type="float" office:value="-0.5" calcext:value-type="float">
            <text:p>-0.50</text:p>
          </table:table-cell>
          <table:table-cell table:formula="of:=[.F389]*(1+[.G389])" office:value-type="float" office:value="49.1536585616783" calcext:value-type="float">
            <text:p>49.1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0]/(1-[.E390])" office:value-type="float" office:value="3.44086021505376" calcext:value-type="float">
            <text:p>3.44</text:p>
          </table:table-cell>
          <table:table-cell table:formula="of:=[.H390]-[.D390]" office:value-type="float" office:value="-1.72043010752688" calcext:value-type="float">
            <text:p>-1.72</text:p>
          </table:table-cell>
          <table:table-cell table:style-name="ce3" table:formula="of:=[.H390]*[.C390]" office:value-type="float" office:value="106.666666666667" calcext:value-type="float">
            <text:p>106.67</text:p>
          </table:table-cell>
          <table:table-cell table:style-name="ce3" table:formula="of:=[.I390]*[.C390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90]+1" office:value-type="date" office:date-value="2022-01-25" calcext:value-type="date">
            <text:p>25-Jan-2022</text:p>
          </table:table-cell>
          <table:table-cell table:style-name="ce2" table:formula="of:=INDEX([.$N$5:.$P$28];MATCH(MONTH([.A391])&amp;YEAR([.A391]);[.$P$5:.$P$28];0);2)" office:value-type="float" office:value="160" calcext:value-type="float">
            <text:p>160</text:p>
          </table:table-cell>
          <table:table-cell table:style-name="ce2" table:formula="of:=DAY(EOMONTH([.A391];0))" office:value-type="float" office:value="31" calcext:value-type="float">
            <text:p>31</text:p>
          </table:table-cell>
          <table:table-cell table:formula="of:=[.B391]/[.C391]" office:value-type="float" office:value="5.16129032258065" calcext:value-type="float">
            <text:p>5.16</text:p>
          </table:table-cell>
          <table:table-cell table:formula="of:=-0.5*([.F391]&lt;50)+0.6*([.F391]&gt;50)" office:value-type="float" office:value="-0.5" calcext:value-type="float">
            <text:p>-0.50</text:p>
          </table:table-cell>
          <table:table-cell table:formula="of:=[.F390]*(1+[.G390])" office:value-type="float" office:value="49.557661234788" calcext:value-type="float">
            <text:p>49.5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1]/(1-[.E391])" office:value-type="float" office:value="3.44086021505376" calcext:value-type="float">
            <text:p>3.44</text:p>
          </table:table-cell>
          <table:table-cell table:formula="of:=[.H391]-[.D391]" office:value-type="float" office:value="-1.72043010752688" calcext:value-type="float">
            <text:p>-1.72</text:p>
          </table:table-cell>
          <table:table-cell table:style-name="ce3" table:formula="of:=[.H391]*[.C391]" office:value-type="float" office:value="106.666666666667" calcext:value-type="float">
            <text:p>106.67</text:p>
          </table:table-cell>
          <table:table-cell table:style-name="ce3" table:formula="of:=[.I391]*[.C391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91]+1" office:value-type="date" office:date-value="2022-01-26" calcext:value-type="date">
            <text:p>26-Jan-2022</text:p>
          </table:table-cell>
          <table:table-cell table:style-name="ce2" table:formula="of:=INDEX([.$N$5:.$P$28];MATCH(MONTH([.A392])&amp;YEAR([.A392]);[.$P$5:.$P$28];0);2)" office:value-type="float" office:value="160" calcext:value-type="float">
            <text:p>160</text:p>
          </table:table-cell>
          <table:table-cell table:style-name="ce2" table:formula="of:=DAY(EOMONTH([.A392];0))" office:value-type="float" office:value="31" calcext:value-type="float">
            <text:p>31</text:p>
          </table:table-cell>
          <table:table-cell table:formula="of:=[.B392]/[.C392]" office:value-type="float" office:value="5.16129032258065" calcext:value-type="float">
            <text:p>5.16</text:p>
          </table:table-cell>
          <table:table-cell table:formula="of:=-0.5*([.F392]&lt;50)+0.6*([.F392]&gt;50)" office:value-type="float" office:value="-0.5" calcext:value-type="float">
            <text:p>-0.50</text:p>
          </table:table-cell>
          <table:table-cell table:formula="of:=[.F391]*(1+[.G391])" office:value-type="float" office:value="49.9649844778137" calcext:value-type="float">
            <text:p>49.9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2]/(1-[.E392])" office:value-type="float" office:value="3.44086021505376" calcext:value-type="float">
            <text:p>3.44</text:p>
          </table:table-cell>
          <table:table-cell table:formula="of:=[.H392]-[.D392]" office:value-type="float" office:value="-1.72043010752688" calcext:value-type="float">
            <text:p>-1.72</text:p>
          </table:table-cell>
          <table:table-cell table:style-name="ce3" table:formula="of:=[.H392]*[.C392]" office:value-type="float" office:value="106.666666666667" calcext:value-type="float">
            <text:p>106.67</text:p>
          </table:table-cell>
          <table:table-cell table:style-name="ce3" table:formula="of:=[.I392]*[.C392]" office:value-type="float" office:value="-53.3333333333333" calcext:value-type="float">
            <text:p>-53.33</text:p>
          </table:table-cell>
          <table:table-cell table:number-columns-repeated="7"/>
        </table:table-row>
        <table:table-row table:style-name="ro1">
          <table:table-cell table:formula="of:=[.A392]+1" office:value-type="date" office:date-value="2022-01-27" calcext:value-type="date">
            <text:p>27-Jan-2022</text:p>
          </table:table-cell>
          <table:table-cell table:style-name="ce2" table:formula="of:=INDEX([.$N$5:.$P$28];MATCH(MONTH([.A393])&amp;YEAR([.A393]);[.$P$5:.$P$28];0);2)" office:value-type="float" office:value="160" calcext:value-type="float">
            <text:p>160</text:p>
          </table:table-cell>
          <table:table-cell table:style-name="ce2" table:formula="of:=DAY(EOMONTH([.A393];0))" office:value-type="float" office:value="31" calcext:value-type="float">
            <text:p>31</text:p>
          </table:table-cell>
          <table:table-cell table:formula="of:=[.B393]/[.C393]" office:value-type="float" office:value="5.16129032258065" calcext:value-type="float">
            <text:p>5.16</text:p>
          </table:table-cell>
          <table:table-cell table:formula="of:=-0.5*([.F393]&lt;50)+0.6*([.F393]&gt;50)" office:value-type="float" office:value="0.6" calcext:value-type="float">
            <text:p>0.60</text:p>
          </table:table-cell>
          <table:table-cell table:formula="of:=[.F392]*(1+[.G392])" office:value-type="float" office:value="50.3756555831108" calcext:value-type="float">
            <text:p>50.3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3]/(1-[.E393])" office:value-type="float" office:value="12.9032258064516" calcext:value-type="float">
            <text:p>12.90</text:p>
          </table:table-cell>
          <table:table-cell table:formula="of:=[.H393]-[.D393]" office:value-type="float" office:value="7.74193548387097" calcext:value-type="float">
            <text:p>7.74</text:p>
          </table:table-cell>
          <table:table-cell table:style-name="ce3" table:formula="of:=[.H393]*[.C393]" office:value-type="float" office:value="400" calcext:value-type="float">
            <text:p>400.00</text:p>
          </table:table-cell>
          <table:table-cell table:style-name="ce3" table:formula="of:=[.I393]*[.C393]" office:value-type="float" office:value="240" calcext:value-type="float">
            <text:p>240.00</text:p>
          </table:table-cell>
          <table:table-cell table:number-columns-repeated="7"/>
        </table:table-row>
        <table:table-row table:style-name="ro1">
          <table:table-cell table:formula="of:=[.A393]+1" office:value-type="date" office:date-value="2022-01-28" calcext:value-type="date">
            <text:p>28-Jan-2022</text:p>
          </table:table-cell>
          <table:table-cell table:style-name="ce2" table:formula="of:=INDEX([.$N$5:.$P$28];MATCH(MONTH([.A394])&amp;YEAR([.A394]);[.$P$5:.$P$28];0);2)" office:value-type="float" office:value="160" calcext:value-type="float">
            <text:p>160</text:p>
          </table:table-cell>
          <table:table-cell table:style-name="ce2" table:formula="of:=DAY(EOMONTH([.A394];0))" office:value-type="float" office:value="31" calcext:value-type="float">
            <text:p>31</text:p>
          </table:table-cell>
          <table:table-cell table:formula="of:=[.B394]/[.C394]" office:value-type="float" office:value="5.16129032258065" calcext:value-type="float">
            <text:p>5.16</text:p>
          </table:table-cell>
          <table:table-cell table:formula="of:=-0.5*([.F394]&lt;50)+0.6*([.F394]&gt;50)" office:value-type="float" office:value="0.6" calcext:value-type="float">
            <text:p>0.60</text:p>
          </table:table-cell>
          <table:table-cell table:formula="of:=[.F393]*(1+[.G393])" office:value-type="float" office:value="50.7897020673555" calcext:value-type="float">
            <text:p>50.7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4]/(1-[.E394])" office:value-type="float" office:value="12.9032258064516" calcext:value-type="float">
            <text:p>12.90</text:p>
          </table:table-cell>
          <table:table-cell table:formula="of:=[.H394]-[.D394]" office:value-type="float" office:value="7.74193548387097" calcext:value-type="float">
            <text:p>7.74</text:p>
          </table:table-cell>
          <table:table-cell table:style-name="ce3" table:formula="of:=[.H394]*[.C394]" office:value-type="float" office:value="400" calcext:value-type="float">
            <text:p>400.00</text:p>
          </table:table-cell>
          <table:table-cell table:style-name="ce3" table:formula="of:=[.I394]*[.C394]" office:value-type="float" office:value="240" calcext:value-type="float">
            <text:p>240.00</text:p>
          </table:table-cell>
          <table:table-cell table:number-columns-repeated="7"/>
        </table:table-row>
        <table:table-row table:style-name="ro1">
          <table:table-cell table:formula="of:=[.A394]+1" office:value-type="date" office:date-value="2022-01-29" calcext:value-type="date">
            <text:p>29-Jan-2022</text:p>
          </table:table-cell>
          <table:table-cell table:style-name="ce2" table:formula="of:=INDEX([.$N$5:.$P$28];MATCH(MONTH([.A395])&amp;YEAR([.A395]);[.$P$5:.$P$28];0);2)" office:value-type="float" office:value="160" calcext:value-type="float">
            <text:p>160</text:p>
          </table:table-cell>
          <table:table-cell table:style-name="ce2" table:formula="of:=DAY(EOMONTH([.A395];0))" office:value-type="float" office:value="31" calcext:value-type="float">
            <text:p>31</text:p>
          </table:table-cell>
          <table:table-cell table:formula="of:=[.B395]/[.C395]" office:value-type="float" office:value="5.16129032258065" calcext:value-type="float">
            <text:p>5.16</text:p>
          </table:table-cell>
          <table:table-cell table:formula="of:=-0.5*([.F395]&lt;50)+0.6*([.F395]&gt;50)" office:value-type="float" office:value="0.6" calcext:value-type="float">
            <text:p>0.60</text:p>
          </table:table-cell>
          <table:table-cell table:formula="of:=[.F394]*(1+[.G394])" office:value-type="float" office:value="51.2071516733886" calcext:value-type="float">
            <text:p>51.2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5]/(1-[.E395])" office:value-type="float" office:value="12.9032258064516" calcext:value-type="float">
            <text:p>12.90</text:p>
          </table:table-cell>
          <table:table-cell table:formula="of:=[.H395]-[.D395]" office:value-type="float" office:value="7.74193548387097" calcext:value-type="float">
            <text:p>7.74</text:p>
          </table:table-cell>
          <table:table-cell table:style-name="ce3" table:formula="of:=[.H395]*[.C395]" office:value-type="float" office:value="400" calcext:value-type="float">
            <text:p>400.00</text:p>
          </table:table-cell>
          <table:table-cell table:style-name="ce3" table:formula="of:=[.I395]*[.C395]" office:value-type="float" office:value="240" calcext:value-type="float">
            <text:p>240.00</text:p>
          </table:table-cell>
          <table:table-cell table:number-columns-repeated="7"/>
        </table:table-row>
        <table:table-row table:style-name="ro1">
          <table:table-cell table:formula="of:=[.A395]+1" office:value-type="date" office:date-value="2022-01-30" calcext:value-type="date">
            <text:p>30-Jan-2022</text:p>
          </table:table-cell>
          <table:table-cell table:style-name="ce2" table:formula="of:=INDEX([.$N$5:.$P$28];MATCH(MONTH([.A396])&amp;YEAR([.A396]);[.$P$5:.$P$28];0);2)" office:value-type="float" office:value="160" calcext:value-type="float">
            <text:p>160</text:p>
          </table:table-cell>
          <table:table-cell table:style-name="ce2" table:formula="of:=DAY(EOMONTH([.A396];0))" office:value-type="float" office:value="31" calcext:value-type="float">
            <text:p>31</text:p>
          </table:table-cell>
          <table:table-cell table:formula="of:=[.B396]/[.C396]" office:value-type="float" office:value="5.16129032258065" calcext:value-type="float">
            <text:p>5.16</text:p>
          </table:table-cell>
          <table:table-cell table:formula="of:=-0.5*([.F396]&lt;50)+0.6*([.F396]&gt;50)" office:value-type="float" office:value="0.6" calcext:value-type="float">
            <text:p>0.60</text:p>
          </table:table-cell>
          <table:table-cell table:formula="of:=[.F395]*(1+[.G395])" office:value-type="float" office:value="51.628032372074" calcext:value-type="float">
            <text:p>51.6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6]/(1-[.E396])" office:value-type="float" office:value="12.9032258064516" calcext:value-type="float">
            <text:p>12.90</text:p>
          </table:table-cell>
          <table:table-cell table:formula="of:=[.H396]-[.D396]" office:value-type="float" office:value="7.74193548387097" calcext:value-type="float">
            <text:p>7.74</text:p>
          </table:table-cell>
          <table:table-cell table:style-name="ce3" table:formula="of:=[.H396]*[.C396]" office:value-type="float" office:value="400" calcext:value-type="float">
            <text:p>400.00</text:p>
          </table:table-cell>
          <table:table-cell table:style-name="ce3" table:formula="of:=[.I396]*[.C396]" office:value-type="float" office:value="240" calcext:value-type="float">
            <text:p>240.00</text:p>
          </table:table-cell>
          <table:table-cell table:number-columns-repeated="7"/>
        </table:table-row>
        <table:table-row table:style-name="ro1">
          <table:table-cell table:formula="of:=[.A396]+1" office:value-type="date" office:date-value="2022-01-31" calcext:value-type="date">
            <text:p>31-Jan-2022</text:p>
          </table:table-cell>
          <table:table-cell table:style-name="ce2" table:formula="of:=INDEX([.$N$5:.$P$28];MATCH(MONTH([.A397])&amp;YEAR([.A397]);[.$P$5:.$P$28];0);2)" office:value-type="float" office:value="160" calcext:value-type="float">
            <text:p>160</text:p>
          </table:table-cell>
          <table:table-cell table:style-name="ce2" table:formula="of:=DAY(EOMONTH([.A397];0))" office:value-type="float" office:value="31" calcext:value-type="float">
            <text:p>31</text:p>
          </table:table-cell>
          <table:table-cell table:formula="of:=[.B397]/[.C397]" office:value-type="float" office:value="5.16129032258065" calcext:value-type="float">
            <text:p>5.16</text:p>
          </table:table-cell>
          <table:table-cell table:formula="of:=-0.5*([.F397]&lt;50)+0.6*([.F397]&gt;50)" office:value-type="float" office:value="0.6" calcext:value-type="float">
            <text:p>0.60</text:p>
          </table:table-cell>
          <table:table-cell table:formula="of:=[.F396]*(1+[.G396])" office:value-type="float" office:value="52.0523723641732" calcext:value-type="float">
            <text:p>52.0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7]/(1-[.E397])" office:value-type="float" office:value="12.9032258064516" calcext:value-type="float">
            <text:p>12.90</text:p>
          </table:table-cell>
          <table:table-cell table:formula="of:=[.H397]-[.D397]" office:value-type="float" office:value="7.74193548387097" calcext:value-type="float">
            <text:p>7.74</text:p>
          </table:table-cell>
          <table:table-cell table:style-name="ce3" table:formula="of:=[.H397]*[.C397]" office:value-type="float" office:value="400" calcext:value-type="float">
            <text:p>400.00</text:p>
          </table:table-cell>
          <table:table-cell table:style-name="ce3" table:formula="of:=[.I397]*[.C397]" office:value-type="float" office:value="240" calcext:value-type="float">
            <text:p>240.00</text:p>
          </table:table-cell>
          <table:table-cell table:number-columns-repeated="7"/>
        </table:table-row>
        <table:table-row table:style-name="ro1">
          <table:table-cell table:formula="of:=[.A397]+1" office:value-type="date" office:date-value="2022-02-01" calcext:value-type="date">
            <text:p>1-Feb-2022</text:p>
          </table:table-cell>
          <table:table-cell table:style-name="ce2" table:formula="of:=INDEX([.$N$5:.$P$28];MATCH(MONTH([.A398])&amp;YEAR([.A398]);[.$P$5:.$P$28];0);2)" office:value-type="float" office:value="180" calcext:value-type="float">
            <text:p>180</text:p>
          </table:table-cell>
          <table:table-cell table:style-name="ce2" table:formula="of:=DAY(EOMONTH([.A398];0))" office:value-type="float" office:value="28" calcext:value-type="float">
            <text:p>28</text:p>
          </table:table-cell>
          <table:table-cell table:formula="of:=[.B398]/[.C398]" office:value-type="float" office:value="6.42857142857143" calcext:value-type="float">
            <text:p>6.43</text:p>
          </table:table-cell>
          <table:table-cell table:formula="of:=-0.5*([.F398]&lt;50)+0.6*([.F398]&gt;50)" office:value-type="float" office:value="0.6" calcext:value-type="float">
            <text:p>0.60</text:p>
          </table:table-cell>
          <table:table-cell table:formula="of:=[.F397]*(1+[.G397])" office:value-type="float" office:value="52.4802000822349" calcext:value-type="float">
            <text:p>52.4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8]/(1-[.E398])" office:value-type="float" office:value="16.0714285714286" calcext:value-type="float">
            <text:p>16.07</text:p>
          </table:table-cell>
          <table:table-cell table:formula="of:=[.H398]-[.D398]" office:value-type="float" office:value="9.64285714285715" calcext:value-type="float">
            <text:p>9.64</text:p>
          </table:table-cell>
          <table:table-cell table:style-name="ce3" table:formula="of:=[.H398]*[.C398]" office:value-type="float" office:value="450" calcext:value-type="float">
            <text:p>450.00</text:p>
          </table:table-cell>
          <table:table-cell table:style-name="ce3" table:formula="of:=[.I398]*[.C398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398]+1" office:value-type="date" office:date-value="2022-02-02" calcext:value-type="date">
            <text:p>2-Feb-2022</text:p>
          </table:table-cell>
          <table:table-cell table:style-name="ce2" table:formula="of:=INDEX([.$N$5:.$P$28];MATCH(MONTH([.A399])&amp;YEAR([.A399]);[.$P$5:.$P$28];0);2)" office:value-type="float" office:value="180" calcext:value-type="float">
            <text:p>180</text:p>
          </table:table-cell>
          <table:table-cell table:style-name="ce2" table:formula="of:=DAY(EOMONTH([.A399];0))" office:value-type="float" office:value="28" calcext:value-type="float">
            <text:p>28</text:p>
          </table:table-cell>
          <table:table-cell table:formula="of:=[.B399]/[.C399]" office:value-type="float" office:value="6.42857142857143" calcext:value-type="float">
            <text:p>6.43</text:p>
          </table:table-cell>
          <table:table-cell table:formula="of:=-0.5*([.F399]&lt;50)+0.6*([.F399]&gt;50)" office:value-type="float" office:value="0.6" calcext:value-type="float">
            <text:p>0.60</text:p>
          </table:table-cell>
          <table:table-cell table:formula="of:=[.F398]*(1+[.G398])" office:value-type="float" office:value="52.9115441924999" calcext:value-type="float">
            <text:p>52.9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399]/(1-[.E399])" office:value-type="float" office:value="16.0714285714286" calcext:value-type="float">
            <text:p>16.07</text:p>
          </table:table-cell>
          <table:table-cell table:formula="of:=[.H399]-[.D399]" office:value-type="float" office:value="9.64285714285715" calcext:value-type="float">
            <text:p>9.64</text:p>
          </table:table-cell>
          <table:table-cell table:style-name="ce3" table:formula="of:=[.H399]*[.C399]" office:value-type="float" office:value="450" calcext:value-type="float">
            <text:p>450.00</text:p>
          </table:table-cell>
          <table:table-cell table:style-name="ce3" table:formula="of:=[.I399]*[.C399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399]+1" office:value-type="date" office:date-value="2022-02-03" calcext:value-type="date">
            <text:p>3-Feb-2022</text:p>
          </table:table-cell>
          <table:table-cell table:style-name="ce2" table:formula="of:=INDEX([.$N$5:.$P$28];MATCH(MONTH([.A400])&amp;YEAR([.A400]);[.$P$5:.$P$28];0);2)" office:value-type="float" office:value="180" calcext:value-type="float">
            <text:p>180</text:p>
          </table:table-cell>
          <table:table-cell table:style-name="ce2" table:formula="of:=DAY(EOMONTH([.A400];0))" office:value-type="float" office:value="28" calcext:value-type="float">
            <text:p>28</text:p>
          </table:table-cell>
          <table:table-cell table:formula="of:=[.B400]/[.C400]" office:value-type="float" office:value="6.42857142857143" calcext:value-type="float">
            <text:p>6.43</text:p>
          </table:table-cell>
          <table:table-cell table:formula="of:=-0.5*([.F400]&lt;50)+0.6*([.F400]&gt;50)" office:value-type="float" office:value="0.6" calcext:value-type="float">
            <text:p>0.60</text:p>
          </table:table-cell>
          <table:table-cell table:formula="of:=[.F399]*(1+[.G399])" office:value-type="float" office:value="53.3464335968218" calcext:value-type="float">
            <text:p>53.3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0]/(1-[.E400])" office:value-type="float" office:value="16.0714285714286" calcext:value-type="float">
            <text:p>16.07</text:p>
          </table:table-cell>
          <table:table-cell table:formula="of:=[.H400]-[.D400]" office:value-type="float" office:value="9.64285714285715" calcext:value-type="float">
            <text:p>9.64</text:p>
          </table:table-cell>
          <table:table-cell table:style-name="ce3" table:formula="of:=[.H400]*[.C400]" office:value-type="float" office:value="450" calcext:value-type="float">
            <text:p>450.00</text:p>
          </table:table-cell>
          <table:table-cell table:style-name="ce3" table:formula="of:=[.I400]*[.C400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0]+1" office:value-type="date" office:date-value="2022-02-04" calcext:value-type="date">
            <text:p>4-Feb-2022</text:p>
          </table:table-cell>
          <table:table-cell table:style-name="ce2" table:formula="of:=INDEX([.$N$5:.$P$28];MATCH(MONTH([.A401])&amp;YEAR([.A401]);[.$P$5:.$P$28];0);2)" office:value-type="float" office:value="180" calcext:value-type="float">
            <text:p>180</text:p>
          </table:table-cell>
          <table:table-cell table:style-name="ce2" table:formula="of:=DAY(EOMONTH([.A401];0))" office:value-type="float" office:value="28" calcext:value-type="float">
            <text:p>28</text:p>
          </table:table-cell>
          <table:table-cell table:formula="of:=[.B401]/[.C401]" office:value-type="float" office:value="6.42857142857143" calcext:value-type="float">
            <text:p>6.43</text:p>
          </table:table-cell>
          <table:table-cell table:formula="of:=-0.5*([.F401]&lt;50)+0.6*([.F401]&gt;50)" office:value-type="float" office:value="0.6" calcext:value-type="float">
            <text:p>0.60</text:p>
          </table:table-cell>
          <table:table-cell table:formula="of:=[.F400]*(1+[.G400])" office:value-type="float" office:value="53.7848974346039" calcext:value-type="float">
            <text:p>53.7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1]/(1-[.E401])" office:value-type="float" office:value="16.0714285714286" calcext:value-type="float">
            <text:p>16.07</text:p>
          </table:table-cell>
          <table:table-cell table:formula="of:=[.H401]-[.D401]" office:value-type="float" office:value="9.64285714285715" calcext:value-type="float">
            <text:p>9.64</text:p>
          </table:table-cell>
          <table:table-cell table:style-name="ce3" table:formula="of:=[.H401]*[.C401]" office:value-type="float" office:value="450" calcext:value-type="float">
            <text:p>450.00</text:p>
          </table:table-cell>
          <table:table-cell table:style-name="ce3" table:formula="of:=[.I401]*[.C401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1]+1" office:value-type="date" office:date-value="2022-02-05" calcext:value-type="date">
            <text:p>5-Feb-2022</text:p>
          </table:table-cell>
          <table:table-cell table:style-name="ce2" table:formula="of:=INDEX([.$N$5:.$P$28];MATCH(MONTH([.A402])&amp;YEAR([.A402]);[.$P$5:.$P$28];0);2)" office:value-type="float" office:value="180" calcext:value-type="float">
            <text:p>180</text:p>
          </table:table-cell>
          <table:table-cell table:style-name="ce2" table:formula="of:=DAY(EOMONTH([.A402];0))" office:value-type="float" office:value="28" calcext:value-type="float">
            <text:p>28</text:p>
          </table:table-cell>
          <table:table-cell table:formula="of:=[.B402]/[.C402]" office:value-type="float" office:value="6.42857142857143" calcext:value-type="float">
            <text:p>6.43</text:p>
          </table:table-cell>
          <table:table-cell table:formula="of:=-0.5*([.F402]&lt;50)+0.6*([.F402]&gt;50)" office:value-type="float" office:value="0.6" calcext:value-type="float">
            <text:p>0.60</text:p>
          </table:table-cell>
          <table:table-cell table:formula="of:=[.F401]*(1+[.G401])" office:value-type="float" office:value="54.2269650847513" calcext:value-type="float">
            <text:p>54.2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2]/(1-[.E402])" office:value-type="float" office:value="16.0714285714286" calcext:value-type="float">
            <text:p>16.07</text:p>
          </table:table-cell>
          <table:table-cell table:formula="of:=[.H402]-[.D402]" office:value-type="float" office:value="9.64285714285715" calcext:value-type="float">
            <text:p>9.64</text:p>
          </table:table-cell>
          <table:table-cell table:style-name="ce3" table:formula="of:=[.H402]*[.C402]" office:value-type="float" office:value="450" calcext:value-type="float">
            <text:p>450.00</text:p>
          </table:table-cell>
          <table:table-cell table:style-name="ce3" table:formula="of:=[.I402]*[.C402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2]+1" office:value-type="date" office:date-value="2022-02-06" calcext:value-type="date">
            <text:p>6-Feb-2022</text:p>
          </table:table-cell>
          <table:table-cell table:style-name="ce2" table:formula="of:=INDEX([.$N$5:.$P$28];MATCH(MONTH([.A403])&amp;YEAR([.A403]);[.$P$5:.$P$28];0);2)" office:value-type="float" office:value="180" calcext:value-type="float">
            <text:p>180</text:p>
          </table:table-cell>
          <table:table-cell table:style-name="ce2" table:formula="of:=DAY(EOMONTH([.A403];0))" office:value-type="float" office:value="28" calcext:value-type="float">
            <text:p>28</text:p>
          </table:table-cell>
          <table:table-cell table:formula="of:=[.B403]/[.C403]" office:value-type="float" office:value="6.42857142857143" calcext:value-type="float">
            <text:p>6.43</text:p>
          </table:table-cell>
          <table:table-cell table:formula="of:=-0.5*([.F403]&lt;50)+0.6*([.F403]&gt;50)" office:value-type="float" office:value="0.6" calcext:value-type="float">
            <text:p>0.60</text:p>
          </table:table-cell>
          <table:table-cell table:formula="of:=[.F402]*(1+[.G402])" office:value-type="float" office:value="54.6726661676397" calcext:value-type="float">
            <text:p>54.6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3]/(1-[.E403])" office:value-type="float" office:value="16.0714285714286" calcext:value-type="float">
            <text:p>16.07</text:p>
          </table:table-cell>
          <table:table-cell table:formula="of:=[.H403]-[.D403]" office:value-type="float" office:value="9.64285714285715" calcext:value-type="float">
            <text:p>9.64</text:p>
          </table:table-cell>
          <table:table-cell table:style-name="ce3" table:formula="of:=[.H403]*[.C403]" office:value-type="float" office:value="450" calcext:value-type="float">
            <text:p>450.00</text:p>
          </table:table-cell>
          <table:table-cell table:style-name="ce3" table:formula="of:=[.I403]*[.C403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3]+1" office:value-type="date" office:date-value="2022-02-07" calcext:value-type="date">
            <text:p>7-Feb-2022</text:p>
          </table:table-cell>
          <table:table-cell table:style-name="ce2" table:formula="of:=INDEX([.$N$5:.$P$28];MATCH(MONTH([.A404])&amp;YEAR([.A404]);[.$P$5:.$P$28];0);2)" office:value-type="float" office:value="180" calcext:value-type="float">
            <text:p>180</text:p>
          </table:table-cell>
          <table:table-cell table:style-name="ce2" table:formula="of:=DAY(EOMONTH([.A404];0))" office:value-type="float" office:value="28" calcext:value-type="float">
            <text:p>28</text:p>
          </table:table-cell>
          <table:table-cell table:formula="of:=[.B404]/[.C404]" office:value-type="float" office:value="6.42857142857143" calcext:value-type="float">
            <text:p>6.43</text:p>
          </table:table-cell>
          <table:table-cell table:formula="of:=-0.5*([.F404]&lt;50)+0.6*([.F404]&gt;50)" office:value-type="float" office:value="0.6" calcext:value-type="float">
            <text:p>0.60</text:p>
          </table:table-cell>
          <table:table-cell table:formula="of:=[.F403]*(1+[.G403])" office:value-type="float" office:value="55.1220305470998" calcext:value-type="float">
            <text:p>55.1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4]/(1-[.E404])" office:value-type="float" office:value="16.0714285714286" calcext:value-type="float">
            <text:p>16.07</text:p>
          </table:table-cell>
          <table:table-cell table:formula="of:=[.H404]-[.D404]" office:value-type="float" office:value="9.64285714285715" calcext:value-type="float">
            <text:p>9.64</text:p>
          </table:table-cell>
          <table:table-cell table:style-name="ce3" table:formula="of:=[.H404]*[.C404]" office:value-type="float" office:value="450" calcext:value-type="float">
            <text:p>450.00</text:p>
          </table:table-cell>
          <table:table-cell table:style-name="ce3" table:formula="of:=[.I404]*[.C404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4]+1" office:value-type="date" office:date-value="2022-02-08" calcext:value-type="date">
            <text:p>8-Feb-2022</text:p>
          </table:table-cell>
          <table:table-cell table:style-name="ce2" table:formula="of:=INDEX([.$N$5:.$P$28];MATCH(MONTH([.A405])&amp;YEAR([.A405]);[.$P$5:.$P$28];0);2)" office:value-type="float" office:value="180" calcext:value-type="float">
            <text:p>180</text:p>
          </table:table-cell>
          <table:table-cell table:style-name="ce2" table:formula="of:=DAY(EOMONTH([.A405];0))" office:value-type="float" office:value="28" calcext:value-type="float">
            <text:p>28</text:p>
          </table:table-cell>
          <table:table-cell table:formula="of:=[.B405]/[.C405]" office:value-type="float" office:value="6.42857142857143" calcext:value-type="float">
            <text:p>6.43</text:p>
          </table:table-cell>
          <table:table-cell table:formula="of:=-0.5*([.F405]&lt;50)+0.6*([.F405]&gt;50)" office:value-type="float" office:value="0.6" calcext:value-type="float">
            <text:p>0.60</text:p>
          </table:table-cell>
          <table:table-cell table:formula="of:=[.F404]*(1+[.G404])" office:value-type="float" office:value="55.5750883324184" calcext:value-type="float">
            <text:p>55.5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5]/(1-[.E405])" office:value-type="float" office:value="16.0714285714286" calcext:value-type="float">
            <text:p>16.07</text:p>
          </table:table-cell>
          <table:table-cell table:formula="of:=[.H405]-[.D405]" office:value-type="float" office:value="9.64285714285715" calcext:value-type="float">
            <text:p>9.64</text:p>
          </table:table-cell>
          <table:table-cell table:style-name="ce3" table:formula="of:=[.H405]*[.C405]" office:value-type="float" office:value="450" calcext:value-type="float">
            <text:p>450.00</text:p>
          </table:table-cell>
          <table:table-cell table:style-name="ce3" table:formula="of:=[.I405]*[.C405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5]+1" office:value-type="date" office:date-value="2022-02-09" calcext:value-type="date">
            <text:p>9-Feb-2022</text:p>
          </table:table-cell>
          <table:table-cell table:style-name="ce2" table:formula="of:=INDEX([.$N$5:.$P$28];MATCH(MONTH([.A406])&amp;YEAR([.A406]);[.$P$5:.$P$28];0);2)" office:value-type="float" office:value="180" calcext:value-type="float">
            <text:p>180</text:p>
          </table:table-cell>
          <table:table-cell table:style-name="ce2" table:formula="of:=DAY(EOMONTH([.A406];0))" office:value-type="float" office:value="28" calcext:value-type="float">
            <text:p>28</text:p>
          </table:table-cell>
          <table:table-cell table:formula="of:=[.B406]/[.C406]" office:value-type="float" office:value="6.42857142857143" calcext:value-type="float">
            <text:p>6.43</text:p>
          </table:table-cell>
          <table:table-cell table:formula="of:=-0.5*([.F406]&lt;50)+0.6*([.F406]&gt;50)" office:value-type="float" office:value="0.6" calcext:value-type="float">
            <text:p>0.60</text:p>
          </table:table-cell>
          <table:table-cell table:formula="of:=[.F405]*(1+[.G405])" office:value-type="float" office:value="56.0318698803561" calcext:value-type="float">
            <text:p>56.0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6]/(1-[.E406])" office:value-type="float" office:value="16.0714285714286" calcext:value-type="float">
            <text:p>16.07</text:p>
          </table:table-cell>
          <table:table-cell table:formula="of:=[.H406]-[.D406]" office:value-type="float" office:value="9.64285714285715" calcext:value-type="float">
            <text:p>9.64</text:p>
          </table:table-cell>
          <table:table-cell table:style-name="ce3" table:formula="of:=[.H406]*[.C406]" office:value-type="float" office:value="450" calcext:value-type="float">
            <text:p>450.00</text:p>
          </table:table-cell>
          <table:table-cell table:style-name="ce3" table:formula="of:=[.I406]*[.C406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6]+1" office:value-type="date" office:date-value="2022-02-10" calcext:value-type="date">
            <text:p>10-Feb-2022</text:p>
          </table:table-cell>
          <table:table-cell table:style-name="ce2" table:formula="of:=INDEX([.$N$5:.$P$28];MATCH(MONTH([.A407])&amp;YEAR([.A407]);[.$P$5:.$P$28];0);2)" office:value-type="float" office:value="180" calcext:value-type="float">
            <text:p>180</text:p>
          </table:table-cell>
          <table:table-cell table:style-name="ce2" table:formula="of:=DAY(EOMONTH([.A407];0))" office:value-type="float" office:value="28" calcext:value-type="float">
            <text:p>28</text:p>
          </table:table-cell>
          <table:table-cell table:formula="of:=[.B407]/[.C407]" office:value-type="float" office:value="6.42857142857143" calcext:value-type="float">
            <text:p>6.43</text:p>
          </table:table-cell>
          <table:table-cell table:formula="of:=-0.5*([.F407]&lt;50)+0.6*([.F407]&gt;50)" office:value-type="float" office:value="0.6" calcext:value-type="float">
            <text:p>0.60</text:p>
          </table:table-cell>
          <table:table-cell table:formula="of:=[.F406]*(1+[.G406])" office:value-type="float" office:value="56.4924057971809" calcext:value-type="float">
            <text:p>56.4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7]/(1-[.E407])" office:value-type="float" office:value="16.0714285714286" calcext:value-type="float">
            <text:p>16.07</text:p>
          </table:table-cell>
          <table:table-cell table:formula="of:=[.H407]-[.D407]" office:value-type="float" office:value="9.64285714285715" calcext:value-type="float">
            <text:p>9.64</text:p>
          </table:table-cell>
          <table:table-cell table:style-name="ce3" table:formula="of:=[.H407]*[.C407]" office:value-type="float" office:value="450" calcext:value-type="float">
            <text:p>450.00</text:p>
          </table:table-cell>
          <table:table-cell table:style-name="ce3" table:formula="of:=[.I407]*[.C407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7]+1" office:value-type="date" office:date-value="2022-02-11" calcext:value-type="date">
            <text:p>11-Feb-2022</text:p>
          </table:table-cell>
          <table:table-cell table:style-name="ce2" table:formula="of:=INDEX([.$N$5:.$P$28];MATCH(MONTH([.A408])&amp;YEAR([.A408]);[.$P$5:.$P$28];0);2)" office:value-type="float" office:value="180" calcext:value-type="float">
            <text:p>180</text:p>
          </table:table-cell>
          <table:table-cell table:style-name="ce2" table:formula="of:=DAY(EOMONTH([.A408];0))" office:value-type="float" office:value="28" calcext:value-type="float">
            <text:p>28</text:p>
          </table:table-cell>
          <table:table-cell table:formula="of:=[.B408]/[.C408]" office:value-type="float" office:value="6.42857142857143" calcext:value-type="float">
            <text:p>6.43</text:p>
          </table:table-cell>
          <table:table-cell table:formula="of:=-0.5*([.F408]&lt;50)+0.6*([.F408]&gt;50)" office:value-type="float" office:value="0.6" calcext:value-type="float">
            <text:p>0.60</text:p>
          </table:table-cell>
          <table:table-cell table:formula="of:=[.F407]*(1+[.G407])" office:value-type="float" office:value="56.9567269407194" calcext:value-type="float">
            <text:p>56.9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8]/(1-[.E408])" office:value-type="float" office:value="16.0714285714286" calcext:value-type="float">
            <text:p>16.07</text:p>
          </table:table-cell>
          <table:table-cell table:formula="of:=[.H408]-[.D408]" office:value-type="float" office:value="9.64285714285715" calcext:value-type="float">
            <text:p>9.64</text:p>
          </table:table-cell>
          <table:table-cell table:style-name="ce3" table:formula="of:=[.H408]*[.C408]" office:value-type="float" office:value="450" calcext:value-type="float">
            <text:p>450.00</text:p>
          </table:table-cell>
          <table:table-cell table:style-name="ce3" table:formula="of:=[.I408]*[.C408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8]+1" office:value-type="date" office:date-value="2022-02-12" calcext:value-type="date">
            <text:p>12-Feb-2022</text:p>
          </table:table-cell>
          <table:table-cell table:style-name="ce2" table:formula="of:=INDEX([.$N$5:.$P$28];MATCH(MONTH([.A409])&amp;YEAR([.A409]);[.$P$5:.$P$28];0);2)" office:value-type="float" office:value="180" calcext:value-type="float">
            <text:p>180</text:p>
          </table:table-cell>
          <table:table-cell table:style-name="ce2" table:formula="of:=DAY(EOMONTH([.A409];0))" office:value-type="float" office:value="28" calcext:value-type="float">
            <text:p>28</text:p>
          </table:table-cell>
          <table:table-cell table:formula="of:=[.B409]/[.C409]" office:value-type="float" office:value="6.42857142857143" calcext:value-type="float">
            <text:p>6.43</text:p>
          </table:table-cell>
          <table:table-cell table:formula="of:=-0.5*([.F409]&lt;50)+0.6*([.F409]&gt;50)" office:value-type="float" office:value="0.6" calcext:value-type="float">
            <text:p>0.60</text:p>
          </table:table-cell>
          <table:table-cell table:formula="of:=[.F408]*(1+[.G408])" office:value-type="float" office:value="57.424864422424" calcext:value-type="float">
            <text:p>57.4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09]/(1-[.E409])" office:value-type="float" office:value="16.0714285714286" calcext:value-type="float">
            <text:p>16.07</text:p>
          </table:table-cell>
          <table:table-cell table:formula="of:=[.H409]-[.D409]" office:value-type="float" office:value="9.64285714285715" calcext:value-type="float">
            <text:p>9.64</text:p>
          </table:table-cell>
          <table:table-cell table:style-name="ce3" table:formula="of:=[.H409]*[.C409]" office:value-type="float" office:value="450" calcext:value-type="float">
            <text:p>450.00</text:p>
          </table:table-cell>
          <table:table-cell table:style-name="ce3" table:formula="of:=[.I409]*[.C409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09]+1" office:value-type="date" office:date-value="2022-02-13" calcext:value-type="date">
            <text:p>13-Feb-2022</text:p>
          </table:table-cell>
          <table:table-cell table:style-name="ce2" table:formula="of:=INDEX([.$N$5:.$P$28];MATCH(MONTH([.A410])&amp;YEAR([.A410]);[.$P$5:.$P$28];0);2)" office:value-type="float" office:value="180" calcext:value-type="float">
            <text:p>180</text:p>
          </table:table-cell>
          <table:table-cell table:style-name="ce2" table:formula="of:=DAY(EOMONTH([.A410];0))" office:value-type="float" office:value="28" calcext:value-type="float">
            <text:p>28</text:p>
          </table:table-cell>
          <table:table-cell table:formula="of:=[.B410]/[.C410]" office:value-type="float" office:value="6.42857142857143" calcext:value-type="float">
            <text:p>6.43</text:p>
          </table:table-cell>
          <table:table-cell table:formula="of:=-0.5*([.F410]&lt;50)+0.6*([.F410]&gt;50)" office:value-type="float" office:value="0.6" calcext:value-type="float">
            <text:p>0.60</text:p>
          </table:table-cell>
          <table:table-cell table:formula="of:=[.F409]*(1+[.G409])" office:value-type="float" office:value="57.8968496094576" calcext:value-type="float">
            <text:p>57.9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0]/(1-[.E410])" office:value-type="float" office:value="16.0714285714286" calcext:value-type="float">
            <text:p>16.07</text:p>
          </table:table-cell>
          <table:table-cell table:formula="of:=[.H410]-[.D410]" office:value-type="float" office:value="9.64285714285715" calcext:value-type="float">
            <text:p>9.64</text:p>
          </table:table-cell>
          <table:table-cell table:style-name="ce3" table:formula="of:=[.H410]*[.C410]" office:value-type="float" office:value="450" calcext:value-type="float">
            <text:p>450.00</text:p>
          </table:table-cell>
          <table:table-cell table:style-name="ce3" table:formula="of:=[.I410]*[.C410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0]+1" office:value-type="date" office:date-value="2022-02-14" calcext:value-type="date">
            <text:p>14-Feb-2022</text:p>
          </table:table-cell>
          <table:table-cell table:style-name="ce2" table:formula="of:=INDEX([.$N$5:.$P$28];MATCH(MONTH([.A411])&amp;YEAR([.A411]);[.$P$5:.$P$28];0);2)" office:value-type="float" office:value="180" calcext:value-type="float">
            <text:p>180</text:p>
          </table:table-cell>
          <table:table-cell table:style-name="ce2" table:formula="of:=DAY(EOMONTH([.A411];0))" office:value-type="float" office:value="28" calcext:value-type="float">
            <text:p>28</text:p>
          </table:table-cell>
          <table:table-cell table:formula="of:=[.B411]/[.C411]" office:value-type="float" office:value="6.42857142857143" calcext:value-type="float">
            <text:p>6.43</text:p>
          </table:table-cell>
          <table:table-cell table:formula="of:=-0.5*([.F411]&lt;50)+0.6*([.F411]&gt;50)" office:value-type="float" office:value="0.6" calcext:value-type="float">
            <text:p>0.60</text:p>
          </table:table-cell>
          <table:table-cell table:formula="of:=[.F410]*(1+[.G410])" office:value-type="float" office:value="58.3727141267956" calcext:value-type="float">
            <text:p>58.3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1]/(1-[.E411])" office:value-type="float" office:value="16.0714285714286" calcext:value-type="float">
            <text:p>16.07</text:p>
          </table:table-cell>
          <table:table-cell table:formula="of:=[.H411]-[.D411]" office:value-type="float" office:value="9.64285714285715" calcext:value-type="float">
            <text:p>9.64</text:p>
          </table:table-cell>
          <table:table-cell table:style-name="ce3" table:formula="of:=[.H411]*[.C411]" office:value-type="float" office:value="450" calcext:value-type="float">
            <text:p>450.00</text:p>
          </table:table-cell>
          <table:table-cell table:style-name="ce3" table:formula="of:=[.I411]*[.C411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1]+1" office:value-type="date" office:date-value="2022-02-15" calcext:value-type="date">
            <text:p>15-Feb-2022</text:p>
          </table:table-cell>
          <table:table-cell table:style-name="ce2" table:formula="of:=INDEX([.$N$5:.$P$28];MATCH(MONTH([.A412])&amp;YEAR([.A412]);[.$P$5:.$P$28];0);2)" office:value-type="float" office:value="180" calcext:value-type="float">
            <text:p>180</text:p>
          </table:table-cell>
          <table:table-cell table:style-name="ce2" table:formula="of:=DAY(EOMONTH([.A412];0))" office:value-type="float" office:value="28" calcext:value-type="float">
            <text:p>28</text:p>
          </table:table-cell>
          <table:table-cell table:formula="of:=[.B412]/[.C412]" office:value-type="float" office:value="6.42857142857143" calcext:value-type="float">
            <text:p>6.43</text:p>
          </table:table-cell>
          <table:table-cell table:formula="of:=-0.5*([.F412]&lt;50)+0.6*([.F412]&gt;50)" office:value-type="float" office:value="0.6" calcext:value-type="float">
            <text:p>0.60</text:p>
          </table:table-cell>
          <table:table-cell table:formula="of:=[.F411]*(1+[.G411])" office:value-type="float" office:value="58.8524898593446" calcext:value-type="float">
            <text:p>58.8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2]/(1-[.E412])" office:value-type="float" office:value="16.0714285714286" calcext:value-type="float">
            <text:p>16.07</text:p>
          </table:table-cell>
          <table:table-cell table:formula="of:=[.H412]-[.D412]" office:value-type="float" office:value="9.64285714285715" calcext:value-type="float">
            <text:p>9.64</text:p>
          </table:table-cell>
          <table:table-cell table:style-name="ce3" table:formula="of:=[.H412]*[.C412]" office:value-type="float" office:value="450" calcext:value-type="float">
            <text:p>450.00</text:p>
          </table:table-cell>
          <table:table-cell table:style-name="ce3" table:formula="of:=[.I412]*[.C412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2]+1" office:value-type="date" office:date-value="2022-02-16" calcext:value-type="date">
            <text:p>16-Feb-2022</text:p>
          </table:table-cell>
          <table:table-cell table:style-name="ce2" table:formula="of:=INDEX([.$N$5:.$P$28];MATCH(MONTH([.A413])&amp;YEAR([.A413]);[.$P$5:.$P$28];0);2)" office:value-type="float" office:value="180" calcext:value-type="float">
            <text:p>180</text:p>
          </table:table-cell>
          <table:table-cell table:style-name="ce2" table:formula="of:=DAY(EOMONTH([.A413];0))" office:value-type="float" office:value="28" calcext:value-type="float">
            <text:p>28</text:p>
          </table:table-cell>
          <table:table-cell table:formula="of:=[.B413]/[.C413]" office:value-type="float" office:value="6.42857142857143" calcext:value-type="float">
            <text:p>6.43</text:p>
          </table:table-cell>
          <table:table-cell table:formula="of:=-0.5*([.F413]&lt;50)+0.6*([.F413]&gt;50)" office:value-type="float" office:value="0.6" calcext:value-type="float">
            <text:p>0.60</text:p>
          </table:table-cell>
          <table:table-cell table:formula="of:=[.F412]*(1+[.G412])" office:value-type="float" office:value="59.336208954079" calcext:value-type="float">
            <text:p>59.3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3]/(1-[.E413])" office:value-type="float" office:value="16.0714285714286" calcext:value-type="float">
            <text:p>16.07</text:p>
          </table:table-cell>
          <table:table-cell table:formula="of:=[.H413]-[.D413]" office:value-type="float" office:value="9.64285714285715" calcext:value-type="float">
            <text:p>9.64</text:p>
          </table:table-cell>
          <table:table-cell table:style-name="ce3" table:formula="of:=[.H413]*[.C413]" office:value-type="float" office:value="450" calcext:value-type="float">
            <text:p>450.00</text:p>
          </table:table-cell>
          <table:table-cell table:style-name="ce3" table:formula="of:=[.I413]*[.C413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3]+1" office:value-type="date" office:date-value="2022-02-17" calcext:value-type="date">
            <text:p>17-Feb-2022</text:p>
          </table:table-cell>
          <table:table-cell table:style-name="ce2" table:formula="of:=INDEX([.$N$5:.$P$28];MATCH(MONTH([.A414])&amp;YEAR([.A414]);[.$P$5:.$P$28];0);2)" office:value-type="float" office:value="180" calcext:value-type="float">
            <text:p>180</text:p>
          </table:table-cell>
          <table:table-cell table:style-name="ce2" table:formula="of:=DAY(EOMONTH([.A414];0))" office:value-type="float" office:value="28" calcext:value-type="float">
            <text:p>28</text:p>
          </table:table-cell>
          <table:table-cell table:formula="of:=[.B414]/[.C414]" office:value-type="float" office:value="6.42857142857143" calcext:value-type="float">
            <text:p>6.43</text:p>
          </table:table-cell>
          <table:table-cell table:formula="of:=-0.5*([.F414]&lt;50)+0.6*([.F414]&gt;50)" office:value-type="float" office:value="0.6" calcext:value-type="float">
            <text:p>0.60</text:p>
          </table:table-cell>
          <table:table-cell table:formula="of:=[.F413]*(1+[.G413])" office:value-type="float" office:value="59.8239038221947" calcext:value-type="float">
            <text:p>59.8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4]/(1-[.E414])" office:value-type="float" office:value="16.0714285714286" calcext:value-type="float">
            <text:p>16.07</text:p>
          </table:table-cell>
          <table:table-cell table:formula="of:=[.H414]-[.D414]" office:value-type="float" office:value="9.64285714285715" calcext:value-type="float">
            <text:p>9.64</text:p>
          </table:table-cell>
          <table:table-cell table:style-name="ce3" table:formula="of:=[.H414]*[.C414]" office:value-type="float" office:value="450" calcext:value-type="float">
            <text:p>450.00</text:p>
          </table:table-cell>
          <table:table-cell table:style-name="ce3" table:formula="of:=[.I414]*[.C414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4]+1" office:value-type="date" office:date-value="2022-02-18" calcext:value-type="date">
            <text:p>18-Feb-2022</text:p>
          </table:table-cell>
          <table:table-cell table:style-name="ce2" table:formula="of:=INDEX([.$N$5:.$P$28];MATCH(MONTH([.A415])&amp;YEAR([.A415]);[.$P$5:.$P$28];0);2)" office:value-type="float" office:value="180" calcext:value-type="float">
            <text:p>180</text:p>
          </table:table-cell>
          <table:table-cell table:style-name="ce2" table:formula="of:=DAY(EOMONTH([.A415];0))" office:value-type="float" office:value="28" calcext:value-type="float">
            <text:p>28</text:p>
          </table:table-cell>
          <table:table-cell table:formula="of:=[.B415]/[.C415]" office:value-type="float" office:value="6.42857142857143" calcext:value-type="float">
            <text:p>6.43</text:p>
          </table:table-cell>
          <table:table-cell table:formula="of:=-0.5*([.F415]&lt;50)+0.6*([.F415]&gt;50)" office:value-type="float" office:value="0.6" calcext:value-type="float">
            <text:p>0.60</text:p>
          </table:table-cell>
          <table:table-cell table:formula="of:=[.F414]*(1+[.G414])" office:value-type="float" office:value="60.3156071412812" calcext:value-type="float">
            <text:p>60.3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5]/(1-[.E415])" office:value-type="float" office:value="16.0714285714286" calcext:value-type="float">
            <text:p>16.07</text:p>
          </table:table-cell>
          <table:table-cell table:formula="of:=[.H415]-[.D415]" office:value-type="float" office:value="9.64285714285715" calcext:value-type="float">
            <text:p>9.64</text:p>
          </table:table-cell>
          <table:table-cell table:style-name="ce3" table:formula="of:=[.H415]*[.C415]" office:value-type="float" office:value="450" calcext:value-type="float">
            <text:p>450.00</text:p>
          </table:table-cell>
          <table:table-cell table:style-name="ce3" table:formula="of:=[.I415]*[.C415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5]+1" office:value-type="date" office:date-value="2022-02-19" calcext:value-type="date">
            <text:p>19-Feb-2022</text:p>
          </table:table-cell>
          <table:table-cell table:style-name="ce2" table:formula="of:=INDEX([.$N$5:.$P$28];MATCH(MONTH([.A416])&amp;YEAR([.A416]);[.$P$5:.$P$28];0);2)" office:value-type="float" office:value="180" calcext:value-type="float">
            <text:p>180</text:p>
          </table:table-cell>
          <table:table-cell table:style-name="ce2" table:formula="of:=DAY(EOMONTH([.A416];0))" office:value-type="float" office:value="28" calcext:value-type="float">
            <text:p>28</text:p>
          </table:table-cell>
          <table:table-cell table:formula="of:=[.B416]/[.C416]" office:value-type="float" office:value="6.42857142857143" calcext:value-type="float">
            <text:p>6.43</text:p>
          </table:table-cell>
          <table:table-cell table:formula="of:=-0.5*([.F416]&lt;50)+0.6*([.F416]&gt;50)" office:value-type="float" office:value="0.6" calcext:value-type="float">
            <text:p>0.60</text:p>
          </table:table-cell>
          <table:table-cell table:formula="of:=[.F415]*(1+[.G415])" office:value-type="float" office:value="60.8113518575109" calcext:value-type="float">
            <text:p>60.8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6]/(1-[.E416])" office:value-type="float" office:value="16.0714285714286" calcext:value-type="float">
            <text:p>16.07</text:p>
          </table:table-cell>
          <table:table-cell table:formula="of:=[.H416]-[.D416]" office:value-type="float" office:value="9.64285714285715" calcext:value-type="float">
            <text:p>9.64</text:p>
          </table:table-cell>
          <table:table-cell table:style-name="ce3" table:formula="of:=[.H416]*[.C416]" office:value-type="float" office:value="450" calcext:value-type="float">
            <text:p>450.00</text:p>
          </table:table-cell>
          <table:table-cell table:style-name="ce3" table:formula="of:=[.I416]*[.C416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6]+1" office:value-type="date" office:date-value="2022-02-20" calcext:value-type="date">
            <text:p>20-Feb-2022</text:p>
          </table:table-cell>
          <table:table-cell table:style-name="ce2" table:formula="of:=INDEX([.$N$5:.$P$28];MATCH(MONTH([.A417])&amp;YEAR([.A417]);[.$P$5:.$P$28];0);2)" office:value-type="float" office:value="180" calcext:value-type="float">
            <text:p>180</text:p>
          </table:table-cell>
          <table:table-cell table:style-name="ce2" table:formula="of:=DAY(EOMONTH([.A417];0))" office:value-type="float" office:value="28" calcext:value-type="float">
            <text:p>28</text:p>
          </table:table-cell>
          <table:table-cell table:formula="of:=[.B417]/[.C417]" office:value-type="float" office:value="6.42857142857143" calcext:value-type="float">
            <text:p>6.43</text:p>
          </table:table-cell>
          <table:table-cell table:formula="of:=-0.5*([.F417]&lt;50)+0.6*([.F417]&gt;50)" office:value-type="float" office:value="0.6" calcext:value-type="float">
            <text:p>0.60</text:p>
          </table:table-cell>
          <table:table-cell table:formula="of:=[.F416]*(1+[.G416])" office:value-type="float" office:value="61.3111711878466" calcext:value-type="float">
            <text:p>61.3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7]/(1-[.E417])" office:value-type="float" office:value="16.0714285714286" calcext:value-type="float">
            <text:p>16.07</text:p>
          </table:table-cell>
          <table:table-cell table:formula="of:=[.H417]-[.D417]" office:value-type="float" office:value="9.64285714285715" calcext:value-type="float">
            <text:p>9.64</text:p>
          </table:table-cell>
          <table:table-cell table:style-name="ce3" table:formula="of:=[.H417]*[.C417]" office:value-type="float" office:value="450" calcext:value-type="float">
            <text:p>450.00</text:p>
          </table:table-cell>
          <table:table-cell table:style-name="ce3" table:formula="of:=[.I417]*[.C417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7]+1" office:value-type="date" office:date-value="2022-02-21" calcext:value-type="date">
            <text:p>21-Feb-2022</text:p>
          </table:table-cell>
          <table:table-cell table:style-name="ce2" table:formula="of:=INDEX([.$N$5:.$P$28];MATCH(MONTH([.A418])&amp;YEAR([.A418]);[.$P$5:.$P$28];0);2)" office:value-type="float" office:value="180" calcext:value-type="float">
            <text:p>180</text:p>
          </table:table-cell>
          <table:table-cell table:style-name="ce2" table:formula="of:=DAY(EOMONTH([.A418];0))" office:value-type="float" office:value="28" calcext:value-type="float">
            <text:p>28</text:p>
          </table:table-cell>
          <table:table-cell table:formula="of:=[.B418]/[.C418]" office:value-type="float" office:value="6.42857142857143" calcext:value-type="float">
            <text:p>6.43</text:p>
          </table:table-cell>
          <table:table-cell table:formula="of:=-0.5*([.F418]&lt;50)+0.6*([.F418]&gt;50)" office:value-type="float" office:value="0.6" calcext:value-type="float">
            <text:p>0.60</text:p>
          </table:table-cell>
          <table:table-cell table:formula="of:=[.F417]*(1+[.G417])" office:value-type="float" office:value="61.8150986222673" calcext:value-type="float">
            <text:p>61.8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8]/(1-[.E418])" office:value-type="float" office:value="16.0714285714286" calcext:value-type="float">
            <text:p>16.07</text:p>
          </table:table-cell>
          <table:table-cell table:formula="of:=[.H418]-[.D418]" office:value-type="float" office:value="9.64285714285715" calcext:value-type="float">
            <text:p>9.64</text:p>
          </table:table-cell>
          <table:table-cell table:style-name="ce3" table:formula="of:=[.H418]*[.C418]" office:value-type="float" office:value="450" calcext:value-type="float">
            <text:p>450.00</text:p>
          </table:table-cell>
          <table:table-cell table:style-name="ce3" table:formula="of:=[.I418]*[.C418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8]+1" office:value-type="date" office:date-value="2022-02-22" calcext:value-type="date">
            <text:p>22-Feb-2022</text:p>
          </table:table-cell>
          <table:table-cell table:style-name="ce2" table:formula="of:=INDEX([.$N$5:.$P$28];MATCH(MONTH([.A419])&amp;YEAR([.A419]);[.$P$5:.$P$28];0);2)" office:value-type="float" office:value="180" calcext:value-type="float">
            <text:p>180</text:p>
          </table:table-cell>
          <table:table-cell table:style-name="ce2" table:formula="of:=DAY(EOMONTH([.A419];0))" office:value-type="float" office:value="28" calcext:value-type="float">
            <text:p>28</text:p>
          </table:table-cell>
          <table:table-cell table:formula="of:=[.B419]/[.C419]" office:value-type="float" office:value="6.42857142857143" calcext:value-type="float">
            <text:p>6.43</text:p>
          </table:table-cell>
          <table:table-cell table:formula="of:=-0.5*([.F419]&lt;50)+0.6*([.F419]&gt;50)" office:value-type="float" office:value="0.6" calcext:value-type="float">
            <text:p>0.60</text:p>
          </table:table-cell>
          <table:table-cell table:formula="of:=[.F418]*(1+[.G418])" office:value-type="float" office:value="62.323167926012" calcext:value-type="float">
            <text:p>62.3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19]/(1-[.E419])" office:value-type="float" office:value="16.0714285714286" calcext:value-type="float">
            <text:p>16.07</text:p>
          </table:table-cell>
          <table:table-cell table:formula="of:=[.H419]-[.D419]" office:value-type="float" office:value="9.64285714285715" calcext:value-type="float">
            <text:p>9.64</text:p>
          </table:table-cell>
          <table:table-cell table:style-name="ce3" table:formula="of:=[.H419]*[.C419]" office:value-type="float" office:value="450" calcext:value-type="float">
            <text:p>450.00</text:p>
          </table:table-cell>
          <table:table-cell table:style-name="ce3" table:formula="of:=[.I419]*[.C419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19]+1" office:value-type="date" office:date-value="2022-02-23" calcext:value-type="date">
            <text:p>23-Feb-2022</text:p>
          </table:table-cell>
          <table:table-cell table:style-name="ce2" table:formula="of:=INDEX([.$N$5:.$P$28];MATCH(MONTH([.A420])&amp;YEAR([.A420]);[.$P$5:.$P$28];0);2)" office:value-type="float" office:value="180" calcext:value-type="float">
            <text:p>180</text:p>
          </table:table-cell>
          <table:table-cell table:style-name="ce2" table:formula="of:=DAY(EOMONTH([.A420];0))" office:value-type="float" office:value="28" calcext:value-type="float">
            <text:p>28</text:p>
          </table:table-cell>
          <table:table-cell table:formula="of:=[.B420]/[.C420]" office:value-type="float" office:value="6.42857142857143" calcext:value-type="float">
            <text:p>6.43</text:p>
          </table:table-cell>
          <table:table-cell table:formula="of:=-0.5*([.F420]&lt;50)+0.6*([.F420]&gt;50)" office:value-type="float" office:value="0.6" calcext:value-type="float">
            <text:p>0.60</text:p>
          </table:table-cell>
          <table:table-cell table:formula="of:=[.F419]*(1+[.G419])" office:value-type="float" office:value="62.8354131418422" calcext:value-type="float">
            <text:p>62.8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0]/(1-[.E420])" office:value-type="float" office:value="16.0714285714286" calcext:value-type="float">
            <text:p>16.07</text:p>
          </table:table-cell>
          <table:table-cell table:formula="of:=[.H420]-[.D420]" office:value-type="float" office:value="9.64285714285715" calcext:value-type="float">
            <text:p>9.64</text:p>
          </table:table-cell>
          <table:table-cell table:style-name="ce3" table:formula="of:=[.H420]*[.C420]" office:value-type="float" office:value="450" calcext:value-type="float">
            <text:p>450.00</text:p>
          </table:table-cell>
          <table:table-cell table:style-name="ce3" table:formula="of:=[.I420]*[.C420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20]+1" office:value-type="date" office:date-value="2022-02-24" calcext:value-type="date">
            <text:p>24-Feb-2022</text:p>
          </table:table-cell>
          <table:table-cell table:style-name="ce2" table:formula="of:=INDEX([.$N$5:.$P$28];MATCH(MONTH([.A421])&amp;YEAR([.A421]);[.$P$5:.$P$28];0);2)" office:value-type="float" office:value="180" calcext:value-type="float">
            <text:p>180</text:p>
          </table:table-cell>
          <table:table-cell table:style-name="ce2" table:formula="of:=DAY(EOMONTH([.A421];0))" office:value-type="float" office:value="28" calcext:value-type="float">
            <text:p>28</text:p>
          </table:table-cell>
          <table:table-cell table:formula="of:=[.B421]/[.C421]" office:value-type="float" office:value="6.42857142857143" calcext:value-type="float">
            <text:p>6.43</text:p>
          </table:table-cell>
          <table:table-cell table:formula="of:=-0.5*([.F421]&lt;50)+0.6*([.F421]&gt;50)" office:value-type="float" office:value="0.6" calcext:value-type="float">
            <text:p>0.60</text:p>
          </table:table-cell>
          <table:table-cell table:formula="of:=[.F420]*(1+[.G420])" office:value-type="float" office:value="63.3518685923231" calcext:value-type="float">
            <text:p>63.3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1]/(1-[.E421])" office:value-type="float" office:value="16.0714285714286" calcext:value-type="float">
            <text:p>16.07</text:p>
          </table:table-cell>
          <table:table-cell table:formula="of:=[.H421]-[.D421]" office:value-type="float" office:value="9.64285714285715" calcext:value-type="float">
            <text:p>9.64</text:p>
          </table:table-cell>
          <table:table-cell table:style-name="ce3" table:formula="of:=[.H421]*[.C421]" office:value-type="float" office:value="450" calcext:value-type="float">
            <text:p>450.00</text:p>
          </table:table-cell>
          <table:table-cell table:style-name="ce3" table:formula="of:=[.I421]*[.C421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21]+1" office:value-type="date" office:date-value="2022-02-25" calcext:value-type="date">
            <text:p>25-Feb-2022</text:p>
          </table:table-cell>
          <table:table-cell table:style-name="ce2" table:formula="of:=INDEX([.$N$5:.$P$28];MATCH(MONTH([.A422])&amp;YEAR([.A422]);[.$P$5:.$P$28];0);2)" office:value-type="float" office:value="180" calcext:value-type="float">
            <text:p>180</text:p>
          </table:table-cell>
          <table:table-cell table:style-name="ce2" table:formula="of:=DAY(EOMONTH([.A422];0))" office:value-type="float" office:value="28" calcext:value-type="float">
            <text:p>28</text:p>
          </table:table-cell>
          <table:table-cell table:formula="of:=[.B422]/[.C422]" office:value-type="float" office:value="6.42857142857143" calcext:value-type="float">
            <text:p>6.43</text:p>
          </table:table-cell>
          <table:table-cell table:formula="of:=-0.5*([.F422]&lt;50)+0.6*([.F422]&gt;50)" office:value-type="float" office:value="0.6" calcext:value-type="float">
            <text:p>0.60</text:p>
          </table:table-cell>
          <table:table-cell table:formula="of:=[.F421]*(1+[.G421])" office:value-type="float" office:value="63.872568882123" calcext:value-type="float">
            <text:p>63.8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2]/(1-[.E422])" office:value-type="float" office:value="16.0714285714286" calcext:value-type="float">
            <text:p>16.07</text:p>
          </table:table-cell>
          <table:table-cell table:formula="of:=[.H422]-[.D422]" office:value-type="float" office:value="9.64285714285715" calcext:value-type="float">
            <text:p>9.64</text:p>
          </table:table-cell>
          <table:table-cell table:style-name="ce3" table:formula="of:=[.H422]*[.C422]" office:value-type="float" office:value="450" calcext:value-type="float">
            <text:p>450.00</text:p>
          </table:table-cell>
          <table:table-cell table:style-name="ce3" table:formula="of:=[.I422]*[.C422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22]+1" office:value-type="date" office:date-value="2022-02-26" calcext:value-type="date">
            <text:p>26-Feb-2022</text:p>
          </table:table-cell>
          <table:table-cell table:style-name="ce2" table:formula="of:=INDEX([.$N$5:.$P$28];MATCH(MONTH([.A423])&amp;YEAR([.A423]);[.$P$5:.$P$28];0);2)" office:value-type="float" office:value="180" calcext:value-type="float">
            <text:p>180</text:p>
          </table:table-cell>
          <table:table-cell table:style-name="ce2" table:formula="of:=DAY(EOMONTH([.A423];0))" office:value-type="float" office:value="28" calcext:value-type="float">
            <text:p>28</text:p>
          </table:table-cell>
          <table:table-cell table:formula="of:=[.B423]/[.C423]" office:value-type="float" office:value="6.42857142857143" calcext:value-type="float">
            <text:p>6.43</text:p>
          </table:table-cell>
          <table:table-cell table:formula="of:=-0.5*([.F423]&lt;50)+0.6*([.F423]&gt;50)" office:value-type="float" office:value="0.6" calcext:value-type="float">
            <text:p>0.60</text:p>
          </table:table-cell>
          <table:table-cell table:formula="of:=[.F422]*(1+[.G422])" office:value-type="float" office:value="64.3975489003323" calcext:value-type="float">
            <text:p>64.4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3]/(1-[.E423])" office:value-type="float" office:value="16.0714285714286" calcext:value-type="float">
            <text:p>16.07</text:p>
          </table:table-cell>
          <table:table-cell table:formula="of:=[.H423]-[.D423]" office:value-type="float" office:value="9.64285714285715" calcext:value-type="float">
            <text:p>9.64</text:p>
          </table:table-cell>
          <table:table-cell table:style-name="ce3" table:formula="of:=[.H423]*[.C423]" office:value-type="float" office:value="450" calcext:value-type="float">
            <text:p>450.00</text:p>
          </table:table-cell>
          <table:table-cell table:style-name="ce3" table:formula="of:=[.I423]*[.C423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23]+1" office:value-type="date" office:date-value="2022-02-27" calcext:value-type="date">
            <text:p>27-Feb-2022</text:p>
          </table:table-cell>
          <table:table-cell table:style-name="ce2" table:formula="of:=INDEX([.$N$5:.$P$28];MATCH(MONTH([.A424])&amp;YEAR([.A424]);[.$P$5:.$P$28];0);2)" office:value-type="float" office:value="180" calcext:value-type="float">
            <text:p>180</text:p>
          </table:table-cell>
          <table:table-cell table:style-name="ce2" table:formula="of:=DAY(EOMONTH([.A424];0))" office:value-type="float" office:value="28" calcext:value-type="float">
            <text:p>28</text:p>
          </table:table-cell>
          <table:table-cell table:formula="of:=[.B424]/[.C424]" office:value-type="float" office:value="6.42857142857143" calcext:value-type="float">
            <text:p>6.43</text:p>
          </table:table-cell>
          <table:table-cell table:formula="of:=-0.5*([.F424]&lt;50)+0.6*([.F424]&gt;50)" office:value-type="float" office:value="0.6" calcext:value-type="float">
            <text:p>0.60</text:p>
          </table:table-cell>
          <table:table-cell table:formula="of:=[.F423]*(1+[.G423])" office:value-type="float" office:value="64.9268438228008" calcext:value-type="float">
            <text:p>64.9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4]/(1-[.E424])" office:value-type="float" office:value="16.0714285714286" calcext:value-type="float">
            <text:p>16.07</text:p>
          </table:table-cell>
          <table:table-cell table:formula="of:=[.H424]-[.D424]" office:value-type="float" office:value="9.64285714285715" calcext:value-type="float">
            <text:p>9.64</text:p>
          </table:table-cell>
          <table:table-cell table:style-name="ce3" table:formula="of:=[.H424]*[.C424]" office:value-type="float" office:value="450" calcext:value-type="float">
            <text:p>450.00</text:p>
          </table:table-cell>
          <table:table-cell table:style-name="ce3" table:formula="of:=[.I424]*[.C424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24]+1" office:value-type="date" office:date-value="2022-02-28" calcext:value-type="date">
            <text:p>28-Feb-2022</text:p>
          </table:table-cell>
          <table:table-cell table:style-name="ce2" table:formula="of:=INDEX([.$N$5:.$P$28];MATCH(MONTH([.A425])&amp;YEAR([.A425]);[.$P$5:.$P$28];0);2)" office:value-type="float" office:value="180" calcext:value-type="float">
            <text:p>180</text:p>
          </table:table-cell>
          <table:table-cell table:style-name="ce2" table:formula="of:=DAY(EOMONTH([.A425];0))" office:value-type="float" office:value="28" calcext:value-type="float">
            <text:p>28</text:p>
          </table:table-cell>
          <table:table-cell table:formula="of:=[.B425]/[.C425]" office:value-type="float" office:value="6.42857142857143" calcext:value-type="float">
            <text:p>6.43</text:p>
          </table:table-cell>
          <table:table-cell table:formula="of:=-0.5*([.F425]&lt;50)+0.6*([.F425]&gt;50)" office:value-type="float" office:value="0.6" calcext:value-type="float">
            <text:p>0.60</text:p>
          </table:table-cell>
          <table:table-cell table:formula="of:=[.F424]*(1+[.G424])" office:value-type="float" office:value="65.460489114495" calcext:value-type="float">
            <text:p>65.4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5]/(1-[.E425])" office:value-type="float" office:value="16.0714285714286" calcext:value-type="float">
            <text:p>16.07</text:p>
          </table:table-cell>
          <table:table-cell table:formula="of:=[.H425]-[.D425]" office:value-type="float" office:value="9.64285714285715" calcext:value-type="float">
            <text:p>9.64</text:p>
          </table:table-cell>
          <table:table-cell table:style-name="ce3" table:formula="of:=[.H425]*[.C425]" office:value-type="float" office:value="450" calcext:value-type="float">
            <text:p>450.00</text:p>
          </table:table-cell>
          <table:table-cell table:style-name="ce3" table:formula="of:=[.I425]*[.C425]" office:value-type="float" office:value="270" calcext:value-type="float">
            <text:p>270.00</text:p>
          </table:table-cell>
          <table:table-cell table:number-columns-repeated="7"/>
        </table:table-row>
        <table:table-row table:style-name="ro1">
          <table:table-cell table:formula="of:=[.A425]+1" office:value-type="date" office:date-value="2022-03-01" calcext:value-type="date">
            <text:p>1-Mar-2022</text:p>
          </table:table-cell>
          <table:table-cell table:style-name="ce2" table:formula="of:=INDEX([.$N$5:.$P$28];MATCH(MONTH([.A426])&amp;YEAR([.A426]);[.$P$5:.$P$28];0);2)" office:value-type="float" office:value="200" calcext:value-type="float">
            <text:p>200</text:p>
          </table:table-cell>
          <table:table-cell table:style-name="ce2" table:formula="of:=DAY(EOMONTH([.A426];0))" office:value-type="float" office:value="31" calcext:value-type="float">
            <text:p>31</text:p>
          </table:table-cell>
          <table:table-cell table:formula="of:=[.B426]/[.C426]" office:value-type="float" office:value="6.45161290322581" calcext:value-type="float">
            <text:p>6.45</text:p>
          </table:table-cell>
          <table:table-cell table:formula="of:=-0.5*([.F426]&lt;50)+0.6*([.F426]&gt;50)" office:value-type="float" office:value="0.6" calcext:value-type="float">
            <text:p>0.60</text:p>
          </table:table-cell>
          <table:table-cell table:formula="of:=[.F425]*(1+[.G425])" office:value-type="float" office:value="65.9985205318744" calcext:value-type="float">
            <text:p>66.0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6]/(1-[.E426])" office:value-type="float" office:value="16.1290322580645" calcext:value-type="float">
            <text:p>16.13</text:p>
          </table:table-cell>
          <table:table-cell table:formula="of:=[.H426]-[.D426]" office:value-type="float" office:value="9.67741935483871" calcext:value-type="float">
            <text:p>9.68</text:p>
          </table:table-cell>
          <table:table-cell table:style-name="ce3" table:formula="of:=[.H426]*[.C426]" office:value-type="float" office:value="500" calcext:value-type="float">
            <text:p>500.00</text:p>
          </table:table-cell>
          <table:table-cell table:style-name="ce3" table:formula="of:=[.I426]*[.C426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26]+1" office:value-type="date" office:date-value="2022-03-02" calcext:value-type="date">
            <text:p>2-Mar-2022</text:p>
          </table:table-cell>
          <table:table-cell table:style-name="ce2" table:formula="of:=INDEX([.$N$5:.$P$28];MATCH(MONTH([.A427])&amp;YEAR([.A427]);[.$P$5:.$P$28];0);2)" office:value-type="float" office:value="200" calcext:value-type="float">
            <text:p>200</text:p>
          </table:table-cell>
          <table:table-cell table:style-name="ce2" table:formula="of:=DAY(EOMONTH([.A427];0))" office:value-type="float" office:value="31" calcext:value-type="float">
            <text:p>31</text:p>
          </table:table-cell>
          <table:table-cell table:formula="of:=[.B427]/[.C427]" office:value-type="float" office:value="6.45161290322581" calcext:value-type="float">
            <text:p>6.45</text:p>
          </table:table-cell>
          <table:table-cell table:formula="of:=-0.5*([.F427]&lt;50)+0.6*([.F427]&gt;50)" office:value-type="float" office:value="0.6" calcext:value-type="float">
            <text:p>0.60</text:p>
          </table:table-cell>
          <table:table-cell table:formula="of:=[.F426]*(1+[.G426])" office:value-type="float" office:value="66.5409741252871" calcext:value-type="float">
            <text:p>66.5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7]/(1-[.E427])" office:value-type="float" office:value="16.1290322580645" calcext:value-type="float">
            <text:p>16.13</text:p>
          </table:table-cell>
          <table:table-cell table:formula="of:=[.H427]-[.D427]" office:value-type="float" office:value="9.67741935483871" calcext:value-type="float">
            <text:p>9.68</text:p>
          </table:table-cell>
          <table:table-cell table:style-name="ce3" table:formula="of:=[.H427]*[.C427]" office:value-type="float" office:value="500" calcext:value-type="float">
            <text:p>500.00</text:p>
          </table:table-cell>
          <table:table-cell table:style-name="ce3" table:formula="of:=[.I427]*[.C427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27]+1" office:value-type="date" office:date-value="2022-03-03" calcext:value-type="date">
            <text:p>3-Mar-2022</text:p>
          </table:table-cell>
          <table:table-cell table:style-name="ce2" table:formula="of:=INDEX([.$N$5:.$P$28];MATCH(MONTH([.A428])&amp;YEAR([.A428]);[.$P$5:.$P$28];0);2)" office:value-type="float" office:value="200" calcext:value-type="float">
            <text:p>200</text:p>
          </table:table-cell>
          <table:table-cell table:style-name="ce2" table:formula="of:=DAY(EOMONTH([.A428];0))" office:value-type="float" office:value="31" calcext:value-type="float">
            <text:p>31</text:p>
          </table:table-cell>
          <table:table-cell table:formula="of:=[.B428]/[.C428]" office:value-type="float" office:value="6.45161290322581" calcext:value-type="float">
            <text:p>6.45</text:p>
          </table:table-cell>
          <table:table-cell table:formula="of:=-0.5*([.F428]&lt;50)+0.6*([.F428]&gt;50)" office:value-type="float" office:value="0.6" calcext:value-type="float">
            <text:p>0.60</text:p>
          </table:table-cell>
          <table:table-cell table:formula="of:=[.F427]*(1+[.G427])" office:value-type="float" office:value="67.0878862413854" calcext:value-type="float">
            <text:p>67.0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8]/(1-[.E428])" office:value-type="float" office:value="16.1290322580645" calcext:value-type="float">
            <text:p>16.13</text:p>
          </table:table-cell>
          <table:table-cell table:formula="of:=[.H428]-[.D428]" office:value-type="float" office:value="9.67741935483871" calcext:value-type="float">
            <text:p>9.68</text:p>
          </table:table-cell>
          <table:table-cell table:style-name="ce3" table:formula="of:=[.H428]*[.C428]" office:value-type="float" office:value="500" calcext:value-type="float">
            <text:p>500.00</text:p>
          </table:table-cell>
          <table:table-cell table:style-name="ce3" table:formula="of:=[.I428]*[.C428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28]+1" office:value-type="date" office:date-value="2022-03-04" calcext:value-type="date">
            <text:p>4-Mar-2022</text:p>
          </table:table-cell>
          <table:table-cell table:style-name="ce2" table:formula="of:=INDEX([.$N$5:.$P$28];MATCH(MONTH([.A429])&amp;YEAR([.A429]);[.$P$5:.$P$28];0);2)" office:value-type="float" office:value="200" calcext:value-type="float">
            <text:p>200</text:p>
          </table:table-cell>
          <table:table-cell table:style-name="ce2" table:formula="of:=DAY(EOMONTH([.A429];0))" office:value-type="float" office:value="31" calcext:value-type="float">
            <text:p>31</text:p>
          </table:table-cell>
          <table:table-cell table:formula="of:=[.B429]/[.C429]" office:value-type="float" office:value="6.45161290322581" calcext:value-type="float">
            <text:p>6.45</text:p>
          </table:table-cell>
          <table:table-cell table:formula="of:=-0.5*([.F429]&lt;50)+0.6*([.F429]&gt;50)" office:value-type="float" office:value="0.6" calcext:value-type="float">
            <text:p>0.60</text:p>
          </table:table-cell>
          <table:table-cell table:formula="of:=[.F428]*(1+[.G428])" office:value-type="float" office:value="67.6392935255611" calcext:value-type="float">
            <text:p>67.6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29]/(1-[.E429])" office:value-type="float" office:value="16.1290322580645" calcext:value-type="float">
            <text:p>16.13</text:p>
          </table:table-cell>
          <table:table-cell table:formula="of:=[.H429]-[.D429]" office:value-type="float" office:value="9.67741935483871" calcext:value-type="float">
            <text:p>9.68</text:p>
          </table:table-cell>
          <table:table-cell table:style-name="ce3" table:formula="of:=[.H429]*[.C429]" office:value-type="float" office:value="500" calcext:value-type="float">
            <text:p>500.00</text:p>
          </table:table-cell>
          <table:table-cell table:style-name="ce3" table:formula="of:=[.I429]*[.C429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29]+1" office:value-type="date" office:date-value="2022-03-05" calcext:value-type="date">
            <text:p>5-Mar-2022</text:p>
          </table:table-cell>
          <table:table-cell table:style-name="ce2" table:formula="of:=INDEX([.$N$5:.$P$28];MATCH(MONTH([.A430])&amp;YEAR([.A430]);[.$P$5:.$P$28];0);2)" office:value-type="float" office:value="200" calcext:value-type="float">
            <text:p>200</text:p>
          </table:table-cell>
          <table:table-cell table:style-name="ce2" table:formula="of:=DAY(EOMONTH([.A430];0))" office:value-type="float" office:value="31" calcext:value-type="float">
            <text:p>31</text:p>
          </table:table-cell>
          <table:table-cell table:formula="of:=[.B430]/[.C430]" office:value-type="float" office:value="6.45161290322581" calcext:value-type="float">
            <text:p>6.45</text:p>
          </table:table-cell>
          <table:table-cell table:formula="of:=-0.5*([.F430]&lt;50)+0.6*([.F430]&gt;50)" office:value-type="float" office:value="0.6" calcext:value-type="float">
            <text:p>0.60</text:p>
          </table:table-cell>
          <table:table-cell table:formula="of:=[.F429]*(1+[.G429])" office:value-type="float" office:value="68.1952329244014" calcext:value-type="float">
            <text:p>68.2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0]/(1-[.E430])" office:value-type="float" office:value="16.1290322580645" calcext:value-type="float">
            <text:p>16.13</text:p>
          </table:table-cell>
          <table:table-cell table:formula="of:=[.H430]-[.D430]" office:value-type="float" office:value="9.67741935483871" calcext:value-type="float">
            <text:p>9.68</text:p>
          </table:table-cell>
          <table:table-cell table:style-name="ce3" table:formula="of:=[.H430]*[.C430]" office:value-type="float" office:value="500" calcext:value-type="float">
            <text:p>500.00</text:p>
          </table:table-cell>
          <table:table-cell table:style-name="ce3" table:formula="of:=[.I430]*[.C430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0]+1" office:value-type="date" office:date-value="2022-03-06" calcext:value-type="date">
            <text:p>6-Mar-2022</text:p>
          </table:table-cell>
          <table:table-cell table:style-name="ce2" table:formula="of:=INDEX([.$N$5:.$P$28];MATCH(MONTH([.A431])&amp;YEAR([.A431]);[.$P$5:.$P$28];0);2)" office:value-type="float" office:value="200" calcext:value-type="float">
            <text:p>200</text:p>
          </table:table-cell>
          <table:table-cell table:style-name="ce2" table:formula="of:=DAY(EOMONTH([.A431];0))" office:value-type="float" office:value="31" calcext:value-type="float">
            <text:p>31</text:p>
          </table:table-cell>
          <table:table-cell table:formula="of:=[.B431]/[.C431]" office:value-type="float" office:value="6.45161290322581" calcext:value-type="float">
            <text:p>6.45</text:p>
          </table:table-cell>
          <table:table-cell table:formula="of:=-0.5*([.F431]&lt;50)+0.6*([.F431]&gt;50)" office:value-type="float" office:value="0.6" calcext:value-type="float">
            <text:p>0.60</text:p>
          </table:table-cell>
          <table:table-cell table:formula="of:=[.F430]*(1+[.G430])" office:value-type="float" office:value="68.7557416881636" calcext:value-type="float">
            <text:p>68.7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1]/(1-[.E431])" office:value-type="float" office:value="16.1290322580645" calcext:value-type="float">
            <text:p>16.13</text:p>
          </table:table-cell>
          <table:table-cell table:formula="of:=[.H431]-[.D431]" office:value-type="float" office:value="9.67741935483871" calcext:value-type="float">
            <text:p>9.68</text:p>
          </table:table-cell>
          <table:table-cell table:style-name="ce3" table:formula="of:=[.H431]*[.C431]" office:value-type="float" office:value="500" calcext:value-type="float">
            <text:p>500.00</text:p>
          </table:table-cell>
          <table:table-cell table:style-name="ce3" table:formula="of:=[.I431]*[.C431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1]+1" office:value-type="date" office:date-value="2022-03-07" calcext:value-type="date">
            <text:p>7-Mar-2022</text:p>
          </table:table-cell>
          <table:table-cell table:style-name="ce2" table:formula="of:=INDEX([.$N$5:.$P$28];MATCH(MONTH([.A432])&amp;YEAR([.A432]);[.$P$5:.$P$28];0);2)" office:value-type="float" office:value="200" calcext:value-type="float">
            <text:p>200</text:p>
          </table:table-cell>
          <table:table-cell table:style-name="ce2" table:formula="of:=DAY(EOMONTH([.A432];0))" office:value-type="float" office:value="31" calcext:value-type="float">
            <text:p>31</text:p>
          </table:table-cell>
          <table:table-cell table:formula="of:=[.B432]/[.C432]" office:value-type="float" office:value="6.45161290322581" calcext:value-type="float">
            <text:p>6.45</text:p>
          </table:table-cell>
          <table:table-cell table:formula="of:=-0.5*([.F432]&lt;50)+0.6*([.F432]&gt;50)" office:value-type="float" office:value="0.6" calcext:value-type="float">
            <text:p>0.60</text:p>
          </table:table-cell>
          <table:table-cell table:formula="of:=[.F431]*(1+[.G431])" office:value-type="float" office:value="69.3208573732718" calcext:value-type="float">
            <text:p>69.3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2]/(1-[.E432])" office:value-type="float" office:value="16.1290322580645" calcext:value-type="float">
            <text:p>16.13</text:p>
          </table:table-cell>
          <table:table-cell table:formula="of:=[.H432]-[.D432]" office:value-type="float" office:value="9.67741935483871" calcext:value-type="float">
            <text:p>9.68</text:p>
          </table:table-cell>
          <table:table-cell table:style-name="ce3" table:formula="of:=[.H432]*[.C432]" office:value-type="float" office:value="500" calcext:value-type="float">
            <text:p>500.00</text:p>
          </table:table-cell>
          <table:table-cell table:style-name="ce3" table:formula="of:=[.I432]*[.C432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2]+1" office:value-type="date" office:date-value="2022-03-08" calcext:value-type="date">
            <text:p>8-Mar-2022</text:p>
          </table:table-cell>
          <table:table-cell table:style-name="ce2" table:formula="of:=INDEX([.$N$5:.$P$28];MATCH(MONTH([.A433])&amp;YEAR([.A433]);[.$P$5:.$P$28];0);2)" office:value-type="float" office:value="200" calcext:value-type="float">
            <text:p>200</text:p>
          </table:table-cell>
          <table:table-cell table:style-name="ce2" table:formula="of:=DAY(EOMONTH([.A433];0))" office:value-type="float" office:value="31" calcext:value-type="float">
            <text:p>31</text:p>
          </table:table-cell>
          <table:table-cell table:formula="of:=[.B433]/[.C433]" office:value-type="float" office:value="6.45161290322581" calcext:value-type="float">
            <text:p>6.45</text:p>
          </table:table-cell>
          <table:table-cell table:formula="of:=-0.5*([.F433]&lt;50)+0.6*([.F433]&gt;50)" office:value-type="float" office:value="0.6" calcext:value-type="float">
            <text:p>0.60</text:p>
          </table:table-cell>
          <table:table-cell table:formula="of:=[.F432]*(1+[.G432])" office:value-type="float" office:value="69.8906178448329" calcext:value-type="float">
            <text:p>69.8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3]/(1-[.E433])" office:value-type="float" office:value="16.1290322580645" calcext:value-type="float">
            <text:p>16.13</text:p>
          </table:table-cell>
          <table:table-cell table:formula="of:=[.H433]-[.D433]" office:value-type="float" office:value="9.67741935483871" calcext:value-type="float">
            <text:p>9.68</text:p>
          </table:table-cell>
          <table:table-cell table:style-name="ce3" table:formula="of:=[.H433]*[.C433]" office:value-type="float" office:value="500" calcext:value-type="float">
            <text:p>500.00</text:p>
          </table:table-cell>
          <table:table-cell table:style-name="ce3" table:formula="of:=[.I433]*[.C433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3]+1" office:value-type="date" office:date-value="2022-03-09" calcext:value-type="date">
            <text:p>9-Mar-2022</text:p>
          </table:table-cell>
          <table:table-cell table:style-name="ce2" table:formula="of:=INDEX([.$N$5:.$P$28];MATCH(MONTH([.A434])&amp;YEAR([.A434]);[.$P$5:.$P$28];0);2)" office:value-type="float" office:value="200" calcext:value-type="float">
            <text:p>200</text:p>
          </table:table-cell>
          <table:table-cell table:style-name="ce2" table:formula="of:=DAY(EOMONTH([.A434];0))" office:value-type="float" office:value="31" calcext:value-type="float">
            <text:p>31</text:p>
          </table:table-cell>
          <table:table-cell table:formula="of:=[.B434]/[.C434]" office:value-type="float" office:value="6.45161290322581" calcext:value-type="float">
            <text:p>6.45</text:p>
          </table:table-cell>
          <table:table-cell table:formula="of:=-0.5*([.F434]&lt;50)+0.6*([.F434]&gt;50)" office:value-type="float" office:value="0.6" calcext:value-type="float">
            <text:p>0.60</text:p>
          </table:table-cell>
          <table:table-cell table:formula="of:=[.F433]*(1+[.G433])" office:value-type="float" office:value="70.465061279174" calcext:value-type="float">
            <text:p>70.4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4]/(1-[.E434])" office:value-type="float" office:value="16.1290322580645" calcext:value-type="float">
            <text:p>16.13</text:p>
          </table:table-cell>
          <table:table-cell table:formula="of:=[.H434]-[.D434]" office:value-type="float" office:value="9.67741935483871" calcext:value-type="float">
            <text:p>9.68</text:p>
          </table:table-cell>
          <table:table-cell table:style-name="ce3" table:formula="of:=[.H434]*[.C434]" office:value-type="float" office:value="500" calcext:value-type="float">
            <text:p>500.00</text:p>
          </table:table-cell>
          <table:table-cell table:style-name="ce3" table:formula="of:=[.I434]*[.C434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4]+1" office:value-type="date" office:date-value="2022-03-10" calcext:value-type="date">
            <text:p>10-Mar-2022</text:p>
          </table:table-cell>
          <table:table-cell table:style-name="ce2" table:formula="of:=INDEX([.$N$5:.$P$28];MATCH(MONTH([.A435])&amp;YEAR([.A435]);[.$P$5:.$P$28];0);2)" office:value-type="float" office:value="200" calcext:value-type="float">
            <text:p>200</text:p>
          </table:table-cell>
          <table:table-cell table:style-name="ce2" table:formula="of:=DAY(EOMONTH([.A435];0))" office:value-type="float" office:value="31" calcext:value-type="float">
            <text:p>31</text:p>
          </table:table-cell>
          <table:table-cell table:formula="of:=[.B435]/[.C435]" office:value-type="float" office:value="6.45161290322581" calcext:value-type="float">
            <text:p>6.45</text:p>
          </table:table-cell>
          <table:table-cell table:formula="of:=-0.5*([.F435]&lt;50)+0.6*([.F435]&gt;50)" office:value-type="float" office:value="0.6" calcext:value-type="float">
            <text:p>0.60</text:p>
          </table:table-cell>
          <table:table-cell table:formula="of:=[.F434]*(1+[.G434])" office:value-type="float" office:value="71.0442261664001" calcext:value-type="float">
            <text:p>71.0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5]/(1-[.E435])" office:value-type="float" office:value="16.1290322580645" calcext:value-type="float">
            <text:p>16.13</text:p>
          </table:table-cell>
          <table:table-cell table:formula="of:=[.H435]-[.D435]" office:value-type="float" office:value="9.67741935483871" calcext:value-type="float">
            <text:p>9.68</text:p>
          </table:table-cell>
          <table:table-cell table:style-name="ce3" table:formula="of:=[.H435]*[.C435]" office:value-type="float" office:value="500" calcext:value-type="float">
            <text:p>500.00</text:p>
          </table:table-cell>
          <table:table-cell table:style-name="ce3" table:formula="of:=[.I435]*[.C435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5]+1" office:value-type="date" office:date-value="2022-03-11" calcext:value-type="date">
            <text:p>11-Mar-2022</text:p>
          </table:table-cell>
          <table:table-cell table:style-name="ce2" table:formula="of:=INDEX([.$N$5:.$P$28];MATCH(MONTH([.A436])&amp;YEAR([.A436]);[.$P$5:.$P$28];0);2)" office:value-type="float" office:value="200" calcext:value-type="float">
            <text:p>200</text:p>
          </table:table-cell>
          <table:table-cell table:style-name="ce2" table:formula="of:=DAY(EOMONTH([.A436];0))" office:value-type="float" office:value="31" calcext:value-type="float">
            <text:p>31</text:p>
          </table:table-cell>
          <table:table-cell table:formula="of:=[.B436]/[.C436]" office:value-type="float" office:value="6.45161290322581" calcext:value-type="float">
            <text:p>6.45</text:p>
          </table:table-cell>
          <table:table-cell table:formula="of:=-0.5*([.F436]&lt;50)+0.6*([.F436]&gt;50)" office:value-type="float" office:value="0.6" calcext:value-type="float">
            <text:p>0.60</text:p>
          </table:table-cell>
          <table:table-cell table:formula="of:=[.F435]*(1+[.G435])" office:value-type="float" office:value="71.6281513129733" calcext:value-type="float">
            <text:p>71.6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6]/(1-[.E436])" office:value-type="float" office:value="16.1290322580645" calcext:value-type="float">
            <text:p>16.13</text:p>
          </table:table-cell>
          <table:table-cell table:formula="of:=[.H436]-[.D436]" office:value-type="float" office:value="9.67741935483871" calcext:value-type="float">
            <text:p>9.68</text:p>
          </table:table-cell>
          <table:table-cell table:style-name="ce3" table:formula="of:=[.H436]*[.C436]" office:value-type="float" office:value="500" calcext:value-type="float">
            <text:p>500.00</text:p>
          </table:table-cell>
          <table:table-cell table:style-name="ce3" table:formula="of:=[.I436]*[.C436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6]+1" office:value-type="date" office:date-value="2022-03-12" calcext:value-type="date">
            <text:p>12-Mar-2022</text:p>
          </table:table-cell>
          <table:table-cell table:style-name="ce2" table:formula="of:=INDEX([.$N$5:.$P$28];MATCH(MONTH([.A437])&amp;YEAR([.A437]);[.$P$5:.$P$28];0);2)" office:value-type="float" office:value="200" calcext:value-type="float">
            <text:p>200</text:p>
          </table:table-cell>
          <table:table-cell table:style-name="ce2" table:formula="of:=DAY(EOMONTH([.A437];0))" office:value-type="float" office:value="31" calcext:value-type="float">
            <text:p>31</text:p>
          </table:table-cell>
          <table:table-cell table:formula="of:=[.B437]/[.C437]" office:value-type="float" office:value="6.45161290322581" calcext:value-type="float">
            <text:p>6.45</text:p>
          </table:table-cell>
          <table:table-cell table:formula="of:=-0.5*([.F437]&lt;50)+0.6*([.F437]&gt;50)" office:value-type="float" office:value="0.6" calcext:value-type="float">
            <text:p>0.60</text:p>
          </table:table-cell>
          <table:table-cell table:formula="of:=[.F436]*(1+[.G436])" office:value-type="float" office:value="72.2168758443128" calcext:value-type="float">
            <text:p>72.2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7]/(1-[.E437])" office:value-type="float" office:value="16.1290322580645" calcext:value-type="float">
            <text:p>16.13</text:p>
          </table:table-cell>
          <table:table-cell table:formula="of:=[.H437]-[.D437]" office:value-type="float" office:value="9.67741935483871" calcext:value-type="float">
            <text:p>9.68</text:p>
          </table:table-cell>
          <table:table-cell table:style-name="ce3" table:formula="of:=[.H437]*[.C437]" office:value-type="float" office:value="500" calcext:value-type="float">
            <text:p>500.00</text:p>
          </table:table-cell>
          <table:table-cell table:style-name="ce3" table:formula="of:=[.I437]*[.C437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7]+1" office:value-type="date" office:date-value="2022-03-13" calcext:value-type="date">
            <text:p>13-Mar-2022</text:p>
          </table:table-cell>
          <table:table-cell table:style-name="ce2" table:formula="of:=INDEX([.$N$5:.$P$28];MATCH(MONTH([.A438])&amp;YEAR([.A438]);[.$P$5:.$P$28];0);2)" office:value-type="float" office:value="200" calcext:value-type="float">
            <text:p>200</text:p>
          </table:table-cell>
          <table:table-cell table:style-name="ce2" table:formula="of:=DAY(EOMONTH([.A438];0))" office:value-type="float" office:value="31" calcext:value-type="float">
            <text:p>31</text:p>
          </table:table-cell>
          <table:table-cell table:formula="of:=[.B438]/[.C438]" office:value-type="float" office:value="6.45161290322581" calcext:value-type="float">
            <text:p>6.45</text:p>
          </table:table-cell>
          <table:table-cell table:formula="of:=-0.5*([.F438]&lt;50)+0.6*([.F438]&gt;50)" office:value-type="float" office:value="0.6" calcext:value-type="float">
            <text:p>0.60</text:p>
          </table:table-cell>
          <table:table-cell table:formula="of:=[.F437]*(1+[.G437])" office:value-type="float" office:value="72.8104392074167" calcext:value-type="float">
            <text:p>72.8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8]/(1-[.E438])" office:value-type="float" office:value="16.1290322580645" calcext:value-type="float">
            <text:p>16.13</text:p>
          </table:table-cell>
          <table:table-cell table:formula="of:=[.H438]-[.D438]" office:value-type="float" office:value="9.67741935483871" calcext:value-type="float">
            <text:p>9.68</text:p>
          </table:table-cell>
          <table:table-cell table:style-name="ce3" table:formula="of:=[.H438]*[.C438]" office:value-type="float" office:value="500" calcext:value-type="float">
            <text:p>500.00</text:p>
          </table:table-cell>
          <table:table-cell table:style-name="ce3" table:formula="of:=[.I438]*[.C438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8]+1" office:value-type="date" office:date-value="2022-03-14" calcext:value-type="date">
            <text:p>14-Mar-2022</text:p>
          </table:table-cell>
          <table:table-cell table:style-name="ce2" table:formula="of:=INDEX([.$N$5:.$P$28];MATCH(MONTH([.A439])&amp;YEAR([.A439]);[.$P$5:.$P$28];0);2)" office:value-type="float" office:value="200" calcext:value-type="float">
            <text:p>200</text:p>
          </table:table-cell>
          <table:table-cell table:style-name="ce2" table:formula="of:=DAY(EOMONTH([.A439];0))" office:value-type="float" office:value="31" calcext:value-type="float">
            <text:p>31</text:p>
          </table:table-cell>
          <table:table-cell table:formula="of:=[.B439]/[.C439]" office:value-type="float" office:value="6.45161290322581" calcext:value-type="float">
            <text:p>6.45</text:p>
          </table:table-cell>
          <table:table-cell table:formula="of:=-0.5*([.F439]&lt;50)+0.6*([.F439]&gt;50)" office:value-type="float" office:value="0.6" calcext:value-type="float">
            <text:p>0.60</text:p>
          </table:table-cell>
          <table:table-cell table:formula="of:=[.F438]*(1+[.G438])" office:value-type="float" office:value="73.4088811735051" calcext:value-type="float">
            <text:p>73.4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39]/(1-[.E439])" office:value-type="float" office:value="16.1290322580645" calcext:value-type="float">
            <text:p>16.13</text:p>
          </table:table-cell>
          <table:table-cell table:formula="of:=[.H439]-[.D439]" office:value-type="float" office:value="9.67741935483871" calcext:value-type="float">
            <text:p>9.68</text:p>
          </table:table-cell>
          <table:table-cell table:style-name="ce3" table:formula="of:=[.H439]*[.C439]" office:value-type="float" office:value="500" calcext:value-type="float">
            <text:p>500.00</text:p>
          </table:table-cell>
          <table:table-cell table:style-name="ce3" table:formula="of:=[.I439]*[.C439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39]+1" office:value-type="date" office:date-value="2022-03-15" calcext:value-type="date">
            <text:p>15-Mar-2022</text:p>
          </table:table-cell>
          <table:table-cell table:style-name="ce2" table:formula="of:=INDEX([.$N$5:.$P$28];MATCH(MONTH([.A440])&amp;YEAR([.A440]);[.$P$5:.$P$28];0);2)" office:value-type="float" office:value="200" calcext:value-type="float">
            <text:p>200</text:p>
          </table:table-cell>
          <table:table-cell table:style-name="ce2" table:formula="of:=DAY(EOMONTH([.A440];0))" office:value-type="float" office:value="31" calcext:value-type="float">
            <text:p>31</text:p>
          </table:table-cell>
          <table:table-cell table:formula="of:=[.B440]/[.C440]" office:value-type="float" office:value="6.45161290322581" calcext:value-type="float">
            <text:p>6.45</text:p>
          </table:table-cell>
          <table:table-cell table:formula="of:=-0.5*([.F440]&lt;50)+0.6*([.F440]&gt;50)" office:value-type="float" office:value="0.6" calcext:value-type="float">
            <text:p>0.60</text:p>
          </table:table-cell>
          <table:table-cell table:formula="of:=[.F439]*(1+[.G439])" office:value-type="float" office:value="74.0122418406846" calcext:value-type="float">
            <text:p>74.0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0]/(1-[.E440])" office:value-type="float" office:value="16.1290322580645" calcext:value-type="float">
            <text:p>16.13</text:p>
          </table:table-cell>
          <table:table-cell table:formula="of:=[.H440]-[.D440]" office:value-type="float" office:value="9.67741935483871" calcext:value-type="float">
            <text:p>9.68</text:p>
          </table:table-cell>
          <table:table-cell table:style-name="ce3" table:formula="of:=[.H440]*[.C440]" office:value-type="float" office:value="500" calcext:value-type="float">
            <text:p>500.00</text:p>
          </table:table-cell>
          <table:table-cell table:style-name="ce3" table:formula="of:=[.I440]*[.C440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0]+1" office:value-type="date" office:date-value="2022-03-16" calcext:value-type="date">
            <text:p>16-Mar-2022</text:p>
          </table:table-cell>
          <table:table-cell table:style-name="ce2" table:formula="of:=INDEX([.$N$5:.$P$28];MATCH(MONTH([.A441])&amp;YEAR([.A441]);[.$P$5:.$P$28];0);2)" office:value-type="float" office:value="200" calcext:value-type="float">
            <text:p>200</text:p>
          </table:table-cell>
          <table:table-cell table:style-name="ce2" table:formula="of:=DAY(EOMONTH([.A441];0))" office:value-type="float" office:value="31" calcext:value-type="float">
            <text:p>31</text:p>
          </table:table-cell>
          <table:table-cell table:formula="of:=[.B441]/[.C441]" office:value-type="float" office:value="6.45161290322581" calcext:value-type="float">
            <text:p>6.45</text:p>
          </table:table-cell>
          <table:table-cell table:formula="of:=-0.5*([.F441]&lt;50)+0.6*([.F441]&gt;50)" office:value-type="float" office:value="0.6" calcext:value-type="float">
            <text:p>0.60</text:p>
          </table:table-cell>
          <table:table-cell table:formula="of:=[.F440]*(1+[.G440])" office:value-type="float" office:value="74.6205616366354" calcext:value-type="float">
            <text:p>74.6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1]/(1-[.E441])" office:value-type="float" office:value="16.1290322580645" calcext:value-type="float">
            <text:p>16.13</text:p>
          </table:table-cell>
          <table:table-cell table:formula="of:=[.H441]-[.D441]" office:value-type="float" office:value="9.67741935483871" calcext:value-type="float">
            <text:p>9.68</text:p>
          </table:table-cell>
          <table:table-cell table:style-name="ce3" table:formula="of:=[.H441]*[.C441]" office:value-type="float" office:value="500" calcext:value-type="float">
            <text:p>500.00</text:p>
          </table:table-cell>
          <table:table-cell table:style-name="ce3" table:formula="of:=[.I441]*[.C441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1]+1" office:value-type="date" office:date-value="2022-03-17" calcext:value-type="date">
            <text:p>17-Mar-2022</text:p>
          </table:table-cell>
          <table:table-cell table:style-name="ce2" table:formula="of:=INDEX([.$N$5:.$P$28];MATCH(MONTH([.A442])&amp;YEAR([.A442]);[.$P$5:.$P$28];0);2)" office:value-type="float" office:value="200" calcext:value-type="float">
            <text:p>200</text:p>
          </table:table-cell>
          <table:table-cell table:style-name="ce2" table:formula="of:=DAY(EOMONTH([.A442];0))" office:value-type="float" office:value="31" calcext:value-type="float">
            <text:p>31</text:p>
          </table:table-cell>
          <table:table-cell table:formula="of:=[.B442]/[.C442]" office:value-type="float" office:value="6.45161290322581" calcext:value-type="float">
            <text:p>6.45</text:p>
          </table:table-cell>
          <table:table-cell table:formula="of:=-0.5*([.F442]&lt;50)+0.6*([.F442]&gt;50)" office:value-type="float" office:value="0.6" calcext:value-type="float">
            <text:p>0.60</text:p>
          </table:table-cell>
          <table:table-cell table:formula="of:=[.F441]*(1+[.G441])" office:value-type="float" office:value="75.2338813213201" calcext:value-type="float">
            <text:p>75.2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2]/(1-[.E442])" office:value-type="float" office:value="16.1290322580645" calcext:value-type="float">
            <text:p>16.13</text:p>
          </table:table-cell>
          <table:table-cell table:formula="of:=[.H442]-[.D442]" office:value-type="float" office:value="9.67741935483871" calcext:value-type="float">
            <text:p>9.68</text:p>
          </table:table-cell>
          <table:table-cell table:style-name="ce3" table:formula="of:=[.H442]*[.C442]" office:value-type="float" office:value="500" calcext:value-type="float">
            <text:p>500.00</text:p>
          </table:table-cell>
          <table:table-cell table:style-name="ce3" table:formula="of:=[.I442]*[.C442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2]+1" office:value-type="date" office:date-value="2022-03-18" calcext:value-type="date">
            <text:p>18-Mar-2022</text:p>
          </table:table-cell>
          <table:table-cell table:style-name="ce2" table:formula="of:=INDEX([.$N$5:.$P$28];MATCH(MONTH([.A443])&amp;YEAR([.A443]);[.$P$5:.$P$28];0);2)" office:value-type="float" office:value="200" calcext:value-type="float">
            <text:p>200</text:p>
          </table:table-cell>
          <table:table-cell table:style-name="ce2" table:formula="of:=DAY(EOMONTH([.A443];0))" office:value-type="float" office:value="31" calcext:value-type="float">
            <text:p>31</text:p>
          </table:table-cell>
          <table:table-cell table:formula="of:=[.B443]/[.C443]" office:value-type="float" office:value="6.45161290322581" calcext:value-type="float">
            <text:p>6.45</text:p>
          </table:table-cell>
          <table:table-cell table:formula="of:=-0.5*([.F443]&lt;50)+0.6*([.F443]&gt;50)" office:value-type="float" office:value="0.6" calcext:value-type="float">
            <text:p>0.60</text:p>
          </table:table-cell>
          <table:table-cell table:formula="of:=[.F442]*(1+[.G442])" office:value-type="float" office:value="75.8522419897145" calcext:value-type="float">
            <text:p>75.8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3]/(1-[.E443])" office:value-type="float" office:value="16.1290322580645" calcext:value-type="float">
            <text:p>16.13</text:p>
          </table:table-cell>
          <table:table-cell table:formula="of:=[.H443]-[.D443]" office:value-type="float" office:value="9.67741935483871" calcext:value-type="float">
            <text:p>9.68</text:p>
          </table:table-cell>
          <table:table-cell table:style-name="ce3" table:formula="of:=[.H443]*[.C443]" office:value-type="float" office:value="500" calcext:value-type="float">
            <text:p>500.00</text:p>
          </table:table-cell>
          <table:table-cell table:style-name="ce3" table:formula="of:=[.I443]*[.C443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3]+1" office:value-type="date" office:date-value="2022-03-19" calcext:value-type="date">
            <text:p>19-Mar-2022</text:p>
          </table:table-cell>
          <table:table-cell table:style-name="ce2" table:formula="of:=INDEX([.$N$5:.$P$28];MATCH(MONTH([.A444])&amp;YEAR([.A444]);[.$P$5:.$P$28];0);2)" office:value-type="float" office:value="200" calcext:value-type="float">
            <text:p>200</text:p>
          </table:table-cell>
          <table:table-cell table:style-name="ce2" table:formula="of:=DAY(EOMONTH([.A444];0))" office:value-type="float" office:value="31" calcext:value-type="float">
            <text:p>31</text:p>
          </table:table-cell>
          <table:table-cell table:formula="of:=[.B444]/[.C444]" office:value-type="float" office:value="6.45161290322581" calcext:value-type="float">
            <text:p>6.45</text:p>
          </table:table-cell>
          <table:table-cell table:formula="of:=-0.5*([.F444]&lt;50)+0.6*([.F444]&gt;50)" office:value-type="float" office:value="0.6" calcext:value-type="float">
            <text:p>0.60</text:p>
          </table:table-cell>
          <table:table-cell table:formula="of:=[.F443]*(1+[.G443])" office:value-type="float" office:value="76.4756850745615" calcext:value-type="float">
            <text:p>76.4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4]/(1-[.E444])" office:value-type="float" office:value="16.1290322580645" calcext:value-type="float">
            <text:p>16.13</text:p>
          </table:table-cell>
          <table:table-cell table:formula="of:=[.H444]-[.D444]" office:value-type="float" office:value="9.67741935483871" calcext:value-type="float">
            <text:p>9.68</text:p>
          </table:table-cell>
          <table:table-cell table:style-name="ce3" table:formula="of:=[.H444]*[.C444]" office:value-type="float" office:value="500" calcext:value-type="float">
            <text:p>500.00</text:p>
          </table:table-cell>
          <table:table-cell table:style-name="ce3" table:formula="of:=[.I444]*[.C444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4]+1" office:value-type="date" office:date-value="2022-03-20" calcext:value-type="date">
            <text:p>20-Mar-2022</text:p>
          </table:table-cell>
          <table:table-cell table:style-name="ce2" table:formula="of:=INDEX([.$N$5:.$P$28];MATCH(MONTH([.A445])&amp;YEAR([.A445]);[.$P$5:.$P$28];0);2)" office:value-type="float" office:value="200" calcext:value-type="float">
            <text:p>200</text:p>
          </table:table-cell>
          <table:table-cell table:style-name="ce2" table:formula="of:=DAY(EOMONTH([.A445];0))" office:value-type="float" office:value="31" calcext:value-type="float">
            <text:p>31</text:p>
          </table:table-cell>
          <table:table-cell table:formula="of:=[.B445]/[.C445]" office:value-type="float" office:value="6.45161290322581" calcext:value-type="float">
            <text:p>6.45</text:p>
          </table:table-cell>
          <table:table-cell table:formula="of:=-0.5*([.F445]&lt;50)+0.6*([.F445]&gt;50)" office:value-type="float" office:value="0.6" calcext:value-type="float">
            <text:p>0.60</text:p>
          </table:table-cell>
          <table:table-cell table:formula="of:=[.F444]*(1+[.G444])" office:value-type="float" office:value="77.1042523491469" calcext:value-type="float">
            <text:p>77.1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5]/(1-[.E445])" office:value-type="float" office:value="16.1290322580645" calcext:value-type="float">
            <text:p>16.13</text:p>
          </table:table-cell>
          <table:table-cell table:formula="of:=[.H445]-[.D445]" office:value-type="float" office:value="9.67741935483871" calcext:value-type="float">
            <text:p>9.68</text:p>
          </table:table-cell>
          <table:table-cell table:style-name="ce3" table:formula="of:=[.H445]*[.C445]" office:value-type="float" office:value="500" calcext:value-type="float">
            <text:p>500.00</text:p>
          </table:table-cell>
          <table:table-cell table:style-name="ce3" table:formula="of:=[.I445]*[.C445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5]+1" office:value-type="date" office:date-value="2022-03-21" calcext:value-type="date">
            <text:p>21-Mar-2022</text:p>
          </table:table-cell>
          <table:table-cell table:style-name="ce2" table:formula="of:=INDEX([.$N$5:.$P$28];MATCH(MONTH([.A446])&amp;YEAR([.A446]);[.$P$5:.$P$28];0);2)" office:value-type="float" office:value="200" calcext:value-type="float">
            <text:p>200</text:p>
          </table:table-cell>
          <table:table-cell table:style-name="ce2" table:formula="of:=DAY(EOMONTH([.A446];0))" office:value-type="float" office:value="31" calcext:value-type="float">
            <text:p>31</text:p>
          </table:table-cell>
          <table:table-cell table:formula="of:=[.B446]/[.C446]" office:value-type="float" office:value="6.45161290322581" calcext:value-type="float">
            <text:p>6.45</text:p>
          </table:table-cell>
          <table:table-cell table:formula="of:=-0.5*([.F446]&lt;50)+0.6*([.F446]&gt;50)" office:value-type="float" office:value="0.6" calcext:value-type="float">
            <text:p>0.60</text:p>
          </table:table-cell>
          <table:table-cell table:formula="of:=[.F445]*(1+[.G445])" office:value-type="float" office:value="77.7379859300988" calcext:value-type="float">
            <text:p>77.7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6]/(1-[.E446])" office:value-type="float" office:value="16.1290322580645" calcext:value-type="float">
            <text:p>16.13</text:p>
          </table:table-cell>
          <table:table-cell table:formula="of:=[.H446]-[.D446]" office:value-type="float" office:value="9.67741935483871" calcext:value-type="float">
            <text:p>9.68</text:p>
          </table:table-cell>
          <table:table-cell table:style-name="ce3" table:formula="of:=[.H446]*[.C446]" office:value-type="float" office:value="500" calcext:value-type="float">
            <text:p>500.00</text:p>
          </table:table-cell>
          <table:table-cell table:style-name="ce3" table:formula="of:=[.I446]*[.C446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6]+1" office:value-type="date" office:date-value="2022-03-22" calcext:value-type="date">
            <text:p>22-Mar-2022</text:p>
          </table:table-cell>
          <table:table-cell table:style-name="ce2" table:formula="of:=INDEX([.$N$5:.$P$28];MATCH(MONTH([.A447])&amp;YEAR([.A447]);[.$P$5:.$P$28];0);2)" office:value-type="float" office:value="200" calcext:value-type="float">
            <text:p>200</text:p>
          </table:table-cell>
          <table:table-cell table:style-name="ce2" table:formula="of:=DAY(EOMONTH([.A447];0))" office:value-type="float" office:value="31" calcext:value-type="float">
            <text:p>31</text:p>
          </table:table-cell>
          <table:table-cell table:formula="of:=[.B447]/[.C447]" office:value-type="float" office:value="6.45161290322581" calcext:value-type="float">
            <text:p>6.45</text:p>
          </table:table-cell>
          <table:table-cell table:formula="of:=-0.5*([.F447]&lt;50)+0.6*([.F447]&gt;50)" office:value-type="float" office:value="0.6" calcext:value-type="float">
            <text:p>0.60</text:p>
          </table:table-cell>
          <table:table-cell table:formula="of:=[.F446]*(1+[.G446])" office:value-type="float" office:value="78.3769282802092" calcext:value-type="float">
            <text:p>78.3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7]/(1-[.E447])" office:value-type="float" office:value="16.1290322580645" calcext:value-type="float">
            <text:p>16.13</text:p>
          </table:table-cell>
          <table:table-cell table:formula="of:=[.H447]-[.D447]" office:value-type="float" office:value="9.67741935483871" calcext:value-type="float">
            <text:p>9.68</text:p>
          </table:table-cell>
          <table:table-cell table:style-name="ce3" table:formula="of:=[.H447]*[.C447]" office:value-type="float" office:value="500" calcext:value-type="float">
            <text:p>500.00</text:p>
          </table:table-cell>
          <table:table-cell table:style-name="ce3" table:formula="of:=[.I447]*[.C447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7]+1" office:value-type="date" office:date-value="2022-03-23" calcext:value-type="date">
            <text:p>23-Mar-2022</text:p>
          </table:table-cell>
          <table:table-cell table:style-name="ce2" table:formula="of:=INDEX([.$N$5:.$P$28];MATCH(MONTH([.A448])&amp;YEAR([.A448]);[.$P$5:.$P$28];0);2)" office:value-type="float" office:value="200" calcext:value-type="float">
            <text:p>200</text:p>
          </table:table-cell>
          <table:table-cell table:style-name="ce2" table:formula="of:=DAY(EOMONTH([.A448];0))" office:value-type="float" office:value="31" calcext:value-type="float">
            <text:p>31</text:p>
          </table:table-cell>
          <table:table-cell table:formula="of:=[.B448]/[.C448]" office:value-type="float" office:value="6.45161290322581" calcext:value-type="float">
            <text:p>6.45</text:p>
          </table:table-cell>
          <table:table-cell table:formula="of:=-0.5*([.F448]&lt;50)+0.6*([.F448]&gt;50)" office:value-type="float" office:value="0.6" calcext:value-type="float">
            <text:p>0.60</text:p>
          </table:table-cell>
          <table:table-cell table:formula="of:=[.F447]*(1+[.G447])" office:value-type="float" office:value="79.0211222112795" calcext:value-type="float">
            <text:p>79.0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8]/(1-[.E448])" office:value-type="float" office:value="16.1290322580645" calcext:value-type="float">
            <text:p>16.13</text:p>
          </table:table-cell>
          <table:table-cell table:formula="of:=[.H448]-[.D448]" office:value-type="float" office:value="9.67741935483871" calcext:value-type="float">
            <text:p>9.68</text:p>
          </table:table-cell>
          <table:table-cell table:style-name="ce3" table:formula="of:=[.H448]*[.C448]" office:value-type="float" office:value="500" calcext:value-type="float">
            <text:p>500.00</text:p>
          </table:table-cell>
          <table:table-cell table:style-name="ce3" table:formula="of:=[.I448]*[.C448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8]+1" office:value-type="date" office:date-value="2022-03-24" calcext:value-type="date">
            <text:p>24-Mar-2022</text:p>
          </table:table-cell>
          <table:table-cell table:style-name="ce2" table:formula="of:=INDEX([.$N$5:.$P$28];MATCH(MONTH([.A449])&amp;YEAR([.A449]);[.$P$5:.$P$28];0);2)" office:value-type="float" office:value="200" calcext:value-type="float">
            <text:p>200</text:p>
          </table:table-cell>
          <table:table-cell table:style-name="ce2" table:formula="of:=DAY(EOMONTH([.A449];0))" office:value-type="float" office:value="31" calcext:value-type="float">
            <text:p>31</text:p>
          </table:table-cell>
          <table:table-cell table:formula="of:=[.B449]/[.C449]" office:value-type="float" office:value="6.45161290322581" calcext:value-type="float">
            <text:p>6.45</text:p>
          </table:table-cell>
          <table:table-cell table:formula="of:=-0.5*([.F449]&lt;50)+0.6*([.F449]&gt;50)" office:value-type="float" office:value="0.6" calcext:value-type="float">
            <text:p>0.60</text:p>
          </table:table-cell>
          <table:table-cell table:formula="of:=[.F448]*(1+[.G448])" office:value-type="float" office:value="79.6706108869886" calcext:value-type="float">
            <text:p>79.6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49]/(1-[.E449])" office:value-type="float" office:value="16.1290322580645" calcext:value-type="float">
            <text:p>16.13</text:p>
          </table:table-cell>
          <table:table-cell table:formula="of:=[.H449]-[.D449]" office:value-type="float" office:value="9.67741935483871" calcext:value-type="float">
            <text:p>9.68</text:p>
          </table:table-cell>
          <table:table-cell table:style-name="ce3" table:formula="of:=[.H449]*[.C449]" office:value-type="float" office:value="500" calcext:value-type="float">
            <text:p>500.00</text:p>
          </table:table-cell>
          <table:table-cell table:style-name="ce3" table:formula="of:=[.I449]*[.C449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49]+1" office:value-type="date" office:date-value="2022-03-25" calcext:value-type="date">
            <text:p>25-Mar-2022</text:p>
          </table:table-cell>
          <table:table-cell table:style-name="ce2" table:formula="of:=INDEX([.$N$5:.$P$28];MATCH(MONTH([.A450])&amp;YEAR([.A450]);[.$P$5:.$P$28];0);2)" office:value-type="float" office:value="200" calcext:value-type="float">
            <text:p>200</text:p>
          </table:table-cell>
          <table:table-cell table:style-name="ce2" table:formula="of:=DAY(EOMONTH([.A450];0))" office:value-type="float" office:value="31" calcext:value-type="float">
            <text:p>31</text:p>
          </table:table-cell>
          <table:table-cell table:formula="of:=[.B450]/[.C450]" office:value-type="float" office:value="6.45161290322581" calcext:value-type="float">
            <text:p>6.45</text:p>
          </table:table-cell>
          <table:table-cell table:formula="of:=-0.5*([.F450]&lt;50)+0.6*([.F450]&gt;50)" office:value-type="float" office:value="0.6" calcext:value-type="float">
            <text:p>0.60</text:p>
          </table:table-cell>
          <table:table-cell table:formula="of:=[.F449]*(1+[.G449])" office:value-type="float" office:value="80.3254378257858" calcext:value-type="float">
            <text:p>80.3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0]/(1-[.E450])" office:value-type="float" office:value="16.1290322580645" calcext:value-type="float">
            <text:p>16.13</text:p>
          </table:table-cell>
          <table:table-cell table:formula="of:=[.H450]-[.D450]" office:value-type="float" office:value="9.67741935483871" calcext:value-type="float">
            <text:p>9.68</text:p>
          </table:table-cell>
          <table:table-cell table:style-name="ce3" table:formula="of:=[.H450]*[.C450]" office:value-type="float" office:value="500" calcext:value-type="float">
            <text:p>500.00</text:p>
          </table:table-cell>
          <table:table-cell table:style-name="ce3" table:formula="of:=[.I450]*[.C450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50]+1" office:value-type="date" office:date-value="2022-03-26" calcext:value-type="date">
            <text:p>26-Mar-2022</text:p>
          </table:table-cell>
          <table:table-cell table:style-name="ce2" table:formula="of:=INDEX([.$N$5:.$P$28];MATCH(MONTH([.A451])&amp;YEAR([.A451]);[.$P$5:.$P$28];0);2)" office:value-type="float" office:value="200" calcext:value-type="float">
            <text:p>200</text:p>
          </table:table-cell>
          <table:table-cell table:style-name="ce2" table:formula="of:=DAY(EOMONTH([.A451];0))" office:value-type="float" office:value="31" calcext:value-type="float">
            <text:p>31</text:p>
          </table:table-cell>
          <table:table-cell table:formula="of:=[.B451]/[.C451]" office:value-type="float" office:value="6.45161290322581" calcext:value-type="float">
            <text:p>6.45</text:p>
          </table:table-cell>
          <table:table-cell table:formula="of:=-0.5*([.F451]&lt;50)+0.6*([.F451]&gt;50)" office:value-type="float" office:value="0.6" calcext:value-type="float">
            <text:p>0.60</text:p>
          </table:table-cell>
          <table:table-cell table:formula="of:=[.F450]*(1+[.G450])" office:value-type="float" office:value="80.985646903806" calcext:value-type="float">
            <text:p>80.9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1]/(1-[.E451])" office:value-type="float" office:value="16.1290322580645" calcext:value-type="float">
            <text:p>16.13</text:p>
          </table:table-cell>
          <table:table-cell table:formula="of:=[.H451]-[.D451]" office:value-type="float" office:value="9.67741935483871" calcext:value-type="float">
            <text:p>9.68</text:p>
          </table:table-cell>
          <table:table-cell table:style-name="ce3" table:formula="of:=[.H451]*[.C451]" office:value-type="float" office:value="500" calcext:value-type="float">
            <text:p>500.00</text:p>
          </table:table-cell>
          <table:table-cell table:style-name="ce3" table:formula="of:=[.I451]*[.C451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51]+1" office:value-type="date" office:date-value="2022-03-27" calcext:value-type="date">
            <text:p>27-Mar-2022</text:p>
          </table:table-cell>
          <table:table-cell table:style-name="ce2" table:formula="of:=INDEX([.$N$5:.$P$28];MATCH(MONTH([.A452])&amp;YEAR([.A452]);[.$P$5:.$P$28];0);2)" office:value-type="float" office:value="200" calcext:value-type="float">
            <text:p>200</text:p>
          </table:table-cell>
          <table:table-cell table:style-name="ce2" table:formula="of:=DAY(EOMONTH([.A452];0))" office:value-type="float" office:value="31" calcext:value-type="float">
            <text:p>31</text:p>
          </table:table-cell>
          <table:table-cell table:formula="of:=[.B452]/[.C452]" office:value-type="float" office:value="6.45161290322581" calcext:value-type="float">
            <text:p>6.45</text:p>
          </table:table-cell>
          <table:table-cell table:formula="of:=-0.5*([.F452]&lt;50)+0.6*([.F452]&gt;50)" office:value-type="float" office:value="0.6" calcext:value-type="float">
            <text:p>0.60</text:p>
          </table:table-cell>
          <table:table-cell table:formula="of:=[.F451]*(1+[.G451])" office:value-type="float" office:value="81.6512823578098" calcext:value-type="float">
            <text:p>81.6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2]/(1-[.E452])" office:value-type="float" office:value="16.1290322580645" calcext:value-type="float">
            <text:p>16.13</text:p>
          </table:table-cell>
          <table:table-cell table:formula="of:=[.H452]-[.D452]" office:value-type="float" office:value="9.67741935483871" calcext:value-type="float">
            <text:p>9.68</text:p>
          </table:table-cell>
          <table:table-cell table:style-name="ce3" table:formula="of:=[.H452]*[.C452]" office:value-type="float" office:value="500" calcext:value-type="float">
            <text:p>500.00</text:p>
          </table:table-cell>
          <table:table-cell table:style-name="ce3" table:formula="of:=[.I452]*[.C452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52]+1" office:value-type="date" office:date-value="2022-03-28" calcext:value-type="date">
            <text:p>28-Mar-2022</text:p>
          </table:table-cell>
          <table:table-cell table:style-name="ce2" table:formula="of:=INDEX([.$N$5:.$P$28];MATCH(MONTH([.A453])&amp;YEAR([.A453]);[.$P$5:.$P$28];0);2)" office:value-type="float" office:value="200" calcext:value-type="float">
            <text:p>200</text:p>
          </table:table-cell>
          <table:table-cell table:style-name="ce2" table:formula="of:=DAY(EOMONTH([.A453];0))" office:value-type="float" office:value="31" calcext:value-type="float">
            <text:p>31</text:p>
          </table:table-cell>
          <table:table-cell table:formula="of:=[.B453]/[.C453]" office:value-type="float" office:value="6.45161290322581" calcext:value-type="float">
            <text:p>6.45</text:p>
          </table:table-cell>
          <table:table-cell table:formula="of:=-0.5*([.F453]&lt;50)+0.6*([.F453]&gt;50)" office:value-type="float" office:value="0.6" calcext:value-type="float">
            <text:p>0.60</text:p>
          </table:table-cell>
          <table:table-cell table:formula="of:=[.F452]*(1+[.G452])" office:value-type="float" office:value="82.322388788148" calcext:value-type="float">
            <text:p>82.3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3]/(1-[.E453])" office:value-type="float" office:value="16.1290322580645" calcext:value-type="float">
            <text:p>16.13</text:p>
          </table:table-cell>
          <table:table-cell table:formula="of:=[.H453]-[.D453]" office:value-type="float" office:value="9.67741935483871" calcext:value-type="float">
            <text:p>9.68</text:p>
          </table:table-cell>
          <table:table-cell table:style-name="ce3" table:formula="of:=[.H453]*[.C453]" office:value-type="float" office:value="500" calcext:value-type="float">
            <text:p>500.00</text:p>
          </table:table-cell>
          <table:table-cell table:style-name="ce3" table:formula="of:=[.I453]*[.C453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53]+1" office:value-type="date" office:date-value="2022-03-29" calcext:value-type="date">
            <text:p>29-Mar-2022</text:p>
          </table:table-cell>
          <table:table-cell table:style-name="ce2" table:formula="of:=INDEX([.$N$5:.$P$28];MATCH(MONTH([.A454])&amp;YEAR([.A454]);[.$P$5:.$P$28];0);2)" office:value-type="float" office:value="200" calcext:value-type="float">
            <text:p>200</text:p>
          </table:table-cell>
          <table:table-cell table:style-name="ce2" table:formula="of:=DAY(EOMONTH([.A454];0))" office:value-type="float" office:value="31" calcext:value-type="float">
            <text:p>31</text:p>
          </table:table-cell>
          <table:table-cell table:formula="of:=[.B454]/[.C454]" office:value-type="float" office:value="6.45161290322581" calcext:value-type="float">
            <text:p>6.45</text:p>
          </table:table-cell>
          <table:table-cell table:formula="of:=-0.5*([.F454]&lt;50)+0.6*([.F454]&gt;50)" office:value-type="float" office:value="0.6" calcext:value-type="float">
            <text:p>0.60</text:p>
          </table:table-cell>
          <table:table-cell table:formula="of:=[.F453]*(1+[.G453])" office:value-type="float" office:value="82.9990111617492" calcext:value-type="float">
            <text:p>83.0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4]/(1-[.E454])" office:value-type="float" office:value="16.1290322580645" calcext:value-type="float">
            <text:p>16.13</text:p>
          </table:table-cell>
          <table:table-cell table:formula="of:=[.H454]-[.D454]" office:value-type="float" office:value="9.67741935483871" calcext:value-type="float">
            <text:p>9.68</text:p>
          </table:table-cell>
          <table:table-cell table:style-name="ce3" table:formula="of:=[.H454]*[.C454]" office:value-type="float" office:value="500" calcext:value-type="float">
            <text:p>500.00</text:p>
          </table:table-cell>
          <table:table-cell table:style-name="ce3" table:formula="of:=[.I454]*[.C454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54]+1" office:value-type="date" office:date-value="2022-03-30" calcext:value-type="date">
            <text:p>30-Mar-2022</text:p>
          </table:table-cell>
          <table:table-cell table:style-name="ce2" table:formula="of:=INDEX([.$N$5:.$P$28];MATCH(MONTH([.A455])&amp;YEAR([.A455]);[.$P$5:.$P$28];0);2)" office:value-type="float" office:value="200" calcext:value-type="float">
            <text:p>200</text:p>
          </table:table-cell>
          <table:table-cell table:style-name="ce2" table:formula="of:=DAY(EOMONTH([.A455];0))" office:value-type="float" office:value="31" calcext:value-type="float">
            <text:p>31</text:p>
          </table:table-cell>
          <table:table-cell table:formula="of:=[.B455]/[.C455]" office:value-type="float" office:value="6.45161290322581" calcext:value-type="float">
            <text:p>6.45</text:p>
          </table:table-cell>
          <table:table-cell table:formula="of:=-0.5*([.F455]&lt;50)+0.6*([.F455]&gt;50)" office:value-type="float" office:value="0.6" calcext:value-type="float">
            <text:p>0.60</text:p>
          </table:table-cell>
          <table:table-cell table:formula="of:=[.F454]*(1+[.G454])" office:value-type="float" office:value="83.6811948151335" calcext:value-type="float">
            <text:p>83.6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5]/(1-[.E455])" office:value-type="float" office:value="16.1290322580645" calcext:value-type="float">
            <text:p>16.13</text:p>
          </table:table-cell>
          <table:table-cell table:formula="of:=[.H455]-[.D455]" office:value-type="float" office:value="9.67741935483871" calcext:value-type="float">
            <text:p>9.68</text:p>
          </table:table-cell>
          <table:table-cell table:style-name="ce3" table:formula="of:=[.H455]*[.C455]" office:value-type="float" office:value="500" calcext:value-type="float">
            <text:p>500.00</text:p>
          </table:table-cell>
          <table:table-cell table:style-name="ce3" table:formula="of:=[.I455]*[.C455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55]+1" office:value-type="date" office:date-value="2022-03-31" calcext:value-type="date">
            <text:p>31-Mar-2022</text:p>
          </table:table-cell>
          <table:table-cell table:style-name="ce2" table:formula="of:=INDEX([.$N$5:.$P$28];MATCH(MONTH([.A456])&amp;YEAR([.A456]);[.$P$5:.$P$28];0);2)" office:value-type="float" office:value="200" calcext:value-type="float">
            <text:p>200</text:p>
          </table:table-cell>
          <table:table-cell table:style-name="ce2" table:formula="of:=DAY(EOMONTH([.A456];0))" office:value-type="float" office:value="31" calcext:value-type="float">
            <text:p>31</text:p>
          </table:table-cell>
          <table:table-cell table:formula="of:=[.B456]/[.C456]" office:value-type="float" office:value="6.45161290322581" calcext:value-type="float">
            <text:p>6.45</text:p>
          </table:table-cell>
          <table:table-cell table:formula="of:=-0.5*([.F456]&lt;50)+0.6*([.F456]&gt;50)" office:value-type="float" office:value="0.6" calcext:value-type="float">
            <text:p>0.60</text:p>
          </table:table-cell>
          <table:table-cell table:formula="of:=[.F455]*(1+[.G455])" office:value-type="float" office:value="84.3689854574496" calcext:value-type="float">
            <text:p>84.3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6]/(1-[.E456])" office:value-type="float" office:value="16.1290322580645" calcext:value-type="float">
            <text:p>16.13</text:p>
          </table:table-cell>
          <table:table-cell table:formula="of:=[.H456]-[.D456]" office:value-type="float" office:value="9.67741935483871" calcext:value-type="float">
            <text:p>9.68</text:p>
          </table:table-cell>
          <table:table-cell table:style-name="ce3" table:formula="of:=[.H456]*[.C456]" office:value-type="float" office:value="500" calcext:value-type="float">
            <text:p>500.00</text:p>
          </table:table-cell>
          <table:table-cell table:style-name="ce3" table:formula="of:=[.I456]*[.C456]" office:value-type="float" office:value="300" calcext:value-type="float">
            <text:p>300.00</text:p>
          </table:table-cell>
          <table:table-cell table:number-columns-repeated="7"/>
        </table:table-row>
        <table:table-row table:style-name="ro1">
          <table:table-cell table:formula="of:=[.A456]+1" office:value-type="date" office:date-value="2022-04-01" calcext:value-type="date">
            <text:p>1-Apr-2022</text:p>
          </table:table-cell>
          <table:table-cell table:style-name="ce2" table:formula="of:=INDEX([.$N$5:.$P$28];MATCH(MONTH([.A457])&amp;YEAR([.A457]);[.$P$5:.$P$28];0);2)" office:value-type="float" office:value="220" calcext:value-type="float">
            <text:p>220</text:p>
          </table:table-cell>
          <table:table-cell table:style-name="ce2" table:formula="of:=DAY(EOMONTH([.A457];0))" office:value-type="float" office:value="30" calcext:value-type="float">
            <text:p>30</text:p>
          </table:table-cell>
          <table:table-cell table:formula="of:=[.B457]/[.C457]" office:value-type="float" office:value="7.33333333333333" calcext:value-type="float">
            <text:p>7.33</text:p>
          </table:table-cell>
          <table:table-cell table:formula="of:=-0.5*([.F457]&lt;50)+0.6*([.F457]&gt;50)" office:value-type="float" office:value="0.6" calcext:value-type="float">
            <text:p>0.60</text:p>
          </table:table-cell>
          <table:table-cell table:formula="of:=[.F456]*(1+[.G456])" office:value-type="float" office:value="85.0624291735383" calcext:value-type="float">
            <text:p>85.0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7]/(1-[.E457])" office:value-type="float" office:value="18.3333333333333" calcext:value-type="float">
            <text:p>18.33</text:p>
          </table:table-cell>
          <table:table-cell table:formula="of:=[.H457]-[.D457]" office:value-type="float" office:value="11" calcext:value-type="float">
            <text:p>11.00</text:p>
          </table:table-cell>
          <table:table-cell table:style-name="ce3" table:formula="of:=[.H457]*[.C457]" office:value-type="float" office:value="550" calcext:value-type="float">
            <text:p>550.00</text:p>
          </table:table-cell>
          <table:table-cell table:style-name="ce3" table:formula="of:=[.I457]*[.C457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57]+1" office:value-type="date" office:date-value="2022-04-02" calcext:value-type="date">
            <text:p>2-Apr-2022</text:p>
          </table:table-cell>
          <table:table-cell table:style-name="ce2" table:formula="of:=INDEX([.$N$5:.$P$28];MATCH(MONTH([.A458])&amp;YEAR([.A458]);[.$P$5:.$P$28];0);2)" office:value-type="float" office:value="220" calcext:value-type="float">
            <text:p>220</text:p>
          </table:table-cell>
          <table:table-cell table:style-name="ce2" table:formula="of:=DAY(EOMONTH([.A458];0))" office:value-type="float" office:value="30" calcext:value-type="float">
            <text:p>30</text:p>
          </table:table-cell>
          <table:table-cell table:formula="of:=[.B458]/[.C458]" office:value-type="float" office:value="7.33333333333333" calcext:value-type="float">
            <text:p>7.33</text:p>
          </table:table-cell>
          <table:table-cell table:formula="of:=-0.5*([.F458]&lt;50)+0.6*([.F458]&gt;50)" office:value-type="float" office:value="0.6" calcext:value-type="float">
            <text:p>0.60</text:p>
          </table:table-cell>
          <table:table-cell table:formula="of:=[.F457]*(1+[.G457])" office:value-type="float" office:value="85.7615724270194" calcext:value-type="float">
            <text:p>85.7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8]/(1-[.E458])" office:value-type="float" office:value="18.3333333333333" calcext:value-type="float">
            <text:p>18.33</text:p>
          </table:table-cell>
          <table:table-cell table:formula="of:=[.H458]-[.D458]" office:value-type="float" office:value="11" calcext:value-type="float">
            <text:p>11.00</text:p>
          </table:table-cell>
          <table:table-cell table:style-name="ce3" table:formula="of:=[.H458]*[.C458]" office:value-type="float" office:value="550" calcext:value-type="float">
            <text:p>550.00</text:p>
          </table:table-cell>
          <table:table-cell table:style-name="ce3" table:formula="of:=[.I458]*[.C458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58]+1" office:value-type="date" office:date-value="2022-04-03" calcext:value-type="date">
            <text:p>3-Apr-2022</text:p>
          </table:table-cell>
          <table:table-cell table:style-name="ce2" table:formula="of:=INDEX([.$N$5:.$P$28];MATCH(MONTH([.A459])&amp;YEAR([.A459]);[.$P$5:.$P$28];0);2)" office:value-type="float" office:value="220" calcext:value-type="float">
            <text:p>220</text:p>
          </table:table-cell>
          <table:table-cell table:style-name="ce2" table:formula="of:=DAY(EOMONTH([.A459];0))" office:value-type="float" office:value="30" calcext:value-type="float">
            <text:p>30</text:p>
          </table:table-cell>
          <table:table-cell table:formula="of:=[.B459]/[.C459]" office:value-type="float" office:value="7.33333333333333" calcext:value-type="float">
            <text:p>7.33</text:p>
          </table:table-cell>
          <table:table-cell table:formula="of:=-0.5*([.F459]&lt;50)+0.6*([.F459]&gt;50)" office:value-type="float" office:value="0.6" calcext:value-type="float">
            <text:p>0.60</text:p>
          </table:table-cell>
          <table:table-cell table:formula="of:=[.F458]*(1+[.G458])" office:value-type="float" office:value="86.4664620634059" calcext:value-type="float">
            <text:p>86.4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59]/(1-[.E459])" office:value-type="float" office:value="18.3333333333333" calcext:value-type="float">
            <text:p>18.33</text:p>
          </table:table-cell>
          <table:table-cell table:formula="of:=[.H459]-[.D459]" office:value-type="float" office:value="11" calcext:value-type="float">
            <text:p>11.00</text:p>
          </table:table-cell>
          <table:table-cell table:style-name="ce3" table:formula="of:=[.H459]*[.C459]" office:value-type="float" office:value="550" calcext:value-type="float">
            <text:p>550.00</text:p>
          </table:table-cell>
          <table:table-cell table:style-name="ce3" table:formula="of:=[.I459]*[.C459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59]+1" office:value-type="date" office:date-value="2022-04-04" calcext:value-type="date">
            <text:p>4-Apr-2022</text:p>
          </table:table-cell>
          <table:table-cell table:style-name="ce2" table:formula="of:=INDEX([.$N$5:.$P$28];MATCH(MONTH([.A460])&amp;YEAR([.A460]);[.$P$5:.$P$28];0);2)" office:value-type="float" office:value="220" calcext:value-type="float">
            <text:p>220</text:p>
          </table:table-cell>
          <table:table-cell table:style-name="ce2" table:formula="of:=DAY(EOMONTH([.A460];0))" office:value-type="float" office:value="30" calcext:value-type="float">
            <text:p>30</text:p>
          </table:table-cell>
          <table:table-cell table:formula="of:=[.B460]/[.C460]" office:value-type="float" office:value="7.33333333333333" calcext:value-type="float">
            <text:p>7.33</text:p>
          </table:table-cell>
          <table:table-cell table:formula="of:=-0.5*([.F460]&lt;50)+0.6*([.F460]&gt;50)" office:value-type="float" office:value="0.6" calcext:value-type="float">
            <text:p>0.60</text:p>
          </table:table-cell>
          <table:table-cell table:formula="of:=[.F459]*(1+[.G459])" office:value-type="float" office:value="87.1771453132421" calcext:value-type="float">
            <text:p>87.1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0]/(1-[.E460])" office:value-type="float" office:value="18.3333333333333" calcext:value-type="float">
            <text:p>18.33</text:p>
          </table:table-cell>
          <table:table-cell table:formula="of:=[.H460]-[.D460]" office:value-type="float" office:value="11" calcext:value-type="float">
            <text:p>11.00</text:p>
          </table:table-cell>
          <table:table-cell table:style-name="ce3" table:formula="of:=[.H460]*[.C460]" office:value-type="float" office:value="550" calcext:value-type="float">
            <text:p>550.00</text:p>
          </table:table-cell>
          <table:table-cell table:style-name="ce3" table:formula="of:=[.I460]*[.C460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0]+1" office:value-type="date" office:date-value="2022-04-05" calcext:value-type="date">
            <text:p>5-Apr-2022</text:p>
          </table:table-cell>
          <table:table-cell table:style-name="ce2" table:formula="of:=INDEX([.$N$5:.$P$28];MATCH(MONTH([.A461])&amp;YEAR([.A461]);[.$P$5:.$P$28];0);2)" office:value-type="float" office:value="220" calcext:value-type="float">
            <text:p>220</text:p>
          </table:table-cell>
          <table:table-cell table:style-name="ce2" table:formula="of:=DAY(EOMONTH([.A461];0))" office:value-type="float" office:value="30" calcext:value-type="float">
            <text:p>30</text:p>
          </table:table-cell>
          <table:table-cell table:formula="of:=[.B461]/[.C461]" office:value-type="float" office:value="7.33333333333333" calcext:value-type="float">
            <text:p>7.33</text:p>
          </table:table-cell>
          <table:table-cell table:formula="of:=-0.5*([.F461]&lt;50)+0.6*([.F461]&gt;50)" office:value-type="float" office:value="0.6" calcext:value-type="float">
            <text:p>0.60</text:p>
          </table:table-cell>
          <table:table-cell table:formula="of:=[.F460]*(1+[.G460])" office:value-type="float" office:value="87.8936697952688" calcext:value-type="float">
            <text:p>87.8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1]/(1-[.E461])" office:value-type="float" office:value="18.3333333333333" calcext:value-type="float">
            <text:p>18.33</text:p>
          </table:table-cell>
          <table:table-cell table:formula="of:=[.H461]-[.D461]" office:value-type="float" office:value="11" calcext:value-type="float">
            <text:p>11.00</text:p>
          </table:table-cell>
          <table:table-cell table:style-name="ce3" table:formula="of:=[.H461]*[.C461]" office:value-type="float" office:value="550" calcext:value-type="float">
            <text:p>550.00</text:p>
          </table:table-cell>
          <table:table-cell table:style-name="ce3" table:formula="of:=[.I461]*[.C461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1]+1" office:value-type="date" office:date-value="2022-04-06" calcext:value-type="date">
            <text:p>6-Apr-2022</text:p>
          </table:table-cell>
          <table:table-cell table:style-name="ce2" table:formula="of:=INDEX([.$N$5:.$P$28];MATCH(MONTH([.A462])&amp;YEAR([.A462]);[.$P$5:.$P$28];0);2)" office:value-type="float" office:value="220" calcext:value-type="float">
            <text:p>220</text:p>
          </table:table-cell>
          <table:table-cell table:style-name="ce2" table:formula="of:=DAY(EOMONTH([.A462];0))" office:value-type="float" office:value="30" calcext:value-type="float">
            <text:p>30</text:p>
          </table:table-cell>
          <table:table-cell table:formula="of:=[.B462]/[.C462]" office:value-type="float" office:value="7.33333333333333" calcext:value-type="float">
            <text:p>7.33</text:p>
          </table:table-cell>
          <table:table-cell table:formula="of:=-0.5*([.F462]&lt;50)+0.6*([.F462]&gt;50)" office:value-type="float" office:value="0.6" calcext:value-type="float">
            <text:p>0.60</text:p>
          </table:table-cell>
          <table:table-cell table:formula="of:=[.F461]*(1+[.G461])" office:value-type="float" office:value="88.6160835196134" calcext:value-type="float">
            <text:p>88.6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2]/(1-[.E462])" office:value-type="float" office:value="18.3333333333333" calcext:value-type="float">
            <text:p>18.33</text:p>
          </table:table-cell>
          <table:table-cell table:formula="of:=[.H462]-[.D462]" office:value-type="float" office:value="11" calcext:value-type="float">
            <text:p>11.00</text:p>
          </table:table-cell>
          <table:table-cell table:style-name="ce3" table:formula="of:=[.H462]*[.C462]" office:value-type="float" office:value="550" calcext:value-type="float">
            <text:p>550.00</text:p>
          </table:table-cell>
          <table:table-cell table:style-name="ce3" table:formula="of:=[.I462]*[.C462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2]+1" office:value-type="date" office:date-value="2022-04-07" calcext:value-type="date">
            <text:p>7-Apr-2022</text:p>
          </table:table-cell>
          <table:table-cell table:style-name="ce2" table:formula="of:=INDEX([.$N$5:.$P$28];MATCH(MONTH([.A463])&amp;YEAR([.A463]);[.$P$5:.$P$28];0);2)" office:value-type="float" office:value="220" calcext:value-type="float">
            <text:p>220</text:p>
          </table:table-cell>
          <table:table-cell table:style-name="ce2" table:formula="of:=DAY(EOMONTH([.A463];0))" office:value-type="float" office:value="30" calcext:value-type="float">
            <text:p>30</text:p>
          </table:table-cell>
          <table:table-cell table:formula="of:=[.B463]/[.C463]" office:value-type="float" office:value="7.33333333333333" calcext:value-type="float">
            <text:p>7.33</text:p>
          </table:table-cell>
          <table:table-cell table:formula="of:=-0.5*([.F463]&lt;50)+0.6*([.F463]&gt;50)" office:value-type="float" office:value="0.6" calcext:value-type="float">
            <text:p>0.60</text:p>
          </table:table-cell>
          <table:table-cell table:formula="of:=[.F462]*(1+[.G462])" office:value-type="float" office:value="89.3444348910075" calcext:value-type="float">
            <text:p>89.3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3]/(1-[.E463])" office:value-type="float" office:value="18.3333333333333" calcext:value-type="float">
            <text:p>18.33</text:p>
          </table:table-cell>
          <table:table-cell table:formula="of:=[.H463]-[.D463]" office:value-type="float" office:value="11" calcext:value-type="float">
            <text:p>11.00</text:p>
          </table:table-cell>
          <table:table-cell table:style-name="ce3" table:formula="of:=[.H463]*[.C463]" office:value-type="float" office:value="550" calcext:value-type="float">
            <text:p>550.00</text:p>
          </table:table-cell>
          <table:table-cell table:style-name="ce3" table:formula="of:=[.I463]*[.C463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3]+1" office:value-type="date" office:date-value="2022-04-08" calcext:value-type="date">
            <text:p>8-Apr-2022</text:p>
          </table:table-cell>
          <table:table-cell table:style-name="ce2" table:formula="of:=INDEX([.$N$5:.$P$28];MATCH(MONTH([.A464])&amp;YEAR([.A464]);[.$P$5:.$P$28];0);2)" office:value-type="float" office:value="220" calcext:value-type="float">
            <text:p>220</text:p>
          </table:table-cell>
          <table:table-cell table:style-name="ce2" table:formula="of:=DAY(EOMONTH([.A464];0))" office:value-type="float" office:value="30" calcext:value-type="float">
            <text:p>30</text:p>
          </table:table-cell>
          <table:table-cell table:formula="of:=[.B464]/[.C464]" office:value-type="float" office:value="7.33333333333333" calcext:value-type="float">
            <text:p>7.33</text:p>
          </table:table-cell>
          <table:table-cell table:formula="of:=-0.5*([.F464]&lt;50)+0.6*([.F464]&gt;50)" office:value-type="float" office:value="0.6" calcext:value-type="float">
            <text:p>0.60</text:p>
          </table:table-cell>
          <table:table-cell table:formula="of:=[.F463]*(1+[.G463])" office:value-type="float" office:value="90.0787727120295" calcext:value-type="float">
            <text:p>90.0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4]/(1-[.E464])" office:value-type="float" office:value="18.3333333333333" calcext:value-type="float">
            <text:p>18.33</text:p>
          </table:table-cell>
          <table:table-cell table:formula="of:=[.H464]-[.D464]" office:value-type="float" office:value="11" calcext:value-type="float">
            <text:p>11.00</text:p>
          </table:table-cell>
          <table:table-cell table:style-name="ce3" table:formula="of:=[.H464]*[.C464]" office:value-type="float" office:value="550" calcext:value-type="float">
            <text:p>550.00</text:p>
          </table:table-cell>
          <table:table-cell table:style-name="ce3" table:formula="of:=[.I464]*[.C464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4]+1" office:value-type="date" office:date-value="2022-04-09" calcext:value-type="date">
            <text:p>9-Apr-2022</text:p>
          </table:table-cell>
          <table:table-cell table:style-name="ce2" table:formula="of:=INDEX([.$N$5:.$P$28];MATCH(MONTH([.A465])&amp;YEAR([.A465]);[.$P$5:.$P$28];0);2)" office:value-type="float" office:value="220" calcext:value-type="float">
            <text:p>220</text:p>
          </table:table-cell>
          <table:table-cell table:style-name="ce2" table:formula="of:=DAY(EOMONTH([.A465];0))" office:value-type="float" office:value="30" calcext:value-type="float">
            <text:p>30</text:p>
          </table:table-cell>
          <table:table-cell table:formula="of:=[.B465]/[.C465]" office:value-type="float" office:value="7.33333333333333" calcext:value-type="float">
            <text:p>7.33</text:p>
          </table:table-cell>
          <table:table-cell table:formula="of:=-0.5*([.F465]&lt;50)+0.6*([.F465]&gt;50)" office:value-type="float" office:value="0.6" calcext:value-type="float">
            <text:p>0.60</text:p>
          </table:table-cell>
          <table:table-cell table:formula="of:=[.F464]*(1+[.G464])" office:value-type="float" office:value="90.819146186375" calcext:value-type="float">
            <text:p>90.8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5]/(1-[.E465])" office:value-type="float" office:value="18.3333333333333" calcext:value-type="float">
            <text:p>18.33</text:p>
          </table:table-cell>
          <table:table-cell table:formula="of:=[.H465]-[.D465]" office:value-type="float" office:value="11" calcext:value-type="float">
            <text:p>11.00</text:p>
          </table:table-cell>
          <table:table-cell table:style-name="ce3" table:formula="of:=[.H465]*[.C465]" office:value-type="float" office:value="550" calcext:value-type="float">
            <text:p>550.00</text:p>
          </table:table-cell>
          <table:table-cell table:style-name="ce3" table:formula="of:=[.I465]*[.C465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5]+1" office:value-type="date" office:date-value="2022-04-10" calcext:value-type="date">
            <text:p>10-Apr-2022</text:p>
          </table:table-cell>
          <table:table-cell table:style-name="ce2" table:formula="of:=INDEX([.$N$5:.$P$28];MATCH(MONTH([.A466])&amp;YEAR([.A466]);[.$P$5:.$P$28];0);2)" office:value-type="float" office:value="220" calcext:value-type="float">
            <text:p>220</text:p>
          </table:table-cell>
          <table:table-cell table:style-name="ce2" table:formula="of:=DAY(EOMONTH([.A466];0))" office:value-type="float" office:value="30" calcext:value-type="float">
            <text:p>30</text:p>
          </table:table-cell>
          <table:table-cell table:formula="of:=[.B466]/[.C466]" office:value-type="float" office:value="7.33333333333333" calcext:value-type="float">
            <text:p>7.33</text:p>
          </table:table-cell>
          <table:table-cell table:formula="of:=-0.5*([.F466]&lt;50)+0.6*([.F466]&gt;50)" office:value-type="float" office:value="0.6" calcext:value-type="float">
            <text:p>0.60</text:p>
          </table:table-cell>
          <table:table-cell table:formula="of:=[.F465]*(1+[.G465])" office:value-type="float" office:value="91.5656049221534" calcext:value-type="float">
            <text:p>91.5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6]/(1-[.E466])" office:value-type="float" office:value="18.3333333333333" calcext:value-type="float">
            <text:p>18.33</text:p>
          </table:table-cell>
          <table:table-cell table:formula="of:=[.H466]-[.D466]" office:value-type="float" office:value="11" calcext:value-type="float">
            <text:p>11.00</text:p>
          </table:table-cell>
          <table:table-cell table:style-name="ce3" table:formula="of:=[.H466]*[.C466]" office:value-type="float" office:value="550" calcext:value-type="float">
            <text:p>550.00</text:p>
          </table:table-cell>
          <table:table-cell table:style-name="ce3" table:formula="of:=[.I466]*[.C466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6]+1" office:value-type="date" office:date-value="2022-04-11" calcext:value-type="date">
            <text:p>11-Apr-2022</text:p>
          </table:table-cell>
          <table:table-cell table:style-name="ce2" table:formula="of:=INDEX([.$N$5:.$P$28];MATCH(MONTH([.A467])&amp;YEAR([.A467]);[.$P$5:.$P$28];0);2)" office:value-type="float" office:value="220" calcext:value-type="float">
            <text:p>220</text:p>
          </table:table-cell>
          <table:table-cell table:style-name="ce2" table:formula="of:=DAY(EOMONTH([.A467];0))" office:value-type="float" office:value="30" calcext:value-type="float">
            <text:p>30</text:p>
          </table:table-cell>
          <table:table-cell table:formula="of:=[.B467]/[.C467]" office:value-type="float" office:value="7.33333333333333" calcext:value-type="float">
            <text:p>7.33</text:p>
          </table:table-cell>
          <table:table-cell table:formula="of:=-0.5*([.F467]&lt;50)+0.6*([.F467]&gt;50)" office:value-type="float" office:value="0.6" calcext:value-type="float">
            <text:p>0.60</text:p>
          </table:table-cell>
          <table:table-cell table:formula="of:=[.F466]*(1+[.G466])" office:value-type="float" office:value="92.3181989352122" calcext:value-type="float">
            <text:p>92.3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7]/(1-[.E467])" office:value-type="float" office:value="18.3333333333333" calcext:value-type="float">
            <text:p>18.33</text:p>
          </table:table-cell>
          <table:table-cell table:formula="of:=[.H467]-[.D467]" office:value-type="float" office:value="11" calcext:value-type="float">
            <text:p>11.00</text:p>
          </table:table-cell>
          <table:table-cell table:style-name="ce3" table:formula="of:=[.H467]*[.C467]" office:value-type="float" office:value="550" calcext:value-type="float">
            <text:p>550.00</text:p>
          </table:table-cell>
          <table:table-cell table:style-name="ce3" table:formula="of:=[.I467]*[.C467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7]+1" office:value-type="date" office:date-value="2022-04-12" calcext:value-type="date">
            <text:p>12-Apr-2022</text:p>
          </table:table-cell>
          <table:table-cell table:style-name="ce2" table:formula="of:=INDEX([.$N$5:.$P$28];MATCH(MONTH([.A468])&amp;YEAR([.A468]);[.$P$5:.$P$28];0);2)" office:value-type="float" office:value="220" calcext:value-type="float">
            <text:p>220</text:p>
          </table:table-cell>
          <table:table-cell table:style-name="ce2" table:formula="of:=DAY(EOMONTH([.A468];0))" office:value-type="float" office:value="30" calcext:value-type="float">
            <text:p>30</text:p>
          </table:table-cell>
          <table:table-cell table:formula="of:=[.B468]/[.C468]" office:value-type="float" office:value="7.33333333333333" calcext:value-type="float">
            <text:p>7.33</text:p>
          </table:table-cell>
          <table:table-cell table:formula="of:=-0.5*([.F468]&lt;50)+0.6*([.F468]&gt;50)" office:value-type="float" office:value="0.6" calcext:value-type="float">
            <text:p>0.60</text:p>
          </table:table-cell>
          <table:table-cell table:formula="of:=[.F467]*(1+[.G467])" office:value-type="float" office:value="93.0769786524879" calcext:value-type="float">
            <text:p>93.0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8]/(1-[.E468])" office:value-type="float" office:value="18.3333333333333" calcext:value-type="float">
            <text:p>18.33</text:p>
          </table:table-cell>
          <table:table-cell table:formula="of:=[.H468]-[.D468]" office:value-type="float" office:value="11" calcext:value-type="float">
            <text:p>11.00</text:p>
          </table:table-cell>
          <table:table-cell table:style-name="ce3" table:formula="of:=[.H468]*[.C468]" office:value-type="float" office:value="550" calcext:value-type="float">
            <text:p>550.00</text:p>
          </table:table-cell>
          <table:table-cell table:style-name="ce3" table:formula="of:=[.I468]*[.C468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8]+1" office:value-type="date" office:date-value="2022-04-13" calcext:value-type="date">
            <text:p>13-Apr-2022</text:p>
          </table:table-cell>
          <table:table-cell table:style-name="ce2" table:formula="of:=INDEX([.$N$5:.$P$28];MATCH(MONTH([.A469])&amp;YEAR([.A469]);[.$P$5:.$P$28];0);2)" office:value-type="float" office:value="220" calcext:value-type="float">
            <text:p>220</text:p>
          </table:table-cell>
          <table:table-cell table:style-name="ce2" table:formula="of:=DAY(EOMONTH([.A469];0))" office:value-type="float" office:value="30" calcext:value-type="float">
            <text:p>30</text:p>
          </table:table-cell>
          <table:table-cell table:formula="of:=[.B469]/[.C469]" office:value-type="float" office:value="7.33333333333333" calcext:value-type="float">
            <text:p>7.33</text:p>
          </table:table-cell>
          <table:table-cell table:formula="of:=-0.5*([.F469]&lt;50)+0.6*([.F469]&gt;50)" office:value-type="float" office:value="0.6" calcext:value-type="float">
            <text:p>0.60</text:p>
          </table:table-cell>
          <table:table-cell table:formula="of:=[.F468]*(1+[.G468])" office:value-type="float" office:value="93.8419949153851" calcext:value-type="float">
            <text:p>93.8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69]/(1-[.E469])" office:value-type="float" office:value="18.3333333333333" calcext:value-type="float">
            <text:p>18.33</text:p>
          </table:table-cell>
          <table:table-cell table:formula="of:=[.H469]-[.D469]" office:value-type="float" office:value="11" calcext:value-type="float">
            <text:p>11.00</text:p>
          </table:table-cell>
          <table:table-cell table:style-name="ce3" table:formula="of:=[.H469]*[.C469]" office:value-type="float" office:value="550" calcext:value-type="float">
            <text:p>550.00</text:p>
          </table:table-cell>
          <table:table-cell table:style-name="ce3" table:formula="of:=[.I469]*[.C469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69]+1" office:value-type="date" office:date-value="2022-04-14" calcext:value-type="date">
            <text:p>14-Apr-2022</text:p>
          </table:table-cell>
          <table:table-cell table:style-name="ce2" table:formula="of:=INDEX([.$N$5:.$P$28];MATCH(MONTH([.A470])&amp;YEAR([.A470]);[.$P$5:.$P$28];0);2)" office:value-type="float" office:value="220" calcext:value-type="float">
            <text:p>220</text:p>
          </table:table-cell>
          <table:table-cell table:style-name="ce2" table:formula="of:=DAY(EOMONTH([.A470];0))" office:value-type="float" office:value="30" calcext:value-type="float">
            <text:p>30</text:p>
          </table:table-cell>
          <table:table-cell table:formula="of:=[.B470]/[.C470]" office:value-type="float" office:value="7.33333333333333" calcext:value-type="float">
            <text:p>7.33</text:p>
          </table:table-cell>
          <table:table-cell table:formula="of:=-0.5*([.F470]&lt;50)+0.6*([.F470]&gt;50)" office:value-type="float" office:value="0.6" calcext:value-type="float">
            <text:p>0.60</text:p>
          </table:table-cell>
          <table:table-cell table:formula="of:=[.F469]*(1+[.G469])" office:value-type="float" office:value="94.6132989831828" calcext:value-type="float">
            <text:p>94.6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0]/(1-[.E470])" office:value-type="float" office:value="18.3333333333333" calcext:value-type="float">
            <text:p>18.33</text:p>
          </table:table-cell>
          <table:table-cell table:formula="of:=[.H470]-[.D470]" office:value-type="float" office:value="11" calcext:value-type="float">
            <text:p>11.00</text:p>
          </table:table-cell>
          <table:table-cell table:style-name="ce3" table:formula="of:=[.H470]*[.C470]" office:value-type="float" office:value="550" calcext:value-type="float">
            <text:p>550.00</text:p>
          </table:table-cell>
          <table:table-cell table:style-name="ce3" table:formula="of:=[.I470]*[.C470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0]+1" office:value-type="date" office:date-value="2022-04-15" calcext:value-type="date">
            <text:p>15-Apr-2022</text:p>
          </table:table-cell>
          <table:table-cell table:style-name="ce2" table:formula="of:=INDEX([.$N$5:.$P$28];MATCH(MONTH([.A471])&amp;YEAR([.A471]);[.$P$5:.$P$28];0);2)" office:value-type="float" office:value="220" calcext:value-type="float">
            <text:p>220</text:p>
          </table:table-cell>
          <table:table-cell table:style-name="ce2" table:formula="of:=DAY(EOMONTH([.A471];0))" office:value-type="float" office:value="30" calcext:value-type="float">
            <text:p>30</text:p>
          </table:table-cell>
          <table:table-cell table:formula="of:=[.B471]/[.C471]" office:value-type="float" office:value="7.33333333333333" calcext:value-type="float">
            <text:p>7.33</text:p>
          </table:table-cell>
          <table:table-cell table:formula="of:=-0.5*([.F471]&lt;50)+0.6*([.F471]&gt;50)" office:value-type="float" office:value="0.6" calcext:value-type="float">
            <text:p>0.60</text:p>
          </table:table-cell>
          <table:table-cell table:formula="of:=[.F470]*(1+[.G470])" office:value-type="float" office:value="95.3909425364692" calcext:value-type="float">
            <text:p>95.3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1]/(1-[.E471])" office:value-type="float" office:value="18.3333333333333" calcext:value-type="float">
            <text:p>18.33</text:p>
          </table:table-cell>
          <table:table-cell table:formula="of:=[.H471]-[.D471]" office:value-type="float" office:value="11" calcext:value-type="float">
            <text:p>11.00</text:p>
          </table:table-cell>
          <table:table-cell table:style-name="ce3" table:formula="of:=[.H471]*[.C471]" office:value-type="float" office:value="550" calcext:value-type="float">
            <text:p>550.00</text:p>
          </table:table-cell>
          <table:table-cell table:style-name="ce3" table:formula="of:=[.I471]*[.C471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1]+1" office:value-type="date" office:date-value="2022-04-16" calcext:value-type="date">
            <text:p>16-Apr-2022</text:p>
          </table:table-cell>
          <table:table-cell table:style-name="ce2" table:formula="of:=INDEX([.$N$5:.$P$28];MATCH(MONTH([.A472])&amp;YEAR([.A472]);[.$P$5:.$P$28];0);2)" office:value-type="float" office:value="220" calcext:value-type="float">
            <text:p>220</text:p>
          </table:table-cell>
          <table:table-cell table:style-name="ce2" table:formula="of:=DAY(EOMONTH([.A472];0))" office:value-type="float" office:value="30" calcext:value-type="float">
            <text:p>30</text:p>
          </table:table-cell>
          <table:table-cell table:formula="of:=[.B472]/[.C472]" office:value-type="float" office:value="7.33333333333333" calcext:value-type="float">
            <text:p>7.33</text:p>
          </table:table-cell>
          <table:table-cell table:formula="of:=-0.5*([.F472]&lt;50)+0.6*([.F472]&gt;50)" office:value-type="float" office:value="0.6" calcext:value-type="float">
            <text:p>0.60</text:p>
          </table:table-cell>
          <table:table-cell table:formula="of:=[.F471]*(1+[.G471])" office:value-type="float" office:value="96.1749776806046" calcext:value-type="float">
            <text:p>96.1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2]/(1-[.E472])" office:value-type="float" office:value="18.3333333333333" calcext:value-type="float">
            <text:p>18.33</text:p>
          </table:table-cell>
          <table:table-cell table:formula="of:=[.H472]-[.D472]" office:value-type="float" office:value="11" calcext:value-type="float">
            <text:p>11.00</text:p>
          </table:table-cell>
          <table:table-cell table:style-name="ce3" table:formula="of:=[.H472]*[.C472]" office:value-type="float" office:value="550" calcext:value-type="float">
            <text:p>550.00</text:p>
          </table:table-cell>
          <table:table-cell table:style-name="ce3" table:formula="of:=[.I472]*[.C472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2]+1" office:value-type="date" office:date-value="2022-04-17" calcext:value-type="date">
            <text:p>17-Apr-2022</text:p>
          </table:table-cell>
          <table:table-cell table:style-name="ce2" table:formula="of:=INDEX([.$N$5:.$P$28];MATCH(MONTH([.A473])&amp;YEAR([.A473]);[.$P$5:.$P$28];0);2)" office:value-type="float" office:value="220" calcext:value-type="float">
            <text:p>220</text:p>
          </table:table-cell>
          <table:table-cell table:style-name="ce2" table:formula="of:=DAY(EOMONTH([.A473];0))" office:value-type="float" office:value="30" calcext:value-type="float">
            <text:p>30</text:p>
          </table:table-cell>
          <table:table-cell table:formula="of:=[.B473]/[.C473]" office:value-type="float" office:value="7.33333333333333" calcext:value-type="float">
            <text:p>7.33</text:p>
          </table:table-cell>
          <table:table-cell table:formula="of:=-0.5*([.F473]&lt;50)+0.6*([.F473]&gt;50)" office:value-type="float" office:value="0.6" calcext:value-type="float">
            <text:p>0.60</text:p>
          </table:table-cell>
          <table:table-cell table:formula="of:=[.F472]*(1+[.G472])" office:value-type="float" office:value="96.9654569492123" calcext:value-type="float">
            <text:p>96.9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3]/(1-[.E473])" office:value-type="float" office:value="18.3333333333333" calcext:value-type="float">
            <text:p>18.33</text:p>
          </table:table-cell>
          <table:table-cell table:formula="of:=[.H473]-[.D473]" office:value-type="float" office:value="11" calcext:value-type="float">
            <text:p>11.00</text:p>
          </table:table-cell>
          <table:table-cell table:style-name="ce3" table:formula="of:=[.H473]*[.C473]" office:value-type="float" office:value="550" calcext:value-type="float">
            <text:p>550.00</text:p>
          </table:table-cell>
          <table:table-cell table:style-name="ce3" table:formula="of:=[.I473]*[.C473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3]+1" office:value-type="date" office:date-value="2022-04-18" calcext:value-type="date">
            <text:p>18-Apr-2022</text:p>
          </table:table-cell>
          <table:table-cell table:style-name="ce2" table:formula="of:=INDEX([.$N$5:.$P$28];MATCH(MONTH([.A474])&amp;YEAR([.A474]);[.$P$5:.$P$28];0);2)" office:value-type="float" office:value="220" calcext:value-type="float">
            <text:p>220</text:p>
          </table:table-cell>
          <table:table-cell table:style-name="ce2" table:formula="of:=DAY(EOMONTH([.A474];0))" office:value-type="float" office:value="30" calcext:value-type="float">
            <text:p>30</text:p>
          </table:table-cell>
          <table:table-cell table:formula="of:=[.B474]/[.C474]" office:value-type="float" office:value="7.33333333333333" calcext:value-type="float">
            <text:p>7.33</text:p>
          </table:table-cell>
          <table:table-cell table:formula="of:=-0.5*([.F474]&lt;50)+0.6*([.F474]&gt;50)" office:value-type="float" office:value="0.6" calcext:value-type="float">
            <text:p>0.60</text:p>
          </table:table-cell>
          <table:table-cell table:formula="of:=[.F473]*(1+[.G473])" office:value-type="float" office:value="97.762433307699" calcext:value-type="float">
            <text:p>97.7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4]/(1-[.E474])" office:value-type="float" office:value="18.3333333333333" calcext:value-type="float">
            <text:p>18.33</text:p>
          </table:table-cell>
          <table:table-cell table:formula="of:=[.H474]-[.D474]" office:value-type="float" office:value="11" calcext:value-type="float">
            <text:p>11.00</text:p>
          </table:table-cell>
          <table:table-cell table:style-name="ce3" table:formula="of:=[.H474]*[.C474]" office:value-type="float" office:value="550" calcext:value-type="float">
            <text:p>550.00</text:p>
          </table:table-cell>
          <table:table-cell table:style-name="ce3" table:formula="of:=[.I474]*[.C474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4]+1" office:value-type="date" office:date-value="2022-04-19" calcext:value-type="date">
            <text:p>19-Apr-2022</text:p>
          </table:table-cell>
          <table:table-cell table:style-name="ce2" table:formula="of:=INDEX([.$N$5:.$P$28];MATCH(MONTH([.A475])&amp;YEAR([.A475]);[.$P$5:.$P$28];0);2)" office:value-type="float" office:value="220" calcext:value-type="float">
            <text:p>220</text:p>
          </table:table-cell>
          <table:table-cell table:style-name="ce2" table:formula="of:=DAY(EOMONTH([.A475];0))" office:value-type="float" office:value="30" calcext:value-type="float">
            <text:p>30</text:p>
          </table:table-cell>
          <table:table-cell table:formula="of:=[.B475]/[.C475]" office:value-type="float" office:value="7.33333333333333" calcext:value-type="float">
            <text:p>7.33</text:p>
          </table:table-cell>
          <table:table-cell table:formula="of:=-0.5*([.F475]&lt;50)+0.6*([.F475]&gt;50)" office:value-type="float" office:value="0.6" calcext:value-type="float">
            <text:p>0.60</text:p>
          </table:table-cell>
          <table:table-cell table:formula="of:=[.F474]*(1+[.G474])" office:value-type="float" office:value="98.5659601568034" calcext:value-type="float">
            <text:p>98.5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5]/(1-[.E475])" office:value-type="float" office:value="18.3333333333333" calcext:value-type="float">
            <text:p>18.33</text:p>
          </table:table-cell>
          <table:table-cell table:formula="of:=[.H475]-[.D475]" office:value-type="float" office:value="11" calcext:value-type="float">
            <text:p>11.00</text:p>
          </table:table-cell>
          <table:table-cell table:style-name="ce3" table:formula="of:=[.H475]*[.C475]" office:value-type="float" office:value="550" calcext:value-type="float">
            <text:p>550.00</text:p>
          </table:table-cell>
          <table:table-cell table:style-name="ce3" table:formula="of:=[.I475]*[.C475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5]+1" office:value-type="date" office:date-value="2022-04-20" calcext:value-type="date">
            <text:p>20-Apr-2022</text:p>
          </table:table-cell>
          <table:table-cell table:style-name="ce2" table:formula="of:=INDEX([.$N$5:.$P$28];MATCH(MONTH([.A476])&amp;YEAR([.A476]);[.$P$5:.$P$28];0);2)" office:value-type="float" office:value="220" calcext:value-type="float">
            <text:p>220</text:p>
          </table:table-cell>
          <table:table-cell table:style-name="ce2" table:formula="of:=DAY(EOMONTH([.A476];0))" office:value-type="float" office:value="30" calcext:value-type="float">
            <text:p>30</text:p>
          </table:table-cell>
          <table:table-cell table:formula="of:=[.B476]/[.C476]" office:value-type="float" office:value="7.33333333333333" calcext:value-type="float">
            <text:p>7.33</text:p>
          </table:table-cell>
          <table:table-cell table:formula="of:=-0.5*([.F476]&lt;50)+0.6*([.F476]&gt;50)" office:value-type="float" office:value="0.6" calcext:value-type="float">
            <text:p>0.60</text:p>
          </table:table-cell>
          <table:table-cell table:formula="of:=[.F475]*(1+[.G475])" office:value-type="float" office:value="99.3760913361744" calcext:value-type="float">
            <text:p>99.3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6]/(1-[.E476])" office:value-type="float" office:value="18.3333333333333" calcext:value-type="float">
            <text:p>18.33</text:p>
          </table:table-cell>
          <table:table-cell table:formula="of:=[.H476]-[.D476]" office:value-type="float" office:value="11" calcext:value-type="float">
            <text:p>11.00</text:p>
          </table:table-cell>
          <table:table-cell table:style-name="ce3" table:formula="of:=[.H476]*[.C476]" office:value-type="float" office:value="550" calcext:value-type="float">
            <text:p>550.00</text:p>
          </table:table-cell>
          <table:table-cell table:style-name="ce3" table:formula="of:=[.I476]*[.C476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6]+1" office:value-type="date" office:date-value="2022-04-21" calcext:value-type="date">
            <text:p>21-Apr-2022</text:p>
          </table:table-cell>
          <table:table-cell table:style-name="ce2" table:formula="of:=INDEX([.$N$5:.$P$28];MATCH(MONTH([.A477])&amp;YEAR([.A477]);[.$P$5:.$P$28];0);2)" office:value-type="float" office:value="220" calcext:value-type="float">
            <text:p>220</text:p>
          </table:table-cell>
          <table:table-cell table:style-name="ce2" table:formula="of:=DAY(EOMONTH([.A477];0))" office:value-type="float" office:value="30" calcext:value-type="float">
            <text:p>30</text:p>
          </table:table-cell>
          <table:table-cell table:formula="of:=[.B477]/[.C477]" office:value-type="float" office:value="7.33333333333333" calcext:value-type="float">
            <text:p>7.33</text:p>
          </table:table-cell>
          <table:table-cell table:formula="of:=-0.5*([.F477]&lt;50)+0.6*([.F477]&gt;50)" office:value-type="float" office:value="0.6" calcext:value-type="float">
            <text:p>0.60</text:p>
          </table:table-cell>
          <table:table-cell table:formula="of:=[.F476]*(1+[.G476])" office:value-type="float" office:value="100.192881127979" calcext:value-type="float">
            <text:p>100.1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7]/(1-[.E477])" office:value-type="float" office:value="18.3333333333333" calcext:value-type="float">
            <text:p>18.33</text:p>
          </table:table-cell>
          <table:table-cell table:formula="of:=[.H477]-[.D477]" office:value-type="float" office:value="11" calcext:value-type="float">
            <text:p>11.00</text:p>
          </table:table-cell>
          <table:table-cell table:style-name="ce3" table:formula="of:=[.H477]*[.C477]" office:value-type="float" office:value="550" calcext:value-type="float">
            <text:p>550.00</text:p>
          </table:table-cell>
          <table:table-cell table:style-name="ce3" table:formula="of:=[.I477]*[.C477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7]+1" office:value-type="date" office:date-value="2022-04-22" calcext:value-type="date">
            <text:p>22-Apr-2022</text:p>
          </table:table-cell>
          <table:table-cell table:style-name="ce2" table:formula="of:=INDEX([.$N$5:.$P$28];MATCH(MONTH([.A478])&amp;YEAR([.A478]);[.$P$5:.$P$28];0);2)" office:value-type="float" office:value="220" calcext:value-type="float">
            <text:p>220</text:p>
          </table:table-cell>
          <table:table-cell table:style-name="ce2" table:formula="of:=DAY(EOMONTH([.A478];0))" office:value-type="float" office:value="30" calcext:value-type="float">
            <text:p>30</text:p>
          </table:table-cell>
          <table:table-cell table:formula="of:=[.B478]/[.C478]" office:value-type="float" office:value="7.33333333333333" calcext:value-type="float">
            <text:p>7.33</text:p>
          </table:table-cell>
          <table:table-cell table:formula="of:=-0.5*([.F478]&lt;50)+0.6*([.F478]&gt;50)" office:value-type="float" office:value="0.6" calcext:value-type="float">
            <text:p>0.60</text:p>
          </table:table-cell>
          <table:table-cell table:formula="of:=[.F477]*(1+[.G477])" office:value-type="float" office:value="101.016384260537" calcext:value-type="float">
            <text:p>101.0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8]/(1-[.E478])" office:value-type="float" office:value="18.3333333333333" calcext:value-type="float">
            <text:p>18.33</text:p>
          </table:table-cell>
          <table:table-cell table:formula="of:=[.H478]-[.D478]" office:value-type="float" office:value="11" calcext:value-type="float">
            <text:p>11.00</text:p>
          </table:table-cell>
          <table:table-cell table:style-name="ce3" table:formula="of:=[.H478]*[.C478]" office:value-type="float" office:value="550" calcext:value-type="float">
            <text:p>550.00</text:p>
          </table:table-cell>
          <table:table-cell table:style-name="ce3" table:formula="of:=[.I478]*[.C478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8]+1" office:value-type="date" office:date-value="2022-04-23" calcext:value-type="date">
            <text:p>23-Apr-2022</text:p>
          </table:table-cell>
          <table:table-cell table:style-name="ce2" table:formula="of:=INDEX([.$N$5:.$P$28];MATCH(MONTH([.A479])&amp;YEAR([.A479]);[.$P$5:.$P$28];0);2)" office:value-type="float" office:value="220" calcext:value-type="float">
            <text:p>220</text:p>
          </table:table-cell>
          <table:table-cell table:style-name="ce2" table:formula="of:=DAY(EOMONTH([.A479];0))" office:value-type="float" office:value="30" calcext:value-type="float">
            <text:p>30</text:p>
          </table:table-cell>
          <table:table-cell table:formula="of:=[.B479]/[.C479]" office:value-type="float" office:value="7.33333333333333" calcext:value-type="float">
            <text:p>7.33</text:p>
          </table:table-cell>
          <table:table-cell table:formula="of:=-0.5*([.F479]&lt;50)+0.6*([.F479]&gt;50)" office:value-type="float" office:value="0.6" calcext:value-type="float">
            <text:p>0.60</text:p>
          </table:table-cell>
          <table:table-cell table:formula="of:=[.F478]*(1+[.G478])" office:value-type="float" office:value="101.846655911994" calcext:value-type="float">
            <text:p>101.8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79]/(1-[.E479])" office:value-type="float" office:value="18.3333333333333" calcext:value-type="float">
            <text:p>18.33</text:p>
          </table:table-cell>
          <table:table-cell table:formula="of:=[.H479]-[.D479]" office:value-type="float" office:value="11" calcext:value-type="float">
            <text:p>11.00</text:p>
          </table:table-cell>
          <table:table-cell table:style-name="ce3" table:formula="of:=[.H479]*[.C479]" office:value-type="float" office:value="550" calcext:value-type="float">
            <text:p>550.00</text:p>
          </table:table-cell>
          <table:table-cell table:style-name="ce3" table:formula="of:=[.I479]*[.C479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79]+1" office:value-type="date" office:date-value="2022-04-24" calcext:value-type="date">
            <text:p>24-Apr-2022</text:p>
          </table:table-cell>
          <table:table-cell table:style-name="ce2" table:formula="of:=INDEX([.$N$5:.$P$28];MATCH(MONTH([.A480])&amp;YEAR([.A480]);[.$P$5:.$P$28];0);2)" office:value-type="float" office:value="220" calcext:value-type="float">
            <text:p>220</text:p>
          </table:table-cell>
          <table:table-cell table:style-name="ce2" table:formula="of:=DAY(EOMONTH([.A480];0))" office:value-type="float" office:value="30" calcext:value-type="float">
            <text:p>30</text:p>
          </table:table-cell>
          <table:table-cell table:formula="of:=[.B480]/[.C480]" office:value-type="float" office:value="7.33333333333333" calcext:value-type="float">
            <text:p>7.33</text:p>
          </table:table-cell>
          <table:table-cell table:formula="of:=-0.5*([.F480]&lt;50)+0.6*([.F480]&gt;50)" office:value-type="float" office:value="0.6" calcext:value-type="float">
            <text:p>0.60</text:p>
          </table:table-cell>
          <table:table-cell table:formula="of:=[.F479]*(1+[.G479])" office:value-type="float" office:value="102.68375171401" calcext:value-type="float">
            <text:p>102.6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0]/(1-[.E480])" office:value-type="float" office:value="18.3333333333333" calcext:value-type="float">
            <text:p>18.33</text:p>
          </table:table-cell>
          <table:table-cell table:formula="of:=[.H480]-[.D480]" office:value-type="float" office:value="11" calcext:value-type="float">
            <text:p>11.00</text:p>
          </table:table-cell>
          <table:table-cell table:style-name="ce3" table:formula="of:=[.H480]*[.C480]" office:value-type="float" office:value="550" calcext:value-type="float">
            <text:p>550.00</text:p>
          </table:table-cell>
          <table:table-cell table:style-name="ce3" table:formula="of:=[.I480]*[.C480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80]+1" office:value-type="date" office:date-value="2022-04-25" calcext:value-type="date">
            <text:p>25-Apr-2022</text:p>
          </table:table-cell>
          <table:table-cell table:style-name="ce2" table:formula="of:=INDEX([.$N$5:.$P$28];MATCH(MONTH([.A481])&amp;YEAR([.A481]);[.$P$5:.$P$28];0);2)" office:value-type="float" office:value="220" calcext:value-type="float">
            <text:p>220</text:p>
          </table:table-cell>
          <table:table-cell table:style-name="ce2" table:formula="of:=DAY(EOMONTH([.A481];0))" office:value-type="float" office:value="30" calcext:value-type="float">
            <text:p>30</text:p>
          </table:table-cell>
          <table:table-cell table:formula="of:=[.B481]/[.C481]" office:value-type="float" office:value="7.33333333333333" calcext:value-type="float">
            <text:p>7.33</text:p>
          </table:table-cell>
          <table:table-cell table:formula="of:=-0.5*([.F481]&lt;50)+0.6*([.F481]&gt;50)" office:value-type="float" office:value="0.6" calcext:value-type="float">
            <text:p>0.60</text:p>
          </table:table-cell>
          <table:table-cell table:formula="of:=[.F480]*(1+[.G480])" office:value-type="float" office:value="103.527727755495" calcext:value-type="float">
            <text:p>103.5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1]/(1-[.E481])" office:value-type="float" office:value="18.3333333333333" calcext:value-type="float">
            <text:p>18.33</text:p>
          </table:table-cell>
          <table:table-cell table:formula="of:=[.H481]-[.D481]" office:value-type="float" office:value="11" calcext:value-type="float">
            <text:p>11.00</text:p>
          </table:table-cell>
          <table:table-cell table:style-name="ce3" table:formula="of:=[.H481]*[.C481]" office:value-type="float" office:value="550" calcext:value-type="float">
            <text:p>550.00</text:p>
          </table:table-cell>
          <table:table-cell table:style-name="ce3" table:formula="of:=[.I481]*[.C481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81]+1" office:value-type="date" office:date-value="2022-04-26" calcext:value-type="date">
            <text:p>26-Apr-2022</text:p>
          </table:table-cell>
          <table:table-cell table:style-name="ce2" table:formula="of:=INDEX([.$N$5:.$P$28];MATCH(MONTH([.A482])&amp;YEAR([.A482]);[.$P$5:.$P$28];0);2)" office:value-type="float" office:value="220" calcext:value-type="float">
            <text:p>220</text:p>
          </table:table-cell>
          <table:table-cell table:style-name="ce2" table:formula="of:=DAY(EOMONTH([.A482];0))" office:value-type="float" office:value="30" calcext:value-type="float">
            <text:p>30</text:p>
          </table:table-cell>
          <table:table-cell table:formula="of:=[.B482]/[.C482]" office:value-type="float" office:value="7.33333333333333" calcext:value-type="float">
            <text:p>7.33</text:p>
          </table:table-cell>
          <table:table-cell table:formula="of:=-0.5*([.F482]&lt;50)+0.6*([.F482]&gt;50)" office:value-type="float" office:value="0.6" calcext:value-type="float">
            <text:p>0.60</text:p>
          </table:table-cell>
          <table:table-cell table:formula="of:=[.F481]*(1+[.G481])" office:value-type="float" office:value="104.378640586362" calcext:value-type="float">
            <text:p>104.3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2]/(1-[.E482])" office:value-type="float" office:value="18.3333333333333" calcext:value-type="float">
            <text:p>18.33</text:p>
          </table:table-cell>
          <table:table-cell table:formula="of:=[.H482]-[.D482]" office:value-type="float" office:value="11" calcext:value-type="float">
            <text:p>11.00</text:p>
          </table:table-cell>
          <table:table-cell table:style-name="ce3" table:formula="of:=[.H482]*[.C482]" office:value-type="float" office:value="550" calcext:value-type="float">
            <text:p>550.00</text:p>
          </table:table-cell>
          <table:table-cell table:style-name="ce3" table:formula="of:=[.I482]*[.C482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82]+1" office:value-type="date" office:date-value="2022-04-27" calcext:value-type="date">
            <text:p>27-Apr-2022</text:p>
          </table:table-cell>
          <table:table-cell table:style-name="ce2" table:formula="of:=INDEX([.$N$5:.$P$28];MATCH(MONTH([.A483])&amp;YEAR([.A483]);[.$P$5:.$P$28];0);2)" office:value-type="float" office:value="220" calcext:value-type="float">
            <text:p>220</text:p>
          </table:table-cell>
          <table:table-cell table:style-name="ce2" table:formula="of:=DAY(EOMONTH([.A483];0))" office:value-type="float" office:value="30" calcext:value-type="float">
            <text:p>30</text:p>
          </table:table-cell>
          <table:table-cell table:formula="of:=[.B483]/[.C483]" office:value-type="float" office:value="7.33333333333333" calcext:value-type="float">
            <text:p>7.33</text:p>
          </table:table-cell>
          <table:table-cell table:formula="of:=-0.5*([.F483]&lt;50)+0.6*([.F483]&gt;50)" office:value-type="float" office:value="0.6" calcext:value-type="float">
            <text:p>0.60</text:p>
          </table:table-cell>
          <table:table-cell table:formula="of:=[.F482]*(1+[.G482])" office:value-type="float" office:value="105.236547221319" calcext:value-type="float">
            <text:p>105.2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3]/(1-[.E483])" office:value-type="float" office:value="18.3333333333333" calcext:value-type="float">
            <text:p>18.33</text:p>
          </table:table-cell>
          <table:table-cell table:formula="of:=[.H483]-[.D483]" office:value-type="float" office:value="11" calcext:value-type="float">
            <text:p>11.00</text:p>
          </table:table-cell>
          <table:table-cell table:style-name="ce3" table:formula="of:=[.H483]*[.C483]" office:value-type="float" office:value="550" calcext:value-type="float">
            <text:p>550.00</text:p>
          </table:table-cell>
          <table:table-cell table:style-name="ce3" table:formula="of:=[.I483]*[.C483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83]+1" office:value-type="date" office:date-value="2022-04-28" calcext:value-type="date">
            <text:p>28-Apr-2022</text:p>
          </table:table-cell>
          <table:table-cell table:style-name="ce2" table:formula="of:=INDEX([.$N$5:.$P$28];MATCH(MONTH([.A484])&amp;YEAR([.A484]);[.$P$5:.$P$28];0);2)" office:value-type="float" office:value="220" calcext:value-type="float">
            <text:p>220</text:p>
          </table:table-cell>
          <table:table-cell table:style-name="ce2" table:formula="of:=DAY(EOMONTH([.A484];0))" office:value-type="float" office:value="30" calcext:value-type="float">
            <text:p>30</text:p>
          </table:table-cell>
          <table:table-cell table:formula="of:=[.B484]/[.C484]" office:value-type="float" office:value="7.33333333333333" calcext:value-type="float">
            <text:p>7.33</text:p>
          </table:table-cell>
          <table:table-cell table:formula="of:=-0.5*([.F484]&lt;50)+0.6*([.F484]&gt;50)" office:value-type="float" office:value="0.6" calcext:value-type="float">
            <text:p>0.60</text:p>
          </table:table-cell>
          <table:table-cell table:formula="of:=[.F483]*(1+[.G483])" office:value-type="float" office:value="106.101505143686" calcext:value-type="float">
            <text:p>106.1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4]/(1-[.E484])" office:value-type="float" office:value="18.3333333333333" calcext:value-type="float">
            <text:p>18.33</text:p>
          </table:table-cell>
          <table:table-cell table:formula="of:=[.H484]-[.D484]" office:value-type="float" office:value="11" calcext:value-type="float">
            <text:p>11.00</text:p>
          </table:table-cell>
          <table:table-cell table:style-name="ce3" table:formula="of:=[.H484]*[.C484]" office:value-type="float" office:value="550" calcext:value-type="float">
            <text:p>550.00</text:p>
          </table:table-cell>
          <table:table-cell table:style-name="ce3" table:formula="of:=[.I484]*[.C484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84]+1" office:value-type="date" office:date-value="2022-04-29" calcext:value-type="date">
            <text:p>29-Apr-2022</text:p>
          </table:table-cell>
          <table:table-cell table:style-name="ce2" table:formula="of:=INDEX([.$N$5:.$P$28];MATCH(MONTH([.A485])&amp;YEAR([.A485]);[.$P$5:.$P$28];0);2)" office:value-type="float" office:value="220" calcext:value-type="float">
            <text:p>220</text:p>
          </table:table-cell>
          <table:table-cell table:style-name="ce2" table:formula="of:=DAY(EOMONTH([.A485];0))" office:value-type="float" office:value="30" calcext:value-type="float">
            <text:p>30</text:p>
          </table:table-cell>
          <table:table-cell table:formula="of:=[.B485]/[.C485]" office:value-type="float" office:value="7.33333333333333" calcext:value-type="float">
            <text:p>7.33</text:p>
          </table:table-cell>
          <table:table-cell table:formula="of:=-0.5*([.F485]&lt;50)+0.6*([.F485]&gt;50)" office:value-type="float" office:value="0.6" calcext:value-type="float">
            <text:p>0.60</text:p>
          </table:table-cell>
          <table:table-cell table:formula="of:=[.F484]*(1+[.G484])" office:value-type="float" office:value="106.97357230925" calcext:value-type="float">
            <text:p>106.9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5]/(1-[.E485])" office:value-type="float" office:value="18.3333333333333" calcext:value-type="float">
            <text:p>18.33</text:p>
          </table:table-cell>
          <table:table-cell table:formula="of:=[.H485]-[.D485]" office:value-type="float" office:value="11" calcext:value-type="float">
            <text:p>11.00</text:p>
          </table:table-cell>
          <table:table-cell table:style-name="ce3" table:formula="of:=[.H485]*[.C485]" office:value-type="float" office:value="550" calcext:value-type="float">
            <text:p>550.00</text:p>
          </table:table-cell>
          <table:table-cell table:style-name="ce3" table:formula="of:=[.I485]*[.C485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85]+1" office:value-type="date" office:date-value="2022-04-30" calcext:value-type="date">
            <text:p>30-Apr-2022</text:p>
          </table:table-cell>
          <table:table-cell table:style-name="ce2" table:formula="of:=INDEX([.$N$5:.$P$28];MATCH(MONTH([.A486])&amp;YEAR([.A486]);[.$P$5:.$P$28];0);2)" office:value-type="float" office:value="220" calcext:value-type="float">
            <text:p>220</text:p>
          </table:table-cell>
          <table:table-cell table:style-name="ce2" table:formula="of:=DAY(EOMONTH([.A486];0))" office:value-type="float" office:value="30" calcext:value-type="float">
            <text:p>30</text:p>
          </table:table-cell>
          <table:table-cell table:formula="of:=[.B486]/[.C486]" office:value-type="float" office:value="7.33333333333333" calcext:value-type="float">
            <text:p>7.33</text:p>
          </table:table-cell>
          <table:table-cell table:formula="of:=-0.5*([.F486]&lt;50)+0.6*([.F486]&gt;50)" office:value-type="float" office:value="0.6" calcext:value-type="float">
            <text:p>0.60</text:p>
          </table:table-cell>
          <table:table-cell table:formula="of:=[.F485]*(1+[.G485])" office:value-type="float" office:value="107.852807150148" calcext:value-type="float">
            <text:p>107.8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6]/(1-[.E486])" office:value-type="float" office:value="18.3333333333333" calcext:value-type="float">
            <text:p>18.33</text:p>
          </table:table-cell>
          <table:table-cell table:formula="of:=[.H486]-[.D486]" office:value-type="float" office:value="11" calcext:value-type="float">
            <text:p>11.00</text:p>
          </table:table-cell>
          <table:table-cell table:style-name="ce3" table:formula="of:=[.H486]*[.C486]" office:value-type="float" office:value="550" calcext:value-type="float">
            <text:p>550.00</text:p>
          </table:table-cell>
          <table:table-cell table:style-name="ce3" table:formula="of:=[.I486]*[.C486]" office:value-type="float" office:value="330" calcext:value-type="float">
            <text:p>330.00</text:p>
          </table:table-cell>
          <table:table-cell table:number-columns-repeated="7"/>
        </table:table-row>
        <table:table-row table:style-name="ro1">
          <table:table-cell table:formula="of:=[.A486]+1" office:value-type="date" office:date-value="2022-05-01" calcext:value-type="date">
            <text:p>1-May-2022</text:p>
          </table:table-cell>
          <table:table-cell table:style-name="ce2" table:formula="of:=INDEX([.$N$5:.$P$28];MATCH(MONTH([.A487])&amp;YEAR([.A487]);[.$P$5:.$P$28];0);2)" office:value-type="float" office:value="270" calcext:value-type="float">
            <text:p>270</text:p>
          </table:table-cell>
          <table:table-cell table:style-name="ce2" table:formula="of:=DAY(EOMONTH([.A487];0))" office:value-type="float" office:value="31" calcext:value-type="float">
            <text:p>31</text:p>
          </table:table-cell>
          <table:table-cell table:formula="of:=[.B487]/[.C487]" office:value-type="float" office:value="8.70967741935484" calcext:value-type="float">
            <text:p>8.71</text:p>
          </table:table-cell>
          <table:table-cell table:formula="of:=-0.5*([.F487]&lt;50)+0.6*([.F487]&gt;50)" office:value-type="float" office:value="0.6" calcext:value-type="float">
            <text:p>0.60</text:p>
          </table:table-cell>
          <table:table-cell table:formula="of:=[.F486]*(1+[.G486])" office:value-type="float" office:value="108.73926857878" calcext:value-type="float">
            <text:p>108.7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7]/(1-[.E487])" office:value-type="float" office:value="21.7741935483871" calcext:value-type="float">
            <text:p>21.77</text:p>
          </table:table-cell>
          <table:table-cell table:formula="of:=[.H487]-[.D487]" office:value-type="float" office:value="13.0645161290323" calcext:value-type="float">
            <text:p>13.06</text:p>
          </table:table-cell>
          <table:table-cell table:style-name="ce3" table:formula="of:=[.H487]*[.C487]" office:value-type="float" office:value="675" calcext:value-type="float">
            <text:p>675.00</text:p>
          </table:table-cell>
          <table:table-cell table:style-name="ce3" table:formula="of:=[.I487]*[.C487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87]+1" office:value-type="date" office:date-value="2022-05-02" calcext:value-type="date">
            <text:p>2-May-2022</text:p>
          </table:table-cell>
          <table:table-cell table:style-name="ce2" table:formula="of:=INDEX([.$N$5:.$P$28];MATCH(MONTH([.A488])&amp;YEAR([.A488]);[.$P$5:.$P$28];0);2)" office:value-type="float" office:value="270" calcext:value-type="float">
            <text:p>270</text:p>
          </table:table-cell>
          <table:table-cell table:style-name="ce2" table:formula="of:=DAY(EOMONTH([.A488];0))" office:value-type="float" office:value="31" calcext:value-type="float">
            <text:p>31</text:p>
          </table:table-cell>
          <table:table-cell table:formula="of:=[.B488]/[.C488]" office:value-type="float" office:value="8.70967741935484" calcext:value-type="float">
            <text:p>8.71</text:p>
          </table:table-cell>
          <table:table-cell table:formula="of:=-0.5*([.F488]&lt;50)+0.6*([.F488]&gt;50)" office:value-type="float" office:value="0.6" calcext:value-type="float">
            <text:p>0.60</text:p>
          </table:table-cell>
          <table:table-cell table:formula="of:=[.F487]*(1+[.G487])" office:value-type="float" office:value="109.633015991756" calcext:value-type="float">
            <text:p>109.6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8]/(1-[.E488])" office:value-type="float" office:value="21.7741935483871" calcext:value-type="float">
            <text:p>21.77</text:p>
          </table:table-cell>
          <table:table-cell table:formula="of:=[.H488]-[.D488]" office:value-type="float" office:value="13.0645161290323" calcext:value-type="float">
            <text:p>13.06</text:p>
          </table:table-cell>
          <table:table-cell table:style-name="ce3" table:formula="of:=[.H488]*[.C488]" office:value-type="float" office:value="675" calcext:value-type="float">
            <text:p>675.00</text:p>
          </table:table-cell>
          <table:table-cell table:style-name="ce3" table:formula="of:=[.I488]*[.C488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88]+1" office:value-type="date" office:date-value="2022-05-03" calcext:value-type="date">
            <text:p>3-May-2022</text:p>
          </table:table-cell>
          <table:table-cell table:style-name="ce2" table:formula="of:=INDEX([.$N$5:.$P$28];MATCH(MONTH([.A489])&amp;YEAR([.A489]);[.$P$5:.$P$28];0);2)" office:value-type="float" office:value="270" calcext:value-type="float">
            <text:p>270</text:p>
          </table:table-cell>
          <table:table-cell table:style-name="ce2" table:formula="of:=DAY(EOMONTH([.A489];0))" office:value-type="float" office:value="31" calcext:value-type="float">
            <text:p>31</text:p>
          </table:table-cell>
          <table:table-cell table:formula="of:=[.B489]/[.C489]" office:value-type="float" office:value="8.70967741935484" calcext:value-type="float">
            <text:p>8.71</text:p>
          </table:table-cell>
          <table:table-cell table:formula="of:=-0.5*([.F489]&lt;50)+0.6*([.F489]&gt;50)" office:value-type="float" office:value="0.6" calcext:value-type="float">
            <text:p>0.60</text:p>
          </table:table-cell>
          <table:table-cell table:formula="of:=[.F488]*(1+[.G488])" office:value-type="float" office:value="110.53410927388" calcext:value-type="float">
            <text:p>110.5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89]/(1-[.E489])" office:value-type="float" office:value="21.7741935483871" calcext:value-type="float">
            <text:p>21.77</text:p>
          </table:table-cell>
          <table:table-cell table:formula="of:=[.H489]-[.D489]" office:value-type="float" office:value="13.0645161290323" calcext:value-type="float">
            <text:p>13.06</text:p>
          </table:table-cell>
          <table:table-cell table:style-name="ce3" table:formula="of:=[.H489]*[.C489]" office:value-type="float" office:value="675" calcext:value-type="float">
            <text:p>675.00</text:p>
          </table:table-cell>
          <table:table-cell table:style-name="ce3" table:formula="of:=[.I489]*[.C489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89]+1" office:value-type="date" office:date-value="2022-05-04" calcext:value-type="date">
            <text:p>4-May-2022</text:p>
          </table:table-cell>
          <table:table-cell table:style-name="ce2" table:formula="of:=INDEX([.$N$5:.$P$28];MATCH(MONTH([.A490])&amp;YEAR([.A490]);[.$P$5:.$P$28];0);2)" office:value-type="float" office:value="270" calcext:value-type="float">
            <text:p>270</text:p>
          </table:table-cell>
          <table:table-cell table:style-name="ce2" table:formula="of:=DAY(EOMONTH([.A490];0))" office:value-type="float" office:value="31" calcext:value-type="float">
            <text:p>31</text:p>
          </table:table-cell>
          <table:table-cell table:formula="of:=[.B490]/[.C490]" office:value-type="float" office:value="8.70967741935484" calcext:value-type="float">
            <text:p>8.71</text:p>
          </table:table-cell>
          <table:table-cell table:formula="of:=-0.5*([.F490]&lt;50)+0.6*([.F490]&gt;50)" office:value-type="float" office:value="0.6" calcext:value-type="float">
            <text:p>0.60</text:p>
          </table:table-cell>
          <table:table-cell table:formula="of:=[.F489]*(1+[.G489])" office:value-type="float" office:value="111.442608802158" calcext:value-type="float">
            <text:p>111.4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0]/(1-[.E490])" office:value-type="float" office:value="21.7741935483871" calcext:value-type="float">
            <text:p>21.77</text:p>
          </table:table-cell>
          <table:table-cell table:formula="of:=[.H490]-[.D490]" office:value-type="float" office:value="13.0645161290323" calcext:value-type="float">
            <text:p>13.06</text:p>
          </table:table-cell>
          <table:table-cell table:style-name="ce3" table:formula="of:=[.H490]*[.C490]" office:value-type="float" office:value="675" calcext:value-type="float">
            <text:p>675.00</text:p>
          </table:table-cell>
          <table:table-cell table:style-name="ce3" table:formula="of:=[.I490]*[.C490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0]+1" office:value-type="date" office:date-value="2022-05-05" calcext:value-type="date">
            <text:p>5-May-2022</text:p>
          </table:table-cell>
          <table:table-cell table:style-name="ce2" table:formula="of:=INDEX([.$N$5:.$P$28];MATCH(MONTH([.A491])&amp;YEAR([.A491]);[.$P$5:.$P$28];0);2)" office:value-type="float" office:value="270" calcext:value-type="float">
            <text:p>270</text:p>
          </table:table-cell>
          <table:table-cell table:style-name="ce2" table:formula="of:=DAY(EOMONTH([.A491];0))" office:value-type="float" office:value="31" calcext:value-type="float">
            <text:p>31</text:p>
          </table:table-cell>
          <table:table-cell table:formula="of:=[.B491]/[.C491]" office:value-type="float" office:value="8.70967741935484" calcext:value-type="float">
            <text:p>8.71</text:p>
          </table:table-cell>
          <table:table-cell table:formula="of:=-0.5*([.F491]&lt;50)+0.6*([.F491]&gt;50)" office:value-type="float" office:value="0.6" calcext:value-type="float">
            <text:p>0.60</text:p>
          </table:table-cell>
          <table:table-cell table:formula="of:=[.F490]*(1+[.G490])" office:value-type="float" office:value="112.358575449847" calcext:value-type="float">
            <text:p>112.3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1]/(1-[.E491])" office:value-type="float" office:value="21.7741935483871" calcext:value-type="float">
            <text:p>21.77</text:p>
          </table:table-cell>
          <table:table-cell table:formula="of:=[.H491]-[.D491]" office:value-type="float" office:value="13.0645161290323" calcext:value-type="float">
            <text:p>13.06</text:p>
          </table:table-cell>
          <table:table-cell table:style-name="ce3" table:formula="of:=[.H491]*[.C491]" office:value-type="float" office:value="675" calcext:value-type="float">
            <text:p>675.00</text:p>
          </table:table-cell>
          <table:table-cell table:style-name="ce3" table:formula="of:=[.I491]*[.C491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1]+1" office:value-type="date" office:date-value="2022-05-06" calcext:value-type="date">
            <text:p>6-May-2022</text:p>
          </table:table-cell>
          <table:table-cell table:style-name="ce2" table:formula="of:=INDEX([.$N$5:.$P$28];MATCH(MONTH([.A492])&amp;YEAR([.A492]);[.$P$5:.$P$28];0);2)" office:value-type="float" office:value="270" calcext:value-type="float">
            <text:p>270</text:p>
          </table:table-cell>
          <table:table-cell table:style-name="ce2" table:formula="of:=DAY(EOMONTH([.A492];0))" office:value-type="float" office:value="31" calcext:value-type="float">
            <text:p>31</text:p>
          </table:table-cell>
          <table:table-cell table:formula="of:=[.B492]/[.C492]" office:value-type="float" office:value="8.70967741935484" calcext:value-type="float">
            <text:p>8.71</text:p>
          </table:table-cell>
          <table:table-cell table:formula="of:=-0.5*([.F492]&lt;50)+0.6*([.F492]&gt;50)" office:value-type="float" office:value="0.6" calcext:value-type="float">
            <text:p>0.60</text:p>
          </table:table-cell>
          <table:table-cell table:formula="of:=[.F491]*(1+[.G491])" office:value-type="float" office:value="113.282070590531" calcext:value-type="float">
            <text:p>113.2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2]/(1-[.E492])" office:value-type="float" office:value="21.7741935483871" calcext:value-type="float">
            <text:p>21.77</text:p>
          </table:table-cell>
          <table:table-cell table:formula="of:=[.H492]-[.D492]" office:value-type="float" office:value="13.0645161290323" calcext:value-type="float">
            <text:p>13.06</text:p>
          </table:table-cell>
          <table:table-cell table:style-name="ce3" table:formula="of:=[.H492]*[.C492]" office:value-type="float" office:value="675" calcext:value-type="float">
            <text:p>675.00</text:p>
          </table:table-cell>
          <table:table-cell table:style-name="ce3" table:formula="of:=[.I492]*[.C492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2]+1" office:value-type="date" office:date-value="2022-05-07" calcext:value-type="date">
            <text:p>7-May-2022</text:p>
          </table:table-cell>
          <table:table-cell table:style-name="ce2" table:formula="of:=INDEX([.$N$5:.$P$28];MATCH(MONTH([.A493])&amp;YEAR([.A493]);[.$P$5:.$P$28];0);2)" office:value-type="float" office:value="270" calcext:value-type="float">
            <text:p>270</text:p>
          </table:table-cell>
          <table:table-cell table:style-name="ce2" table:formula="of:=DAY(EOMONTH([.A493];0))" office:value-type="float" office:value="31" calcext:value-type="float">
            <text:p>31</text:p>
          </table:table-cell>
          <table:table-cell table:formula="of:=[.B493]/[.C493]" office:value-type="float" office:value="8.70967741935484" calcext:value-type="float">
            <text:p>8.71</text:p>
          </table:table-cell>
          <table:table-cell table:formula="of:=-0.5*([.F493]&lt;50)+0.6*([.F493]&gt;50)" office:value-type="float" office:value="0.6" calcext:value-type="float">
            <text:p>0.60</text:p>
          </table:table-cell>
          <table:table-cell table:formula="of:=[.F492]*(1+[.G492])" office:value-type="float" office:value="114.213156102234" calcext:value-type="float">
            <text:p>114.2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3]/(1-[.E493])" office:value-type="float" office:value="21.7741935483871" calcext:value-type="float">
            <text:p>21.77</text:p>
          </table:table-cell>
          <table:table-cell table:formula="of:=[.H493]-[.D493]" office:value-type="float" office:value="13.0645161290323" calcext:value-type="float">
            <text:p>13.06</text:p>
          </table:table-cell>
          <table:table-cell table:style-name="ce3" table:formula="of:=[.H493]*[.C493]" office:value-type="float" office:value="675" calcext:value-type="float">
            <text:p>675.00</text:p>
          </table:table-cell>
          <table:table-cell table:style-name="ce3" table:formula="of:=[.I493]*[.C493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3]+1" office:value-type="date" office:date-value="2022-05-08" calcext:value-type="date">
            <text:p>8-May-2022</text:p>
          </table:table-cell>
          <table:table-cell table:style-name="ce2" table:formula="of:=INDEX([.$N$5:.$P$28];MATCH(MONTH([.A494])&amp;YEAR([.A494]);[.$P$5:.$P$28];0);2)" office:value-type="float" office:value="270" calcext:value-type="float">
            <text:p>270</text:p>
          </table:table-cell>
          <table:table-cell table:style-name="ce2" table:formula="of:=DAY(EOMONTH([.A494];0))" office:value-type="float" office:value="31" calcext:value-type="float">
            <text:p>31</text:p>
          </table:table-cell>
          <table:table-cell table:formula="of:=[.B494]/[.C494]" office:value-type="float" office:value="8.70967741935484" calcext:value-type="float">
            <text:p>8.71</text:p>
          </table:table-cell>
          <table:table-cell table:formula="of:=-0.5*([.F494]&lt;50)+0.6*([.F494]&gt;50)" office:value-type="float" office:value="0.6" calcext:value-type="float">
            <text:p>0.60</text:p>
          </table:table-cell>
          <table:table-cell table:formula="of:=[.F493]*(1+[.G493])" office:value-type="float" office:value="115.151894371567" calcext:value-type="float">
            <text:p>115.1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4]/(1-[.E494])" office:value-type="float" office:value="21.7741935483871" calcext:value-type="float">
            <text:p>21.77</text:p>
          </table:table-cell>
          <table:table-cell table:formula="of:=[.H494]-[.D494]" office:value-type="float" office:value="13.0645161290323" calcext:value-type="float">
            <text:p>13.06</text:p>
          </table:table-cell>
          <table:table-cell table:style-name="ce3" table:formula="of:=[.H494]*[.C494]" office:value-type="float" office:value="675" calcext:value-type="float">
            <text:p>675.00</text:p>
          </table:table-cell>
          <table:table-cell table:style-name="ce3" table:formula="of:=[.I494]*[.C494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4]+1" office:value-type="date" office:date-value="2022-05-09" calcext:value-type="date">
            <text:p>9-May-2022</text:p>
          </table:table-cell>
          <table:table-cell table:style-name="ce2" table:formula="of:=INDEX([.$N$5:.$P$28];MATCH(MONTH([.A495])&amp;YEAR([.A495]);[.$P$5:.$P$28];0);2)" office:value-type="float" office:value="270" calcext:value-type="float">
            <text:p>270</text:p>
          </table:table-cell>
          <table:table-cell table:style-name="ce2" table:formula="of:=DAY(EOMONTH([.A495];0))" office:value-type="float" office:value="31" calcext:value-type="float">
            <text:p>31</text:p>
          </table:table-cell>
          <table:table-cell table:formula="of:=[.B495]/[.C495]" office:value-type="float" office:value="8.70967741935484" calcext:value-type="float">
            <text:p>8.71</text:p>
          </table:table-cell>
          <table:table-cell table:formula="of:=-0.5*([.F495]&lt;50)+0.6*([.F495]&gt;50)" office:value-type="float" office:value="0.6" calcext:value-type="float">
            <text:p>0.60</text:p>
          </table:table-cell>
          <table:table-cell table:formula="of:=[.F494]*(1+[.G494])" office:value-type="float" office:value="116.098348297909" calcext:value-type="float">
            <text:p>116.1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5]/(1-[.E495])" office:value-type="float" office:value="21.7741935483871" calcext:value-type="float">
            <text:p>21.77</text:p>
          </table:table-cell>
          <table:table-cell table:formula="of:=[.H495]-[.D495]" office:value-type="float" office:value="13.0645161290323" calcext:value-type="float">
            <text:p>13.06</text:p>
          </table:table-cell>
          <table:table-cell table:style-name="ce3" table:formula="of:=[.H495]*[.C495]" office:value-type="float" office:value="675" calcext:value-type="float">
            <text:p>675.00</text:p>
          </table:table-cell>
          <table:table-cell table:style-name="ce3" table:formula="of:=[.I495]*[.C495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5]+1" office:value-type="date" office:date-value="2022-05-10" calcext:value-type="date">
            <text:p>10-May-2022</text:p>
          </table:table-cell>
          <table:table-cell table:style-name="ce2" table:formula="of:=INDEX([.$N$5:.$P$28];MATCH(MONTH([.A496])&amp;YEAR([.A496]);[.$P$5:.$P$28];0);2)" office:value-type="float" office:value="270" calcext:value-type="float">
            <text:p>270</text:p>
          </table:table-cell>
          <table:table-cell table:style-name="ce2" table:formula="of:=DAY(EOMONTH([.A496];0))" office:value-type="float" office:value="31" calcext:value-type="float">
            <text:p>31</text:p>
          </table:table-cell>
          <table:table-cell table:formula="of:=[.B496]/[.C496]" office:value-type="float" office:value="8.70967741935484" calcext:value-type="float">
            <text:p>8.71</text:p>
          </table:table-cell>
          <table:table-cell table:formula="of:=-0.5*([.F496]&lt;50)+0.6*([.F496]&gt;50)" office:value-type="float" office:value="0.6" calcext:value-type="float">
            <text:p>0.60</text:p>
          </table:table-cell>
          <table:table-cell table:formula="of:=[.F495]*(1+[.G495])" office:value-type="float" office:value="117.052581297618" calcext:value-type="float">
            <text:p>117.0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6]/(1-[.E496])" office:value-type="float" office:value="21.7741935483871" calcext:value-type="float">
            <text:p>21.77</text:p>
          </table:table-cell>
          <table:table-cell table:formula="of:=[.H496]-[.D496]" office:value-type="float" office:value="13.0645161290323" calcext:value-type="float">
            <text:p>13.06</text:p>
          </table:table-cell>
          <table:table-cell table:style-name="ce3" table:formula="of:=[.H496]*[.C496]" office:value-type="float" office:value="675" calcext:value-type="float">
            <text:p>675.00</text:p>
          </table:table-cell>
          <table:table-cell table:style-name="ce3" table:formula="of:=[.I496]*[.C496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6]+1" office:value-type="date" office:date-value="2022-05-11" calcext:value-type="date">
            <text:p>11-May-2022</text:p>
          </table:table-cell>
          <table:table-cell table:style-name="ce2" table:formula="of:=INDEX([.$N$5:.$P$28];MATCH(MONTH([.A497])&amp;YEAR([.A497]);[.$P$5:.$P$28];0);2)" office:value-type="float" office:value="270" calcext:value-type="float">
            <text:p>270</text:p>
          </table:table-cell>
          <table:table-cell table:style-name="ce2" table:formula="of:=DAY(EOMONTH([.A497];0))" office:value-type="float" office:value="31" calcext:value-type="float">
            <text:p>31</text:p>
          </table:table-cell>
          <table:table-cell table:formula="of:=[.B497]/[.C497]" office:value-type="float" office:value="8.70967741935484" calcext:value-type="float">
            <text:p>8.71</text:p>
          </table:table-cell>
          <table:table-cell table:formula="of:=-0.5*([.F497]&lt;50)+0.6*([.F497]&gt;50)" office:value-type="float" office:value="0.6" calcext:value-type="float">
            <text:p>0.60</text:p>
          </table:table-cell>
          <table:table-cell table:formula="of:=[.F496]*(1+[.G496])" office:value-type="float" office:value="118.014657308283" calcext:value-type="float">
            <text:p>118.0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7]/(1-[.E497])" office:value-type="float" office:value="21.7741935483871" calcext:value-type="float">
            <text:p>21.77</text:p>
          </table:table-cell>
          <table:table-cell table:formula="of:=[.H497]-[.D497]" office:value-type="float" office:value="13.0645161290323" calcext:value-type="float">
            <text:p>13.06</text:p>
          </table:table-cell>
          <table:table-cell table:style-name="ce3" table:formula="of:=[.H497]*[.C497]" office:value-type="float" office:value="675" calcext:value-type="float">
            <text:p>675.00</text:p>
          </table:table-cell>
          <table:table-cell table:style-name="ce3" table:formula="of:=[.I497]*[.C497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7]+1" office:value-type="date" office:date-value="2022-05-12" calcext:value-type="date">
            <text:p>12-May-2022</text:p>
          </table:table-cell>
          <table:table-cell table:style-name="ce2" table:formula="of:=INDEX([.$N$5:.$P$28];MATCH(MONTH([.A498])&amp;YEAR([.A498]);[.$P$5:.$P$28];0);2)" office:value-type="float" office:value="270" calcext:value-type="float">
            <text:p>270</text:p>
          </table:table-cell>
          <table:table-cell table:style-name="ce2" table:formula="of:=DAY(EOMONTH([.A498];0))" office:value-type="float" office:value="31" calcext:value-type="float">
            <text:p>31</text:p>
          </table:table-cell>
          <table:table-cell table:formula="of:=[.B498]/[.C498]" office:value-type="float" office:value="8.70967741935484" calcext:value-type="float">
            <text:p>8.71</text:p>
          </table:table-cell>
          <table:table-cell table:formula="of:=-0.5*([.F498]&lt;50)+0.6*([.F498]&gt;50)" office:value-type="float" office:value="0.6" calcext:value-type="float">
            <text:p>0.60</text:p>
          </table:table-cell>
          <table:table-cell table:formula="of:=[.F497]*(1+[.G497])" office:value-type="float" office:value="118.984640793009" calcext:value-type="float">
            <text:p>118.9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8]/(1-[.E498])" office:value-type="float" office:value="21.7741935483871" calcext:value-type="float">
            <text:p>21.77</text:p>
          </table:table-cell>
          <table:table-cell table:formula="of:=[.H498]-[.D498]" office:value-type="float" office:value="13.0645161290323" calcext:value-type="float">
            <text:p>13.06</text:p>
          </table:table-cell>
          <table:table-cell table:style-name="ce3" table:formula="of:=[.H498]*[.C498]" office:value-type="float" office:value="675" calcext:value-type="float">
            <text:p>675.00</text:p>
          </table:table-cell>
          <table:table-cell table:style-name="ce3" table:formula="of:=[.I498]*[.C498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8]+1" office:value-type="date" office:date-value="2022-05-13" calcext:value-type="date">
            <text:p>13-May-2022</text:p>
          </table:table-cell>
          <table:table-cell table:style-name="ce2" table:formula="of:=INDEX([.$N$5:.$P$28];MATCH(MONTH([.A499])&amp;YEAR([.A499]);[.$P$5:.$P$28];0);2)" office:value-type="float" office:value="270" calcext:value-type="float">
            <text:p>270</text:p>
          </table:table-cell>
          <table:table-cell table:style-name="ce2" table:formula="of:=DAY(EOMONTH([.A499];0))" office:value-type="float" office:value="31" calcext:value-type="float">
            <text:p>31</text:p>
          </table:table-cell>
          <table:table-cell table:formula="of:=[.B499]/[.C499]" office:value-type="float" office:value="8.70967741935484" calcext:value-type="float">
            <text:p>8.71</text:p>
          </table:table-cell>
          <table:table-cell table:formula="of:=-0.5*([.F499]&lt;50)+0.6*([.F499]&gt;50)" office:value-type="float" office:value="0.6" calcext:value-type="float">
            <text:p>0.60</text:p>
          </table:table-cell>
          <table:table-cell table:formula="of:=[.F498]*(1+[.G498])" office:value-type="float" office:value="119.962596744732" calcext:value-type="float">
            <text:p>119.9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499]/(1-[.E499])" office:value-type="float" office:value="21.7741935483871" calcext:value-type="float">
            <text:p>21.77</text:p>
          </table:table-cell>
          <table:table-cell table:formula="of:=[.H499]-[.D499]" office:value-type="float" office:value="13.0645161290323" calcext:value-type="float">
            <text:p>13.06</text:p>
          </table:table-cell>
          <table:table-cell table:style-name="ce3" table:formula="of:=[.H499]*[.C499]" office:value-type="float" office:value="675" calcext:value-type="float">
            <text:p>675.00</text:p>
          </table:table-cell>
          <table:table-cell table:style-name="ce3" table:formula="of:=[.I499]*[.C499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499]+1" office:value-type="date" office:date-value="2022-05-14" calcext:value-type="date">
            <text:p>14-May-2022</text:p>
          </table:table-cell>
          <table:table-cell table:style-name="ce2" table:formula="of:=INDEX([.$N$5:.$P$28];MATCH(MONTH([.A500])&amp;YEAR([.A500]);[.$P$5:.$P$28];0);2)" office:value-type="float" office:value="270" calcext:value-type="float">
            <text:p>270</text:p>
          </table:table-cell>
          <table:table-cell table:style-name="ce2" table:formula="of:=DAY(EOMONTH([.A500];0))" office:value-type="float" office:value="31" calcext:value-type="float">
            <text:p>31</text:p>
          </table:table-cell>
          <table:table-cell table:formula="of:=[.B500]/[.C500]" office:value-type="float" office:value="8.70967741935484" calcext:value-type="float">
            <text:p>8.71</text:p>
          </table:table-cell>
          <table:table-cell table:formula="of:=-0.5*([.F500]&lt;50)+0.6*([.F500]&gt;50)" office:value-type="float" office:value="0.6" calcext:value-type="float">
            <text:p>0.60</text:p>
          </table:table-cell>
          <table:table-cell table:formula="of:=[.F499]*(1+[.G499])" office:value-type="float" office:value="120.948590690579" calcext:value-type="float">
            <text:p>120.9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0]/(1-[.E500])" office:value-type="float" office:value="21.7741935483871" calcext:value-type="float">
            <text:p>21.77</text:p>
          </table:table-cell>
          <table:table-cell table:formula="of:=[.H500]-[.D500]" office:value-type="float" office:value="13.0645161290323" calcext:value-type="float">
            <text:p>13.06</text:p>
          </table:table-cell>
          <table:table-cell table:style-name="ce3" table:formula="of:=[.H500]*[.C500]" office:value-type="float" office:value="675" calcext:value-type="float">
            <text:p>675.00</text:p>
          </table:table-cell>
          <table:table-cell table:style-name="ce3" table:formula="of:=[.I500]*[.C500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0]+1" office:value-type="date" office:date-value="2022-05-15" calcext:value-type="date">
            <text:p>15-May-2022</text:p>
          </table:table-cell>
          <table:table-cell table:style-name="ce2" table:formula="of:=INDEX([.$N$5:.$P$28];MATCH(MONTH([.A501])&amp;YEAR([.A501]);[.$P$5:.$P$28];0);2)" office:value-type="float" office:value="270" calcext:value-type="float">
            <text:p>270</text:p>
          </table:table-cell>
          <table:table-cell table:style-name="ce2" table:formula="of:=DAY(EOMONTH([.A501];0))" office:value-type="float" office:value="31" calcext:value-type="float">
            <text:p>31</text:p>
          </table:table-cell>
          <table:table-cell table:formula="of:=[.B501]/[.C501]" office:value-type="float" office:value="8.70967741935484" calcext:value-type="float">
            <text:p>8.71</text:p>
          </table:table-cell>
          <table:table-cell table:formula="of:=-0.5*([.F501]&lt;50)+0.6*([.F501]&gt;50)" office:value-type="float" office:value="0.6" calcext:value-type="float">
            <text:p>0.60</text:p>
          </table:table-cell>
          <table:table-cell table:formula="of:=[.F500]*(1+[.G500])" office:value-type="float" office:value="121.942688696255" calcext:value-type="float">
            <text:p>121.9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1]/(1-[.E501])" office:value-type="float" office:value="21.7741935483871" calcext:value-type="float">
            <text:p>21.77</text:p>
          </table:table-cell>
          <table:table-cell table:formula="of:=[.H501]-[.D501]" office:value-type="float" office:value="13.0645161290323" calcext:value-type="float">
            <text:p>13.06</text:p>
          </table:table-cell>
          <table:table-cell table:style-name="ce3" table:formula="of:=[.H501]*[.C501]" office:value-type="float" office:value="675" calcext:value-type="float">
            <text:p>675.00</text:p>
          </table:table-cell>
          <table:table-cell table:style-name="ce3" table:formula="of:=[.I501]*[.C501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1]+1" office:value-type="date" office:date-value="2022-05-16" calcext:value-type="date">
            <text:p>16-May-2022</text:p>
          </table:table-cell>
          <table:table-cell table:style-name="ce2" table:formula="of:=INDEX([.$N$5:.$P$28];MATCH(MONTH([.A502])&amp;YEAR([.A502]);[.$P$5:.$P$28];0);2)" office:value-type="float" office:value="270" calcext:value-type="float">
            <text:p>270</text:p>
          </table:table-cell>
          <table:table-cell table:style-name="ce2" table:formula="of:=DAY(EOMONTH([.A502];0))" office:value-type="float" office:value="31" calcext:value-type="float">
            <text:p>31</text:p>
          </table:table-cell>
          <table:table-cell table:formula="of:=[.B502]/[.C502]" office:value-type="float" office:value="8.70967741935484" calcext:value-type="float">
            <text:p>8.71</text:p>
          </table:table-cell>
          <table:table-cell table:formula="of:=-0.5*([.F502]&lt;50)+0.6*([.F502]&gt;50)" office:value-type="float" office:value="0.6" calcext:value-type="float">
            <text:p>0.60</text:p>
          </table:table-cell>
          <table:table-cell table:formula="of:=[.F501]*(1+[.G501])" office:value-type="float" office:value="122.944957370471" calcext:value-type="float">
            <text:p>122.9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2]/(1-[.E502])" office:value-type="float" office:value="21.7741935483871" calcext:value-type="float">
            <text:p>21.77</text:p>
          </table:table-cell>
          <table:table-cell table:formula="of:=[.H502]-[.D502]" office:value-type="float" office:value="13.0645161290323" calcext:value-type="float">
            <text:p>13.06</text:p>
          </table:table-cell>
          <table:table-cell table:style-name="ce3" table:formula="of:=[.H502]*[.C502]" office:value-type="float" office:value="675" calcext:value-type="float">
            <text:p>675.00</text:p>
          </table:table-cell>
          <table:table-cell table:style-name="ce3" table:formula="of:=[.I502]*[.C502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2]+1" office:value-type="date" office:date-value="2022-05-17" calcext:value-type="date">
            <text:p>17-May-2022</text:p>
          </table:table-cell>
          <table:table-cell table:style-name="ce2" table:formula="of:=INDEX([.$N$5:.$P$28];MATCH(MONTH([.A503])&amp;YEAR([.A503]);[.$P$5:.$P$28];0);2)" office:value-type="float" office:value="270" calcext:value-type="float">
            <text:p>270</text:p>
          </table:table-cell>
          <table:table-cell table:style-name="ce2" table:formula="of:=DAY(EOMONTH([.A503];0))" office:value-type="float" office:value="31" calcext:value-type="float">
            <text:p>31</text:p>
          </table:table-cell>
          <table:table-cell table:formula="of:=[.B503]/[.C503]" office:value-type="float" office:value="8.70967741935484" calcext:value-type="float">
            <text:p>8.71</text:p>
          </table:table-cell>
          <table:table-cell table:formula="of:=-0.5*([.F503]&lt;50)+0.6*([.F503]&gt;50)" office:value-type="float" office:value="0.6" calcext:value-type="float">
            <text:p>0.60</text:p>
          </table:table-cell>
          <table:table-cell table:formula="of:=[.F502]*(1+[.G502])" office:value-type="float" office:value="123.955463869407" calcext:value-type="float">
            <text:p>123.9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3]/(1-[.E503])" office:value-type="float" office:value="21.7741935483871" calcext:value-type="float">
            <text:p>21.77</text:p>
          </table:table-cell>
          <table:table-cell table:formula="of:=[.H503]-[.D503]" office:value-type="float" office:value="13.0645161290323" calcext:value-type="float">
            <text:p>13.06</text:p>
          </table:table-cell>
          <table:table-cell table:style-name="ce3" table:formula="of:=[.H503]*[.C503]" office:value-type="float" office:value="675" calcext:value-type="float">
            <text:p>675.00</text:p>
          </table:table-cell>
          <table:table-cell table:style-name="ce3" table:formula="of:=[.I503]*[.C503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3]+1" office:value-type="date" office:date-value="2022-05-18" calcext:value-type="date">
            <text:p>18-May-2022</text:p>
          </table:table-cell>
          <table:table-cell table:style-name="ce2" table:formula="of:=INDEX([.$N$5:.$P$28];MATCH(MONTH([.A504])&amp;YEAR([.A504]);[.$P$5:.$P$28];0);2)" office:value-type="float" office:value="270" calcext:value-type="float">
            <text:p>270</text:p>
          </table:table-cell>
          <table:table-cell table:style-name="ce2" table:formula="of:=DAY(EOMONTH([.A504];0))" office:value-type="float" office:value="31" calcext:value-type="float">
            <text:p>31</text:p>
          </table:table-cell>
          <table:table-cell table:formula="of:=[.B504]/[.C504]" office:value-type="float" office:value="8.70967741935484" calcext:value-type="float">
            <text:p>8.71</text:p>
          </table:table-cell>
          <table:table-cell table:formula="of:=-0.5*([.F504]&lt;50)+0.6*([.F504]&gt;50)" office:value-type="float" office:value="0.6" calcext:value-type="float">
            <text:p>0.60</text:p>
          </table:table-cell>
          <table:table-cell table:formula="of:=[.F503]*(1+[.G503])" office:value-type="float" office:value="124.97427590121" calcext:value-type="float">
            <text:p>124.9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4]/(1-[.E504])" office:value-type="float" office:value="21.7741935483871" calcext:value-type="float">
            <text:p>21.77</text:p>
          </table:table-cell>
          <table:table-cell table:formula="of:=[.H504]-[.D504]" office:value-type="float" office:value="13.0645161290323" calcext:value-type="float">
            <text:p>13.06</text:p>
          </table:table-cell>
          <table:table-cell table:style-name="ce3" table:formula="of:=[.H504]*[.C504]" office:value-type="float" office:value="675" calcext:value-type="float">
            <text:p>675.00</text:p>
          </table:table-cell>
          <table:table-cell table:style-name="ce3" table:formula="of:=[.I504]*[.C504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4]+1" office:value-type="date" office:date-value="2022-05-19" calcext:value-type="date">
            <text:p>19-May-2022</text:p>
          </table:table-cell>
          <table:table-cell table:style-name="ce2" table:formula="of:=INDEX([.$N$5:.$P$28];MATCH(MONTH([.A505])&amp;YEAR([.A505]);[.$P$5:.$P$28];0);2)" office:value-type="float" office:value="270" calcext:value-type="float">
            <text:p>270</text:p>
          </table:table-cell>
          <table:table-cell table:style-name="ce2" table:formula="of:=DAY(EOMONTH([.A505];0))" office:value-type="float" office:value="31" calcext:value-type="float">
            <text:p>31</text:p>
          </table:table-cell>
          <table:table-cell table:formula="of:=[.B505]/[.C505]" office:value-type="float" office:value="8.70967741935484" calcext:value-type="float">
            <text:p>8.71</text:p>
          </table:table-cell>
          <table:table-cell table:formula="of:=-0.5*([.F505]&lt;50)+0.6*([.F505]&gt;50)" office:value-type="float" office:value="0.6" calcext:value-type="float">
            <text:p>0.60</text:p>
          </table:table-cell>
          <table:table-cell table:formula="of:=[.F504]*(1+[.G504])" office:value-type="float" office:value="126.001461730535" calcext:value-type="float">
            <text:p>126.0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5]/(1-[.E505])" office:value-type="float" office:value="21.7741935483871" calcext:value-type="float">
            <text:p>21.77</text:p>
          </table:table-cell>
          <table:table-cell table:formula="of:=[.H505]-[.D505]" office:value-type="float" office:value="13.0645161290323" calcext:value-type="float">
            <text:p>13.06</text:p>
          </table:table-cell>
          <table:table-cell table:style-name="ce3" table:formula="of:=[.H505]*[.C505]" office:value-type="float" office:value="675" calcext:value-type="float">
            <text:p>675.00</text:p>
          </table:table-cell>
          <table:table-cell table:style-name="ce3" table:formula="of:=[.I505]*[.C505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5]+1" office:value-type="date" office:date-value="2022-05-20" calcext:value-type="date">
            <text:p>20-May-2022</text:p>
          </table:table-cell>
          <table:table-cell table:style-name="ce2" table:formula="of:=INDEX([.$N$5:.$P$28];MATCH(MONTH([.A506])&amp;YEAR([.A506]);[.$P$5:.$P$28];0);2)" office:value-type="float" office:value="270" calcext:value-type="float">
            <text:p>270</text:p>
          </table:table-cell>
          <table:table-cell table:style-name="ce2" table:formula="of:=DAY(EOMONTH([.A506];0))" office:value-type="float" office:value="31" calcext:value-type="float">
            <text:p>31</text:p>
          </table:table-cell>
          <table:table-cell table:formula="of:=[.B506]/[.C506]" office:value-type="float" office:value="8.70967741935484" calcext:value-type="float">
            <text:p>8.71</text:p>
          </table:table-cell>
          <table:table-cell table:formula="of:=-0.5*([.F506]&lt;50)+0.6*([.F506]&gt;50)" office:value-type="float" office:value="0.6" calcext:value-type="float">
            <text:p>0.60</text:p>
          </table:table-cell>
          <table:table-cell table:formula="of:=[.F505]*(1+[.G505])" office:value-type="float" office:value="127.037090183115" calcext:value-type="float">
            <text:p>127.0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6]/(1-[.E506])" office:value-type="float" office:value="21.7741935483871" calcext:value-type="float">
            <text:p>21.77</text:p>
          </table:table-cell>
          <table:table-cell table:formula="of:=[.H506]-[.D506]" office:value-type="float" office:value="13.0645161290323" calcext:value-type="float">
            <text:p>13.06</text:p>
          </table:table-cell>
          <table:table-cell table:style-name="ce3" table:formula="of:=[.H506]*[.C506]" office:value-type="float" office:value="675" calcext:value-type="float">
            <text:p>675.00</text:p>
          </table:table-cell>
          <table:table-cell table:style-name="ce3" table:formula="of:=[.I506]*[.C506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6]+1" office:value-type="date" office:date-value="2022-05-21" calcext:value-type="date">
            <text:p>21-May-2022</text:p>
          </table:table-cell>
          <table:table-cell table:style-name="ce2" table:formula="of:=INDEX([.$N$5:.$P$28];MATCH(MONTH([.A507])&amp;YEAR([.A507]);[.$P$5:.$P$28];0);2)" office:value-type="float" office:value="270" calcext:value-type="float">
            <text:p>270</text:p>
          </table:table-cell>
          <table:table-cell table:style-name="ce2" table:formula="of:=DAY(EOMONTH([.A507];0))" office:value-type="float" office:value="31" calcext:value-type="float">
            <text:p>31</text:p>
          </table:table-cell>
          <table:table-cell table:formula="of:=[.B507]/[.C507]" office:value-type="float" office:value="8.70967741935484" calcext:value-type="float">
            <text:p>8.71</text:p>
          </table:table-cell>
          <table:table-cell table:formula="of:=-0.5*([.F507]&lt;50)+0.6*([.F507]&gt;50)" office:value-type="float" office:value="0.6" calcext:value-type="float">
            <text:p>0.60</text:p>
          </table:table-cell>
          <table:table-cell table:formula="of:=[.F506]*(1+[.G506])" office:value-type="float" office:value="128.081230650373" calcext:value-type="float">
            <text:p>128.0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7]/(1-[.E507])" office:value-type="float" office:value="21.7741935483871" calcext:value-type="float">
            <text:p>21.77</text:p>
          </table:table-cell>
          <table:table-cell table:formula="of:=[.H507]-[.D507]" office:value-type="float" office:value="13.0645161290323" calcext:value-type="float">
            <text:p>13.06</text:p>
          </table:table-cell>
          <table:table-cell table:style-name="ce3" table:formula="of:=[.H507]*[.C507]" office:value-type="float" office:value="675" calcext:value-type="float">
            <text:p>675.00</text:p>
          </table:table-cell>
          <table:table-cell table:style-name="ce3" table:formula="of:=[.I507]*[.C507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7]+1" office:value-type="date" office:date-value="2022-05-22" calcext:value-type="date">
            <text:p>22-May-2022</text:p>
          </table:table-cell>
          <table:table-cell table:style-name="ce2" table:formula="of:=INDEX([.$N$5:.$P$28];MATCH(MONTH([.A508])&amp;YEAR([.A508]);[.$P$5:.$P$28];0);2)" office:value-type="float" office:value="270" calcext:value-type="float">
            <text:p>270</text:p>
          </table:table-cell>
          <table:table-cell table:style-name="ce2" table:formula="of:=DAY(EOMONTH([.A508];0))" office:value-type="float" office:value="31" calcext:value-type="float">
            <text:p>31</text:p>
          </table:table-cell>
          <table:table-cell table:formula="of:=[.B508]/[.C508]" office:value-type="float" office:value="8.70967741935484" calcext:value-type="float">
            <text:p>8.71</text:p>
          </table:table-cell>
          <table:table-cell table:formula="of:=-0.5*([.F508]&lt;50)+0.6*([.F508]&gt;50)" office:value-type="float" office:value="0.6" calcext:value-type="float">
            <text:p>0.60</text:p>
          </table:table-cell>
          <table:table-cell table:formula="of:=[.F507]*(1+[.G507])" office:value-type="float" office:value="129.133953094075" calcext:value-type="float">
            <text:p>129.1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8]/(1-[.E508])" office:value-type="float" office:value="21.7741935483871" calcext:value-type="float">
            <text:p>21.77</text:p>
          </table:table-cell>
          <table:table-cell table:formula="of:=[.H508]-[.D508]" office:value-type="float" office:value="13.0645161290323" calcext:value-type="float">
            <text:p>13.06</text:p>
          </table:table-cell>
          <table:table-cell table:style-name="ce3" table:formula="of:=[.H508]*[.C508]" office:value-type="float" office:value="675" calcext:value-type="float">
            <text:p>675.00</text:p>
          </table:table-cell>
          <table:table-cell table:style-name="ce3" table:formula="of:=[.I508]*[.C508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8]+1" office:value-type="date" office:date-value="2022-05-23" calcext:value-type="date">
            <text:p>23-May-2022</text:p>
          </table:table-cell>
          <table:table-cell table:style-name="ce2" table:formula="of:=INDEX([.$N$5:.$P$28];MATCH(MONTH([.A509])&amp;YEAR([.A509]);[.$P$5:.$P$28];0);2)" office:value-type="float" office:value="270" calcext:value-type="float">
            <text:p>270</text:p>
          </table:table-cell>
          <table:table-cell table:style-name="ce2" table:formula="of:=DAY(EOMONTH([.A509];0))" office:value-type="float" office:value="31" calcext:value-type="float">
            <text:p>31</text:p>
          </table:table-cell>
          <table:table-cell table:formula="of:=[.B509]/[.C509]" office:value-type="float" office:value="8.70967741935484" calcext:value-type="float">
            <text:p>8.71</text:p>
          </table:table-cell>
          <table:table-cell table:formula="of:=-0.5*([.F509]&lt;50)+0.6*([.F509]&gt;50)" office:value-type="float" office:value="0.6" calcext:value-type="float">
            <text:p>0.60</text:p>
          </table:table-cell>
          <table:table-cell table:formula="of:=[.F508]*(1+[.G508])" office:value-type="float" office:value="130.195328051013" calcext:value-type="float">
            <text:p>130.2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09]/(1-[.E509])" office:value-type="float" office:value="21.7741935483871" calcext:value-type="float">
            <text:p>21.77</text:p>
          </table:table-cell>
          <table:table-cell table:formula="of:=[.H509]-[.D509]" office:value-type="float" office:value="13.0645161290323" calcext:value-type="float">
            <text:p>13.06</text:p>
          </table:table-cell>
          <table:table-cell table:style-name="ce3" table:formula="of:=[.H509]*[.C509]" office:value-type="float" office:value="675" calcext:value-type="float">
            <text:p>675.00</text:p>
          </table:table-cell>
          <table:table-cell table:style-name="ce3" table:formula="of:=[.I509]*[.C509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09]+1" office:value-type="date" office:date-value="2022-05-24" calcext:value-type="date">
            <text:p>24-May-2022</text:p>
          </table:table-cell>
          <table:table-cell table:style-name="ce2" table:formula="of:=INDEX([.$N$5:.$P$28];MATCH(MONTH([.A510])&amp;YEAR([.A510]);[.$P$5:.$P$28];0);2)" office:value-type="float" office:value="270" calcext:value-type="float">
            <text:p>270</text:p>
          </table:table-cell>
          <table:table-cell table:style-name="ce2" table:formula="of:=DAY(EOMONTH([.A510];0))" office:value-type="float" office:value="31" calcext:value-type="float">
            <text:p>31</text:p>
          </table:table-cell>
          <table:table-cell table:formula="of:=[.B510]/[.C510]" office:value-type="float" office:value="8.70967741935484" calcext:value-type="float">
            <text:p>8.71</text:p>
          </table:table-cell>
          <table:table-cell table:formula="of:=-0.5*([.F510]&lt;50)+0.6*([.F510]&gt;50)" office:value-type="float" office:value="0.6" calcext:value-type="float">
            <text:p>0.60</text:p>
          </table:table-cell>
          <table:table-cell table:formula="of:=[.F509]*(1+[.G509])" office:value-type="float" office:value="131.265426637733" calcext:value-type="float">
            <text:p>131.2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0]/(1-[.E510])" office:value-type="float" office:value="21.7741935483871" calcext:value-type="float">
            <text:p>21.77</text:p>
          </table:table-cell>
          <table:table-cell table:formula="of:=[.H510]-[.D510]" office:value-type="float" office:value="13.0645161290323" calcext:value-type="float">
            <text:p>13.06</text:p>
          </table:table-cell>
          <table:table-cell table:style-name="ce3" table:formula="of:=[.H510]*[.C510]" office:value-type="float" office:value="675" calcext:value-type="float">
            <text:p>675.00</text:p>
          </table:table-cell>
          <table:table-cell table:style-name="ce3" table:formula="of:=[.I510]*[.C510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10]+1" office:value-type="date" office:date-value="2022-05-25" calcext:value-type="date">
            <text:p>25-May-2022</text:p>
          </table:table-cell>
          <table:table-cell table:style-name="ce2" table:formula="of:=INDEX([.$N$5:.$P$28];MATCH(MONTH([.A511])&amp;YEAR([.A511]);[.$P$5:.$P$28];0);2)" office:value-type="float" office:value="270" calcext:value-type="float">
            <text:p>270</text:p>
          </table:table-cell>
          <table:table-cell table:style-name="ce2" table:formula="of:=DAY(EOMONTH([.A511];0))" office:value-type="float" office:value="31" calcext:value-type="float">
            <text:p>31</text:p>
          </table:table-cell>
          <table:table-cell table:formula="of:=[.B511]/[.C511]" office:value-type="float" office:value="8.70967741935484" calcext:value-type="float">
            <text:p>8.71</text:p>
          </table:table-cell>
          <table:table-cell table:formula="of:=-0.5*([.F511]&lt;50)+0.6*([.F511]&gt;50)" office:value-type="float" office:value="0.6" calcext:value-type="float">
            <text:p>0.60</text:p>
          </table:table-cell>
          <table:table-cell table:formula="of:=[.F510]*(1+[.G510])" office:value-type="float" office:value="132.344320555304" calcext:value-type="float">
            <text:p>132.3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1]/(1-[.E511])" office:value-type="float" office:value="21.7741935483871" calcext:value-type="float">
            <text:p>21.77</text:p>
          </table:table-cell>
          <table:table-cell table:formula="of:=[.H511]-[.D511]" office:value-type="float" office:value="13.0645161290323" calcext:value-type="float">
            <text:p>13.06</text:p>
          </table:table-cell>
          <table:table-cell table:style-name="ce3" table:formula="of:=[.H511]*[.C511]" office:value-type="float" office:value="675" calcext:value-type="float">
            <text:p>675.00</text:p>
          </table:table-cell>
          <table:table-cell table:style-name="ce3" table:formula="of:=[.I511]*[.C511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11]+1" office:value-type="date" office:date-value="2022-05-26" calcext:value-type="date">
            <text:p>26-May-2022</text:p>
          </table:table-cell>
          <table:table-cell table:style-name="ce2" table:formula="of:=INDEX([.$N$5:.$P$28];MATCH(MONTH([.A512])&amp;YEAR([.A512]);[.$P$5:.$P$28];0);2)" office:value-type="float" office:value="270" calcext:value-type="float">
            <text:p>270</text:p>
          </table:table-cell>
          <table:table-cell table:style-name="ce2" table:formula="of:=DAY(EOMONTH([.A512];0))" office:value-type="float" office:value="31" calcext:value-type="float">
            <text:p>31</text:p>
          </table:table-cell>
          <table:table-cell table:formula="of:=[.B512]/[.C512]" office:value-type="float" office:value="8.70967741935484" calcext:value-type="float">
            <text:p>8.71</text:p>
          </table:table-cell>
          <table:table-cell table:formula="of:=-0.5*([.F512]&lt;50)+0.6*([.F512]&gt;50)" office:value-type="float" office:value="0.6" calcext:value-type="float">
            <text:p>0.60</text:p>
          </table:table-cell>
          <table:table-cell table:formula="of:=[.F511]*(1+[.G511])" office:value-type="float" office:value="133.432082094114" calcext:value-type="float">
            <text:p>133.4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2]/(1-[.E512])" office:value-type="float" office:value="21.7741935483871" calcext:value-type="float">
            <text:p>21.77</text:p>
          </table:table-cell>
          <table:table-cell table:formula="of:=[.H512]-[.D512]" office:value-type="float" office:value="13.0645161290323" calcext:value-type="float">
            <text:p>13.06</text:p>
          </table:table-cell>
          <table:table-cell table:style-name="ce3" table:formula="of:=[.H512]*[.C512]" office:value-type="float" office:value="675" calcext:value-type="float">
            <text:p>675.00</text:p>
          </table:table-cell>
          <table:table-cell table:style-name="ce3" table:formula="of:=[.I512]*[.C512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12]+1" office:value-type="date" office:date-value="2022-05-27" calcext:value-type="date">
            <text:p>27-May-2022</text:p>
          </table:table-cell>
          <table:table-cell table:style-name="ce2" table:formula="of:=INDEX([.$N$5:.$P$28];MATCH(MONTH([.A513])&amp;YEAR([.A513]);[.$P$5:.$P$28];0);2)" office:value-type="float" office:value="270" calcext:value-type="float">
            <text:p>270</text:p>
          </table:table-cell>
          <table:table-cell table:style-name="ce2" table:formula="of:=DAY(EOMONTH([.A513];0))" office:value-type="float" office:value="31" calcext:value-type="float">
            <text:p>31</text:p>
          </table:table-cell>
          <table:table-cell table:formula="of:=[.B513]/[.C513]" office:value-type="float" office:value="8.70967741935484" calcext:value-type="float">
            <text:p>8.71</text:p>
          </table:table-cell>
          <table:table-cell table:formula="of:=-0.5*([.F513]&lt;50)+0.6*([.F513]&gt;50)" office:value-type="float" office:value="0.6" calcext:value-type="float">
            <text:p>0.60</text:p>
          </table:table-cell>
          <table:table-cell table:formula="of:=[.F512]*(1+[.G512])" office:value-type="float" office:value="134.528784138724" calcext:value-type="float">
            <text:p>134.5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3]/(1-[.E513])" office:value-type="float" office:value="21.7741935483871" calcext:value-type="float">
            <text:p>21.77</text:p>
          </table:table-cell>
          <table:table-cell table:formula="of:=[.H513]-[.D513]" office:value-type="float" office:value="13.0645161290323" calcext:value-type="float">
            <text:p>13.06</text:p>
          </table:table-cell>
          <table:table-cell table:style-name="ce3" table:formula="of:=[.H513]*[.C513]" office:value-type="float" office:value="675" calcext:value-type="float">
            <text:p>675.00</text:p>
          </table:table-cell>
          <table:table-cell table:style-name="ce3" table:formula="of:=[.I513]*[.C513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13]+1" office:value-type="date" office:date-value="2022-05-28" calcext:value-type="date">
            <text:p>28-May-2022</text:p>
          </table:table-cell>
          <table:table-cell table:style-name="ce2" table:formula="of:=INDEX([.$N$5:.$P$28];MATCH(MONTH([.A514])&amp;YEAR([.A514]);[.$P$5:.$P$28];0);2)" office:value-type="float" office:value="270" calcext:value-type="float">
            <text:p>270</text:p>
          </table:table-cell>
          <table:table-cell table:style-name="ce2" table:formula="of:=DAY(EOMONTH([.A514];0))" office:value-type="float" office:value="31" calcext:value-type="float">
            <text:p>31</text:p>
          </table:table-cell>
          <table:table-cell table:formula="of:=[.B514]/[.C514]" office:value-type="float" office:value="8.70967741935484" calcext:value-type="float">
            <text:p>8.71</text:p>
          </table:table-cell>
          <table:table-cell table:formula="of:=-0.5*([.F514]&lt;50)+0.6*([.F514]&gt;50)" office:value-type="float" office:value="0.6" calcext:value-type="float">
            <text:p>0.60</text:p>
          </table:table-cell>
          <table:table-cell table:formula="of:=[.F513]*(1+[.G513])" office:value-type="float" office:value="135.63450017274" calcext:value-type="float">
            <text:p>135.6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4]/(1-[.E514])" office:value-type="float" office:value="21.7741935483871" calcext:value-type="float">
            <text:p>21.77</text:p>
          </table:table-cell>
          <table:table-cell table:formula="of:=[.H514]-[.D514]" office:value-type="float" office:value="13.0645161290323" calcext:value-type="float">
            <text:p>13.06</text:p>
          </table:table-cell>
          <table:table-cell table:style-name="ce3" table:formula="of:=[.H514]*[.C514]" office:value-type="float" office:value="675" calcext:value-type="float">
            <text:p>675.00</text:p>
          </table:table-cell>
          <table:table-cell table:style-name="ce3" table:formula="of:=[.I514]*[.C514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14]+1" office:value-type="date" office:date-value="2022-05-29" calcext:value-type="date">
            <text:p>29-May-2022</text:p>
          </table:table-cell>
          <table:table-cell table:style-name="ce2" table:formula="of:=INDEX([.$N$5:.$P$28];MATCH(MONTH([.A515])&amp;YEAR([.A515]);[.$P$5:.$P$28];0);2)" office:value-type="float" office:value="270" calcext:value-type="float">
            <text:p>270</text:p>
          </table:table-cell>
          <table:table-cell table:style-name="ce2" table:formula="of:=DAY(EOMONTH([.A515];0))" office:value-type="float" office:value="31" calcext:value-type="float">
            <text:p>31</text:p>
          </table:table-cell>
          <table:table-cell table:formula="of:=[.B515]/[.C515]" office:value-type="float" office:value="8.70967741935484" calcext:value-type="float">
            <text:p>8.71</text:p>
          </table:table-cell>
          <table:table-cell table:formula="of:=-0.5*([.F515]&lt;50)+0.6*([.F515]&gt;50)" office:value-type="float" office:value="0.6" calcext:value-type="float">
            <text:p>0.60</text:p>
          </table:table-cell>
          <table:table-cell table:formula="of:=[.F514]*(1+[.G514])" office:value-type="float" office:value="136.749304283749" calcext:value-type="float">
            <text:p>136.7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5]/(1-[.E515])" office:value-type="float" office:value="21.7741935483871" calcext:value-type="float">
            <text:p>21.77</text:p>
          </table:table-cell>
          <table:table-cell table:formula="of:=[.H515]-[.D515]" office:value-type="float" office:value="13.0645161290323" calcext:value-type="float">
            <text:p>13.06</text:p>
          </table:table-cell>
          <table:table-cell table:style-name="ce3" table:formula="of:=[.H515]*[.C515]" office:value-type="float" office:value="675" calcext:value-type="float">
            <text:p>675.00</text:p>
          </table:table-cell>
          <table:table-cell table:style-name="ce3" table:formula="of:=[.I515]*[.C515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15]+1" office:value-type="date" office:date-value="2022-05-30" calcext:value-type="date">
            <text:p>30-May-2022</text:p>
          </table:table-cell>
          <table:table-cell table:style-name="ce2" table:formula="of:=INDEX([.$N$5:.$P$28];MATCH(MONTH([.A516])&amp;YEAR([.A516]);[.$P$5:.$P$28];0);2)" office:value-type="float" office:value="270" calcext:value-type="float">
            <text:p>270</text:p>
          </table:table-cell>
          <table:table-cell table:style-name="ce2" table:formula="of:=DAY(EOMONTH([.A516];0))" office:value-type="float" office:value="31" calcext:value-type="float">
            <text:p>31</text:p>
          </table:table-cell>
          <table:table-cell table:formula="of:=[.B516]/[.C516]" office:value-type="float" office:value="8.70967741935484" calcext:value-type="float">
            <text:p>8.71</text:p>
          </table:table-cell>
          <table:table-cell table:formula="of:=-0.5*([.F516]&lt;50)+0.6*([.F516]&gt;50)" office:value-type="float" office:value="0.6" calcext:value-type="float">
            <text:p>0.60</text:p>
          </table:table-cell>
          <table:table-cell table:formula="of:=[.F515]*(1+[.G515])" office:value-type="float" office:value="137.873271168273" calcext:value-type="float">
            <text:p>137.8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6]/(1-[.E516])" office:value-type="float" office:value="21.7741935483871" calcext:value-type="float">
            <text:p>21.77</text:p>
          </table:table-cell>
          <table:table-cell table:formula="of:=[.H516]-[.D516]" office:value-type="float" office:value="13.0645161290323" calcext:value-type="float">
            <text:p>13.06</text:p>
          </table:table-cell>
          <table:table-cell table:style-name="ce3" table:formula="of:=[.H516]*[.C516]" office:value-type="float" office:value="675" calcext:value-type="float">
            <text:p>675.00</text:p>
          </table:table-cell>
          <table:table-cell table:style-name="ce3" table:formula="of:=[.I516]*[.C516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16]+1" office:value-type="date" office:date-value="2022-05-31" calcext:value-type="date">
            <text:p>31-May-2022</text:p>
          </table:table-cell>
          <table:table-cell table:style-name="ce2" table:formula="of:=INDEX([.$N$5:.$P$28];MATCH(MONTH([.A517])&amp;YEAR([.A517]);[.$P$5:.$P$28];0);2)" office:value-type="float" office:value="270" calcext:value-type="float">
            <text:p>270</text:p>
          </table:table-cell>
          <table:table-cell table:style-name="ce2" table:formula="of:=DAY(EOMONTH([.A517];0))" office:value-type="float" office:value="31" calcext:value-type="float">
            <text:p>31</text:p>
          </table:table-cell>
          <table:table-cell table:formula="of:=[.B517]/[.C517]" office:value-type="float" office:value="8.70967741935484" calcext:value-type="float">
            <text:p>8.71</text:p>
          </table:table-cell>
          <table:table-cell table:formula="of:=-0.5*([.F517]&lt;50)+0.6*([.F517]&gt;50)" office:value-type="float" office:value="0.6" calcext:value-type="float">
            <text:p>0.60</text:p>
          </table:table-cell>
          <table:table-cell table:formula="of:=[.F516]*(1+[.G516])" office:value-type="float" office:value="139.00647613678" calcext:value-type="float">
            <text:p>139.0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7]/(1-[.E517])" office:value-type="float" office:value="21.7741935483871" calcext:value-type="float">
            <text:p>21.77</text:p>
          </table:table-cell>
          <table:table-cell table:formula="of:=[.H517]-[.D517]" office:value-type="float" office:value="13.0645161290323" calcext:value-type="float">
            <text:p>13.06</text:p>
          </table:table-cell>
          <table:table-cell table:style-name="ce3" table:formula="of:=[.H517]*[.C517]" office:value-type="float" office:value="675" calcext:value-type="float">
            <text:p>675.00</text:p>
          </table:table-cell>
          <table:table-cell table:style-name="ce3" table:formula="of:=[.I517]*[.C517]" office:value-type="float" office:value="405" calcext:value-type="float">
            <text:p>405.00</text:p>
          </table:table-cell>
          <table:table-cell table:number-columns-repeated="7"/>
        </table:table-row>
        <table:table-row table:style-name="ro1">
          <table:table-cell table:formula="of:=[.A517]+1" office:value-type="date" office:date-value="2022-06-01" calcext:value-type="date">
            <text:p>1-Jun-2022</text:p>
          </table:table-cell>
          <table:table-cell table:style-name="ce2" table:formula="of:=INDEX([.$N$5:.$P$28];MATCH(MONTH([.A518])&amp;YEAR([.A518]);[.$P$5:.$P$28];0);2)" office:value-type="float" office:value="320" calcext:value-type="float">
            <text:p>320</text:p>
          </table:table-cell>
          <table:table-cell table:style-name="ce2" table:formula="of:=DAY(EOMONTH([.A518];0))" office:value-type="float" office:value="30" calcext:value-type="float">
            <text:p>30</text:p>
          </table:table-cell>
          <table:table-cell table:formula="of:=[.B518]/[.C518]" office:value-type="float" office:value="10.6666666666667" calcext:value-type="float">
            <text:p>10.67</text:p>
          </table:table-cell>
          <table:table-cell table:formula="of:=-0.5*([.F518]&lt;50)+0.6*([.F518]&gt;50)" office:value-type="float" office:value="0.6" calcext:value-type="float">
            <text:p>0.60</text:p>
          </table:table-cell>
          <table:table-cell table:formula="of:=[.F517]*(1+[.G517])" office:value-type="float" office:value="140.148995118726" calcext:value-type="float">
            <text:p>140.1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8]/(1-[.E518])" office:value-type="float" office:value="26.6666666666667" calcext:value-type="float">
            <text:p>26.67</text:p>
          </table:table-cell>
          <table:table-cell table:formula="of:=[.H518]-[.D518]" office:value-type="float" office:value="16" calcext:value-type="float">
            <text:p>16.00</text:p>
          </table:table-cell>
          <table:table-cell table:style-name="ce3" table:formula="of:=[.H518]*[.C518]" office:value-type="float" office:value="800" calcext:value-type="float">
            <text:p>800.00</text:p>
          </table:table-cell>
          <table:table-cell table:style-name="ce3" table:formula="of:=[.I518]*[.C518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18]+1" office:value-type="date" office:date-value="2022-06-02" calcext:value-type="date">
            <text:p>2-Jun-2022</text:p>
          </table:table-cell>
          <table:table-cell table:style-name="ce2" table:formula="of:=INDEX([.$N$5:.$P$28];MATCH(MONTH([.A519])&amp;YEAR([.A519]);[.$P$5:.$P$28];0);2)" office:value-type="float" office:value="320" calcext:value-type="float">
            <text:p>320</text:p>
          </table:table-cell>
          <table:table-cell table:style-name="ce2" table:formula="of:=DAY(EOMONTH([.A519];0))" office:value-type="float" office:value="30" calcext:value-type="float">
            <text:p>30</text:p>
          </table:table-cell>
          <table:table-cell table:formula="of:=[.B519]/[.C519]" office:value-type="float" office:value="10.6666666666667" calcext:value-type="float">
            <text:p>10.67</text:p>
          </table:table-cell>
          <table:table-cell table:formula="of:=-0.5*([.F519]&lt;50)+0.6*([.F519]&gt;50)" office:value-type="float" office:value="0.6" calcext:value-type="float">
            <text:p>0.60</text:p>
          </table:table-cell>
          <table:table-cell table:formula="of:=[.F518]*(1+[.G518])" office:value-type="float" office:value="141.300904667647" calcext:value-type="float">
            <text:p>141.3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19]/(1-[.E519])" office:value-type="float" office:value="26.6666666666667" calcext:value-type="float">
            <text:p>26.67</text:p>
          </table:table-cell>
          <table:table-cell table:formula="of:=[.H519]-[.D519]" office:value-type="float" office:value="16" calcext:value-type="float">
            <text:p>16.00</text:p>
          </table:table-cell>
          <table:table-cell table:style-name="ce3" table:formula="of:=[.H519]*[.C519]" office:value-type="float" office:value="800" calcext:value-type="float">
            <text:p>800.00</text:p>
          </table:table-cell>
          <table:table-cell table:style-name="ce3" table:formula="of:=[.I519]*[.C519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19]+1" office:value-type="date" office:date-value="2022-06-03" calcext:value-type="date">
            <text:p>3-Jun-2022</text:p>
          </table:table-cell>
          <table:table-cell table:style-name="ce2" table:formula="of:=INDEX([.$N$5:.$P$28];MATCH(MONTH([.A520])&amp;YEAR([.A520]);[.$P$5:.$P$28];0);2)" office:value-type="float" office:value="320" calcext:value-type="float">
            <text:p>320</text:p>
          </table:table-cell>
          <table:table-cell table:style-name="ce2" table:formula="of:=DAY(EOMONTH([.A520];0))" office:value-type="float" office:value="30" calcext:value-type="float">
            <text:p>30</text:p>
          </table:table-cell>
          <table:table-cell table:formula="of:=[.B520]/[.C520]" office:value-type="float" office:value="10.6666666666667" calcext:value-type="float">
            <text:p>10.67</text:p>
          </table:table-cell>
          <table:table-cell table:formula="of:=-0.5*([.F520]&lt;50)+0.6*([.F520]&gt;50)" office:value-type="float" office:value="0.6" calcext:value-type="float">
            <text:p>0.60</text:p>
          </table:table-cell>
          <table:table-cell table:formula="of:=[.F519]*(1+[.G519])" office:value-type="float" office:value="142.462281966285" calcext:value-type="float">
            <text:p>142.4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0]/(1-[.E520])" office:value-type="float" office:value="26.6666666666667" calcext:value-type="float">
            <text:p>26.67</text:p>
          </table:table-cell>
          <table:table-cell table:formula="of:=[.H520]-[.D520]" office:value-type="float" office:value="16" calcext:value-type="float">
            <text:p>16.00</text:p>
          </table:table-cell>
          <table:table-cell table:style-name="ce3" table:formula="of:=[.H520]*[.C520]" office:value-type="float" office:value="800" calcext:value-type="float">
            <text:p>800.00</text:p>
          </table:table-cell>
          <table:table-cell table:style-name="ce3" table:formula="of:=[.I520]*[.C520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0]+1" office:value-type="date" office:date-value="2022-06-04" calcext:value-type="date">
            <text:p>4-Jun-2022</text:p>
          </table:table-cell>
          <table:table-cell table:style-name="ce2" table:formula="of:=INDEX([.$N$5:.$P$28];MATCH(MONTH([.A521])&amp;YEAR([.A521]);[.$P$5:.$P$28];0);2)" office:value-type="float" office:value="320" calcext:value-type="float">
            <text:p>320</text:p>
          </table:table-cell>
          <table:table-cell table:style-name="ce2" table:formula="of:=DAY(EOMONTH([.A521];0))" office:value-type="float" office:value="30" calcext:value-type="float">
            <text:p>30</text:p>
          </table:table-cell>
          <table:table-cell table:formula="of:=[.B521]/[.C521]" office:value-type="float" office:value="10.6666666666667" calcext:value-type="float">
            <text:p>10.67</text:p>
          </table:table-cell>
          <table:table-cell table:formula="of:=-0.5*([.F521]&lt;50)+0.6*([.F521]&gt;50)" office:value-type="float" office:value="0.6" calcext:value-type="float">
            <text:p>0.60</text:p>
          </table:table-cell>
          <table:table-cell table:formula="of:=[.F520]*(1+[.G520])" office:value-type="float" office:value="143.633204831761" calcext:value-type="float">
            <text:p>143.6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1]/(1-[.E521])" office:value-type="float" office:value="26.6666666666667" calcext:value-type="float">
            <text:p>26.67</text:p>
          </table:table-cell>
          <table:table-cell table:formula="of:=[.H521]-[.D521]" office:value-type="float" office:value="16" calcext:value-type="float">
            <text:p>16.00</text:p>
          </table:table-cell>
          <table:table-cell table:style-name="ce3" table:formula="of:=[.H521]*[.C521]" office:value-type="float" office:value="800" calcext:value-type="float">
            <text:p>800.00</text:p>
          </table:table-cell>
          <table:table-cell table:style-name="ce3" table:formula="of:=[.I521]*[.C521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1]+1" office:value-type="date" office:date-value="2022-06-05" calcext:value-type="date">
            <text:p>5-Jun-2022</text:p>
          </table:table-cell>
          <table:table-cell table:style-name="ce2" table:formula="of:=INDEX([.$N$5:.$P$28];MATCH(MONTH([.A522])&amp;YEAR([.A522]);[.$P$5:.$P$28];0);2)" office:value-type="float" office:value="320" calcext:value-type="float">
            <text:p>320</text:p>
          </table:table-cell>
          <table:table-cell table:style-name="ce2" table:formula="of:=DAY(EOMONTH([.A522];0))" office:value-type="float" office:value="30" calcext:value-type="float">
            <text:p>30</text:p>
          </table:table-cell>
          <table:table-cell table:formula="of:=[.B522]/[.C522]" office:value-type="float" office:value="10.6666666666667" calcext:value-type="float">
            <text:p>10.67</text:p>
          </table:table-cell>
          <table:table-cell table:formula="of:=-0.5*([.F522]&lt;50)+0.6*([.F522]&gt;50)" office:value-type="float" office:value="0.6" calcext:value-type="float">
            <text:p>0.60</text:p>
          </table:table-cell>
          <table:table-cell table:formula="of:=[.F521]*(1+[.G521])" office:value-type="float" office:value="144.81375172079" calcext:value-type="float">
            <text:p>144.8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2]/(1-[.E522])" office:value-type="float" office:value="26.6666666666667" calcext:value-type="float">
            <text:p>26.67</text:p>
          </table:table-cell>
          <table:table-cell table:formula="of:=[.H522]-[.D522]" office:value-type="float" office:value="16" calcext:value-type="float">
            <text:p>16.00</text:p>
          </table:table-cell>
          <table:table-cell table:style-name="ce3" table:formula="of:=[.H522]*[.C522]" office:value-type="float" office:value="800" calcext:value-type="float">
            <text:p>800.00</text:p>
          </table:table-cell>
          <table:table-cell table:style-name="ce3" table:formula="of:=[.I522]*[.C522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2]+1" office:value-type="date" office:date-value="2022-06-06" calcext:value-type="date">
            <text:p>6-Jun-2022</text:p>
          </table:table-cell>
          <table:table-cell table:style-name="ce2" table:formula="of:=INDEX([.$N$5:.$P$28];MATCH(MONTH([.A523])&amp;YEAR([.A523]);[.$P$5:.$P$28];0);2)" office:value-type="float" office:value="320" calcext:value-type="float">
            <text:p>320</text:p>
          </table:table-cell>
          <table:table-cell table:style-name="ce2" table:formula="of:=DAY(EOMONTH([.A523];0))" office:value-type="float" office:value="30" calcext:value-type="float">
            <text:p>30</text:p>
          </table:table-cell>
          <table:table-cell table:formula="of:=[.B523]/[.C523]" office:value-type="float" office:value="10.6666666666667" calcext:value-type="float">
            <text:p>10.67</text:p>
          </table:table-cell>
          <table:table-cell table:formula="of:=-0.5*([.F523]&lt;50)+0.6*([.F523]&gt;50)" office:value-type="float" office:value="0.6" calcext:value-type="float">
            <text:p>0.60</text:p>
          </table:table-cell>
          <table:table-cell table:formula="of:=[.F522]*(1+[.G522])" office:value-type="float" office:value="146.004001734933" calcext:value-type="float">
            <text:p>146.0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3]/(1-[.E523])" office:value-type="float" office:value="26.6666666666667" calcext:value-type="float">
            <text:p>26.67</text:p>
          </table:table-cell>
          <table:table-cell table:formula="of:=[.H523]-[.D523]" office:value-type="float" office:value="16" calcext:value-type="float">
            <text:p>16.00</text:p>
          </table:table-cell>
          <table:table-cell table:style-name="ce3" table:formula="of:=[.H523]*[.C523]" office:value-type="float" office:value="800" calcext:value-type="float">
            <text:p>800.00</text:p>
          </table:table-cell>
          <table:table-cell table:style-name="ce3" table:formula="of:=[.I523]*[.C523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3]+1" office:value-type="date" office:date-value="2022-06-07" calcext:value-type="date">
            <text:p>7-Jun-2022</text:p>
          </table:table-cell>
          <table:table-cell table:style-name="ce2" table:formula="of:=INDEX([.$N$5:.$P$28];MATCH(MONTH([.A524])&amp;YEAR([.A524]);[.$P$5:.$P$28];0);2)" office:value-type="float" office:value="320" calcext:value-type="float">
            <text:p>320</text:p>
          </table:table-cell>
          <table:table-cell table:style-name="ce2" table:formula="of:=DAY(EOMONTH([.A524];0))" office:value-type="float" office:value="30" calcext:value-type="float">
            <text:p>30</text:p>
          </table:table-cell>
          <table:table-cell table:formula="of:=[.B524]/[.C524]" office:value-type="float" office:value="10.6666666666667" calcext:value-type="float">
            <text:p>10.67</text:p>
          </table:table-cell>
          <table:table-cell table:formula="of:=-0.5*([.F524]&lt;50)+0.6*([.F524]&gt;50)" office:value-type="float" office:value="0.6" calcext:value-type="float">
            <text:p>0.60</text:p>
          </table:table-cell>
          <table:table-cell table:formula="of:=[.F523]*(1+[.G523])" office:value-type="float" office:value="147.204034625905" calcext:value-type="float">
            <text:p>147.2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4]/(1-[.E524])" office:value-type="float" office:value="26.6666666666667" calcext:value-type="float">
            <text:p>26.67</text:p>
          </table:table-cell>
          <table:table-cell table:formula="of:=[.H524]-[.D524]" office:value-type="float" office:value="16" calcext:value-type="float">
            <text:p>16.00</text:p>
          </table:table-cell>
          <table:table-cell table:style-name="ce3" table:formula="of:=[.H524]*[.C524]" office:value-type="float" office:value="800" calcext:value-type="float">
            <text:p>800.00</text:p>
          </table:table-cell>
          <table:table-cell table:style-name="ce3" table:formula="of:=[.I524]*[.C524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4]+1" office:value-type="date" office:date-value="2022-06-08" calcext:value-type="date">
            <text:p>8-Jun-2022</text:p>
          </table:table-cell>
          <table:table-cell table:style-name="ce2" table:formula="of:=INDEX([.$N$5:.$P$28];MATCH(MONTH([.A525])&amp;YEAR([.A525]);[.$P$5:.$P$28];0);2)" office:value-type="float" office:value="320" calcext:value-type="float">
            <text:p>320</text:p>
          </table:table-cell>
          <table:table-cell table:style-name="ce2" table:formula="of:=DAY(EOMONTH([.A525];0))" office:value-type="float" office:value="30" calcext:value-type="float">
            <text:p>30</text:p>
          </table:table-cell>
          <table:table-cell table:formula="of:=[.B525]/[.C525]" office:value-type="float" office:value="10.6666666666667" calcext:value-type="float">
            <text:p>10.67</text:p>
          </table:table-cell>
          <table:table-cell table:formula="of:=-0.5*([.F525]&lt;50)+0.6*([.F525]&gt;50)" office:value-type="float" office:value="0.6" calcext:value-type="float">
            <text:p>0.60</text:p>
          </table:table-cell>
          <table:table-cell table:formula="of:=[.F524]*(1+[.G524])" office:value-type="float" office:value="148.413930800913" calcext:value-type="float">
            <text:p>148.4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5]/(1-[.E525])" office:value-type="float" office:value="26.6666666666667" calcext:value-type="float">
            <text:p>26.67</text:p>
          </table:table-cell>
          <table:table-cell table:formula="of:=[.H525]-[.D525]" office:value-type="float" office:value="16" calcext:value-type="float">
            <text:p>16.00</text:p>
          </table:table-cell>
          <table:table-cell table:style-name="ce3" table:formula="of:=[.H525]*[.C525]" office:value-type="float" office:value="800" calcext:value-type="float">
            <text:p>800.00</text:p>
          </table:table-cell>
          <table:table-cell table:style-name="ce3" table:formula="of:=[.I525]*[.C525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5]+1" office:value-type="date" office:date-value="2022-06-09" calcext:value-type="date">
            <text:p>9-Jun-2022</text:p>
          </table:table-cell>
          <table:table-cell table:style-name="ce2" table:formula="of:=INDEX([.$N$5:.$P$28];MATCH(MONTH([.A526])&amp;YEAR([.A526]);[.$P$5:.$P$28];0);2)" office:value-type="float" office:value="320" calcext:value-type="float">
            <text:p>320</text:p>
          </table:table-cell>
          <table:table-cell table:style-name="ce2" table:formula="of:=DAY(EOMONTH([.A526];0))" office:value-type="float" office:value="30" calcext:value-type="float">
            <text:p>30</text:p>
          </table:table-cell>
          <table:table-cell table:formula="of:=[.B526]/[.C526]" office:value-type="float" office:value="10.6666666666667" calcext:value-type="float">
            <text:p>10.67</text:p>
          </table:table-cell>
          <table:table-cell table:formula="of:=-0.5*([.F526]&lt;50)+0.6*([.F526]&gt;50)" office:value-type="float" office:value="0.6" calcext:value-type="float">
            <text:p>0.60</text:p>
          </table:table-cell>
          <table:table-cell table:formula="of:=[.F525]*(1+[.G525])" office:value-type="float" office:value="149.633771328043" calcext:value-type="float">
            <text:p>149.6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6]/(1-[.E526])" office:value-type="float" office:value="26.6666666666667" calcext:value-type="float">
            <text:p>26.67</text:p>
          </table:table-cell>
          <table:table-cell table:formula="of:=[.H526]-[.D526]" office:value-type="float" office:value="16" calcext:value-type="float">
            <text:p>16.00</text:p>
          </table:table-cell>
          <table:table-cell table:style-name="ce3" table:formula="of:=[.H526]*[.C526]" office:value-type="float" office:value="800" calcext:value-type="float">
            <text:p>800.00</text:p>
          </table:table-cell>
          <table:table-cell table:style-name="ce3" table:formula="of:=[.I526]*[.C526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6]+1" office:value-type="date" office:date-value="2022-06-10" calcext:value-type="date">
            <text:p>10-Jun-2022</text:p>
          </table:table-cell>
          <table:table-cell table:style-name="ce2" table:formula="of:=INDEX([.$N$5:.$P$28];MATCH(MONTH([.A527])&amp;YEAR([.A527]);[.$P$5:.$P$28];0);2)" office:value-type="float" office:value="320" calcext:value-type="float">
            <text:p>320</text:p>
          </table:table-cell>
          <table:table-cell table:style-name="ce2" table:formula="of:=DAY(EOMONTH([.A527];0))" office:value-type="float" office:value="30" calcext:value-type="float">
            <text:p>30</text:p>
          </table:table-cell>
          <table:table-cell table:formula="of:=[.B527]/[.C527]" office:value-type="float" office:value="10.6666666666667" calcext:value-type="float">
            <text:p>10.67</text:p>
          </table:table-cell>
          <table:table-cell table:formula="of:=-0.5*([.F527]&lt;50)+0.6*([.F527]&gt;50)" office:value-type="float" office:value="0.6" calcext:value-type="float">
            <text:p>0.60</text:p>
          </table:table-cell>
          <table:table-cell table:formula="of:=[.F526]*(1+[.G526])" office:value-type="float" office:value="150.863637941699" calcext:value-type="float">
            <text:p>150.8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7]/(1-[.E527])" office:value-type="float" office:value="26.6666666666667" calcext:value-type="float">
            <text:p>26.67</text:p>
          </table:table-cell>
          <table:table-cell table:formula="of:=[.H527]-[.D527]" office:value-type="float" office:value="16" calcext:value-type="float">
            <text:p>16.00</text:p>
          </table:table-cell>
          <table:table-cell table:style-name="ce3" table:formula="of:=[.H527]*[.C527]" office:value-type="float" office:value="800" calcext:value-type="float">
            <text:p>800.00</text:p>
          </table:table-cell>
          <table:table-cell table:style-name="ce3" table:formula="of:=[.I527]*[.C527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7]+1" office:value-type="date" office:date-value="2022-06-11" calcext:value-type="date">
            <text:p>11-Jun-2022</text:p>
          </table:table-cell>
          <table:table-cell table:style-name="ce2" table:formula="of:=INDEX([.$N$5:.$P$28];MATCH(MONTH([.A528])&amp;YEAR([.A528]);[.$P$5:.$P$28];0);2)" office:value-type="float" office:value="320" calcext:value-type="float">
            <text:p>320</text:p>
          </table:table-cell>
          <table:table-cell table:style-name="ce2" table:formula="of:=DAY(EOMONTH([.A528];0))" office:value-type="float" office:value="30" calcext:value-type="float">
            <text:p>30</text:p>
          </table:table-cell>
          <table:table-cell table:formula="of:=[.B528]/[.C528]" office:value-type="float" office:value="10.6666666666667" calcext:value-type="float">
            <text:p>10.67</text:p>
          </table:table-cell>
          <table:table-cell table:formula="of:=-0.5*([.F528]&lt;50)+0.6*([.F528]&gt;50)" office:value-type="float" office:value="0.6" calcext:value-type="float">
            <text:p>0.60</text:p>
          </table:table-cell>
          <table:table-cell table:formula="of:=[.F527]*(1+[.G527])" office:value-type="float" office:value="152.103613048069" calcext:value-type="float">
            <text:p>152.1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8]/(1-[.E528])" office:value-type="float" office:value="26.6666666666667" calcext:value-type="float">
            <text:p>26.67</text:p>
          </table:table-cell>
          <table:table-cell table:formula="of:=[.H528]-[.D528]" office:value-type="float" office:value="16" calcext:value-type="float">
            <text:p>16.00</text:p>
          </table:table-cell>
          <table:table-cell table:style-name="ce3" table:formula="of:=[.H528]*[.C528]" office:value-type="float" office:value="800" calcext:value-type="float">
            <text:p>800.00</text:p>
          </table:table-cell>
          <table:table-cell table:style-name="ce3" table:formula="of:=[.I528]*[.C528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8]+1" office:value-type="date" office:date-value="2022-06-12" calcext:value-type="date">
            <text:p>12-Jun-2022</text:p>
          </table:table-cell>
          <table:table-cell table:style-name="ce2" table:formula="of:=INDEX([.$N$5:.$P$28];MATCH(MONTH([.A529])&amp;YEAR([.A529]);[.$P$5:.$P$28];0);2)" office:value-type="float" office:value="320" calcext:value-type="float">
            <text:p>320</text:p>
          </table:table-cell>
          <table:table-cell table:style-name="ce2" table:formula="of:=DAY(EOMONTH([.A529];0))" office:value-type="float" office:value="30" calcext:value-type="float">
            <text:p>30</text:p>
          </table:table-cell>
          <table:table-cell table:formula="of:=[.B529]/[.C529]" office:value-type="float" office:value="10.6666666666667" calcext:value-type="float">
            <text:p>10.67</text:p>
          </table:table-cell>
          <table:table-cell table:formula="of:=-0.5*([.F529]&lt;50)+0.6*([.F529]&gt;50)" office:value-type="float" office:value="0.6" calcext:value-type="float">
            <text:p>0.60</text:p>
          </table:table-cell>
          <table:table-cell table:formula="of:=[.F528]*(1+[.G528])" office:value-type="float" office:value="153.353779730656" calcext:value-type="float">
            <text:p>153.3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29]/(1-[.E529])" office:value-type="float" office:value="26.6666666666667" calcext:value-type="float">
            <text:p>26.67</text:p>
          </table:table-cell>
          <table:table-cell table:formula="of:=[.H529]-[.D529]" office:value-type="float" office:value="16" calcext:value-type="float">
            <text:p>16.00</text:p>
          </table:table-cell>
          <table:table-cell table:style-name="ce3" table:formula="of:=[.H529]*[.C529]" office:value-type="float" office:value="800" calcext:value-type="float">
            <text:p>800.00</text:p>
          </table:table-cell>
          <table:table-cell table:style-name="ce3" table:formula="of:=[.I529]*[.C529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29]+1" office:value-type="date" office:date-value="2022-06-13" calcext:value-type="date">
            <text:p>13-Jun-2022</text:p>
          </table:table-cell>
          <table:table-cell table:style-name="ce2" table:formula="of:=INDEX([.$N$5:.$P$28];MATCH(MONTH([.A530])&amp;YEAR([.A530]);[.$P$5:.$P$28];0);2)" office:value-type="float" office:value="320" calcext:value-type="float">
            <text:p>320</text:p>
          </table:table-cell>
          <table:table-cell table:style-name="ce2" table:formula="of:=DAY(EOMONTH([.A530];0))" office:value-type="float" office:value="30" calcext:value-type="float">
            <text:p>30</text:p>
          </table:table-cell>
          <table:table-cell table:formula="of:=[.B530]/[.C530]" office:value-type="float" office:value="10.6666666666667" calcext:value-type="float">
            <text:p>10.67</text:p>
          </table:table-cell>
          <table:table-cell table:formula="of:=-0.5*([.F530]&lt;50)+0.6*([.F530]&gt;50)" office:value-type="float" office:value="0.6" calcext:value-type="float">
            <text:p>0.60</text:p>
          </table:table-cell>
          <table:table-cell table:formula="of:=[.F529]*(1+[.G529])" office:value-type="float" office:value="154.614221755839" calcext:value-type="float">
            <text:p>154.6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0]/(1-[.E530])" office:value-type="float" office:value="26.6666666666667" calcext:value-type="float">
            <text:p>26.67</text:p>
          </table:table-cell>
          <table:table-cell table:formula="of:=[.H530]-[.D530]" office:value-type="float" office:value="16" calcext:value-type="float">
            <text:p>16.00</text:p>
          </table:table-cell>
          <table:table-cell table:style-name="ce3" table:formula="of:=[.H530]*[.C530]" office:value-type="float" office:value="800" calcext:value-type="float">
            <text:p>800.00</text:p>
          </table:table-cell>
          <table:table-cell table:style-name="ce3" table:formula="of:=[.I530]*[.C530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0]+1" office:value-type="date" office:date-value="2022-06-14" calcext:value-type="date">
            <text:p>14-Jun-2022</text:p>
          </table:table-cell>
          <table:table-cell table:style-name="ce2" table:formula="of:=INDEX([.$N$5:.$P$28];MATCH(MONTH([.A531])&amp;YEAR([.A531]);[.$P$5:.$P$28];0);2)" office:value-type="float" office:value="320" calcext:value-type="float">
            <text:p>320</text:p>
          </table:table-cell>
          <table:table-cell table:style-name="ce2" table:formula="of:=DAY(EOMONTH([.A531];0))" office:value-type="float" office:value="30" calcext:value-type="float">
            <text:p>30</text:p>
          </table:table-cell>
          <table:table-cell table:formula="of:=[.B531]/[.C531]" office:value-type="float" office:value="10.6666666666667" calcext:value-type="float">
            <text:p>10.67</text:p>
          </table:table-cell>
          <table:table-cell table:formula="of:=-0.5*([.F531]&lt;50)+0.6*([.F531]&gt;50)" office:value-type="float" office:value="0.6" calcext:value-type="float">
            <text:p>0.60</text:p>
          </table:table-cell>
          <table:table-cell table:formula="of:=[.F530]*(1+[.G530])" office:value-type="float" office:value="155.88502357849" calcext:value-type="float">
            <text:p>155.8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1]/(1-[.E531])" office:value-type="float" office:value="26.6666666666667" calcext:value-type="float">
            <text:p>26.67</text:p>
          </table:table-cell>
          <table:table-cell table:formula="of:=[.H531]-[.D531]" office:value-type="float" office:value="16" calcext:value-type="float">
            <text:p>16.00</text:p>
          </table:table-cell>
          <table:table-cell table:style-name="ce3" table:formula="of:=[.H531]*[.C531]" office:value-type="float" office:value="800" calcext:value-type="float">
            <text:p>800.00</text:p>
          </table:table-cell>
          <table:table-cell table:style-name="ce3" table:formula="of:=[.I531]*[.C531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1]+1" office:value-type="date" office:date-value="2022-06-15" calcext:value-type="date">
            <text:p>15-Jun-2022</text:p>
          </table:table-cell>
          <table:table-cell table:style-name="ce2" table:formula="of:=INDEX([.$N$5:.$P$28];MATCH(MONTH([.A532])&amp;YEAR([.A532]);[.$P$5:.$P$28];0);2)" office:value-type="float" office:value="320" calcext:value-type="float">
            <text:p>320</text:p>
          </table:table-cell>
          <table:table-cell table:style-name="ce2" table:formula="of:=DAY(EOMONTH([.A532];0))" office:value-type="float" office:value="30" calcext:value-type="float">
            <text:p>30</text:p>
          </table:table-cell>
          <table:table-cell table:formula="of:=[.B532]/[.C532]" office:value-type="float" office:value="10.6666666666667" calcext:value-type="float">
            <text:p>10.67</text:p>
          </table:table-cell>
          <table:table-cell table:formula="of:=-0.5*([.F532]&lt;50)+0.6*([.F532]&gt;50)" office:value-type="float" office:value="0.6" calcext:value-type="float">
            <text:p>0.60</text:p>
          </table:table-cell>
          <table:table-cell table:formula="of:=[.F531]*(1+[.G531])" office:value-type="float" office:value="157.166270347628" calcext:value-type="float">
            <text:p>157.1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2]/(1-[.E532])" office:value-type="float" office:value="26.6666666666667" calcext:value-type="float">
            <text:p>26.67</text:p>
          </table:table-cell>
          <table:table-cell table:formula="of:=[.H532]-[.D532]" office:value-type="float" office:value="16" calcext:value-type="float">
            <text:p>16.00</text:p>
          </table:table-cell>
          <table:table-cell table:style-name="ce3" table:formula="of:=[.H532]*[.C532]" office:value-type="float" office:value="800" calcext:value-type="float">
            <text:p>800.00</text:p>
          </table:table-cell>
          <table:table-cell table:style-name="ce3" table:formula="of:=[.I532]*[.C532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2]+1" office:value-type="date" office:date-value="2022-06-16" calcext:value-type="date">
            <text:p>16-Jun-2022</text:p>
          </table:table-cell>
          <table:table-cell table:style-name="ce2" table:formula="of:=INDEX([.$N$5:.$P$28];MATCH(MONTH([.A533])&amp;YEAR([.A533]);[.$P$5:.$P$28];0);2)" office:value-type="float" office:value="320" calcext:value-type="float">
            <text:p>320</text:p>
          </table:table-cell>
          <table:table-cell table:style-name="ce2" table:formula="of:=DAY(EOMONTH([.A533];0))" office:value-type="float" office:value="30" calcext:value-type="float">
            <text:p>30</text:p>
          </table:table-cell>
          <table:table-cell table:formula="of:=[.B533]/[.C533]" office:value-type="float" office:value="10.6666666666667" calcext:value-type="float">
            <text:p>10.67</text:p>
          </table:table-cell>
          <table:table-cell table:formula="of:=-0.5*([.F533]&lt;50)+0.6*([.F533]&gt;50)" office:value-type="float" office:value="0.6" calcext:value-type="float">
            <text:p>0.60</text:p>
          </table:table-cell>
          <table:table-cell table:formula="of:=[.F532]*(1+[.G532])" office:value-type="float" office:value="158.458047912129" calcext:value-type="float">
            <text:p>158.4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3]/(1-[.E533])" office:value-type="float" office:value="26.6666666666667" calcext:value-type="float">
            <text:p>26.67</text:p>
          </table:table-cell>
          <table:table-cell table:formula="of:=[.H533]-[.D533]" office:value-type="float" office:value="16" calcext:value-type="float">
            <text:p>16.00</text:p>
          </table:table-cell>
          <table:table-cell table:style-name="ce3" table:formula="of:=[.H533]*[.C533]" office:value-type="float" office:value="800" calcext:value-type="float">
            <text:p>800.00</text:p>
          </table:table-cell>
          <table:table-cell table:style-name="ce3" table:formula="of:=[.I533]*[.C533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3]+1" office:value-type="date" office:date-value="2022-06-17" calcext:value-type="date">
            <text:p>17-Jun-2022</text:p>
          </table:table-cell>
          <table:table-cell table:style-name="ce2" table:formula="of:=INDEX([.$N$5:.$P$28];MATCH(MONTH([.A534])&amp;YEAR([.A534]);[.$P$5:.$P$28];0);2)" office:value-type="float" office:value="320" calcext:value-type="float">
            <text:p>320</text:p>
          </table:table-cell>
          <table:table-cell table:style-name="ce2" table:formula="of:=DAY(EOMONTH([.A534];0))" office:value-type="float" office:value="30" calcext:value-type="float">
            <text:p>30</text:p>
          </table:table-cell>
          <table:table-cell table:formula="of:=[.B534]/[.C534]" office:value-type="float" office:value="10.6666666666667" calcext:value-type="float">
            <text:p>10.67</text:p>
          </table:table-cell>
          <table:table-cell table:formula="of:=-0.5*([.F534]&lt;50)+0.6*([.F534]&gt;50)" office:value-type="float" office:value="0.6" calcext:value-type="float">
            <text:p>0.60</text:p>
          </table:table-cell>
          <table:table-cell table:formula="of:=[.F533]*(1+[.G533])" office:value-type="float" office:value="159.760442826475" calcext:value-type="float">
            <text:p>159.7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4]/(1-[.E534])" office:value-type="float" office:value="26.6666666666667" calcext:value-type="float">
            <text:p>26.67</text:p>
          </table:table-cell>
          <table:table-cell table:formula="of:=[.H534]-[.D534]" office:value-type="float" office:value="16" calcext:value-type="float">
            <text:p>16.00</text:p>
          </table:table-cell>
          <table:table-cell table:style-name="ce3" table:formula="of:=[.H534]*[.C534]" office:value-type="float" office:value="800" calcext:value-type="float">
            <text:p>800.00</text:p>
          </table:table-cell>
          <table:table-cell table:style-name="ce3" table:formula="of:=[.I534]*[.C534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4]+1" office:value-type="date" office:date-value="2022-06-18" calcext:value-type="date">
            <text:p>18-Jun-2022</text:p>
          </table:table-cell>
          <table:table-cell table:style-name="ce2" table:formula="of:=INDEX([.$N$5:.$P$28];MATCH(MONTH([.A535])&amp;YEAR([.A535]);[.$P$5:.$P$28];0);2)" office:value-type="float" office:value="320" calcext:value-type="float">
            <text:p>320</text:p>
          </table:table-cell>
          <table:table-cell table:style-name="ce2" table:formula="of:=DAY(EOMONTH([.A535];0))" office:value-type="float" office:value="30" calcext:value-type="float">
            <text:p>30</text:p>
          </table:table-cell>
          <table:table-cell table:formula="of:=[.B535]/[.C535]" office:value-type="float" office:value="10.6666666666667" calcext:value-type="float">
            <text:p>10.67</text:p>
          </table:table-cell>
          <table:table-cell table:formula="of:=-0.5*([.F535]&lt;50)+0.6*([.F535]&gt;50)" office:value-type="float" office:value="0.6" calcext:value-type="float">
            <text:p>0.60</text:p>
          </table:table-cell>
          <table:table-cell table:formula="of:=[.F534]*(1+[.G534])" office:value-type="float" office:value="161.073542356556" calcext:value-type="float">
            <text:p>161.0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5]/(1-[.E535])" office:value-type="float" office:value="26.6666666666667" calcext:value-type="float">
            <text:p>26.67</text:p>
          </table:table-cell>
          <table:table-cell table:formula="of:=[.H535]-[.D535]" office:value-type="float" office:value="16" calcext:value-type="float">
            <text:p>16.00</text:p>
          </table:table-cell>
          <table:table-cell table:style-name="ce3" table:formula="of:=[.H535]*[.C535]" office:value-type="float" office:value="800" calcext:value-type="float">
            <text:p>800.00</text:p>
          </table:table-cell>
          <table:table-cell table:style-name="ce3" table:formula="of:=[.I535]*[.C535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5]+1" office:value-type="date" office:date-value="2022-06-19" calcext:value-type="date">
            <text:p>19-Jun-2022</text:p>
          </table:table-cell>
          <table:table-cell table:style-name="ce2" table:formula="of:=INDEX([.$N$5:.$P$28];MATCH(MONTH([.A536])&amp;YEAR([.A536]);[.$P$5:.$P$28];0);2)" office:value-type="float" office:value="320" calcext:value-type="float">
            <text:p>320</text:p>
          </table:table-cell>
          <table:table-cell table:style-name="ce2" table:formula="of:=DAY(EOMONTH([.A536];0))" office:value-type="float" office:value="30" calcext:value-type="float">
            <text:p>30</text:p>
          </table:table-cell>
          <table:table-cell table:formula="of:=[.B536]/[.C536]" office:value-type="float" office:value="10.6666666666667" calcext:value-type="float">
            <text:p>10.67</text:p>
          </table:table-cell>
          <table:table-cell table:formula="of:=-0.5*([.F536]&lt;50)+0.6*([.F536]&gt;50)" office:value-type="float" office:value="0.6" calcext:value-type="float">
            <text:p>0.60</text:p>
          </table:table-cell>
          <table:table-cell table:formula="of:=[.F535]*(1+[.G535])" office:value-type="float" office:value="162.397434485514" calcext:value-type="float">
            <text:p>162.4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6]/(1-[.E536])" office:value-type="float" office:value="26.6666666666667" calcext:value-type="float">
            <text:p>26.67</text:p>
          </table:table-cell>
          <table:table-cell table:formula="of:=[.H536]-[.D536]" office:value-type="float" office:value="16" calcext:value-type="float">
            <text:p>16.00</text:p>
          </table:table-cell>
          <table:table-cell table:style-name="ce3" table:formula="of:=[.H536]*[.C536]" office:value-type="float" office:value="800" calcext:value-type="float">
            <text:p>800.00</text:p>
          </table:table-cell>
          <table:table-cell table:style-name="ce3" table:formula="of:=[.I536]*[.C536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6]+1" office:value-type="date" office:date-value="2022-06-20" calcext:value-type="date">
            <text:p>20-Jun-2022</text:p>
          </table:table-cell>
          <table:table-cell table:style-name="ce2" table:formula="of:=INDEX([.$N$5:.$P$28];MATCH(MONTH([.A537])&amp;YEAR([.A537]);[.$P$5:.$P$28];0);2)" office:value-type="float" office:value="320" calcext:value-type="float">
            <text:p>320</text:p>
          </table:table-cell>
          <table:table-cell table:style-name="ce2" table:formula="of:=DAY(EOMONTH([.A537];0))" office:value-type="float" office:value="30" calcext:value-type="float">
            <text:p>30</text:p>
          </table:table-cell>
          <table:table-cell table:formula="of:=[.B537]/[.C537]" office:value-type="float" office:value="10.6666666666667" calcext:value-type="float">
            <text:p>10.67</text:p>
          </table:table-cell>
          <table:table-cell table:formula="of:=-0.5*([.F537]&lt;50)+0.6*([.F537]&gt;50)" office:value-type="float" office:value="0.6" calcext:value-type="float">
            <text:p>0.60</text:p>
          </table:table-cell>
          <table:table-cell table:formula="of:=[.F536]*(1+[.G536])" office:value-type="float" office:value="163.732207919642" calcext:value-type="float">
            <text:p>163.7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7]/(1-[.E537])" office:value-type="float" office:value="26.6666666666667" calcext:value-type="float">
            <text:p>26.67</text:p>
          </table:table-cell>
          <table:table-cell table:formula="of:=[.H537]-[.D537]" office:value-type="float" office:value="16" calcext:value-type="float">
            <text:p>16.00</text:p>
          </table:table-cell>
          <table:table-cell table:style-name="ce3" table:formula="of:=[.H537]*[.C537]" office:value-type="float" office:value="800" calcext:value-type="float">
            <text:p>800.00</text:p>
          </table:table-cell>
          <table:table-cell table:style-name="ce3" table:formula="of:=[.I537]*[.C537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7]+1" office:value-type="date" office:date-value="2022-06-21" calcext:value-type="date">
            <text:p>21-Jun-2022</text:p>
          </table:table-cell>
          <table:table-cell table:style-name="ce2" table:formula="of:=INDEX([.$N$5:.$P$28];MATCH(MONTH([.A538])&amp;YEAR([.A538]);[.$P$5:.$P$28];0);2)" office:value-type="float" office:value="320" calcext:value-type="float">
            <text:p>320</text:p>
          </table:table-cell>
          <table:table-cell table:style-name="ce2" table:formula="of:=DAY(EOMONTH([.A538];0))" office:value-type="float" office:value="30" calcext:value-type="float">
            <text:p>30</text:p>
          </table:table-cell>
          <table:table-cell table:formula="of:=[.B538]/[.C538]" office:value-type="float" office:value="10.6666666666667" calcext:value-type="float">
            <text:p>10.67</text:p>
          </table:table-cell>
          <table:table-cell table:formula="of:=-0.5*([.F538]&lt;50)+0.6*([.F538]&gt;50)" office:value-type="float" office:value="0.6" calcext:value-type="float">
            <text:p>0.60</text:p>
          </table:table-cell>
          <table:table-cell table:formula="of:=[.F537]*(1+[.G537])" office:value-type="float" office:value="165.077952094324" calcext:value-type="float">
            <text:p>165.0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8]/(1-[.E538])" office:value-type="float" office:value="26.6666666666667" calcext:value-type="float">
            <text:p>26.67</text:p>
          </table:table-cell>
          <table:table-cell table:formula="of:=[.H538]-[.D538]" office:value-type="float" office:value="16" calcext:value-type="float">
            <text:p>16.00</text:p>
          </table:table-cell>
          <table:table-cell table:style-name="ce3" table:formula="of:=[.H538]*[.C538]" office:value-type="float" office:value="800" calcext:value-type="float">
            <text:p>800.00</text:p>
          </table:table-cell>
          <table:table-cell table:style-name="ce3" table:formula="of:=[.I538]*[.C538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8]+1" office:value-type="date" office:date-value="2022-06-22" calcext:value-type="date">
            <text:p>22-Jun-2022</text:p>
          </table:table-cell>
          <table:table-cell table:style-name="ce2" table:formula="of:=INDEX([.$N$5:.$P$28];MATCH(MONTH([.A539])&amp;YEAR([.A539]);[.$P$5:.$P$28];0);2)" office:value-type="float" office:value="320" calcext:value-type="float">
            <text:p>320</text:p>
          </table:table-cell>
          <table:table-cell table:style-name="ce2" table:formula="of:=DAY(EOMONTH([.A539];0))" office:value-type="float" office:value="30" calcext:value-type="float">
            <text:p>30</text:p>
          </table:table-cell>
          <table:table-cell table:formula="of:=[.B539]/[.C539]" office:value-type="float" office:value="10.6666666666667" calcext:value-type="float">
            <text:p>10.67</text:p>
          </table:table-cell>
          <table:table-cell table:formula="of:=-0.5*([.F539]&lt;50)+0.6*([.F539]&gt;50)" office:value-type="float" office:value="0.6" calcext:value-type="float">
            <text:p>0.60</text:p>
          </table:table-cell>
          <table:table-cell table:formula="of:=[.F538]*(1+[.G538])" office:value-type="float" office:value="166.43475718003" calcext:value-type="float">
            <text:p>166.4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39]/(1-[.E539])" office:value-type="float" office:value="26.6666666666667" calcext:value-type="float">
            <text:p>26.67</text:p>
          </table:table-cell>
          <table:table-cell table:formula="of:=[.H539]-[.D539]" office:value-type="float" office:value="16" calcext:value-type="float">
            <text:p>16.00</text:p>
          </table:table-cell>
          <table:table-cell table:style-name="ce3" table:formula="of:=[.H539]*[.C539]" office:value-type="float" office:value="800" calcext:value-type="float">
            <text:p>800.00</text:p>
          </table:table-cell>
          <table:table-cell table:style-name="ce3" table:formula="of:=[.I539]*[.C539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39]+1" office:value-type="date" office:date-value="2022-06-23" calcext:value-type="date">
            <text:p>23-Jun-2022</text:p>
          </table:table-cell>
          <table:table-cell table:style-name="ce2" table:formula="of:=INDEX([.$N$5:.$P$28];MATCH(MONTH([.A540])&amp;YEAR([.A540]);[.$P$5:.$P$28];0);2)" office:value-type="float" office:value="320" calcext:value-type="float">
            <text:p>320</text:p>
          </table:table-cell>
          <table:table-cell table:style-name="ce2" table:formula="of:=DAY(EOMONTH([.A540];0))" office:value-type="float" office:value="30" calcext:value-type="float">
            <text:p>30</text:p>
          </table:table-cell>
          <table:table-cell table:formula="of:=[.B540]/[.C540]" office:value-type="float" office:value="10.6666666666667" calcext:value-type="float">
            <text:p>10.67</text:p>
          </table:table-cell>
          <table:table-cell table:formula="of:=-0.5*([.F540]&lt;50)+0.6*([.F540]&gt;50)" office:value-type="float" office:value="0.6" calcext:value-type="float">
            <text:p>0.60</text:p>
          </table:table-cell>
          <table:table-cell table:formula="of:=[.F539]*(1+[.G539])" office:value-type="float" office:value="167.802714088359" calcext:value-type="float">
            <text:p>167.8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0]/(1-[.E540])" office:value-type="float" office:value="26.6666666666667" calcext:value-type="float">
            <text:p>26.67</text:p>
          </table:table-cell>
          <table:table-cell table:formula="of:=[.H540]-[.D540]" office:value-type="float" office:value="16" calcext:value-type="float">
            <text:p>16.00</text:p>
          </table:table-cell>
          <table:table-cell table:style-name="ce3" table:formula="of:=[.H540]*[.C540]" office:value-type="float" office:value="800" calcext:value-type="float">
            <text:p>800.00</text:p>
          </table:table-cell>
          <table:table-cell table:style-name="ce3" table:formula="of:=[.I540]*[.C540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40]+1" office:value-type="date" office:date-value="2022-06-24" calcext:value-type="date">
            <text:p>24-Jun-2022</text:p>
          </table:table-cell>
          <table:table-cell table:style-name="ce2" table:formula="of:=INDEX([.$N$5:.$P$28];MATCH(MONTH([.A541])&amp;YEAR([.A541]);[.$P$5:.$P$28];0);2)" office:value-type="float" office:value="320" calcext:value-type="float">
            <text:p>320</text:p>
          </table:table-cell>
          <table:table-cell table:style-name="ce2" table:formula="of:=DAY(EOMONTH([.A541];0))" office:value-type="float" office:value="30" calcext:value-type="float">
            <text:p>30</text:p>
          </table:table-cell>
          <table:table-cell table:formula="of:=[.B541]/[.C541]" office:value-type="float" office:value="10.6666666666667" calcext:value-type="float">
            <text:p>10.67</text:p>
          </table:table-cell>
          <table:table-cell table:formula="of:=-0.5*([.F541]&lt;50)+0.6*([.F541]&gt;50)" office:value-type="float" office:value="0.6" calcext:value-type="float">
            <text:p>0.60</text:p>
          </table:table-cell>
          <table:table-cell table:formula="of:=[.F540]*(1+[.G540])" office:value-type="float" office:value="169.181914478127" calcext:value-type="float">
            <text:p>169.1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1]/(1-[.E541])" office:value-type="float" office:value="26.6666666666667" calcext:value-type="float">
            <text:p>26.67</text:p>
          </table:table-cell>
          <table:table-cell table:formula="of:=[.H541]-[.D541]" office:value-type="float" office:value="16" calcext:value-type="float">
            <text:p>16.00</text:p>
          </table:table-cell>
          <table:table-cell table:style-name="ce3" table:formula="of:=[.H541]*[.C541]" office:value-type="float" office:value="800" calcext:value-type="float">
            <text:p>800.00</text:p>
          </table:table-cell>
          <table:table-cell table:style-name="ce3" table:formula="of:=[.I541]*[.C541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41]+1" office:value-type="date" office:date-value="2022-06-25" calcext:value-type="date">
            <text:p>25-Jun-2022</text:p>
          </table:table-cell>
          <table:table-cell table:style-name="ce2" table:formula="of:=INDEX([.$N$5:.$P$28];MATCH(MONTH([.A542])&amp;YEAR([.A542]);[.$P$5:.$P$28];0);2)" office:value-type="float" office:value="320" calcext:value-type="float">
            <text:p>320</text:p>
          </table:table-cell>
          <table:table-cell table:style-name="ce2" table:formula="of:=DAY(EOMONTH([.A542];0))" office:value-type="float" office:value="30" calcext:value-type="float">
            <text:p>30</text:p>
          </table:table-cell>
          <table:table-cell table:formula="of:=[.B542]/[.C542]" office:value-type="float" office:value="10.6666666666667" calcext:value-type="float">
            <text:p>10.67</text:p>
          </table:table-cell>
          <table:table-cell table:formula="of:=-0.5*([.F542]&lt;50)+0.6*([.F542]&gt;50)" office:value-type="float" office:value="0.6" calcext:value-type="float">
            <text:p>0.60</text:p>
          </table:table-cell>
          <table:table-cell table:formula="of:=[.F541]*(1+[.G541])" office:value-type="float" office:value="170.572450761509" calcext:value-type="float">
            <text:p>170.5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2]/(1-[.E542])" office:value-type="float" office:value="26.6666666666667" calcext:value-type="float">
            <text:p>26.67</text:p>
          </table:table-cell>
          <table:table-cell table:formula="of:=[.H542]-[.D542]" office:value-type="float" office:value="16" calcext:value-type="float">
            <text:p>16.00</text:p>
          </table:table-cell>
          <table:table-cell table:style-name="ce3" table:formula="of:=[.H542]*[.C542]" office:value-type="float" office:value="800" calcext:value-type="float">
            <text:p>800.00</text:p>
          </table:table-cell>
          <table:table-cell table:style-name="ce3" table:formula="of:=[.I542]*[.C542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42]+1" office:value-type="date" office:date-value="2022-06-26" calcext:value-type="date">
            <text:p>26-Jun-2022</text:p>
          </table:table-cell>
          <table:table-cell table:style-name="ce2" table:formula="of:=INDEX([.$N$5:.$P$28];MATCH(MONTH([.A543])&amp;YEAR([.A543]);[.$P$5:.$P$28];0);2)" office:value-type="float" office:value="320" calcext:value-type="float">
            <text:p>320</text:p>
          </table:table-cell>
          <table:table-cell table:style-name="ce2" table:formula="of:=DAY(EOMONTH([.A543];0))" office:value-type="float" office:value="30" calcext:value-type="float">
            <text:p>30</text:p>
          </table:table-cell>
          <table:table-cell table:formula="of:=[.B543]/[.C543]" office:value-type="float" office:value="10.6666666666667" calcext:value-type="float">
            <text:p>10.67</text:p>
          </table:table-cell>
          <table:table-cell table:formula="of:=-0.5*([.F543]&lt;50)+0.6*([.F543]&gt;50)" office:value-type="float" office:value="0.6" calcext:value-type="float">
            <text:p>0.60</text:p>
          </table:table-cell>
          <table:table-cell table:formula="of:=[.F542]*(1+[.G542])" office:value-type="float" office:value="171.974416110233" calcext:value-type="float">
            <text:p>171.9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3]/(1-[.E543])" office:value-type="float" office:value="26.6666666666667" calcext:value-type="float">
            <text:p>26.67</text:p>
          </table:table-cell>
          <table:table-cell table:formula="of:=[.H543]-[.D543]" office:value-type="float" office:value="16" calcext:value-type="float">
            <text:p>16.00</text:p>
          </table:table-cell>
          <table:table-cell table:style-name="ce3" table:formula="of:=[.H543]*[.C543]" office:value-type="float" office:value="800" calcext:value-type="float">
            <text:p>800.00</text:p>
          </table:table-cell>
          <table:table-cell table:style-name="ce3" table:formula="of:=[.I543]*[.C543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43]+1" office:value-type="date" office:date-value="2022-06-27" calcext:value-type="date">
            <text:p>27-Jun-2022</text:p>
          </table:table-cell>
          <table:table-cell table:style-name="ce2" table:formula="of:=INDEX([.$N$5:.$P$28];MATCH(MONTH([.A544])&amp;YEAR([.A544]);[.$P$5:.$P$28];0);2)" office:value-type="float" office:value="320" calcext:value-type="float">
            <text:p>320</text:p>
          </table:table-cell>
          <table:table-cell table:style-name="ce2" table:formula="of:=DAY(EOMONTH([.A544];0))" office:value-type="float" office:value="30" calcext:value-type="float">
            <text:p>30</text:p>
          </table:table-cell>
          <table:table-cell table:formula="of:=[.B544]/[.C544]" office:value-type="float" office:value="10.6666666666667" calcext:value-type="float">
            <text:p>10.67</text:p>
          </table:table-cell>
          <table:table-cell table:formula="of:=-0.5*([.F544]&lt;50)+0.6*([.F544]&gt;50)" office:value-type="float" office:value="0.6" calcext:value-type="float">
            <text:p>0.60</text:p>
          </table:table-cell>
          <table:table-cell table:formula="of:=[.F543]*(1+[.G543])" office:value-type="float" office:value="173.387904461824" calcext:value-type="float">
            <text:p>173.3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4]/(1-[.E544])" office:value-type="float" office:value="26.6666666666667" calcext:value-type="float">
            <text:p>26.67</text:p>
          </table:table-cell>
          <table:table-cell table:formula="of:=[.H544]-[.D544]" office:value-type="float" office:value="16" calcext:value-type="float">
            <text:p>16.00</text:p>
          </table:table-cell>
          <table:table-cell table:style-name="ce3" table:formula="of:=[.H544]*[.C544]" office:value-type="float" office:value="800" calcext:value-type="float">
            <text:p>800.00</text:p>
          </table:table-cell>
          <table:table-cell table:style-name="ce3" table:formula="of:=[.I544]*[.C544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44]+1" office:value-type="date" office:date-value="2022-06-28" calcext:value-type="date">
            <text:p>28-Jun-2022</text:p>
          </table:table-cell>
          <table:table-cell table:style-name="ce2" table:formula="of:=INDEX([.$N$5:.$P$28];MATCH(MONTH([.A545])&amp;YEAR([.A545]);[.$P$5:.$P$28];0);2)" office:value-type="float" office:value="320" calcext:value-type="float">
            <text:p>320</text:p>
          </table:table-cell>
          <table:table-cell table:style-name="ce2" table:formula="of:=DAY(EOMONTH([.A545];0))" office:value-type="float" office:value="30" calcext:value-type="float">
            <text:p>30</text:p>
          </table:table-cell>
          <table:table-cell table:formula="of:=[.B545]/[.C545]" office:value-type="float" office:value="10.6666666666667" calcext:value-type="float">
            <text:p>10.67</text:p>
          </table:table-cell>
          <table:table-cell table:formula="of:=-0.5*([.F545]&lt;50)+0.6*([.F545]&gt;50)" office:value-type="float" office:value="0.6" calcext:value-type="float">
            <text:p>0.60</text:p>
          </table:table-cell>
          <table:table-cell table:formula="of:=[.F544]*(1+[.G544])" office:value-type="float" office:value="174.813010525894" calcext:value-type="float">
            <text:p>174.8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5]/(1-[.E545])" office:value-type="float" office:value="26.6666666666667" calcext:value-type="float">
            <text:p>26.67</text:p>
          </table:table-cell>
          <table:table-cell table:formula="of:=[.H545]-[.D545]" office:value-type="float" office:value="16" calcext:value-type="float">
            <text:p>16.00</text:p>
          </table:table-cell>
          <table:table-cell table:style-name="ce3" table:formula="of:=[.H545]*[.C545]" office:value-type="float" office:value="800" calcext:value-type="float">
            <text:p>800.00</text:p>
          </table:table-cell>
          <table:table-cell table:style-name="ce3" table:formula="of:=[.I545]*[.C545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45]+1" office:value-type="date" office:date-value="2022-06-29" calcext:value-type="date">
            <text:p>29-Jun-2022</text:p>
          </table:table-cell>
          <table:table-cell table:style-name="ce2" table:formula="of:=INDEX([.$N$5:.$P$28];MATCH(MONTH([.A546])&amp;YEAR([.A546]);[.$P$5:.$P$28];0);2)" office:value-type="float" office:value="320" calcext:value-type="float">
            <text:p>320</text:p>
          </table:table-cell>
          <table:table-cell table:style-name="ce2" table:formula="of:=DAY(EOMONTH([.A546];0))" office:value-type="float" office:value="30" calcext:value-type="float">
            <text:p>30</text:p>
          </table:table-cell>
          <table:table-cell table:formula="of:=[.B546]/[.C546]" office:value-type="float" office:value="10.6666666666667" calcext:value-type="float">
            <text:p>10.67</text:p>
          </table:table-cell>
          <table:table-cell table:formula="of:=-0.5*([.F546]&lt;50)+0.6*([.F546]&gt;50)" office:value-type="float" office:value="0.6" calcext:value-type="float">
            <text:p>0.60</text:p>
          </table:table-cell>
          <table:table-cell table:formula="of:=[.F545]*(1+[.G545])" office:value-type="float" office:value="176.249829790491" calcext:value-type="float">
            <text:p>176.2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6]/(1-[.E546])" office:value-type="float" office:value="26.6666666666667" calcext:value-type="float">
            <text:p>26.67</text:p>
          </table:table-cell>
          <table:table-cell table:formula="of:=[.H546]-[.D546]" office:value-type="float" office:value="16" calcext:value-type="float">
            <text:p>16.00</text:p>
          </table:table-cell>
          <table:table-cell table:style-name="ce3" table:formula="of:=[.H546]*[.C546]" office:value-type="float" office:value="800" calcext:value-type="float">
            <text:p>800.00</text:p>
          </table:table-cell>
          <table:table-cell table:style-name="ce3" table:formula="of:=[.I546]*[.C546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46]+1" office:value-type="date" office:date-value="2022-06-30" calcext:value-type="date">
            <text:p>30-Jun-2022</text:p>
          </table:table-cell>
          <table:table-cell table:style-name="ce2" table:formula="of:=INDEX([.$N$5:.$P$28];MATCH(MONTH([.A547])&amp;YEAR([.A547]);[.$P$5:.$P$28];0);2)" office:value-type="float" office:value="320" calcext:value-type="float">
            <text:p>320</text:p>
          </table:table-cell>
          <table:table-cell table:style-name="ce2" table:formula="of:=DAY(EOMONTH([.A547];0))" office:value-type="float" office:value="30" calcext:value-type="float">
            <text:p>30</text:p>
          </table:table-cell>
          <table:table-cell table:formula="of:=[.B547]/[.C547]" office:value-type="float" office:value="10.6666666666667" calcext:value-type="float">
            <text:p>10.67</text:p>
          </table:table-cell>
          <table:table-cell table:formula="of:=-0.5*([.F547]&lt;50)+0.6*([.F547]&gt;50)" office:value-type="float" office:value="0.6" calcext:value-type="float">
            <text:p>0.60</text:p>
          </table:table-cell>
          <table:table-cell table:formula="of:=[.F546]*(1+[.G546])" office:value-type="float" office:value="177.698458528495" calcext:value-type="float">
            <text:p>177.7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7]/(1-[.E547])" office:value-type="float" office:value="26.6666666666667" calcext:value-type="float">
            <text:p>26.67</text:p>
          </table:table-cell>
          <table:table-cell table:formula="of:=[.H547]-[.D547]" office:value-type="float" office:value="16" calcext:value-type="float">
            <text:p>16.00</text:p>
          </table:table-cell>
          <table:table-cell table:style-name="ce3" table:formula="of:=[.H547]*[.C547]" office:value-type="float" office:value="800" calcext:value-type="float">
            <text:p>800.00</text:p>
          </table:table-cell>
          <table:table-cell table:style-name="ce3" table:formula="of:=[.I547]*[.C547]" office:value-type="float" office:value="480" calcext:value-type="float">
            <text:p>480.00</text:p>
          </table:table-cell>
          <table:table-cell table:number-columns-repeated="7"/>
        </table:table-row>
        <table:table-row table:style-name="ro1">
          <table:table-cell table:formula="of:=[.A547]+1" office:value-type="date" office:date-value="2022-07-01" calcext:value-type="date">
            <text:p>1-Jul-2022</text:p>
          </table:table-cell>
          <table:table-cell table:style-name="ce2" table:formula="of:=INDEX([.$N$5:.$P$28];MATCH(MONTH([.A548])&amp;YEAR([.A548]);[.$P$5:.$P$28];0);2)" office:value-type="float" office:value="370" calcext:value-type="float">
            <text:p>370</text:p>
          </table:table-cell>
          <table:table-cell table:style-name="ce2" table:formula="of:=DAY(EOMONTH([.A548];0))" office:value-type="float" office:value="31" calcext:value-type="float">
            <text:p>31</text:p>
          </table:table-cell>
          <table:table-cell table:formula="of:=[.B548]/[.C548]" office:value-type="float" office:value="11.9354838709677" calcext:value-type="float">
            <text:p>11.94</text:p>
          </table:table-cell>
          <table:table-cell table:formula="of:=-0.5*([.F548]&lt;50)+0.6*([.F548]&gt;50)" office:value-type="float" office:value="0.6" calcext:value-type="float">
            <text:p>0.60</text:p>
          </table:table-cell>
          <table:table-cell table:formula="of:=[.F547]*(1+[.G547])" office:value-type="float" office:value="179.158993804071" calcext:value-type="float">
            <text:p>179.1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8]/(1-[.E548])" office:value-type="float" office:value="29.8387096774194" calcext:value-type="float">
            <text:p>29.84</text:p>
          </table:table-cell>
          <table:table-cell table:formula="of:=[.H548]-[.D548]" office:value-type="float" office:value="17.9032258064516" calcext:value-type="float">
            <text:p>17.90</text:p>
          </table:table-cell>
          <table:table-cell table:style-name="ce3" table:formula="of:=[.H548]*[.C548]" office:value-type="float" office:value="925" calcext:value-type="float">
            <text:p>925.00</text:p>
          </table:table-cell>
          <table:table-cell table:style-name="ce3" table:formula="of:=[.I548]*[.C548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48]+1" office:value-type="date" office:date-value="2022-07-02" calcext:value-type="date">
            <text:p>2-Jul-2022</text:p>
          </table:table-cell>
          <table:table-cell table:style-name="ce2" table:formula="of:=INDEX([.$N$5:.$P$28];MATCH(MONTH([.A549])&amp;YEAR([.A549]);[.$P$5:.$P$28];0);2)" office:value-type="float" office:value="370" calcext:value-type="float">
            <text:p>370</text:p>
          </table:table-cell>
          <table:table-cell table:style-name="ce2" table:formula="of:=DAY(EOMONTH([.A549];0))" office:value-type="float" office:value="31" calcext:value-type="float">
            <text:p>31</text:p>
          </table:table-cell>
          <table:table-cell table:formula="of:=[.B549]/[.C549]" office:value-type="float" office:value="11.9354838709677" calcext:value-type="float">
            <text:p>11.94</text:p>
          </table:table-cell>
          <table:table-cell table:formula="of:=-0.5*([.F549]&lt;50)+0.6*([.F549]&gt;50)" office:value-type="float" office:value="0.6" calcext:value-type="float">
            <text:p>0.60</text:p>
          </table:table-cell>
          <table:table-cell table:formula="of:=[.F548]*(1+[.G548])" office:value-type="float" office:value="180.631533479173" calcext:value-type="float">
            <text:p>180.6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49]/(1-[.E549])" office:value-type="float" office:value="29.8387096774194" calcext:value-type="float">
            <text:p>29.84</text:p>
          </table:table-cell>
          <table:table-cell table:formula="of:=[.H549]-[.D549]" office:value-type="float" office:value="17.9032258064516" calcext:value-type="float">
            <text:p>17.90</text:p>
          </table:table-cell>
          <table:table-cell table:style-name="ce3" table:formula="of:=[.H549]*[.C549]" office:value-type="float" office:value="925" calcext:value-type="float">
            <text:p>925.00</text:p>
          </table:table-cell>
          <table:table-cell table:style-name="ce3" table:formula="of:=[.I549]*[.C549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49]+1" office:value-type="date" office:date-value="2022-07-03" calcext:value-type="date">
            <text:p>3-Jul-2022</text:p>
          </table:table-cell>
          <table:table-cell table:style-name="ce2" table:formula="of:=INDEX([.$N$5:.$P$28];MATCH(MONTH([.A550])&amp;YEAR([.A550]);[.$P$5:.$P$28];0);2)" office:value-type="float" office:value="370" calcext:value-type="float">
            <text:p>370</text:p>
          </table:table-cell>
          <table:table-cell table:style-name="ce2" table:formula="of:=DAY(EOMONTH([.A550];0))" office:value-type="float" office:value="31" calcext:value-type="float">
            <text:p>31</text:p>
          </table:table-cell>
          <table:table-cell table:formula="of:=[.B550]/[.C550]" office:value-type="float" office:value="11.9354838709677" calcext:value-type="float">
            <text:p>11.94</text:p>
          </table:table-cell>
          <table:table-cell table:formula="of:=-0.5*([.F550]&lt;50)+0.6*([.F550]&gt;50)" office:value-type="float" office:value="0.6" calcext:value-type="float">
            <text:p>0.60</text:p>
          </table:table-cell>
          <table:table-cell table:formula="of:=[.F549]*(1+[.G549])" office:value-type="float" office:value="182.116176220098" calcext:value-type="float">
            <text:p>182.1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0]/(1-[.E550])" office:value-type="float" office:value="29.8387096774194" calcext:value-type="float">
            <text:p>29.84</text:p>
          </table:table-cell>
          <table:table-cell table:formula="of:=[.H550]-[.D550]" office:value-type="float" office:value="17.9032258064516" calcext:value-type="float">
            <text:p>17.90</text:p>
          </table:table-cell>
          <table:table-cell table:style-name="ce3" table:formula="of:=[.H550]*[.C550]" office:value-type="float" office:value="925" calcext:value-type="float">
            <text:p>925.00</text:p>
          </table:table-cell>
          <table:table-cell table:style-name="ce3" table:formula="of:=[.I550]*[.C550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0]+1" office:value-type="date" office:date-value="2022-07-04" calcext:value-type="date">
            <text:p>4-Jul-2022</text:p>
          </table:table-cell>
          <table:table-cell table:style-name="ce2" table:formula="of:=INDEX([.$N$5:.$P$28];MATCH(MONTH([.A551])&amp;YEAR([.A551]);[.$P$5:.$P$28];0);2)" office:value-type="float" office:value="370" calcext:value-type="float">
            <text:p>370</text:p>
          </table:table-cell>
          <table:table-cell table:style-name="ce2" table:formula="of:=DAY(EOMONTH([.A551];0))" office:value-type="float" office:value="31" calcext:value-type="float">
            <text:p>31</text:p>
          </table:table-cell>
          <table:table-cell table:formula="of:=[.B551]/[.C551]" office:value-type="float" office:value="11.9354838709677" calcext:value-type="float">
            <text:p>11.94</text:p>
          </table:table-cell>
          <table:table-cell table:formula="of:=-0.5*([.F551]&lt;50)+0.6*([.F551]&gt;50)" office:value-type="float" office:value="0.6" calcext:value-type="float">
            <text:p>0.60</text:p>
          </table:table-cell>
          <table:table-cell table:formula="of:=[.F550]*(1+[.G550])" office:value-type="float" office:value="183.613021504099" calcext:value-type="float">
            <text:p>183.6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1]/(1-[.E551])" office:value-type="float" office:value="29.8387096774194" calcext:value-type="float">
            <text:p>29.84</text:p>
          </table:table-cell>
          <table:table-cell table:formula="of:=[.H551]-[.D551]" office:value-type="float" office:value="17.9032258064516" calcext:value-type="float">
            <text:p>17.90</text:p>
          </table:table-cell>
          <table:table-cell table:style-name="ce3" table:formula="of:=[.H551]*[.C551]" office:value-type="float" office:value="925" calcext:value-type="float">
            <text:p>925.00</text:p>
          </table:table-cell>
          <table:table-cell table:style-name="ce3" table:formula="of:=[.I551]*[.C551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1]+1" office:value-type="date" office:date-value="2022-07-05" calcext:value-type="date">
            <text:p>5-Jul-2022</text:p>
          </table:table-cell>
          <table:table-cell table:style-name="ce2" table:formula="of:=INDEX([.$N$5:.$P$28];MATCH(MONTH([.A552])&amp;YEAR([.A552]);[.$P$5:.$P$28];0);2)" office:value-type="float" office:value="370" calcext:value-type="float">
            <text:p>370</text:p>
          </table:table-cell>
          <table:table-cell table:style-name="ce2" table:formula="of:=DAY(EOMONTH([.A552];0))" office:value-type="float" office:value="31" calcext:value-type="float">
            <text:p>31</text:p>
          </table:table-cell>
          <table:table-cell table:formula="of:=[.B552]/[.C552]" office:value-type="float" office:value="11.9354838709677" calcext:value-type="float">
            <text:p>11.94</text:p>
          </table:table-cell>
          <table:table-cell table:formula="of:=-0.5*([.F552]&lt;50)+0.6*([.F552]&gt;50)" office:value-type="float" office:value="0.6" calcext:value-type="float">
            <text:p>0.60</text:p>
          </table:table-cell>
          <table:table-cell table:formula="of:=[.F551]*(1+[.G551])" office:value-type="float" office:value="185.12216962605" calcext:value-type="float">
            <text:p>185.1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2]/(1-[.E552])" office:value-type="float" office:value="29.8387096774194" calcext:value-type="float">
            <text:p>29.84</text:p>
          </table:table-cell>
          <table:table-cell table:formula="of:=[.H552]-[.D552]" office:value-type="float" office:value="17.9032258064516" calcext:value-type="float">
            <text:p>17.90</text:p>
          </table:table-cell>
          <table:table-cell table:style-name="ce3" table:formula="of:=[.H552]*[.C552]" office:value-type="float" office:value="925" calcext:value-type="float">
            <text:p>925.00</text:p>
          </table:table-cell>
          <table:table-cell table:style-name="ce3" table:formula="of:=[.I552]*[.C552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2]+1" office:value-type="date" office:date-value="2022-07-06" calcext:value-type="date">
            <text:p>6-Jul-2022</text:p>
          </table:table-cell>
          <table:table-cell table:style-name="ce2" table:formula="of:=INDEX([.$N$5:.$P$28];MATCH(MONTH([.A553])&amp;YEAR([.A553]);[.$P$5:.$P$28];0);2)" office:value-type="float" office:value="370" calcext:value-type="float">
            <text:p>370</text:p>
          </table:table-cell>
          <table:table-cell table:style-name="ce2" table:formula="of:=DAY(EOMONTH([.A553];0))" office:value-type="float" office:value="31" calcext:value-type="float">
            <text:p>31</text:p>
          </table:table-cell>
          <table:table-cell table:formula="of:=[.B553]/[.C553]" office:value-type="float" office:value="11.9354838709677" calcext:value-type="float">
            <text:p>11.94</text:p>
          </table:table-cell>
          <table:table-cell table:formula="of:=-0.5*([.F553]&lt;50)+0.6*([.F553]&gt;50)" office:value-type="float" office:value="0.6" calcext:value-type="float">
            <text:p>0.60</text:p>
          </table:table-cell>
          <table:table-cell table:formula="of:=[.F552]*(1+[.G552])" office:value-type="float" office:value="186.643721705168" calcext:value-type="float">
            <text:p>186.6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3]/(1-[.E553])" office:value-type="float" office:value="29.8387096774194" calcext:value-type="float">
            <text:p>29.84</text:p>
          </table:table-cell>
          <table:table-cell table:formula="of:=[.H553]-[.D553]" office:value-type="float" office:value="17.9032258064516" calcext:value-type="float">
            <text:p>17.90</text:p>
          </table:table-cell>
          <table:table-cell table:style-name="ce3" table:formula="of:=[.H553]*[.C553]" office:value-type="float" office:value="925" calcext:value-type="float">
            <text:p>925.00</text:p>
          </table:table-cell>
          <table:table-cell table:style-name="ce3" table:formula="of:=[.I553]*[.C553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3]+1" office:value-type="date" office:date-value="2022-07-07" calcext:value-type="date">
            <text:p>7-Jul-2022</text:p>
          </table:table-cell>
          <table:table-cell table:style-name="ce2" table:formula="of:=INDEX([.$N$5:.$P$28];MATCH(MONTH([.A554])&amp;YEAR([.A554]);[.$P$5:.$P$28];0);2)" office:value-type="float" office:value="370" calcext:value-type="float">
            <text:p>370</text:p>
          </table:table-cell>
          <table:table-cell table:style-name="ce2" table:formula="of:=DAY(EOMONTH([.A554];0))" office:value-type="float" office:value="31" calcext:value-type="float">
            <text:p>31</text:p>
          </table:table-cell>
          <table:table-cell table:formula="of:=[.B554]/[.C554]" office:value-type="float" office:value="11.9354838709677" calcext:value-type="float">
            <text:p>11.94</text:p>
          </table:table-cell>
          <table:table-cell table:formula="of:=-0.5*([.F554]&lt;50)+0.6*([.F554]&gt;50)" office:value-type="float" office:value="0.6" calcext:value-type="float">
            <text:p>0.60</text:p>
          </table:table-cell>
          <table:table-cell table:formula="of:=[.F553]*(1+[.G553])" office:value-type="float" office:value="188.177779691786" calcext:value-type="float">
            <text:p>188.1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4]/(1-[.E554])" office:value-type="float" office:value="29.8387096774194" calcext:value-type="float">
            <text:p>29.84</text:p>
          </table:table-cell>
          <table:table-cell table:formula="of:=[.H554]-[.D554]" office:value-type="float" office:value="17.9032258064516" calcext:value-type="float">
            <text:p>17.90</text:p>
          </table:table-cell>
          <table:table-cell table:style-name="ce3" table:formula="of:=[.H554]*[.C554]" office:value-type="float" office:value="925" calcext:value-type="float">
            <text:p>925.00</text:p>
          </table:table-cell>
          <table:table-cell table:style-name="ce3" table:formula="of:=[.I554]*[.C554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4]+1" office:value-type="date" office:date-value="2022-07-08" calcext:value-type="date">
            <text:p>8-Jul-2022</text:p>
          </table:table-cell>
          <table:table-cell table:style-name="ce2" table:formula="of:=INDEX([.$N$5:.$P$28];MATCH(MONTH([.A555])&amp;YEAR([.A555]);[.$P$5:.$P$28];0);2)" office:value-type="float" office:value="370" calcext:value-type="float">
            <text:p>370</text:p>
          </table:table-cell>
          <table:table-cell table:style-name="ce2" table:formula="of:=DAY(EOMONTH([.A555];0))" office:value-type="float" office:value="31" calcext:value-type="float">
            <text:p>31</text:p>
          </table:table-cell>
          <table:table-cell table:formula="of:=[.B555]/[.C555]" office:value-type="float" office:value="11.9354838709677" calcext:value-type="float">
            <text:p>11.94</text:p>
          </table:table-cell>
          <table:table-cell table:formula="of:=-0.5*([.F555]&lt;50)+0.6*([.F555]&gt;50)" office:value-type="float" office:value="0.6" calcext:value-type="float">
            <text:p>0.60</text:p>
          </table:table-cell>
          <table:table-cell table:formula="of:=[.F554]*(1+[.G554])" office:value-type="float" office:value="189.724446374185" calcext:value-type="float">
            <text:p>189.7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5]/(1-[.E555])" office:value-type="float" office:value="29.8387096774194" calcext:value-type="float">
            <text:p>29.84</text:p>
          </table:table-cell>
          <table:table-cell table:formula="of:=[.H555]-[.D555]" office:value-type="float" office:value="17.9032258064516" calcext:value-type="float">
            <text:p>17.90</text:p>
          </table:table-cell>
          <table:table-cell table:style-name="ce3" table:formula="of:=[.H555]*[.C555]" office:value-type="float" office:value="925" calcext:value-type="float">
            <text:p>925.00</text:p>
          </table:table-cell>
          <table:table-cell table:style-name="ce3" table:formula="of:=[.I555]*[.C555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5]+1" office:value-type="date" office:date-value="2022-07-09" calcext:value-type="date">
            <text:p>9-Jul-2022</text:p>
          </table:table-cell>
          <table:table-cell table:style-name="ce2" table:formula="of:=INDEX([.$N$5:.$P$28];MATCH(MONTH([.A556])&amp;YEAR([.A556]);[.$P$5:.$P$28];0);2)" office:value-type="float" office:value="370" calcext:value-type="float">
            <text:p>370</text:p>
          </table:table-cell>
          <table:table-cell table:style-name="ce2" table:formula="of:=DAY(EOMONTH([.A556];0))" office:value-type="float" office:value="31" calcext:value-type="float">
            <text:p>31</text:p>
          </table:table-cell>
          <table:table-cell table:formula="of:=[.B556]/[.C556]" office:value-type="float" office:value="11.9354838709677" calcext:value-type="float">
            <text:p>11.94</text:p>
          </table:table-cell>
          <table:table-cell table:formula="of:=-0.5*([.F556]&lt;50)+0.6*([.F556]&gt;50)" office:value-type="float" office:value="0.6" calcext:value-type="float">
            <text:p>0.60</text:p>
          </table:table-cell>
          <table:table-cell table:formula="of:=[.F555]*(1+[.G555])" office:value-type="float" office:value="191.283825385479" calcext:value-type="float">
            <text:p>191.2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6]/(1-[.E556])" office:value-type="float" office:value="29.8387096774194" calcext:value-type="float">
            <text:p>29.84</text:p>
          </table:table-cell>
          <table:table-cell table:formula="of:=[.H556]-[.D556]" office:value-type="float" office:value="17.9032258064516" calcext:value-type="float">
            <text:p>17.90</text:p>
          </table:table-cell>
          <table:table-cell table:style-name="ce3" table:formula="of:=[.H556]*[.C556]" office:value-type="float" office:value="925" calcext:value-type="float">
            <text:p>925.00</text:p>
          </table:table-cell>
          <table:table-cell table:style-name="ce3" table:formula="of:=[.I556]*[.C556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6]+1" office:value-type="date" office:date-value="2022-07-10" calcext:value-type="date">
            <text:p>10-Jul-2022</text:p>
          </table:table-cell>
          <table:table-cell table:style-name="ce2" table:formula="of:=INDEX([.$N$5:.$P$28];MATCH(MONTH([.A557])&amp;YEAR([.A557]);[.$P$5:.$P$28];0);2)" office:value-type="float" office:value="370" calcext:value-type="float">
            <text:p>370</text:p>
          </table:table-cell>
          <table:table-cell table:style-name="ce2" table:formula="of:=DAY(EOMONTH([.A557];0))" office:value-type="float" office:value="31" calcext:value-type="float">
            <text:p>31</text:p>
          </table:table-cell>
          <table:table-cell table:formula="of:=[.B557]/[.C557]" office:value-type="float" office:value="11.9354838709677" calcext:value-type="float">
            <text:p>11.94</text:p>
          </table:table-cell>
          <table:table-cell table:formula="of:=-0.5*([.F557]&lt;50)+0.6*([.F557]&gt;50)" office:value-type="float" office:value="0.6" calcext:value-type="float">
            <text:p>0.60</text:p>
          </table:table-cell>
          <table:table-cell table:formula="of:=[.F556]*(1+[.G556])" office:value-type="float" office:value="192.856021210565" calcext:value-type="float">
            <text:p>192.8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7]/(1-[.E557])" office:value-type="float" office:value="29.8387096774194" calcext:value-type="float">
            <text:p>29.84</text:p>
          </table:table-cell>
          <table:table-cell table:formula="of:=[.H557]-[.D557]" office:value-type="float" office:value="17.9032258064516" calcext:value-type="float">
            <text:p>17.90</text:p>
          </table:table-cell>
          <table:table-cell table:style-name="ce3" table:formula="of:=[.H557]*[.C557]" office:value-type="float" office:value="925" calcext:value-type="float">
            <text:p>925.00</text:p>
          </table:table-cell>
          <table:table-cell table:style-name="ce3" table:formula="of:=[.I557]*[.C557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7]+1" office:value-type="date" office:date-value="2022-07-11" calcext:value-type="date">
            <text:p>11-Jul-2022</text:p>
          </table:table-cell>
          <table:table-cell table:style-name="ce2" table:formula="of:=INDEX([.$N$5:.$P$28];MATCH(MONTH([.A558])&amp;YEAR([.A558]);[.$P$5:.$P$28];0);2)" office:value-type="float" office:value="370" calcext:value-type="float">
            <text:p>370</text:p>
          </table:table-cell>
          <table:table-cell table:style-name="ce2" table:formula="of:=DAY(EOMONTH([.A558];0))" office:value-type="float" office:value="31" calcext:value-type="float">
            <text:p>31</text:p>
          </table:table-cell>
          <table:table-cell table:formula="of:=[.B558]/[.C558]" office:value-type="float" office:value="11.9354838709677" calcext:value-type="float">
            <text:p>11.94</text:p>
          </table:table-cell>
          <table:table-cell table:formula="of:=-0.5*([.F558]&lt;50)+0.6*([.F558]&gt;50)" office:value-type="float" office:value="0.6" calcext:value-type="float">
            <text:p>0.60</text:p>
          </table:table-cell>
          <table:table-cell table:formula="of:=[.F557]*(1+[.G557])" office:value-type="float" office:value="194.441139193118" calcext:value-type="float">
            <text:p>194.4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8]/(1-[.E558])" office:value-type="float" office:value="29.8387096774194" calcext:value-type="float">
            <text:p>29.84</text:p>
          </table:table-cell>
          <table:table-cell table:formula="of:=[.H558]-[.D558]" office:value-type="float" office:value="17.9032258064516" calcext:value-type="float">
            <text:p>17.90</text:p>
          </table:table-cell>
          <table:table-cell table:style-name="ce3" table:formula="of:=[.H558]*[.C558]" office:value-type="float" office:value="925" calcext:value-type="float">
            <text:p>925.00</text:p>
          </table:table-cell>
          <table:table-cell table:style-name="ce3" table:formula="of:=[.I558]*[.C558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8]+1" office:value-type="date" office:date-value="2022-07-12" calcext:value-type="date">
            <text:p>12-Jul-2022</text:p>
          </table:table-cell>
          <table:table-cell table:style-name="ce2" table:formula="of:=INDEX([.$N$5:.$P$28];MATCH(MONTH([.A559])&amp;YEAR([.A559]);[.$P$5:.$P$28];0);2)" office:value-type="float" office:value="370" calcext:value-type="float">
            <text:p>370</text:p>
          </table:table-cell>
          <table:table-cell table:style-name="ce2" table:formula="of:=DAY(EOMONTH([.A559];0))" office:value-type="float" office:value="31" calcext:value-type="float">
            <text:p>31</text:p>
          </table:table-cell>
          <table:table-cell table:formula="of:=[.B559]/[.C559]" office:value-type="float" office:value="11.9354838709677" calcext:value-type="float">
            <text:p>11.94</text:p>
          </table:table-cell>
          <table:table-cell table:formula="of:=-0.5*([.F559]&lt;50)+0.6*([.F559]&gt;50)" office:value-type="float" office:value="0.6" calcext:value-type="float">
            <text:p>0.60</text:p>
          </table:table-cell>
          <table:table-cell table:formula="of:=[.F558]*(1+[.G558])" office:value-type="float" office:value="196.039285542651" calcext:value-type="float">
            <text:p>196.0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59]/(1-[.E559])" office:value-type="float" office:value="29.8387096774194" calcext:value-type="float">
            <text:p>29.84</text:p>
          </table:table-cell>
          <table:table-cell table:formula="of:=[.H559]-[.D559]" office:value-type="float" office:value="17.9032258064516" calcext:value-type="float">
            <text:p>17.90</text:p>
          </table:table-cell>
          <table:table-cell table:style-name="ce3" table:formula="of:=[.H559]*[.C559]" office:value-type="float" office:value="925" calcext:value-type="float">
            <text:p>925.00</text:p>
          </table:table-cell>
          <table:table-cell table:style-name="ce3" table:formula="of:=[.I559]*[.C559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59]+1" office:value-type="date" office:date-value="2022-07-13" calcext:value-type="date">
            <text:p>13-Jul-2022</text:p>
          </table:table-cell>
          <table:table-cell table:style-name="ce2" table:formula="of:=INDEX([.$N$5:.$P$28];MATCH(MONTH([.A560])&amp;YEAR([.A560]);[.$P$5:.$P$28];0);2)" office:value-type="float" office:value="370" calcext:value-type="float">
            <text:p>370</text:p>
          </table:table-cell>
          <table:table-cell table:style-name="ce2" table:formula="of:=DAY(EOMONTH([.A560];0))" office:value-type="float" office:value="31" calcext:value-type="float">
            <text:p>31</text:p>
          </table:table-cell>
          <table:table-cell table:formula="of:=[.B560]/[.C560]" office:value-type="float" office:value="11.9354838709677" calcext:value-type="float">
            <text:p>11.94</text:p>
          </table:table-cell>
          <table:table-cell table:formula="of:=-0.5*([.F560]&lt;50)+0.6*([.F560]&gt;50)" office:value-type="float" office:value="0.6" calcext:value-type="float">
            <text:p>0.60</text:p>
          </table:table-cell>
          <table:table-cell table:formula="of:=[.F559]*(1+[.G559])" office:value-type="float" office:value="197.650567341631" calcext:value-type="float">
            <text:p>197.6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0]/(1-[.E560])" office:value-type="float" office:value="29.8387096774194" calcext:value-type="float">
            <text:p>29.84</text:p>
          </table:table-cell>
          <table:table-cell table:formula="of:=[.H560]-[.D560]" office:value-type="float" office:value="17.9032258064516" calcext:value-type="float">
            <text:p>17.90</text:p>
          </table:table-cell>
          <table:table-cell table:style-name="ce3" table:formula="of:=[.H560]*[.C560]" office:value-type="float" office:value="925" calcext:value-type="float">
            <text:p>925.00</text:p>
          </table:table-cell>
          <table:table-cell table:style-name="ce3" table:formula="of:=[.I560]*[.C560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0]+1" office:value-type="date" office:date-value="2022-07-14" calcext:value-type="date">
            <text:p>14-Jul-2022</text:p>
          </table:table-cell>
          <table:table-cell table:style-name="ce2" table:formula="of:=INDEX([.$N$5:.$P$28];MATCH(MONTH([.A561])&amp;YEAR([.A561]);[.$P$5:.$P$28];0);2)" office:value-type="float" office:value="370" calcext:value-type="float">
            <text:p>370</text:p>
          </table:table-cell>
          <table:table-cell table:style-name="ce2" table:formula="of:=DAY(EOMONTH([.A561];0))" office:value-type="float" office:value="31" calcext:value-type="float">
            <text:p>31</text:p>
          </table:table-cell>
          <table:table-cell table:formula="of:=[.B561]/[.C561]" office:value-type="float" office:value="11.9354838709677" calcext:value-type="float">
            <text:p>11.94</text:p>
          </table:table-cell>
          <table:table-cell table:formula="of:=-0.5*([.F561]&lt;50)+0.6*([.F561]&gt;50)" office:value-type="float" office:value="0.6" calcext:value-type="float">
            <text:p>0.60</text:p>
          </table:table-cell>
          <table:table-cell table:formula="of:=[.F560]*(1+[.G560])" office:value-type="float" office:value="199.275092552658" calcext:value-type="float">
            <text:p>199.2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1]/(1-[.E561])" office:value-type="float" office:value="29.8387096774194" calcext:value-type="float">
            <text:p>29.84</text:p>
          </table:table-cell>
          <table:table-cell table:formula="of:=[.H561]-[.D561]" office:value-type="float" office:value="17.9032258064516" calcext:value-type="float">
            <text:p>17.90</text:p>
          </table:table-cell>
          <table:table-cell table:style-name="ce3" table:formula="of:=[.H561]*[.C561]" office:value-type="float" office:value="925" calcext:value-type="float">
            <text:p>925.00</text:p>
          </table:table-cell>
          <table:table-cell table:style-name="ce3" table:formula="of:=[.I561]*[.C561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1]+1" office:value-type="date" office:date-value="2022-07-15" calcext:value-type="date">
            <text:p>15-Jul-2022</text:p>
          </table:table-cell>
          <table:table-cell table:style-name="ce2" table:formula="of:=INDEX([.$N$5:.$P$28];MATCH(MONTH([.A562])&amp;YEAR([.A562]);[.$P$5:.$P$28];0);2)" office:value-type="float" office:value="370" calcext:value-type="float">
            <text:p>370</text:p>
          </table:table-cell>
          <table:table-cell table:style-name="ce2" table:formula="of:=DAY(EOMONTH([.A562];0))" office:value-type="float" office:value="31" calcext:value-type="float">
            <text:p>31</text:p>
          </table:table-cell>
          <table:table-cell table:formula="of:=[.B562]/[.C562]" office:value-type="float" office:value="11.9354838709677" calcext:value-type="float">
            <text:p>11.94</text:p>
          </table:table-cell>
          <table:table-cell table:formula="of:=-0.5*([.F562]&lt;50)+0.6*([.F562]&gt;50)" office:value-type="float" office:value="0.6" calcext:value-type="float">
            <text:p>0.60</text:p>
          </table:table-cell>
          <table:table-cell table:formula="of:=[.F561]*(1+[.G561])" office:value-type="float" office:value="200.912970025694" calcext:value-type="float">
            <text:p>200.9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2]/(1-[.E562])" office:value-type="float" office:value="29.8387096774194" calcext:value-type="float">
            <text:p>29.84</text:p>
          </table:table-cell>
          <table:table-cell table:formula="of:=[.H562]-[.D562]" office:value-type="float" office:value="17.9032258064516" calcext:value-type="float">
            <text:p>17.90</text:p>
          </table:table-cell>
          <table:table-cell table:style-name="ce3" table:formula="of:=[.H562]*[.C562]" office:value-type="float" office:value="925" calcext:value-type="float">
            <text:p>925.00</text:p>
          </table:table-cell>
          <table:table-cell table:style-name="ce3" table:formula="of:=[.I562]*[.C562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2]+1" office:value-type="date" office:date-value="2022-07-16" calcext:value-type="date">
            <text:p>16-Jul-2022</text:p>
          </table:table-cell>
          <table:table-cell table:style-name="ce2" table:formula="of:=INDEX([.$N$5:.$P$28];MATCH(MONTH([.A563])&amp;YEAR([.A563]);[.$P$5:.$P$28];0);2)" office:value-type="float" office:value="370" calcext:value-type="float">
            <text:p>370</text:p>
          </table:table-cell>
          <table:table-cell table:style-name="ce2" table:formula="of:=DAY(EOMONTH([.A563];0))" office:value-type="float" office:value="31" calcext:value-type="float">
            <text:p>31</text:p>
          </table:table-cell>
          <table:table-cell table:formula="of:=[.B563]/[.C563]" office:value-type="float" office:value="11.9354838709677" calcext:value-type="float">
            <text:p>11.94</text:p>
          </table:table-cell>
          <table:table-cell table:formula="of:=-0.5*([.F563]&lt;50)+0.6*([.F563]&gt;50)" office:value-type="float" office:value="0.6" calcext:value-type="float">
            <text:p>0.60</text:p>
          </table:table-cell>
          <table:table-cell table:formula="of:=[.F562]*(1+[.G562])" office:value-type="float" office:value="202.564309505357" calcext:value-type="float">
            <text:p>202.5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3]/(1-[.E563])" office:value-type="float" office:value="29.8387096774194" calcext:value-type="float">
            <text:p>29.84</text:p>
          </table:table-cell>
          <table:table-cell table:formula="of:=[.H563]-[.D563]" office:value-type="float" office:value="17.9032258064516" calcext:value-type="float">
            <text:p>17.90</text:p>
          </table:table-cell>
          <table:table-cell table:style-name="ce3" table:formula="of:=[.H563]*[.C563]" office:value-type="float" office:value="925" calcext:value-type="float">
            <text:p>925.00</text:p>
          </table:table-cell>
          <table:table-cell table:style-name="ce3" table:formula="of:=[.I563]*[.C563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3]+1" office:value-type="date" office:date-value="2022-07-17" calcext:value-type="date">
            <text:p>17-Jul-2022</text:p>
          </table:table-cell>
          <table:table-cell table:style-name="ce2" table:formula="of:=INDEX([.$N$5:.$P$28];MATCH(MONTH([.A564])&amp;YEAR([.A564]);[.$P$5:.$P$28];0);2)" office:value-type="float" office:value="370" calcext:value-type="float">
            <text:p>370</text:p>
          </table:table-cell>
          <table:table-cell table:style-name="ce2" table:formula="of:=DAY(EOMONTH([.A564];0))" office:value-type="float" office:value="31" calcext:value-type="float">
            <text:p>31</text:p>
          </table:table-cell>
          <table:table-cell table:formula="of:=[.B564]/[.C564]" office:value-type="float" office:value="11.9354838709677" calcext:value-type="float">
            <text:p>11.94</text:p>
          </table:table-cell>
          <table:table-cell table:formula="of:=-0.5*([.F564]&lt;50)+0.6*([.F564]&gt;50)" office:value-type="float" office:value="0.6" calcext:value-type="float">
            <text:p>0.60</text:p>
          </table:table-cell>
          <table:table-cell table:formula="of:=[.F563]*(1+[.G563])" office:value-type="float" office:value="204.229221638278" calcext:value-type="float">
            <text:p>204.2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4]/(1-[.E564])" office:value-type="float" office:value="29.8387096774194" calcext:value-type="float">
            <text:p>29.84</text:p>
          </table:table-cell>
          <table:table-cell table:formula="of:=[.H564]-[.D564]" office:value-type="float" office:value="17.9032258064516" calcext:value-type="float">
            <text:p>17.90</text:p>
          </table:table-cell>
          <table:table-cell table:style-name="ce3" table:formula="of:=[.H564]*[.C564]" office:value-type="float" office:value="925" calcext:value-type="float">
            <text:p>925.00</text:p>
          </table:table-cell>
          <table:table-cell table:style-name="ce3" table:formula="of:=[.I564]*[.C564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4]+1" office:value-type="date" office:date-value="2022-07-18" calcext:value-type="date">
            <text:p>18-Jul-2022</text:p>
          </table:table-cell>
          <table:table-cell table:style-name="ce2" table:formula="of:=INDEX([.$N$5:.$P$28];MATCH(MONTH([.A565])&amp;YEAR([.A565]);[.$P$5:.$P$28];0);2)" office:value-type="float" office:value="370" calcext:value-type="float">
            <text:p>370</text:p>
          </table:table-cell>
          <table:table-cell table:style-name="ce2" table:formula="of:=DAY(EOMONTH([.A565];0))" office:value-type="float" office:value="31" calcext:value-type="float">
            <text:p>31</text:p>
          </table:table-cell>
          <table:table-cell table:formula="of:=[.B565]/[.C565]" office:value-type="float" office:value="11.9354838709677" calcext:value-type="float">
            <text:p>11.94</text:p>
          </table:table-cell>
          <table:table-cell table:formula="of:=-0.5*([.F565]&lt;50)+0.6*([.F565]&gt;50)" office:value-type="float" office:value="0.6" calcext:value-type="float">
            <text:p>0.60</text:p>
          </table:table-cell>
          <table:table-cell table:formula="of:=[.F564]*(1+[.G564])" office:value-type="float" office:value="205.90781798051" calcext:value-type="float">
            <text:p>205.9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5]/(1-[.E565])" office:value-type="float" office:value="29.8387096774194" calcext:value-type="float">
            <text:p>29.84</text:p>
          </table:table-cell>
          <table:table-cell table:formula="of:=[.H565]-[.D565]" office:value-type="float" office:value="17.9032258064516" calcext:value-type="float">
            <text:p>17.90</text:p>
          </table:table-cell>
          <table:table-cell table:style-name="ce3" table:formula="of:=[.H565]*[.C565]" office:value-type="float" office:value="925" calcext:value-type="float">
            <text:p>925.00</text:p>
          </table:table-cell>
          <table:table-cell table:style-name="ce3" table:formula="of:=[.I565]*[.C565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5]+1" office:value-type="date" office:date-value="2022-07-19" calcext:value-type="date">
            <text:p>19-Jul-2022</text:p>
          </table:table-cell>
          <table:table-cell table:style-name="ce2" table:formula="of:=INDEX([.$N$5:.$P$28];MATCH(MONTH([.A566])&amp;YEAR([.A566]);[.$P$5:.$P$28];0);2)" office:value-type="float" office:value="370" calcext:value-type="float">
            <text:p>370</text:p>
          </table:table-cell>
          <table:table-cell table:style-name="ce2" table:formula="of:=DAY(EOMONTH([.A566];0))" office:value-type="float" office:value="31" calcext:value-type="float">
            <text:p>31</text:p>
          </table:table-cell>
          <table:table-cell table:formula="of:=[.B566]/[.C566]" office:value-type="float" office:value="11.9354838709677" calcext:value-type="float">
            <text:p>11.94</text:p>
          </table:table-cell>
          <table:table-cell table:formula="of:=-0.5*([.F566]&lt;50)+0.6*([.F566]&gt;50)" office:value-type="float" office:value="0.6" calcext:value-type="float">
            <text:p>0.60</text:p>
          </table:table-cell>
          <table:table-cell table:formula="of:=[.F565]*(1+[.G565])" office:value-type="float" office:value="207.600211005008" calcext:value-type="float">
            <text:p>207.6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6]/(1-[.E566])" office:value-type="float" office:value="29.8387096774194" calcext:value-type="float">
            <text:p>29.84</text:p>
          </table:table-cell>
          <table:table-cell table:formula="of:=[.H566]-[.D566]" office:value-type="float" office:value="17.9032258064516" calcext:value-type="float">
            <text:p>17.90</text:p>
          </table:table-cell>
          <table:table-cell table:style-name="ce3" table:formula="of:=[.H566]*[.C566]" office:value-type="float" office:value="925" calcext:value-type="float">
            <text:p>925.00</text:p>
          </table:table-cell>
          <table:table-cell table:style-name="ce3" table:formula="of:=[.I566]*[.C566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6]+1" office:value-type="date" office:date-value="2022-07-20" calcext:value-type="date">
            <text:p>20-Jul-2022</text:p>
          </table:table-cell>
          <table:table-cell table:style-name="ce2" table:formula="of:=INDEX([.$N$5:.$P$28];MATCH(MONTH([.A567])&amp;YEAR([.A567]);[.$P$5:.$P$28];0);2)" office:value-type="float" office:value="370" calcext:value-type="float">
            <text:p>370</text:p>
          </table:table-cell>
          <table:table-cell table:style-name="ce2" table:formula="of:=DAY(EOMONTH([.A567];0))" office:value-type="float" office:value="31" calcext:value-type="float">
            <text:p>31</text:p>
          </table:table-cell>
          <table:table-cell table:formula="of:=[.B567]/[.C567]" office:value-type="float" office:value="11.9354838709677" calcext:value-type="float">
            <text:p>11.94</text:p>
          </table:table-cell>
          <table:table-cell table:formula="of:=-0.5*([.F567]&lt;50)+0.6*([.F567]&gt;50)" office:value-type="float" office:value="0.6" calcext:value-type="float">
            <text:p>0.60</text:p>
          </table:table-cell>
          <table:table-cell table:formula="of:=[.F566]*(1+[.G566])" office:value-type="float" office:value="209.306514109158" calcext:value-type="float">
            <text:p>209.3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7]/(1-[.E567])" office:value-type="float" office:value="29.8387096774194" calcext:value-type="float">
            <text:p>29.84</text:p>
          </table:table-cell>
          <table:table-cell table:formula="of:=[.H567]-[.D567]" office:value-type="float" office:value="17.9032258064516" calcext:value-type="float">
            <text:p>17.90</text:p>
          </table:table-cell>
          <table:table-cell table:style-name="ce3" table:formula="of:=[.H567]*[.C567]" office:value-type="float" office:value="925" calcext:value-type="float">
            <text:p>925.00</text:p>
          </table:table-cell>
          <table:table-cell table:style-name="ce3" table:formula="of:=[.I567]*[.C567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7]+1" office:value-type="date" office:date-value="2022-07-21" calcext:value-type="date">
            <text:p>21-Jul-2022</text:p>
          </table:table-cell>
          <table:table-cell table:style-name="ce2" table:formula="of:=INDEX([.$N$5:.$P$28];MATCH(MONTH([.A568])&amp;YEAR([.A568]);[.$P$5:.$P$28];0);2)" office:value-type="float" office:value="370" calcext:value-type="float">
            <text:p>370</text:p>
          </table:table-cell>
          <table:table-cell table:style-name="ce2" table:formula="of:=DAY(EOMONTH([.A568];0))" office:value-type="float" office:value="31" calcext:value-type="float">
            <text:p>31</text:p>
          </table:table-cell>
          <table:table-cell table:formula="of:=[.B568]/[.C568]" office:value-type="float" office:value="11.9354838709677" calcext:value-type="float">
            <text:p>11.94</text:p>
          </table:table-cell>
          <table:table-cell table:formula="of:=-0.5*([.F568]&lt;50)+0.6*([.F568]&gt;50)" office:value-type="float" office:value="0.6" calcext:value-type="float">
            <text:p>0.60</text:p>
          </table:table-cell>
          <table:table-cell table:formula="of:=[.F567]*(1+[.G567])" office:value-type="float" office:value="211.026841622384" calcext:value-type="float">
            <text:p>211.0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8]/(1-[.E568])" office:value-type="float" office:value="29.8387096774194" calcext:value-type="float">
            <text:p>29.84</text:p>
          </table:table-cell>
          <table:table-cell table:formula="of:=[.H568]-[.D568]" office:value-type="float" office:value="17.9032258064516" calcext:value-type="float">
            <text:p>17.90</text:p>
          </table:table-cell>
          <table:table-cell table:style-name="ce3" table:formula="of:=[.H568]*[.C568]" office:value-type="float" office:value="925" calcext:value-type="float">
            <text:p>925.00</text:p>
          </table:table-cell>
          <table:table-cell table:style-name="ce3" table:formula="of:=[.I568]*[.C568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8]+1" office:value-type="date" office:date-value="2022-07-22" calcext:value-type="date">
            <text:p>22-Jul-2022</text:p>
          </table:table-cell>
          <table:table-cell table:style-name="ce2" table:formula="of:=INDEX([.$N$5:.$P$28];MATCH(MONTH([.A569])&amp;YEAR([.A569]);[.$P$5:.$P$28];0);2)" office:value-type="float" office:value="370" calcext:value-type="float">
            <text:p>370</text:p>
          </table:table-cell>
          <table:table-cell table:style-name="ce2" table:formula="of:=DAY(EOMONTH([.A569];0))" office:value-type="float" office:value="31" calcext:value-type="float">
            <text:p>31</text:p>
          </table:table-cell>
          <table:table-cell table:formula="of:=[.B569]/[.C569]" office:value-type="float" office:value="11.9354838709677" calcext:value-type="float">
            <text:p>11.94</text:p>
          </table:table-cell>
          <table:table-cell table:formula="of:=-0.5*([.F569]&lt;50)+0.6*([.F569]&gt;50)" office:value-type="float" office:value="0.6" calcext:value-type="float">
            <text:p>0.60</text:p>
          </table:table-cell>
          <table:table-cell table:formula="of:=[.F568]*(1+[.G568])" office:value-type="float" office:value="212.761308813801" calcext:value-type="float">
            <text:p>212.7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69]/(1-[.E569])" office:value-type="float" office:value="29.8387096774194" calcext:value-type="float">
            <text:p>29.84</text:p>
          </table:table-cell>
          <table:table-cell table:formula="of:=[.H569]-[.D569]" office:value-type="float" office:value="17.9032258064516" calcext:value-type="float">
            <text:p>17.90</text:p>
          </table:table-cell>
          <table:table-cell table:style-name="ce3" table:formula="of:=[.H569]*[.C569]" office:value-type="float" office:value="925" calcext:value-type="float">
            <text:p>925.00</text:p>
          </table:table-cell>
          <table:table-cell table:style-name="ce3" table:formula="of:=[.I569]*[.C569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69]+1" office:value-type="date" office:date-value="2022-07-23" calcext:value-type="date">
            <text:p>23-Jul-2022</text:p>
          </table:table-cell>
          <table:table-cell table:style-name="ce2" table:formula="of:=INDEX([.$N$5:.$P$28];MATCH(MONTH([.A570])&amp;YEAR([.A570]);[.$P$5:.$P$28];0);2)" office:value-type="float" office:value="370" calcext:value-type="float">
            <text:p>370</text:p>
          </table:table-cell>
          <table:table-cell table:style-name="ce2" table:formula="of:=DAY(EOMONTH([.A570];0))" office:value-type="float" office:value="31" calcext:value-type="float">
            <text:p>31</text:p>
          </table:table-cell>
          <table:table-cell table:formula="of:=[.B570]/[.C570]" office:value-type="float" office:value="11.9354838709677" calcext:value-type="float">
            <text:p>11.94</text:p>
          </table:table-cell>
          <table:table-cell table:formula="of:=-0.5*([.F570]&lt;50)+0.6*([.F570]&gt;50)" office:value-type="float" office:value="0.6" calcext:value-type="float">
            <text:p>0.60</text:p>
          </table:table-cell>
          <table:table-cell table:formula="of:=[.F569]*(1+[.G569])" office:value-type="float" office:value="214.510031899942" calcext:value-type="float">
            <text:p>214.5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0]/(1-[.E570])" office:value-type="float" office:value="29.8387096774194" calcext:value-type="float">
            <text:p>29.84</text:p>
          </table:table-cell>
          <table:table-cell table:formula="of:=[.H570]-[.D570]" office:value-type="float" office:value="17.9032258064516" calcext:value-type="float">
            <text:p>17.90</text:p>
          </table:table-cell>
          <table:table-cell table:style-name="ce3" table:formula="of:=[.H570]*[.C570]" office:value-type="float" office:value="925" calcext:value-type="float">
            <text:p>925.00</text:p>
          </table:table-cell>
          <table:table-cell table:style-name="ce3" table:formula="of:=[.I570]*[.C570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0]+1" office:value-type="date" office:date-value="2022-07-24" calcext:value-type="date">
            <text:p>24-Jul-2022</text:p>
          </table:table-cell>
          <table:table-cell table:style-name="ce2" table:formula="of:=INDEX([.$N$5:.$P$28];MATCH(MONTH([.A571])&amp;YEAR([.A571]);[.$P$5:.$P$28];0);2)" office:value-type="float" office:value="370" calcext:value-type="float">
            <text:p>370</text:p>
          </table:table-cell>
          <table:table-cell table:style-name="ce2" table:formula="of:=DAY(EOMONTH([.A571];0))" office:value-type="float" office:value="31" calcext:value-type="float">
            <text:p>31</text:p>
          </table:table-cell>
          <table:table-cell table:formula="of:=[.B571]/[.C571]" office:value-type="float" office:value="11.9354838709677" calcext:value-type="float">
            <text:p>11.94</text:p>
          </table:table-cell>
          <table:table-cell table:formula="of:=-0.5*([.F571]&lt;50)+0.6*([.F571]&gt;50)" office:value-type="float" office:value="0.6" calcext:value-type="float">
            <text:p>0.60</text:p>
          </table:table-cell>
          <table:table-cell table:formula="of:=[.F570]*(1+[.G570])" office:value-type="float" office:value="216.273128052544" calcext:value-type="float">
            <text:p>216.2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1]/(1-[.E571])" office:value-type="float" office:value="29.8387096774194" calcext:value-type="float">
            <text:p>29.84</text:p>
          </table:table-cell>
          <table:table-cell table:formula="of:=[.H571]-[.D571]" office:value-type="float" office:value="17.9032258064516" calcext:value-type="float">
            <text:p>17.90</text:p>
          </table:table-cell>
          <table:table-cell table:style-name="ce3" table:formula="of:=[.H571]*[.C571]" office:value-type="float" office:value="925" calcext:value-type="float">
            <text:p>925.00</text:p>
          </table:table-cell>
          <table:table-cell table:style-name="ce3" table:formula="of:=[.I571]*[.C571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1]+1" office:value-type="date" office:date-value="2022-07-25" calcext:value-type="date">
            <text:p>25-Jul-2022</text:p>
          </table:table-cell>
          <table:table-cell table:style-name="ce2" table:formula="of:=INDEX([.$N$5:.$P$28];MATCH(MONTH([.A572])&amp;YEAR([.A572]);[.$P$5:.$P$28];0);2)" office:value-type="float" office:value="370" calcext:value-type="float">
            <text:p>370</text:p>
          </table:table-cell>
          <table:table-cell table:style-name="ce2" table:formula="of:=DAY(EOMONTH([.A572];0))" office:value-type="float" office:value="31" calcext:value-type="float">
            <text:p>31</text:p>
          </table:table-cell>
          <table:table-cell table:formula="of:=[.B572]/[.C572]" office:value-type="float" office:value="11.9354838709677" calcext:value-type="float">
            <text:p>11.94</text:p>
          </table:table-cell>
          <table:table-cell table:formula="of:=-0.5*([.F572]&lt;50)+0.6*([.F572]&gt;50)" office:value-type="float" office:value="0.6" calcext:value-type="float">
            <text:p>0.60</text:p>
          </table:table-cell>
          <table:table-cell table:formula="of:=[.F571]*(1+[.G571])" office:value-type="float" office:value="218.050715406401" calcext:value-type="float">
            <text:p>218.0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2]/(1-[.E572])" office:value-type="float" office:value="29.8387096774194" calcext:value-type="float">
            <text:p>29.84</text:p>
          </table:table-cell>
          <table:table-cell table:formula="of:=[.H572]-[.D572]" office:value-type="float" office:value="17.9032258064516" calcext:value-type="float">
            <text:p>17.90</text:p>
          </table:table-cell>
          <table:table-cell table:style-name="ce3" table:formula="of:=[.H572]*[.C572]" office:value-type="float" office:value="925" calcext:value-type="float">
            <text:p>925.00</text:p>
          </table:table-cell>
          <table:table-cell table:style-name="ce3" table:formula="of:=[.I572]*[.C572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2]+1" office:value-type="date" office:date-value="2022-07-26" calcext:value-type="date">
            <text:p>26-Jul-2022</text:p>
          </table:table-cell>
          <table:table-cell table:style-name="ce2" table:formula="of:=INDEX([.$N$5:.$P$28];MATCH(MONTH([.A573])&amp;YEAR([.A573]);[.$P$5:.$P$28];0);2)" office:value-type="float" office:value="370" calcext:value-type="float">
            <text:p>370</text:p>
          </table:table-cell>
          <table:table-cell table:style-name="ce2" table:formula="of:=DAY(EOMONTH([.A573];0))" office:value-type="float" office:value="31" calcext:value-type="float">
            <text:p>31</text:p>
          </table:table-cell>
          <table:table-cell table:formula="of:=[.B573]/[.C573]" office:value-type="float" office:value="11.9354838709677" calcext:value-type="float">
            <text:p>11.94</text:p>
          </table:table-cell>
          <table:table-cell table:formula="of:=-0.5*([.F573]&lt;50)+0.6*([.F573]&gt;50)" office:value-type="float" office:value="0.6" calcext:value-type="float">
            <text:p>0.60</text:p>
          </table:table-cell>
          <table:table-cell table:formula="of:=[.F572]*(1+[.G572])" office:value-type="float" office:value="219.842913067276" calcext:value-type="float">
            <text:p>219.8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3]/(1-[.E573])" office:value-type="float" office:value="29.8387096774194" calcext:value-type="float">
            <text:p>29.84</text:p>
          </table:table-cell>
          <table:table-cell table:formula="of:=[.H573]-[.D573]" office:value-type="float" office:value="17.9032258064516" calcext:value-type="float">
            <text:p>17.90</text:p>
          </table:table-cell>
          <table:table-cell table:style-name="ce3" table:formula="of:=[.H573]*[.C573]" office:value-type="float" office:value="925" calcext:value-type="float">
            <text:p>925.00</text:p>
          </table:table-cell>
          <table:table-cell table:style-name="ce3" table:formula="of:=[.I573]*[.C573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3]+1" office:value-type="date" office:date-value="2022-07-27" calcext:value-type="date">
            <text:p>27-Jul-2022</text:p>
          </table:table-cell>
          <table:table-cell table:style-name="ce2" table:formula="of:=INDEX([.$N$5:.$P$28];MATCH(MONTH([.A574])&amp;YEAR([.A574]);[.$P$5:.$P$28];0);2)" office:value-type="float" office:value="370" calcext:value-type="float">
            <text:p>370</text:p>
          </table:table-cell>
          <table:table-cell table:style-name="ce2" table:formula="of:=DAY(EOMONTH([.A574];0))" office:value-type="float" office:value="31" calcext:value-type="float">
            <text:p>31</text:p>
          </table:table-cell>
          <table:table-cell table:formula="of:=[.B574]/[.C574]" office:value-type="float" office:value="11.9354838709677" calcext:value-type="float">
            <text:p>11.94</text:p>
          </table:table-cell>
          <table:table-cell table:formula="of:=-0.5*([.F574]&lt;50)+0.6*([.F574]&gt;50)" office:value-type="float" office:value="0.6" calcext:value-type="float">
            <text:p>0.60</text:p>
          </table:table-cell>
          <table:table-cell table:formula="of:=[.F573]*(1+[.G573])" office:value-type="float" office:value="221.649841119883" calcext:value-type="float">
            <text:p>221.6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4]/(1-[.E574])" office:value-type="float" office:value="29.8387096774194" calcext:value-type="float">
            <text:p>29.84</text:p>
          </table:table-cell>
          <table:table-cell table:formula="of:=[.H574]-[.D574]" office:value-type="float" office:value="17.9032258064516" calcext:value-type="float">
            <text:p>17.90</text:p>
          </table:table-cell>
          <table:table-cell table:style-name="ce3" table:formula="of:=[.H574]*[.C574]" office:value-type="float" office:value="925" calcext:value-type="float">
            <text:p>925.00</text:p>
          </table:table-cell>
          <table:table-cell table:style-name="ce3" table:formula="of:=[.I574]*[.C574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4]+1" office:value-type="date" office:date-value="2022-07-28" calcext:value-type="date">
            <text:p>28-Jul-2022</text:p>
          </table:table-cell>
          <table:table-cell table:style-name="ce2" table:formula="of:=INDEX([.$N$5:.$P$28];MATCH(MONTH([.A575])&amp;YEAR([.A575]);[.$P$5:.$P$28];0);2)" office:value-type="float" office:value="370" calcext:value-type="float">
            <text:p>370</text:p>
          </table:table-cell>
          <table:table-cell table:style-name="ce2" table:formula="of:=DAY(EOMONTH([.A575];0))" office:value-type="float" office:value="31" calcext:value-type="float">
            <text:p>31</text:p>
          </table:table-cell>
          <table:table-cell table:formula="of:=[.B575]/[.C575]" office:value-type="float" office:value="11.9354838709677" calcext:value-type="float">
            <text:p>11.94</text:p>
          </table:table-cell>
          <table:table-cell table:formula="of:=-0.5*([.F575]&lt;50)+0.6*([.F575]&gt;50)" office:value-type="float" office:value="0.6" calcext:value-type="float">
            <text:p>0.60</text:p>
          </table:table-cell>
          <table:table-cell table:formula="of:=[.F574]*(1+[.G574])" office:value-type="float" office:value="223.471620635937" calcext:value-type="float">
            <text:p>223.4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5]/(1-[.E575])" office:value-type="float" office:value="29.8387096774194" calcext:value-type="float">
            <text:p>29.84</text:p>
          </table:table-cell>
          <table:table-cell table:formula="of:=[.H575]-[.D575]" office:value-type="float" office:value="17.9032258064516" calcext:value-type="float">
            <text:p>17.90</text:p>
          </table:table-cell>
          <table:table-cell table:style-name="ce3" table:formula="of:=[.H575]*[.C575]" office:value-type="float" office:value="925" calcext:value-type="float">
            <text:p>925.00</text:p>
          </table:table-cell>
          <table:table-cell table:style-name="ce3" table:formula="of:=[.I575]*[.C575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5]+1" office:value-type="date" office:date-value="2022-07-29" calcext:value-type="date">
            <text:p>29-Jul-2022</text:p>
          </table:table-cell>
          <table:table-cell table:style-name="ce2" table:formula="of:=INDEX([.$N$5:.$P$28];MATCH(MONTH([.A576])&amp;YEAR([.A576]);[.$P$5:.$P$28];0);2)" office:value-type="float" office:value="370" calcext:value-type="float">
            <text:p>370</text:p>
          </table:table-cell>
          <table:table-cell table:style-name="ce2" table:formula="of:=DAY(EOMONTH([.A576];0))" office:value-type="float" office:value="31" calcext:value-type="float">
            <text:p>31</text:p>
          </table:table-cell>
          <table:table-cell table:formula="of:=[.B576]/[.C576]" office:value-type="float" office:value="11.9354838709677" calcext:value-type="float">
            <text:p>11.94</text:p>
          </table:table-cell>
          <table:table-cell table:formula="of:=-0.5*([.F576]&lt;50)+0.6*([.F576]&gt;50)" office:value-type="float" office:value="0.6" calcext:value-type="float">
            <text:p>0.60</text:p>
          </table:table-cell>
          <table:table-cell table:formula="of:=[.F575]*(1+[.G575])" office:value-type="float" office:value="225.30837368226" calcext:value-type="float">
            <text:p>225.3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6]/(1-[.E576])" office:value-type="float" office:value="29.8387096774194" calcext:value-type="float">
            <text:p>29.84</text:p>
          </table:table-cell>
          <table:table-cell table:formula="of:=[.H576]-[.D576]" office:value-type="float" office:value="17.9032258064516" calcext:value-type="float">
            <text:p>17.90</text:p>
          </table:table-cell>
          <table:table-cell table:style-name="ce3" table:formula="of:=[.H576]*[.C576]" office:value-type="float" office:value="925" calcext:value-type="float">
            <text:p>925.00</text:p>
          </table:table-cell>
          <table:table-cell table:style-name="ce3" table:formula="of:=[.I576]*[.C576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6]+1" office:value-type="date" office:date-value="2022-07-30" calcext:value-type="date">
            <text:p>30-Jul-2022</text:p>
          </table:table-cell>
          <table:table-cell table:style-name="ce2" table:formula="of:=INDEX([.$N$5:.$P$28];MATCH(MONTH([.A577])&amp;YEAR([.A577]);[.$P$5:.$P$28];0);2)" office:value-type="float" office:value="370" calcext:value-type="float">
            <text:p>370</text:p>
          </table:table-cell>
          <table:table-cell table:style-name="ce2" table:formula="of:=DAY(EOMONTH([.A577];0))" office:value-type="float" office:value="31" calcext:value-type="float">
            <text:p>31</text:p>
          </table:table-cell>
          <table:table-cell table:formula="of:=[.B577]/[.C577]" office:value-type="float" office:value="11.9354838709677" calcext:value-type="float">
            <text:p>11.94</text:p>
          </table:table-cell>
          <table:table-cell table:formula="of:=-0.5*([.F577]&lt;50)+0.6*([.F577]&gt;50)" office:value-type="float" office:value="0.6" calcext:value-type="float">
            <text:p>0.60</text:p>
          </table:table-cell>
          <table:table-cell table:formula="of:=[.F576]*(1+[.G576])" office:value-type="float" office:value="227.160223328963" calcext:value-type="float">
            <text:p>227.1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7]/(1-[.E577])" office:value-type="float" office:value="29.8387096774194" calcext:value-type="float">
            <text:p>29.84</text:p>
          </table:table-cell>
          <table:table-cell table:formula="of:=[.H577]-[.D577]" office:value-type="float" office:value="17.9032258064516" calcext:value-type="float">
            <text:p>17.90</text:p>
          </table:table-cell>
          <table:table-cell table:style-name="ce3" table:formula="of:=[.H577]*[.C577]" office:value-type="float" office:value="925" calcext:value-type="float">
            <text:p>925.00</text:p>
          </table:table-cell>
          <table:table-cell table:style-name="ce3" table:formula="of:=[.I577]*[.C577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7]+1" office:value-type="date" office:date-value="2022-07-31" calcext:value-type="date">
            <text:p>31-Jul-2022</text:p>
          </table:table-cell>
          <table:table-cell table:style-name="ce2" table:formula="of:=INDEX([.$N$5:.$P$28];MATCH(MONTH([.A578])&amp;YEAR([.A578]);[.$P$5:.$P$28];0);2)" office:value-type="float" office:value="370" calcext:value-type="float">
            <text:p>370</text:p>
          </table:table-cell>
          <table:table-cell table:style-name="ce2" table:formula="of:=DAY(EOMONTH([.A578];0))" office:value-type="float" office:value="31" calcext:value-type="float">
            <text:p>31</text:p>
          </table:table-cell>
          <table:table-cell table:formula="of:=[.B578]/[.C578]" office:value-type="float" office:value="11.9354838709677" calcext:value-type="float">
            <text:p>11.94</text:p>
          </table:table-cell>
          <table:table-cell table:formula="of:=-0.5*([.F578]&lt;50)+0.6*([.F578]&gt;50)" office:value-type="float" office:value="0.6" calcext:value-type="float">
            <text:p>0.60</text:p>
          </table:table-cell>
          <table:table-cell table:formula="of:=[.F577]*(1+[.G577])" office:value-type="float" office:value="229.027293657695" calcext:value-type="float">
            <text:p>229.0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8]/(1-[.E578])" office:value-type="float" office:value="29.8387096774194" calcext:value-type="float">
            <text:p>29.84</text:p>
          </table:table-cell>
          <table:table-cell table:formula="of:=[.H578]-[.D578]" office:value-type="float" office:value="17.9032258064516" calcext:value-type="float">
            <text:p>17.90</text:p>
          </table:table-cell>
          <table:table-cell table:style-name="ce3" table:formula="of:=[.H578]*[.C578]" office:value-type="float" office:value="925" calcext:value-type="float">
            <text:p>925.00</text:p>
          </table:table-cell>
          <table:table-cell table:style-name="ce3" table:formula="of:=[.I578]*[.C578]" office:value-type="float" office:value="555" calcext:value-type="float">
            <text:p>555.00</text:p>
          </table:table-cell>
          <table:table-cell table:number-columns-repeated="7"/>
        </table:table-row>
        <table:table-row table:style-name="ro1">
          <table:table-cell table:formula="of:=[.A578]+1" office:value-type="date" office:date-value="2022-08-01" calcext:value-type="date">
            <text:p>1-Aug-2022</text:p>
          </table:table-cell>
          <table:table-cell table:style-name="ce2" table:formula="of:=INDEX([.$N$5:.$P$28];MATCH(MONTH([.A579])&amp;YEAR([.A579]);[.$P$5:.$P$28];0);2)" office:value-type="float" office:value="420" calcext:value-type="float">
            <text:p>420</text:p>
          </table:table-cell>
          <table:table-cell table:style-name="ce2" table:formula="of:=DAY(EOMONTH([.A579];0))" office:value-type="float" office:value="31" calcext:value-type="float">
            <text:p>31</text:p>
          </table:table-cell>
          <table:table-cell table:formula="of:=[.B579]/[.C579]" office:value-type="float" office:value="13.5483870967742" calcext:value-type="float">
            <text:p>13.55</text:p>
          </table:table-cell>
          <table:table-cell table:formula="of:=-0.5*([.F579]&lt;50)+0.6*([.F579]&gt;50)" office:value-type="float" office:value="0.6" calcext:value-type="float">
            <text:p>0.60</text:p>
          </table:table-cell>
          <table:table-cell table:formula="of:=[.F578]*(1+[.G578])" office:value-type="float" office:value="230.90970976995" calcext:value-type="float">
            <text:p>230.9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79]/(1-[.E579])" office:value-type="float" office:value="33.8709677419355" calcext:value-type="float">
            <text:p>33.87</text:p>
          </table:table-cell>
          <table:table-cell table:formula="of:=[.H579]-[.D579]" office:value-type="float" office:value="20.3225806451613" calcext:value-type="float">
            <text:p>20.32</text:p>
          </table:table-cell>
          <table:table-cell table:style-name="ce3" table:formula="of:=[.H579]*[.C579]" office:value-type="float" office:value="1050" calcext:value-type="float">
            <text:p>1,050.00</text:p>
          </table:table-cell>
          <table:table-cell table:style-name="ce3" table:formula="of:=[.I579]*[.C579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79]+1" office:value-type="date" office:date-value="2022-08-02" calcext:value-type="date">
            <text:p>2-Aug-2022</text:p>
          </table:table-cell>
          <table:table-cell table:style-name="ce2" table:formula="of:=INDEX([.$N$5:.$P$28];MATCH(MONTH([.A580])&amp;YEAR([.A580]);[.$P$5:.$P$28];0);2)" office:value-type="float" office:value="420" calcext:value-type="float">
            <text:p>420</text:p>
          </table:table-cell>
          <table:table-cell table:style-name="ce2" table:formula="of:=DAY(EOMONTH([.A580];0))" office:value-type="float" office:value="31" calcext:value-type="float">
            <text:p>31</text:p>
          </table:table-cell>
          <table:table-cell table:formula="of:=[.B580]/[.C580]" office:value-type="float" office:value="13.5483870967742" calcext:value-type="float">
            <text:p>13.55</text:p>
          </table:table-cell>
          <table:table-cell table:formula="of:=-0.5*([.F580]&lt;50)+0.6*([.F580]&gt;50)" office:value-type="float" office:value="0.6" calcext:value-type="float">
            <text:p>0.60</text:p>
          </table:table-cell>
          <table:table-cell table:formula="of:=[.F579]*(1+[.G579])" office:value-type="float" office:value="232.807597795456" calcext:value-type="float">
            <text:p>232.8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0]/(1-[.E580])" office:value-type="float" office:value="33.8709677419355" calcext:value-type="float">
            <text:p>33.87</text:p>
          </table:table-cell>
          <table:table-cell table:formula="of:=[.H580]-[.D580]" office:value-type="float" office:value="20.3225806451613" calcext:value-type="float">
            <text:p>20.32</text:p>
          </table:table-cell>
          <table:table-cell table:style-name="ce3" table:formula="of:=[.H580]*[.C580]" office:value-type="float" office:value="1050" calcext:value-type="float">
            <text:p>1,050.00</text:p>
          </table:table-cell>
          <table:table-cell table:style-name="ce3" table:formula="of:=[.I580]*[.C580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0]+1" office:value-type="date" office:date-value="2022-08-03" calcext:value-type="date">
            <text:p>3-Aug-2022</text:p>
          </table:table-cell>
          <table:table-cell table:style-name="ce2" table:formula="of:=INDEX([.$N$5:.$P$28];MATCH(MONTH([.A581])&amp;YEAR([.A581]);[.$P$5:.$P$28];0);2)" office:value-type="float" office:value="420" calcext:value-type="float">
            <text:p>420</text:p>
          </table:table-cell>
          <table:table-cell table:style-name="ce2" table:formula="of:=DAY(EOMONTH([.A581];0))" office:value-type="float" office:value="31" calcext:value-type="float">
            <text:p>31</text:p>
          </table:table-cell>
          <table:table-cell table:formula="of:=[.B581]/[.C581]" office:value-type="float" office:value="13.5483870967742" calcext:value-type="float">
            <text:p>13.55</text:p>
          </table:table-cell>
          <table:table-cell table:formula="of:=-0.5*([.F581]&lt;50)+0.6*([.F581]&gt;50)" office:value-type="float" office:value="0.6" calcext:value-type="float">
            <text:p>0.60</text:p>
          </table:table-cell>
          <table:table-cell table:formula="of:=[.F580]*(1+[.G580])" office:value-type="float" office:value="234.721084900624" calcext:value-type="float">
            <text:p>234.7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1]/(1-[.E581])" office:value-type="float" office:value="33.8709677419355" calcext:value-type="float">
            <text:p>33.87</text:p>
          </table:table-cell>
          <table:table-cell table:formula="of:=[.H581]-[.D581]" office:value-type="float" office:value="20.3225806451613" calcext:value-type="float">
            <text:p>20.32</text:p>
          </table:table-cell>
          <table:table-cell table:style-name="ce3" table:formula="of:=[.H581]*[.C581]" office:value-type="float" office:value="1050" calcext:value-type="float">
            <text:p>1,050.00</text:p>
          </table:table-cell>
          <table:table-cell table:style-name="ce3" table:formula="of:=[.I581]*[.C581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1]+1" office:value-type="date" office:date-value="2022-08-04" calcext:value-type="date">
            <text:p>4-Aug-2022</text:p>
          </table:table-cell>
          <table:table-cell table:style-name="ce2" table:formula="of:=INDEX([.$N$5:.$P$28];MATCH(MONTH([.A582])&amp;YEAR([.A582]);[.$P$5:.$P$28];0);2)" office:value-type="float" office:value="420" calcext:value-type="float">
            <text:p>420</text:p>
          </table:table-cell>
          <table:table-cell table:style-name="ce2" table:formula="of:=DAY(EOMONTH([.A582];0))" office:value-type="float" office:value="31" calcext:value-type="float">
            <text:p>31</text:p>
          </table:table-cell>
          <table:table-cell table:formula="of:=[.B582]/[.C582]" office:value-type="float" office:value="13.5483870967742" calcext:value-type="float">
            <text:p>13.55</text:p>
          </table:table-cell>
          <table:table-cell table:formula="of:=-0.5*([.F582]&lt;50)+0.6*([.F582]&gt;50)" office:value-type="float" office:value="0.6" calcext:value-type="float">
            <text:p>0.60</text:p>
          </table:table-cell>
          <table:table-cell table:formula="of:=[.F581]*(1+[.G581])" office:value-type="float" office:value="236.650299297068" calcext:value-type="float">
            <text:p>236.6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2]/(1-[.E582])" office:value-type="float" office:value="33.8709677419355" calcext:value-type="float">
            <text:p>33.87</text:p>
          </table:table-cell>
          <table:table-cell table:formula="of:=[.H582]-[.D582]" office:value-type="float" office:value="20.3225806451613" calcext:value-type="float">
            <text:p>20.32</text:p>
          </table:table-cell>
          <table:table-cell table:style-name="ce3" table:formula="of:=[.H582]*[.C582]" office:value-type="float" office:value="1050" calcext:value-type="float">
            <text:p>1,050.00</text:p>
          </table:table-cell>
          <table:table-cell table:style-name="ce3" table:formula="of:=[.I582]*[.C582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2]+1" office:value-type="date" office:date-value="2022-08-05" calcext:value-type="date">
            <text:p>5-Aug-2022</text:p>
          </table:table-cell>
          <table:table-cell table:style-name="ce2" table:formula="of:=INDEX([.$N$5:.$P$28];MATCH(MONTH([.A583])&amp;YEAR([.A583]);[.$P$5:.$P$28];0);2)" office:value-type="float" office:value="420" calcext:value-type="float">
            <text:p>420</text:p>
          </table:table-cell>
          <table:table-cell table:style-name="ce2" table:formula="of:=DAY(EOMONTH([.A583];0))" office:value-type="float" office:value="31" calcext:value-type="float">
            <text:p>31</text:p>
          </table:table-cell>
          <table:table-cell table:formula="of:=[.B583]/[.C583]" office:value-type="float" office:value="13.5483870967742" calcext:value-type="float">
            <text:p>13.55</text:p>
          </table:table-cell>
          <table:table-cell table:formula="of:=-0.5*([.F583]&lt;50)+0.6*([.F583]&gt;50)" office:value-type="float" office:value="0.6" calcext:value-type="float">
            <text:p>0.60</text:p>
          </table:table-cell>
          <table:table-cell table:formula="of:=[.F582]*(1+[.G582])" office:value-type="float" office:value="238.595370250194" calcext:value-type="float">
            <text:p>238.6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3]/(1-[.E583])" office:value-type="float" office:value="33.8709677419355" calcext:value-type="float">
            <text:p>33.87</text:p>
          </table:table-cell>
          <table:table-cell table:formula="of:=[.H583]-[.D583]" office:value-type="float" office:value="20.3225806451613" calcext:value-type="float">
            <text:p>20.32</text:p>
          </table:table-cell>
          <table:table-cell table:style-name="ce3" table:formula="of:=[.H583]*[.C583]" office:value-type="float" office:value="1050" calcext:value-type="float">
            <text:p>1,050.00</text:p>
          </table:table-cell>
          <table:table-cell table:style-name="ce3" table:formula="of:=[.I583]*[.C583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3]+1" office:value-type="date" office:date-value="2022-08-06" calcext:value-type="date">
            <text:p>6-Aug-2022</text:p>
          </table:table-cell>
          <table:table-cell table:style-name="ce2" table:formula="of:=INDEX([.$N$5:.$P$28];MATCH(MONTH([.A584])&amp;YEAR([.A584]);[.$P$5:.$P$28];0);2)" office:value-type="float" office:value="420" calcext:value-type="float">
            <text:p>420</text:p>
          </table:table-cell>
          <table:table-cell table:style-name="ce2" table:formula="of:=DAY(EOMONTH([.A584];0))" office:value-type="float" office:value="31" calcext:value-type="float">
            <text:p>31</text:p>
          </table:table-cell>
          <table:table-cell table:formula="of:=[.B584]/[.C584]" office:value-type="float" office:value="13.5483870967742" calcext:value-type="float">
            <text:p>13.55</text:p>
          </table:table-cell>
          <table:table-cell table:formula="of:=-0.5*([.F584]&lt;50)+0.6*([.F584]&gt;50)" office:value-type="float" office:value="0.6" calcext:value-type="float">
            <text:p>0.60</text:p>
          </table:table-cell>
          <table:table-cell table:formula="of:=[.F583]*(1+[.G583])" office:value-type="float" office:value="240.556428087867" calcext:value-type="float">
            <text:p>240.5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4]/(1-[.E584])" office:value-type="float" office:value="33.8709677419355" calcext:value-type="float">
            <text:p>33.87</text:p>
          </table:table-cell>
          <table:table-cell table:formula="of:=[.H584]-[.D584]" office:value-type="float" office:value="20.3225806451613" calcext:value-type="float">
            <text:p>20.32</text:p>
          </table:table-cell>
          <table:table-cell table:style-name="ce3" table:formula="of:=[.H584]*[.C584]" office:value-type="float" office:value="1050" calcext:value-type="float">
            <text:p>1,050.00</text:p>
          </table:table-cell>
          <table:table-cell table:style-name="ce3" table:formula="of:=[.I584]*[.C584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4]+1" office:value-type="date" office:date-value="2022-08-07" calcext:value-type="date">
            <text:p>7-Aug-2022</text:p>
          </table:table-cell>
          <table:table-cell table:style-name="ce2" table:formula="of:=INDEX([.$N$5:.$P$28];MATCH(MONTH([.A585])&amp;YEAR([.A585]);[.$P$5:.$P$28];0);2)" office:value-type="float" office:value="420" calcext:value-type="float">
            <text:p>420</text:p>
          </table:table-cell>
          <table:table-cell table:style-name="ce2" table:formula="of:=DAY(EOMONTH([.A585];0))" office:value-type="float" office:value="31" calcext:value-type="float">
            <text:p>31</text:p>
          </table:table-cell>
          <table:table-cell table:formula="of:=[.B585]/[.C585]" office:value-type="float" office:value="13.5483870967742" calcext:value-type="float">
            <text:p>13.55</text:p>
          </table:table-cell>
          <table:table-cell table:formula="of:=-0.5*([.F585]&lt;50)+0.6*([.F585]&gt;50)" office:value-type="float" office:value="0.6" calcext:value-type="float">
            <text:p>0.60</text:p>
          </table:table-cell>
          <table:table-cell table:formula="of:=[.F584]*(1+[.G584])" office:value-type="float" office:value="242.533604209137" calcext:value-type="float">
            <text:p>242.5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5]/(1-[.E585])" office:value-type="float" office:value="33.8709677419355" calcext:value-type="float">
            <text:p>33.87</text:p>
          </table:table-cell>
          <table:table-cell table:formula="of:=[.H585]-[.D585]" office:value-type="float" office:value="20.3225806451613" calcext:value-type="float">
            <text:p>20.32</text:p>
          </table:table-cell>
          <table:table-cell table:style-name="ce3" table:formula="of:=[.H585]*[.C585]" office:value-type="float" office:value="1050" calcext:value-type="float">
            <text:p>1,050.00</text:p>
          </table:table-cell>
          <table:table-cell table:style-name="ce3" table:formula="of:=[.I585]*[.C585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5]+1" office:value-type="date" office:date-value="2022-08-08" calcext:value-type="date">
            <text:p>8-Aug-2022</text:p>
          </table:table-cell>
          <table:table-cell table:style-name="ce2" table:formula="of:=INDEX([.$N$5:.$P$28];MATCH(MONTH([.A586])&amp;YEAR([.A586]);[.$P$5:.$P$28];0);2)" office:value-type="float" office:value="420" calcext:value-type="float">
            <text:p>420</text:p>
          </table:table-cell>
          <table:table-cell table:style-name="ce2" table:formula="of:=DAY(EOMONTH([.A586];0))" office:value-type="float" office:value="31" calcext:value-type="float">
            <text:p>31</text:p>
          </table:table-cell>
          <table:table-cell table:formula="of:=[.B586]/[.C586]" office:value-type="float" office:value="13.5483870967742" calcext:value-type="float">
            <text:p>13.55</text:p>
          </table:table-cell>
          <table:table-cell table:formula="of:=-0.5*([.F586]&lt;50)+0.6*([.F586]&gt;50)" office:value-type="float" office:value="0.6" calcext:value-type="float">
            <text:p>0.60</text:p>
          </table:table-cell>
          <table:table-cell table:formula="of:=[.F585]*(1+[.G585])" office:value-type="float" office:value="244.527031093048" calcext:value-type="float">
            <text:p>244.5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6]/(1-[.E586])" office:value-type="float" office:value="33.8709677419355" calcext:value-type="float">
            <text:p>33.87</text:p>
          </table:table-cell>
          <table:table-cell table:formula="of:=[.H586]-[.D586]" office:value-type="float" office:value="20.3225806451613" calcext:value-type="float">
            <text:p>20.32</text:p>
          </table:table-cell>
          <table:table-cell table:style-name="ce3" table:formula="of:=[.H586]*[.C586]" office:value-type="float" office:value="1050" calcext:value-type="float">
            <text:p>1,050.00</text:p>
          </table:table-cell>
          <table:table-cell table:style-name="ce3" table:formula="of:=[.I586]*[.C586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6]+1" office:value-type="date" office:date-value="2022-08-09" calcext:value-type="date">
            <text:p>9-Aug-2022</text:p>
          </table:table-cell>
          <table:table-cell table:style-name="ce2" table:formula="of:=INDEX([.$N$5:.$P$28];MATCH(MONTH([.A587])&amp;YEAR([.A587]);[.$P$5:.$P$28];0);2)" office:value-type="float" office:value="420" calcext:value-type="float">
            <text:p>420</text:p>
          </table:table-cell>
          <table:table-cell table:style-name="ce2" table:formula="of:=DAY(EOMONTH([.A587];0))" office:value-type="float" office:value="31" calcext:value-type="float">
            <text:p>31</text:p>
          </table:table-cell>
          <table:table-cell table:formula="of:=[.B587]/[.C587]" office:value-type="float" office:value="13.5483870967742" calcext:value-type="float">
            <text:p>13.55</text:p>
          </table:table-cell>
          <table:table-cell table:formula="of:=-0.5*([.F587]&lt;50)+0.6*([.F587]&gt;50)" office:value-type="float" office:value="0.6" calcext:value-type="float">
            <text:p>0.60</text:p>
          </table:table-cell>
          <table:table-cell table:formula="of:=[.F586]*(1+[.G586])" office:value-type="float" office:value="246.536842307512" calcext:value-type="float">
            <text:p>246.5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7]/(1-[.E587])" office:value-type="float" office:value="33.8709677419355" calcext:value-type="float">
            <text:p>33.87</text:p>
          </table:table-cell>
          <table:table-cell table:formula="of:=[.H587]-[.D587]" office:value-type="float" office:value="20.3225806451613" calcext:value-type="float">
            <text:p>20.32</text:p>
          </table:table-cell>
          <table:table-cell table:style-name="ce3" table:formula="of:=[.H587]*[.C587]" office:value-type="float" office:value="1050" calcext:value-type="float">
            <text:p>1,050.00</text:p>
          </table:table-cell>
          <table:table-cell table:style-name="ce3" table:formula="of:=[.I587]*[.C587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7]+1" office:value-type="date" office:date-value="2022-08-10" calcext:value-type="date">
            <text:p>10-Aug-2022</text:p>
          </table:table-cell>
          <table:table-cell table:style-name="ce2" table:formula="of:=INDEX([.$N$5:.$P$28];MATCH(MONTH([.A588])&amp;YEAR([.A588]);[.$P$5:.$P$28];0);2)" office:value-type="float" office:value="420" calcext:value-type="float">
            <text:p>420</text:p>
          </table:table-cell>
          <table:table-cell table:style-name="ce2" table:formula="of:=DAY(EOMONTH([.A588];0))" office:value-type="float" office:value="31" calcext:value-type="float">
            <text:p>31</text:p>
          </table:table-cell>
          <table:table-cell table:formula="of:=[.B588]/[.C588]" office:value-type="float" office:value="13.5483870967742" calcext:value-type="float">
            <text:p>13.55</text:p>
          </table:table-cell>
          <table:table-cell table:formula="of:=-0.5*([.F588]&lt;50)+0.6*([.F588]&gt;50)" office:value-type="float" office:value="0.6" calcext:value-type="float">
            <text:p>0.60</text:p>
          </table:table-cell>
          <table:table-cell table:formula="of:=[.F587]*(1+[.G587])" office:value-type="float" office:value="248.563172518258" calcext:value-type="float">
            <text:p>248.5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8]/(1-[.E588])" office:value-type="float" office:value="33.8709677419355" calcext:value-type="float">
            <text:p>33.87</text:p>
          </table:table-cell>
          <table:table-cell table:formula="of:=[.H588]-[.D588]" office:value-type="float" office:value="20.3225806451613" calcext:value-type="float">
            <text:p>20.32</text:p>
          </table:table-cell>
          <table:table-cell table:style-name="ce3" table:formula="of:=[.H588]*[.C588]" office:value-type="float" office:value="1050" calcext:value-type="float">
            <text:p>1,050.00</text:p>
          </table:table-cell>
          <table:table-cell table:style-name="ce3" table:formula="of:=[.I588]*[.C588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8]+1" office:value-type="date" office:date-value="2022-08-11" calcext:value-type="date">
            <text:p>11-Aug-2022</text:p>
          </table:table-cell>
          <table:table-cell table:style-name="ce2" table:formula="of:=INDEX([.$N$5:.$P$28];MATCH(MONTH([.A589])&amp;YEAR([.A589]);[.$P$5:.$P$28];0);2)" office:value-type="float" office:value="420" calcext:value-type="float">
            <text:p>420</text:p>
          </table:table-cell>
          <table:table-cell table:style-name="ce2" table:formula="of:=DAY(EOMONTH([.A589];0))" office:value-type="float" office:value="31" calcext:value-type="float">
            <text:p>31</text:p>
          </table:table-cell>
          <table:table-cell table:formula="of:=[.B589]/[.C589]" office:value-type="float" office:value="13.5483870967742" calcext:value-type="float">
            <text:p>13.55</text:p>
          </table:table-cell>
          <table:table-cell table:formula="of:=-0.5*([.F589]&lt;50)+0.6*([.F589]&gt;50)" office:value-type="float" office:value="0.6" calcext:value-type="float">
            <text:p>0.60</text:p>
          </table:table-cell>
          <table:table-cell table:formula="of:=[.F588]*(1+[.G588])" office:value-type="float" office:value="250.60615749786" calcext:value-type="float">
            <text:p>250.6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89]/(1-[.E589])" office:value-type="float" office:value="33.8709677419355" calcext:value-type="float">
            <text:p>33.87</text:p>
          </table:table-cell>
          <table:table-cell table:formula="of:=[.H589]-[.D589]" office:value-type="float" office:value="20.3225806451613" calcext:value-type="float">
            <text:p>20.32</text:p>
          </table:table-cell>
          <table:table-cell table:style-name="ce3" table:formula="of:=[.H589]*[.C589]" office:value-type="float" office:value="1050" calcext:value-type="float">
            <text:p>1,050.00</text:p>
          </table:table-cell>
          <table:table-cell table:style-name="ce3" table:formula="of:=[.I589]*[.C589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89]+1" office:value-type="date" office:date-value="2022-08-12" calcext:value-type="date">
            <text:p>12-Aug-2022</text:p>
          </table:table-cell>
          <table:table-cell table:style-name="ce2" table:formula="of:=INDEX([.$N$5:.$P$28];MATCH(MONTH([.A590])&amp;YEAR([.A590]);[.$P$5:.$P$28];0);2)" office:value-type="float" office:value="420" calcext:value-type="float">
            <text:p>420</text:p>
          </table:table-cell>
          <table:table-cell table:style-name="ce2" table:formula="of:=DAY(EOMONTH([.A590];0))" office:value-type="float" office:value="31" calcext:value-type="float">
            <text:p>31</text:p>
          </table:table-cell>
          <table:table-cell table:formula="of:=[.B590]/[.C590]" office:value-type="float" office:value="13.5483870967742" calcext:value-type="float">
            <text:p>13.55</text:p>
          </table:table-cell>
          <table:table-cell table:formula="of:=-0.5*([.F590]&lt;50)+0.6*([.F590]&gt;50)" office:value-type="float" office:value="0.6" calcext:value-type="float">
            <text:p>0.60</text:p>
          </table:table-cell>
          <table:table-cell table:formula="of:=[.F589]*(1+[.G589])" office:value-type="float" office:value="252.665934134829" calcext:value-type="float">
            <text:p>252.6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0]/(1-[.E590])" office:value-type="float" office:value="33.8709677419355" calcext:value-type="float">
            <text:p>33.87</text:p>
          </table:table-cell>
          <table:table-cell table:formula="of:=[.H590]-[.D590]" office:value-type="float" office:value="20.3225806451613" calcext:value-type="float">
            <text:p>20.32</text:p>
          </table:table-cell>
          <table:table-cell table:style-name="ce3" table:formula="of:=[.H590]*[.C590]" office:value-type="float" office:value="1050" calcext:value-type="float">
            <text:p>1,050.00</text:p>
          </table:table-cell>
          <table:table-cell table:style-name="ce3" table:formula="of:=[.I590]*[.C590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0]+1" office:value-type="date" office:date-value="2022-08-13" calcext:value-type="date">
            <text:p>13-Aug-2022</text:p>
          </table:table-cell>
          <table:table-cell table:style-name="ce2" table:formula="of:=INDEX([.$N$5:.$P$28];MATCH(MONTH([.A591])&amp;YEAR([.A591]);[.$P$5:.$P$28];0);2)" office:value-type="float" office:value="420" calcext:value-type="float">
            <text:p>420</text:p>
          </table:table-cell>
          <table:table-cell table:style-name="ce2" table:formula="of:=DAY(EOMONTH([.A591];0))" office:value-type="float" office:value="31" calcext:value-type="float">
            <text:p>31</text:p>
          </table:table-cell>
          <table:table-cell table:formula="of:=[.B591]/[.C591]" office:value-type="float" office:value="13.5483870967742" calcext:value-type="float">
            <text:p>13.55</text:p>
          </table:table-cell>
          <table:table-cell table:formula="of:=-0.5*([.F591]&lt;50)+0.6*([.F591]&gt;50)" office:value-type="float" office:value="0.6" calcext:value-type="float">
            <text:p>0.60</text:p>
          </table:table-cell>
          <table:table-cell table:formula="of:=[.F590]*(1+[.G590])" office:value-type="float" office:value="254.742640442787" calcext:value-type="float">
            <text:p>254.7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1]/(1-[.E591])" office:value-type="float" office:value="33.8709677419355" calcext:value-type="float">
            <text:p>33.87</text:p>
          </table:table-cell>
          <table:table-cell table:formula="of:=[.H591]-[.D591]" office:value-type="float" office:value="20.3225806451613" calcext:value-type="float">
            <text:p>20.32</text:p>
          </table:table-cell>
          <table:table-cell table:style-name="ce3" table:formula="of:=[.H591]*[.C591]" office:value-type="float" office:value="1050" calcext:value-type="float">
            <text:p>1,050.00</text:p>
          </table:table-cell>
          <table:table-cell table:style-name="ce3" table:formula="of:=[.I591]*[.C591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1]+1" office:value-type="date" office:date-value="2022-08-14" calcext:value-type="date">
            <text:p>14-Aug-2022</text:p>
          </table:table-cell>
          <table:table-cell table:style-name="ce2" table:formula="of:=INDEX([.$N$5:.$P$28];MATCH(MONTH([.A592])&amp;YEAR([.A592]);[.$P$5:.$P$28];0);2)" office:value-type="float" office:value="420" calcext:value-type="float">
            <text:p>420</text:p>
          </table:table-cell>
          <table:table-cell table:style-name="ce2" table:formula="of:=DAY(EOMONTH([.A592];0))" office:value-type="float" office:value="31" calcext:value-type="float">
            <text:p>31</text:p>
          </table:table-cell>
          <table:table-cell table:formula="of:=[.B592]/[.C592]" office:value-type="float" office:value="13.5483870967742" calcext:value-type="float">
            <text:p>13.55</text:p>
          </table:table-cell>
          <table:table-cell table:formula="of:=-0.5*([.F592]&lt;50)+0.6*([.F592]&gt;50)" office:value-type="float" office:value="0.6" calcext:value-type="float">
            <text:p>0.60</text:p>
          </table:table-cell>
          <table:table-cell table:formula="of:=[.F591]*(1+[.G591])" office:value-type="float" office:value="256.836415569714" calcext:value-type="float">
            <text:p>256.8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2]/(1-[.E592])" office:value-type="float" office:value="33.8709677419355" calcext:value-type="float">
            <text:p>33.87</text:p>
          </table:table-cell>
          <table:table-cell table:formula="of:=[.H592]-[.D592]" office:value-type="float" office:value="20.3225806451613" calcext:value-type="float">
            <text:p>20.32</text:p>
          </table:table-cell>
          <table:table-cell table:style-name="ce3" table:formula="of:=[.H592]*[.C592]" office:value-type="float" office:value="1050" calcext:value-type="float">
            <text:p>1,050.00</text:p>
          </table:table-cell>
          <table:table-cell table:style-name="ce3" table:formula="of:=[.I592]*[.C592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2]+1" office:value-type="date" office:date-value="2022-08-15" calcext:value-type="date">
            <text:p>15-Aug-2022</text:p>
          </table:table-cell>
          <table:table-cell table:style-name="ce2" table:formula="of:=INDEX([.$N$5:.$P$28];MATCH(MONTH([.A593])&amp;YEAR([.A593]);[.$P$5:.$P$28];0);2)" office:value-type="float" office:value="420" calcext:value-type="float">
            <text:p>420</text:p>
          </table:table-cell>
          <table:table-cell table:style-name="ce2" table:formula="of:=DAY(EOMONTH([.A593];0))" office:value-type="float" office:value="31" calcext:value-type="float">
            <text:p>31</text:p>
          </table:table-cell>
          <table:table-cell table:formula="of:=[.B593]/[.C593]" office:value-type="float" office:value="13.5483870967742" calcext:value-type="float">
            <text:p>13.55</text:p>
          </table:table-cell>
          <table:table-cell table:formula="of:=-0.5*([.F593]&lt;50)+0.6*([.F593]&gt;50)" office:value-type="float" office:value="0.6" calcext:value-type="float">
            <text:p>0.60</text:p>
          </table:table-cell>
          <table:table-cell table:formula="of:=[.F592]*(1+[.G592])" office:value-type="float" office:value="258.947399807273" calcext:value-type="float">
            <text:p>258.9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3]/(1-[.E593])" office:value-type="float" office:value="33.8709677419355" calcext:value-type="float">
            <text:p>33.87</text:p>
          </table:table-cell>
          <table:table-cell table:formula="of:=[.H593]-[.D593]" office:value-type="float" office:value="20.3225806451613" calcext:value-type="float">
            <text:p>20.32</text:p>
          </table:table-cell>
          <table:table-cell table:style-name="ce3" table:formula="of:=[.H593]*[.C593]" office:value-type="float" office:value="1050" calcext:value-type="float">
            <text:p>1,050.00</text:p>
          </table:table-cell>
          <table:table-cell table:style-name="ce3" table:formula="of:=[.I593]*[.C593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3]+1" office:value-type="date" office:date-value="2022-08-16" calcext:value-type="date">
            <text:p>16-Aug-2022</text:p>
          </table:table-cell>
          <table:table-cell table:style-name="ce2" table:formula="of:=INDEX([.$N$5:.$P$28];MATCH(MONTH([.A594])&amp;YEAR([.A594]);[.$P$5:.$P$28];0);2)" office:value-type="float" office:value="420" calcext:value-type="float">
            <text:p>420</text:p>
          </table:table-cell>
          <table:table-cell table:style-name="ce2" table:formula="of:=DAY(EOMONTH([.A594];0))" office:value-type="float" office:value="31" calcext:value-type="float">
            <text:p>31</text:p>
          </table:table-cell>
          <table:table-cell table:formula="of:=[.B594]/[.C594]" office:value-type="float" office:value="13.5483870967742" calcext:value-type="float">
            <text:p>13.55</text:p>
          </table:table-cell>
          <table:table-cell table:formula="of:=-0.5*([.F594]&lt;50)+0.6*([.F594]&gt;50)" office:value-type="float" office:value="0.6" calcext:value-type="float">
            <text:p>0.60</text:p>
          </table:table-cell>
          <table:table-cell table:formula="of:=[.F593]*(1+[.G593])" office:value-type="float" office:value="261.07573460021" calcext:value-type="float">
            <text:p>261.0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4]/(1-[.E594])" office:value-type="float" office:value="33.8709677419355" calcext:value-type="float">
            <text:p>33.87</text:p>
          </table:table-cell>
          <table:table-cell table:formula="of:=[.H594]-[.D594]" office:value-type="float" office:value="20.3225806451613" calcext:value-type="float">
            <text:p>20.32</text:p>
          </table:table-cell>
          <table:table-cell table:style-name="ce3" table:formula="of:=[.H594]*[.C594]" office:value-type="float" office:value="1050" calcext:value-type="float">
            <text:p>1,050.00</text:p>
          </table:table-cell>
          <table:table-cell table:style-name="ce3" table:formula="of:=[.I594]*[.C594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4]+1" office:value-type="date" office:date-value="2022-08-17" calcext:value-type="date">
            <text:p>17-Aug-2022</text:p>
          </table:table-cell>
          <table:table-cell table:style-name="ce2" table:formula="of:=INDEX([.$N$5:.$P$28];MATCH(MONTH([.A595])&amp;YEAR([.A595]);[.$P$5:.$P$28];0);2)" office:value-type="float" office:value="420" calcext:value-type="float">
            <text:p>420</text:p>
          </table:table-cell>
          <table:table-cell table:style-name="ce2" table:formula="of:=DAY(EOMONTH([.A595];0))" office:value-type="float" office:value="31" calcext:value-type="float">
            <text:p>31</text:p>
          </table:table-cell>
          <table:table-cell table:formula="of:=[.B595]/[.C595]" office:value-type="float" office:value="13.5483870967742" calcext:value-type="float">
            <text:p>13.55</text:p>
          </table:table-cell>
          <table:table-cell table:formula="of:=-0.5*([.F595]&lt;50)+0.6*([.F595]&gt;50)" office:value-type="float" office:value="0.6" calcext:value-type="float">
            <text:p>0.60</text:p>
          </table:table-cell>
          <table:table-cell table:formula="of:=[.F594]*(1+[.G594])" office:value-type="float" office:value="263.221562555828" calcext:value-type="float">
            <text:p>263.2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5]/(1-[.E595])" office:value-type="float" office:value="33.8709677419355" calcext:value-type="float">
            <text:p>33.87</text:p>
          </table:table-cell>
          <table:table-cell table:formula="of:=[.H595]-[.D595]" office:value-type="float" office:value="20.3225806451613" calcext:value-type="float">
            <text:p>20.32</text:p>
          </table:table-cell>
          <table:table-cell table:style-name="ce3" table:formula="of:=[.H595]*[.C595]" office:value-type="float" office:value="1050" calcext:value-type="float">
            <text:p>1,050.00</text:p>
          </table:table-cell>
          <table:table-cell table:style-name="ce3" table:formula="of:=[.I595]*[.C595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5]+1" office:value-type="date" office:date-value="2022-08-18" calcext:value-type="date">
            <text:p>18-Aug-2022</text:p>
          </table:table-cell>
          <table:table-cell table:style-name="ce2" table:formula="of:=INDEX([.$N$5:.$P$28];MATCH(MONTH([.A596])&amp;YEAR([.A596]);[.$P$5:.$P$28];0);2)" office:value-type="float" office:value="420" calcext:value-type="float">
            <text:p>420</text:p>
          </table:table-cell>
          <table:table-cell table:style-name="ce2" table:formula="of:=DAY(EOMONTH([.A596];0))" office:value-type="float" office:value="31" calcext:value-type="float">
            <text:p>31</text:p>
          </table:table-cell>
          <table:table-cell table:formula="of:=[.B596]/[.C596]" office:value-type="float" office:value="13.5483870967742" calcext:value-type="float">
            <text:p>13.55</text:p>
          </table:table-cell>
          <table:table-cell table:formula="of:=-0.5*([.F596]&lt;50)+0.6*([.F596]&gt;50)" office:value-type="float" office:value="0.6" calcext:value-type="float">
            <text:p>0.60</text:p>
          </table:table-cell>
          <table:table-cell table:formula="of:=[.F595]*(1+[.G595])" office:value-type="float" office:value="265.385027453547" calcext:value-type="float">
            <text:p>265.3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6]/(1-[.E596])" office:value-type="float" office:value="33.8709677419355" calcext:value-type="float">
            <text:p>33.87</text:p>
          </table:table-cell>
          <table:table-cell table:formula="of:=[.H596]-[.D596]" office:value-type="float" office:value="20.3225806451613" calcext:value-type="float">
            <text:p>20.32</text:p>
          </table:table-cell>
          <table:table-cell table:style-name="ce3" table:formula="of:=[.H596]*[.C596]" office:value-type="float" office:value="1050" calcext:value-type="float">
            <text:p>1,050.00</text:p>
          </table:table-cell>
          <table:table-cell table:style-name="ce3" table:formula="of:=[.I596]*[.C596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6]+1" office:value-type="date" office:date-value="2022-08-19" calcext:value-type="date">
            <text:p>19-Aug-2022</text:p>
          </table:table-cell>
          <table:table-cell table:style-name="ce2" table:formula="of:=INDEX([.$N$5:.$P$28];MATCH(MONTH([.A597])&amp;YEAR([.A597]);[.$P$5:.$P$28];0);2)" office:value-type="float" office:value="420" calcext:value-type="float">
            <text:p>420</text:p>
          </table:table-cell>
          <table:table-cell table:style-name="ce2" table:formula="of:=DAY(EOMONTH([.A597];0))" office:value-type="float" office:value="31" calcext:value-type="float">
            <text:p>31</text:p>
          </table:table-cell>
          <table:table-cell table:formula="of:=[.B597]/[.C597]" office:value-type="float" office:value="13.5483870967742" calcext:value-type="float">
            <text:p>13.55</text:p>
          </table:table-cell>
          <table:table-cell table:formula="of:=-0.5*([.F597]&lt;50)+0.6*([.F597]&gt;50)" office:value-type="float" office:value="0.6" calcext:value-type="float">
            <text:p>0.60</text:p>
          </table:table-cell>
          <table:table-cell table:formula="of:=[.F596]*(1+[.G596])" office:value-type="float" office:value="267.566274254535" calcext:value-type="float">
            <text:p>267.5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7]/(1-[.E597])" office:value-type="float" office:value="33.8709677419355" calcext:value-type="float">
            <text:p>33.87</text:p>
          </table:table-cell>
          <table:table-cell table:formula="of:=[.H597]-[.D597]" office:value-type="float" office:value="20.3225806451613" calcext:value-type="float">
            <text:p>20.32</text:p>
          </table:table-cell>
          <table:table-cell table:style-name="ce3" table:formula="of:=[.H597]*[.C597]" office:value-type="float" office:value="1050" calcext:value-type="float">
            <text:p>1,050.00</text:p>
          </table:table-cell>
          <table:table-cell table:style-name="ce3" table:formula="of:=[.I597]*[.C597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7]+1" office:value-type="date" office:date-value="2022-08-20" calcext:value-type="date">
            <text:p>20-Aug-2022</text:p>
          </table:table-cell>
          <table:table-cell table:style-name="ce2" table:formula="of:=INDEX([.$N$5:.$P$28];MATCH(MONTH([.A598])&amp;YEAR([.A598]);[.$P$5:.$P$28];0);2)" office:value-type="float" office:value="420" calcext:value-type="float">
            <text:p>420</text:p>
          </table:table-cell>
          <table:table-cell table:style-name="ce2" table:formula="of:=DAY(EOMONTH([.A598];0))" office:value-type="float" office:value="31" calcext:value-type="float">
            <text:p>31</text:p>
          </table:table-cell>
          <table:table-cell table:formula="of:=[.B598]/[.C598]" office:value-type="float" office:value="13.5483870967742" calcext:value-type="float">
            <text:p>13.55</text:p>
          </table:table-cell>
          <table:table-cell table:formula="of:=-0.5*([.F598]&lt;50)+0.6*([.F598]&gt;50)" office:value-type="float" office:value="0.6" calcext:value-type="float">
            <text:p>0.60</text:p>
          </table:table-cell>
          <table:table-cell table:formula="of:=[.F597]*(1+[.G597])" office:value-type="float" office:value="269.765449111422" calcext:value-type="float">
            <text:p>269.7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8]/(1-[.E598])" office:value-type="float" office:value="33.8709677419355" calcext:value-type="float">
            <text:p>33.87</text:p>
          </table:table-cell>
          <table:table-cell table:formula="of:=[.H598]-[.D598]" office:value-type="float" office:value="20.3225806451613" calcext:value-type="float">
            <text:p>20.32</text:p>
          </table:table-cell>
          <table:table-cell table:style-name="ce3" table:formula="of:=[.H598]*[.C598]" office:value-type="float" office:value="1050" calcext:value-type="float">
            <text:p>1,050.00</text:p>
          </table:table-cell>
          <table:table-cell table:style-name="ce3" table:formula="of:=[.I598]*[.C598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8]+1" office:value-type="date" office:date-value="2022-08-21" calcext:value-type="date">
            <text:p>21-Aug-2022</text:p>
          </table:table-cell>
          <table:table-cell table:style-name="ce2" table:formula="of:=INDEX([.$N$5:.$P$28];MATCH(MONTH([.A599])&amp;YEAR([.A599]);[.$P$5:.$P$28];0);2)" office:value-type="float" office:value="420" calcext:value-type="float">
            <text:p>420</text:p>
          </table:table-cell>
          <table:table-cell table:style-name="ce2" table:formula="of:=DAY(EOMONTH([.A599];0))" office:value-type="float" office:value="31" calcext:value-type="float">
            <text:p>31</text:p>
          </table:table-cell>
          <table:table-cell table:formula="of:=[.B599]/[.C599]" office:value-type="float" office:value="13.5483870967742" calcext:value-type="float">
            <text:p>13.55</text:p>
          </table:table-cell>
          <table:table-cell table:formula="of:=-0.5*([.F599]&lt;50)+0.6*([.F599]&gt;50)" office:value-type="float" office:value="0.6" calcext:value-type="float">
            <text:p>0.60</text:p>
          </table:table-cell>
          <table:table-cell table:formula="of:=[.F598]*(1+[.G598])" office:value-type="float" office:value="271.982699378091" calcext:value-type="float">
            <text:p>271.9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599]/(1-[.E599])" office:value-type="float" office:value="33.8709677419355" calcext:value-type="float">
            <text:p>33.87</text:p>
          </table:table-cell>
          <table:table-cell table:formula="of:=[.H599]-[.D599]" office:value-type="float" office:value="20.3225806451613" calcext:value-type="float">
            <text:p>20.32</text:p>
          </table:table-cell>
          <table:table-cell table:style-name="ce3" table:formula="of:=[.H599]*[.C599]" office:value-type="float" office:value="1050" calcext:value-type="float">
            <text:p>1,050.00</text:p>
          </table:table-cell>
          <table:table-cell table:style-name="ce3" table:formula="of:=[.I599]*[.C599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599]+1" office:value-type="date" office:date-value="2022-08-22" calcext:value-type="date">
            <text:p>22-Aug-2022</text:p>
          </table:table-cell>
          <table:table-cell table:style-name="ce2" table:formula="of:=INDEX([.$N$5:.$P$28];MATCH(MONTH([.A600])&amp;YEAR([.A600]);[.$P$5:.$P$28];0);2)" office:value-type="float" office:value="420" calcext:value-type="float">
            <text:p>420</text:p>
          </table:table-cell>
          <table:table-cell table:style-name="ce2" table:formula="of:=DAY(EOMONTH([.A600];0))" office:value-type="float" office:value="31" calcext:value-type="float">
            <text:p>31</text:p>
          </table:table-cell>
          <table:table-cell table:formula="of:=[.B600]/[.C600]" office:value-type="float" office:value="13.5483870967742" calcext:value-type="float">
            <text:p>13.55</text:p>
          </table:table-cell>
          <table:table-cell table:formula="of:=-0.5*([.F600]&lt;50)+0.6*([.F600]&gt;50)" office:value-type="float" office:value="0.6" calcext:value-type="float">
            <text:p>0.60</text:p>
          </table:table-cell>
          <table:table-cell table:formula="of:=[.F599]*(1+[.G599])" office:value-type="float" office:value="274.218173619555" calcext:value-type="float">
            <text:p>274.2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0]/(1-[.E600])" office:value-type="float" office:value="33.8709677419355" calcext:value-type="float">
            <text:p>33.87</text:p>
          </table:table-cell>
          <table:table-cell table:formula="of:=[.H600]-[.D600]" office:value-type="float" office:value="20.3225806451613" calcext:value-type="float">
            <text:p>20.32</text:p>
          </table:table-cell>
          <table:table-cell table:style-name="ce3" table:formula="of:=[.H600]*[.C600]" office:value-type="float" office:value="1050" calcext:value-type="float">
            <text:p>1,050.00</text:p>
          </table:table-cell>
          <table:table-cell table:style-name="ce3" table:formula="of:=[.I600]*[.C600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0]+1" office:value-type="date" office:date-value="2022-08-23" calcext:value-type="date">
            <text:p>23-Aug-2022</text:p>
          </table:table-cell>
          <table:table-cell table:style-name="ce2" table:formula="of:=INDEX([.$N$5:.$P$28];MATCH(MONTH([.A601])&amp;YEAR([.A601]);[.$P$5:.$P$28];0);2)" office:value-type="float" office:value="420" calcext:value-type="float">
            <text:p>420</text:p>
          </table:table-cell>
          <table:table-cell table:style-name="ce2" table:formula="of:=DAY(EOMONTH([.A601];0))" office:value-type="float" office:value="31" calcext:value-type="float">
            <text:p>31</text:p>
          </table:table-cell>
          <table:table-cell table:formula="of:=[.B601]/[.C601]" office:value-type="float" office:value="13.5483870967742" calcext:value-type="float">
            <text:p>13.55</text:p>
          </table:table-cell>
          <table:table-cell table:formula="of:=-0.5*([.F601]&lt;50)+0.6*([.F601]&gt;50)" office:value-type="float" office:value="0.6" calcext:value-type="float">
            <text:p>0.60</text:p>
          </table:table-cell>
          <table:table-cell table:formula="of:=[.F600]*(1+[.G600])" office:value-type="float" office:value="276.472021621907" calcext:value-type="float">
            <text:p>276.4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1]/(1-[.E601])" office:value-type="float" office:value="33.8709677419355" calcext:value-type="float">
            <text:p>33.87</text:p>
          </table:table-cell>
          <table:table-cell table:formula="of:=[.H601]-[.D601]" office:value-type="float" office:value="20.3225806451613" calcext:value-type="float">
            <text:p>20.32</text:p>
          </table:table-cell>
          <table:table-cell table:style-name="ce3" table:formula="of:=[.H601]*[.C601]" office:value-type="float" office:value="1050" calcext:value-type="float">
            <text:p>1,050.00</text:p>
          </table:table-cell>
          <table:table-cell table:style-name="ce3" table:formula="of:=[.I601]*[.C601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1]+1" office:value-type="date" office:date-value="2022-08-24" calcext:value-type="date">
            <text:p>24-Aug-2022</text:p>
          </table:table-cell>
          <table:table-cell table:style-name="ce2" table:formula="of:=INDEX([.$N$5:.$P$28];MATCH(MONTH([.A602])&amp;YEAR([.A602]);[.$P$5:.$P$28];0);2)" office:value-type="float" office:value="420" calcext:value-type="float">
            <text:p>420</text:p>
          </table:table-cell>
          <table:table-cell table:style-name="ce2" table:formula="of:=DAY(EOMONTH([.A602];0))" office:value-type="float" office:value="31" calcext:value-type="float">
            <text:p>31</text:p>
          </table:table-cell>
          <table:table-cell table:formula="of:=[.B602]/[.C602]" office:value-type="float" office:value="13.5483870967742" calcext:value-type="float">
            <text:p>13.55</text:p>
          </table:table-cell>
          <table:table-cell table:formula="of:=-0.5*([.F602]&lt;50)+0.6*([.F602]&gt;50)" office:value-type="float" office:value="0.6" calcext:value-type="float">
            <text:p>0.60</text:p>
          </table:table-cell>
          <table:table-cell table:formula="of:=[.F601]*(1+[.G601])" office:value-type="float" office:value="278.744394402361" calcext:value-type="float">
            <text:p>278.7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2]/(1-[.E602])" office:value-type="float" office:value="33.8709677419355" calcext:value-type="float">
            <text:p>33.87</text:p>
          </table:table-cell>
          <table:table-cell table:formula="of:=[.H602]-[.D602]" office:value-type="float" office:value="20.3225806451613" calcext:value-type="float">
            <text:p>20.32</text:p>
          </table:table-cell>
          <table:table-cell table:style-name="ce3" table:formula="of:=[.H602]*[.C602]" office:value-type="float" office:value="1050" calcext:value-type="float">
            <text:p>1,050.00</text:p>
          </table:table-cell>
          <table:table-cell table:style-name="ce3" table:formula="of:=[.I602]*[.C602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2]+1" office:value-type="date" office:date-value="2022-08-25" calcext:value-type="date">
            <text:p>25-Aug-2022</text:p>
          </table:table-cell>
          <table:table-cell table:style-name="ce2" table:formula="of:=INDEX([.$N$5:.$P$28];MATCH(MONTH([.A603])&amp;YEAR([.A603]);[.$P$5:.$P$28];0);2)" office:value-type="float" office:value="420" calcext:value-type="float">
            <text:p>420</text:p>
          </table:table-cell>
          <table:table-cell table:style-name="ce2" table:formula="of:=DAY(EOMONTH([.A603];0))" office:value-type="float" office:value="31" calcext:value-type="float">
            <text:p>31</text:p>
          </table:table-cell>
          <table:table-cell table:formula="of:=[.B603]/[.C603]" office:value-type="float" office:value="13.5483870967742" calcext:value-type="float">
            <text:p>13.55</text:p>
          </table:table-cell>
          <table:table-cell table:formula="of:=-0.5*([.F603]&lt;50)+0.6*([.F603]&gt;50)" office:value-type="float" office:value="0.6" calcext:value-type="float">
            <text:p>0.60</text:p>
          </table:table-cell>
          <table:table-cell table:formula="of:=[.F602]*(1+[.G602])" office:value-type="float" office:value="281.035444219367" calcext:value-type="float">
            <text:p>281.0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3]/(1-[.E603])" office:value-type="float" office:value="33.8709677419355" calcext:value-type="float">
            <text:p>33.87</text:p>
          </table:table-cell>
          <table:table-cell table:formula="of:=[.H603]-[.D603]" office:value-type="float" office:value="20.3225806451613" calcext:value-type="float">
            <text:p>20.32</text:p>
          </table:table-cell>
          <table:table-cell table:style-name="ce3" table:formula="of:=[.H603]*[.C603]" office:value-type="float" office:value="1050" calcext:value-type="float">
            <text:p>1,050.00</text:p>
          </table:table-cell>
          <table:table-cell table:style-name="ce3" table:formula="of:=[.I603]*[.C603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3]+1" office:value-type="date" office:date-value="2022-08-26" calcext:value-type="date">
            <text:p>26-Aug-2022</text:p>
          </table:table-cell>
          <table:table-cell table:style-name="ce2" table:formula="of:=INDEX([.$N$5:.$P$28];MATCH(MONTH([.A604])&amp;YEAR([.A604]);[.$P$5:.$P$28];0);2)" office:value-type="float" office:value="420" calcext:value-type="float">
            <text:p>420</text:p>
          </table:table-cell>
          <table:table-cell table:style-name="ce2" table:formula="of:=DAY(EOMONTH([.A604];0))" office:value-type="float" office:value="31" calcext:value-type="float">
            <text:p>31</text:p>
          </table:table-cell>
          <table:table-cell table:formula="of:=[.B604]/[.C604]" office:value-type="float" office:value="13.5483870967742" calcext:value-type="float">
            <text:p>13.55</text:p>
          </table:table-cell>
          <table:table-cell table:formula="of:=-0.5*([.F604]&lt;50)+0.6*([.F604]&gt;50)" office:value-type="float" office:value="0.6" calcext:value-type="float">
            <text:p>0.60</text:p>
          </table:table-cell>
          <table:table-cell table:formula="of:=[.F603]*(1+[.G603])" office:value-type="float" office:value="283.345324582814" calcext:value-type="float">
            <text:p>283.3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4]/(1-[.E604])" office:value-type="float" office:value="33.8709677419355" calcext:value-type="float">
            <text:p>33.87</text:p>
          </table:table-cell>
          <table:table-cell table:formula="of:=[.H604]-[.D604]" office:value-type="float" office:value="20.3225806451613" calcext:value-type="float">
            <text:p>20.32</text:p>
          </table:table-cell>
          <table:table-cell table:style-name="ce3" table:formula="of:=[.H604]*[.C604]" office:value-type="float" office:value="1050" calcext:value-type="float">
            <text:p>1,050.00</text:p>
          </table:table-cell>
          <table:table-cell table:style-name="ce3" table:formula="of:=[.I604]*[.C604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4]+1" office:value-type="date" office:date-value="2022-08-27" calcext:value-type="date">
            <text:p>27-Aug-2022</text:p>
          </table:table-cell>
          <table:table-cell table:style-name="ce2" table:formula="of:=INDEX([.$N$5:.$P$28];MATCH(MONTH([.A605])&amp;YEAR([.A605]);[.$P$5:.$P$28];0);2)" office:value-type="float" office:value="420" calcext:value-type="float">
            <text:p>420</text:p>
          </table:table-cell>
          <table:table-cell table:style-name="ce2" table:formula="of:=DAY(EOMONTH([.A605];0))" office:value-type="float" office:value="31" calcext:value-type="float">
            <text:p>31</text:p>
          </table:table-cell>
          <table:table-cell table:formula="of:=[.B605]/[.C605]" office:value-type="float" office:value="13.5483870967742" calcext:value-type="float">
            <text:p>13.55</text:p>
          </table:table-cell>
          <table:table-cell table:formula="of:=-0.5*([.F605]&lt;50)+0.6*([.F605]&gt;50)" office:value-type="float" office:value="0.6" calcext:value-type="float">
            <text:p>0.60</text:p>
          </table:table-cell>
          <table:table-cell table:formula="of:=[.F604]*(1+[.G604])" office:value-type="float" office:value="285.674190264317" calcext:value-type="float">
            <text:p>285.6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5]/(1-[.E605])" office:value-type="float" office:value="33.8709677419355" calcext:value-type="float">
            <text:p>33.87</text:p>
          </table:table-cell>
          <table:table-cell table:formula="of:=[.H605]-[.D605]" office:value-type="float" office:value="20.3225806451613" calcext:value-type="float">
            <text:p>20.32</text:p>
          </table:table-cell>
          <table:table-cell table:style-name="ce3" table:formula="of:=[.H605]*[.C605]" office:value-type="float" office:value="1050" calcext:value-type="float">
            <text:p>1,050.00</text:p>
          </table:table-cell>
          <table:table-cell table:style-name="ce3" table:formula="of:=[.I605]*[.C605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5]+1" office:value-type="date" office:date-value="2022-08-28" calcext:value-type="date">
            <text:p>28-Aug-2022</text:p>
          </table:table-cell>
          <table:table-cell table:style-name="ce2" table:formula="of:=INDEX([.$N$5:.$P$28];MATCH(MONTH([.A606])&amp;YEAR([.A606]);[.$P$5:.$P$28];0);2)" office:value-type="float" office:value="420" calcext:value-type="float">
            <text:p>420</text:p>
          </table:table-cell>
          <table:table-cell table:style-name="ce2" table:formula="of:=DAY(EOMONTH([.A606];0))" office:value-type="float" office:value="31" calcext:value-type="float">
            <text:p>31</text:p>
          </table:table-cell>
          <table:table-cell table:formula="of:=[.B606]/[.C606]" office:value-type="float" office:value="13.5483870967742" calcext:value-type="float">
            <text:p>13.55</text:p>
          </table:table-cell>
          <table:table-cell table:formula="of:=-0.5*([.F606]&lt;50)+0.6*([.F606]&gt;50)" office:value-type="float" office:value="0.6" calcext:value-type="float">
            <text:p>0.60</text:p>
          </table:table-cell>
          <table:table-cell table:formula="of:=[.F605]*(1+[.G605])" office:value-type="float" office:value="288.022197307585" calcext:value-type="float">
            <text:p>288.0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6]/(1-[.E606])" office:value-type="float" office:value="33.8709677419355" calcext:value-type="float">
            <text:p>33.87</text:p>
          </table:table-cell>
          <table:table-cell table:formula="of:=[.H606]-[.D606]" office:value-type="float" office:value="20.3225806451613" calcext:value-type="float">
            <text:p>20.32</text:p>
          </table:table-cell>
          <table:table-cell table:style-name="ce3" table:formula="of:=[.H606]*[.C606]" office:value-type="float" office:value="1050" calcext:value-type="float">
            <text:p>1,050.00</text:p>
          </table:table-cell>
          <table:table-cell table:style-name="ce3" table:formula="of:=[.I606]*[.C606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6]+1" office:value-type="date" office:date-value="2022-08-29" calcext:value-type="date">
            <text:p>29-Aug-2022</text:p>
          </table:table-cell>
          <table:table-cell table:style-name="ce2" table:formula="of:=INDEX([.$N$5:.$P$28];MATCH(MONTH([.A607])&amp;YEAR([.A607]);[.$P$5:.$P$28];0);2)" office:value-type="float" office:value="420" calcext:value-type="float">
            <text:p>420</text:p>
          </table:table-cell>
          <table:table-cell table:style-name="ce2" table:formula="of:=DAY(EOMONTH([.A607];0))" office:value-type="float" office:value="31" calcext:value-type="float">
            <text:p>31</text:p>
          </table:table-cell>
          <table:table-cell table:formula="of:=[.B607]/[.C607]" office:value-type="float" office:value="13.5483870967742" calcext:value-type="float">
            <text:p>13.55</text:p>
          </table:table-cell>
          <table:table-cell table:formula="of:=-0.5*([.F607]&lt;50)+0.6*([.F607]&gt;50)" office:value-type="float" office:value="0.6" calcext:value-type="float">
            <text:p>0.60</text:p>
          </table:table-cell>
          <table:table-cell table:formula="of:=[.F606]*(1+[.G606])" office:value-type="float" office:value="290.38950303888" calcext:value-type="float">
            <text:p>290.3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7]/(1-[.E607])" office:value-type="float" office:value="33.8709677419355" calcext:value-type="float">
            <text:p>33.87</text:p>
          </table:table-cell>
          <table:table-cell table:formula="of:=[.H607]-[.D607]" office:value-type="float" office:value="20.3225806451613" calcext:value-type="float">
            <text:p>20.32</text:p>
          </table:table-cell>
          <table:table-cell table:style-name="ce3" table:formula="of:=[.H607]*[.C607]" office:value-type="float" office:value="1050" calcext:value-type="float">
            <text:p>1,050.00</text:p>
          </table:table-cell>
          <table:table-cell table:style-name="ce3" table:formula="of:=[.I607]*[.C607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7]+1" office:value-type="date" office:date-value="2022-08-30" calcext:value-type="date">
            <text:p>30-Aug-2022</text:p>
          </table:table-cell>
          <table:table-cell table:style-name="ce2" table:formula="of:=INDEX([.$N$5:.$P$28];MATCH(MONTH([.A608])&amp;YEAR([.A608]);[.$P$5:.$P$28];0);2)" office:value-type="float" office:value="420" calcext:value-type="float">
            <text:p>420</text:p>
          </table:table-cell>
          <table:table-cell table:style-name="ce2" table:formula="of:=DAY(EOMONTH([.A608];0))" office:value-type="float" office:value="31" calcext:value-type="float">
            <text:p>31</text:p>
          </table:table-cell>
          <table:table-cell table:formula="of:=[.B608]/[.C608]" office:value-type="float" office:value="13.5483870967742" calcext:value-type="float">
            <text:p>13.55</text:p>
          </table:table-cell>
          <table:table-cell table:formula="of:=-0.5*([.F608]&lt;50)+0.6*([.F608]&gt;50)" office:value-type="float" office:value="0.6" calcext:value-type="float">
            <text:p>0.60</text:p>
          </table:table-cell>
          <table:table-cell table:formula="of:=[.F607]*(1+[.G607])" office:value-type="float" office:value="292.776266077556" calcext:value-type="float">
            <text:p>292.7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8]/(1-[.E608])" office:value-type="float" office:value="33.8709677419355" calcext:value-type="float">
            <text:p>33.87</text:p>
          </table:table-cell>
          <table:table-cell table:formula="of:=[.H608]-[.D608]" office:value-type="float" office:value="20.3225806451613" calcext:value-type="float">
            <text:p>20.32</text:p>
          </table:table-cell>
          <table:table-cell table:style-name="ce3" table:formula="of:=[.H608]*[.C608]" office:value-type="float" office:value="1050" calcext:value-type="float">
            <text:p>1,050.00</text:p>
          </table:table-cell>
          <table:table-cell table:style-name="ce3" table:formula="of:=[.I608]*[.C608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8]+1" office:value-type="date" office:date-value="2022-08-31" calcext:value-type="date">
            <text:p>31-Aug-2022</text:p>
          </table:table-cell>
          <table:table-cell table:style-name="ce2" table:formula="of:=INDEX([.$N$5:.$P$28];MATCH(MONTH([.A609])&amp;YEAR([.A609]);[.$P$5:.$P$28];0);2)" office:value-type="float" office:value="420" calcext:value-type="float">
            <text:p>420</text:p>
          </table:table-cell>
          <table:table-cell table:style-name="ce2" table:formula="of:=DAY(EOMONTH([.A609];0))" office:value-type="float" office:value="31" calcext:value-type="float">
            <text:p>31</text:p>
          </table:table-cell>
          <table:table-cell table:formula="of:=[.B609]/[.C609]" office:value-type="float" office:value="13.5483870967742" calcext:value-type="float">
            <text:p>13.55</text:p>
          </table:table-cell>
          <table:table-cell table:formula="of:=-0.5*([.F609]&lt;50)+0.6*([.F609]&gt;50)" office:value-type="float" office:value="0.6" calcext:value-type="float">
            <text:p>0.60</text:p>
          </table:table-cell>
          <table:table-cell table:formula="of:=[.F608]*(1+[.G608])" office:value-type="float" office:value="295.182646346686" calcext:value-type="float">
            <text:p>295.1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09]/(1-[.E609])" office:value-type="float" office:value="33.8709677419355" calcext:value-type="float">
            <text:p>33.87</text:p>
          </table:table-cell>
          <table:table-cell table:formula="of:=[.H609]-[.D609]" office:value-type="float" office:value="20.3225806451613" calcext:value-type="float">
            <text:p>20.32</text:p>
          </table:table-cell>
          <table:table-cell table:style-name="ce3" table:formula="of:=[.H609]*[.C609]" office:value-type="float" office:value="1050" calcext:value-type="float">
            <text:p>1,050.00</text:p>
          </table:table-cell>
          <table:table-cell table:style-name="ce3" table:formula="of:=[.I609]*[.C609]" office:value-type="float" office:value="630" calcext:value-type="float">
            <text:p>630.00</text:p>
          </table:table-cell>
          <table:table-cell table:number-columns-repeated="7"/>
        </table:table-row>
        <table:table-row table:style-name="ro1">
          <table:table-cell table:formula="of:=[.A609]+1" office:value-type="date" office:date-value="2022-09-01" calcext:value-type="date">
            <text:p>1-Sep-2022</text:p>
          </table:table-cell>
          <table:table-cell table:style-name="ce2" table:formula="of:=INDEX([.$N$5:.$P$28];MATCH(MONTH([.A610])&amp;YEAR([.A610]);[.$P$5:.$P$28];0);2)" office:value-type="float" office:value="470" calcext:value-type="float">
            <text:p>470</text:p>
          </table:table-cell>
          <table:table-cell table:style-name="ce2" table:formula="of:=DAY(EOMONTH([.A610];0))" office:value-type="float" office:value="30" calcext:value-type="float">
            <text:p>30</text:p>
          </table:table-cell>
          <table:table-cell table:formula="of:=[.B610]/[.C610]" office:value-type="float" office:value="15.6666666666667" calcext:value-type="float">
            <text:p>15.67</text:p>
          </table:table-cell>
          <table:table-cell table:formula="of:=-0.5*([.F610]&lt;50)+0.6*([.F610]&gt;50)" office:value-type="float" office:value="0.6" calcext:value-type="float">
            <text:p>0.60</text:p>
          </table:table-cell>
          <table:table-cell table:formula="of:=[.F609]*(1+[.G609])" office:value-type="float" office:value="297.608805083783" calcext:value-type="float">
            <text:p>297.6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0]/(1-[.E610])" office:value-type="float" office:value="39.1666666666667" calcext:value-type="float">
            <text:p>39.17</text:p>
          </table:table-cell>
          <table:table-cell table:formula="of:=[.H610]-[.D610]" office:value-type="float" office:value="23.5" calcext:value-type="float">
            <text:p>23.50</text:p>
          </table:table-cell>
          <table:table-cell table:style-name="ce3" table:formula="of:=[.H610]*[.C610]" office:value-type="float" office:value="1175" calcext:value-type="float">
            <text:p>1,175.00</text:p>
          </table:table-cell>
          <table:table-cell table:style-name="ce3" table:formula="of:=[.I610]*[.C610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0]+1" office:value-type="date" office:date-value="2022-09-02" calcext:value-type="date">
            <text:p>2-Sep-2022</text:p>
          </table:table-cell>
          <table:table-cell table:style-name="ce2" table:formula="of:=INDEX([.$N$5:.$P$28];MATCH(MONTH([.A611])&amp;YEAR([.A611]);[.$P$5:.$P$28];0);2)" office:value-type="float" office:value="470" calcext:value-type="float">
            <text:p>470</text:p>
          </table:table-cell>
          <table:table-cell table:style-name="ce2" table:formula="of:=DAY(EOMONTH([.A611];0))" office:value-type="float" office:value="30" calcext:value-type="float">
            <text:p>30</text:p>
          </table:table-cell>
          <table:table-cell table:formula="of:=[.B611]/[.C611]" office:value-type="float" office:value="15.6666666666667" calcext:value-type="float">
            <text:p>15.67</text:p>
          </table:table-cell>
          <table:table-cell table:formula="of:=-0.5*([.F611]&lt;50)+0.6*([.F611]&gt;50)" office:value-type="float" office:value="0.6" calcext:value-type="float">
            <text:p>0.60</text:p>
          </table:table-cell>
          <table:table-cell table:formula="of:=[.F610]*(1+[.G610])" office:value-type="float" office:value="300.054904851595" calcext:value-type="float">
            <text:p>300.0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1]/(1-[.E611])" office:value-type="float" office:value="39.1666666666667" calcext:value-type="float">
            <text:p>39.17</text:p>
          </table:table-cell>
          <table:table-cell table:formula="of:=[.H611]-[.D611]" office:value-type="float" office:value="23.5" calcext:value-type="float">
            <text:p>23.50</text:p>
          </table:table-cell>
          <table:table-cell table:style-name="ce3" table:formula="of:=[.H611]*[.C611]" office:value-type="float" office:value="1175" calcext:value-type="float">
            <text:p>1,175.00</text:p>
          </table:table-cell>
          <table:table-cell table:style-name="ce3" table:formula="of:=[.I611]*[.C611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1]+1" office:value-type="date" office:date-value="2022-09-03" calcext:value-type="date">
            <text:p>3-Sep-2022</text:p>
          </table:table-cell>
          <table:table-cell table:style-name="ce2" table:formula="of:=INDEX([.$N$5:.$P$28];MATCH(MONTH([.A612])&amp;YEAR([.A612]);[.$P$5:.$P$28];0);2)" office:value-type="float" office:value="470" calcext:value-type="float">
            <text:p>470</text:p>
          </table:table-cell>
          <table:table-cell table:style-name="ce2" table:formula="of:=DAY(EOMONTH([.A612];0))" office:value-type="float" office:value="30" calcext:value-type="float">
            <text:p>30</text:p>
          </table:table-cell>
          <table:table-cell table:formula="of:=[.B612]/[.C612]" office:value-type="float" office:value="15.6666666666667" calcext:value-type="float">
            <text:p>15.67</text:p>
          </table:table-cell>
          <table:table-cell table:formula="of:=-0.5*([.F612]&lt;50)+0.6*([.F612]&gt;50)" office:value-type="float" office:value="0.6" calcext:value-type="float">
            <text:p>0.60</text:p>
          </table:table-cell>
          <table:table-cell table:formula="of:=[.F611]*(1+[.G611])" office:value-type="float" office:value="302.521109549005" calcext:value-type="float">
            <text:p>302.5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2]/(1-[.E612])" office:value-type="float" office:value="39.1666666666667" calcext:value-type="float">
            <text:p>39.17</text:p>
          </table:table-cell>
          <table:table-cell table:formula="of:=[.H612]-[.D612]" office:value-type="float" office:value="23.5" calcext:value-type="float">
            <text:p>23.50</text:p>
          </table:table-cell>
          <table:table-cell table:style-name="ce3" table:formula="of:=[.H612]*[.C612]" office:value-type="float" office:value="1175" calcext:value-type="float">
            <text:p>1,175.00</text:p>
          </table:table-cell>
          <table:table-cell table:style-name="ce3" table:formula="of:=[.I612]*[.C612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2]+1" office:value-type="date" office:date-value="2022-09-04" calcext:value-type="date">
            <text:p>4-Sep-2022</text:p>
          </table:table-cell>
          <table:table-cell table:style-name="ce2" table:formula="of:=INDEX([.$N$5:.$P$28];MATCH(MONTH([.A613])&amp;YEAR([.A613]);[.$P$5:.$P$28];0);2)" office:value-type="float" office:value="470" calcext:value-type="float">
            <text:p>470</text:p>
          </table:table-cell>
          <table:table-cell table:style-name="ce2" table:formula="of:=DAY(EOMONTH([.A613];0))" office:value-type="float" office:value="30" calcext:value-type="float">
            <text:p>30</text:p>
          </table:table-cell>
          <table:table-cell table:formula="of:=[.B613]/[.C613]" office:value-type="float" office:value="15.6666666666667" calcext:value-type="float">
            <text:p>15.67</text:p>
          </table:table-cell>
          <table:table-cell table:formula="of:=-0.5*([.F613]&lt;50)+0.6*([.F613]&gt;50)" office:value-type="float" office:value="0.6" calcext:value-type="float">
            <text:p>0.60</text:p>
          </table:table-cell>
          <table:table-cell table:formula="of:=[.F612]*(1+[.G612])" office:value-type="float" office:value="305.00758442201" calcext:value-type="float">
            <text:p>305.0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3]/(1-[.E613])" office:value-type="float" office:value="39.1666666666667" calcext:value-type="float">
            <text:p>39.17</text:p>
          </table:table-cell>
          <table:table-cell table:formula="of:=[.H613]-[.D613]" office:value-type="float" office:value="23.5" calcext:value-type="float">
            <text:p>23.50</text:p>
          </table:table-cell>
          <table:table-cell table:style-name="ce3" table:formula="of:=[.H613]*[.C613]" office:value-type="float" office:value="1175" calcext:value-type="float">
            <text:p>1,175.00</text:p>
          </table:table-cell>
          <table:table-cell table:style-name="ce3" table:formula="of:=[.I613]*[.C613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3]+1" office:value-type="date" office:date-value="2022-09-05" calcext:value-type="date">
            <text:p>5-Sep-2022</text:p>
          </table:table-cell>
          <table:table-cell table:style-name="ce2" table:formula="of:=INDEX([.$N$5:.$P$28];MATCH(MONTH([.A614])&amp;YEAR([.A614]);[.$P$5:.$P$28];0);2)" office:value-type="float" office:value="470" calcext:value-type="float">
            <text:p>470</text:p>
          </table:table-cell>
          <table:table-cell table:style-name="ce2" table:formula="of:=DAY(EOMONTH([.A614];0))" office:value-type="float" office:value="30" calcext:value-type="float">
            <text:p>30</text:p>
          </table:table-cell>
          <table:table-cell table:formula="of:=[.B614]/[.C614]" office:value-type="float" office:value="15.6666666666667" calcext:value-type="float">
            <text:p>15.67</text:p>
          </table:table-cell>
          <table:table-cell table:formula="of:=-0.5*([.F614]&lt;50)+0.6*([.F614]&gt;50)" office:value-type="float" office:value="0.6" calcext:value-type="float">
            <text:p>0.60</text:p>
          </table:table-cell>
          <table:table-cell table:formula="of:=[.F613]*(1+[.G613])" office:value-type="float" office:value="307.514496074794" calcext:value-type="float">
            <text:p>307.5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4]/(1-[.E614])" office:value-type="float" office:value="39.1666666666667" calcext:value-type="float">
            <text:p>39.17</text:p>
          </table:table-cell>
          <table:table-cell table:formula="of:=[.H614]-[.D614]" office:value-type="float" office:value="23.5" calcext:value-type="float">
            <text:p>23.50</text:p>
          </table:table-cell>
          <table:table-cell table:style-name="ce3" table:formula="of:=[.H614]*[.C614]" office:value-type="float" office:value="1175" calcext:value-type="float">
            <text:p>1,175.00</text:p>
          </table:table-cell>
          <table:table-cell table:style-name="ce3" table:formula="of:=[.I614]*[.C614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4]+1" office:value-type="date" office:date-value="2022-09-06" calcext:value-type="date">
            <text:p>6-Sep-2022</text:p>
          </table:table-cell>
          <table:table-cell table:style-name="ce2" table:formula="of:=INDEX([.$N$5:.$P$28];MATCH(MONTH([.A615])&amp;YEAR([.A615]);[.$P$5:.$P$28];0);2)" office:value-type="float" office:value="470" calcext:value-type="float">
            <text:p>470</text:p>
          </table:table-cell>
          <table:table-cell table:style-name="ce2" table:formula="of:=DAY(EOMONTH([.A615];0))" office:value-type="float" office:value="30" calcext:value-type="float">
            <text:p>30</text:p>
          </table:table-cell>
          <table:table-cell table:formula="of:=[.B615]/[.C615]" office:value-type="float" office:value="15.6666666666667" calcext:value-type="float">
            <text:p>15.67</text:p>
          </table:table-cell>
          <table:table-cell table:formula="of:=-0.5*([.F615]&lt;50)+0.6*([.F615]&gt;50)" office:value-type="float" office:value="0.6" calcext:value-type="float">
            <text:p>0.60</text:p>
          </table:table-cell>
          <table:table-cell table:formula="of:=[.F614]*(1+[.G614])" office:value-type="float" office:value="310.042012480888" calcext:value-type="float">
            <text:p>310.0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5]/(1-[.E615])" office:value-type="float" office:value="39.1666666666667" calcext:value-type="float">
            <text:p>39.17</text:p>
          </table:table-cell>
          <table:table-cell table:formula="of:=[.H615]-[.D615]" office:value-type="float" office:value="23.5" calcext:value-type="float">
            <text:p>23.50</text:p>
          </table:table-cell>
          <table:table-cell table:style-name="ce3" table:formula="of:=[.H615]*[.C615]" office:value-type="float" office:value="1175" calcext:value-type="float">
            <text:p>1,175.00</text:p>
          </table:table-cell>
          <table:table-cell table:style-name="ce3" table:formula="of:=[.I615]*[.C615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5]+1" office:value-type="date" office:date-value="2022-09-07" calcext:value-type="date">
            <text:p>7-Sep-2022</text:p>
          </table:table-cell>
          <table:table-cell table:style-name="ce2" table:formula="of:=INDEX([.$N$5:.$P$28];MATCH(MONTH([.A616])&amp;YEAR([.A616]);[.$P$5:.$P$28];0);2)" office:value-type="float" office:value="470" calcext:value-type="float">
            <text:p>470</text:p>
          </table:table-cell>
          <table:table-cell table:style-name="ce2" table:formula="of:=DAY(EOMONTH([.A616];0))" office:value-type="float" office:value="30" calcext:value-type="float">
            <text:p>30</text:p>
          </table:table-cell>
          <table:table-cell table:formula="of:=[.B616]/[.C616]" office:value-type="float" office:value="15.6666666666667" calcext:value-type="float">
            <text:p>15.67</text:p>
          </table:table-cell>
          <table:table-cell table:formula="of:=-0.5*([.F616]&lt;50)+0.6*([.F616]&gt;50)" office:value-type="float" office:value="0.6" calcext:value-type="float">
            <text:p>0.60</text:p>
          </table:table-cell>
          <table:table-cell table:formula="of:=[.F615]*(1+[.G615])" office:value-type="float" office:value="312.59030299443" calcext:value-type="float">
            <text:p>312.5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6]/(1-[.E616])" office:value-type="float" office:value="39.1666666666667" calcext:value-type="float">
            <text:p>39.17</text:p>
          </table:table-cell>
          <table:table-cell table:formula="of:=[.H616]-[.D616]" office:value-type="float" office:value="23.5" calcext:value-type="float">
            <text:p>23.50</text:p>
          </table:table-cell>
          <table:table-cell table:style-name="ce3" table:formula="of:=[.H616]*[.C616]" office:value-type="float" office:value="1175" calcext:value-type="float">
            <text:p>1,175.00</text:p>
          </table:table-cell>
          <table:table-cell table:style-name="ce3" table:formula="of:=[.I616]*[.C616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6]+1" office:value-type="date" office:date-value="2022-09-08" calcext:value-type="date">
            <text:p>8-Sep-2022</text:p>
          </table:table-cell>
          <table:table-cell table:style-name="ce2" table:formula="of:=INDEX([.$N$5:.$P$28];MATCH(MONTH([.A617])&amp;YEAR([.A617]);[.$P$5:.$P$28];0);2)" office:value-type="float" office:value="470" calcext:value-type="float">
            <text:p>470</text:p>
          </table:table-cell>
          <table:table-cell table:style-name="ce2" table:formula="of:=DAY(EOMONTH([.A617];0))" office:value-type="float" office:value="30" calcext:value-type="float">
            <text:p>30</text:p>
          </table:table-cell>
          <table:table-cell table:formula="of:=[.B617]/[.C617]" office:value-type="float" office:value="15.6666666666667" calcext:value-type="float">
            <text:p>15.67</text:p>
          </table:table-cell>
          <table:table-cell table:formula="of:=-0.5*([.F617]&lt;50)+0.6*([.F617]&gt;50)" office:value-type="float" office:value="0.6" calcext:value-type="float">
            <text:p>0.60</text:p>
          </table:table-cell>
          <table:table-cell table:formula="of:=[.F616]*(1+[.G616])" office:value-type="float" office:value="315.159538361507" calcext:value-type="float">
            <text:p>315.1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7]/(1-[.E617])" office:value-type="float" office:value="39.1666666666667" calcext:value-type="float">
            <text:p>39.17</text:p>
          </table:table-cell>
          <table:table-cell table:formula="of:=[.H617]-[.D617]" office:value-type="float" office:value="23.5" calcext:value-type="float">
            <text:p>23.50</text:p>
          </table:table-cell>
          <table:table-cell table:style-name="ce3" table:formula="of:=[.H617]*[.C617]" office:value-type="float" office:value="1175" calcext:value-type="float">
            <text:p>1,175.00</text:p>
          </table:table-cell>
          <table:table-cell table:style-name="ce3" table:formula="of:=[.I617]*[.C617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7]+1" office:value-type="date" office:date-value="2022-09-09" calcext:value-type="date">
            <text:p>9-Sep-2022</text:p>
          </table:table-cell>
          <table:table-cell table:style-name="ce2" table:formula="of:=INDEX([.$N$5:.$P$28];MATCH(MONTH([.A618])&amp;YEAR([.A618]);[.$P$5:.$P$28];0);2)" office:value-type="float" office:value="470" calcext:value-type="float">
            <text:p>470</text:p>
          </table:table-cell>
          <table:table-cell table:style-name="ce2" table:formula="of:=DAY(EOMONTH([.A618];0))" office:value-type="float" office:value="30" calcext:value-type="float">
            <text:p>30</text:p>
          </table:table-cell>
          <table:table-cell table:formula="of:=[.B618]/[.C618]" office:value-type="float" office:value="15.6666666666667" calcext:value-type="float">
            <text:p>15.67</text:p>
          </table:table-cell>
          <table:table-cell table:formula="of:=-0.5*([.F618]&lt;50)+0.6*([.F618]&gt;50)" office:value-type="float" office:value="0.6" calcext:value-type="float">
            <text:p>0.60</text:p>
          </table:table-cell>
          <table:table-cell table:formula="of:=[.F617]*(1+[.G617])" office:value-type="float" office:value="317.749890731602" calcext:value-type="float">
            <text:p>317.7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8]/(1-[.E618])" office:value-type="float" office:value="39.1666666666667" calcext:value-type="float">
            <text:p>39.17</text:p>
          </table:table-cell>
          <table:table-cell table:formula="of:=[.H618]-[.D618]" office:value-type="float" office:value="23.5" calcext:value-type="float">
            <text:p>23.50</text:p>
          </table:table-cell>
          <table:table-cell table:style-name="ce3" table:formula="of:=[.H618]*[.C618]" office:value-type="float" office:value="1175" calcext:value-type="float">
            <text:p>1,175.00</text:p>
          </table:table-cell>
          <table:table-cell table:style-name="ce3" table:formula="of:=[.I618]*[.C618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8]+1" office:value-type="date" office:date-value="2022-09-10" calcext:value-type="date">
            <text:p>10-Sep-2022</text:p>
          </table:table-cell>
          <table:table-cell table:style-name="ce2" table:formula="of:=INDEX([.$N$5:.$P$28];MATCH(MONTH([.A619])&amp;YEAR([.A619]);[.$P$5:.$P$28];0);2)" office:value-type="float" office:value="470" calcext:value-type="float">
            <text:p>470</text:p>
          </table:table-cell>
          <table:table-cell table:style-name="ce2" table:formula="of:=DAY(EOMONTH([.A619];0))" office:value-type="float" office:value="30" calcext:value-type="float">
            <text:p>30</text:p>
          </table:table-cell>
          <table:table-cell table:formula="of:=[.B619]/[.C619]" office:value-type="float" office:value="15.6666666666667" calcext:value-type="float">
            <text:p>15.67</text:p>
          </table:table-cell>
          <table:table-cell table:formula="of:=-0.5*([.F619]&lt;50)+0.6*([.F619]&gt;50)" office:value-type="float" office:value="0.6" calcext:value-type="float">
            <text:p>0.60</text:p>
          </table:table-cell>
          <table:table-cell table:formula="of:=[.F618]*(1+[.G618])" office:value-type="float" office:value="320.361533669122" calcext:value-type="float">
            <text:p>320.3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19]/(1-[.E619])" office:value-type="float" office:value="39.1666666666667" calcext:value-type="float">
            <text:p>39.17</text:p>
          </table:table-cell>
          <table:table-cell table:formula="of:=[.H619]-[.D619]" office:value-type="float" office:value="23.5" calcext:value-type="float">
            <text:p>23.50</text:p>
          </table:table-cell>
          <table:table-cell table:style-name="ce3" table:formula="of:=[.H619]*[.C619]" office:value-type="float" office:value="1175" calcext:value-type="float">
            <text:p>1,175.00</text:p>
          </table:table-cell>
          <table:table-cell table:style-name="ce3" table:formula="of:=[.I619]*[.C619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19]+1" office:value-type="date" office:date-value="2022-09-11" calcext:value-type="date">
            <text:p>11-Sep-2022</text:p>
          </table:table-cell>
          <table:table-cell table:style-name="ce2" table:formula="of:=INDEX([.$N$5:.$P$28];MATCH(MONTH([.A620])&amp;YEAR([.A620]);[.$P$5:.$P$28];0);2)" office:value-type="float" office:value="470" calcext:value-type="float">
            <text:p>470</text:p>
          </table:table-cell>
          <table:table-cell table:style-name="ce2" table:formula="of:=DAY(EOMONTH([.A620];0))" office:value-type="float" office:value="30" calcext:value-type="float">
            <text:p>30</text:p>
          </table:table-cell>
          <table:table-cell table:formula="of:=[.B620]/[.C620]" office:value-type="float" office:value="15.6666666666667" calcext:value-type="float">
            <text:p>15.67</text:p>
          </table:table-cell>
          <table:table-cell table:formula="of:=-0.5*([.F620]&lt;50)+0.6*([.F620]&gt;50)" office:value-type="float" office:value="0.6" calcext:value-type="float">
            <text:p>0.60</text:p>
          </table:table-cell>
          <table:table-cell table:formula="of:=[.F619]*(1+[.G619])" office:value-type="float" office:value="322.994642165033" calcext:value-type="float">
            <text:p>322.9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0]/(1-[.E620])" office:value-type="float" office:value="39.1666666666667" calcext:value-type="float">
            <text:p>39.17</text:p>
          </table:table-cell>
          <table:table-cell table:formula="of:=[.H620]-[.D620]" office:value-type="float" office:value="23.5" calcext:value-type="float">
            <text:p>23.50</text:p>
          </table:table-cell>
          <table:table-cell table:style-name="ce3" table:formula="of:=[.H620]*[.C620]" office:value-type="float" office:value="1175" calcext:value-type="float">
            <text:p>1,175.00</text:p>
          </table:table-cell>
          <table:table-cell table:style-name="ce3" table:formula="of:=[.I620]*[.C620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0]+1" office:value-type="date" office:date-value="2022-09-12" calcext:value-type="date">
            <text:p>12-Sep-2022</text:p>
          </table:table-cell>
          <table:table-cell table:style-name="ce2" table:formula="of:=INDEX([.$N$5:.$P$28];MATCH(MONTH([.A621])&amp;YEAR([.A621]);[.$P$5:.$P$28];0);2)" office:value-type="float" office:value="470" calcext:value-type="float">
            <text:p>470</text:p>
          </table:table-cell>
          <table:table-cell table:style-name="ce2" table:formula="of:=DAY(EOMONTH([.A621];0))" office:value-type="float" office:value="30" calcext:value-type="float">
            <text:p>30</text:p>
          </table:table-cell>
          <table:table-cell table:formula="of:=[.B621]/[.C621]" office:value-type="float" office:value="15.6666666666667" calcext:value-type="float">
            <text:p>15.67</text:p>
          </table:table-cell>
          <table:table-cell table:formula="of:=-0.5*([.F621]&lt;50)+0.6*([.F621]&gt;50)" office:value-type="float" office:value="0.6" calcext:value-type="float">
            <text:p>0.60</text:p>
          </table:table-cell>
          <table:table-cell table:formula="of:=[.F620]*(1+[.G620])" office:value-type="float" office:value="325.649392648581" calcext:value-type="float">
            <text:p>325.6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1]/(1-[.E621])" office:value-type="float" office:value="39.1666666666667" calcext:value-type="float">
            <text:p>39.17</text:p>
          </table:table-cell>
          <table:table-cell table:formula="of:=[.H621]-[.D621]" office:value-type="float" office:value="23.5" calcext:value-type="float">
            <text:p>23.50</text:p>
          </table:table-cell>
          <table:table-cell table:style-name="ce3" table:formula="of:=[.H621]*[.C621]" office:value-type="float" office:value="1175" calcext:value-type="float">
            <text:p>1,175.00</text:p>
          </table:table-cell>
          <table:table-cell table:style-name="ce3" table:formula="of:=[.I621]*[.C621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1]+1" office:value-type="date" office:date-value="2022-09-13" calcext:value-type="date">
            <text:p>13-Sep-2022</text:p>
          </table:table-cell>
          <table:table-cell table:style-name="ce2" table:formula="of:=INDEX([.$N$5:.$P$28];MATCH(MONTH([.A622])&amp;YEAR([.A622]);[.$P$5:.$P$28];0);2)" office:value-type="float" office:value="470" calcext:value-type="float">
            <text:p>470</text:p>
          </table:table-cell>
          <table:table-cell table:style-name="ce2" table:formula="of:=DAY(EOMONTH([.A622];0))" office:value-type="float" office:value="30" calcext:value-type="float">
            <text:p>30</text:p>
          </table:table-cell>
          <table:table-cell table:formula="of:=[.B622]/[.C622]" office:value-type="float" office:value="15.6666666666667" calcext:value-type="float">
            <text:p>15.67</text:p>
          </table:table-cell>
          <table:table-cell table:formula="of:=-0.5*([.F622]&lt;50)+0.6*([.F622]&gt;50)" office:value-type="float" office:value="0.6" calcext:value-type="float">
            <text:p>0.60</text:p>
          </table:table-cell>
          <table:table-cell table:formula="of:=[.F621]*(1+[.G621])" office:value-type="float" office:value="328.325962999117" calcext:value-type="float">
            <text:p>328.3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2]/(1-[.E622])" office:value-type="float" office:value="39.1666666666667" calcext:value-type="float">
            <text:p>39.17</text:p>
          </table:table-cell>
          <table:table-cell table:formula="of:=[.H622]-[.D622]" office:value-type="float" office:value="23.5" calcext:value-type="float">
            <text:p>23.50</text:p>
          </table:table-cell>
          <table:table-cell table:style-name="ce3" table:formula="of:=[.H622]*[.C622]" office:value-type="float" office:value="1175" calcext:value-type="float">
            <text:p>1,175.00</text:p>
          </table:table-cell>
          <table:table-cell table:style-name="ce3" table:formula="of:=[.I622]*[.C622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2]+1" office:value-type="date" office:date-value="2022-09-14" calcext:value-type="date">
            <text:p>14-Sep-2022</text:p>
          </table:table-cell>
          <table:table-cell table:style-name="ce2" table:formula="of:=INDEX([.$N$5:.$P$28];MATCH(MONTH([.A623])&amp;YEAR([.A623]);[.$P$5:.$P$28];0);2)" office:value-type="float" office:value="470" calcext:value-type="float">
            <text:p>470</text:p>
          </table:table-cell>
          <table:table-cell table:style-name="ce2" table:formula="of:=DAY(EOMONTH([.A623];0))" office:value-type="float" office:value="30" calcext:value-type="float">
            <text:p>30</text:p>
          </table:table-cell>
          <table:table-cell table:formula="of:=[.B623]/[.C623]" office:value-type="float" office:value="15.6666666666667" calcext:value-type="float">
            <text:p>15.67</text:p>
          </table:table-cell>
          <table:table-cell table:formula="of:=-0.5*([.F623]&lt;50)+0.6*([.F623]&gt;50)" office:value-type="float" office:value="0.6" calcext:value-type="float">
            <text:p>0.60</text:p>
          </table:table-cell>
          <table:table-cell table:formula="of:=[.F622]*(1+[.G622])" office:value-type="float" office:value="331.024532558014" calcext:value-type="float">
            <text:p>331.0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3]/(1-[.E623])" office:value-type="float" office:value="39.1666666666667" calcext:value-type="float">
            <text:p>39.17</text:p>
          </table:table-cell>
          <table:table-cell table:formula="of:=[.H623]-[.D623]" office:value-type="float" office:value="23.5" calcext:value-type="float">
            <text:p>23.50</text:p>
          </table:table-cell>
          <table:table-cell table:style-name="ce3" table:formula="of:=[.H623]*[.C623]" office:value-type="float" office:value="1175" calcext:value-type="float">
            <text:p>1,175.00</text:p>
          </table:table-cell>
          <table:table-cell table:style-name="ce3" table:formula="of:=[.I623]*[.C623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3]+1" office:value-type="date" office:date-value="2022-09-15" calcext:value-type="date">
            <text:p>15-Sep-2022</text:p>
          </table:table-cell>
          <table:table-cell table:style-name="ce2" table:formula="of:=INDEX([.$N$5:.$P$28];MATCH(MONTH([.A624])&amp;YEAR([.A624]);[.$P$5:.$P$28];0);2)" office:value-type="float" office:value="470" calcext:value-type="float">
            <text:p>470</text:p>
          </table:table-cell>
          <table:table-cell table:style-name="ce2" table:formula="of:=DAY(EOMONTH([.A624];0))" office:value-type="float" office:value="30" calcext:value-type="float">
            <text:p>30</text:p>
          </table:table-cell>
          <table:table-cell table:formula="of:=[.B624]/[.C624]" office:value-type="float" office:value="15.6666666666667" calcext:value-type="float">
            <text:p>15.67</text:p>
          </table:table-cell>
          <table:table-cell table:formula="of:=-0.5*([.F624]&lt;50)+0.6*([.F624]&gt;50)" office:value-type="float" office:value="0.6" calcext:value-type="float">
            <text:p>0.60</text:p>
          </table:table-cell>
          <table:table-cell table:formula="of:=[.F623]*(1+[.G623])" office:value-type="float" office:value="333.745282140683" calcext:value-type="float">
            <text:p>333.7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4]/(1-[.E624])" office:value-type="float" office:value="39.1666666666667" calcext:value-type="float">
            <text:p>39.17</text:p>
          </table:table-cell>
          <table:table-cell table:formula="of:=[.H624]-[.D624]" office:value-type="float" office:value="23.5" calcext:value-type="float">
            <text:p>23.50</text:p>
          </table:table-cell>
          <table:table-cell table:style-name="ce3" table:formula="of:=[.H624]*[.C624]" office:value-type="float" office:value="1175" calcext:value-type="float">
            <text:p>1,175.00</text:p>
          </table:table-cell>
          <table:table-cell table:style-name="ce3" table:formula="of:=[.I624]*[.C624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4]+1" office:value-type="date" office:date-value="2022-09-16" calcext:value-type="date">
            <text:p>16-Sep-2022</text:p>
          </table:table-cell>
          <table:table-cell table:style-name="ce2" table:formula="of:=INDEX([.$N$5:.$P$28];MATCH(MONTH([.A625])&amp;YEAR([.A625]);[.$P$5:.$P$28];0);2)" office:value-type="float" office:value="470" calcext:value-type="float">
            <text:p>470</text:p>
          </table:table-cell>
          <table:table-cell table:style-name="ce2" table:formula="of:=DAY(EOMONTH([.A625];0))" office:value-type="float" office:value="30" calcext:value-type="float">
            <text:p>30</text:p>
          </table:table-cell>
          <table:table-cell table:formula="of:=[.B625]/[.C625]" office:value-type="float" office:value="15.6666666666667" calcext:value-type="float">
            <text:p>15.67</text:p>
          </table:table-cell>
          <table:table-cell table:formula="of:=-0.5*([.F625]&lt;50)+0.6*([.F625]&gt;50)" office:value-type="float" office:value="0.6" calcext:value-type="float">
            <text:p>0.60</text:p>
          </table:table-cell>
          <table:table-cell table:formula="of:=[.F624]*(1+[.G624])" office:value-type="float" office:value="336.488394048688" calcext:value-type="float">
            <text:p>336.4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5]/(1-[.E625])" office:value-type="float" office:value="39.1666666666667" calcext:value-type="float">
            <text:p>39.17</text:p>
          </table:table-cell>
          <table:table-cell table:formula="of:=[.H625]-[.D625]" office:value-type="float" office:value="23.5" calcext:value-type="float">
            <text:p>23.50</text:p>
          </table:table-cell>
          <table:table-cell table:style-name="ce3" table:formula="of:=[.H625]*[.C625]" office:value-type="float" office:value="1175" calcext:value-type="float">
            <text:p>1,175.00</text:p>
          </table:table-cell>
          <table:table-cell table:style-name="ce3" table:formula="of:=[.I625]*[.C625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5]+1" office:value-type="date" office:date-value="2022-09-17" calcext:value-type="date">
            <text:p>17-Sep-2022</text:p>
          </table:table-cell>
          <table:table-cell table:style-name="ce2" table:formula="of:=INDEX([.$N$5:.$P$28];MATCH(MONTH([.A626])&amp;YEAR([.A626]);[.$P$5:.$P$28];0);2)" office:value-type="float" office:value="470" calcext:value-type="float">
            <text:p>470</text:p>
          </table:table-cell>
          <table:table-cell table:style-name="ce2" table:formula="of:=DAY(EOMONTH([.A626];0))" office:value-type="float" office:value="30" calcext:value-type="float">
            <text:p>30</text:p>
          </table:table-cell>
          <table:table-cell table:formula="of:=[.B626]/[.C626]" office:value-type="float" office:value="15.6666666666667" calcext:value-type="float">
            <text:p>15.67</text:p>
          </table:table-cell>
          <table:table-cell table:formula="of:=-0.5*([.F626]&lt;50)+0.6*([.F626]&gt;50)" office:value-type="float" office:value="0.6" calcext:value-type="float">
            <text:p>0.60</text:p>
          </table:table-cell>
          <table:table-cell table:formula="of:=[.F625]*(1+[.G625])" office:value-type="float" office:value="339.254052081965" calcext:value-type="float">
            <text:p>339.2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6]/(1-[.E626])" office:value-type="float" office:value="39.1666666666667" calcext:value-type="float">
            <text:p>39.17</text:p>
          </table:table-cell>
          <table:table-cell table:formula="of:=[.H626]-[.D626]" office:value-type="float" office:value="23.5" calcext:value-type="float">
            <text:p>23.50</text:p>
          </table:table-cell>
          <table:table-cell table:style-name="ce3" table:formula="of:=[.H626]*[.C626]" office:value-type="float" office:value="1175" calcext:value-type="float">
            <text:p>1,175.00</text:p>
          </table:table-cell>
          <table:table-cell table:style-name="ce3" table:formula="of:=[.I626]*[.C626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6]+1" office:value-type="date" office:date-value="2022-09-18" calcext:value-type="date">
            <text:p>18-Sep-2022</text:p>
          </table:table-cell>
          <table:table-cell table:style-name="ce2" table:formula="of:=INDEX([.$N$5:.$P$28];MATCH(MONTH([.A627])&amp;YEAR([.A627]);[.$P$5:.$P$28];0);2)" office:value-type="float" office:value="470" calcext:value-type="float">
            <text:p>470</text:p>
          </table:table-cell>
          <table:table-cell table:style-name="ce2" table:formula="of:=DAY(EOMONTH([.A627];0))" office:value-type="float" office:value="30" calcext:value-type="float">
            <text:p>30</text:p>
          </table:table-cell>
          <table:table-cell table:formula="of:=[.B627]/[.C627]" office:value-type="float" office:value="15.6666666666667" calcext:value-type="float">
            <text:p>15.67</text:p>
          </table:table-cell>
          <table:table-cell table:formula="of:=-0.5*([.F627]&lt;50)+0.6*([.F627]&gt;50)" office:value-type="float" office:value="0.6" calcext:value-type="float">
            <text:p>0.60</text:p>
          </table:table-cell>
          <table:table-cell table:formula="of:=[.F626]*(1+[.G626])" office:value-type="float" office:value="342.042441551132" calcext:value-type="float">
            <text:p>342.0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7]/(1-[.E627])" office:value-type="float" office:value="39.1666666666667" calcext:value-type="float">
            <text:p>39.17</text:p>
          </table:table-cell>
          <table:table-cell table:formula="of:=[.H627]-[.D627]" office:value-type="float" office:value="23.5" calcext:value-type="float">
            <text:p>23.50</text:p>
          </table:table-cell>
          <table:table-cell table:style-name="ce3" table:formula="of:=[.H627]*[.C627]" office:value-type="float" office:value="1175" calcext:value-type="float">
            <text:p>1,175.00</text:p>
          </table:table-cell>
          <table:table-cell table:style-name="ce3" table:formula="of:=[.I627]*[.C627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7]+1" office:value-type="date" office:date-value="2022-09-19" calcext:value-type="date">
            <text:p>19-Sep-2022</text:p>
          </table:table-cell>
          <table:table-cell table:style-name="ce2" table:formula="of:=INDEX([.$N$5:.$P$28];MATCH(MONTH([.A628])&amp;YEAR([.A628]);[.$P$5:.$P$28];0);2)" office:value-type="float" office:value="470" calcext:value-type="float">
            <text:p>470</text:p>
          </table:table-cell>
          <table:table-cell table:style-name="ce2" table:formula="of:=DAY(EOMONTH([.A628];0))" office:value-type="float" office:value="30" calcext:value-type="float">
            <text:p>30</text:p>
          </table:table-cell>
          <table:table-cell table:formula="of:=[.B628]/[.C628]" office:value-type="float" office:value="15.6666666666667" calcext:value-type="float">
            <text:p>15.67</text:p>
          </table:table-cell>
          <table:table-cell table:formula="of:=-0.5*([.F628]&lt;50)+0.6*([.F628]&gt;50)" office:value-type="float" office:value="0.6" calcext:value-type="float">
            <text:p>0.60</text:p>
          </table:table-cell>
          <table:table-cell table:formula="of:=[.F627]*(1+[.G627])" office:value-type="float" office:value="344.853749289909" calcext:value-type="float">
            <text:p>344.8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8]/(1-[.E628])" office:value-type="float" office:value="39.1666666666667" calcext:value-type="float">
            <text:p>39.17</text:p>
          </table:table-cell>
          <table:table-cell table:formula="of:=[.H628]-[.D628]" office:value-type="float" office:value="23.5" calcext:value-type="float">
            <text:p>23.50</text:p>
          </table:table-cell>
          <table:table-cell table:style-name="ce3" table:formula="of:=[.H628]*[.C628]" office:value-type="float" office:value="1175" calcext:value-type="float">
            <text:p>1,175.00</text:p>
          </table:table-cell>
          <table:table-cell table:style-name="ce3" table:formula="of:=[.I628]*[.C628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8]+1" office:value-type="date" office:date-value="2022-09-20" calcext:value-type="date">
            <text:p>20-Sep-2022</text:p>
          </table:table-cell>
          <table:table-cell table:style-name="ce2" table:formula="of:=INDEX([.$N$5:.$P$28];MATCH(MONTH([.A629])&amp;YEAR([.A629]);[.$P$5:.$P$28];0);2)" office:value-type="float" office:value="470" calcext:value-type="float">
            <text:p>470</text:p>
          </table:table-cell>
          <table:table-cell table:style-name="ce2" table:formula="of:=DAY(EOMONTH([.A629];0))" office:value-type="float" office:value="30" calcext:value-type="float">
            <text:p>30</text:p>
          </table:table-cell>
          <table:table-cell table:formula="of:=[.B629]/[.C629]" office:value-type="float" office:value="15.6666666666667" calcext:value-type="float">
            <text:p>15.67</text:p>
          </table:table-cell>
          <table:table-cell table:formula="of:=-0.5*([.F629]&lt;50)+0.6*([.F629]&gt;50)" office:value-type="float" office:value="0.6" calcext:value-type="float">
            <text:p>0.60</text:p>
          </table:table-cell>
          <table:table-cell table:formula="of:=[.F628]*(1+[.G628])" office:value-type="float" office:value="347.688163667634" calcext:value-type="float">
            <text:p>347.6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29]/(1-[.E629])" office:value-type="float" office:value="39.1666666666667" calcext:value-type="float">
            <text:p>39.17</text:p>
          </table:table-cell>
          <table:table-cell table:formula="of:=[.H629]-[.D629]" office:value-type="float" office:value="23.5" calcext:value-type="float">
            <text:p>23.50</text:p>
          </table:table-cell>
          <table:table-cell table:style-name="ce3" table:formula="of:=[.H629]*[.C629]" office:value-type="float" office:value="1175" calcext:value-type="float">
            <text:p>1,175.00</text:p>
          </table:table-cell>
          <table:table-cell table:style-name="ce3" table:formula="of:=[.I629]*[.C629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29]+1" office:value-type="date" office:date-value="2022-09-21" calcext:value-type="date">
            <text:p>21-Sep-2022</text:p>
          </table:table-cell>
          <table:table-cell table:style-name="ce2" table:formula="of:=INDEX([.$N$5:.$P$28];MATCH(MONTH([.A630])&amp;YEAR([.A630]);[.$P$5:.$P$28];0);2)" office:value-type="float" office:value="470" calcext:value-type="float">
            <text:p>470</text:p>
          </table:table-cell>
          <table:table-cell table:style-name="ce2" table:formula="of:=DAY(EOMONTH([.A630];0))" office:value-type="float" office:value="30" calcext:value-type="float">
            <text:p>30</text:p>
          </table:table-cell>
          <table:table-cell table:formula="of:=[.B630]/[.C630]" office:value-type="float" office:value="15.6666666666667" calcext:value-type="float">
            <text:p>15.67</text:p>
          </table:table-cell>
          <table:table-cell table:formula="of:=-0.5*([.F630]&lt;50)+0.6*([.F630]&gt;50)" office:value-type="float" office:value="0.6" calcext:value-type="float">
            <text:p>0.60</text:p>
          </table:table-cell>
          <table:table-cell table:formula="of:=[.F629]*(1+[.G629])" office:value-type="float" office:value="350.545874601888" calcext:value-type="float">
            <text:p>350.5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0]/(1-[.E630])" office:value-type="float" office:value="39.1666666666667" calcext:value-type="float">
            <text:p>39.17</text:p>
          </table:table-cell>
          <table:table-cell table:formula="of:=[.H630]-[.D630]" office:value-type="float" office:value="23.5" calcext:value-type="float">
            <text:p>23.50</text:p>
          </table:table-cell>
          <table:table-cell table:style-name="ce3" table:formula="of:=[.H630]*[.C630]" office:value-type="float" office:value="1175" calcext:value-type="float">
            <text:p>1,175.00</text:p>
          </table:table-cell>
          <table:table-cell table:style-name="ce3" table:formula="of:=[.I630]*[.C630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0]+1" office:value-type="date" office:date-value="2022-09-22" calcext:value-type="date">
            <text:p>22-Sep-2022</text:p>
          </table:table-cell>
          <table:table-cell table:style-name="ce2" table:formula="of:=INDEX([.$N$5:.$P$28];MATCH(MONTH([.A631])&amp;YEAR([.A631]);[.$P$5:.$P$28];0);2)" office:value-type="float" office:value="470" calcext:value-type="float">
            <text:p>470</text:p>
          </table:table-cell>
          <table:table-cell table:style-name="ce2" table:formula="of:=DAY(EOMONTH([.A631];0))" office:value-type="float" office:value="30" calcext:value-type="float">
            <text:p>30</text:p>
          </table:table-cell>
          <table:table-cell table:formula="of:=[.B631]/[.C631]" office:value-type="float" office:value="15.6666666666667" calcext:value-type="float">
            <text:p>15.67</text:p>
          </table:table-cell>
          <table:table-cell table:formula="of:=-0.5*([.F631]&lt;50)+0.6*([.F631]&gt;50)" office:value-type="float" office:value="0.6" calcext:value-type="float">
            <text:p>0.60</text:p>
          </table:table-cell>
          <table:table-cell table:formula="of:=[.F630]*(1+[.G630])" office:value-type="float" office:value="353.427073571219" calcext:value-type="float">
            <text:p>353.4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1]/(1-[.E631])" office:value-type="float" office:value="39.1666666666667" calcext:value-type="float">
            <text:p>39.17</text:p>
          </table:table-cell>
          <table:table-cell table:formula="of:=[.H631]-[.D631]" office:value-type="float" office:value="23.5" calcext:value-type="float">
            <text:p>23.50</text:p>
          </table:table-cell>
          <table:table-cell table:style-name="ce3" table:formula="of:=[.H631]*[.C631]" office:value-type="float" office:value="1175" calcext:value-type="float">
            <text:p>1,175.00</text:p>
          </table:table-cell>
          <table:table-cell table:style-name="ce3" table:formula="of:=[.I631]*[.C631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1]+1" office:value-type="date" office:date-value="2022-09-23" calcext:value-type="date">
            <text:p>23-Sep-2022</text:p>
          </table:table-cell>
          <table:table-cell table:style-name="ce2" table:formula="of:=INDEX([.$N$5:.$P$28];MATCH(MONTH([.A632])&amp;YEAR([.A632]);[.$P$5:.$P$28];0);2)" office:value-type="float" office:value="470" calcext:value-type="float">
            <text:p>470</text:p>
          </table:table-cell>
          <table:table-cell table:style-name="ce2" table:formula="of:=DAY(EOMONTH([.A632];0))" office:value-type="float" office:value="30" calcext:value-type="float">
            <text:p>30</text:p>
          </table:table-cell>
          <table:table-cell table:formula="of:=[.B632]/[.C632]" office:value-type="float" office:value="15.6666666666667" calcext:value-type="float">
            <text:p>15.67</text:p>
          </table:table-cell>
          <table:table-cell table:formula="of:=-0.5*([.F632]&lt;50)+0.6*([.F632]&gt;50)" office:value-type="float" office:value="0.6" calcext:value-type="float">
            <text:p>0.60</text:p>
          </table:table-cell>
          <table:table-cell table:formula="of:=[.F631]*(1+[.G631])" office:value-type="float" office:value="356.331953627969" calcext:value-type="float">
            <text:p>356.3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2]/(1-[.E632])" office:value-type="float" office:value="39.1666666666667" calcext:value-type="float">
            <text:p>39.17</text:p>
          </table:table-cell>
          <table:table-cell table:formula="of:=[.H632]-[.D632]" office:value-type="float" office:value="23.5" calcext:value-type="float">
            <text:p>23.50</text:p>
          </table:table-cell>
          <table:table-cell table:style-name="ce3" table:formula="of:=[.H632]*[.C632]" office:value-type="float" office:value="1175" calcext:value-type="float">
            <text:p>1,175.00</text:p>
          </table:table-cell>
          <table:table-cell table:style-name="ce3" table:formula="of:=[.I632]*[.C632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2]+1" office:value-type="date" office:date-value="2022-09-24" calcext:value-type="date">
            <text:p>24-Sep-2022</text:p>
          </table:table-cell>
          <table:table-cell table:style-name="ce2" table:formula="of:=INDEX([.$N$5:.$P$28];MATCH(MONTH([.A633])&amp;YEAR([.A633]);[.$P$5:.$P$28];0);2)" office:value-type="float" office:value="470" calcext:value-type="float">
            <text:p>470</text:p>
          </table:table-cell>
          <table:table-cell table:style-name="ce2" table:formula="of:=DAY(EOMONTH([.A633];0))" office:value-type="float" office:value="30" calcext:value-type="float">
            <text:p>30</text:p>
          </table:table-cell>
          <table:table-cell table:formula="of:=[.B633]/[.C633]" office:value-type="float" office:value="15.6666666666667" calcext:value-type="float">
            <text:p>15.67</text:p>
          </table:table-cell>
          <table:table-cell table:formula="of:=-0.5*([.F633]&lt;50)+0.6*([.F633]&gt;50)" office:value-type="float" office:value="0.6" calcext:value-type="float">
            <text:p>0.60</text:p>
          </table:table-cell>
          <table:table-cell table:formula="of:=[.F632]*(1+[.G632])" office:value-type="float" office:value="359.260709411213" calcext:value-type="float">
            <text:p>359.2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3]/(1-[.E633])" office:value-type="float" office:value="39.1666666666667" calcext:value-type="float">
            <text:p>39.17</text:p>
          </table:table-cell>
          <table:table-cell table:formula="of:=[.H633]-[.D633]" office:value-type="float" office:value="23.5" calcext:value-type="float">
            <text:p>23.50</text:p>
          </table:table-cell>
          <table:table-cell table:style-name="ce3" table:formula="of:=[.H633]*[.C633]" office:value-type="float" office:value="1175" calcext:value-type="float">
            <text:p>1,175.00</text:p>
          </table:table-cell>
          <table:table-cell table:style-name="ce3" table:formula="of:=[.I633]*[.C633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3]+1" office:value-type="date" office:date-value="2022-09-25" calcext:value-type="date">
            <text:p>25-Sep-2022</text:p>
          </table:table-cell>
          <table:table-cell table:style-name="ce2" table:formula="of:=INDEX([.$N$5:.$P$28];MATCH(MONTH([.A634])&amp;YEAR([.A634]);[.$P$5:.$P$28];0);2)" office:value-type="float" office:value="470" calcext:value-type="float">
            <text:p>470</text:p>
          </table:table-cell>
          <table:table-cell table:style-name="ce2" table:formula="of:=DAY(EOMONTH([.A634];0))" office:value-type="float" office:value="30" calcext:value-type="float">
            <text:p>30</text:p>
          </table:table-cell>
          <table:table-cell table:formula="of:=[.B634]/[.C634]" office:value-type="float" office:value="15.6666666666667" calcext:value-type="float">
            <text:p>15.67</text:p>
          </table:table-cell>
          <table:table-cell table:formula="of:=-0.5*([.F634]&lt;50)+0.6*([.F634]&gt;50)" office:value-type="float" office:value="0.6" calcext:value-type="float">
            <text:p>0.60</text:p>
          </table:table-cell>
          <table:table-cell table:formula="of:=[.F633]*(1+[.G633])" office:value-type="float" office:value="362.213537159798" calcext:value-type="float">
            <text:p>362.2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4]/(1-[.E634])" office:value-type="float" office:value="39.1666666666667" calcext:value-type="float">
            <text:p>39.17</text:p>
          </table:table-cell>
          <table:table-cell table:formula="of:=[.H634]-[.D634]" office:value-type="float" office:value="23.5" calcext:value-type="float">
            <text:p>23.50</text:p>
          </table:table-cell>
          <table:table-cell table:style-name="ce3" table:formula="of:=[.H634]*[.C634]" office:value-type="float" office:value="1175" calcext:value-type="float">
            <text:p>1,175.00</text:p>
          </table:table-cell>
          <table:table-cell table:style-name="ce3" table:formula="of:=[.I634]*[.C634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4]+1" office:value-type="date" office:date-value="2022-09-26" calcext:value-type="date">
            <text:p>26-Sep-2022</text:p>
          </table:table-cell>
          <table:table-cell table:style-name="ce2" table:formula="of:=INDEX([.$N$5:.$P$28];MATCH(MONTH([.A635])&amp;YEAR([.A635]);[.$P$5:.$P$28];0);2)" office:value-type="float" office:value="470" calcext:value-type="float">
            <text:p>470</text:p>
          </table:table-cell>
          <table:table-cell table:style-name="ce2" table:formula="of:=DAY(EOMONTH([.A635];0))" office:value-type="float" office:value="30" calcext:value-type="float">
            <text:p>30</text:p>
          </table:table-cell>
          <table:table-cell table:formula="of:=[.B635]/[.C635]" office:value-type="float" office:value="15.6666666666667" calcext:value-type="float">
            <text:p>15.67</text:p>
          </table:table-cell>
          <table:table-cell table:formula="of:=-0.5*([.F635]&lt;50)+0.6*([.F635]&gt;50)" office:value-type="float" office:value="0.6" calcext:value-type="float">
            <text:p>0.60</text:p>
          </table:table-cell>
          <table:table-cell table:formula="of:=[.F634]*(1+[.G634])" office:value-type="float" office:value="365.190634725495" calcext:value-type="float">
            <text:p>365.1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5]/(1-[.E635])" office:value-type="float" office:value="39.1666666666667" calcext:value-type="float">
            <text:p>39.17</text:p>
          </table:table-cell>
          <table:table-cell table:formula="of:=[.H635]-[.D635]" office:value-type="float" office:value="23.5" calcext:value-type="float">
            <text:p>23.50</text:p>
          </table:table-cell>
          <table:table-cell table:style-name="ce3" table:formula="of:=[.H635]*[.C635]" office:value-type="float" office:value="1175" calcext:value-type="float">
            <text:p>1,175.00</text:p>
          </table:table-cell>
          <table:table-cell table:style-name="ce3" table:formula="of:=[.I635]*[.C635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5]+1" office:value-type="date" office:date-value="2022-09-27" calcext:value-type="date">
            <text:p>27-Sep-2022</text:p>
          </table:table-cell>
          <table:table-cell table:style-name="ce2" table:formula="of:=INDEX([.$N$5:.$P$28];MATCH(MONTH([.A636])&amp;YEAR([.A636]);[.$P$5:.$P$28];0);2)" office:value-type="float" office:value="470" calcext:value-type="float">
            <text:p>470</text:p>
          </table:table-cell>
          <table:table-cell table:style-name="ce2" table:formula="of:=DAY(EOMONTH([.A636];0))" office:value-type="float" office:value="30" calcext:value-type="float">
            <text:p>30</text:p>
          </table:table-cell>
          <table:table-cell table:formula="of:=[.B636]/[.C636]" office:value-type="float" office:value="15.6666666666667" calcext:value-type="float">
            <text:p>15.67</text:p>
          </table:table-cell>
          <table:table-cell table:formula="of:=-0.5*([.F636]&lt;50)+0.6*([.F636]&gt;50)" office:value-type="float" office:value="0.6" calcext:value-type="float">
            <text:p>0.60</text:p>
          </table:table-cell>
          <table:table-cell table:formula="of:=[.F635]*(1+[.G635])" office:value-type="float" office:value="368.192201586252" calcext:value-type="float">
            <text:p>368.1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6]/(1-[.E636])" office:value-type="float" office:value="39.1666666666667" calcext:value-type="float">
            <text:p>39.17</text:p>
          </table:table-cell>
          <table:table-cell table:formula="of:=[.H636]-[.D636]" office:value-type="float" office:value="23.5" calcext:value-type="float">
            <text:p>23.50</text:p>
          </table:table-cell>
          <table:table-cell table:style-name="ce3" table:formula="of:=[.H636]*[.C636]" office:value-type="float" office:value="1175" calcext:value-type="float">
            <text:p>1,175.00</text:p>
          </table:table-cell>
          <table:table-cell table:style-name="ce3" table:formula="of:=[.I636]*[.C636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6]+1" office:value-type="date" office:date-value="2022-09-28" calcext:value-type="date">
            <text:p>28-Sep-2022</text:p>
          </table:table-cell>
          <table:table-cell table:style-name="ce2" table:formula="of:=INDEX([.$N$5:.$P$28];MATCH(MONTH([.A637])&amp;YEAR([.A637]);[.$P$5:.$P$28];0);2)" office:value-type="float" office:value="470" calcext:value-type="float">
            <text:p>470</text:p>
          </table:table-cell>
          <table:table-cell table:style-name="ce2" table:formula="of:=DAY(EOMONTH([.A637];0))" office:value-type="float" office:value="30" calcext:value-type="float">
            <text:p>30</text:p>
          </table:table-cell>
          <table:table-cell table:formula="of:=[.B637]/[.C637]" office:value-type="float" office:value="15.6666666666667" calcext:value-type="float">
            <text:p>15.67</text:p>
          </table:table-cell>
          <table:table-cell table:formula="of:=-0.5*([.F637]&lt;50)+0.6*([.F637]&gt;50)" office:value-type="float" office:value="0.6" calcext:value-type="float">
            <text:p>0.60</text:p>
          </table:table-cell>
          <table:table-cell table:formula="of:=[.F636]*(1+[.G636])" office:value-type="float" office:value="371.218438859564" calcext:value-type="float">
            <text:p>371.2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7]/(1-[.E637])" office:value-type="float" office:value="39.1666666666667" calcext:value-type="float">
            <text:p>39.17</text:p>
          </table:table-cell>
          <table:table-cell table:formula="of:=[.H637]-[.D637]" office:value-type="float" office:value="23.5" calcext:value-type="float">
            <text:p>23.50</text:p>
          </table:table-cell>
          <table:table-cell table:style-name="ce3" table:formula="of:=[.H637]*[.C637]" office:value-type="float" office:value="1175" calcext:value-type="float">
            <text:p>1,175.00</text:p>
          </table:table-cell>
          <table:table-cell table:style-name="ce3" table:formula="of:=[.I637]*[.C637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7]+1" office:value-type="date" office:date-value="2022-09-29" calcext:value-type="date">
            <text:p>29-Sep-2022</text:p>
          </table:table-cell>
          <table:table-cell table:style-name="ce2" table:formula="of:=INDEX([.$N$5:.$P$28];MATCH(MONTH([.A638])&amp;YEAR([.A638]);[.$P$5:.$P$28];0);2)" office:value-type="float" office:value="470" calcext:value-type="float">
            <text:p>470</text:p>
          </table:table-cell>
          <table:table-cell table:style-name="ce2" table:formula="of:=DAY(EOMONTH([.A638];0))" office:value-type="float" office:value="30" calcext:value-type="float">
            <text:p>30</text:p>
          </table:table-cell>
          <table:table-cell table:formula="of:=[.B638]/[.C638]" office:value-type="float" office:value="15.6666666666667" calcext:value-type="float">
            <text:p>15.67</text:p>
          </table:table-cell>
          <table:table-cell table:formula="of:=-0.5*([.F638]&lt;50)+0.6*([.F638]&gt;50)" office:value-type="float" office:value="0.6" calcext:value-type="float">
            <text:p>0.60</text:p>
          </table:table-cell>
          <table:table-cell table:formula="of:=[.F637]*(1+[.G637])" office:value-type="float" office:value="374.269549315944" calcext:value-type="float">
            <text:p>374.2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8]/(1-[.E638])" office:value-type="float" office:value="39.1666666666667" calcext:value-type="float">
            <text:p>39.17</text:p>
          </table:table-cell>
          <table:table-cell table:formula="of:=[.H638]-[.D638]" office:value-type="float" office:value="23.5" calcext:value-type="float">
            <text:p>23.50</text:p>
          </table:table-cell>
          <table:table-cell table:style-name="ce3" table:formula="of:=[.H638]*[.C638]" office:value-type="float" office:value="1175" calcext:value-type="float">
            <text:p>1,175.00</text:p>
          </table:table-cell>
          <table:table-cell table:style-name="ce3" table:formula="of:=[.I638]*[.C638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8]+1" office:value-type="date" office:date-value="2022-09-30" calcext:value-type="date">
            <text:p>30-Sep-2022</text:p>
          </table:table-cell>
          <table:table-cell table:style-name="ce2" table:formula="of:=INDEX([.$N$5:.$P$28];MATCH(MONTH([.A639])&amp;YEAR([.A639]);[.$P$5:.$P$28];0);2)" office:value-type="float" office:value="470" calcext:value-type="float">
            <text:p>470</text:p>
          </table:table-cell>
          <table:table-cell table:style-name="ce2" table:formula="of:=DAY(EOMONTH([.A639];0))" office:value-type="float" office:value="30" calcext:value-type="float">
            <text:p>30</text:p>
          </table:table-cell>
          <table:table-cell table:formula="of:=[.B639]/[.C639]" office:value-type="float" office:value="15.6666666666667" calcext:value-type="float">
            <text:p>15.67</text:p>
          </table:table-cell>
          <table:table-cell table:formula="of:=-0.5*([.F639]&lt;50)+0.6*([.F639]&gt;50)" office:value-type="float" office:value="0.6" calcext:value-type="float">
            <text:p>0.60</text:p>
          </table:table-cell>
          <table:table-cell table:formula="of:=[.F638]*(1+[.G638])" office:value-type="float" office:value="377.345737392513" calcext:value-type="float">
            <text:p>377.3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39]/(1-[.E639])" office:value-type="float" office:value="39.1666666666667" calcext:value-type="float">
            <text:p>39.17</text:p>
          </table:table-cell>
          <table:table-cell table:formula="of:=[.H639]-[.D639]" office:value-type="float" office:value="23.5" calcext:value-type="float">
            <text:p>23.50</text:p>
          </table:table-cell>
          <table:table-cell table:style-name="ce3" table:formula="of:=[.H639]*[.C639]" office:value-type="float" office:value="1175" calcext:value-type="float">
            <text:p>1,175.00</text:p>
          </table:table-cell>
          <table:table-cell table:style-name="ce3" table:formula="of:=[.I639]*[.C639]" office:value-type="float" office:value="705" calcext:value-type="float">
            <text:p>705.00</text:p>
          </table:table-cell>
          <table:table-cell table:number-columns-repeated="7"/>
        </table:table-row>
        <table:table-row table:style-name="ro1">
          <table:table-cell table:formula="of:=[.A639]+1" office:value-type="date" office:date-value="2022-10-01" calcext:value-type="date">
            <text:p>1-Oct-2022</text:p>
          </table:table-cell>
          <table:table-cell table:style-name="ce2" table:formula="of:=INDEX([.$N$5:.$P$28];MATCH(MONTH([.A640])&amp;YEAR([.A640]);[.$P$5:.$P$28];0);2)" office:value-type="float" office:value="520" calcext:value-type="float">
            <text:p>520</text:p>
          </table:table-cell>
          <table:table-cell table:style-name="ce2" table:formula="of:=DAY(EOMONTH([.A640];0))" office:value-type="float" office:value="31" calcext:value-type="float">
            <text:p>31</text:p>
          </table:table-cell>
          <table:table-cell table:formula="of:=[.B640]/[.C640]" office:value-type="float" office:value="16.7741935483871" calcext:value-type="float">
            <text:p>16.77</text:p>
          </table:table-cell>
          <table:table-cell table:formula="of:=-0.5*([.F640]&lt;50)+0.6*([.F640]&gt;50)" office:value-type="float" office:value="0.6" calcext:value-type="float">
            <text:p>0.60</text:p>
          </table:table-cell>
          <table:table-cell table:formula="of:=[.F639]*(1+[.G639])" office:value-type="float" office:value="380.447209206699" calcext:value-type="float">
            <text:p>380.4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0]/(1-[.E640])" office:value-type="float" office:value="41.9354838709678" calcext:value-type="float">
            <text:p>41.94</text:p>
          </table:table-cell>
          <table:table-cell table:formula="of:=[.H640]-[.D640]" office:value-type="float" office:value="25.1612903225807" calcext:value-type="float">
            <text:p>25.16</text:p>
          </table:table-cell>
          <table:table-cell table:style-name="ce3" table:formula="of:=[.H640]*[.C640]" office:value-type="float" office:value="1300" calcext:value-type="float">
            <text:p>1,300.00</text:p>
          </table:table-cell>
          <table:table-cell table:style-name="ce3" table:formula="of:=[.I640]*[.C640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0]+1" office:value-type="date" office:date-value="2022-10-02" calcext:value-type="date">
            <text:p>2-Oct-2022</text:p>
          </table:table-cell>
          <table:table-cell table:style-name="ce2" table:formula="of:=INDEX([.$N$5:.$P$28];MATCH(MONTH([.A641])&amp;YEAR([.A641]);[.$P$5:.$P$28];0);2)" office:value-type="float" office:value="520" calcext:value-type="float">
            <text:p>520</text:p>
          </table:table-cell>
          <table:table-cell table:style-name="ce2" table:formula="of:=DAY(EOMONTH([.A641];0))" office:value-type="float" office:value="31" calcext:value-type="float">
            <text:p>31</text:p>
          </table:table-cell>
          <table:table-cell table:formula="of:=[.B641]/[.C641]" office:value-type="float" office:value="16.7741935483871" calcext:value-type="float">
            <text:p>16.77</text:p>
          </table:table-cell>
          <table:table-cell table:formula="of:=-0.5*([.F641]&lt;50)+0.6*([.F641]&gt;50)" office:value-type="float" office:value="0.6" calcext:value-type="float">
            <text:p>0.60</text:p>
          </table:table-cell>
          <table:table-cell table:formula="of:=[.F640]*(1+[.G640])" office:value-type="float" office:value="383.574172570041" calcext:value-type="float">
            <text:p>383.5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1]/(1-[.E641])" office:value-type="float" office:value="41.9354838709678" calcext:value-type="float">
            <text:p>41.94</text:p>
          </table:table-cell>
          <table:table-cell table:formula="of:=[.H641]-[.D641]" office:value-type="float" office:value="25.1612903225807" calcext:value-type="float">
            <text:p>25.16</text:p>
          </table:table-cell>
          <table:table-cell table:style-name="ce3" table:formula="of:=[.H641]*[.C641]" office:value-type="float" office:value="1300" calcext:value-type="float">
            <text:p>1,300.00</text:p>
          </table:table-cell>
          <table:table-cell table:style-name="ce3" table:formula="of:=[.I641]*[.C641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1]+1" office:value-type="date" office:date-value="2022-10-03" calcext:value-type="date">
            <text:p>3-Oct-2022</text:p>
          </table:table-cell>
          <table:table-cell table:style-name="ce2" table:formula="of:=INDEX([.$N$5:.$P$28];MATCH(MONTH([.A642])&amp;YEAR([.A642]);[.$P$5:.$P$28];0);2)" office:value-type="float" office:value="520" calcext:value-type="float">
            <text:p>520</text:p>
          </table:table-cell>
          <table:table-cell table:style-name="ce2" table:formula="of:=DAY(EOMONTH([.A642];0))" office:value-type="float" office:value="31" calcext:value-type="float">
            <text:p>31</text:p>
          </table:table-cell>
          <table:table-cell table:formula="of:=[.B642]/[.C642]" office:value-type="float" office:value="16.7741935483871" calcext:value-type="float">
            <text:p>16.77</text:p>
          </table:table-cell>
          <table:table-cell table:formula="of:=-0.5*([.F642]&lt;50)+0.6*([.F642]&gt;50)" office:value-type="float" office:value="0.6" calcext:value-type="float">
            <text:p>0.60</text:p>
          </table:table-cell>
          <table:table-cell table:formula="of:=[.F641]*(1+[.G641])" office:value-type="float" office:value="386.726837002124" calcext:value-type="float">
            <text:p>386.7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2]/(1-[.E642])" office:value-type="float" office:value="41.9354838709678" calcext:value-type="float">
            <text:p>41.94</text:p>
          </table:table-cell>
          <table:table-cell table:formula="of:=[.H642]-[.D642]" office:value-type="float" office:value="25.1612903225807" calcext:value-type="float">
            <text:p>25.16</text:p>
          </table:table-cell>
          <table:table-cell table:style-name="ce3" table:formula="of:=[.H642]*[.C642]" office:value-type="float" office:value="1300" calcext:value-type="float">
            <text:p>1,300.00</text:p>
          </table:table-cell>
          <table:table-cell table:style-name="ce3" table:formula="of:=[.I642]*[.C642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2]+1" office:value-type="date" office:date-value="2022-10-04" calcext:value-type="date">
            <text:p>4-Oct-2022</text:p>
          </table:table-cell>
          <table:table-cell table:style-name="ce2" table:formula="of:=INDEX([.$N$5:.$P$28];MATCH(MONTH([.A643])&amp;YEAR([.A643]);[.$P$5:.$P$28];0);2)" office:value-type="float" office:value="520" calcext:value-type="float">
            <text:p>520</text:p>
          </table:table-cell>
          <table:table-cell table:style-name="ce2" table:formula="of:=DAY(EOMONTH([.A643];0))" office:value-type="float" office:value="31" calcext:value-type="float">
            <text:p>31</text:p>
          </table:table-cell>
          <table:table-cell table:formula="of:=[.B643]/[.C643]" office:value-type="float" office:value="16.7741935483871" calcext:value-type="float">
            <text:p>16.77</text:p>
          </table:table-cell>
          <table:table-cell table:formula="of:=-0.5*([.F643]&lt;50)+0.6*([.F643]&gt;50)" office:value-type="float" office:value="0.6" calcext:value-type="float">
            <text:p>0.60</text:p>
          </table:table-cell>
          <table:table-cell table:formula="of:=[.F642]*(1+[.G642])" office:value-type="float" office:value="389.905413744607" calcext:value-type="float">
            <text:p>389.9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3]/(1-[.E643])" office:value-type="float" office:value="41.9354838709678" calcext:value-type="float">
            <text:p>41.94</text:p>
          </table:table-cell>
          <table:table-cell table:formula="of:=[.H643]-[.D643]" office:value-type="float" office:value="25.1612903225807" calcext:value-type="float">
            <text:p>25.16</text:p>
          </table:table-cell>
          <table:table-cell table:style-name="ce3" table:formula="of:=[.H643]*[.C643]" office:value-type="float" office:value="1300" calcext:value-type="float">
            <text:p>1,300.00</text:p>
          </table:table-cell>
          <table:table-cell table:style-name="ce3" table:formula="of:=[.I643]*[.C643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3]+1" office:value-type="date" office:date-value="2022-10-05" calcext:value-type="date">
            <text:p>5-Oct-2022</text:p>
          </table:table-cell>
          <table:table-cell table:style-name="ce2" table:formula="of:=INDEX([.$N$5:.$P$28];MATCH(MONTH([.A644])&amp;YEAR([.A644]);[.$P$5:.$P$28];0);2)" office:value-type="float" office:value="520" calcext:value-type="float">
            <text:p>520</text:p>
          </table:table-cell>
          <table:table-cell table:style-name="ce2" table:formula="of:=DAY(EOMONTH([.A644];0))" office:value-type="float" office:value="31" calcext:value-type="float">
            <text:p>31</text:p>
          </table:table-cell>
          <table:table-cell table:formula="of:=[.B644]/[.C644]" office:value-type="float" office:value="16.7741935483871" calcext:value-type="float">
            <text:p>16.77</text:p>
          </table:table-cell>
          <table:table-cell table:formula="of:=-0.5*([.F644]&lt;50)+0.6*([.F644]&gt;50)" office:value-type="float" office:value="0.6" calcext:value-type="float">
            <text:p>0.60</text:p>
          </table:table-cell>
          <table:table-cell table:formula="of:=[.F643]*(1+[.G643])" office:value-type="float" office:value="393.110115775385" calcext:value-type="float">
            <text:p>393.1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4]/(1-[.E644])" office:value-type="float" office:value="41.9354838709678" calcext:value-type="float">
            <text:p>41.94</text:p>
          </table:table-cell>
          <table:table-cell table:formula="of:=[.H644]-[.D644]" office:value-type="float" office:value="25.1612903225807" calcext:value-type="float">
            <text:p>25.16</text:p>
          </table:table-cell>
          <table:table-cell table:style-name="ce3" table:formula="of:=[.H644]*[.C644]" office:value-type="float" office:value="1300" calcext:value-type="float">
            <text:p>1,300.00</text:p>
          </table:table-cell>
          <table:table-cell table:style-name="ce3" table:formula="of:=[.I644]*[.C644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4]+1" office:value-type="date" office:date-value="2022-10-06" calcext:value-type="date">
            <text:p>6-Oct-2022</text:p>
          </table:table-cell>
          <table:table-cell table:style-name="ce2" table:formula="of:=INDEX([.$N$5:.$P$28];MATCH(MONTH([.A645])&amp;YEAR([.A645]);[.$P$5:.$P$28];0);2)" office:value-type="float" office:value="520" calcext:value-type="float">
            <text:p>520</text:p>
          </table:table-cell>
          <table:table-cell table:style-name="ce2" table:formula="of:=DAY(EOMONTH([.A645];0))" office:value-type="float" office:value="31" calcext:value-type="float">
            <text:p>31</text:p>
          </table:table-cell>
          <table:table-cell table:formula="of:=[.B645]/[.C645]" office:value-type="float" office:value="16.7741935483871" calcext:value-type="float">
            <text:p>16.77</text:p>
          </table:table-cell>
          <table:table-cell table:formula="of:=-0.5*([.F645]&lt;50)+0.6*([.F645]&gt;50)" office:value-type="float" office:value="0.6" calcext:value-type="float">
            <text:p>0.60</text:p>
          </table:table-cell>
          <table:table-cell table:formula="of:=[.F644]*(1+[.G644])" office:value-type="float" office:value="396.341157822854" calcext:value-type="float">
            <text:p>396.3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5]/(1-[.E645])" office:value-type="float" office:value="41.9354838709678" calcext:value-type="float">
            <text:p>41.94</text:p>
          </table:table-cell>
          <table:table-cell table:formula="of:=[.H645]-[.D645]" office:value-type="float" office:value="25.1612903225807" calcext:value-type="float">
            <text:p>25.16</text:p>
          </table:table-cell>
          <table:table-cell table:style-name="ce3" table:formula="of:=[.H645]*[.C645]" office:value-type="float" office:value="1300" calcext:value-type="float">
            <text:p>1,300.00</text:p>
          </table:table-cell>
          <table:table-cell table:style-name="ce3" table:formula="of:=[.I645]*[.C645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5]+1" office:value-type="date" office:date-value="2022-10-07" calcext:value-type="date">
            <text:p>7-Oct-2022</text:p>
          </table:table-cell>
          <table:table-cell table:style-name="ce2" table:formula="of:=INDEX([.$N$5:.$P$28];MATCH(MONTH([.A646])&amp;YEAR([.A646]);[.$P$5:.$P$28];0);2)" office:value-type="float" office:value="520" calcext:value-type="float">
            <text:p>520</text:p>
          </table:table-cell>
          <table:table-cell table:style-name="ce2" table:formula="of:=DAY(EOMONTH([.A646];0))" office:value-type="float" office:value="31" calcext:value-type="float">
            <text:p>31</text:p>
          </table:table-cell>
          <table:table-cell table:formula="of:=[.B646]/[.C646]" office:value-type="float" office:value="16.7741935483871" calcext:value-type="float">
            <text:p>16.77</text:p>
          </table:table-cell>
          <table:table-cell table:formula="of:=-0.5*([.F646]&lt;50)+0.6*([.F646]&gt;50)" office:value-type="float" office:value="0.6" calcext:value-type="float">
            <text:p>0.60</text:p>
          </table:table-cell>
          <table:table-cell table:formula="of:=[.F645]*(1+[.G645])" office:value-type="float" office:value="399.598756380302" calcext:value-type="float">
            <text:p>399.6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6]/(1-[.E646])" office:value-type="float" office:value="41.9354838709678" calcext:value-type="float">
            <text:p>41.94</text:p>
          </table:table-cell>
          <table:table-cell table:formula="of:=[.H646]-[.D646]" office:value-type="float" office:value="25.1612903225807" calcext:value-type="float">
            <text:p>25.16</text:p>
          </table:table-cell>
          <table:table-cell table:style-name="ce3" table:formula="of:=[.H646]*[.C646]" office:value-type="float" office:value="1300" calcext:value-type="float">
            <text:p>1,300.00</text:p>
          </table:table-cell>
          <table:table-cell table:style-name="ce3" table:formula="of:=[.I646]*[.C646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6]+1" office:value-type="date" office:date-value="2022-10-08" calcext:value-type="date">
            <text:p>8-Oct-2022</text:p>
          </table:table-cell>
          <table:table-cell table:style-name="ce2" table:formula="of:=INDEX([.$N$5:.$P$28];MATCH(MONTH([.A647])&amp;YEAR([.A647]);[.$P$5:.$P$28];0);2)" office:value-type="float" office:value="520" calcext:value-type="float">
            <text:p>520</text:p>
          </table:table-cell>
          <table:table-cell table:style-name="ce2" table:formula="of:=DAY(EOMONTH([.A647];0))" office:value-type="float" office:value="31" calcext:value-type="float">
            <text:p>31</text:p>
          </table:table-cell>
          <table:table-cell table:formula="of:=[.B647]/[.C647]" office:value-type="float" office:value="16.7741935483871" calcext:value-type="float">
            <text:p>16.77</text:p>
          </table:table-cell>
          <table:table-cell table:formula="of:=-0.5*([.F647]&lt;50)+0.6*([.F647]&gt;50)" office:value-type="float" office:value="0.6" calcext:value-type="float">
            <text:p>0.60</text:p>
          </table:table-cell>
          <table:table-cell table:formula="of:=[.F646]*(1+[.G646])" office:value-type="float" office:value="402.883129720414" calcext:value-type="float">
            <text:p>402.8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7]/(1-[.E647])" office:value-type="float" office:value="41.9354838709678" calcext:value-type="float">
            <text:p>41.94</text:p>
          </table:table-cell>
          <table:table-cell table:formula="of:=[.H647]-[.D647]" office:value-type="float" office:value="25.1612903225807" calcext:value-type="float">
            <text:p>25.16</text:p>
          </table:table-cell>
          <table:table-cell table:style-name="ce3" table:formula="of:=[.H647]*[.C647]" office:value-type="float" office:value="1300" calcext:value-type="float">
            <text:p>1,300.00</text:p>
          </table:table-cell>
          <table:table-cell table:style-name="ce3" table:formula="of:=[.I647]*[.C647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7]+1" office:value-type="date" office:date-value="2022-10-09" calcext:value-type="date">
            <text:p>9-Oct-2022</text:p>
          </table:table-cell>
          <table:table-cell table:style-name="ce2" table:formula="of:=INDEX([.$N$5:.$P$28];MATCH(MONTH([.A648])&amp;YEAR([.A648]);[.$P$5:.$P$28];0);2)" office:value-type="float" office:value="520" calcext:value-type="float">
            <text:p>520</text:p>
          </table:table-cell>
          <table:table-cell table:style-name="ce2" table:formula="of:=DAY(EOMONTH([.A648];0))" office:value-type="float" office:value="31" calcext:value-type="float">
            <text:p>31</text:p>
          </table:table-cell>
          <table:table-cell table:formula="of:=[.B648]/[.C648]" office:value-type="float" office:value="16.7741935483871" calcext:value-type="float">
            <text:p>16.77</text:p>
          </table:table-cell>
          <table:table-cell table:formula="of:=-0.5*([.F648]&lt;50)+0.6*([.F648]&gt;50)" office:value-type="float" office:value="0.6" calcext:value-type="float">
            <text:p>0.60</text:p>
          </table:table-cell>
          <table:table-cell table:formula="of:=[.F647]*(1+[.G647])" office:value-type="float" office:value="406.194497909897" calcext:value-type="float">
            <text:p>406.1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8]/(1-[.E648])" office:value-type="float" office:value="41.9354838709678" calcext:value-type="float">
            <text:p>41.94</text:p>
          </table:table-cell>
          <table:table-cell table:formula="of:=[.H648]-[.D648]" office:value-type="float" office:value="25.1612903225807" calcext:value-type="float">
            <text:p>25.16</text:p>
          </table:table-cell>
          <table:table-cell table:style-name="ce3" table:formula="of:=[.H648]*[.C648]" office:value-type="float" office:value="1300" calcext:value-type="float">
            <text:p>1,300.00</text:p>
          </table:table-cell>
          <table:table-cell table:style-name="ce3" table:formula="of:=[.I648]*[.C648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8]+1" office:value-type="date" office:date-value="2022-10-10" calcext:value-type="date">
            <text:p>10-Oct-2022</text:p>
          </table:table-cell>
          <table:table-cell table:style-name="ce2" table:formula="of:=INDEX([.$N$5:.$P$28];MATCH(MONTH([.A649])&amp;YEAR([.A649]);[.$P$5:.$P$28];0);2)" office:value-type="float" office:value="520" calcext:value-type="float">
            <text:p>520</text:p>
          </table:table-cell>
          <table:table-cell table:style-name="ce2" table:formula="of:=DAY(EOMONTH([.A649];0))" office:value-type="float" office:value="31" calcext:value-type="float">
            <text:p>31</text:p>
          </table:table-cell>
          <table:table-cell table:formula="of:=[.B649]/[.C649]" office:value-type="float" office:value="16.7741935483871" calcext:value-type="float">
            <text:p>16.77</text:p>
          </table:table-cell>
          <table:table-cell table:formula="of:=-0.5*([.F649]&lt;50)+0.6*([.F649]&gt;50)" office:value-type="float" office:value="0.6" calcext:value-type="float">
            <text:p>0.60</text:p>
          </table:table-cell>
          <table:table-cell table:formula="of:=[.F648]*(1+[.G648])" office:value-type="float" office:value="409.533082824225" calcext:value-type="float">
            <text:p>409.5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49]/(1-[.E649])" office:value-type="float" office:value="41.9354838709678" calcext:value-type="float">
            <text:p>41.94</text:p>
          </table:table-cell>
          <table:table-cell table:formula="of:=[.H649]-[.D649]" office:value-type="float" office:value="25.1612903225807" calcext:value-type="float">
            <text:p>25.16</text:p>
          </table:table-cell>
          <table:table-cell table:style-name="ce3" table:formula="of:=[.H649]*[.C649]" office:value-type="float" office:value="1300" calcext:value-type="float">
            <text:p>1,300.00</text:p>
          </table:table-cell>
          <table:table-cell table:style-name="ce3" table:formula="of:=[.I649]*[.C649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49]+1" office:value-type="date" office:date-value="2022-10-11" calcext:value-type="date">
            <text:p>11-Oct-2022</text:p>
          </table:table-cell>
          <table:table-cell table:style-name="ce2" table:formula="of:=INDEX([.$N$5:.$P$28];MATCH(MONTH([.A650])&amp;YEAR([.A650]);[.$P$5:.$P$28];0);2)" office:value-type="float" office:value="520" calcext:value-type="float">
            <text:p>520</text:p>
          </table:table-cell>
          <table:table-cell table:style-name="ce2" table:formula="of:=DAY(EOMONTH([.A650];0))" office:value-type="float" office:value="31" calcext:value-type="float">
            <text:p>31</text:p>
          </table:table-cell>
          <table:table-cell table:formula="of:=[.B650]/[.C650]" office:value-type="float" office:value="16.7741935483871" calcext:value-type="float">
            <text:p>16.77</text:p>
          </table:table-cell>
          <table:table-cell table:formula="of:=-0.5*([.F650]&lt;50)+0.6*([.F650]&gt;50)" office:value-type="float" office:value="0.6" calcext:value-type="float">
            <text:p>0.60</text:p>
          </table:table-cell>
          <table:table-cell table:formula="of:=[.F649]*(1+[.G649])" office:value-type="float" office:value="412.899108162506" calcext:value-type="float">
            <text:p>412.9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0]/(1-[.E650])" office:value-type="float" office:value="41.9354838709678" calcext:value-type="float">
            <text:p>41.94</text:p>
          </table:table-cell>
          <table:table-cell table:formula="of:=[.H650]-[.D650]" office:value-type="float" office:value="25.1612903225807" calcext:value-type="float">
            <text:p>25.16</text:p>
          </table:table-cell>
          <table:table-cell table:style-name="ce3" table:formula="of:=[.H650]*[.C650]" office:value-type="float" office:value="1300" calcext:value-type="float">
            <text:p>1,300.00</text:p>
          </table:table-cell>
          <table:table-cell table:style-name="ce3" table:formula="of:=[.I650]*[.C650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0]+1" office:value-type="date" office:date-value="2022-10-12" calcext:value-type="date">
            <text:p>12-Oct-2022</text:p>
          </table:table-cell>
          <table:table-cell table:style-name="ce2" table:formula="of:=INDEX([.$N$5:.$P$28];MATCH(MONTH([.A651])&amp;YEAR([.A651]);[.$P$5:.$P$28];0);2)" office:value-type="float" office:value="520" calcext:value-type="float">
            <text:p>520</text:p>
          </table:table-cell>
          <table:table-cell table:style-name="ce2" table:formula="of:=DAY(EOMONTH([.A651];0))" office:value-type="float" office:value="31" calcext:value-type="float">
            <text:p>31</text:p>
          </table:table-cell>
          <table:table-cell table:formula="of:=[.B651]/[.C651]" office:value-type="float" office:value="16.7741935483871" calcext:value-type="float">
            <text:p>16.77</text:p>
          </table:table-cell>
          <table:table-cell table:formula="of:=-0.5*([.F651]&lt;50)+0.6*([.F651]&gt;50)" office:value-type="float" office:value="0.6" calcext:value-type="float">
            <text:p>0.60</text:p>
          </table:table-cell>
          <table:table-cell table:formula="of:=[.F650]*(1+[.G650])" office:value-type="float" office:value="416.292799462472" calcext:value-type="float">
            <text:p>416.2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1]/(1-[.E651])" office:value-type="float" office:value="41.9354838709678" calcext:value-type="float">
            <text:p>41.94</text:p>
          </table:table-cell>
          <table:table-cell table:formula="of:=[.H651]-[.D651]" office:value-type="float" office:value="25.1612903225807" calcext:value-type="float">
            <text:p>25.16</text:p>
          </table:table-cell>
          <table:table-cell table:style-name="ce3" table:formula="of:=[.H651]*[.C651]" office:value-type="float" office:value="1300" calcext:value-type="float">
            <text:p>1,300.00</text:p>
          </table:table-cell>
          <table:table-cell table:style-name="ce3" table:formula="of:=[.I651]*[.C651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1]+1" office:value-type="date" office:date-value="2022-10-13" calcext:value-type="date">
            <text:p>13-Oct-2022</text:p>
          </table:table-cell>
          <table:table-cell table:style-name="ce2" table:formula="of:=INDEX([.$N$5:.$P$28];MATCH(MONTH([.A652])&amp;YEAR([.A652]);[.$P$5:.$P$28];0);2)" office:value-type="float" office:value="520" calcext:value-type="float">
            <text:p>520</text:p>
          </table:table-cell>
          <table:table-cell table:style-name="ce2" table:formula="of:=DAY(EOMONTH([.A652];0))" office:value-type="float" office:value="31" calcext:value-type="float">
            <text:p>31</text:p>
          </table:table-cell>
          <table:table-cell table:formula="of:=[.B652]/[.C652]" office:value-type="float" office:value="16.7741935483871" calcext:value-type="float">
            <text:p>16.77</text:p>
          </table:table-cell>
          <table:table-cell table:formula="of:=-0.5*([.F652]&lt;50)+0.6*([.F652]&gt;50)" office:value-type="float" office:value="0.6" calcext:value-type="float">
            <text:p>0.60</text:p>
          </table:table-cell>
          <table:table-cell table:formula="of:=[.F651]*(1+[.G651])" office:value-type="float" office:value="419.714384115588" calcext:value-type="float">
            <text:p>419.7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2]/(1-[.E652])" office:value-type="float" office:value="41.9354838709678" calcext:value-type="float">
            <text:p>41.94</text:p>
          </table:table-cell>
          <table:table-cell table:formula="of:=[.H652]-[.D652]" office:value-type="float" office:value="25.1612903225807" calcext:value-type="float">
            <text:p>25.16</text:p>
          </table:table-cell>
          <table:table-cell table:style-name="ce3" table:formula="of:=[.H652]*[.C652]" office:value-type="float" office:value="1300" calcext:value-type="float">
            <text:p>1,300.00</text:p>
          </table:table-cell>
          <table:table-cell table:style-name="ce3" table:formula="of:=[.I652]*[.C652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2]+1" office:value-type="date" office:date-value="2022-10-14" calcext:value-type="date">
            <text:p>14-Oct-2022</text:p>
          </table:table-cell>
          <table:table-cell table:style-name="ce2" table:formula="of:=INDEX([.$N$5:.$P$28];MATCH(MONTH([.A653])&amp;YEAR([.A653]);[.$P$5:.$P$28];0);2)" office:value-type="float" office:value="520" calcext:value-type="float">
            <text:p>520</text:p>
          </table:table-cell>
          <table:table-cell table:style-name="ce2" table:formula="of:=DAY(EOMONTH([.A653];0))" office:value-type="float" office:value="31" calcext:value-type="float">
            <text:p>31</text:p>
          </table:table-cell>
          <table:table-cell table:formula="of:=[.B653]/[.C653]" office:value-type="float" office:value="16.7741935483871" calcext:value-type="float">
            <text:p>16.77</text:p>
          </table:table-cell>
          <table:table-cell table:formula="of:=-0.5*([.F653]&lt;50)+0.6*([.F653]&gt;50)" office:value-type="float" office:value="0.6" calcext:value-type="float">
            <text:p>0.60</text:p>
          </table:table-cell>
          <table:table-cell table:formula="of:=[.F652]*(1+[.G652])" office:value-type="float" office:value="423.164091382292" calcext:value-type="float">
            <text:p>423.1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3]/(1-[.E653])" office:value-type="float" office:value="41.9354838709678" calcext:value-type="float">
            <text:p>41.94</text:p>
          </table:table-cell>
          <table:table-cell table:formula="of:=[.H653]-[.D653]" office:value-type="float" office:value="25.1612903225807" calcext:value-type="float">
            <text:p>25.16</text:p>
          </table:table-cell>
          <table:table-cell table:style-name="ce3" table:formula="of:=[.H653]*[.C653]" office:value-type="float" office:value="1300" calcext:value-type="float">
            <text:p>1,300.00</text:p>
          </table:table-cell>
          <table:table-cell table:style-name="ce3" table:formula="of:=[.I653]*[.C653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3]+1" office:value-type="date" office:date-value="2022-10-15" calcext:value-type="date">
            <text:p>15-Oct-2022</text:p>
          </table:table-cell>
          <table:table-cell table:style-name="ce2" table:formula="of:=INDEX([.$N$5:.$P$28];MATCH(MONTH([.A654])&amp;YEAR([.A654]);[.$P$5:.$P$28];0);2)" office:value-type="float" office:value="520" calcext:value-type="float">
            <text:p>520</text:p>
          </table:table-cell>
          <table:table-cell table:style-name="ce2" table:formula="of:=DAY(EOMONTH([.A654];0))" office:value-type="float" office:value="31" calcext:value-type="float">
            <text:p>31</text:p>
          </table:table-cell>
          <table:table-cell table:formula="of:=[.B654]/[.C654]" office:value-type="float" office:value="16.7741935483871" calcext:value-type="float">
            <text:p>16.77</text:p>
          </table:table-cell>
          <table:table-cell table:formula="of:=-0.5*([.F654]&lt;50)+0.6*([.F654]&gt;50)" office:value-type="float" office:value="0.6" calcext:value-type="float">
            <text:p>0.60</text:p>
          </table:table-cell>
          <table:table-cell table:formula="of:=[.F653]*(1+[.G653])" office:value-type="float" office:value="426.642152407352" calcext:value-type="float">
            <text:p>426.6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4]/(1-[.E654])" office:value-type="float" office:value="41.9354838709678" calcext:value-type="float">
            <text:p>41.94</text:p>
          </table:table-cell>
          <table:table-cell table:formula="of:=[.H654]-[.D654]" office:value-type="float" office:value="25.1612903225807" calcext:value-type="float">
            <text:p>25.16</text:p>
          </table:table-cell>
          <table:table-cell table:style-name="ce3" table:formula="of:=[.H654]*[.C654]" office:value-type="float" office:value="1300" calcext:value-type="float">
            <text:p>1,300.00</text:p>
          </table:table-cell>
          <table:table-cell table:style-name="ce3" table:formula="of:=[.I654]*[.C654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4]+1" office:value-type="date" office:date-value="2022-10-16" calcext:value-type="date">
            <text:p>16-Oct-2022</text:p>
          </table:table-cell>
          <table:table-cell table:style-name="ce2" table:formula="of:=INDEX([.$N$5:.$P$28];MATCH(MONTH([.A655])&amp;YEAR([.A655]);[.$P$5:.$P$28];0);2)" office:value-type="float" office:value="520" calcext:value-type="float">
            <text:p>520</text:p>
          </table:table-cell>
          <table:table-cell table:style-name="ce2" table:formula="of:=DAY(EOMONTH([.A655];0))" office:value-type="float" office:value="31" calcext:value-type="float">
            <text:p>31</text:p>
          </table:table-cell>
          <table:table-cell table:formula="of:=[.B655]/[.C655]" office:value-type="float" office:value="16.7741935483871" calcext:value-type="float">
            <text:p>16.77</text:p>
          </table:table-cell>
          <table:table-cell table:formula="of:=-0.5*([.F655]&lt;50)+0.6*([.F655]&gt;50)" office:value-type="float" office:value="0.6" calcext:value-type="float">
            <text:p>0.60</text:p>
          </table:table-cell>
          <table:table-cell table:formula="of:=[.F654]*(1+[.G654])" office:value-type="float" office:value="430.148800235357" calcext:value-type="float">
            <text:p>430.1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5]/(1-[.E655])" office:value-type="float" office:value="41.9354838709678" calcext:value-type="float">
            <text:p>41.94</text:p>
          </table:table-cell>
          <table:table-cell table:formula="of:=[.H655]-[.D655]" office:value-type="float" office:value="25.1612903225807" calcext:value-type="float">
            <text:p>25.16</text:p>
          </table:table-cell>
          <table:table-cell table:style-name="ce3" table:formula="of:=[.H655]*[.C655]" office:value-type="float" office:value="1300" calcext:value-type="float">
            <text:p>1,300.00</text:p>
          </table:table-cell>
          <table:table-cell table:style-name="ce3" table:formula="of:=[.I655]*[.C655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5]+1" office:value-type="date" office:date-value="2022-10-17" calcext:value-type="date">
            <text:p>17-Oct-2022</text:p>
          </table:table-cell>
          <table:table-cell table:style-name="ce2" table:formula="of:=INDEX([.$N$5:.$P$28];MATCH(MONTH([.A656])&amp;YEAR([.A656]);[.$P$5:.$P$28];0);2)" office:value-type="float" office:value="520" calcext:value-type="float">
            <text:p>520</text:p>
          </table:table-cell>
          <table:table-cell table:style-name="ce2" table:formula="of:=DAY(EOMONTH([.A656];0))" office:value-type="float" office:value="31" calcext:value-type="float">
            <text:p>31</text:p>
          </table:table-cell>
          <table:table-cell table:formula="of:=[.B656]/[.C656]" office:value-type="float" office:value="16.7741935483871" calcext:value-type="float">
            <text:p>16.77</text:p>
          </table:table-cell>
          <table:table-cell table:formula="of:=-0.5*([.F656]&lt;50)+0.6*([.F656]&gt;50)" office:value-type="float" office:value="0.6" calcext:value-type="float">
            <text:p>0.60</text:p>
          </table:table-cell>
          <table:table-cell table:formula="of:=[.F655]*(1+[.G655])" office:value-type="float" office:value="433.684269826333" calcext:value-type="float">
            <text:p>433.6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6]/(1-[.E656])" office:value-type="float" office:value="41.9354838709678" calcext:value-type="float">
            <text:p>41.94</text:p>
          </table:table-cell>
          <table:table-cell table:formula="of:=[.H656]-[.D656]" office:value-type="float" office:value="25.1612903225807" calcext:value-type="float">
            <text:p>25.16</text:p>
          </table:table-cell>
          <table:table-cell table:style-name="ce3" table:formula="of:=[.H656]*[.C656]" office:value-type="float" office:value="1300" calcext:value-type="float">
            <text:p>1,300.00</text:p>
          </table:table-cell>
          <table:table-cell table:style-name="ce3" table:formula="of:=[.I656]*[.C656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6]+1" office:value-type="date" office:date-value="2022-10-18" calcext:value-type="date">
            <text:p>18-Oct-2022</text:p>
          </table:table-cell>
          <table:table-cell table:style-name="ce2" table:formula="of:=INDEX([.$N$5:.$P$28];MATCH(MONTH([.A657])&amp;YEAR([.A657]);[.$P$5:.$P$28];0);2)" office:value-type="float" office:value="520" calcext:value-type="float">
            <text:p>520</text:p>
          </table:table-cell>
          <table:table-cell table:style-name="ce2" table:formula="of:=DAY(EOMONTH([.A657];0))" office:value-type="float" office:value="31" calcext:value-type="float">
            <text:p>31</text:p>
          </table:table-cell>
          <table:table-cell table:formula="of:=[.B657]/[.C657]" office:value-type="float" office:value="16.7741935483871" calcext:value-type="float">
            <text:p>16.77</text:p>
          </table:table-cell>
          <table:table-cell table:formula="of:=-0.5*([.F657]&lt;50)+0.6*([.F657]&gt;50)" office:value-type="float" office:value="0.6" calcext:value-type="float">
            <text:p>0.60</text:p>
          </table:table-cell>
          <table:table-cell table:formula="of:=[.F656]*(1+[.G656])" office:value-type="float" office:value="437.248798071481" calcext:value-type="float">
            <text:p>437.2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7]/(1-[.E657])" office:value-type="float" office:value="41.9354838709678" calcext:value-type="float">
            <text:p>41.94</text:p>
          </table:table-cell>
          <table:table-cell table:formula="of:=[.H657]-[.D657]" office:value-type="float" office:value="25.1612903225807" calcext:value-type="float">
            <text:p>25.16</text:p>
          </table:table-cell>
          <table:table-cell table:style-name="ce3" table:formula="of:=[.H657]*[.C657]" office:value-type="float" office:value="1300" calcext:value-type="float">
            <text:p>1,300.00</text:p>
          </table:table-cell>
          <table:table-cell table:style-name="ce3" table:formula="of:=[.I657]*[.C657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7]+1" office:value-type="date" office:date-value="2022-10-19" calcext:value-type="date">
            <text:p>19-Oct-2022</text:p>
          </table:table-cell>
          <table:table-cell table:style-name="ce2" table:formula="of:=INDEX([.$N$5:.$P$28];MATCH(MONTH([.A658])&amp;YEAR([.A658]);[.$P$5:.$P$28];0);2)" office:value-type="float" office:value="520" calcext:value-type="float">
            <text:p>520</text:p>
          </table:table-cell>
          <table:table-cell table:style-name="ce2" table:formula="of:=DAY(EOMONTH([.A658];0))" office:value-type="float" office:value="31" calcext:value-type="float">
            <text:p>31</text:p>
          </table:table-cell>
          <table:table-cell table:formula="of:=[.B658]/[.C658]" office:value-type="float" office:value="16.7741935483871" calcext:value-type="float">
            <text:p>16.77</text:p>
          </table:table-cell>
          <table:table-cell table:formula="of:=-0.5*([.F658]&lt;50)+0.6*([.F658]&gt;50)" office:value-type="float" office:value="0.6" calcext:value-type="float">
            <text:p>0.60</text:p>
          </table:table-cell>
          <table:table-cell table:formula="of:=[.F657]*(1+[.G657])" office:value-type="float" office:value="440.842623809055" calcext:value-type="float">
            <text:p>440.8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8]/(1-[.E658])" office:value-type="float" office:value="41.9354838709678" calcext:value-type="float">
            <text:p>41.94</text:p>
          </table:table-cell>
          <table:table-cell table:formula="of:=[.H658]-[.D658]" office:value-type="float" office:value="25.1612903225807" calcext:value-type="float">
            <text:p>25.16</text:p>
          </table:table-cell>
          <table:table-cell table:style-name="ce3" table:formula="of:=[.H658]*[.C658]" office:value-type="float" office:value="1300" calcext:value-type="float">
            <text:p>1,300.00</text:p>
          </table:table-cell>
          <table:table-cell table:style-name="ce3" table:formula="of:=[.I658]*[.C658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8]+1" office:value-type="date" office:date-value="2022-10-20" calcext:value-type="date">
            <text:p>20-Oct-2022</text:p>
          </table:table-cell>
          <table:table-cell table:style-name="ce2" table:formula="of:=INDEX([.$N$5:.$P$28];MATCH(MONTH([.A659])&amp;YEAR([.A659]);[.$P$5:.$P$28];0);2)" office:value-type="float" office:value="520" calcext:value-type="float">
            <text:p>520</text:p>
          </table:table-cell>
          <table:table-cell table:style-name="ce2" table:formula="of:=DAY(EOMONTH([.A659];0))" office:value-type="float" office:value="31" calcext:value-type="float">
            <text:p>31</text:p>
          </table:table-cell>
          <table:table-cell table:formula="of:=[.B659]/[.C659]" office:value-type="float" office:value="16.7741935483871" calcext:value-type="float">
            <text:p>16.77</text:p>
          </table:table-cell>
          <table:table-cell table:formula="of:=-0.5*([.F659]&lt;50)+0.6*([.F659]&gt;50)" office:value-type="float" office:value="0.6" calcext:value-type="float">
            <text:p>0.60</text:p>
          </table:table-cell>
          <table:table-cell table:formula="of:=[.F658]*(1+[.G658])" office:value-type="float" office:value="444.465987840362" calcext:value-type="float">
            <text:p>444.4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59]/(1-[.E659])" office:value-type="float" office:value="41.9354838709678" calcext:value-type="float">
            <text:p>41.94</text:p>
          </table:table-cell>
          <table:table-cell table:formula="of:=[.H659]-[.D659]" office:value-type="float" office:value="25.1612903225807" calcext:value-type="float">
            <text:p>25.16</text:p>
          </table:table-cell>
          <table:table-cell table:style-name="ce3" table:formula="of:=[.H659]*[.C659]" office:value-type="float" office:value="1300" calcext:value-type="float">
            <text:p>1,300.00</text:p>
          </table:table-cell>
          <table:table-cell table:style-name="ce3" table:formula="of:=[.I659]*[.C659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59]+1" office:value-type="date" office:date-value="2022-10-21" calcext:value-type="date">
            <text:p>21-Oct-2022</text:p>
          </table:table-cell>
          <table:table-cell table:style-name="ce2" table:formula="of:=INDEX([.$N$5:.$P$28];MATCH(MONTH([.A660])&amp;YEAR([.A660]);[.$P$5:.$P$28];0);2)" office:value-type="float" office:value="520" calcext:value-type="float">
            <text:p>520</text:p>
          </table:table-cell>
          <table:table-cell table:style-name="ce2" table:formula="of:=DAY(EOMONTH([.A660];0))" office:value-type="float" office:value="31" calcext:value-type="float">
            <text:p>31</text:p>
          </table:table-cell>
          <table:table-cell table:formula="of:=[.B660]/[.C660]" office:value-type="float" office:value="16.7741935483871" calcext:value-type="float">
            <text:p>16.77</text:p>
          </table:table-cell>
          <table:table-cell table:formula="of:=-0.5*([.F660]&lt;50)+0.6*([.F660]&gt;50)" office:value-type="float" office:value="0.6" calcext:value-type="float">
            <text:p>0.60</text:p>
          </table:table-cell>
          <table:table-cell table:formula="of:=[.F659]*(1+[.G659])" office:value-type="float" office:value="448.119132945899" calcext:value-type="float">
            <text:p>448.1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0]/(1-[.E660])" office:value-type="float" office:value="41.9354838709678" calcext:value-type="float">
            <text:p>41.94</text:p>
          </table:table-cell>
          <table:table-cell table:formula="of:=[.H660]-[.D660]" office:value-type="float" office:value="25.1612903225807" calcext:value-type="float">
            <text:p>25.16</text:p>
          </table:table-cell>
          <table:table-cell table:style-name="ce3" table:formula="of:=[.H660]*[.C660]" office:value-type="float" office:value="1300" calcext:value-type="float">
            <text:p>1,300.00</text:p>
          </table:table-cell>
          <table:table-cell table:style-name="ce3" table:formula="of:=[.I660]*[.C660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0]+1" office:value-type="date" office:date-value="2022-10-22" calcext:value-type="date">
            <text:p>22-Oct-2022</text:p>
          </table:table-cell>
          <table:table-cell table:style-name="ce2" table:formula="of:=INDEX([.$N$5:.$P$28];MATCH(MONTH([.A661])&amp;YEAR([.A661]);[.$P$5:.$P$28];0);2)" office:value-type="float" office:value="520" calcext:value-type="float">
            <text:p>520</text:p>
          </table:table-cell>
          <table:table-cell table:style-name="ce2" table:formula="of:=DAY(EOMONTH([.A661];0))" office:value-type="float" office:value="31" calcext:value-type="float">
            <text:p>31</text:p>
          </table:table-cell>
          <table:table-cell table:formula="of:=[.B661]/[.C661]" office:value-type="float" office:value="16.7741935483871" calcext:value-type="float">
            <text:p>16.77</text:p>
          </table:table-cell>
          <table:table-cell table:formula="of:=-0.5*([.F661]&lt;50)+0.6*([.F661]&gt;50)" office:value-type="float" office:value="0.6" calcext:value-type="float">
            <text:p>0.60</text:p>
          </table:table-cell>
          <table:table-cell table:formula="of:=[.F660]*(1+[.G660])" office:value-type="float" office:value="451.802303901619" calcext:value-type="float">
            <text:p>451.8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1]/(1-[.E661])" office:value-type="float" office:value="41.9354838709678" calcext:value-type="float">
            <text:p>41.94</text:p>
          </table:table-cell>
          <table:table-cell table:formula="of:=[.H661]-[.D661]" office:value-type="float" office:value="25.1612903225807" calcext:value-type="float">
            <text:p>25.16</text:p>
          </table:table-cell>
          <table:table-cell table:style-name="ce3" table:formula="of:=[.H661]*[.C661]" office:value-type="float" office:value="1300" calcext:value-type="float">
            <text:p>1,300.00</text:p>
          </table:table-cell>
          <table:table-cell table:style-name="ce3" table:formula="of:=[.I661]*[.C661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1]+1" office:value-type="date" office:date-value="2022-10-23" calcext:value-type="date">
            <text:p>23-Oct-2022</text:p>
          </table:table-cell>
          <table:table-cell table:style-name="ce2" table:formula="of:=INDEX([.$N$5:.$P$28];MATCH(MONTH([.A662])&amp;YEAR([.A662]);[.$P$5:.$P$28];0);2)" office:value-type="float" office:value="520" calcext:value-type="float">
            <text:p>520</text:p>
          </table:table-cell>
          <table:table-cell table:style-name="ce2" table:formula="of:=DAY(EOMONTH([.A662];0))" office:value-type="float" office:value="31" calcext:value-type="float">
            <text:p>31</text:p>
          </table:table-cell>
          <table:table-cell table:formula="of:=[.B662]/[.C662]" office:value-type="float" office:value="16.7741935483871" calcext:value-type="float">
            <text:p>16.77</text:p>
          </table:table-cell>
          <table:table-cell table:formula="of:=-0.5*([.F662]&lt;50)+0.6*([.F662]&gt;50)" office:value-type="float" office:value="0.6" calcext:value-type="float">
            <text:p>0.60</text:p>
          </table:table-cell>
          <table:table-cell table:formula="of:=[.F661]*(1+[.G661])" office:value-type="float" office:value="455.515747495331" calcext:value-type="float">
            <text:p>455.5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2]/(1-[.E662])" office:value-type="float" office:value="41.9354838709678" calcext:value-type="float">
            <text:p>41.94</text:p>
          </table:table-cell>
          <table:table-cell table:formula="of:=[.H662]-[.D662]" office:value-type="float" office:value="25.1612903225807" calcext:value-type="float">
            <text:p>25.16</text:p>
          </table:table-cell>
          <table:table-cell table:style-name="ce3" table:formula="of:=[.H662]*[.C662]" office:value-type="float" office:value="1300" calcext:value-type="float">
            <text:p>1,300.00</text:p>
          </table:table-cell>
          <table:table-cell table:style-name="ce3" table:formula="of:=[.I662]*[.C662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2]+1" office:value-type="date" office:date-value="2022-10-24" calcext:value-type="date">
            <text:p>24-Oct-2022</text:p>
          </table:table-cell>
          <table:table-cell table:style-name="ce2" table:formula="of:=INDEX([.$N$5:.$P$28];MATCH(MONTH([.A663])&amp;YEAR([.A663]);[.$P$5:.$P$28];0);2)" office:value-type="float" office:value="520" calcext:value-type="float">
            <text:p>520</text:p>
          </table:table-cell>
          <table:table-cell table:style-name="ce2" table:formula="of:=DAY(EOMONTH([.A663];0))" office:value-type="float" office:value="31" calcext:value-type="float">
            <text:p>31</text:p>
          </table:table-cell>
          <table:table-cell table:formula="of:=[.B663]/[.C663]" office:value-type="float" office:value="16.7741935483871" calcext:value-type="float">
            <text:p>16.77</text:p>
          </table:table-cell>
          <table:table-cell table:formula="of:=-0.5*([.F663]&lt;50)+0.6*([.F663]&gt;50)" office:value-type="float" office:value="0.6" calcext:value-type="float">
            <text:p>0.60</text:p>
          </table:table-cell>
          <table:table-cell table:formula="of:=[.F662]*(1+[.G662])" office:value-type="float" office:value="459.259712543238" calcext:value-type="float">
            <text:p>459.2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3]/(1-[.E663])" office:value-type="float" office:value="41.9354838709678" calcext:value-type="float">
            <text:p>41.94</text:p>
          </table:table-cell>
          <table:table-cell table:formula="of:=[.H663]-[.D663]" office:value-type="float" office:value="25.1612903225807" calcext:value-type="float">
            <text:p>25.16</text:p>
          </table:table-cell>
          <table:table-cell table:style-name="ce3" table:formula="of:=[.H663]*[.C663]" office:value-type="float" office:value="1300" calcext:value-type="float">
            <text:p>1,300.00</text:p>
          </table:table-cell>
          <table:table-cell table:style-name="ce3" table:formula="of:=[.I663]*[.C663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3]+1" office:value-type="date" office:date-value="2022-10-25" calcext:value-type="date">
            <text:p>25-Oct-2022</text:p>
          </table:table-cell>
          <table:table-cell table:style-name="ce2" table:formula="of:=INDEX([.$N$5:.$P$28];MATCH(MONTH([.A664])&amp;YEAR([.A664]);[.$P$5:.$P$28];0);2)" office:value-type="float" office:value="520" calcext:value-type="float">
            <text:p>520</text:p>
          </table:table-cell>
          <table:table-cell table:style-name="ce2" table:formula="of:=DAY(EOMONTH([.A664];0))" office:value-type="float" office:value="31" calcext:value-type="float">
            <text:p>31</text:p>
          </table:table-cell>
          <table:table-cell table:formula="of:=[.B664]/[.C664]" office:value-type="float" office:value="16.7741935483871" calcext:value-type="float">
            <text:p>16.77</text:p>
          </table:table-cell>
          <table:table-cell table:formula="of:=-0.5*([.F664]&lt;50)+0.6*([.F664]&gt;50)" office:value-type="float" office:value="0.6" calcext:value-type="float">
            <text:p>0.60</text:p>
          </table:table-cell>
          <table:table-cell table:formula="of:=[.F663]*(1+[.G663])" office:value-type="float" office:value="463.034449906607" calcext:value-type="float">
            <text:p>463.0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4]/(1-[.E664])" office:value-type="float" office:value="41.9354838709678" calcext:value-type="float">
            <text:p>41.94</text:p>
          </table:table-cell>
          <table:table-cell table:formula="of:=[.H664]-[.D664]" office:value-type="float" office:value="25.1612903225807" calcext:value-type="float">
            <text:p>25.16</text:p>
          </table:table-cell>
          <table:table-cell table:style-name="ce3" table:formula="of:=[.H664]*[.C664]" office:value-type="float" office:value="1300" calcext:value-type="float">
            <text:p>1,300.00</text:p>
          </table:table-cell>
          <table:table-cell table:style-name="ce3" table:formula="of:=[.I664]*[.C664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4]+1" office:value-type="date" office:date-value="2022-10-26" calcext:value-type="date">
            <text:p>26-Oct-2022</text:p>
          </table:table-cell>
          <table:table-cell table:style-name="ce2" table:formula="of:=INDEX([.$N$5:.$P$28];MATCH(MONTH([.A665])&amp;YEAR([.A665]);[.$P$5:.$P$28];0);2)" office:value-type="float" office:value="520" calcext:value-type="float">
            <text:p>520</text:p>
          </table:table-cell>
          <table:table-cell table:style-name="ce2" table:formula="of:=DAY(EOMONTH([.A665];0))" office:value-type="float" office:value="31" calcext:value-type="float">
            <text:p>31</text:p>
          </table:table-cell>
          <table:table-cell table:formula="of:=[.B665]/[.C665]" office:value-type="float" office:value="16.7741935483871" calcext:value-type="float">
            <text:p>16.77</text:p>
          </table:table-cell>
          <table:table-cell table:formula="of:=-0.5*([.F665]&lt;50)+0.6*([.F665]&gt;50)" office:value-type="float" office:value="0.6" calcext:value-type="float">
            <text:p>0.60</text:p>
          </table:table-cell>
          <table:table-cell table:formula="of:=[.F664]*(1+[.G664])" office:value-type="float" office:value="466.840212508579" calcext:value-type="float">
            <text:p>466.8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5]/(1-[.E665])" office:value-type="float" office:value="41.9354838709678" calcext:value-type="float">
            <text:p>41.94</text:p>
          </table:table-cell>
          <table:table-cell table:formula="of:=[.H665]-[.D665]" office:value-type="float" office:value="25.1612903225807" calcext:value-type="float">
            <text:p>25.16</text:p>
          </table:table-cell>
          <table:table-cell table:style-name="ce3" table:formula="of:=[.H665]*[.C665]" office:value-type="float" office:value="1300" calcext:value-type="float">
            <text:p>1,300.00</text:p>
          </table:table-cell>
          <table:table-cell table:style-name="ce3" table:formula="of:=[.I665]*[.C665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5]+1" office:value-type="date" office:date-value="2022-10-27" calcext:value-type="date">
            <text:p>27-Oct-2022</text:p>
          </table:table-cell>
          <table:table-cell table:style-name="ce2" table:formula="of:=INDEX([.$N$5:.$P$28];MATCH(MONTH([.A666])&amp;YEAR([.A666]);[.$P$5:.$P$28];0);2)" office:value-type="float" office:value="520" calcext:value-type="float">
            <text:p>520</text:p>
          </table:table-cell>
          <table:table-cell table:style-name="ce2" table:formula="of:=DAY(EOMONTH([.A666];0))" office:value-type="float" office:value="31" calcext:value-type="float">
            <text:p>31</text:p>
          </table:table-cell>
          <table:table-cell table:formula="of:=[.B666]/[.C666]" office:value-type="float" office:value="16.7741935483871" calcext:value-type="float">
            <text:p>16.77</text:p>
          </table:table-cell>
          <table:table-cell table:formula="of:=-0.5*([.F666]&lt;50)+0.6*([.F666]&gt;50)" office:value-type="float" office:value="0.6" calcext:value-type="float">
            <text:p>0.60</text:p>
          </table:table-cell>
          <table:table-cell table:formula="of:=[.F665]*(1+[.G665])" office:value-type="float" office:value="470.677255351116" calcext:value-type="float">
            <text:p>470.6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6]/(1-[.E666])" office:value-type="float" office:value="41.9354838709678" calcext:value-type="float">
            <text:p>41.94</text:p>
          </table:table-cell>
          <table:table-cell table:formula="of:=[.H666]-[.D666]" office:value-type="float" office:value="25.1612903225807" calcext:value-type="float">
            <text:p>25.16</text:p>
          </table:table-cell>
          <table:table-cell table:style-name="ce3" table:formula="of:=[.H666]*[.C666]" office:value-type="float" office:value="1300" calcext:value-type="float">
            <text:p>1,300.00</text:p>
          </table:table-cell>
          <table:table-cell table:style-name="ce3" table:formula="of:=[.I666]*[.C666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6]+1" office:value-type="date" office:date-value="2022-10-28" calcext:value-type="date">
            <text:p>28-Oct-2022</text:p>
          </table:table-cell>
          <table:table-cell table:style-name="ce2" table:formula="of:=INDEX([.$N$5:.$P$28];MATCH(MONTH([.A667])&amp;YEAR([.A667]);[.$P$5:.$P$28];0);2)" office:value-type="float" office:value="520" calcext:value-type="float">
            <text:p>520</text:p>
          </table:table-cell>
          <table:table-cell table:style-name="ce2" table:formula="of:=DAY(EOMONTH([.A667];0))" office:value-type="float" office:value="31" calcext:value-type="float">
            <text:p>31</text:p>
          </table:table-cell>
          <table:table-cell table:formula="of:=[.B667]/[.C667]" office:value-type="float" office:value="16.7741935483871" calcext:value-type="float">
            <text:p>16.77</text:p>
          </table:table-cell>
          <table:table-cell table:formula="of:=-0.5*([.F667]&lt;50)+0.6*([.F667]&gt;50)" office:value-type="float" office:value="0.6" calcext:value-type="float">
            <text:p>0.60</text:p>
          </table:table-cell>
          <table:table-cell table:formula="of:=[.F666]*(1+[.G666])" office:value-type="float" office:value="474.545835532084" calcext:value-type="float">
            <text:p>474.5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7]/(1-[.E667])" office:value-type="float" office:value="41.9354838709678" calcext:value-type="float">
            <text:p>41.94</text:p>
          </table:table-cell>
          <table:table-cell table:formula="of:=[.H667]-[.D667]" office:value-type="float" office:value="25.1612903225807" calcext:value-type="float">
            <text:p>25.16</text:p>
          </table:table-cell>
          <table:table-cell table:style-name="ce3" table:formula="of:=[.H667]*[.C667]" office:value-type="float" office:value="1300" calcext:value-type="float">
            <text:p>1,300.00</text:p>
          </table:table-cell>
          <table:table-cell table:style-name="ce3" table:formula="of:=[.I667]*[.C667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7]+1" office:value-type="date" office:date-value="2022-10-29" calcext:value-type="date">
            <text:p>29-Oct-2022</text:p>
          </table:table-cell>
          <table:table-cell table:style-name="ce2" table:formula="of:=INDEX([.$N$5:.$P$28];MATCH(MONTH([.A668])&amp;YEAR([.A668]);[.$P$5:.$P$28];0);2)" office:value-type="float" office:value="520" calcext:value-type="float">
            <text:p>520</text:p>
          </table:table-cell>
          <table:table-cell table:style-name="ce2" table:formula="of:=DAY(EOMONTH([.A668];0))" office:value-type="float" office:value="31" calcext:value-type="float">
            <text:p>31</text:p>
          </table:table-cell>
          <table:table-cell table:formula="of:=[.B668]/[.C668]" office:value-type="float" office:value="16.7741935483871" calcext:value-type="float">
            <text:p>16.77</text:p>
          </table:table-cell>
          <table:table-cell table:formula="of:=-0.5*([.F668]&lt;50)+0.6*([.F668]&gt;50)" office:value-type="float" office:value="0.6" calcext:value-type="float">
            <text:p>0.60</text:p>
          </table:table-cell>
          <table:table-cell table:formula="of:=[.F667]*(1+[.G667])" office:value-type="float" office:value="478.446212262484" calcext:value-type="float">
            <text:p>478.4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8]/(1-[.E668])" office:value-type="float" office:value="41.9354838709678" calcext:value-type="float">
            <text:p>41.94</text:p>
          </table:table-cell>
          <table:table-cell table:formula="of:=[.H668]-[.D668]" office:value-type="float" office:value="25.1612903225807" calcext:value-type="float">
            <text:p>25.16</text:p>
          </table:table-cell>
          <table:table-cell table:style-name="ce3" table:formula="of:=[.H668]*[.C668]" office:value-type="float" office:value="1300" calcext:value-type="float">
            <text:p>1,300.00</text:p>
          </table:table-cell>
          <table:table-cell table:style-name="ce3" table:formula="of:=[.I668]*[.C668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8]+1" office:value-type="date" office:date-value="2022-10-30" calcext:value-type="date">
            <text:p>30-Oct-2022</text:p>
          </table:table-cell>
          <table:table-cell table:style-name="ce2" table:formula="of:=INDEX([.$N$5:.$P$28];MATCH(MONTH([.A669])&amp;YEAR([.A669]);[.$P$5:.$P$28];0);2)" office:value-type="float" office:value="520" calcext:value-type="float">
            <text:p>520</text:p>
          </table:table-cell>
          <table:table-cell table:style-name="ce2" table:formula="of:=DAY(EOMONTH([.A669];0))" office:value-type="float" office:value="31" calcext:value-type="float">
            <text:p>31</text:p>
          </table:table-cell>
          <table:table-cell table:formula="of:=[.B669]/[.C669]" office:value-type="float" office:value="16.7741935483871" calcext:value-type="float">
            <text:p>16.77</text:p>
          </table:table-cell>
          <table:table-cell table:formula="of:=-0.5*([.F669]&lt;50)+0.6*([.F669]&gt;50)" office:value-type="float" office:value="0.6" calcext:value-type="float">
            <text:p>0.60</text:p>
          </table:table-cell>
          <table:table-cell table:formula="of:=[.F668]*(1+[.G668])" office:value-type="float" office:value="482.37864688382" calcext:value-type="float">
            <text:p>482.3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69]/(1-[.E669])" office:value-type="float" office:value="41.9354838709678" calcext:value-type="float">
            <text:p>41.94</text:p>
          </table:table-cell>
          <table:table-cell table:formula="of:=[.H669]-[.D669]" office:value-type="float" office:value="25.1612903225807" calcext:value-type="float">
            <text:p>25.16</text:p>
          </table:table-cell>
          <table:table-cell table:style-name="ce3" table:formula="of:=[.H669]*[.C669]" office:value-type="float" office:value="1300" calcext:value-type="float">
            <text:p>1,300.00</text:p>
          </table:table-cell>
          <table:table-cell table:style-name="ce3" table:formula="of:=[.I669]*[.C669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69]+1" office:value-type="date" office:date-value="2022-10-31" calcext:value-type="date">
            <text:p>31-Oct-2022</text:p>
          </table:table-cell>
          <table:table-cell table:style-name="ce2" table:formula="of:=INDEX([.$N$5:.$P$28];MATCH(MONTH([.A670])&amp;YEAR([.A670]);[.$P$5:.$P$28];0);2)" office:value-type="float" office:value="520" calcext:value-type="float">
            <text:p>520</text:p>
          </table:table-cell>
          <table:table-cell table:style-name="ce2" table:formula="of:=DAY(EOMONTH([.A670];0))" office:value-type="float" office:value="31" calcext:value-type="float">
            <text:p>31</text:p>
          </table:table-cell>
          <table:table-cell table:formula="of:=[.B670]/[.C670]" office:value-type="float" office:value="16.7741935483871" calcext:value-type="float">
            <text:p>16.77</text:p>
          </table:table-cell>
          <table:table-cell table:formula="of:=-0.5*([.F670]&lt;50)+0.6*([.F670]&gt;50)" office:value-type="float" office:value="0.6" calcext:value-type="float">
            <text:p>0.60</text:p>
          </table:table-cell>
          <table:table-cell table:formula="of:=[.F669]*(1+[.G669])" office:value-type="float" office:value="486.343402885605" calcext:value-type="float">
            <text:p>486.3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0]/(1-[.E670])" office:value-type="float" office:value="41.9354838709678" calcext:value-type="float">
            <text:p>41.94</text:p>
          </table:table-cell>
          <table:table-cell table:formula="of:=[.H670]-[.D670]" office:value-type="float" office:value="25.1612903225807" calcext:value-type="float">
            <text:p>25.16</text:p>
          </table:table-cell>
          <table:table-cell table:style-name="ce3" table:formula="of:=[.H670]*[.C670]" office:value-type="float" office:value="1300" calcext:value-type="float">
            <text:p>1,300.00</text:p>
          </table:table-cell>
          <table:table-cell table:style-name="ce3" table:formula="of:=[.I670]*[.C670]" office:value-type="float" office:value="780" calcext:value-type="float">
            <text:p>780.00</text:p>
          </table:table-cell>
          <table:table-cell table:number-columns-repeated="7"/>
        </table:table-row>
        <table:table-row table:style-name="ro1">
          <table:table-cell table:formula="of:=[.A670]+1" office:value-type="date" office:date-value="2022-11-01" calcext:value-type="date">
            <text:p>1-Nov-2022</text:p>
          </table:table-cell>
          <table:table-cell table:style-name="ce2" table:formula="of:=INDEX([.$N$5:.$P$28];MATCH(MONTH([.A671])&amp;YEAR([.A671]);[.$P$5:.$P$28];0);2)" office:value-type="float" office:value="570" calcext:value-type="float">
            <text:p>570</text:p>
          </table:table-cell>
          <table:table-cell table:style-name="ce2" table:formula="of:=DAY(EOMONTH([.A671];0))" office:value-type="float" office:value="30" calcext:value-type="float">
            <text:p>30</text:p>
          </table:table-cell>
          <table:table-cell table:formula="of:=[.B671]/[.C671]" office:value-type="float" office:value="19" calcext:value-type="float">
            <text:p>19.00</text:p>
          </table:table-cell>
          <table:table-cell table:formula="of:=-0.5*([.F671]&lt;50)+0.6*([.F671]&gt;50)" office:value-type="float" office:value="0.6" calcext:value-type="float">
            <text:p>0.60</text:p>
          </table:table-cell>
          <table:table-cell table:formula="of:=[.F670]*(1+[.G670])" office:value-type="float" office:value="490.340745923021" calcext:value-type="float">
            <text:p>490.3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1]/(1-[.E671])" office:value-type="float" office:value="47.5" calcext:value-type="float">
            <text:p>47.50</text:p>
          </table:table-cell>
          <table:table-cell table:formula="of:=[.H671]-[.D671]" office:value-type="float" office:value="28.5" calcext:value-type="float">
            <text:p>28.50</text:p>
          </table:table-cell>
          <table:table-cell table:style-name="ce3" table:formula="of:=[.H671]*[.C671]" office:value-type="float" office:value="1425" calcext:value-type="float">
            <text:p>1,425.00</text:p>
          </table:table-cell>
          <table:table-cell table:style-name="ce3" table:formula="of:=[.I671]*[.C671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1]+1" office:value-type="date" office:date-value="2022-11-02" calcext:value-type="date">
            <text:p>2-Nov-2022</text:p>
          </table:table-cell>
          <table:table-cell table:style-name="ce2" table:formula="of:=INDEX([.$N$5:.$P$28];MATCH(MONTH([.A672])&amp;YEAR([.A672]);[.$P$5:.$P$28];0);2)" office:value-type="float" office:value="570" calcext:value-type="float">
            <text:p>570</text:p>
          </table:table-cell>
          <table:table-cell table:style-name="ce2" table:formula="of:=DAY(EOMONTH([.A672];0))" office:value-type="float" office:value="30" calcext:value-type="float">
            <text:p>30</text:p>
          </table:table-cell>
          <table:table-cell table:formula="of:=[.B672]/[.C672]" office:value-type="float" office:value="19" calcext:value-type="float">
            <text:p>19.00</text:p>
          </table:table-cell>
          <table:table-cell table:formula="of:=-0.5*([.F672]&lt;50)+0.6*([.F672]&gt;50)" office:value-type="float" office:value="0.6" calcext:value-type="float">
            <text:p>0.60</text:p>
          </table:table-cell>
          <table:table-cell table:formula="of:=[.F671]*(1+[.G671])" office:value-type="float" office:value="494.370943834717" calcext:value-type="float">
            <text:p>494.3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2]/(1-[.E672])" office:value-type="float" office:value="47.5" calcext:value-type="float">
            <text:p>47.50</text:p>
          </table:table-cell>
          <table:table-cell table:formula="of:=[.H672]-[.D672]" office:value-type="float" office:value="28.5" calcext:value-type="float">
            <text:p>28.50</text:p>
          </table:table-cell>
          <table:table-cell table:style-name="ce3" table:formula="of:=[.H672]*[.C672]" office:value-type="float" office:value="1425" calcext:value-type="float">
            <text:p>1,425.00</text:p>
          </table:table-cell>
          <table:table-cell table:style-name="ce3" table:formula="of:=[.I672]*[.C672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2]+1" office:value-type="date" office:date-value="2022-11-03" calcext:value-type="date">
            <text:p>3-Nov-2022</text:p>
          </table:table-cell>
          <table:table-cell table:style-name="ce2" table:formula="of:=INDEX([.$N$5:.$P$28];MATCH(MONTH([.A673])&amp;YEAR([.A673]);[.$P$5:.$P$28];0);2)" office:value-type="float" office:value="570" calcext:value-type="float">
            <text:p>570</text:p>
          </table:table-cell>
          <table:table-cell table:style-name="ce2" table:formula="of:=DAY(EOMONTH([.A673];0))" office:value-type="float" office:value="30" calcext:value-type="float">
            <text:p>30</text:p>
          </table:table-cell>
          <table:table-cell table:formula="of:=[.B673]/[.C673]" office:value-type="float" office:value="19" calcext:value-type="float">
            <text:p>19.00</text:p>
          </table:table-cell>
          <table:table-cell table:formula="of:=-0.5*([.F673]&lt;50)+0.6*([.F673]&gt;50)" office:value-type="float" office:value="0.6" calcext:value-type="float">
            <text:p>0.60</text:p>
          </table:table-cell>
          <table:table-cell table:formula="of:=[.F672]*(1+[.G672])" office:value-type="float" office:value="498.434266660756" calcext:value-type="float">
            <text:p>498.4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3]/(1-[.E673])" office:value-type="float" office:value="47.5" calcext:value-type="float">
            <text:p>47.50</text:p>
          </table:table-cell>
          <table:table-cell table:formula="of:=[.H673]-[.D673]" office:value-type="float" office:value="28.5" calcext:value-type="float">
            <text:p>28.50</text:p>
          </table:table-cell>
          <table:table-cell table:style-name="ce3" table:formula="of:=[.H673]*[.C673]" office:value-type="float" office:value="1425" calcext:value-type="float">
            <text:p>1,425.00</text:p>
          </table:table-cell>
          <table:table-cell table:style-name="ce3" table:formula="of:=[.I673]*[.C673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3]+1" office:value-type="date" office:date-value="2022-11-04" calcext:value-type="date">
            <text:p>4-Nov-2022</text:p>
          </table:table-cell>
          <table:table-cell table:style-name="ce2" table:formula="of:=INDEX([.$N$5:.$P$28];MATCH(MONTH([.A674])&amp;YEAR([.A674]);[.$P$5:.$P$28];0);2)" office:value-type="float" office:value="570" calcext:value-type="float">
            <text:p>570</text:p>
          </table:table-cell>
          <table:table-cell table:style-name="ce2" table:formula="of:=DAY(EOMONTH([.A674];0))" office:value-type="float" office:value="30" calcext:value-type="float">
            <text:p>30</text:p>
          </table:table-cell>
          <table:table-cell table:formula="of:=[.B674]/[.C674]" office:value-type="float" office:value="19" calcext:value-type="float">
            <text:p>19.00</text:p>
          </table:table-cell>
          <table:table-cell table:formula="of:=-0.5*([.F674]&lt;50)+0.6*([.F674]&gt;50)" office:value-type="float" office:value="0.6" calcext:value-type="float">
            <text:p>0.60</text:p>
          </table:table-cell>
          <table:table-cell table:formula="of:=[.F673]*(1+[.G673])" office:value-type="float" office:value="502.530986660707" calcext:value-type="float">
            <text:p>502.5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4]/(1-[.E674])" office:value-type="float" office:value="47.5" calcext:value-type="float">
            <text:p>47.50</text:p>
          </table:table-cell>
          <table:table-cell table:formula="of:=[.H674]-[.D674]" office:value-type="float" office:value="28.5" calcext:value-type="float">
            <text:p>28.50</text:p>
          </table:table-cell>
          <table:table-cell table:style-name="ce3" table:formula="of:=[.H674]*[.C674]" office:value-type="float" office:value="1425" calcext:value-type="float">
            <text:p>1,425.00</text:p>
          </table:table-cell>
          <table:table-cell table:style-name="ce3" table:formula="of:=[.I674]*[.C674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4]+1" office:value-type="date" office:date-value="2022-11-05" calcext:value-type="date">
            <text:p>5-Nov-2022</text:p>
          </table:table-cell>
          <table:table-cell table:style-name="ce2" table:formula="of:=INDEX([.$N$5:.$P$28];MATCH(MONTH([.A675])&amp;YEAR([.A675]);[.$P$5:.$P$28];0);2)" office:value-type="float" office:value="570" calcext:value-type="float">
            <text:p>570</text:p>
          </table:table-cell>
          <table:table-cell table:style-name="ce2" table:formula="of:=DAY(EOMONTH([.A675];0))" office:value-type="float" office:value="30" calcext:value-type="float">
            <text:p>30</text:p>
          </table:table-cell>
          <table:table-cell table:formula="of:=[.B675]/[.C675]" office:value-type="float" office:value="19" calcext:value-type="float">
            <text:p>19.00</text:p>
          </table:table-cell>
          <table:table-cell table:formula="of:=-0.5*([.F675]&lt;50)+0.6*([.F675]&gt;50)" office:value-type="float" office:value="0.6" calcext:value-type="float">
            <text:p>0.60</text:p>
          </table:table-cell>
          <table:table-cell table:formula="of:=[.F674]*(1+[.G674])" office:value-type="float" office:value="506.661378331891" calcext:value-type="float">
            <text:p>506.6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5]/(1-[.E675])" office:value-type="float" office:value="47.5" calcext:value-type="float">
            <text:p>47.50</text:p>
          </table:table-cell>
          <table:table-cell table:formula="of:=[.H675]-[.D675]" office:value-type="float" office:value="28.5" calcext:value-type="float">
            <text:p>28.50</text:p>
          </table:table-cell>
          <table:table-cell table:style-name="ce3" table:formula="of:=[.H675]*[.C675]" office:value-type="float" office:value="1425" calcext:value-type="float">
            <text:p>1,425.00</text:p>
          </table:table-cell>
          <table:table-cell table:style-name="ce3" table:formula="of:=[.I675]*[.C675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5]+1" office:value-type="date" office:date-value="2022-11-06" calcext:value-type="date">
            <text:p>6-Nov-2022</text:p>
          </table:table-cell>
          <table:table-cell table:style-name="ce2" table:formula="of:=INDEX([.$N$5:.$P$28];MATCH(MONTH([.A676])&amp;YEAR([.A676]);[.$P$5:.$P$28];0);2)" office:value-type="float" office:value="570" calcext:value-type="float">
            <text:p>570</text:p>
          </table:table-cell>
          <table:table-cell table:style-name="ce2" table:formula="of:=DAY(EOMONTH([.A676];0))" office:value-type="float" office:value="30" calcext:value-type="float">
            <text:p>30</text:p>
          </table:table-cell>
          <table:table-cell table:formula="of:=[.B676]/[.C676]" office:value-type="float" office:value="19" calcext:value-type="float">
            <text:p>19.00</text:p>
          </table:table-cell>
          <table:table-cell table:formula="of:=-0.5*([.F676]&lt;50)+0.6*([.F676]&gt;50)" office:value-type="float" office:value="0.6" calcext:value-type="float">
            <text:p>0.60</text:p>
          </table:table-cell>
          <table:table-cell table:formula="of:=[.F675]*(1+[.G675])" office:value-type="float" office:value="510.82571842777" calcext:value-type="float">
            <text:p>510.8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6]/(1-[.E676])" office:value-type="float" office:value="47.5" calcext:value-type="float">
            <text:p>47.50</text:p>
          </table:table-cell>
          <table:table-cell table:formula="of:=[.H676]-[.D676]" office:value-type="float" office:value="28.5" calcext:value-type="float">
            <text:p>28.50</text:p>
          </table:table-cell>
          <table:table-cell table:style-name="ce3" table:formula="of:=[.H676]*[.C676]" office:value-type="float" office:value="1425" calcext:value-type="float">
            <text:p>1,425.00</text:p>
          </table:table-cell>
          <table:table-cell table:style-name="ce3" table:formula="of:=[.I676]*[.C676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6]+1" office:value-type="date" office:date-value="2022-11-07" calcext:value-type="date">
            <text:p>7-Nov-2022</text:p>
          </table:table-cell>
          <table:table-cell table:style-name="ce2" table:formula="of:=INDEX([.$N$5:.$P$28];MATCH(MONTH([.A677])&amp;YEAR([.A677]);[.$P$5:.$P$28];0);2)" office:value-type="float" office:value="570" calcext:value-type="float">
            <text:p>570</text:p>
          </table:table-cell>
          <table:table-cell table:style-name="ce2" table:formula="of:=DAY(EOMONTH([.A677];0))" office:value-type="float" office:value="30" calcext:value-type="float">
            <text:p>30</text:p>
          </table:table-cell>
          <table:table-cell table:formula="of:=[.B677]/[.C677]" office:value-type="float" office:value="19" calcext:value-type="float">
            <text:p>19.00</text:p>
          </table:table-cell>
          <table:table-cell table:formula="of:=-0.5*([.F677]&lt;50)+0.6*([.F677]&gt;50)" office:value-type="float" office:value="0.6" calcext:value-type="float">
            <text:p>0.60</text:p>
          </table:table-cell>
          <table:table-cell table:formula="of:=[.F676]*(1+[.G676])" office:value-type="float" office:value="515.024285976491" calcext:value-type="float">
            <text:p>515.0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7]/(1-[.E677])" office:value-type="float" office:value="47.5" calcext:value-type="float">
            <text:p>47.50</text:p>
          </table:table-cell>
          <table:table-cell table:formula="of:=[.H677]-[.D677]" office:value-type="float" office:value="28.5" calcext:value-type="float">
            <text:p>28.50</text:p>
          </table:table-cell>
          <table:table-cell table:style-name="ce3" table:formula="of:=[.H677]*[.C677]" office:value-type="float" office:value="1425" calcext:value-type="float">
            <text:p>1,425.00</text:p>
          </table:table-cell>
          <table:table-cell table:style-name="ce3" table:formula="of:=[.I677]*[.C677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7]+1" office:value-type="date" office:date-value="2022-11-08" calcext:value-type="date">
            <text:p>8-Nov-2022</text:p>
          </table:table-cell>
          <table:table-cell table:style-name="ce2" table:formula="of:=INDEX([.$N$5:.$P$28];MATCH(MONTH([.A678])&amp;YEAR([.A678]);[.$P$5:.$P$28];0);2)" office:value-type="float" office:value="570" calcext:value-type="float">
            <text:p>570</text:p>
          </table:table-cell>
          <table:table-cell table:style-name="ce2" table:formula="of:=DAY(EOMONTH([.A678];0))" office:value-type="float" office:value="30" calcext:value-type="float">
            <text:p>30</text:p>
          </table:table-cell>
          <table:table-cell table:formula="of:=[.B678]/[.C678]" office:value-type="float" office:value="19" calcext:value-type="float">
            <text:p>19.00</text:p>
          </table:table-cell>
          <table:table-cell table:formula="of:=-0.5*([.F678]&lt;50)+0.6*([.F678]&gt;50)" office:value-type="float" office:value="0.6" calcext:value-type="float">
            <text:p>0.60</text:p>
          </table:table-cell>
          <table:table-cell table:formula="of:=[.F677]*(1+[.G677])" office:value-type="float" office:value="519.257362299586" calcext:value-type="float">
            <text:p>519.2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8]/(1-[.E678])" office:value-type="float" office:value="47.5" calcext:value-type="float">
            <text:p>47.50</text:p>
          </table:table-cell>
          <table:table-cell table:formula="of:=[.H678]-[.D678]" office:value-type="float" office:value="28.5" calcext:value-type="float">
            <text:p>28.50</text:p>
          </table:table-cell>
          <table:table-cell table:style-name="ce3" table:formula="of:=[.H678]*[.C678]" office:value-type="float" office:value="1425" calcext:value-type="float">
            <text:p>1,425.00</text:p>
          </table:table-cell>
          <table:table-cell table:style-name="ce3" table:formula="of:=[.I678]*[.C678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8]+1" office:value-type="date" office:date-value="2022-11-09" calcext:value-type="date">
            <text:p>9-Nov-2022</text:p>
          </table:table-cell>
          <table:table-cell table:style-name="ce2" table:formula="of:=INDEX([.$N$5:.$P$28];MATCH(MONTH([.A679])&amp;YEAR([.A679]);[.$P$5:.$P$28];0);2)" office:value-type="float" office:value="570" calcext:value-type="float">
            <text:p>570</text:p>
          </table:table-cell>
          <table:table-cell table:style-name="ce2" table:formula="of:=DAY(EOMONTH([.A679];0))" office:value-type="float" office:value="30" calcext:value-type="float">
            <text:p>30</text:p>
          </table:table-cell>
          <table:table-cell table:formula="of:=[.B679]/[.C679]" office:value-type="float" office:value="19" calcext:value-type="float">
            <text:p>19.00</text:p>
          </table:table-cell>
          <table:table-cell table:formula="of:=-0.5*([.F679]&lt;50)+0.6*([.F679]&gt;50)" office:value-type="float" office:value="0.6" calcext:value-type="float">
            <text:p>0.60</text:p>
          </table:table-cell>
          <table:table-cell table:formula="of:=[.F678]*(1+[.G678])" office:value-type="float" office:value="523.525231030815" calcext:value-type="float">
            <text:p>523.5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79]/(1-[.E679])" office:value-type="float" office:value="47.5" calcext:value-type="float">
            <text:p>47.50</text:p>
          </table:table-cell>
          <table:table-cell table:formula="of:=[.H679]-[.D679]" office:value-type="float" office:value="28.5" calcext:value-type="float">
            <text:p>28.50</text:p>
          </table:table-cell>
          <table:table-cell table:style-name="ce3" table:formula="of:=[.H679]*[.C679]" office:value-type="float" office:value="1425" calcext:value-type="float">
            <text:p>1,425.00</text:p>
          </table:table-cell>
          <table:table-cell table:style-name="ce3" table:formula="of:=[.I679]*[.C679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79]+1" office:value-type="date" office:date-value="2022-11-10" calcext:value-type="date">
            <text:p>10-Nov-2022</text:p>
          </table:table-cell>
          <table:table-cell table:style-name="ce2" table:formula="of:=INDEX([.$N$5:.$P$28];MATCH(MONTH([.A680])&amp;YEAR([.A680]);[.$P$5:.$P$28];0);2)" office:value-type="float" office:value="570" calcext:value-type="float">
            <text:p>570</text:p>
          </table:table-cell>
          <table:table-cell table:style-name="ce2" table:formula="of:=DAY(EOMONTH([.A680];0))" office:value-type="float" office:value="30" calcext:value-type="float">
            <text:p>30</text:p>
          </table:table-cell>
          <table:table-cell table:formula="of:=[.B680]/[.C680]" office:value-type="float" office:value="19" calcext:value-type="float">
            <text:p>19.00</text:p>
          </table:table-cell>
          <table:table-cell table:formula="of:=-0.5*([.F680]&lt;50)+0.6*([.F680]&gt;50)" office:value-type="float" office:value="0.6" calcext:value-type="float">
            <text:p>0.60</text:p>
          </table:table-cell>
          <table:table-cell table:formula="of:=[.F679]*(1+[.G679])" office:value-type="float" office:value="527.828178135178" calcext:value-type="float">
            <text:p>527.8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0]/(1-[.E680])" office:value-type="float" office:value="47.5" calcext:value-type="float">
            <text:p>47.50</text:p>
          </table:table-cell>
          <table:table-cell table:formula="of:=[.H680]-[.D680]" office:value-type="float" office:value="28.5" calcext:value-type="float">
            <text:p>28.50</text:p>
          </table:table-cell>
          <table:table-cell table:style-name="ce3" table:formula="of:=[.H680]*[.C680]" office:value-type="float" office:value="1425" calcext:value-type="float">
            <text:p>1,425.00</text:p>
          </table:table-cell>
          <table:table-cell table:style-name="ce3" table:formula="of:=[.I680]*[.C680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0]+1" office:value-type="date" office:date-value="2022-11-11" calcext:value-type="date">
            <text:p>11-Nov-2022</text:p>
          </table:table-cell>
          <table:table-cell table:style-name="ce2" table:formula="of:=INDEX([.$N$5:.$P$28];MATCH(MONTH([.A681])&amp;YEAR([.A681]);[.$P$5:.$P$28];0);2)" office:value-type="float" office:value="570" calcext:value-type="float">
            <text:p>570</text:p>
          </table:table-cell>
          <table:table-cell table:style-name="ce2" table:formula="of:=DAY(EOMONTH([.A681];0))" office:value-type="float" office:value="30" calcext:value-type="float">
            <text:p>30</text:p>
          </table:table-cell>
          <table:table-cell table:formula="of:=[.B681]/[.C681]" office:value-type="float" office:value="19" calcext:value-type="float">
            <text:p>19.00</text:p>
          </table:table-cell>
          <table:table-cell table:formula="of:=-0.5*([.F681]&lt;50)+0.6*([.F681]&gt;50)" office:value-type="float" office:value="0.6" calcext:value-type="float">
            <text:p>0.60</text:p>
          </table:table-cell>
          <table:table-cell table:formula="of:=[.F680]*(1+[.G680])" office:value-type="float" office:value="532.16649192807" calcext:value-type="float">
            <text:p>532.1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1]/(1-[.E681])" office:value-type="float" office:value="47.5" calcext:value-type="float">
            <text:p>47.50</text:p>
          </table:table-cell>
          <table:table-cell table:formula="of:=[.H681]-[.D681]" office:value-type="float" office:value="28.5" calcext:value-type="float">
            <text:p>28.50</text:p>
          </table:table-cell>
          <table:table-cell table:style-name="ce3" table:formula="of:=[.H681]*[.C681]" office:value-type="float" office:value="1425" calcext:value-type="float">
            <text:p>1,425.00</text:p>
          </table:table-cell>
          <table:table-cell table:style-name="ce3" table:formula="of:=[.I681]*[.C681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1]+1" office:value-type="date" office:date-value="2022-11-12" calcext:value-type="date">
            <text:p>12-Nov-2022</text:p>
          </table:table-cell>
          <table:table-cell table:style-name="ce2" table:formula="of:=INDEX([.$N$5:.$P$28];MATCH(MONTH([.A682])&amp;YEAR([.A682]);[.$P$5:.$P$28];0);2)" office:value-type="float" office:value="570" calcext:value-type="float">
            <text:p>570</text:p>
          </table:table-cell>
          <table:table-cell table:style-name="ce2" table:formula="of:=DAY(EOMONTH([.A682];0))" office:value-type="float" office:value="30" calcext:value-type="float">
            <text:p>30</text:p>
          </table:table-cell>
          <table:table-cell table:formula="of:=[.B682]/[.C682]" office:value-type="float" office:value="19" calcext:value-type="float">
            <text:p>19.00</text:p>
          </table:table-cell>
          <table:table-cell table:formula="of:=-0.5*([.F682]&lt;50)+0.6*([.F682]&gt;50)" office:value-type="float" office:value="0.6" calcext:value-type="float">
            <text:p>0.60</text:p>
          </table:table-cell>
          <table:table-cell table:formula="of:=[.F681]*(1+[.G681])" office:value-type="float" office:value="536.540463094602" calcext:value-type="float">
            <text:p>536.5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2]/(1-[.E682])" office:value-type="float" office:value="47.5" calcext:value-type="float">
            <text:p>47.50</text:p>
          </table:table-cell>
          <table:table-cell table:formula="of:=[.H682]-[.D682]" office:value-type="float" office:value="28.5" calcext:value-type="float">
            <text:p>28.50</text:p>
          </table:table-cell>
          <table:table-cell table:style-name="ce3" table:formula="of:=[.H682]*[.C682]" office:value-type="float" office:value="1425" calcext:value-type="float">
            <text:p>1,425.00</text:p>
          </table:table-cell>
          <table:table-cell table:style-name="ce3" table:formula="of:=[.I682]*[.C682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2]+1" office:value-type="date" office:date-value="2022-11-13" calcext:value-type="date">
            <text:p>13-Nov-2022</text:p>
          </table:table-cell>
          <table:table-cell table:style-name="ce2" table:formula="of:=INDEX([.$N$5:.$P$28];MATCH(MONTH([.A683])&amp;YEAR([.A683]);[.$P$5:.$P$28];0);2)" office:value-type="float" office:value="570" calcext:value-type="float">
            <text:p>570</text:p>
          </table:table-cell>
          <table:table-cell table:style-name="ce2" table:formula="of:=DAY(EOMONTH([.A683];0))" office:value-type="float" office:value="30" calcext:value-type="float">
            <text:p>30</text:p>
          </table:table-cell>
          <table:table-cell table:formula="of:=[.B683]/[.C683]" office:value-type="float" office:value="19" calcext:value-type="float">
            <text:p>19.00</text:p>
          </table:table-cell>
          <table:table-cell table:formula="of:=-0.5*([.F683]&lt;50)+0.6*([.F683]&gt;50)" office:value-type="float" office:value="0.6" calcext:value-type="float">
            <text:p>0.60</text:p>
          </table:table-cell>
          <table:table-cell table:formula="of:=[.F682]*(1+[.G682])" office:value-type="float" office:value="540.950384709078" calcext:value-type="float">
            <text:p>540.9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3]/(1-[.E683])" office:value-type="float" office:value="47.5" calcext:value-type="float">
            <text:p>47.50</text:p>
          </table:table-cell>
          <table:table-cell table:formula="of:=[.H683]-[.D683]" office:value-type="float" office:value="28.5" calcext:value-type="float">
            <text:p>28.50</text:p>
          </table:table-cell>
          <table:table-cell table:style-name="ce3" table:formula="of:=[.H683]*[.C683]" office:value-type="float" office:value="1425" calcext:value-type="float">
            <text:p>1,425.00</text:p>
          </table:table-cell>
          <table:table-cell table:style-name="ce3" table:formula="of:=[.I683]*[.C683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3]+1" office:value-type="date" office:date-value="2022-11-14" calcext:value-type="date">
            <text:p>14-Nov-2022</text:p>
          </table:table-cell>
          <table:table-cell table:style-name="ce2" table:formula="of:=INDEX([.$N$5:.$P$28];MATCH(MONTH([.A684])&amp;YEAR([.A684]);[.$P$5:.$P$28];0);2)" office:value-type="float" office:value="570" calcext:value-type="float">
            <text:p>570</text:p>
          </table:table-cell>
          <table:table-cell table:style-name="ce2" table:formula="of:=DAY(EOMONTH([.A684];0))" office:value-type="float" office:value="30" calcext:value-type="float">
            <text:p>30</text:p>
          </table:table-cell>
          <table:table-cell table:formula="of:=[.B684]/[.C684]" office:value-type="float" office:value="19" calcext:value-type="float">
            <text:p>19.00</text:p>
          </table:table-cell>
          <table:table-cell table:formula="of:=-0.5*([.F684]&lt;50)+0.6*([.F684]&gt;50)" office:value-type="float" office:value="0.6" calcext:value-type="float">
            <text:p>0.60</text:p>
          </table:table-cell>
          <table:table-cell table:formula="of:=[.F683]*(1+[.G683])" office:value-type="float" office:value="545.396552254632" calcext:value-type="float">
            <text:p>545.4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4]/(1-[.E684])" office:value-type="float" office:value="47.5" calcext:value-type="float">
            <text:p>47.50</text:p>
          </table:table-cell>
          <table:table-cell table:formula="of:=[.H684]-[.D684]" office:value-type="float" office:value="28.5" calcext:value-type="float">
            <text:p>28.50</text:p>
          </table:table-cell>
          <table:table-cell table:style-name="ce3" table:formula="of:=[.H684]*[.C684]" office:value-type="float" office:value="1425" calcext:value-type="float">
            <text:p>1,425.00</text:p>
          </table:table-cell>
          <table:table-cell table:style-name="ce3" table:formula="of:=[.I684]*[.C684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4]+1" office:value-type="date" office:date-value="2022-11-15" calcext:value-type="date">
            <text:p>15-Nov-2022</text:p>
          </table:table-cell>
          <table:table-cell table:style-name="ce2" table:formula="of:=INDEX([.$N$5:.$P$28];MATCH(MONTH([.A685])&amp;YEAR([.A685]);[.$P$5:.$P$28];0);2)" office:value-type="float" office:value="570" calcext:value-type="float">
            <text:p>570</text:p>
          </table:table-cell>
          <table:table-cell table:style-name="ce2" table:formula="of:=DAY(EOMONTH([.A685];0))" office:value-type="float" office:value="30" calcext:value-type="float">
            <text:p>30</text:p>
          </table:table-cell>
          <table:table-cell table:formula="of:=[.B685]/[.C685]" office:value-type="float" office:value="19" calcext:value-type="float">
            <text:p>19.00</text:p>
          </table:table-cell>
          <table:table-cell table:formula="of:=-0.5*([.F685]&lt;50)+0.6*([.F685]&gt;50)" office:value-type="float" office:value="0.6" calcext:value-type="float">
            <text:p>0.60</text:p>
          </table:table-cell>
          <table:table-cell table:formula="of:=[.F684]*(1+[.G684])" office:value-type="float" office:value="549.879263643027" calcext:value-type="float">
            <text:p>549.8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5]/(1-[.E685])" office:value-type="float" office:value="47.5" calcext:value-type="float">
            <text:p>47.50</text:p>
          </table:table-cell>
          <table:table-cell table:formula="of:=[.H685]-[.D685]" office:value-type="float" office:value="28.5" calcext:value-type="float">
            <text:p>28.50</text:p>
          </table:table-cell>
          <table:table-cell table:style-name="ce3" table:formula="of:=[.H685]*[.C685]" office:value-type="float" office:value="1425" calcext:value-type="float">
            <text:p>1,425.00</text:p>
          </table:table-cell>
          <table:table-cell table:style-name="ce3" table:formula="of:=[.I685]*[.C685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5]+1" office:value-type="date" office:date-value="2022-11-16" calcext:value-type="date">
            <text:p>16-Nov-2022</text:p>
          </table:table-cell>
          <table:table-cell table:style-name="ce2" table:formula="of:=INDEX([.$N$5:.$P$28];MATCH(MONTH([.A686])&amp;YEAR([.A686]);[.$P$5:.$P$28];0);2)" office:value-type="float" office:value="570" calcext:value-type="float">
            <text:p>570</text:p>
          </table:table-cell>
          <table:table-cell table:style-name="ce2" table:formula="of:=DAY(EOMONTH([.A686];0))" office:value-type="float" office:value="30" calcext:value-type="float">
            <text:p>30</text:p>
          </table:table-cell>
          <table:table-cell table:formula="of:=[.B686]/[.C686]" office:value-type="float" office:value="19" calcext:value-type="float">
            <text:p>19.00</text:p>
          </table:table-cell>
          <table:table-cell table:formula="of:=-0.5*([.F686]&lt;50)+0.6*([.F686]&gt;50)" office:value-type="float" office:value="0.6" calcext:value-type="float">
            <text:p>0.60</text:p>
          </table:table-cell>
          <table:table-cell table:formula="of:=[.F685]*(1+[.G685])" office:value-type="float" office:value="554.398819234613" calcext:value-type="float">
            <text:p>554.4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6]/(1-[.E686])" office:value-type="float" office:value="47.5" calcext:value-type="float">
            <text:p>47.50</text:p>
          </table:table-cell>
          <table:table-cell table:formula="of:=[.H686]-[.D686]" office:value-type="float" office:value="28.5" calcext:value-type="float">
            <text:p>28.50</text:p>
          </table:table-cell>
          <table:table-cell table:style-name="ce3" table:formula="of:=[.H686]*[.C686]" office:value-type="float" office:value="1425" calcext:value-type="float">
            <text:p>1,425.00</text:p>
          </table:table-cell>
          <table:table-cell table:style-name="ce3" table:formula="of:=[.I686]*[.C686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6]+1" office:value-type="date" office:date-value="2022-11-17" calcext:value-type="date">
            <text:p>17-Nov-2022</text:p>
          </table:table-cell>
          <table:table-cell table:style-name="ce2" table:formula="of:=INDEX([.$N$5:.$P$28];MATCH(MONTH([.A687])&amp;YEAR([.A687]);[.$P$5:.$P$28];0);2)" office:value-type="float" office:value="570" calcext:value-type="float">
            <text:p>570</text:p>
          </table:table-cell>
          <table:table-cell table:style-name="ce2" table:formula="of:=DAY(EOMONTH([.A687];0))" office:value-type="float" office:value="30" calcext:value-type="float">
            <text:p>30</text:p>
          </table:table-cell>
          <table:table-cell table:formula="of:=[.B687]/[.C687]" office:value-type="float" office:value="19" calcext:value-type="float">
            <text:p>19.00</text:p>
          </table:table-cell>
          <table:table-cell table:formula="of:=-0.5*([.F687]&lt;50)+0.6*([.F687]&gt;50)" office:value-type="float" office:value="0.6" calcext:value-type="float">
            <text:p>0.60</text:p>
          </table:table-cell>
          <table:table-cell table:formula="of:=[.F686]*(1+[.G686])" office:value-type="float" office:value="558.955521858459" calcext:value-type="float">
            <text:p>558.9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7]/(1-[.E687])" office:value-type="float" office:value="47.5" calcext:value-type="float">
            <text:p>47.50</text:p>
          </table:table-cell>
          <table:table-cell table:formula="of:=[.H687]-[.D687]" office:value-type="float" office:value="28.5" calcext:value-type="float">
            <text:p>28.50</text:p>
          </table:table-cell>
          <table:table-cell table:style-name="ce3" table:formula="of:=[.H687]*[.C687]" office:value-type="float" office:value="1425" calcext:value-type="float">
            <text:p>1,425.00</text:p>
          </table:table-cell>
          <table:table-cell table:style-name="ce3" table:formula="of:=[.I687]*[.C687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7]+1" office:value-type="date" office:date-value="2022-11-18" calcext:value-type="date">
            <text:p>18-Nov-2022</text:p>
          </table:table-cell>
          <table:table-cell table:style-name="ce2" table:formula="of:=INDEX([.$N$5:.$P$28];MATCH(MONTH([.A688])&amp;YEAR([.A688]);[.$P$5:.$P$28];0);2)" office:value-type="float" office:value="570" calcext:value-type="float">
            <text:p>570</text:p>
          </table:table-cell>
          <table:table-cell table:style-name="ce2" table:formula="of:=DAY(EOMONTH([.A688];0))" office:value-type="float" office:value="30" calcext:value-type="float">
            <text:p>30</text:p>
          </table:table-cell>
          <table:table-cell table:formula="of:=[.B688]/[.C688]" office:value-type="float" office:value="19" calcext:value-type="float">
            <text:p>19.00</text:p>
          </table:table-cell>
          <table:table-cell table:formula="of:=-0.5*([.F688]&lt;50)+0.6*([.F688]&gt;50)" office:value-type="float" office:value="0.6" calcext:value-type="float">
            <text:p>0.60</text:p>
          </table:table-cell>
          <table:table-cell table:formula="of:=[.F687]*(1+[.G687])" office:value-type="float" office:value="563.549676832639" calcext:value-type="float">
            <text:p>563.5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8]/(1-[.E688])" office:value-type="float" office:value="47.5" calcext:value-type="float">
            <text:p>47.50</text:p>
          </table:table-cell>
          <table:table-cell table:formula="of:=[.H688]-[.D688]" office:value-type="float" office:value="28.5" calcext:value-type="float">
            <text:p>28.50</text:p>
          </table:table-cell>
          <table:table-cell table:style-name="ce3" table:formula="of:=[.H688]*[.C688]" office:value-type="float" office:value="1425" calcext:value-type="float">
            <text:p>1,425.00</text:p>
          </table:table-cell>
          <table:table-cell table:style-name="ce3" table:formula="of:=[.I688]*[.C688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8]+1" office:value-type="date" office:date-value="2022-11-19" calcext:value-type="date">
            <text:p>19-Nov-2022</text:p>
          </table:table-cell>
          <table:table-cell table:style-name="ce2" table:formula="of:=INDEX([.$N$5:.$P$28];MATCH(MONTH([.A689])&amp;YEAR([.A689]);[.$P$5:.$P$28];0);2)" office:value-type="float" office:value="570" calcext:value-type="float">
            <text:p>570</text:p>
          </table:table-cell>
          <table:table-cell table:style-name="ce2" table:formula="of:=DAY(EOMONTH([.A689];0))" office:value-type="float" office:value="30" calcext:value-type="float">
            <text:p>30</text:p>
          </table:table-cell>
          <table:table-cell table:formula="of:=[.B689]/[.C689]" office:value-type="float" office:value="19" calcext:value-type="float">
            <text:p>19.00</text:p>
          </table:table-cell>
          <table:table-cell table:formula="of:=-0.5*([.F689]&lt;50)+0.6*([.F689]&gt;50)" office:value-type="float" office:value="0.6" calcext:value-type="float">
            <text:p>0.60</text:p>
          </table:table-cell>
          <table:table-cell table:formula="of:=[.F688]*(1+[.G688])" office:value-type="float" office:value="568.181591984688" calcext:value-type="float">
            <text:p>568.1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89]/(1-[.E689])" office:value-type="float" office:value="47.5" calcext:value-type="float">
            <text:p>47.50</text:p>
          </table:table-cell>
          <table:table-cell table:formula="of:=[.H689]-[.D689]" office:value-type="float" office:value="28.5" calcext:value-type="float">
            <text:p>28.50</text:p>
          </table:table-cell>
          <table:table-cell table:style-name="ce3" table:formula="of:=[.H689]*[.C689]" office:value-type="float" office:value="1425" calcext:value-type="float">
            <text:p>1,425.00</text:p>
          </table:table-cell>
          <table:table-cell table:style-name="ce3" table:formula="of:=[.I689]*[.C689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89]+1" office:value-type="date" office:date-value="2022-11-20" calcext:value-type="date">
            <text:p>20-Nov-2022</text:p>
          </table:table-cell>
          <table:table-cell table:style-name="ce2" table:formula="of:=INDEX([.$N$5:.$P$28];MATCH(MONTH([.A690])&amp;YEAR([.A690]);[.$P$5:.$P$28];0);2)" office:value-type="float" office:value="570" calcext:value-type="float">
            <text:p>570</text:p>
          </table:table-cell>
          <table:table-cell table:style-name="ce2" table:formula="of:=DAY(EOMONTH([.A690];0))" office:value-type="float" office:value="30" calcext:value-type="float">
            <text:p>30</text:p>
          </table:table-cell>
          <table:table-cell table:formula="of:=[.B690]/[.C690]" office:value-type="float" office:value="19" calcext:value-type="float">
            <text:p>19.00</text:p>
          </table:table-cell>
          <table:table-cell table:formula="of:=-0.5*([.F690]&lt;50)+0.6*([.F690]&gt;50)" office:value-type="float" office:value="0.6" calcext:value-type="float">
            <text:p>0.60</text:p>
          </table:table-cell>
          <table:table-cell table:formula="of:=[.F689]*(1+[.G689])" office:value-type="float" office:value="572.851577672233" calcext:value-type="float">
            <text:p>572.8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0]/(1-[.E690])" office:value-type="float" office:value="47.5" calcext:value-type="float">
            <text:p>47.50</text:p>
          </table:table-cell>
          <table:table-cell table:formula="of:=[.H690]-[.D690]" office:value-type="float" office:value="28.5" calcext:value-type="float">
            <text:p>28.50</text:p>
          </table:table-cell>
          <table:table-cell table:style-name="ce3" table:formula="of:=[.H690]*[.C690]" office:value-type="float" office:value="1425" calcext:value-type="float">
            <text:p>1,425.00</text:p>
          </table:table-cell>
          <table:table-cell table:style-name="ce3" table:formula="of:=[.I690]*[.C690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0]+1" office:value-type="date" office:date-value="2022-11-21" calcext:value-type="date">
            <text:p>21-Nov-2022</text:p>
          </table:table-cell>
          <table:table-cell table:style-name="ce2" table:formula="of:=INDEX([.$N$5:.$P$28];MATCH(MONTH([.A691])&amp;YEAR([.A691]);[.$P$5:.$P$28];0);2)" office:value-type="float" office:value="570" calcext:value-type="float">
            <text:p>570</text:p>
          </table:table-cell>
          <table:table-cell table:style-name="ce2" table:formula="of:=DAY(EOMONTH([.A691];0))" office:value-type="float" office:value="30" calcext:value-type="float">
            <text:p>30</text:p>
          </table:table-cell>
          <table:table-cell table:formula="of:=[.B691]/[.C691]" office:value-type="float" office:value="19" calcext:value-type="float">
            <text:p>19.00</text:p>
          </table:table-cell>
          <table:table-cell table:formula="of:=-0.5*([.F691]&lt;50)+0.6*([.F691]&gt;50)" office:value-type="float" office:value="0.6" calcext:value-type="float">
            <text:p>0.60</text:p>
          </table:table-cell>
          <table:table-cell table:formula="of:=[.F690]*(1+[.G690])" office:value-type="float" office:value="577.559946803786" calcext:value-type="float">
            <text:p>577.5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1]/(1-[.E691])" office:value-type="float" office:value="47.5" calcext:value-type="float">
            <text:p>47.50</text:p>
          </table:table-cell>
          <table:table-cell table:formula="of:=[.H691]-[.D691]" office:value-type="float" office:value="28.5" calcext:value-type="float">
            <text:p>28.50</text:p>
          </table:table-cell>
          <table:table-cell table:style-name="ce3" table:formula="of:=[.H691]*[.C691]" office:value-type="float" office:value="1425" calcext:value-type="float">
            <text:p>1,425.00</text:p>
          </table:table-cell>
          <table:table-cell table:style-name="ce3" table:formula="of:=[.I691]*[.C691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1]+1" office:value-type="date" office:date-value="2022-11-22" calcext:value-type="date">
            <text:p>22-Nov-2022</text:p>
          </table:table-cell>
          <table:table-cell table:style-name="ce2" table:formula="of:=INDEX([.$N$5:.$P$28];MATCH(MONTH([.A692])&amp;YEAR([.A692]);[.$P$5:.$P$28];0);2)" office:value-type="float" office:value="570" calcext:value-type="float">
            <text:p>570</text:p>
          </table:table-cell>
          <table:table-cell table:style-name="ce2" table:formula="of:=DAY(EOMONTH([.A692];0))" office:value-type="float" office:value="30" calcext:value-type="float">
            <text:p>30</text:p>
          </table:table-cell>
          <table:table-cell table:formula="of:=[.B692]/[.C692]" office:value-type="float" office:value="19" calcext:value-type="float">
            <text:p>19.00</text:p>
          </table:table-cell>
          <table:table-cell table:formula="of:=-0.5*([.F692]&lt;50)+0.6*([.F692]&gt;50)" office:value-type="float" office:value="0.6" calcext:value-type="float">
            <text:p>0.60</text:p>
          </table:table-cell>
          <table:table-cell table:formula="of:=[.F691]*(1+[.G691])" office:value-type="float" office:value="582.307014859707" calcext:value-type="float">
            <text:p>582.3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2]/(1-[.E692])" office:value-type="float" office:value="47.5" calcext:value-type="float">
            <text:p>47.50</text:p>
          </table:table-cell>
          <table:table-cell table:formula="of:=[.H692]-[.D692]" office:value-type="float" office:value="28.5" calcext:value-type="float">
            <text:p>28.50</text:p>
          </table:table-cell>
          <table:table-cell table:style-name="ce3" table:formula="of:=[.H692]*[.C692]" office:value-type="float" office:value="1425" calcext:value-type="float">
            <text:p>1,425.00</text:p>
          </table:table-cell>
          <table:table-cell table:style-name="ce3" table:formula="of:=[.I692]*[.C692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2]+1" office:value-type="date" office:date-value="2022-11-23" calcext:value-type="date">
            <text:p>23-Nov-2022</text:p>
          </table:table-cell>
          <table:table-cell table:style-name="ce2" table:formula="of:=INDEX([.$N$5:.$P$28];MATCH(MONTH([.A693])&amp;YEAR([.A693]);[.$P$5:.$P$28];0);2)" office:value-type="float" office:value="570" calcext:value-type="float">
            <text:p>570</text:p>
          </table:table-cell>
          <table:table-cell table:style-name="ce2" table:formula="of:=DAY(EOMONTH([.A693];0))" office:value-type="float" office:value="30" calcext:value-type="float">
            <text:p>30</text:p>
          </table:table-cell>
          <table:table-cell table:formula="of:=[.B693]/[.C693]" office:value-type="float" office:value="19" calcext:value-type="float">
            <text:p>19.00</text:p>
          </table:table-cell>
          <table:table-cell table:formula="of:=-0.5*([.F693]&lt;50)+0.6*([.F693]&gt;50)" office:value-type="float" office:value="0.6" calcext:value-type="float">
            <text:p>0.60</text:p>
          </table:table-cell>
          <table:table-cell table:formula="of:=[.F692]*(1+[.G692])" office:value-type="float" office:value="587.093099913349" calcext:value-type="float">
            <text:p>587.0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3]/(1-[.E693])" office:value-type="float" office:value="47.5" calcext:value-type="float">
            <text:p>47.50</text:p>
          </table:table-cell>
          <table:table-cell table:formula="of:=[.H693]-[.D693]" office:value-type="float" office:value="28.5" calcext:value-type="float">
            <text:p>28.50</text:p>
          </table:table-cell>
          <table:table-cell table:style-name="ce3" table:formula="of:=[.H693]*[.C693]" office:value-type="float" office:value="1425" calcext:value-type="float">
            <text:p>1,425.00</text:p>
          </table:table-cell>
          <table:table-cell table:style-name="ce3" table:formula="of:=[.I693]*[.C693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3]+1" office:value-type="date" office:date-value="2022-11-24" calcext:value-type="date">
            <text:p>24-Nov-2022</text:p>
          </table:table-cell>
          <table:table-cell table:style-name="ce2" table:formula="of:=INDEX([.$N$5:.$P$28];MATCH(MONTH([.A694])&amp;YEAR([.A694]);[.$P$5:.$P$28];0);2)" office:value-type="float" office:value="570" calcext:value-type="float">
            <text:p>570</text:p>
          </table:table-cell>
          <table:table-cell table:style-name="ce2" table:formula="of:=DAY(EOMONTH([.A694];0))" office:value-type="float" office:value="30" calcext:value-type="float">
            <text:p>30</text:p>
          </table:table-cell>
          <table:table-cell table:formula="of:=[.B694]/[.C694]" office:value-type="float" office:value="19" calcext:value-type="float">
            <text:p>19.00</text:p>
          </table:table-cell>
          <table:table-cell table:formula="of:=-0.5*([.F694]&lt;50)+0.6*([.F694]&gt;50)" office:value-type="float" office:value="0.6" calcext:value-type="float">
            <text:p>0.60</text:p>
          </table:table-cell>
          <table:table-cell table:formula="of:=[.F693]*(1+[.G693])" office:value-type="float" office:value="591.918522652363" calcext:value-type="float">
            <text:p>591.9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4]/(1-[.E694])" office:value-type="float" office:value="47.5" calcext:value-type="float">
            <text:p>47.50</text:p>
          </table:table-cell>
          <table:table-cell table:formula="of:=[.H694]-[.D694]" office:value-type="float" office:value="28.5" calcext:value-type="float">
            <text:p>28.50</text:p>
          </table:table-cell>
          <table:table-cell table:style-name="ce3" table:formula="of:=[.H694]*[.C694]" office:value-type="float" office:value="1425" calcext:value-type="float">
            <text:p>1,425.00</text:p>
          </table:table-cell>
          <table:table-cell table:style-name="ce3" table:formula="of:=[.I694]*[.C694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4]+1" office:value-type="date" office:date-value="2022-11-25" calcext:value-type="date">
            <text:p>25-Nov-2022</text:p>
          </table:table-cell>
          <table:table-cell table:style-name="ce2" table:formula="of:=INDEX([.$N$5:.$P$28];MATCH(MONTH([.A695])&amp;YEAR([.A695]);[.$P$5:.$P$28];0);2)" office:value-type="float" office:value="570" calcext:value-type="float">
            <text:p>570</text:p>
          </table:table-cell>
          <table:table-cell table:style-name="ce2" table:formula="of:=DAY(EOMONTH([.A695];0))" office:value-type="float" office:value="30" calcext:value-type="float">
            <text:p>30</text:p>
          </table:table-cell>
          <table:table-cell table:formula="of:=[.B695]/[.C695]" office:value-type="float" office:value="19" calcext:value-type="float">
            <text:p>19.00</text:p>
          </table:table-cell>
          <table:table-cell table:formula="of:=-0.5*([.F695]&lt;50)+0.6*([.F695]&gt;50)" office:value-type="float" office:value="0.6" calcext:value-type="float">
            <text:p>0.60</text:p>
          </table:table-cell>
          <table:table-cell table:formula="of:=[.F694]*(1+[.G694])" office:value-type="float" office:value="596.78360640019" calcext:value-type="float">
            <text:p>596.7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5]/(1-[.E695])" office:value-type="float" office:value="47.5" calcext:value-type="float">
            <text:p>47.50</text:p>
          </table:table-cell>
          <table:table-cell table:formula="of:=[.H695]-[.D695]" office:value-type="float" office:value="28.5" calcext:value-type="float">
            <text:p>28.50</text:p>
          </table:table-cell>
          <table:table-cell table:style-name="ce3" table:formula="of:=[.H695]*[.C695]" office:value-type="float" office:value="1425" calcext:value-type="float">
            <text:p>1,425.00</text:p>
          </table:table-cell>
          <table:table-cell table:style-name="ce3" table:formula="of:=[.I695]*[.C695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5]+1" office:value-type="date" office:date-value="2022-11-26" calcext:value-type="date">
            <text:p>26-Nov-2022</text:p>
          </table:table-cell>
          <table:table-cell table:style-name="ce2" table:formula="of:=INDEX([.$N$5:.$P$28];MATCH(MONTH([.A696])&amp;YEAR([.A696]);[.$P$5:.$P$28];0);2)" office:value-type="float" office:value="570" calcext:value-type="float">
            <text:p>570</text:p>
          </table:table-cell>
          <table:table-cell table:style-name="ce2" table:formula="of:=DAY(EOMONTH([.A696];0))" office:value-type="float" office:value="30" calcext:value-type="float">
            <text:p>30</text:p>
          </table:table-cell>
          <table:table-cell table:formula="of:=[.B696]/[.C696]" office:value-type="float" office:value="19" calcext:value-type="float">
            <text:p>19.00</text:p>
          </table:table-cell>
          <table:table-cell table:formula="of:=-0.5*([.F696]&lt;50)+0.6*([.F696]&gt;50)" office:value-type="float" office:value="0.6" calcext:value-type="float">
            <text:p>0.60</text:p>
          </table:table-cell>
          <table:table-cell table:formula="of:=[.F695]*(1+[.G695])" office:value-type="float" office:value="601.688677137726" calcext:value-type="float">
            <text:p>601.6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6]/(1-[.E696])" office:value-type="float" office:value="47.5" calcext:value-type="float">
            <text:p>47.50</text:p>
          </table:table-cell>
          <table:table-cell table:formula="of:=[.H696]-[.D696]" office:value-type="float" office:value="28.5" calcext:value-type="float">
            <text:p>28.50</text:p>
          </table:table-cell>
          <table:table-cell table:style-name="ce3" table:formula="of:=[.H696]*[.C696]" office:value-type="float" office:value="1425" calcext:value-type="float">
            <text:p>1,425.00</text:p>
          </table:table-cell>
          <table:table-cell table:style-name="ce3" table:formula="of:=[.I696]*[.C696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6]+1" office:value-type="date" office:date-value="2022-11-27" calcext:value-type="date">
            <text:p>27-Nov-2022</text:p>
          </table:table-cell>
          <table:table-cell table:style-name="ce2" table:formula="of:=INDEX([.$N$5:.$P$28];MATCH(MONTH([.A697])&amp;YEAR([.A697]);[.$P$5:.$P$28];0);2)" office:value-type="float" office:value="570" calcext:value-type="float">
            <text:p>570</text:p>
          </table:table-cell>
          <table:table-cell table:style-name="ce2" table:formula="of:=DAY(EOMONTH([.A697];0))" office:value-type="float" office:value="30" calcext:value-type="float">
            <text:p>30</text:p>
          </table:table-cell>
          <table:table-cell table:formula="of:=[.B697]/[.C697]" office:value-type="float" office:value="19" calcext:value-type="float">
            <text:p>19.00</text:p>
          </table:table-cell>
          <table:table-cell table:formula="of:=-0.5*([.F697]&lt;50)+0.6*([.F697]&gt;50)" office:value-type="float" office:value="0.6" calcext:value-type="float">
            <text:p>0.60</text:p>
          </table:table-cell>
          <table:table-cell table:formula="of:=[.F696]*(1+[.G696])" office:value-type="float" office:value="606.63406352516" calcext:value-type="float">
            <text:p>606.6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7]/(1-[.E697])" office:value-type="float" office:value="47.5" calcext:value-type="float">
            <text:p>47.50</text:p>
          </table:table-cell>
          <table:table-cell table:formula="of:=[.H697]-[.D697]" office:value-type="float" office:value="28.5" calcext:value-type="float">
            <text:p>28.50</text:p>
          </table:table-cell>
          <table:table-cell table:style-name="ce3" table:formula="of:=[.H697]*[.C697]" office:value-type="float" office:value="1425" calcext:value-type="float">
            <text:p>1,425.00</text:p>
          </table:table-cell>
          <table:table-cell table:style-name="ce3" table:formula="of:=[.I697]*[.C697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7]+1" office:value-type="date" office:date-value="2022-11-28" calcext:value-type="date">
            <text:p>28-Nov-2022</text:p>
          </table:table-cell>
          <table:table-cell table:style-name="ce2" table:formula="of:=INDEX([.$N$5:.$P$28];MATCH(MONTH([.A698])&amp;YEAR([.A698]);[.$P$5:.$P$28];0);2)" office:value-type="float" office:value="570" calcext:value-type="float">
            <text:p>570</text:p>
          </table:table-cell>
          <table:table-cell table:style-name="ce2" table:formula="of:=DAY(EOMONTH([.A698];0))" office:value-type="float" office:value="30" calcext:value-type="float">
            <text:p>30</text:p>
          </table:table-cell>
          <table:table-cell table:formula="of:=[.B698]/[.C698]" office:value-type="float" office:value="19" calcext:value-type="float">
            <text:p>19.00</text:p>
          </table:table-cell>
          <table:table-cell table:formula="of:=-0.5*([.F698]&lt;50)+0.6*([.F698]&gt;50)" office:value-type="float" office:value="0.6" calcext:value-type="float">
            <text:p>0.60</text:p>
          </table:table-cell>
          <table:table-cell table:formula="of:=[.F697]*(1+[.G697])" office:value-type="float" office:value="611.620096923997" calcext:value-type="float">
            <text:p>611.6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8]/(1-[.E698])" office:value-type="float" office:value="47.5" calcext:value-type="float">
            <text:p>47.50</text:p>
          </table:table-cell>
          <table:table-cell table:formula="of:=[.H698]-[.D698]" office:value-type="float" office:value="28.5" calcext:value-type="float">
            <text:p>28.50</text:p>
          </table:table-cell>
          <table:table-cell table:style-name="ce3" table:formula="of:=[.H698]*[.C698]" office:value-type="float" office:value="1425" calcext:value-type="float">
            <text:p>1,425.00</text:p>
          </table:table-cell>
          <table:table-cell table:style-name="ce3" table:formula="of:=[.I698]*[.C698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8]+1" office:value-type="date" office:date-value="2022-11-29" calcext:value-type="date">
            <text:p>29-Nov-2022</text:p>
          </table:table-cell>
          <table:table-cell table:style-name="ce2" table:formula="of:=INDEX([.$N$5:.$P$28];MATCH(MONTH([.A699])&amp;YEAR([.A699]);[.$P$5:.$P$28];0);2)" office:value-type="float" office:value="570" calcext:value-type="float">
            <text:p>570</text:p>
          </table:table-cell>
          <table:table-cell table:style-name="ce2" table:formula="of:=DAY(EOMONTH([.A699];0))" office:value-type="float" office:value="30" calcext:value-type="float">
            <text:p>30</text:p>
          </table:table-cell>
          <table:table-cell table:formula="of:=[.B699]/[.C699]" office:value-type="float" office:value="19" calcext:value-type="float">
            <text:p>19.00</text:p>
          </table:table-cell>
          <table:table-cell table:formula="of:=-0.5*([.F699]&lt;50)+0.6*([.F699]&gt;50)" office:value-type="float" office:value="0.6" calcext:value-type="float">
            <text:p>0.60</text:p>
          </table:table-cell>
          <table:table-cell table:formula="of:=[.F698]*(1+[.G698])" office:value-type="float" office:value="616.647111419263" calcext:value-type="float">
            <text:p>616.6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699]/(1-[.E699])" office:value-type="float" office:value="47.5" calcext:value-type="float">
            <text:p>47.50</text:p>
          </table:table-cell>
          <table:table-cell table:formula="of:=[.H699]-[.D699]" office:value-type="float" office:value="28.5" calcext:value-type="float">
            <text:p>28.50</text:p>
          </table:table-cell>
          <table:table-cell table:style-name="ce3" table:formula="of:=[.H699]*[.C699]" office:value-type="float" office:value="1425" calcext:value-type="float">
            <text:p>1,425.00</text:p>
          </table:table-cell>
          <table:table-cell table:style-name="ce3" table:formula="of:=[.I699]*[.C699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699]+1" office:value-type="date" office:date-value="2022-11-30" calcext:value-type="date">
            <text:p>30-Nov-2022</text:p>
          </table:table-cell>
          <table:table-cell table:style-name="ce2" table:formula="of:=INDEX([.$N$5:.$P$28];MATCH(MONTH([.A700])&amp;YEAR([.A700]);[.$P$5:.$P$28];0);2)" office:value-type="float" office:value="570" calcext:value-type="float">
            <text:p>570</text:p>
          </table:table-cell>
          <table:table-cell table:style-name="ce2" table:formula="of:=DAY(EOMONTH([.A700];0))" office:value-type="float" office:value="30" calcext:value-type="float">
            <text:p>30</text:p>
          </table:table-cell>
          <table:table-cell table:formula="of:=[.B700]/[.C700]" office:value-type="float" office:value="19" calcext:value-type="float">
            <text:p>19.00</text:p>
          </table:table-cell>
          <table:table-cell table:formula="of:=-0.5*([.F700]&lt;50)+0.6*([.F700]&gt;50)" office:value-type="float" office:value="0.6" calcext:value-type="float">
            <text:p>0.60</text:p>
          </table:table-cell>
          <table:table-cell table:formula="of:=[.F699]*(1+[.G699])" office:value-type="float" office:value="621.715443841887" calcext:value-type="float">
            <text:p>621.7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0]/(1-[.E700])" office:value-type="float" office:value="47.5" calcext:value-type="float">
            <text:p>47.50</text:p>
          </table:table-cell>
          <table:table-cell table:formula="of:=[.H700]-[.D700]" office:value-type="float" office:value="28.5" calcext:value-type="float">
            <text:p>28.50</text:p>
          </table:table-cell>
          <table:table-cell table:style-name="ce3" table:formula="of:=[.H700]*[.C700]" office:value-type="float" office:value="1425" calcext:value-type="float">
            <text:p>1,425.00</text:p>
          </table:table-cell>
          <table:table-cell table:style-name="ce3" table:formula="of:=[.I700]*[.C700]" office:value-type="float" office:value="855" calcext:value-type="float">
            <text:p>855.00</text:p>
          </table:table-cell>
          <table:table-cell table:number-columns-repeated="7"/>
        </table:table-row>
        <table:table-row table:style-name="ro1">
          <table:table-cell table:formula="of:=[.A700]+1" office:value-type="date" office:date-value="2022-12-01" calcext:value-type="date">
            <text:p>1-Dec-2022</text:p>
          </table:table-cell>
          <table:table-cell table:style-name="ce2" table:formula="of:=INDEX([.$N$5:.$P$28];MATCH(MONTH([.A701])&amp;YEAR([.A701]);[.$P$5:.$P$28];0);2)" office:value-type="float" office:value="620" calcext:value-type="float">
            <text:p>620</text:p>
          </table:table-cell>
          <table:table-cell table:style-name="ce2" table:formula="of:=DAY(EOMONTH([.A701];0))" office:value-type="float" office:value="31" calcext:value-type="float">
            <text:p>31</text:p>
          </table:table-cell>
          <table:table-cell table:formula="of:=[.B701]/[.C701]" office:value-type="float" office:value="20" calcext:value-type="float">
            <text:p>20.00</text:p>
          </table:table-cell>
          <table:table-cell table:formula="of:=-0.5*([.F701]&lt;50)+0.6*([.F701]&gt;50)" office:value-type="float" office:value="0.6" calcext:value-type="float">
            <text:p>0.60</text:p>
          </table:table-cell>
          <table:table-cell table:formula="of:=[.F700]*(1+[.G700])" office:value-type="float" office:value="626.825433791272" calcext:value-type="float">
            <text:p>626.8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1]/(1-[.E701])" office:value-type="float" office:value="50" calcext:value-type="float">
            <text:p>50.00</text:p>
          </table:table-cell>
          <table:table-cell table:formula="of:=[.H701]-[.D701]" office:value-type="float" office:value="30" calcext:value-type="float">
            <text:p>30.00</text:p>
          </table:table-cell>
          <table:table-cell table:style-name="ce3" table:formula="of:=[.H701]*[.C701]" office:value-type="float" office:value="1550" calcext:value-type="float">
            <text:p>1,550.00</text:p>
          </table:table-cell>
          <table:table-cell table:style-name="ce3" table:formula="of:=[.I701]*[.C701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1]+1" office:value-type="date" office:date-value="2022-12-02" calcext:value-type="date">
            <text:p>2-Dec-2022</text:p>
          </table:table-cell>
          <table:table-cell table:style-name="ce2" table:formula="of:=INDEX([.$N$5:.$P$28];MATCH(MONTH([.A702])&amp;YEAR([.A702]);[.$P$5:.$P$28];0);2)" office:value-type="float" office:value="620" calcext:value-type="float">
            <text:p>620</text:p>
          </table:table-cell>
          <table:table-cell table:style-name="ce2" table:formula="of:=DAY(EOMONTH([.A702];0))" office:value-type="float" office:value="31" calcext:value-type="float">
            <text:p>31</text:p>
          </table:table-cell>
          <table:table-cell table:formula="of:=[.B702]/[.C702]" office:value-type="float" office:value="20" calcext:value-type="float">
            <text:p>20.00</text:p>
          </table:table-cell>
          <table:table-cell table:formula="of:=-0.5*([.F702]&lt;50)+0.6*([.F702]&gt;50)" office:value-type="float" office:value="0.6" calcext:value-type="float">
            <text:p>0.60</text:p>
          </table:table-cell>
          <table:table-cell table:formula="of:=[.F701]*(1+[.G701])" office:value-type="float" office:value="631.97742365805" calcext:value-type="float">
            <text:p>631.9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2]/(1-[.E702])" office:value-type="float" office:value="50" calcext:value-type="float">
            <text:p>50.00</text:p>
          </table:table-cell>
          <table:table-cell table:formula="of:=[.H702]-[.D702]" office:value-type="float" office:value="30" calcext:value-type="float">
            <text:p>30.00</text:p>
          </table:table-cell>
          <table:table-cell table:style-name="ce3" table:formula="of:=[.H702]*[.C702]" office:value-type="float" office:value="1550" calcext:value-type="float">
            <text:p>1,550.00</text:p>
          </table:table-cell>
          <table:table-cell table:style-name="ce3" table:formula="of:=[.I702]*[.C702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2]+1" office:value-type="date" office:date-value="2022-12-03" calcext:value-type="date">
            <text:p>3-Dec-2022</text:p>
          </table:table-cell>
          <table:table-cell table:style-name="ce2" table:formula="of:=INDEX([.$N$5:.$P$28];MATCH(MONTH([.A703])&amp;YEAR([.A703]);[.$P$5:.$P$28];0);2)" office:value-type="float" office:value="620" calcext:value-type="float">
            <text:p>620</text:p>
          </table:table-cell>
          <table:table-cell table:style-name="ce2" table:formula="of:=DAY(EOMONTH([.A703];0))" office:value-type="float" office:value="31" calcext:value-type="float">
            <text:p>31</text:p>
          </table:table-cell>
          <table:table-cell table:formula="of:=[.B703]/[.C703]" office:value-type="float" office:value="20" calcext:value-type="float">
            <text:p>20.00</text:p>
          </table:table-cell>
          <table:table-cell table:formula="of:=-0.5*([.F703]&lt;50)+0.6*([.F703]&gt;50)" office:value-type="float" office:value="0.6" calcext:value-type="float">
            <text:p>0.60</text:p>
          </table:table-cell>
          <table:table-cell table:formula="of:=[.F702]*(1+[.G702])" office:value-type="float" office:value="637.17175864702" calcext:value-type="float">
            <text:p>637.1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3]/(1-[.E703])" office:value-type="float" office:value="50" calcext:value-type="float">
            <text:p>50.00</text:p>
          </table:table-cell>
          <table:table-cell table:formula="of:=[.H703]-[.D703]" office:value-type="float" office:value="30" calcext:value-type="float">
            <text:p>30.00</text:p>
          </table:table-cell>
          <table:table-cell table:style-name="ce3" table:formula="of:=[.H703]*[.C703]" office:value-type="float" office:value="1550" calcext:value-type="float">
            <text:p>1,550.00</text:p>
          </table:table-cell>
          <table:table-cell table:style-name="ce3" table:formula="of:=[.I703]*[.C703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3]+1" office:value-type="date" office:date-value="2022-12-04" calcext:value-type="date">
            <text:p>4-Dec-2022</text:p>
          </table:table-cell>
          <table:table-cell table:style-name="ce2" table:formula="of:=INDEX([.$N$5:.$P$28];MATCH(MONTH([.A704])&amp;YEAR([.A704]);[.$P$5:.$P$28];0);2)" office:value-type="float" office:value="620" calcext:value-type="float">
            <text:p>620</text:p>
          </table:table-cell>
          <table:table-cell table:style-name="ce2" table:formula="of:=DAY(EOMONTH([.A704];0))" office:value-type="float" office:value="31" calcext:value-type="float">
            <text:p>31</text:p>
          </table:table-cell>
          <table:table-cell table:formula="of:=[.B704]/[.C704]" office:value-type="float" office:value="20" calcext:value-type="float">
            <text:p>20.00</text:p>
          </table:table-cell>
          <table:table-cell table:formula="of:=-0.5*([.F704]&lt;50)+0.6*([.F704]&gt;50)" office:value-type="float" office:value="0.6" calcext:value-type="float">
            <text:p>0.60</text:p>
          </table:table-cell>
          <table:table-cell table:formula="of:=[.F703]*(1+[.G703])" office:value-type="float" office:value="642.408786800283" calcext:value-type="float">
            <text:p>642.4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4]/(1-[.E704])" office:value-type="float" office:value="50" calcext:value-type="float">
            <text:p>50.00</text:p>
          </table:table-cell>
          <table:table-cell table:formula="of:=[.H704]-[.D704]" office:value-type="float" office:value="30" calcext:value-type="float">
            <text:p>30.00</text:p>
          </table:table-cell>
          <table:table-cell table:style-name="ce3" table:formula="of:=[.H704]*[.C704]" office:value-type="float" office:value="1550" calcext:value-type="float">
            <text:p>1,550.00</text:p>
          </table:table-cell>
          <table:table-cell table:style-name="ce3" table:formula="of:=[.I704]*[.C704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4]+1" office:value-type="date" office:date-value="2022-12-05" calcext:value-type="date">
            <text:p>5-Dec-2022</text:p>
          </table:table-cell>
          <table:table-cell table:style-name="ce2" table:formula="of:=INDEX([.$N$5:.$P$28];MATCH(MONTH([.A705])&amp;YEAR([.A705]);[.$P$5:.$P$28];0);2)" office:value-type="float" office:value="620" calcext:value-type="float">
            <text:p>620</text:p>
          </table:table-cell>
          <table:table-cell table:style-name="ce2" table:formula="of:=DAY(EOMONTH([.A705];0))" office:value-type="float" office:value="31" calcext:value-type="float">
            <text:p>31</text:p>
          </table:table-cell>
          <table:table-cell table:formula="of:=[.B705]/[.C705]" office:value-type="float" office:value="20" calcext:value-type="float">
            <text:p>20.00</text:p>
          </table:table-cell>
          <table:table-cell table:formula="of:=-0.5*([.F705]&lt;50)+0.6*([.F705]&gt;50)" office:value-type="float" office:value="0.6" calcext:value-type="float">
            <text:p>0.60</text:p>
          </table:table-cell>
          <table:table-cell table:formula="of:=[.F704]*(1+[.G704])" office:value-type="float" office:value="647.68885902056" calcext:value-type="float">
            <text:p>647.6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5]/(1-[.E705])" office:value-type="float" office:value="50" calcext:value-type="float">
            <text:p>50.00</text:p>
          </table:table-cell>
          <table:table-cell table:formula="of:=[.H705]-[.D705]" office:value-type="float" office:value="30" calcext:value-type="float">
            <text:p>30.00</text:p>
          </table:table-cell>
          <table:table-cell table:style-name="ce3" table:formula="of:=[.H705]*[.C705]" office:value-type="float" office:value="1550" calcext:value-type="float">
            <text:p>1,550.00</text:p>
          </table:table-cell>
          <table:table-cell table:style-name="ce3" table:formula="of:=[.I705]*[.C705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5]+1" office:value-type="date" office:date-value="2022-12-06" calcext:value-type="date">
            <text:p>6-Dec-2022</text:p>
          </table:table-cell>
          <table:table-cell table:style-name="ce2" table:formula="of:=INDEX([.$N$5:.$P$28];MATCH(MONTH([.A706])&amp;YEAR([.A706]);[.$P$5:.$P$28];0);2)" office:value-type="float" office:value="620" calcext:value-type="float">
            <text:p>620</text:p>
          </table:table-cell>
          <table:table-cell table:style-name="ce2" table:formula="of:=DAY(EOMONTH([.A706];0))" office:value-type="float" office:value="31" calcext:value-type="float">
            <text:p>31</text:p>
          </table:table-cell>
          <table:table-cell table:formula="of:=[.B706]/[.C706]" office:value-type="float" office:value="20" calcext:value-type="float">
            <text:p>20.00</text:p>
          </table:table-cell>
          <table:table-cell table:formula="of:=-0.5*([.F706]&lt;50)+0.6*([.F706]&gt;50)" office:value-type="float" office:value="0.6" calcext:value-type="float">
            <text:p>0.60</text:p>
          </table:table-cell>
          <table:table-cell table:formula="of:=[.F705]*(1+[.G705])" office:value-type="float" office:value="653.012329094701" calcext:value-type="float">
            <text:p>653.0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6]/(1-[.E706])" office:value-type="float" office:value="50" calcext:value-type="float">
            <text:p>50.00</text:p>
          </table:table-cell>
          <table:table-cell table:formula="of:=[.H706]-[.D706]" office:value-type="float" office:value="30" calcext:value-type="float">
            <text:p>30.00</text:p>
          </table:table-cell>
          <table:table-cell table:style-name="ce3" table:formula="of:=[.H706]*[.C706]" office:value-type="float" office:value="1550" calcext:value-type="float">
            <text:p>1,550.00</text:p>
          </table:table-cell>
          <table:table-cell table:style-name="ce3" table:formula="of:=[.I706]*[.C706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6]+1" office:value-type="date" office:date-value="2022-12-07" calcext:value-type="date">
            <text:p>7-Dec-2022</text:p>
          </table:table-cell>
          <table:table-cell table:style-name="ce2" table:formula="of:=INDEX([.$N$5:.$P$28];MATCH(MONTH([.A707])&amp;YEAR([.A707]);[.$P$5:.$P$28];0);2)" office:value-type="float" office:value="620" calcext:value-type="float">
            <text:p>620</text:p>
          </table:table-cell>
          <table:table-cell table:style-name="ce2" table:formula="of:=DAY(EOMONTH([.A707];0))" office:value-type="float" office:value="31" calcext:value-type="float">
            <text:p>31</text:p>
          </table:table-cell>
          <table:table-cell table:formula="of:=[.B707]/[.C707]" office:value-type="float" office:value="20" calcext:value-type="float">
            <text:p>20.00</text:p>
          </table:table-cell>
          <table:table-cell table:formula="of:=-0.5*([.F707]&lt;50)+0.6*([.F707]&gt;50)" office:value-type="float" office:value="0.6" calcext:value-type="float">
            <text:p>0.60</text:p>
          </table:table-cell>
          <table:table-cell table:formula="of:=[.F706]*(1+[.G706])" office:value-type="float" office:value="658.379553717398" calcext:value-type="float">
            <text:p>658.3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7]/(1-[.E707])" office:value-type="float" office:value="50" calcext:value-type="float">
            <text:p>50.00</text:p>
          </table:table-cell>
          <table:table-cell table:formula="of:=[.H707]-[.D707]" office:value-type="float" office:value="30" calcext:value-type="float">
            <text:p>30.00</text:p>
          </table:table-cell>
          <table:table-cell table:style-name="ce3" table:formula="of:=[.H707]*[.C707]" office:value-type="float" office:value="1550" calcext:value-type="float">
            <text:p>1,550.00</text:p>
          </table:table-cell>
          <table:table-cell table:style-name="ce3" table:formula="of:=[.I707]*[.C707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7]+1" office:value-type="date" office:date-value="2022-12-08" calcext:value-type="date">
            <text:p>8-Dec-2022</text:p>
          </table:table-cell>
          <table:table-cell table:style-name="ce2" table:formula="of:=INDEX([.$N$5:.$P$28];MATCH(MONTH([.A708])&amp;YEAR([.A708]);[.$P$5:.$P$28];0);2)" office:value-type="float" office:value="620" calcext:value-type="float">
            <text:p>620</text:p>
          </table:table-cell>
          <table:table-cell table:style-name="ce2" table:formula="of:=DAY(EOMONTH([.A708];0))" office:value-type="float" office:value="31" calcext:value-type="float">
            <text:p>31</text:p>
          </table:table-cell>
          <table:table-cell table:formula="of:=[.B708]/[.C708]" office:value-type="float" office:value="20" calcext:value-type="float">
            <text:p>20.00</text:p>
          </table:table-cell>
          <table:table-cell table:formula="of:=-0.5*([.F708]&lt;50)+0.6*([.F708]&gt;50)" office:value-type="float" office:value="0.6" calcext:value-type="float">
            <text:p>0.60</text:p>
          </table:table-cell>
          <table:table-cell table:formula="of:=[.F707]*(1+[.G707])" office:value-type="float" office:value="663.790892515075" calcext:value-type="float">
            <text:p>663.7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8]/(1-[.E708])" office:value-type="float" office:value="50" calcext:value-type="float">
            <text:p>50.00</text:p>
          </table:table-cell>
          <table:table-cell table:formula="of:=[.H708]-[.D708]" office:value-type="float" office:value="30" calcext:value-type="float">
            <text:p>30.00</text:p>
          </table:table-cell>
          <table:table-cell table:style-name="ce3" table:formula="of:=[.H708]*[.C708]" office:value-type="float" office:value="1550" calcext:value-type="float">
            <text:p>1,550.00</text:p>
          </table:table-cell>
          <table:table-cell table:style-name="ce3" table:formula="of:=[.I708]*[.C708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8]+1" office:value-type="date" office:date-value="2022-12-09" calcext:value-type="date">
            <text:p>9-Dec-2022</text:p>
          </table:table-cell>
          <table:table-cell table:style-name="ce2" table:formula="of:=INDEX([.$N$5:.$P$28];MATCH(MONTH([.A709])&amp;YEAR([.A709]);[.$P$5:.$P$28];0);2)" office:value-type="float" office:value="620" calcext:value-type="float">
            <text:p>620</text:p>
          </table:table-cell>
          <table:table-cell table:style-name="ce2" table:formula="of:=DAY(EOMONTH([.A709];0))" office:value-type="float" office:value="31" calcext:value-type="float">
            <text:p>31</text:p>
          </table:table-cell>
          <table:table-cell table:formula="of:=[.B709]/[.C709]" office:value-type="float" office:value="20" calcext:value-type="float">
            <text:p>20.00</text:p>
          </table:table-cell>
          <table:table-cell table:formula="of:=-0.5*([.F709]&lt;50)+0.6*([.F709]&gt;50)" office:value-type="float" office:value="0.6" calcext:value-type="float">
            <text:p>0.60</text:p>
          </table:table-cell>
          <table:table-cell table:formula="of:=[.F708]*(1+[.G708])" office:value-type="float" office:value="669.246708069993" calcext:value-type="float">
            <text:p>669.2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09]/(1-[.E709])" office:value-type="float" office:value="50" calcext:value-type="float">
            <text:p>50.00</text:p>
          </table:table-cell>
          <table:table-cell table:formula="of:=[.H709]-[.D709]" office:value-type="float" office:value="30" calcext:value-type="float">
            <text:p>30.00</text:p>
          </table:table-cell>
          <table:table-cell table:style-name="ce3" table:formula="of:=[.H709]*[.C709]" office:value-type="float" office:value="1550" calcext:value-type="float">
            <text:p>1,550.00</text:p>
          </table:table-cell>
          <table:table-cell table:style-name="ce3" table:formula="of:=[.I709]*[.C709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09]+1" office:value-type="date" office:date-value="2022-12-10" calcext:value-type="date">
            <text:p>10-Dec-2022</text:p>
          </table:table-cell>
          <table:table-cell table:style-name="ce2" table:formula="of:=INDEX([.$N$5:.$P$28];MATCH(MONTH([.A710])&amp;YEAR([.A710]);[.$P$5:.$P$28];0);2)" office:value-type="float" office:value="620" calcext:value-type="float">
            <text:p>620</text:p>
          </table:table-cell>
          <table:table-cell table:style-name="ce2" table:formula="of:=DAY(EOMONTH([.A710];0))" office:value-type="float" office:value="31" calcext:value-type="float">
            <text:p>31</text:p>
          </table:table-cell>
          <table:table-cell table:formula="of:=[.B710]/[.C710]" office:value-type="float" office:value="20" calcext:value-type="float">
            <text:p>20.00</text:p>
          </table:table-cell>
          <table:table-cell table:formula="of:=-0.5*([.F710]&lt;50)+0.6*([.F710]&gt;50)" office:value-type="float" office:value="0.6" calcext:value-type="float">
            <text:p>0.60</text:p>
          </table:table-cell>
          <table:table-cell table:formula="of:=[.F709]*(1+[.G709])" office:value-type="float" office:value="674.747365944541" calcext:value-type="float">
            <text:p>674.75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0]/(1-[.E710])" office:value-type="float" office:value="50" calcext:value-type="float">
            <text:p>50.00</text:p>
          </table:table-cell>
          <table:table-cell table:formula="of:=[.H710]-[.D710]" office:value-type="float" office:value="30" calcext:value-type="float">
            <text:p>30.00</text:p>
          </table:table-cell>
          <table:table-cell table:style-name="ce3" table:formula="of:=[.H710]*[.C710]" office:value-type="float" office:value="1550" calcext:value-type="float">
            <text:p>1,550.00</text:p>
          </table:table-cell>
          <table:table-cell table:style-name="ce3" table:formula="of:=[.I710]*[.C710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0]+1" office:value-type="date" office:date-value="2022-12-11" calcext:value-type="date">
            <text:p>11-Dec-2022</text:p>
          </table:table-cell>
          <table:table-cell table:style-name="ce2" table:formula="of:=INDEX([.$N$5:.$P$28];MATCH(MONTH([.A711])&amp;YEAR([.A711]);[.$P$5:.$P$28];0);2)" office:value-type="float" office:value="620" calcext:value-type="float">
            <text:p>620</text:p>
          </table:table-cell>
          <table:table-cell table:style-name="ce2" table:formula="of:=DAY(EOMONTH([.A711];0))" office:value-type="float" office:value="31" calcext:value-type="float">
            <text:p>31</text:p>
          </table:table-cell>
          <table:table-cell table:formula="of:=[.B711]/[.C711]" office:value-type="float" office:value="20" calcext:value-type="float">
            <text:p>20.00</text:p>
          </table:table-cell>
          <table:table-cell table:formula="of:=-0.5*([.F711]&lt;50)+0.6*([.F711]&gt;50)" office:value-type="float" office:value="0.6" calcext:value-type="float">
            <text:p>0.60</text:p>
          </table:table-cell>
          <table:table-cell table:formula="of:=[.F710]*(1+[.G710])" office:value-type="float" office:value="680.293234705729" calcext:value-type="float">
            <text:p>680.2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1]/(1-[.E711])" office:value-type="float" office:value="50" calcext:value-type="float">
            <text:p>50.00</text:p>
          </table:table-cell>
          <table:table-cell table:formula="of:=[.H711]-[.D711]" office:value-type="float" office:value="30" calcext:value-type="float">
            <text:p>30.00</text:p>
          </table:table-cell>
          <table:table-cell table:style-name="ce3" table:formula="of:=[.H711]*[.C711]" office:value-type="float" office:value="1550" calcext:value-type="float">
            <text:p>1,550.00</text:p>
          </table:table-cell>
          <table:table-cell table:style-name="ce3" table:formula="of:=[.I711]*[.C711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1]+1" office:value-type="date" office:date-value="2022-12-12" calcext:value-type="date">
            <text:p>12-Dec-2022</text:p>
          </table:table-cell>
          <table:table-cell table:style-name="ce2" table:formula="of:=INDEX([.$N$5:.$P$28];MATCH(MONTH([.A712])&amp;YEAR([.A712]);[.$P$5:.$P$28];0);2)" office:value-type="float" office:value="620" calcext:value-type="float">
            <text:p>620</text:p>
          </table:table-cell>
          <table:table-cell table:style-name="ce2" table:formula="of:=DAY(EOMONTH([.A712];0))" office:value-type="float" office:value="31" calcext:value-type="float">
            <text:p>31</text:p>
          </table:table-cell>
          <table:table-cell table:formula="of:=[.B712]/[.C712]" office:value-type="float" office:value="20" calcext:value-type="float">
            <text:p>20.00</text:p>
          </table:table-cell>
          <table:table-cell table:formula="of:=-0.5*([.F712]&lt;50)+0.6*([.F712]&gt;50)" office:value-type="float" office:value="0.6" calcext:value-type="float">
            <text:p>0.60</text:p>
          </table:table-cell>
          <table:table-cell table:formula="of:=[.F711]*(1+[.G711])" office:value-type="float" office:value="685.884685949886" calcext:value-type="float">
            <text:p>685.8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2]/(1-[.E712])" office:value-type="float" office:value="50" calcext:value-type="float">
            <text:p>50.00</text:p>
          </table:table-cell>
          <table:table-cell table:formula="of:=[.H712]-[.D712]" office:value-type="float" office:value="30" calcext:value-type="float">
            <text:p>30.00</text:p>
          </table:table-cell>
          <table:table-cell table:style-name="ce3" table:formula="of:=[.H712]*[.C712]" office:value-type="float" office:value="1550" calcext:value-type="float">
            <text:p>1,550.00</text:p>
          </table:table-cell>
          <table:table-cell table:style-name="ce3" table:formula="of:=[.I712]*[.C712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2]+1" office:value-type="date" office:date-value="2022-12-13" calcext:value-type="date">
            <text:p>13-Dec-2022</text:p>
          </table:table-cell>
          <table:table-cell table:style-name="ce2" table:formula="of:=INDEX([.$N$5:.$P$28];MATCH(MONTH([.A713])&amp;YEAR([.A713]);[.$P$5:.$P$28];0);2)" office:value-type="float" office:value="620" calcext:value-type="float">
            <text:p>620</text:p>
          </table:table-cell>
          <table:table-cell table:style-name="ce2" table:formula="of:=DAY(EOMONTH([.A713];0))" office:value-type="float" office:value="31" calcext:value-type="float">
            <text:p>31</text:p>
          </table:table-cell>
          <table:table-cell table:formula="of:=[.B713]/[.C713]" office:value-type="float" office:value="20" calcext:value-type="float">
            <text:p>20.00</text:p>
          </table:table-cell>
          <table:table-cell table:formula="of:=-0.5*([.F713]&lt;50)+0.6*([.F713]&gt;50)" office:value-type="float" office:value="0.6" calcext:value-type="float">
            <text:p>0.60</text:p>
          </table:table-cell>
          <table:table-cell table:formula="of:=[.F712]*(1+[.G712])" office:value-type="float" office:value="691.522094327556" calcext:value-type="float">
            <text:p>691.5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3]/(1-[.E713])" office:value-type="float" office:value="50" calcext:value-type="float">
            <text:p>50.00</text:p>
          </table:table-cell>
          <table:table-cell table:formula="of:=[.H713]-[.D713]" office:value-type="float" office:value="30" calcext:value-type="float">
            <text:p>30.00</text:p>
          </table:table-cell>
          <table:table-cell table:style-name="ce3" table:formula="of:=[.H713]*[.C713]" office:value-type="float" office:value="1550" calcext:value-type="float">
            <text:p>1,550.00</text:p>
          </table:table-cell>
          <table:table-cell table:style-name="ce3" table:formula="of:=[.I713]*[.C713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3]+1" office:value-type="date" office:date-value="2022-12-14" calcext:value-type="date">
            <text:p>14-Dec-2022</text:p>
          </table:table-cell>
          <table:table-cell table:style-name="ce2" table:formula="of:=INDEX([.$N$5:.$P$28];MATCH(MONTH([.A714])&amp;YEAR([.A714]);[.$P$5:.$P$28];0);2)" office:value-type="float" office:value="620" calcext:value-type="float">
            <text:p>620</text:p>
          </table:table-cell>
          <table:table-cell table:style-name="ce2" table:formula="of:=DAY(EOMONTH([.A714];0))" office:value-type="float" office:value="31" calcext:value-type="float">
            <text:p>31</text:p>
          </table:table-cell>
          <table:table-cell table:formula="of:=[.B714]/[.C714]" office:value-type="float" office:value="20" calcext:value-type="float">
            <text:p>20.00</text:p>
          </table:table-cell>
          <table:table-cell table:formula="of:=-0.5*([.F714]&lt;50)+0.6*([.F714]&gt;50)" office:value-type="float" office:value="0.6" calcext:value-type="float">
            <text:p>0.60</text:p>
          </table:table-cell>
          <table:table-cell table:formula="of:=[.F713]*(1+[.G713])" office:value-type="float" office:value="697.205837568605" calcext:value-type="float">
            <text:p>697.2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4]/(1-[.E714])" office:value-type="float" office:value="50" calcext:value-type="float">
            <text:p>50.00</text:p>
          </table:table-cell>
          <table:table-cell table:formula="of:=[.H714]-[.D714]" office:value-type="float" office:value="30" calcext:value-type="float">
            <text:p>30.00</text:p>
          </table:table-cell>
          <table:table-cell table:style-name="ce3" table:formula="of:=[.H714]*[.C714]" office:value-type="float" office:value="1550" calcext:value-type="float">
            <text:p>1,550.00</text:p>
          </table:table-cell>
          <table:table-cell table:style-name="ce3" table:formula="of:=[.I714]*[.C714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4]+1" office:value-type="date" office:date-value="2022-12-15" calcext:value-type="date">
            <text:p>15-Dec-2022</text:p>
          </table:table-cell>
          <table:table-cell table:style-name="ce2" table:formula="of:=INDEX([.$N$5:.$P$28];MATCH(MONTH([.A715])&amp;YEAR([.A715]);[.$P$5:.$P$28];0);2)" office:value-type="float" office:value="620" calcext:value-type="float">
            <text:p>620</text:p>
          </table:table-cell>
          <table:table-cell table:style-name="ce2" table:formula="of:=DAY(EOMONTH([.A715];0))" office:value-type="float" office:value="31" calcext:value-type="float">
            <text:p>31</text:p>
          </table:table-cell>
          <table:table-cell table:formula="of:=[.B715]/[.C715]" office:value-type="float" office:value="20" calcext:value-type="float">
            <text:p>20.00</text:p>
          </table:table-cell>
          <table:table-cell table:formula="of:=-0.5*([.F715]&lt;50)+0.6*([.F715]&gt;50)" office:value-type="float" office:value="0.6" calcext:value-type="float">
            <text:p>0.60</text:p>
          </table:table-cell>
          <table:table-cell table:formula="of:=[.F714]*(1+[.G714])" office:value-type="float" office:value="702.936296507525" calcext:value-type="float">
            <text:p>702.9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5]/(1-[.E715])" office:value-type="float" office:value="50" calcext:value-type="float">
            <text:p>50.00</text:p>
          </table:table-cell>
          <table:table-cell table:formula="of:=[.H715]-[.D715]" office:value-type="float" office:value="30" calcext:value-type="float">
            <text:p>30.00</text:p>
          </table:table-cell>
          <table:table-cell table:style-name="ce3" table:formula="of:=[.H715]*[.C715]" office:value-type="float" office:value="1550" calcext:value-type="float">
            <text:p>1,550.00</text:p>
          </table:table-cell>
          <table:table-cell table:style-name="ce3" table:formula="of:=[.I715]*[.C715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5]+1" office:value-type="date" office:date-value="2022-12-16" calcext:value-type="date">
            <text:p>16-Dec-2022</text:p>
          </table:table-cell>
          <table:table-cell table:style-name="ce2" table:formula="of:=INDEX([.$N$5:.$P$28];MATCH(MONTH([.A716])&amp;YEAR([.A716]);[.$P$5:.$P$28];0);2)" office:value-type="float" office:value="620" calcext:value-type="float">
            <text:p>620</text:p>
          </table:table-cell>
          <table:table-cell table:style-name="ce2" table:formula="of:=DAY(EOMONTH([.A716];0))" office:value-type="float" office:value="31" calcext:value-type="float">
            <text:p>31</text:p>
          </table:table-cell>
          <table:table-cell table:formula="of:=[.B716]/[.C716]" office:value-type="float" office:value="20" calcext:value-type="float">
            <text:p>20.00</text:p>
          </table:table-cell>
          <table:table-cell table:formula="of:=-0.5*([.F716]&lt;50)+0.6*([.F716]&gt;50)" office:value-type="float" office:value="0.6" calcext:value-type="float">
            <text:p>0.60</text:p>
          </table:table-cell>
          <table:table-cell table:formula="of:=[.F715]*(1+[.G715])" office:value-type="float" office:value="708.713855108957" calcext:value-type="float">
            <text:p>708.7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6]/(1-[.E716])" office:value-type="float" office:value="50" calcext:value-type="float">
            <text:p>50.00</text:p>
          </table:table-cell>
          <table:table-cell table:formula="of:=[.H716]-[.D716]" office:value-type="float" office:value="30" calcext:value-type="float">
            <text:p>30.00</text:p>
          </table:table-cell>
          <table:table-cell table:style-name="ce3" table:formula="of:=[.H716]*[.C716]" office:value-type="float" office:value="1550" calcext:value-type="float">
            <text:p>1,550.00</text:p>
          </table:table-cell>
          <table:table-cell table:style-name="ce3" table:formula="of:=[.I716]*[.C716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6]+1" office:value-type="date" office:date-value="2022-12-17" calcext:value-type="date">
            <text:p>17-Dec-2022</text:p>
          </table:table-cell>
          <table:table-cell table:style-name="ce2" table:formula="of:=INDEX([.$N$5:.$P$28];MATCH(MONTH([.A717])&amp;YEAR([.A717]);[.$P$5:.$P$28];0);2)" office:value-type="float" office:value="620" calcext:value-type="float">
            <text:p>620</text:p>
          </table:table-cell>
          <table:table-cell table:style-name="ce2" table:formula="of:=DAY(EOMONTH([.A717];0))" office:value-type="float" office:value="31" calcext:value-type="float">
            <text:p>31</text:p>
          </table:table-cell>
          <table:table-cell table:formula="of:=[.B717]/[.C717]" office:value-type="float" office:value="20" calcext:value-type="float">
            <text:p>20.00</text:p>
          </table:table-cell>
          <table:table-cell table:formula="of:=-0.5*([.F717]&lt;50)+0.6*([.F717]&gt;50)" office:value-type="float" office:value="0.6" calcext:value-type="float">
            <text:p>0.60</text:p>
          </table:table-cell>
          <table:table-cell table:formula="of:=[.F716]*(1+[.G716])" office:value-type="float" office:value="714.538900493414" calcext:value-type="float">
            <text:p>714.54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7]/(1-[.E717])" office:value-type="float" office:value="50" calcext:value-type="float">
            <text:p>50.00</text:p>
          </table:table-cell>
          <table:table-cell table:formula="of:=[.H717]-[.D717]" office:value-type="float" office:value="30" calcext:value-type="float">
            <text:p>30.00</text:p>
          </table:table-cell>
          <table:table-cell table:style-name="ce3" table:formula="of:=[.H717]*[.C717]" office:value-type="float" office:value="1550" calcext:value-type="float">
            <text:p>1,550.00</text:p>
          </table:table-cell>
          <table:table-cell table:style-name="ce3" table:formula="of:=[.I717]*[.C717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7]+1" office:value-type="date" office:date-value="2022-12-18" calcext:value-type="date">
            <text:p>18-Dec-2022</text:p>
          </table:table-cell>
          <table:table-cell table:style-name="ce2" table:formula="of:=INDEX([.$N$5:.$P$28];MATCH(MONTH([.A718])&amp;YEAR([.A718]);[.$P$5:.$P$28];0);2)" office:value-type="float" office:value="620" calcext:value-type="float">
            <text:p>620</text:p>
          </table:table-cell>
          <table:table-cell table:style-name="ce2" table:formula="of:=DAY(EOMONTH([.A718];0))" office:value-type="float" office:value="31" calcext:value-type="float">
            <text:p>31</text:p>
          </table:table-cell>
          <table:table-cell table:formula="of:=[.B718]/[.C718]" office:value-type="float" office:value="20" calcext:value-type="float">
            <text:p>20.00</text:p>
          </table:table-cell>
          <table:table-cell table:formula="of:=-0.5*([.F718]&lt;50)+0.6*([.F718]&gt;50)" office:value-type="float" office:value="0.6" calcext:value-type="float">
            <text:p>0.60</text:p>
          </table:table-cell>
          <table:table-cell table:formula="of:=[.F717]*(1+[.G717])" office:value-type="float" office:value="720.411822963223" calcext:value-type="float">
            <text:p>720.4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8]/(1-[.E718])" office:value-type="float" office:value="50" calcext:value-type="float">
            <text:p>50.00</text:p>
          </table:table-cell>
          <table:table-cell table:formula="of:=[.H718]-[.D718]" office:value-type="float" office:value="30" calcext:value-type="float">
            <text:p>30.00</text:p>
          </table:table-cell>
          <table:table-cell table:style-name="ce3" table:formula="of:=[.H718]*[.C718]" office:value-type="float" office:value="1550" calcext:value-type="float">
            <text:p>1,550.00</text:p>
          </table:table-cell>
          <table:table-cell table:style-name="ce3" table:formula="of:=[.I718]*[.C718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8]+1" office:value-type="date" office:date-value="2022-12-19" calcext:value-type="date">
            <text:p>19-Dec-2022</text:p>
          </table:table-cell>
          <table:table-cell table:style-name="ce2" table:formula="of:=INDEX([.$N$5:.$P$28];MATCH(MONTH([.A719])&amp;YEAR([.A719]);[.$P$5:.$P$28];0);2)" office:value-type="float" office:value="620" calcext:value-type="float">
            <text:p>620</text:p>
          </table:table-cell>
          <table:table-cell table:style-name="ce2" table:formula="of:=DAY(EOMONTH([.A719];0))" office:value-type="float" office:value="31" calcext:value-type="float">
            <text:p>31</text:p>
          </table:table-cell>
          <table:table-cell table:formula="of:=[.B719]/[.C719]" office:value-type="float" office:value="20" calcext:value-type="float">
            <text:p>20.00</text:p>
          </table:table-cell>
          <table:table-cell table:formula="of:=-0.5*([.F719]&lt;50)+0.6*([.F719]&gt;50)" office:value-type="float" office:value="0.6" calcext:value-type="float">
            <text:p>0.60</text:p>
          </table:table-cell>
          <table:table-cell table:formula="of:=[.F718]*(1+[.G718])" office:value-type="float" office:value="726.333016028674" calcext:value-type="float">
            <text:p>726.33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19]/(1-[.E719])" office:value-type="float" office:value="50" calcext:value-type="float">
            <text:p>50.00</text:p>
          </table:table-cell>
          <table:table-cell table:formula="of:=[.H719]-[.D719]" office:value-type="float" office:value="30" calcext:value-type="float">
            <text:p>30.00</text:p>
          </table:table-cell>
          <table:table-cell table:style-name="ce3" table:formula="of:=[.H719]*[.C719]" office:value-type="float" office:value="1550" calcext:value-type="float">
            <text:p>1,550.00</text:p>
          </table:table-cell>
          <table:table-cell table:style-name="ce3" table:formula="of:=[.I719]*[.C719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19]+1" office:value-type="date" office:date-value="2022-12-20" calcext:value-type="date">
            <text:p>20-Dec-2022</text:p>
          </table:table-cell>
          <table:table-cell table:style-name="ce2" table:formula="of:=INDEX([.$N$5:.$P$28];MATCH(MONTH([.A720])&amp;YEAR([.A720]);[.$P$5:.$P$28];0);2)" office:value-type="float" office:value="620" calcext:value-type="float">
            <text:p>620</text:p>
          </table:table-cell>
          <table:table-cell table:style-name="ce2" table:formula="of:=DAY(EOMONTH([.A720];0))" office:value-type="float" office:value="31" calcext:value-type="float">
            <text:p>31</text:p>
          </table:table-cell>
          <table:table-cell table:formula="of:=[.B720]/[.C720]" office:value-type="float" office:value="20" calcext:value-type="float">
            <text:p>20.00</text:p>
          </table:table-cell>
          <table:table-cell table:formula="of:=-0.5*([.F720]&lt;50)+0.6*([.F720]&gt;50)" office:value-type="float" office:value="0.6" calcext:value-type="float">
            <text:p>0.60</text:p>
          </table:table-cell>
          <table:table-cell table:formula="of:=[.F719]*(1+[.G719])" office:value-type="float" office:value="732.302876434389" calcext:value-type="float">
            <text:p>732.3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0]/(1-[.E720])" office:value-type="float" office:value="50" calcext:value-type="float">
            <text:p>50.00</text:p>
          </table:table-cell>
          <table:table-cell table:formula="of:=[.H720]-[.D720]" office:value-type="float" office:value="30" calcext:value-type="float">
            <text:p>30.00</text:p>
          </table:table-cell>
          <table:table-cell table:style-name="ce3" table:formula="of:=[.H720]*[.C720]" office:value-type="float" office:value="1550" calcext:value-type="float">
            <text:p>1,550.00</text:p>
          </table:table-cell>
          <table:table-cell table:style-name="ce3" table:formula="of:=[.I720]*[.C720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0]+1" office:value-type="date" office:date-value="2022-12-21" calcext:value-type="date">
            <text:p>21-Dec-2022</text:p>
          </table:table-cell>
          <table:table-cell table:style-name="ce2" table:formula="of:=INDEX([.$N$5:.$P$28];MATCH(MONTH([.A721])&amp;YEAR([.A721]);[.$P$5:.$P$28];0);2)" office:value-type="float" office:value="620" calcext:value-type="float">
            <text:p>620</text:p>
          </table:table-cell>
          <table:table-cell table:style-name="ce2" table:formula="of:=DAY(EOMONTH([.A721];0))" office:value-type="float" office:value="31" calcext:value-type="float">
            <text:p>31</text:p>
          </table:table-cell>
          <table:table-cell table:formula="of:=[.B721]/[.C721]" office:value-type="float" office:value="20" calcext:value-type="float">
            <text:p>20.00</text:p>
          </table:table-cell>
          <table:table-cell table:formula="of:=-0.5*([.F721]&lt;50)+0.6*([.F721]&gt;50)" office:value-type="float" office:value="0.6" calcext:value-type="float">
            <text:p>0.60</text:p>
          </table:table-cell>
          <table:table-cell table:formula="of:=[.F720]*(1+[.G720])" office:value-type="float" office:value="738.321804185905" calcext:value-type="float">
            <text:p>738.32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1]/(1-[.E721])" office:value-type="float" office:value="50" calcext:value-type="float">
            <text:p>50.00</text:p>
          </table:table-cell>
          <table:table-cell table:formula="of:=[.H721]-[.D721]" office:value-type="float" office:value="30" calcext:value-type="float">
            <text:p>30.00</text:p>
          </table:table-cell>
          <table:table-cell table:style-name="ce3" table:formula="of:=[.H721]*[.C721]" office:value-type="float" office:value="1550" calcext:value-type="float">
            <text:p>1,550.00</text:p>
          </table:table-cell>
          <table:table-cell table:style-name="ce3" table:formula="of:=[.I721]*[.C721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1]+1" office:value-type="date" office:date-value="2022-12-22" calcext:value-type="date">
            <text:p>22-Dec-2022</text:p>
          </table:table-cell>
          <table:table-cell table:style-name="ce2" table:formula="of:=INDEX([.$N$5:.$P$28];MATCH(MONTH([.A722])&amp;YEAR([.A722]);[.$P$5:.$P$28];0);2)" office:value-type="float" office:value="620" calcext:value-type="float">
            <text:p>620</text:p>
          </table:table-cell>
          <table:table-cell table:style-name="ce2" table:formula="of:=DAY(EOMONTH([.A722];0))" office:value-type="float" office:value="31" calcext:value-type="float">
            <text:p>31</text:p>
          </table:table-cell>
          <table:table-cell table:formula="of:=[.B722]/[.C722]" office:value-type="float" office:value="20" calcext:value-type="float">
            <text:p>20.00</text:p>
          </table:table-cell>
          <table:table-cell table:formula="of:=-0.5*([.F722]&lt;50)+0.6*([.F722]&gt;50)" office:value-type="float" office:value="0.6" calcext:value-type="float">
            <text:p>0.60</text:p>
          </table:table-cell>
          <table:table-cell table:formula="of:=[.F721]*(1+[.G721])" office:value-type="float" office:value="744.390202576474" calcext:value-type="float">
            <text:p>744.3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2]/(1-[.E722])" office:value-type="float" office:value="50" calcext:value-type="float">
            <text:p>50.00</text:p>
          </table:table-cell>
          <table:table-cell table:formula="of:=[.H722]-[.D722]" office:value-type="float" office:value="30" calcext:value-type="float">
            <text:p>30.00</text:p>
          </table:table-cell>
          <table:table-cell table:style-name="ce3" table:formula="of:=[.H722]*[.C722]" office:value-type="float" office:value="1550" calcext:value-type="float">
            <text:p>1,550.00</text:p>
          </table:table-cell>
          <table:table-cell table:style-name="ce3" table:formula="of:=[.I722]*[.C722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2]+1" office:value-type="date" office:date-value="2022-12-23" calcext:value-type="date">
            <text:p>23-Dec-2022</text:p>
          </table:table-cell>
          <table:table-cell table:style-name="ce2" table:formula="of:=INDEX([.$N$5:.$P$28];MATCH(MONTH([.A723])&amp;YEAR([.A723]);[.$P$5:.$P$28];0);2)" office:value-type="float" office:value="620" calcext:value-type="float">
            <text:p>620</text:p>
          </table:table-cell>
          <table:table-cell table:style-name="ce2" table:formula="of:=DAY(EOMONTH([.A723];0))" office:value-type="float" office:value="31" calcext:value-type="float">
            <text:p>31</text:p>
          </table:table-cell>
          <table:table-cell table:formula="of:=[.B723]/[.C723]" office:value-type="float" office:value="20" calcext:value-type="float">
            <text:p>20.00</text:p>
          </table:table-cell>
          <table:table-cell table:formula="of:=-0.5*([.F723]&lt;50)+0.6*([.F723]&gt;50)" office:value-type="float" office:value="0.6" calcext:value-type="float">
            <text:p>0.60</text:p>
          </table:table-cell>
          <table:table-cell table:formula="of:=[.F722]*(1+[.G722])" office:value-type="float" office:value="750.508478214089" calcext:value-type="float">
            <text:p>750.51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3]/(1-[.E723])" office:value-type="float" office:value="50" calcext:value-type="float">
            <text:p>50.00</text:p>
          </table:table-cell>
          <table:table-cell table:formula="of:=[.H723]-[.D723]" office:value-type="float" office:value="30" calcext:value-type="float">
            <text:p>30.00</text:p>
          </table:table-cell>
          <table:table-cell table:style-name="ce3" table:formula="of:=[.H723]*[.C723]" office:value-type="float" office:value="1550" calcext:value-type="float">
            <text:p>1,550.00</text:p>
          </table:table-cell>
          <table:table-cell table:style-name="ce3" table:formula="of:=[.I723]*[.C723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3]+1" office:value-type="date" office:date-value="2022-12-24" calcext:value-type="date">
            <text:p>24-Dec-2022</text:p>
          </table:table-cell>
          <table:table-cell table:style-name="ce2" table:formula="of:=INDEX([.$N$5:.$P$28];MATCH(MONTH([.A724])&amp;YEAR([.A724]);[.$P$5:.$P$28];0);2)" office:value-type="float" office:value="620" calcext:value-type="float">
            <text:p>620</text:p>
          </table:table-cell>
          <table:table-cell table:style-name="ce2" table:formula="of:=DAY(EOMONTH([.A724];0))" office:value-type="float" office:value="31" calcext:value-type="float">
            <text:p>31</text:p>
          </table:table-cell>
          <table:table-cell table:formula="of:=[.B724]/[.C724]" office:value-type="float" office:value="20" calcext:value-type="float">
            <text:p>20.00</text:p>
          </table:table-cell>
          <table:table-cell table:formula="of:=-0.5*([.F724]&lt;50)+0.6*([.F724]&gt;50)" office:value-type="float" office:value="0.6" calcext:value-type="float">
            <text:p>0.60</text:p>
          </table:table-cell>
          <table:table-cell table:formula="of:=[.F723]*(1+[.G723])" office:value-type="float" office:value="756.677041048725" calcext:value-type="float">
            <text:p>756.68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4]/(1-[.E724])" office:value-type="float" office:value="50" calcext:value-type="float">
            <text:p>50.00</text:p>
          </table:table-cell>
          <table:table-cell table:formula="of:=[.H724]-[.D724]" office:value-type="float" office:value="30" calcext:value-type="float">
            <text:p>30.00</text:p>
          </table:table-cell>
          <table:table-cell table:style-name="ce3" table:formula="of:=[.H724]*[.C724]" office:value-type="float" office:value="1550" calcext:value-type="float">
            <text:p>1,550.00</text:p>
          </table:table-cell>
          <table:table-cell table:style-name="ce3" table:formula="of:=[.I724]*[.C724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4]+1" office:value-type="date" office:date-value="2022-12-25" calcext:value-type="date">
            <text:p>25-Dec-2022</text:p>
          </table:table-cell>
          <table:table-cell table:style-name="ce2" table:formula="of:=INDEX([.$N$5:.$P$28];MATCH(MONTH([.A725])&amp;YEAR([.A725]);[.$P$5:.$P$28];0);2)" office:value-type="float" office:value="620" calcext:value-type="float">
            <text:p>620</text:p>
          </table:table-cell>
          <table:table-cell table:style-name="ce2" table:formula="of:=DAY(EOMONTH([.A725];0))" office:value-type="float" office:value="31" calcext:value-type="float">
            <text:p>31</text:p>
          </table:table-cell>
          <table:table-cell table:formula="of:=[.B725]/[.C725]" office:value-type="float" office:value="20" calcext:value-type="float">
            <text:p>20.00</text:p>
          </table:table-cell>
          <table:table-cell table:formula="of:=-0.5*([.F725]&lt;50)+0.6*([.F725]&gt;50)" office:value-type="float" office:value="0.6" calcext:value-type="float">
            <text:p>0.60</text:p>
          </table:table-cell>
          <table:table-cell table:formula="of:=[.F724]*(1+[.G724])" office:value-type="float" office:value="762.896304399811" calcext:value-type="float">
            <text:p>762.9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5]/(1-[.E725])" office:value-type="float" office:value="50" calcext:value-type="float">
            <text:p>50.00</text:p>
          </table:table-cell>
          <table:table-cell table:formula="of:=[.H725]-[.D725]" office:value-type="float" office:value="30" calcext:value-type="float">
            <text:p>30.00</text:p>
          </table:table-cell>
          <table:table-cell table:style-name="ce3" table:formula="of:=[.H725]*[.C725]" office:value-type="float" office:value="1550" calcext:value-type="float">
            <text:p>1,550.00</text:p>
          </table:table-cell>
          <table:table-cell table:style-name="ce3" table:formula="of:=[.I725]*[.C725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5]+1" office:value-type="date" office:date-value="2022-12-26" calcext:value-type="date">
            <text:p>26-Dec-2022</text:p>
          </table:table-cell>
          <table:table-cell table:style-name="ce2" table:formula="of:=INDEX([.$N$5:.$P$28];MATCH(MONTH([.A726])&amp;YEAR([.A726]);[.$P$5:.$P$28];0);2)" office:value-type="float" office:value="620" calcext:value-type="float">
            <text:p>620</text:p>
          </table:table-cell>
          <table:table-cell table:style-name="ce2" table:formula="of:=DAY(EOMONTH([.A726];0))" office:value-type="float" office:value="31" calcext:value-type="float">
            <text:p>31</text:p>
          </table:table-cell>
          <table:table-cell table:formula="of:=[.B726]/[.C726]" office:value-type="float" office:value="20" calcext:value-type="float">
            <text:p>20.00</text:p>
          </table:table-cell>
          <table:table-cell table:formula="of:=-0.5*([.F726]&lt;50)+0.6*([.F726]&gt;50)" office:value-type="float" office:value="0.6" calcext:value-type="float">
            <text:p>0.60</text:p>
          </table:table-cell>
          <table:table-cell table:formula="of:=[.F725]*(1+[.G725])" office:value-type="float" office:value="769.166684983919" calcext:value-type="float">
            <text:p>769.1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6]/(1-[.E726])" office:value-type="float" office:value="50" calcext:value-type="float">
            <text:p>50.00</text:p>
          </table:table-cell>
          <table:table-cell table:formula="of:=[.H726]-[.D726]" office:value-type="float" office:value="30" calcext:value-type="float">
            <text:p>30.00</text:p>
          </table:table-cell>
          <table:table-cell table:style-name="ce3" table:formula="of:=[.H726]*[.C726]" office:value-type="float" office:value="1550" calcext:value-type="float">
            <text:p>1,550.00</text:p>
          </table:table-cell>
          <table:table-cell table:style-name="ce3" table:formula="of:=[.I726]*[.C726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6]+1" office:value-type="date" office:date-value="2022-12-27" calcext:value-type="date">
            <text:p>27-Dec-2022</text:p>
          </table:table-cell>
          <table:table-cell table:style-name="ce2" table:formula="of:=INDEX([.$N$5:.$P$28];MATCH(MONTH([.A727])&amp;YEAR([.A727]);[.$P$5:.$P$28];0);2)" office:value-type="float" office:value="620" calcext:value-type="float">
            <text:p>620</text:p>
          </table:table-cell>
          <table:table-cell table:style-name="ce2" table:formula="of:=DAY(EOMONTH([.A727];0))" office:value-type="float" office:value="31" calcext:value-type="float">
            <text:p>31</text:p>
          </table:table-cell>
          <table:table-cell table:formula="of:=[.B727]/[.C727]" office:value-type="float" office:value="20" calcext:value-type="float">
            <text:p>20.00</text:p>
          </table:table-cell>
          <table:table-cell table:formula="of:=-0.5*([.F727]&lt;50)+0.6*([.F727]&gt;50)" office:value-type="float" office:value="0.6" calcext:value-type="float">
            <text:p>0.60</text:p>
          </table:table-cell>
          <table:table-cell table:formula="of:=[.F726]*(1+[.G726])" office:value-type="float" office:value="775.488602942691" calcext:value-type="float">
            <text:p>775.4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7]/(1-[.E727])" office:value-type="float" office:value="50" calcext:value-type="float">
            <text:p>50.00</text:p>
          </table:table-cell>
          <table:table-cell table:formula="of:=[.H727]-[.D727]" office:value-type="float" office:value="30" calcext:value-type="float">
            <text:p>30.00</text:p>
          </table:table-cell>
          <table:table-cell table:style-name="ce3" table:formula="of:=[.H727]*[.C727]" office:value-type="float" office:value="1550" calcext:value-type="float">
            <text:p>1,550.00</text:p>
          </table:table-cell>
          <table:table-cell table:style-name="ce3" table:formula="of:=[.I727]*[.C727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7]+1" office:value-type="date" office:date-value="2022-12-28" calcext:value-type="date">
            <text:p>28-Dec-2022</text:p>
          </table:table-cell>
          <table:table-cell table:style-name="ce2" table:formula="of:=INDEX([.$N$5:.$P$28];MATCH(MONTH([.A728])&amp;YEAR([.A728]);[.$P$5:.$P$28];0);2)" office:value-type="float" office:value="620" calcext:value-type="float">
            <text:p>620</text:p>
          </table:table-cell>
          <table:table-cell table:style-name="ce2" table:formula="of:=DAY(EOMONTH([.A728];0))" office:value-type="float" office:value="31" calcext:value-type="float">
            <text:p>31</text:p>
          </table:table-cell>
          <table:table-cell table:formula="of:=[.B728]/[.C728]" office:value-type="float" office:value="20" calcext:value-type="float">
            <text:p>20.00</text:p>
          </table:table-cell>
          <table:table-cell table:formula="of:=-0.5*([.F728]&lt;50)+0.6*([.F728]&gt;50)" office:value-type="float" office:value="0.6" calcext:value-type="float">
            <text:p>0.60</text:p>
          </table:table-cell>
          <table:table-cell table:formula="of:=[.F727]*(1+[.G727])" office:value-type="float" office:value="781.862481870987" calcext:value-type="float">
            <text:p>781.86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8]/(1-[.E728])" office:value-type="float" office:value="50" calcext:value-type="float">
            <text:p>50.00</text:p>
          </table:table-cell>
          <table:table-cell table:formula="of:=[.H728]-[.D728]" office:value-type="float" office:value="30" calcext:value-type="float">
            <text:p>30.00</text:p>
          </table:table-cell>
          <table:table-cell table:style-name="ce3" table:formula="of:=[.H728]*[.C728]" office:value-type="float" office:value="1550" calcext:value-type="float">
            <text:p>1,550.00</text:p>
          </table:table-cell>
          <table:table-cell table:style-name="ce3" table:formula="of:=[.I728]*[.C728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8]+1" office:value-type="date" office:date-value="2022-12-29" calcext:value-type="date">
            <text:p>29-Dec-2022</text:p>
          </table:table-cell>
          <table:table-cell table:style-name="ce2" table:formula="of:=INDEX([.$N$5:.$P$28];MATCH(MONTH([.A729])&amp;YEAR([.A729]);[.$P$5:.$P$28];0);2)" office:value-type="float" office:value="620" calcext:value-type="float">
            <text:p>620</text:p>
          </table:table-cell>
          <table:table-cell table:style-name="ce2" table:formula="of:=DAY(EOMONTH([.A729];0))" office:value-type="float" office:value="31" calcext:value-type="float">
            <text:p>31</text:p>
          </table:table-cell>
          <table:table-cell table:formula="of:=[.B729]/[.C729]" office:value-type="float" office:value="20" calcext:value-type="float">
            <text:p>20.00</text:p>
          </table:table-cell>
          <table:table-cell table:formula="of:=-0.5*([.F729]&lt;50)+0.6*([.F729]&gt;50)" office:value-type="float" office:value="0.6" calcext:value-type="float">
            <text:p>0.60</text:p>
          </table:table-cell>
          <table:table-cell table:formula="of:=[.F728]*(1+[.G728])" office:value-type="float" office:value="788.288748845269" calcext:value-type="float">
            <text:p>788.29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29]/(1-[.E729])" office:value-type="float" office:value="50" calcext:value-type="float">
            <text:p>50.00</text:p>
          </table:table-cell>
          <table:table-cell table:formula="of:=[.H729]-[.D729]" office:value-type="float" office:value="30" calcext:value-type="float">
            <text:p>30.00</text:p>
          </table:table-cell>
          <table:table-cell table:style-name="ce3" table:formula="of:=[.H729]*[.C729]" office:value-type="float" office:value="1550" calcext:value-type="float">
            <text:p>1,550.00</text:p>
          </table:table-cell>
          <table:table-cell table:style-name="ce3" table:formula="of:=[.I729]*[.C729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29]+1" office:value-type="date" office:date-value="2022-12-30" calcext:value-type="date">
            <text:p>30-Dec-2022</text:p>
          </table:table-cell>
          <table:table-cell table:style-name="ce2" table:formula="of:=INDEX([.$N$5:.$P$28];MATCH(MONTH([.A730])&amp;YEAR([.A730]);[.$P$5:.$P$28];0);2)" office:value-type="float" office:value="620" calcext:value-type="float">
            <text:p>620</text:p>
          </table:table-cell>
          <table:table-cell table:style-name="ce2" table:formula="of:=DAY(EOMONTH([.A730];0))" office:value-type="float" office:value="31" calcext:value-type="float">
            <text:p>31</text:p>
          </table:table-cell>
          <table:table-cell table:formula="of:=[.B730]/[.C730]" office:value-type="float" office:value="20" calcext:value-type="float">
            <text:p>20.00</text:p>
          </table:table-cell>
          <table:table-cell table:formula="of:=-0.5*([.F730]&lt;50)+0.6*([.F730]&gt;50)" office:value-type="float" office:value="0.6" calcext:value-type="float">
            <text:p>0.60</text:p>
          </table:table-cell>
          <table:table-cell table:formula="of:=[.F729]*(1+[.G729])" office:value-type="float" office:value="794.767834452217" calcext:value-type="float">
            <text:p>794.77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30]/(1-[.E730])" office:value-type="float" office:value="50" calcext:value-type="float">
            <text:p>50.00</text:p>
          </table:table-cell>
          <table:table-cell table:formula="of:=[.H730]-[.D730]" office:value-type="float" office:value="30" calcext:value-type="float">
            <text:p>30.00</text:p>
          </table:table-cell>
          <table:table-cell table:style-name="ce3" table:formula="of:=[.H730]*[.C730]" office:value-type="float" office:value="1550" calcext:value-type="float">
            <text:p>1,550.00</text:p>
          </table:table-cell>
          <table:table-cell table:style-name="ce3" table:formula="of:=[.I730]*[.C730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>
          <table:table-cell table:formula="of:=[.A730]+1" office:value-type="date" office:date-value="2022-12-31" calcext:value-type="date">
            <text:p>31-Dec-2022</text:p>
          </table:table-cell>
          <table:table-cell table:style-name="ce2" table:formula="of:=INDEX([.$N$5:.$P$28];MATCH(MONTH([.A731])&amp;YEAR([.A731]);[.$P$5:.$P$28];0);2)" office:value-type="float" office:value="620" calcext:value-type="float">
            <text:p>620</text:p>
          </table:table-cell>
          <table:table-cell table:style-name="ce2" table:formula="of:=DAY(EOMONTH([.A731];0))" office:value-type="float" office:value="31" calcext:value-type="float">
            <text:p>31</text:p>
          </table:table-cell>
          <table:table-cell table:formula="of:=[.B731]/[.C731]" office:value-type="float" office:value="20" calcext:value-type="float">
            <text:p>20.00</text:p>
          </table:table-cell>
          <table:table-cell table:formula="of:=-0.5*([.F731]&lt;50)+0.6*([.F731]&gt;50)" office:value-type="float" office:value="0.6" calcext:value-type="float">
            <text:p>0.60</text:p>
          </table:table-cell>
          <table:table-cell table:formula="of:=[.F730]*(1+[.G730])" office:value-type="float" office:value="801.300172817577" calcext:value-type="float">
            <text:p>801.30</text:p>
          </table:table-cell>
          <table:table-cell table:formula="of:=3/365" office:value-type="float" office:value="0.00821917808219178" calcext:value-type="float">
            <text:p>0.008</text:p>
          </table:table-cell>
          <table:table-cell table:formula="of:=[.D731]/(1-[.E731])" office:value-type="float" office:value="50" calcext:value-type="float">
            <text:p>50.00</text:p>
          </table:table-cell>
          <table:table-cell table:formula="of:=[.H731]-[.D731]" office:value-type="float" office:value="30" calcext:value-type="float">
            <text:p>30.00</text:p>
          </table:table-cell>
          <table:table-cell table:style-name="ce3" table:formula="of:=[.H731]*[.C731]" office:value-type="float" office:value="1550" calcext:value-type="float">
            <text:p>1,550.00</text:p>
          </table:table-cell>
          <table:table-cell table:style-name="ce3" table:formula="of:=[.I731]*[.C731]" office:value-type="float" office:value="930" calcext:value-type="float">
            <text:p>930.00</text:p>
          </table:table-cell>
          <table:table-cell table:number-columns-repeated="7"/>
        </table:table-row>
        <table:table-row table:style-name="ro1" table:number-rows-repeated="10478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 office:value-type="string" calcext:value-type="string">
            <text:p>Assumptions</text:p>
          </table:table-cell>
        </table:table-row>
        <table:table-row table:style-name="ro1">
          <table:table-cell office:value-type="string" calcext:value-type="string">
            <text:p>growth is a sigmoid of time + random noise</text:p>
          </table:table-cell>
        </table:table-row>
        <table:table-row table:style-name="ro1">
          <table:table-cell office:value-type="string" calcext:value-type="string">
            <text:p>margin is minimum before growths hits a critical mass of users and sigmoid afterwards until the max</text:p>
          </table:table-cell>
        </table:table-row>
        <table:table-row table:style-name="ro1">
          <table:table-cell office:value-type="string" calcext:value-type="string">
            <text:p>cost is estimated from the team </text:p>
          </table:table-cell>
        </table:table-row>
        <table:table-row table:style-name="ro1">
          <table:table-cell office:value-type="string" calcext:value-type="string">
            <text:p>Revenue = cost/(1+marg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  <number:text>-</number:text>
      <number:year number:style="long"/>
    </number:date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22:26:05.739712584</meta:creation-date>
    <dc:date>2021-05-10T00:31:20.030341141</dc:date>
    <meta:editing-duration>PT27M</meta:editing-duration>
    <meta:editing-cycles>6</meta:editing-cycles>
    <meta:generator>LibreOffice/6.4.7.2$Linux_X86_64 LibreOffice_project/40$Build-2</meta:generator>
    <meta:document-statistic meta:table-count="2" meta:cell-count="8123" meta:object-count="0"/>
  </office:meta>
</office:document-meta>
</file>